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5134in"/>
    </style:style>
    <style:style style:name="co8" style:family="table-column">
      <style:table-column-properties fo:break-before="auto" style:column-width="0.5827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5634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0.5528in"/>
    </style:style>
    <style:style style:name="co15" style:family="table-column">
      <style:table-column-properties fo:break-before="auto" style:column-width="0.4736in"/>
    </style:style>
    <style:style style:name="co16" style:family="table-column">
      <style:table-column-properties fo:break-before="auto" style:column-width="0.5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2165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6689in" fo:break-before="auto" style:use-optimal-row-height="true"/>
    </style:style>
    <style:style style:name="ro13" style:family="table-row">
      <style:table-row-properties style:row-height="0.2484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5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in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0.54pt solid #000000" fo:border-right="0.06pt solid #000000" fo:border-top="none"/>
    </style:style>
    <style:style style:name="ce2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fo:border-left="none" fo:border-right="none" fo:border-top="0.5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3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in"/>
    </style:style>
    <style:style style:name="ce3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40" style:family="table-cell" style:parent-style-name="Default" style:data-style-name="N121">
      <style:table-cell-properties fo:border-bottom="none" fo:border-left="0.06pt solid #000000" fo:border-right="0.54pt solid #000000" fo:border-top="none"/>
    </style:style>
    <style:style style:name="ce41" style:family="table-cell" style:parent-style-name="Default" style:data-style-name="N121">
      <style:table-cell-properties fo:border-bottom="0.54pt solid #000000" fo:border-left="0.06pt solid #000000" fo:border-right="0.54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0.54pt solid #000000" fo:border-right="none" fo:border-top="0.54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9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none" fo:border-right="0.54pt solid #000000" fo:border-top="0.54pt solid #000000"/>
    </style:style>
    <style:style style:name="ce51" style:family="table-cell" style:parent-style-name="Default">
      <style:table-cell-properties fo:border-bottom="0.06pt solid #000000" fo:border-left="none" fo:border-right="0.54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54pt solid #000000" fo:border-left="none" fo:border-right="0.54pt solid #000000" fo:border-top="none"/>
    </style:style>
    <style:style style:name="ce5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54pt solid #000000" fo:border-left="0.5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2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3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68" style:family="table-cell" style:parent-style-name="Default" style:data-style-name="N121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69" style:family="table-cell" style:parent-style-name="Default" style:data-style-name="N121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70" style:family="table-cell" style:parent-style-name="Default">
      <style:table-cell-properties fo:border-bottom="0.5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4" style:family="table-cell" style:parent-style-name="Default" style:data-style-name="N2"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54pt solid #000000" fo:border-left="none" fo:border-right="none" fo:border-top="0.54pt solid #000000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78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8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121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91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7" style:family="table-cell" style:parent-style-name="Default" style:data-style-name="N2"/>
    <style:style style:name="ce98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1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104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5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6" style:family="table-cell" style:parent-style-name="Default">
      <style:table-cell-properties fo:border-bottom="none" fo:border-left="none" fo:border-right="0.54pt solid #000000" fo:border-top="none"/>
    </style:style>
    <style:style style:name="ce107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in"/>
    </style:style>
    <style:style style:name="ce108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in"/>
    </style:style>
    <style:style style:name="ce109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in"/>
    </style:style>
    <style:style style:name="ce110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18" style:family="table-cell" style:parent-style-name="Default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0.54pt solid #000000" fo:border-left="0.06pt solid #000000" fo:border-right="none" fo:border-top="none"/>
    </style:style>
    <style:style style:name="ce120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in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in"/>
    </style:style>
    <style:style style:name="ce12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127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129" style:family="table-cell" style:parent-style-name="Default">
      <style:table-cell-properties fo:border-bottom="none" fo:border-left="0.54pt solid #000000" fo:border-right="0.54pt solid #000000" fo:border-top="none"/>
    </style:style>
    <style:style style:name="ce130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6" style:family="table-cell" style:parent-style-name="Default">
      <style:table-cell-properties fo:border-bottom="0.54pt solid #000000" fo:background-color="transparent" fo:border-left="0.06pt solid #000000" fo:border-right="0.06pt solid #000000" fo:border-top="none"/>
    </style:style>
    <style:style style:name="ce137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in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none" fo:background-color="transparent" fo:border-left="0.06pt solid #000000" fo:border-right="0.54pt solid #000000" fo:border-top="none"/>
    </style:style>
    <style:style style:name="ce141" style:family="table-cell" style:parent-style-name="Default">
      <style:table-cell-properties fo:border-bottom="none" fo:background-color="transparent" fo:border-left="none" fo:border-right="0.54pt solid #000000" fo:border-top="none"/>
    </style:style>
    <style:style style:name="ce142" style:family="table-cell" style:parent-style-name="Default">
      <style:table-cell-properties fo:border-bottom="0.54pt solid #000000" fo:background-color="transparent" fo:border-left="0.06pt solid #000000" fo:border-right="0.54pt solid #000000" fo:border-top="none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in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Belsofalsarok-szigeteles'.H79:'Belsofalsarok-szigeteles'.H86 'Hővezetési ellenállás'.C6:'Hővezetési ellenállás'.C7 'Hővezetési ellenállás'.C8:'Hővezetési ellenállás'.C15 'Belsofalsarok-szigeteles'.H79:'Belsofalsarok-szigeteles'.H86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'Belsofalsarok-szigeteles'.H79]/[.C8]/1000" office:value-type="float" office:value="0.472456877112031" calcext:value-type="float">
            <text:p>0.4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'Belsofalsarok-szigeteles'.H80]/[.C9]/1000" office:value-type="float" office:value="0.150777046917367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'Belsofalsarok-szigeteles'.H81]/[.C10]/1000" office:value-type="float" office:value="0.110853623602624" calcext:value-type="float">
            <text:p>0.1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'Belsofalsarok-szigeteles'.H82]/[.C11]/1000" office:value-type="float" office:value="0.104161043923752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3]/[.C12]/1000" office:value-type="float" office:value="0.0982351334724423" calcext:value-type="float">
            <text:p>0.10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4]/[.C13]/1000" office:value-type="float" office:value="0.0984207505018741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5]/[.C14]/1000" office:value-type="float" office:value="0.0985941790734794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'Belsofalsarok-szigeteles'.H86]/[.C15]/1000" office:value-type="float" office:value="0.0987577464211518" calcext:value-type="float">
            <text:p>0.10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6.2988in" svg:height="3.5429in" svg:x="0.9031in" svg:y="7.2823in">
            <draw:object draw:notify-on-update-of-ranges="'Tégla méretezés'.B29:'Tégla méretezés'.B39 'Tégla méretezés'.F29:'Tégla méretezés'.F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9"/>
        <table:table-column table:style-name="co8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szélesség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hosszúság</text:p>
          </table:table-cell>
          <table:table-cell table:style-name="Default"/>
          <table:table-cell table:style-name="Default" office:value-type="float" office:value="0.38" calcext:value-type="float">
            <text:p>0.38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hosszúság mentén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szélesség mentén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eljes felület</text:p>
          </table:table-cell>
          <table:table-cell table:style-name="Default"/>
          <table:table-cell table:style-name="Default" table:formula="of:=[.D2]*[.D3]" office:value-type="float" office:value="0.095" calcext:value-type="float">
            <text:p>0.095</text:p>
          </table:table-cell>
          <table:table-cell table:style-name="Default"/>
          <table:table-cell table:style-name="Default" office:value-type="string" calcext:value-type="string">
            <text:p>m2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 table:number-columns-repeated="2"/>
          <table:table-cell table:style-name="ce27" office:value-type="string" calcext:value-type="string" table:number-columns-spanned="2" table:number-rows-spanned="1">
            <text:p>fuggoleges oszto</text:p>
          </table:table-cell>
          <table:covered-table-cell/>
          <table:table-cell office:value-type="string" calcext:value-type="string">
            <text:p>fuggoleges ureg</text:p>
          </table:table-cell>
          <table:table-cell table:style-name="ce37" office:value-type="string" calcext:value-type="string" table:number-columns-spanned="2" table:number-rows-spanned="1">
            <text:p>vizszintes oszto 1</text:p>
          </table:table-cell>
          <table:covered-table-cell table:style-name="ce17"/>
          <table:table-cell table:style-name="ce37" office:value-type="string" calcext:value-type="string" table:number-columns-spanned="2" table:number-rows-spanned="1">
            <text:p>vizszintes oszto 2</text:p>
          </table:table-cell>
          <table:covered-table-cell table:style-name="ce17"/>
          <table:table-cell table:style-name="ce17" office:value-type="string" calcext:value-type="string">
            <text:p>Kitöltő</text:p>
          </table:table-cell>
          <table:table-cell table:style-name="ce17" office:value-type="string" calcext:value-type="string">
            <text:p>Üregarány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string" calcext:value-type="string">
            <text:p>Felosztá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szélesség</text:p>
          </table:table-cell>
          <table:table-cell/>
          <table:table-cell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m2</text:p>
          </table:table-cell>
          <table:table-cell/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([.$D$2]-2*[.$D$4]-[.C10]*[.D10])/([.C10]+1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[.$D$4]*[.$D$3]*2+2*([.$D$2]-2*[.$D$4])*[.$D$5]+([.$D$3]-2*[.$D$5])*[.C10]*[.D10]+[.F10]*[.G10]*[.C10]*[.D10]+[.H10]*[.I10]*[.C10]*[.D10]" office:value-type="float" office:value="0.041" calcext:value-type="float">
            <text:p>0.041</text:p>
          </table:table-cell>
          <table:table-cell table:style-name="ce17" table:formula="of:=([.$D$6]-[.J10])/[.$D$6]" office:value-type="float" office:value="0.568421052631579" calcext:value-type="float">
            <text:p>0.568421052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([.$D$2]-2*[.$D$4]-[.C11]*[.D11])/([.C11]+1)"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$D$4]*[.$D$3]*2+2*([.$D$2]-2*[.$D$4])*[.$D$5]+([.$D$3]-2*[.$D$5])*[.C11]*[.D11]-[.F11]*[.G11]*[.C11]*[.D11]-[.H11]*[.I11]*[.C11]*[.D11]+[.F11]*[.G11]*([.$D$2]-2*[.$D$4])+[.H11]*[.I11]*([.$D$2]-2*[.$D$4])" office:value-type="float" office:value="0.0418" calcext:value-type="float">
            <text:p>0.0418</text:p>
          </table:table-cell>
          <table:table-cell table:style-name="ce17" table:formula="of:=([.$D$6]-[.J11])/[.$D$6]" office:value-type="float" office:value="0.56" calcext:value-type="float">
            <text:p>0.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([.$D$2]-2*[.$D$4]-[.C12]*[.D12])/([.C12]+1)" office:value-type="float" office:value="0.038" calcext:value-type="float">
            <text:p>0.03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2]*[.D12]-[.F12]*[.G12]*[.C12]*[.D12]-[.H12]*[.I12]*[.C12]*[.D12]+[.F12]*[.G12]*([.$D$2]-2*[.$D$4])+[.H12]*[.I12]*([.$D$2]-2*[.$D$4])" office:value-type="float" office:value="0.0418" calcext:value-type="float">
            <text:p>0.0418</text:p>
          </table:table-cell>
          <table:table-cell table:style-name="ce17" table:formula="of:=([.$D$6]-[.J12])/[.$D$6]" office:value-type="float" office:value="0.56" calcext:value-type="float">
            <text:p>0.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3]*[.D13])/([.C13]+1)"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3]*[.D13]-[.F13]*[.G13]*[.C13]*[.D13]-[.H13]*[.I13]*[.C13]*[.D13]+[.F13]*[.G13]*([.$D$2]-2*[.$D$4])+[.H13]*[.I13]*([.$D$2]-2*[.$D$4])" office:value-type="float" office:value="0.0423" calcext:value-type="float">
            <text:p>0.0423</text:p>
          </table:table-cell>
          <table:table-cell table:style-name="ce17" table:formula="of:=([.$D$6]-[.J13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4]*[.D14])/([.C14]+1)"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4]*[.D14]-[.F14]*[.G14]*[.C14]*[.D14]-[.H14]*[.I14]*[.C14]*[.D14]+[.F14]*[.G14]*([.$D$2]-2*[.$D$4])+[.H14]*[.I14]*([.$D$2]-2*[.$D$4])" office:value-type="float" office:value="0.0423" calcext:value-type="float">
            <text:p>0.0423</text:p>
          </table:table-cell>
          <table:table-cell table:style-name="ce17" table:formula="of:=([.$D$6]-[.J14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5]*[.D15])/([.C15]+1)" office:value-type="float" office:value="0.0425" calcext:value-type="float">
            <text:p>0.042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5]*[.D15]-[.F15]*[.G15]*[.C15]*[.D15]-[.H15]*[.I15]*[.C15]*[.D15]+[.F15]*[.G15]*([.$D$2]-2*[.$D$4])+[.H15]*[.I15]*([.$D$2]-2*[.$D$4])" office:value-type="float" office:value="0.0423" calcext:value-type="float">
            <text:p>0.0423</text:p>
          </table:table-cell>
          <table:table-cell table:style-name="ce17" table:formula="of:=([.$D$6]-[.J15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6]*[.D16])/([.C16]+1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6]*[.D16]-[.F16]*[.G16]*[.C16]*[.D16]-[.H16]*[.I16]*[.C16]*[.D16]+[.F16]*[.G16]*([.$D$2]-2*[.$D$4])+[.H16]*[.I16]*([.$D$2]-2*[.$D$4])" office:value-type="float" office:value="0.041" calcext:value-type="float">
            <text:p>0.041</text:p>
          </table:table-cell>
          <table:table-cell table:style-name="ce17" table:formula="of:=([.$D$6]-[.J16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7]*[.D17])/([.C17]+1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7]*[.D17]-[.F17]*[.G17]*[.C17]*[.D17]-[.H17]*[.I17]*[.C17]*[.D17]+[.F17]*[.G17]*([.$D$2]-2*[.$D$4])+[.H17]*[.I17]*([.$D$2]-2*[.$D$4])" office:value-type="float" office:value="0.041" calcext:value-type="float">
            <text:p>0.041</text:p>
          </table:table-cell>
          <table:table-cell table:style-name="ce17" table:formula="of:=([.$D$6]-[.J17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8]*[.D18])/([.C18]+1)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8]*[.D18]-[.F18]*[.G18]*[.C18]*[.D18]-[.H18]*[.I18]*[.C18]*[.D18]+[.F18]*[.G18]*([.$D$2]-2*[.$D$4])+[.H18]*[.I18]*([.$D$2]-2*[.$D$4])" office:value-type="float" office:value="0.041" calcext:value-type="float">
            <text:p>0.041</text:p>
          </table:table-cell>
          <table:table-cell table:style-name="ce17" table:formula="of:=([.$D$6]-[.J18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9]*[.D19])/([.C19]+1)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9]*[.D19]-[.F19]*[.G19]*[.C19]*[.D19]-[.H19]*[.I19]*[.C19]*[.D19]+[.F19]*[.G19]*([.$D$2]-2*[.$D$4])+[.H19]*[.I19]*([.$D$2]-2*[.$D$4])" office:value-type="float" office:value="0.041" calcext:value-type="float">
            <text:p>0.041</text:p>
          </table:table-cell>
          <table:table-cell table:style-name="ce17" table:formula="of:=([.$D$6]-[.J19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7"/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18" office:value-type="string" calcext:value-type="string" table:number-columns-spanned="11" table:number-rows-spanned="1">
            <text:p>Falazóblokk hőátbocsátási tényező – Üreg oszlop=4</text:p>
          </table:table-cell>
          <table:covered-table-cell table:number-columns-repeated="9" table:style-name="ce28"/>
          <table:covered-table-cell table:style-name="ce50"/>
          <table:table-cell table:number-columns-repeated="4"/>
        </table:table-row>
        <table:table-row table:style-name="ro5">
          <table:table-cell/>
          <table:table-cell table:style-name="ce19" table:number-columns-spanned="2" table:number-rows-spanned="1"/>
          <table:covered-table-cell table:style-name="Default"/>
          <table:table-cell table:style-name="ce35" office:value-type="string" calcext:value-type="string" table:number-columns-spanned="3" table:number-rows-spanned="1">
            <text:p>Falazóblokk</text:p>
          </table:table-cell>
          <table:covered-table-cell table:number-columns-repeated="2" table:style-name="ce35"/>
          <table:table-cell table:style-name="ce42" office:value-type="string" calcext:value-type="string" table:number-columns-spanned="5" table:number-rows-spanned="1">
            <text:p>Üreg</text:p>
          </table:table-cell>
          <table:covered-table-cell table:number-columns-repeated="4" table:style-name="ce42"/>
          <table:table-cell table:style-name="ce51" office:value-type="string" calcext:value-type="string">
            <text:p>Kerámia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t<text:span text:style-name="T2">i</text:span></text:p>
          </table:table-cell>
          <table:table-cell table:style-name="ce29" office:value-type="string" calcext:value-type="string">
            <text:p>t<text:span text:style-name="T2">e</text:span></text:p>
          </table:table-cell>
          <table:table-cell table:style-name="ce36" office:value-type="string" calcext:value-type="string">
            <text:p>Hosszúság</text:p>
          </table:table-cell>
          <table:table-cell table:style-name="ce36"/>
          <table:table-cell table:style-name="ce36" office:value-type="string" calcext:value-type="string">
            <text:p>Szélesség</text:p>
          </table:table-cell>
          <table:table-cell table:style-name="ce43" office:value-type="string" calcext:value-type="string">
            <text:p>λ<text:span text:style-name="T4">levegő</text:span></text:p>
          </table:table-cell>
          <table:table-cell table:style-name="ce43"/>
          <table:table-cell table:style-name="ce46" office:value-type="string" calcext:value-type="string">
            <text:p>Oszlop</text:p>
          </table:table-cell>
          <table:table-cell table:style-name="ce46" office:value-type="string" calcext:value-type="string">
            <text:p>Terület</text:p>
          </table:table-cell>
          <table:table-cell table:style-name="ce48" office:value-type="string" calcext:value-type="string">
            <text:p>Üreg/Kerámia</text:p>
            <text:p>Arány</text:p>
          </table:table-cell>
          <table:table-cell table:style-name="ce52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5">
          <table:table-cell/>
          <table:table-cell table:style-name="ce21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6" office:value-type="string" calcext:value-type="string">
            <text:p>[m]</text:p>
          </table:table-cell>
          <table:table-cell table:style-name="ce36"/>
          <table:table-cell table:style-name="ce36" office:value-type="string" calcext:value-type="string">
            <text:p>[m]</text:p>
          </table:table-cell>
          <table:table-cell table:style-name="ce44" office:value-type="string" calcext:value-type="string">
            <text:p>[W/mK]</text:p>
          </table:table-cell>
          <table:table-cell table:style-name="ce44"/>
          <table:table-cell table:style-name="ce46" office:value-type="string" calcext:value-type="string">
            <text:p>[db]</text:p>
          </table:table-cell>
          <table:table-cell table:style-name="ce46" office:value-type="string" calcext:value-type="string">
            <text:p>[m<text:span text:style-name="T3">2</text:span>]</text:p>
          </table:table-cell>
          <table:table-cell table:style-name="ce46" office:value-type="string" calcext:value-type="string">
            <text:p>[%]</text:p>
          </table:table-cell>
          <table:table-cell table:style-name="ce53" office:value-type="string" calcext:value-type="string">
            <text:p>[W/mK]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/>
          <table:table-cell table:style-name="ce36" office:value-type="float" office:value="0.25" calcext:value-type="float">
            <text:p>0.25</text:p>
          </table:table-cell>
          <table:table-cell table:style-name="ce42" office:value-type="float" office:value="0.2" calcext:value-type="float">
            <text:p>0.2</text:p>
          </table:table-cell>
          <table:table-cell table:style-name="ce42"/>
          <table:table-cell table:style-name="ce47" office:value-type="float" office:value="4" calcext:value-type="float">
            <text:p>4</text:p>
          </table:table-cell>
          <table:table-cell table:style-name="ce42" table:formula="of:=4*0.04*0.26" office:value-type="float" office:value="0.0416" calcext:value-type="float">
            <text:p>0.0416</text:p>
          </table:table-cell>
          <table:table-cell table:style-name="ce49" table:formula="of:=[.J26]/([.D26]*[.F26])" office:value-type="percentage" office:value="0.475428571428571" calcext:value-type="percentage">
            <text:p>48%</text:p>
          </table:table-cell>
          <table:table-cell table:style-name="ce54" office:value-type="float" office:value="0.6" calcext:value-type="float">
            <text:p>0.6</text:p>
          </table:table-cell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Üreg sor</text:p>
          </table:table-cell>
          <table:table-cell table:number-columns-repeated="2" table:style-name="ce31" office:value-type="string" calcext:value-type="string">
            <text:p>Q</text:p>
          </table:table-cell>
          <table:table-cell table:style-name="ce31"/>
          <table:table-cell table:style-name="ce38" office:value-type="string" calcext:value-type="string">
            <text:p>U</text:p>
          </table:table-cell>
          <table:table-cell table:style-name="ce45"/>
          <table:table-cell table:style-name="ce28" table:number-columns-repeated="5"/>
          <table:table-cell table:number-columns-repeated="4"/>
        </table:table-row>
        <table:table-row table:style-name="ro4">
          <table:table-cell/>
          <table:table-cell table:style-name="ce24" office:value-type="string" calcext:value-type="string">
            <text:p>[db]</text:p>
          </table:table-cell>
          <table:table-cell table:style-name="ce32" office:value-type="string" calcext:value-type="string">
            <text:p>[W/0.25m]</text:p>
          </table:table-cell>
          <table:table-cell table:style-name="ce32" office:value-type="string" calcext:value-type="string">
            <text:p>[W/1m]</text:p>
          </table:table-cell>
          <table:table-cell table:style-name="ce32"/>
          <table:table-cell table:style-name="ce39" office:value-type="string" calcext:value-type="string">
            <text:p>[W/m<text:span text:style-name="T3">2</text:span>K]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33" office:value-type="float" office:value="5.536" calcext:value-type="float">
            <text:p>5.536</text:p>
          </table:table-cell>
          <table:table-cell table:style-name="ce33" table:formula="of:=[.C29]/[.$F$26]" office:value-type="float" office:value="22.144" calcext:value-type="float">
            <text:p>22.144</text:p>
          </table:table-cell>
          <table:table-cell table:style-name="ce33"/>
          <table:table-cell table:style-name="ce40" table:formula="of:=[.D29]/([.$B$26]-[.$C$26])" office:value-type="float" office:value="0.88576" calcext:value-type="float">
            <text:p>0.886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2" calcext:value-type="float">
            <text:p>2</text:p>
          </table:table-cell>
          <table:table-cell table:style-name="ce33" office:value-type="float" office:value="5.503" calcext:value-type="float">
            <text:p>5.503</text:p>
          </table:table-cell>
          <table:table-cell table:style-name="ce33" table:formula="of:=[.C30]/[.$F$26]" office:value-type="float" office:value="22.012" calcext:value-type="float">
            <text:p>22.012</text:p>
          </table:table-cell>
          <table:table-cell table:style-name="ce33"/>
          <table:table-cell table:style-name="ce40" table:formula="of:=[.D30]/([.$B$26]-[.$C$26])" office:value-type="float" office:value="0.88048" calcext:value-type="float">
            <text:p>0.880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3" calcext:value-type="float">
            <text:p>3</text:p>
          </table:table-cell>
          <table:table-cell table:style-name="ce33" office:value-type="float" office:value="5.479" calcext:value-type="float">
            <text:p>5.479</text:p>
          </table:table-cell>
          <table:table-cell table:style-name="ce33" table:formula="of:=[.C31]/[.$F$26]" office:value-type="float" office:value="21.916" calcext:value-type="float">
            <text:p>21.916</text:p>
          </table:table-cell>
          <table:table-cell table:style-name="ce33"/>
          <table:table-cell table:style-name="ce40" table:formula="of:=[.D31]/([.$B$26]-[.$C$26])" office:value-type="float" office:value="0.87664" calcext:value-type="float">
            <text:p>0.877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4" calcext:value-type="float">
            <text:p>4</text:p>
          </table:table-cell>
          <table:table-cell table:style-name="ce33" office:value-type="float" office:value="5.46" calcext:value-type="float">
            <text:p>5.46</text:p>
          </table:table-cell>
          <table:table-cell table:style-name="ce33" table:formula="of:=[.C32]/[.$F$26]" office:value-type="float" office:value="21.84" calcext:value-type="float">
            <text:p>21.84</text:p>
          </table:table-cell>
          <table:table-cell table:style-name="ce33"/>
          <table:table-cell table:style-name="ce40" table:formula="of:=[.D32]/([.$B$26]-[.$C$26])" office:value-type="float" office:value="0.8736" calcext:value-type="float">
            <text:p>0.874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33" office:value-type="float" office:value="5.445" calcext:value-type="float">
            <text:p>5.445</text:p>
          </table:table-cell>
          <table:table-cell table:style-name="ce33" table:formula="of:=[.C33]/[.$F$26]" office:value-type="float" office:value="21.78" calcext:value-type="float">
            <text:p>21.78</text:p>
          </table:table-cell>
          <table:table-cell table:style-name="ce33"/>
          <table:table-cell table:style-name="ce40" table:formula="of:=[.D33]/([.$B$26]-[.$C$26])" office:value-type="float" office:value="0.8712" calcext:value-type="float">
            <text:p>0.871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4">
          <table:table-cell/>
          <table:table-cell table:style-name="ce25" office:value-type="float" office:value="6" calcext:value-type="float">
            <text:p>6</text:p>
          </table:table-cell>
          <table:table-cell table:style-name="ce33" office:value-type="float" office:value="5.433" calcext:value-type="float">
            <text:p>5.433</text:p>
          </table:table-cell>
          <table:table-cell table:style-name="ce33" table:formula="of:=[.C34]/[.$F$26]" office:value-type="float" office:value="21.732" calcext:value-type="float">
            <text:p>21.732</text:p>
          </table:table-cell>
          <table:table-cell table:style-name="ce33"/>
          <table:table-cell table:style-name="ce40" table:formula="of:=[.D34]/([.$B$26]-[.$C$26])" office:value-type="float" office:value="0.86928" calcext:value-type="float">
            <text:p>0.869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7" calcext:value-type="float">
            <text:p>7</text:p>
          </table:table-cell>
          <table:table-cell table:style-name="ce33" office:value-type="float" office:value="5.416" calcext:value-type="float">
            <text:p>5.416</text:p>
          </table:table-cell>
          <table:table-cell table:style-name="ce33" table:formula="of:=[.C35]/[.$F$26]" office:value-type="float" office:value="21.664" calcext:value-type="float">
            <text:p>21.664</text:p>
          </table:table-cell>
          <table:table-cell table:style-name="ce33"/>
          <table:table-cell table:style-name="ce40" table:formula="of:=[.D35]/([.$B$26]-[.$C$26])" office:value-type="float" office:value="0.86656" calcext:value-type="float">
            <text:p>0.867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4">
          <table:table-cell/>
          <table:table-cell table:style-name="ce25" office:value-type="float" office:value="8" calcext:value-type="float">
            <text:p>8</text:p>
          </table:table-cell>
          <table:table-cell table:style-name="ce33" office:value-type="float" office:value="5.4" calcext:value-type="float">
            <text:p>5.4</text:p>
          </table:table-cell>
          <table:table-cell table:style-name="ce33" table:formula="of:=[.C36]/[.$F$26]" office:value-type="float" office:value="21.6" calcext:value-type="float">
            <text:p>21.6</text:p>
          </table:table-cell>
          <table:table-cell table:style-name="ce33"/>
          <table:table-cell table:style-name="ce40" table:formula="of:=[.D36]/([.$B$26]-[.$C$26])" office:value-type="float" office:value="0.864" calcext:value-type="float">
            <text:p>0.864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5" office:value-type="float" office:value="9" calcext:value-type="float">
            <text:p>9</text:p>
          </table:table-cell>
          <table:table-cell table:style-name="ce33" office:value-type="float" office:value="5.394" calcext:value-type="float">
            <text:p>5.394</text:p>
          </table:table-cell>
          <table:table-cell table:style-name="ce33" table:formula="of:=[.C37]/[.$F$26]" office:value-type="float" office:value="21.576" calcext:value-type="float">
            <text:p>21.576</text:p>
          </table:table-cell>
          <table:table-cell table:style-name="ce33"/>
          <table:table-cell table:style-name="ce40" table:formula="of:=[.D37]/([.$B$26]-[.$C$26])" office:value-type="float" office:value="0.86304" calcext:value-type="float">
            <text:p>0.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0" calcext:value-type="float">
            <text:p>10</text:p>
          </table:table-cell>
          <table:table-cell table:style-name="ce33" office:value-type="float" office:value="5.396" calcext:value-type="float">
            <text:p>5.396</text:p>
          </table:table-cell>
          <table:table-cell table:style-name="ce33" table:formula="of:=[.C38]/[.$F$26]" office:value-type="float" office:value="21.584" calcext:value-type="float">
            <text:p>21.584</text:p>
          </table:table-cell>
          <table:table-cell table:style-name="ce33"/>
          <table:table-cell table:style-name="ce40" table:formula="of:=[.D38]/([.$B$26]-[.$C$26])" office:value-type="float" office:value="0.86336" calcext:value-type="float">
            <text:p>0.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5.389" calcext:value-type="float">
            <text:p>5.389</text:p>
          </table:table-cell>
          <table:table-cell table:style-name="ce34" table:formula="of:=[.C39]/[.$F$26]" office:value-type="float" office:value="21.556" calcext:value-type="float">
            <text:p>21.556</text:p>
          </table:table-cell>
          <table:table-cell table:style-name="ce34"/>
          <table:table-cell table:style-name="ce41" table:formula="of:=[.D39]/([.$B$26]-[.$C$26])" office:value-type="float" office:value="0.86224" calcext:value-type="float">
            <text:p>0.862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</table:table>
      <table:table table:name="Falfutes-Hatekonysag" table:style-name="ta1">
        <table:shapes>
          <draw:frame draw:z-index="0" draw:style-name="gr2" svg:width="6.2988in" svg:height="3.5429in" svg:x="0.8854in" svg:y="3.2976in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61in" svg:y="7.1654in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302in" svg:height="3.5504in" svg:x="7.3638in" svg:y="3.3929in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8"/>
        <table:table-column table:style-name="co13" table:default-cell-style-name="ce77"/>
        <table:table-column table:style-name="co14" table:default-cell-style-name="ce77"/>
        <table:table-column table:style-name="co14" table:number-columns-repeated="3" table:default-cell-style-name="Default"/>
        <table:table-column table:style-name="co15" table:default-cell-style-name="ce86"/>
        <table:table-column table:style-name="co12" table:default-cell-style-name="ce83"/>
        <table:table-column table:style-name="co13" table:default-cell-style-name="ce104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5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6">
          <table:table-cell/>
          <table:table-cell table:style-name="ce45"/>
          <table:table-cell table:style-name="ce28" table:number-columns-repeated="2"/>
          <table:table-cell table:style-name="ce79" office:value-type="string" calcext:value-type="string">
            <text:p><text:span text:style-name="T8">α</text:span><text:span text:style-name="T9">i</text:span></text:p>
          </table:table-cell>
          <table:table-cell table:style-name="ce85" office:value-type="string" calcext:value-type="string">
            <text:p>t<text:span text:style-name="T2">i</text:span></text:p>
          </table:table-cell>
          <table:table-cell table:style-name="ce85" office:value-type="string" calcext:value-type="string">
            <text:p>t<text:span text:style-name="T2">e</text:span></text:p>
          </table:table-cell>
          <table:table-cell table:style-name="ce85" office:value-type="string" calcext:value-type="string">
            <text:p>t<text:span text:style-name="T2">0</text:span></text:p>
          </table:table-cell>
          <table:table-cell table:style-name="ce94" office:value-type="string" calcext:value-type="string">
            <text:p><text:span text:style-name="T12">α</text:span><text:span text:style-name="T13">e</text:span></text:p>
          </table:table-cell>
          <table:table-cell table:style-name="ce85" office:value-type="string" calcext:value-type="string">
            <text:p>d<text:span text:style-name="T2">falazo</text:span></text:p>
          </table:table-cell>
          <table:table-cell table:style-name="ce85"/>
          <table:table-cell table:style-name="ce85" office:value-type="string" calcext:value-type="string">
            <text:p>d<text:span text:style-name="T2">bvakolat</text:span></text:p>
          </table:table-cell>
          <table:table-cell table:style-name="ce28" table:number-columns-repeated="2"/>
          <table:table-cell table:style-name="ce50"/>
        </table:table-row>
        <table:table-row table:style-name="ro4">
          <table:table-cell/>
          <table:table-cell table:style-name="ce19"/>
          <table:table-cell table:style-name="Default" table:number-columns-repeated="2"/>
          <table:table-cell table:style-name="ce80" office:value-type="string" calcext:value-type="string">
            <text:p>[W/m<text:span text:style-name="T10">2</text:span>K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80" office:value-type="string" calcext:value-type="string">
            <text:p>[W/m<text:span text:style-name="T10">2</text:span>K]</text:p>
          </table:table-cell>
          <table:table-cell table:style-name="ce80" office:value-type="string" calcext:value-type="string">
            <text:p>[m]</text:p>
          </table:table-cell>
          <table:table-cell table:style-name="ce80"/>
          <table:table-cell table:style-name="ce80" office:value-type="string" calcext:value-type="string">
            <text:p>[m]</text:p>
          </table:table-cell>
          <table:table-cell table:number-columns-repeated="2"/>
          <table:table-cell table:style-name="ce106"/>
        </table:table-row>
        <table:table-row table:style-name="ro4">
          <table:table-cell/>
          <table:table-cell table:style-name="ce56"/>
          <table:table-cell table:style-name="ce70" table:number-columns-repeated="2"/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30" calcext:value-type="float">
            <text:p>30</text:p>
          </table:table-cell>
          <table:table-cell table:style-name="ce81" office:value-type="float" office:value="24" calcext:value-type="float">
            <text:p>24</text:p>
          </table:table-cell>
          <table:table-cell table:style-name="ce70" office:value-type="float" office:value="0.38" calcext:value-type="float">
            <text:p>0.38</text:p>
          </table:table-cell>
          <table:table-cell table:style-name="ce70"/>
          <table:table-cell table:style-name="ce70" office:value-type="float" office:value="0.003" calcext:value-type="float">
            <text:p>0.003</text:p>
          </table:table-cell>
          <table:table-cell table:style-name="ce70" table:number-columns-repeated="2"/>
          <table:table-cell table:style-name="ce54"/>
        </table:table-row>
        <table:table-row table:style-name="ro8">
          <table:table-cell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6"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5"/>
          <table:table-cell table:style-name="ce50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8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6"/>
        </table:table-row>
        <table:table-row table:style-name="ro4">
          <table:table-cell/>
          <table:table-cell table:style-name="ce56" office:value-type="float" office:value="0.9" calcext:value-type="float">
            <text:p>0.9</text:p>
          </table:table-cell>
          <table:table-cell table:style-name="ce70" table:number-columns-repeated="6"/>
          <table:table-cell table:style-name="ce56" office:value-type="float" office:value="0.3" calcext:value-type="float">
            <text:p>0.3</text:p>
          </table:table-cell>
          <table:table-cell table:style-name="ce70" table:number-columns-repeated="5"/>
          <table:table-cell table:style-name="ce54"/>
        </table:table-row>
        <table:table-row table:style-name="ro9">
          <table:table-cell/>
          <table:table-cell table:style-name="ce59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  <table:table-cell table:style-name="ce95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</table:table-row>
        <table:table-row table:style-name="ro4">
          <table:table-cell/>
          <table:table-cell table:style-name="ce60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  <table:table-cell table:style-name="ce72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</table:table-row>
        <table:table-row table:style-name="ro4">
          <table:table-cell/>
          <table:table-cell table:style-name="ce61" office:value-type="float" office:value="0.765" calcext:value-type="float">
            <text:p>0.77</text:p>
          </table:table-cell>
          <table:table-cell table:style-name="ce73" table:formula="of:=1/(1/[.$E$6]+1/[.$I$6]+[.$L$6]/[.$B$9]+[.$J$6]/[.B12])" office:value-type="float" office:value="1.49985295559259" calcext:value-type="float">
            <text:p>1.50</text:p>
          </table:table-cell>
          <table:table-cell table:style-name="ce74" table:formula="of:=1/[.C12]" office:value-type="float" office:value="0.666732026143791" calcext:value-type="float">
            <text:p>0.67</text:p>
          </table:table-cell>
          <table:table-cell table:style-name="ce6" table:formula="of:=[.G12]+[.F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91" table:formula="of:=[.F12]/[.E12]" office:value-type="float" office:value="0.410275235090131" calcext:value-type="float">
            <text:p>0.410</text:p>
          </table:table-cell>
          <table:table-cell table:style-name="ce96" office:value-type="float" office:value="0.775" calcext:value-type="float">
            <text:p>0.78</text:p>
          </table:table-cell>
          <table:table-cell table:style-name="ce73" table:formula="of:=1/(1/[.$E$6]+1/[.$I$6]+[.$L$6]/[.$I$9]+[.$J$6]/[.I12])" office:value-type="float" office:value="1.49927454457521" calcext:value-type="float">
            <text:p>1.50</text:p>
          </table:table-cell>
          <table:table-cell table:style-name="ce74" table:formula="of:=1/[.J12]" office:value-type="float" office:value="0.666989247311828" calcext:value-type="float">
            <text:p>0.67</text:p>
          </table:table-cell>
          <table:table-cell table:style-name="ce6" table:formula="of:=[.N12]+[.M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91" table:formula="of:=[.M12]/[.L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62" office:value-type="float" office:value="0.46" calcext:value-type="float">
            <text:p>0.46</text:p>
          </table:table-cell>
          <table:table-cell table:style-name="ce74" table:formula="of:=1/(1/[.$E$6]+1/[.$I$6]+[.$L$6]/[.$B$9]+[.$J$6]/[.B13])" office:value-type="float" office:value="1.00392841553907" calcext:value-type="float">
            <text:p>1.00</text:p>
          </table:table-cell>
          <table:table-cell table:style-name="ce74" table:formula="of:=1/[.C13]" office:value-type="float" office:value="0.996086956521739" calcext:value-type="float">
            <text:p>1.00</text:p>
          </table:table-cell>
          <table:table-cell table:formula="of:=[.G13]+[.F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92" table:formula="of:=[.F13]/[.E13]" office:value-type="float" office:value="0.56732842890255" calcext:value-type="float">
            <text:p>0.567</text:p>
          </table:table-cell>
          <table:table-cell table:style-name="ce97" office:value-type="float" office:value="0.46" calcext:value-type="float">
            <text:p>0.46</text:p>
          </table:table-cell>
          <table:table-cell table:style-name="ce74" table:formula="of:=1/(1/[.$E$6]+1/[.$I$6]+[.$L$6]/[.$I$9]+[.$J$6]/[.I13])" office:value-type="float" office:value="0.997253938430409" calcext:value-type="float">
            <text:p>1.00</text:p>
          </table:table-cell>
          <table:table-cell table:style-name="ce74" table:formula="of:=1/[.J13]" office:value-type="float" office:value="1.00275362318841" calcext:value-type="float">
            <text:p>1.00</text:p>
          </table:table-cell>
          <table:table-cell table:formula="of:=[.N13]+[.M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92" table:formula="of:=[.M13]/[.L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62" office:value-type="float" office:value="0.3" calcext:value-type="float">
            <text:p>0.30</text:p>
          </table:table-cell>
          <table:table-cell table:style-name="ce74" table:formula="of:=1/(1/[.$E$6]+1/[.$I$6]+[.$L$6]/[.$B$9]+[.$J$6]/[.B14])" office:value-type="float" office:value="0.696055684454757" calcext:value-type="float">
            <text:p>0.70</text:p>
          </table:table-cell>
          <table:table-cell table:style-name="ce74" table:formula="of:=1/[.C14]" office:value-type="float" office:value="1.43666666666667" calcext:value-type="float">
            <text:p>1.44</text:p>
          </table:table-cell>
          <table:table-cell table:formula="of:=[.G14]+[.F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92" table:formula="of:=[.F14]/[.E14]" office:value-type="float" office:value="0.669519646657665" calcext:value-type="float">
            <text:p>0.670</text:p>
          </table:table-cell>
          <table:table-cell table:style-name="ce97" office:value-type="float" office:value="0.305" calcext:value-type="float">
            <text:p>0.31</text:p>
          </table:table-cell>
          <table:table-cell table:style-name="ce74" table:formula="of:=1/(1/[.$E$6]+1/[.$I$6]+[.$L$6]/[.$I$9]+[.$J$6]/[.I14])" office:value-type="float" office:value="0.702953943072254" calcext:value-type="float">
            <text:p>0.70</text:p>
          </table:table-cell>
          <table:table-cell table:style-name="ce74" table:formula="of:=1/[.J14]" office:value-type="float" office:value="1.42256830601093" calcext:value-type="float">
            <text:p>1.42</text:p>
          </table:table-cell>
          <table:table-cell table:formula="of:=[.N14]+[.M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92" table:formula="of:=[.M14]/[.L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62" office:value-type="float" office:value="0.165" calcext:value-type="float">
            <text:p>0.17</text:p>
          </table:table-cell>
          <table:table-cell table:style-name="ce74" table:formula="of:=1/(1/[.$E$6]+1/[.$I$6]+[.$L$6]/[.$B$9]+[.$J$6]/[.B15])" office:value-type="float" office:value="0.404362210513418" calcext:value-type="float">
            <text:p>0.40</text:p>
          </table:table-cell>
          <table:table-cell table:style-name="ce74" table:formula="of:=1/[.C15]" office:value-type="float" office:value="2.4730303030303" calcext:value-type="float">
            <text:p>2.47</text:p>
          </table:table-cell>
          <table:table-cell table:formula="of:=[.G15]+[.F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92" table:formula="of:=[.F15]/[.E15]" office:value-type="float" office:value="0.787656441079281" calcext:value-type="float">
            <text:p>0.788</text:p>
          </table:table-cell>
          <table:table-cell table:style-name="ce97" office:value-type="float" office:value="0.165" calcext:value-type="float">
            <text:p>0.17</text:p>
          </table:table-cell>
          <table:table-cell table:style-name="ce74" table:formula="of:=1/(1/[.$E$6]+1/[.$I$6]+[.$L$6]/[.$I$9]+[.$J$6]/[.I15])" office:value-type="float" office:value="0.403275082488085" calcext:value-type="float">
            <text:p>0.40</text:p>
          </table:table-cell>
          <table:table-cell table:style-name="ce74" table:formula="of:=1/[.J15]" office:value-type="float" office:value="2.47969696969697" calcext:value-type="float">
            <text:p>2.48</text:p>
          </table:table-cell>
          <table:table-cell table:formula="of:=[.N15]+[.M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92" table:formula="of:=[.M15]/[.L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63" office:value-type="float" office:value="0.1" calcext:value-type="float">
            <text:p>0.10</text:p>
          </table:table-cell>
          <table:table-cell table:style-name="ce75" table:formula="of:=1/(1/[.$E$6]+1/[.$I$6]+[.$L$6]/[.$B$9]+[.$J$6]/[.B16])" office:value-type="float" office:value="0.251889168765743" calcext:value-type="float">
            <text:p>0.25</text:p>
          </table:table-cell>
          <table:table-cell table:style-name="ce75" table:formula="of:=1/[.C16]" office:value-type="float" office:value="3.97" calcext:value-type="float">
            <text:p>3.97</text:p>
          </table:table-cell>
          <table:table-cell table:style-name="ce70" table:formula="of:=[.G16]+[.F16]" office:value-type="float" office:value="35.806" calcext:value-type="float">
            <text:p>35.806</text:p>
          </table:table-cell>
          <table:table-cell table:style-name="ce70" office:value-type="float" office:value="30.793" calcext:value-type="float">
            <text:p>30.793</text:p>
          </table:table-cell>
          <table:table-cell table:style-name="ce70" office:value-type="float" office:value="5.013" calcext:value-type="float">
            <text:p>5.013</text:p>
          </table:table-cell>
          <table:table-cell table:style-name="ce93" table:formula="of:=[.F16]/[.E16]" office:value-type="float" office:value="0.859995531475172" calcext:value-type="float">
            <text:p>0.860</text:p>
          </table:table-cell>
          <table:table-cell table:style-name="ce98" office:value-type="float" office:value="0.1" calcext:value-type="float">
            <text:p>0.10</text:p>
          </table:table-cell>
          <table:table-cell table:style-name="ce75" table:formula="of:=1/(1/[.$E$6]+1/[.$I$6]+[.$L$6]/[.$I$9]+[.$J$6]/[.I16])" office:value-type="float" office:value="0.251466890192791" calcext:value-type="float">
            <text:p>0.25</text:p>
          </table:table-cell>
          <table:table-cell table:style-name="ce75" table:formula="of:=1/[.J16]" office:value-type="float" office:value="3.97666666666667" calcext:value-type="float">
            <text:p>3.98</text:p>
          </table:table-cell>
          <table:table-cell table:style-name="ce70" table:formula="of:=[.N16]+[.M16]" office:value-type="float" office:value="24.057" calcext:value-type="float">
            <text:p>24.057</text:p>
          </table:table-cell>
          <table:table-cell table:style-name="ce70" office:value-type="float" office:value="19.343" calcext:value-type="float">
            <text:p>19.343</text:p>
          </table:table-cell>
          <table:table-cell table:style-name="ce70" office:value-type="float" office:value="4.714" calcext:value-type="float">
            <text:p>4.714</text:p>
          </table:table-cell>
          <table:table-cell table:style-name="ce93" table:formula="of:=[.M16]/[.L16]" office:value-type="float" office:value="0.804048717628965" calcext:value-type="float">
            <text:p>0.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0">
          <table:table-cell/>
          <table:table-cell table:style-name="ce55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8"/>
          <table:covered-table-cell table:style-name="ce50"/>
          <table:table-cell table:number-columns-repeated="5"/>
        </table:table-row>
        <table:table-row table:style-name="ro4">
          <table:table-cell/>
          <table:table-cell table:style-name="ce64" office:value-type="string" calcext:value-type="string" table:number-columns-spanned="5" table:number-rows-spanned="1">
            <text:p>U=1.5</text:p>
          </table:table-cell>
          <table:covered-table-cell table:number-columns-repeated="4" table:style-name="ce76"/>
          <table:table-cell table:style-name="ce88" office:value-type="string" calcext:value-type="string" table:number-columns-spanned="4" table:number-rows-spanned="1">
            <text:p>U=0.25</text:p>
          </table:table-cell>
          <table:covered-table-cell table:number-columns-repeated="2" table:style-name="ce76"/>
          <table:covered-table-cell table:style-name="ce100"/>
          <table:table-cell table:number-columns-repeated="5"/>
        </table:table-row>
        <table:table-row table:style-name="ro11">
          <table:table-cell/>
          <table:table-cell table:style-name="ce65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34"/>
          <table:table-cell table:style-name="ce8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101"/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/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102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/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103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/>
          <table:table-cell table:style-name="ce83" office:value-type="float" office:value="0.203" calcext:value-type="float">
            <text:p>0.203</text:p>
          </table:table-cell>
          <table:table-cell table:style-name="ce86" office:value-type="float" office:value="26.3107187269457" calcext:value-type="float">
            <text:p>26.31</text:p>
          </table:table-cell>
          <table:table-cell table:style-name="ce83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/>
          <table:table-cell table:style-name="ce83" office:value-type="float" office:value="0.207" calcext:value-type="float">
            <text:p>0.207</text:p>
          </table:table-cell>
          <table:table-cell table:style-name="ce86" office:value-type="float" office:value="26.2671684453663" calcext:value-type="float">
            <text:p>26.27</text:p>
          </table:table-cell>
          <table:table-cell table:style-name="ce83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/>
          <table:table-cell table:style-name="ce83" office:value-type="float" office:value="0.21" calcext:value-type="float">
            <text:p>0.210</text:p>
          </table:table-cell>
          <table:table-cell table:style-name="ce86" office:value-type="float" office:value="25.9929472903964" calcext:value-type="float">
            <text:p>25.99</text:p>
          </table:table-cell>
          <table:table-cell table:style-name="ce83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/>
          <table:table-cell table:style-name="ce83" office:value-type="float" office:value="0.213" calcext:value-type="float">
            <text:p>0.213</text:p>
          </table:table-cell>
          <table:table-cell table:style-name="ce86" office:value-type="float" office:value="25.5746641161018" calcext:value-type="float">
            <text:p>25.57</text:p>
          </table:table-cell>
          <table:table-cell table:style-name="ce83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/>
          <table:table-cell table:style-name="ce83" office:value-type="float" office:value="0.217" calcext:value-type="float">
            <text:p>0.217</text:p>
          </table:table-cell>
          <table:table-cell table:style-name="ce86" office:value-type="float" office:value="24.8988153158175" calcext:value-type="float">
            <text:p>24.90</text:p>
          </table:table-cell>
          <table:table-cell table:style-name="ce83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/>
          <table:table-cell table:style-name="ce83" office:value-type="float" office:value="0.22" calcext:value-type="float">
            <text:p>0.220</text:p>
          </table:table-cell>
          <table:table-cell table:style-name="ce86" office:value-type="float" office:value="24.3912868225946" calcext:value-type="float">
            <text:p>24.39</text:p>
          </table:table-cell>
          <table:table-cell table:style-name="ce83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/>
          <table:table-cell table:style-name="ce83" office:value-type="float" office:value="0.223" calcext:value-type="float">
            <text:p>0.223</text:p>
          </table:table-cell>
          <table:table-cell table:style-name="ce86" office:value-type="float" office:value="23.9139212278101" calcext:value-type="float">
            <text:p>23.91</text:p>
          </table:table-cell>
          <table:table-cell table:style-name="ce83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/>
          <table:table-cell table:style-name="ce83" office:value-type="float" office:value="0.227" calcext:value-type="float">
            <text:p>0.227</text:p>
          </table:table-cell>
          <table:table-cell table:style-name="ce86" office:value-type="float" office:value="23.3606099553773" calcext:value-type="float">
            <text:p>23.36</text:p>
          </table:table-cell>
          <table:table-cell table:style-name="ce83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/>
          <table:table-cell table:style-name="ce83" office:value-type="float" office:value="0.23" calcext:value-type="float">
            <text:p>0.230</text:p>
          </table:table-cell>
          <table:table-cell table:style-name="ce86" office:value-type="float" office:value="22.9980814391083" calcext:value-type="float">
            <text:p>23.00</text:p>
          </table:table-cell>
          <table:table-cell table:style-name="ce83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/>
          <table:table-cell table:style-name="ce83" office:value-type="float" office:value="0.233" calcext:value-type="float">
            <text:p>0.233</text:p>
          </table:table-cell>
          <table:table-cell table:style-name="ce86" office:value-type="float" office:value="22.6876794164085" calcext:value-type="float">
            <text:p>22.69</text:p>
          </table:table-cell>
          <table:table-cell table:style-name="ce83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/>
          <table:table-cell table:style-name="ce83" office:value-type="float" office:value="0.237" calcext:value-type="float">
            <text:p>0.237</text:p>
          </table:table-cell>
          <table:table-cell table:style-name="ce86" office:value-type="float" office:value="22.36192990455" calcext:value-type="float">
            <text:p>22.36</text:p>
          </table:table-cell>
          <table:table-cell table:style-name="ce83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/>
          <table:table-cell table:style-name="ce83" office:value-type="float" office:value="0.24" calcext:value-type="float">
            <text:p>0.240</text:p>
          </table:table-cell>
          <table:table-cell table:style-name="ce86" office:value-type="float" office:value="22.1623756087862" calcext:value-type="float">
            <text:p>22.16</text:p>
          </table:table-cell>
          <table:table-cell table:style-name="ce83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/>
          <table:table-cell table:style-name="ce83" office:value-type="float" office:value="0.243" calcext:value-type="float">
            <text:p>0.243</text:p>
          </table:table-cell>
          <table:table-cell table:style-name="ce86" office:value-type="float" office:value="22.0040612425385" calcext:value-type="float">
            <text:p>22.00</text:p>
          </table:table-cell>
          <table:table-cell table:style-name="ce83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/>
          <table:table-cell table:style-name="ce83" office:value-type="float" office:value="0.247" calcext:value-type="float">
            <text:p>0.247</text:p>
          </table:table-cell>
          <table:table-cell table:style-name="ce86" office:value-type="float" office:value="21.8608113098466" calcext:value-type="float">
            <text:p>21.86</text:p>
          </table:table-cell>
          <table:table-cell table:style-name="ce83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/>
          <table:table-cell table:style-name="ce83" office:value-type="float" office:value="0.25" calcext:value-type="float">
            <text:p>0.250</text:p>
          </table:table-cell>
          <table:table-cell table:style-name="ce86" office:value-type="float" office:value="21.7885045667175" calcext:value-type="float">
            <text:p>21.79</text:p>
          </table:table-cell>
          <table:table-cell table:style-name="ce83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/>
          <table:table-cell table:style-name="ce83" office:value-type="float" office:value="0.253" calcext:value-type="float">
            <text:p>0.253</text:p>
          </table:table-cell>
          <table:table-cell table:style-name="ce86" office:value-type="float" office:value="21.7497406104942" calcext:value-type="float">
            <text:p>21.75</text:p>
          </table:table-cell>
          <table:table-cell table:style-name="ce83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/>
          <table:table-cell table:style-name="ce83" office:value-type="float" office:value="0.257" calcext:value-type="float">
            <text:p>0.257</text:p>
          </table:table-cell>
          <table:table-cell table:style-name="ce86" office:value-type="float" office:value="21.7561111097583" calcext:value-type="float">
            <text:p>21.76</text:p>
          </table:table-cell>
          <table:table-cell table:style-name="ce83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/>
          <table:table-cell table:style-name="ce83" office:value-type="float" office:value="0.26" calcext:value-type="float">
            <text:p>0.260</text:p>
          </table:table-cell>
          <table:table-cell table:style-name="ce86" office:value-type="float" office:value="21.7936195922171" calcext:value-type="float">
            <text:p>21.79</text:p>
          </table:table-cell>
          <table:table-cell table:style-name="ce83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/>
          <table:table-cell table:style-name="ce83" office:value-type="float" office:value="0.263" calcext:value-type="float">
            <text:p>0.263</text:p>
          </table:table-cell>
          <table:table-cell table:style-name="ce86" office:value-type="float" office:value="21.8646205773781" calcext:value-type="float">
            <text:p>21.86</text:p>
          </table:table-cell>
          <table:table-cell table:style-name="ce83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/>
          <table:table-cell table:style-name="ce83" office:value-type="float" office:value="0.267" calcext:value-type="float">
            <text:p>0.267</text:p>
          </table:table-cell>
          <table:table-cell table:style-name="ce86" office:value-type="float" office:value="22.0214318075297" calcext:value-type="float">
            <text:p>22.02</text:p>
          </table:table-cell>
          <table:table-cell table:style-name="ce83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/>
          <table:table-cell table:style-name="ce83" office:value-type="float" office:value="0.27" calcext:value-type="float">
            <text:p>0.270</text:p>
          </table:table-cell>
          <table:table-cell table:style-name="ce86" office:value-type="float" office:value="22.1771597472609" calcext:value-type="float">
            <text:p>22.18</text:p>
          </table:table-cell>
          <table:table-cell table:style-name="ce83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/>
          <table:table-cell table:style-name="ce83" office:value-type="float" office:value="0.273" calcext:value-type="float">
            <text:p>0.273</text:p>
          </table:table-cell>
          <table:table-cell table:style-name="ce86" office:value-type="float" office:value="22.3739771877513" calcext:value-type="float">
            <text:p>22.37</text:p>
          </table:table-cell>
          <table:table-cell table:style-name="ce83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/>
          <table:table-cell table:style-name="ce83" office:value-type="float" office:value="0.277" calcext:value-type="float">
            <text:p>0.277</text:p>
          </table:table-cell>
          <table:table-cell table:style-name="ce86" office:value-type="float" office:value="22.7155123541451" calcext:value-type="float">
            <text:p>22.72</text:p>
          </table:table-cell>
          <table:table-cell table:style-name="ce83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/>
          <table:table-cell table:style-name="ce83" office:value-type="float" office:value="0.28" calcext:value-type="float">
            <text:p>0.280</text:p>
          </table:table-cell>
          <table:table-cell table:style-name="ce86" office:value-type="float" office:value="23.0209172036116" calcext:value-type="float">
            <text:p>23.02</text:p>
          </table:table-cell>
          <table:table-cell table:style-name="ce83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/>
          <table:table-cell table:style-name="ce83" office:value-type="float" office:value="0.283" calcext:value-type="float">
            <text:p>0.283</text:p>
          </table:table-cell>
          <table:table-cell table:style-name="ce86" office:value-type="float" office:value="23.3782900546672" calcext:value-type="float">
            <text:p>23.38</text:p>
          </table:table-cell>
          <table:table-cell table:style-name="ce83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/>
          <table:table-cell table:style-name="ce83" office:value-type="float" office:value="0.287" calcext:value-type="float">
            <text:p>0.287</text:p>
          </table:table-cell>
          <table:table-cell table:style-name="ce86" office:value-type="float" office:value="23.948137310198" calcext:value-type="float">
            <text:p>23.95</text:p>
          </table:table-cell>
          <table:table-cell table:style-name="ce83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/>
          <table:table-cell table:style-name="ce83" office:value-type="float" office:value="0.29" calcext:value-type="float">
            <text:p>0.290</text:p>
          </table:table-cell>
          <table:table-cell table:style-name="ce86" office:value-type="float" office:value="24.4209534961787" calcext:value-type="float">
            <text:p>24.42</text:p>
          </table:table-cell>
          <table:table-cell table:style-name="ce83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/>
          <table:table-cell table:style-name="ce83" office:value-type="float" office:value="0.293" calcext:value-type="float">
            <text:p>0.293</text:p>
          </table:table-cell>
          <table:table-cell table:style-name="ce86" office:value-type="float" office:value="24.9244995915615" calcext:value-type="float">
            <text:p>24.92</text:p>
          </table:table-cell>
          <table:table-cell table:style-name="ce83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/>
          <table:table-cell table:style-name="ce83" office:value-type="float" office:value="0.297" calcext:value-type="float">
            <text:p>0.297</text:p>
          </table:table-cell>
          <table:table-cell table:style-name="ce86" office:value-type="float" office:value="25.5993911175887" calcext:value-type="float">
            <text:p>25.60</text:p>
          </table:table-cell>
          <table:table-cell table:style-name="ce83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/>
          <table:table-cell table:style-name="ce83" office:value-type="float" office:value="0.3" calcext:value-type="float">
            <text:p>0.300</text:p>
          </table:table-cell>
          <table:table-cell table:style-name="ce86" office:value-type="float" office:value="26.0362938859866" calcext:value-type="float">
            <text:p>26.04</text:p>
          </table:table-cell>
          <table:table-cell table:style-name="ce83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/>
          <table:table-cell table:style-name="ce83" office:value-type="float" office:value="0.303" calcext:value-type="float">
            <text:p>0.303</text:p>
          </table:table-cell>
          <table:table-cell table:style-name="ce86" office:value-type="float" office:value="26.3285270989718" calcext:value-type="float">
            <text:p>26.33</text:p>
          </table:table-cell>
          <table:table-cell table:style-name="ce83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5"/>
        </table:table-row>
        <table:table-row table:style-name="ro4">
          <table:table-cell/>
          <table:table-cell table:style-name="ce69" office:value-type="float" office:value="0.307" calcext:value-type="float">
            <text:p>0.307</text:p>
          </table:table-cell>
          <table:table-cell table:style-name="ce78" office:value-type="float" office:value="28.1735930508392" calcext:value-type="float">
            <text:p>28.17</text:p>
          </table:table-cell>
          <table:table-cell table:style-name="ce78"/>
          <table:table-cell table:style-name="ce84" office:value-type="float" office:value="0.307" calcext:value-type="float">
            <text:p>0.307</text:p>
          </table:table-cell>
          <table:table-cell table:style-name="ce87" office:value-type="float" office:value="26.2811335848909" calcext:value-type="float">
            <text:p>26.28</text:p>
          </table:table-cell>
          <table:table-cell table:style-name="ce84" office:value-type="float" office:value="0.307" calcext:value-type="float">
            <text:p>0.307</text:p>
          </table:table-cell>
          <table:table-cell table:style-name="ce87" office:value-type="float" office:value="28.4668681394705" calcext:value-type="float">
            <text:p>28.47</text:p>
          </table:table-cell>
          <table:table-cell table:style-name="ce84" office:value-type="float" office:value="0.307" calcext:value-type="float">
            <text:p>0.307</text:p>
          </table:table-cell>
          <table:table-cell table:style-name="ce105" office:value-type="float" office:value="26.7393816323098" calcext:value-type="float">
            <text:p>26.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6.302in" svg:height="3.5394in" svg:x="0.8295in" svg:y="4.2114in">
            <draw:object draw:notify-on-update-of-ranges="'Ablakszigeletés-befordulás'.B10:'Ablakszigeletés-befordulás'.B20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3024in" svg:height="3.539in" svg:x="7.1008in" svg:y="4.2118in">
            <draw:object draw:notify-on-update-of-ranges="'Ablakszigeletés-befordulás'.B10:'Ablakszigeletés-befordulás'.B20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5"/>
        <table:table-column table:style-name="co2" table:default-cell-style-name="ce33"/>
        <table:table-column table:style-name="co2" table:default-cell-style-name="ce117"/>
        <table:table-column table:style-name="co2" table:default-cell-style-name="ce22"/>
        <table:table-column table:style-name="co2" table:default-cell-style-name="ce117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10">
          <table:table-cell/>
          <table:table-cell table:style-name="ce55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9">
          <table:table-cell/>
          <table:table-cell table:style-name="ce57" office:value-type="string" calcext:value-type="string">
            <text:p><text:span text:style-name="T5">λ</text:span><text:span text:style-name="T6">fal</text:span></text:p>
          </table:table-cell>
          <table:table-cell table:style-name="ce111" office:value-type="string" calcext:value-type="string">
            <text:p><text:span text:style-name="T5">λ</text:span><text:span text:style-name="T6">keret</text:span></text:p>
          </table:table-cell>
          <table:table-cell table:style-name="ce111" office:value-type="string" calcext:value-type="string">
            <text:p><text:span text:style-name="T5">λ</text:span><text:span text:style-name="T6">egyen-üveg</text:span></text:p>
          </table:table-cell>
          <table:table-cell table:style-name="ce111" office:value-type="string" calcext:value-type="string">
            <text:p><text:span text:style-name="T5">λ</text:span><text:span text:style-name="T6">szigeteés</text:span></text:p>
          </table:table-cell>
          <table:table-cell table:style-name="ce121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53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7" office:value-type="float" office:value="0.3" calcext:value-type="float">
            <text:p>0.3</text:p>
          </table:table-cell>
          <table:table-cell table:style-name="ce81" office:value-type="float" office:value="0.18" calcext:value-type="float">
            <text:p>0.18</text:p>
          </table:table-cell>
          <table:table-cell table:style-name="ce81" office:value-type="float" office:value="0.08" calcext:value-type="float">
            <text:p>0.08</text:p>
          </table:table-cell>
          <table:table-cell table:style-name="ce81" office:value-type="float" office:value="0.04" calcext:value-type="float">
            <text:p>0.04</text:p>
          </table:table-cell>
          <table:table-cell table:style-name="ce54" office:value-type="float" office:value="0.38" calcext:value-type="float">
            <text:p>0.38</text:p>
          </table:table-cell>
          <table:table-cell table:number-columns-repeated="14"/>
        </table:table-row>
        <table:table-row table:style-name="ro12">
          <table:table-cell/>
          <table:table-cell table:style-name="ce108" office:value-type="string" calcext:value-type="string">
            <text:p>Beforduló szigetelés vastagsága <text:span text:style-name="T14">d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15" office:value-type="string" calcext:value-type="string">
            <text:p>T<text:span text:style-name="T11">i</text:span></text:p>
          </table:table-cell>
          <table:table-cell table:style-name="ce120"/>
          <table:table-cell table:style-name="ce122"/>
          <table:table-cell table:style-name="ce17"/>
          <table:table-cell table:number-columns-repeated="13"/>
        </table:table-row>
        <table:table-row table:style-name="ro4">
          <table:table-cell/>
          <table:table-cell table:style-name="ce109" office:value-type="string" calcext:value-type="string">
            <text:p>[m]</text:p>
          </table:table-cell>
          <table:table-cell table:style-name="ce114" office:value-type="string" calcext:value-type="string">
            <text:p>[W]</text:p>
          </table:table-cell>
          <table:table-cell table:style-name="ce116" office:value-type="string" calcext:value-type="string">
            <text:p>[<text:span text:style-name="T7">ºC]</text:span></text:p>
          </table:table-cell>
          <table:table-cell table:style-name="ce19"/>
          <table:table-cell/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/>
          <table:table-cell table:style-name="ce110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.493</text:p>
          </table:table-cell>
          <table:table-cell office:value-type="float" office:value="14.877" calcext:value-type="float">
            <text:p>14.877</text:p>
          </table:table-cell>
          <table:table-cell table:number-columns-repeated="5"/>
          <table:table-cell table:style-name="ce17" office:value-type="float" office:value="18.554" calcext:value-type="float">
            <text:p>18.554</text:p>
          </table:table-cell>
          <table:table-cell table:style-name="ce17" office:value-type="float" office:value="18.568" calcext:value-type="float">
            <text:p>18.568</text:p>
          </table:table-cell>
          <table:table-cell office:value-type="float" office:value="18.579" calcext:value-type="float">
            <text:p>18.579</text:p>
          </table:table-cell>
          <table:table-cell office:value-type="float" office:value="18.592" calcext:value-type="float">
            <text:p>18.592</text:p>
          </table:table-cell>
          <table:table-cell office:value-type="float" office:value="18.607" calcext:value-type="float">
            <text:p>18.607</text:p>
          </table:table-cell>
          <table:table-cell office:value-type="float" office:value="18.627" calcext:value-type="float">
            <text:p>18.627</text:p>
          </table:table-cell>
          <table:table-cell table:formula="of:=18.651" office:value-type="float" office:value="18.651" calcext:value-type="float">
            <text:p>18.651</text:p>
          </table:table-cell>
          <table:table-cell office:value-type="float" office:value="18.681" calcext:value-type="float">
            <text:p>18.681</text:p>
          </table:table-cell>
          <table:table-cell table:formula="of:=18.715" office:value-type="float" office:value="18.715" calcext:value-type="float">
            <text:p>18.715</text:p>
          </table:table-cell>
          <table:table-cell office:value-type="float" office:value="18.749" calcext:value-type="float">
            <text:p>18.749</text:p>
          </table:table-cell>
          <table:table-cell office:value-type="float" office:value="18.772" calcext:value-type="float">
            <text:p>18.772</text:p>
          </table:table-cell>
        </table:table-row>
        <table:table-row table:style-name="ro4">
          <table:table-cell/>
          <table:table-cell table:style-name="ce110" office:value-type="float" office:value="0.01" calcext:value-type="float">
            <text:p>0.01</text:p>
          </table:table-cell>
          <table:table-cell table:formula="of:=[.K15]" office:value-type="float" office:value="29.349" calcext:value-type="float">
            <text:p>29.349</text:p>
          </table:table-cell>
          <table:table-cell office:value-type="float" office:value="15.515" calcext:value-type="float">
            <text:p>15.515</text:p>
          </table:table-cell>
          <table:table-cell table:number-columns-repeated="5"/>
          <table:table-cell table:style-name="ce17" office:value-type="float" office:value="1.007" calcext:value-type="float">
            <text:p>1.007</text:p>
          </table:table-cell>
          <table:table-cell office:value-type="float" office:value="1.036" calcext:value-type="float">
            <text:p>1.036</text:p>
          </table:table-cell>
          <table:table-cell office:value-type="float" office:value="1.061" calcext:value-type="float">
            <text:p>1.061</text:p>
          </table:table-cell>
          <table:table-cell office:value-type="float" office:value="1.09" calcext:value-type="float">
            <text:p>1.09</text:p>
          </table:table-cell>
          <table:table-cell office:value-type="float" office:value="1.128" calcext:value-type="float">
            <text:p>1.128</text:p>
          </table:table-cell>
          <table:table-cell office:value-type="float" office:value="1.179" calcext:value-type="float">
            <text:p>1.179</text:p>
          </table:table-cell>
          <table:table-cell table:formula="of:=1.253" office:value-type="float" office:value="1.253" calcext:value-type="float">
            <text:p>1.253</text:p>
          </table:table-cell>
          <table:table-cell office:value-type="float" office:value="1.361" calcext:value-type="float">
            <text:p>1.361</text:p>
          </table:table-cell>
          <table:table-cell office:value-type="float" office:value="1.521" calcext:value-type="float">
            <text:p>1.521</text:p>
          </table:table-cell>
          <table:table-cell office:value-type="float" office:value="1.757" calcext:value-type="float">
            <text:p>1.757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4">
          <table:table-cell/>
          <table:table-cell office:value-type="float" office:value="0.02" calcext:value-type="float">
            <text:p>0.02</text:p>
          </table:table-cell>
          <table:table-cell table:formula="of:=[.L15]" office:value-type="float" office:value="28.657" calcext:value-type="float">
            <text:p>28.657</text:p>
          </table:table-cell>
          <table:table-cell office:value-type="float" office:value="15.911" calcext:value-type="float">
            <text:p>15.911</text:p>
          </table:table-cell>
          <table:table-cell table:number-columns-repeated="5"/>
          <table:table-cell table:style-name="ce17" office:value-type="float" office:value="3.615" calcext:value-type="float">
            <text:p>3.615</text:p>
          </table:table-cell>
          <table:table-cell office:value-type="float" office:value="3.586" calcext:value-type="float">
            <text:p>3.586</text:p>
          </table:table-cell>
          <table:table-cell office:value-type="float" office:value="3.27" calcext:value-type="float">
            <text:p>3.27</text:p>
          </table:table-cell>
          <table:table-cell office:value-type="float" office:value="2.904" calcext:value-type="float">
            <text:p>2.904</text:p>
          </table:table-cell>
          <table:table-cell office:value-type="float" office:value="2.516" calcext:value-type="float">
            <text:p>2.516</text:p>
          </table:table-cell>
          <table:table-cell office:value-type="float" office:value="2.111" calcext:value-type="float">
            <text:p>2.111</text:p>
          </table:table-cell>
          <table:table-cell table:formula="of:=1.69" office:value-type="float" office:value="1.69" calcext:value-type="float">
            <text:p>1.69</text:p>
          </table:table-cell>
          <table:table-cell office:value-type="float" office:value="1.256" calcext:value-type="float">
            <text:p>1.256</text:p>
          </table:table-cell>
          <table:table-cell office:value-type="float" office:value="0.812" calcext:value-type="float">
            <text:p>0.812</text:p>
          </table:table-cell>
          <table:table-cell office:value-type="float" office:value="0.374" calcext:value-type="float">
            <text:p>0.374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4">
          <table:table-cell/>
          <table:table-cell office:value-type="float" office:value="0.03" calcext:value-type="float">
            <text:p>0.03</text:p>
          </table:table-cell>
          <table:table-cell table:formula="of:=[.M15]" office:value-type="float" office:value="28.122" calcext:value-type="float">
            <text:p>28.122</text:p>
          </table:table-cell>
          <table:table-cell office:value-type="float" office:value="16.226" calcext:value-type="float">
            <text:p>16.226</text:p>
          </table:table-cell>
          <table:table-cell table:number-columns-repeated="5"/>
          <table:table-cell table:style-name="ce17" office:value-type="float" office:value="4.808" calcext:value-type="float">
            <text:p>4.808</text:p>
          </table:table-cell>
          <table:table-cell office:value-type="float" office:value="3.365" calcext:value-type="float">
            <text:p>3.365</text:p>
          </table:table-cell>
          <table:table-cell office:value-type="float" office:value="2.77" calcext:value-type="float">
            <text:p>2.77</text:p>
          </table:table-cell>
          <table:table-cell office:value-type="float" office:value="2.413" calcext:value-type="float">
            <text:p>2.413</text:p>
          </table:table-cell>
          <table:table-cell office:value-type="float" office:value="2.17" calcext:value-type="float">
            <text:p>2.17</text:p>
          </table:table-cell>
          <table:table-cell office:value-type="float" office:value="1.989" calcext:value-type="float">
            <text:p>1.989</text:p>
          </table:table-cell>
          <table:table-cell table:formula="of:=1.845" office:value-type="float" office:value="1.845" calcext:value-type="float">
            <text:p>1.845</text:p>
          </table:table-cell>
          <table:table-cell office:value-type="float" office:value="1.721" calcext:value-type="float">
            <text:p>1.721</text:p>
          </table:table-cell>
          <table:table-cell office:value-type="float" office:value="1.601" calcext:value-type="float">
            <text:p>1.601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.04</text:p>
          </table:table-cell>
          <table:table-cell table:formula="of:=[.N15]" office:value-type="float" office:value="27.66" calcext:value-type="float">
            <text:p>27.66</text:p>
          </table:table-cell>
          <table:table-cell table:style-name="Default" office:value-type="float" office:value="16.493" calcext:value-type="float">
            <text:p>16.493</text:p>
          </table:table-cell>
          <table:table-cell/>
          <table:table-cell table:style-name="Default"/>
          <table:table-cell table:number-columns-repeated="3"/>
          <table:table-cell table:style-name="ce17" office:value-type="float" office:value="2.509" calcext:value-type="float">
            <text:p>2.509</text:p>
          </table:table-cell>
          <table:table-cell table:style-name="ce17" office:value-type="float" office:value="2.794" calcext:value-type="float">
            <text:p>2.794</text:p>
          </table:table-cell>
          <table:table-cell office:value-type="float" office:value="2.977" calcext:value-type="float">
            <text:p>2.977</text:p>
          </table:table-cell>
          <table:table-cell office:value-type="float" office:value="3.123" calcext:value-type="float">
            <text:p>3.123</text:p>
          </table:table-cell>
          <table:table-cell office:value-type="float" office:value="3.239" calcext:value-type="float">
            <text:p>3.239</text:p>
          </table:table-cell>
          <table:table-cell office:value-type="float" office:value="3.342" calcext:value-type="float">
            <text:p>3.342</text:p>
          </table:table-cell>
          <table:table-cell table:formula="of:=3.434" office:value-type="float" office:value="3.434" calcext:value-type="float">
            <text:p>3.434</text:p>
          </table:table-cell>
          <table:table-cell office:value-type="float" office:value="3.515" calcext:value-type="float">
            <text:p>3.515</text:p>
          </table:table-cell>
          <table:table-cell office:value-type="float" office:value="3.587" calcext:value-type="float">
            <text:p>3.587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.05</text:p>
          </table:table-cell>
          <table:table-cell table:formula="of:=[.O15]" office:value-type="float" office:value="27.248" calcext:value-type="float">
            <text:p>27.248</text:p>
          </table:table-cell>
          <table:table-cell office:value-type="float" office:value="16.727" calcext:value-type="float">
            <text:p>16.727</text:p>
          </table:table-cell>
          <table:table-cell table:number-columns-repeated="5"/>
          <table:table-cell table:style-name="ce17" table:formula="of:=SUM([.J10:.J14])" office:value-type="float" office:value="30.493" calcext:value-type="float">
            <text:p>30.493</text:p>
          </table:table-cell>
          <table:table-cell table:style-name="ce17" table:formula="of:=SUM([.K10:.K14])" office:value-type="float" office:value="29.349" calcext:value-type="float">
            <text:p>29.349</text:p>
          </table:table-cell>
          <table:table-cell table:style-name="ce17" table:formula="of:=SUM([.L10:.L14])" office:value-type="float" office:value="28.657" calcext:value-type="float">
            <text:p>28.657</text:p>
          </table:table-cell>
          <table:table-cell table:style-name="ce17" table:formula="of:=SUM([.M10:.M14])" office:value-type="float" office:value="28.122" calcext:value-type="float">
            <text:p>28.122</text:p>
          </table:table-cell>
          <table:table-cell table:style-name="ce17" table:formula="of:=SUM([.N10:.N14])" office:value-type="float" office:value="27.66" calcext:value-type="float">
            <text:p>27.66</text:p>
          </table:table-cell>
          <table:table-cell table:style-name="ce17" table:formula="of:=SUM([.O10:.O14])" office:value-type="float" office:value="27.248" calcext:value-type="float">
            <text:p>27.248</text:p>
          </table:table-cell>
          <table:table-cell table:style-name="ce17" table:formula="of:=SUM([.P10:.P14])" office:value-type="float" office:value="26.873" calcext:value-type="float">
            <text:p>26.873</text:p>
          </table:table-cell>
          <table:table-cell table:style-name="ce17" table:formula="of:=SUM([.Q10:.Q14])" office:value-type="float" office:value="26.534" calcext:value-type="float">
            <text:p>26.534</text:p>
          </table:table-cell>
          <table:table-cell table:style-name="ce17" table:formula="of:=SUM([.R10:.R14])" office:value-type="float" office:value="26.236" calcext:value-type="float">
            <text:p>26.236</text:p>
          </table:table-cell>
          <table:table-cell table:style-name="ce17" table:formula="of:=SUM([.S10:.S14])" office:value-type="float" office:value="25.996" calcext:value-type="float">
            <text:p>25.996</text:p>
          </table:table-cell>
          <table:table-cell table:style-name="ce17" table:formula="of:=SUM([.T10:.T14])" office:value-type="float" office:value="25.838" calcext:value-type="float">
            <text:p>25.838</text:p>
          </table:table-cell>
        </table:table-row>
        <table:table-row table:style-name="ro4">
          <table:table-cell/>
          <table:table-cell office:value-type="float" office:value="0.06" calcext:value-type="float">
            <text:p>0.06</text:p>
          </table:table-cell>
          <table:table-cell table:formula="of:=[.P15]" office:value-type="float" office:value="26.873" calcext:value-type="float">
            <text:p>26.873</text:p>
          </table:table-cell>
          <table:table-cell office:value-type="float" office:value="16.931" calcext:value-type="float">
            <text:p>16.931</text:p>
          </table:table-cell>
          <table:table-cell table:number-columns-repeated="2"/>
          <table:table-cell table:style-name="ce17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.07</text:p>
          </table:table-cell>
          <table:table-cell table:formula="of:=[.Q15]" office:value-type="float" office:value="26.534" calcext:value-type="float">
            <text:p>26.534</text:p>
          </table:table-cell>
          <table:table-cell table:style-name="ce9" office:value-type="float" office:value="17.107" calcext:value-type="float">
            <text:p>17.10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.08</text:p>
          </table:table-cell>
          <table:table-cell table:formula="of:=[.R15]" office:value-type="float" office:value="26.236" calcext:value-type="float">
            <text:p>26.236</text:p>
          </table:table-cell>
          <table:table-cell table:style-name="ce9" office:value-type="float" office:value="17.255" calcext:value-type="float">
            <text:p>17.255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.09</text:p>
          </table:table-cell>
          <table:table-cell table:formula="of:=[.S15]" office:value-type="float" office:value="25.996" calcext:value-type="float">
            <text:p>25.996</text:p>
          </table:table-cell>
          <table:table-cell table:style-name="ce118" office:value-type="float" office:value="17.377" calcext:value-type="float">
            <text:p>17.37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table:style-name="ce26" office:value-type="float" office:value="0.1" calcext:value-type="float">
            <text:p>0.1</text:p>
          </table:table-cell>
          <table:table-cell table:style-name="ce34" table:formula="of:=[.T15]" office:value-type="float" office:value="25.838" calcext:value-type="float">
            <text:p>25.838</text:p>
          </table:table-cell>
          <table:table-cell table:style-name="ce119" office:value-type="float" office:value="17.449" calcext:value-type="float">
            <text:p>17.449</text:p>
          </table:table-cell>
          <table:table-cell table:style-name="ce19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6.3024in" svg:height="3.5382in" svg:x="0.1496in" svg:y="4.2988in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302in" svg:height="3.4795in" svg:x="6.4217in" svg:y="4.3547in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2in" svg:height="3.5409in" svg:x="0.2106in" svg:y="8.2165in">
            <draw:object draw:notify-on-update-of-ranges="'Belsofalsarok-szigeteles'.Q72:'Belsofalsarok-szigeteles'.Q371 'Belsofalsarok-szigeteles'.A72:'Belsofalsarok-szigeteles'.A371 'Belsofalsarok-szigeteles'.A71:'Belsofalsarok-szigeteles'.A71 'Belsofalsarok-szigeteles'.B72:'Belsofalsarok-szigeteles'.B371 'Belsofalsarok-szigeteles'.D72:'Belsofalsarok-szigeteles'.D371 'Belsofalsarok-szigeteles'.D70:'Belsofalsarok-szigeteles'.D70 'Belsofalsarok-szigeteles'.E72:'Belsofalsarok-szigeteles'.E371 'Belsofalsarok-szigeteles'.G72:'Belsofalsarok-szigeteles'.G371 'Belsofalsarok-szigeteles'.G70:'Belsofalsarok-szigeteles'.G70 'Belsofalsarok-szigeteles'.Q72:'Belsofalsarok-szigeteles'.Q371 'Belsofalsarok-szigeteles'.S72:'Belsofalsarok-szigeteles'.S371 'Belsofalsarok-szigeteles'.S70:'Belsofalsarok-szigeteles'.S70 'Belsofalsarok-szigeteles'.T72:'Belsofalsarok-szigeteles'.T3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76in" svg:y="8.1902in">
            <draw:object draw:notify-on-update-of-ranges="'Belsofalsarok-szigeteles'.G72:'Belsofalsarok-szigeteles'.G371 'Belsofalsarok-szigeteles'.Q71:'Belsofalsarok-szigeteles'.Q71 'Belsofalsarok-szigeteles'.Q72:'Belsofalsarok-szigeteles'.Q371 'Belsofalsarok-szigeteles'.G72:'Belsofalsarok-szigeteles'.G371 'Belsofalsarok-szigeteles'.P71:'Belsofalsarok-szigeteles'.P71 'Belsofalsarok-szigeteles'.P72:'Belsofalsarok-szigeteles'.P371 'Belsofalsarok-szigeteles'.G72:'Belsofalsarok-szigeteles'.G371 'Belsofalsarok-szigeteles'.O71:'Belsofalsarok-szigeteles'.O71 'Belsofalsarok-szigeteles'.O72:'Belsofalsarok-szigeteles'.O371 'Belsofalsarok-szigeteles'.G72:'Belsofalsarok-szigeteles'.G371 'Belsofalsarok-szigeteles'.N71:'Belsofalsarok-szigeteles'.N71 'Belsofalsarok-szigeteles'.N72:'Belsofalsarok-szigeteles'.N371 'Belsofalsarok-szigeteles'.G72:'Belsofalsarok-szigeteles'.G371 'Belsofalsarok-szigeteles'.M71:'Belsofalsarok-szigeteles'.M71 'Belsofalsarok-szigeteles'.M72:'Belsofalsarok-szigeteles'.M371 'Belsofalsarok-szigeteles'.G72:'Belsofalsarok-szigeteles'.G371 'Belsofalsarok-szigeteles'.L71:'Belsofalsarok-szigeteles'.L71 'Belsofalsarok-szigeteles'.L72:'Belsofalsarok-szigeteles'.L371 'Belsofalsarok-szigeteles'.G72:'Belsofalsarok-szigeteles'.G371 'Belsofalsarok-szigeteles'.K71:'Belsofalsarok-szigeteles'.K71 'Belsofalsarok-szigeteles'.K72:'Belsofalsarok-szigeteles'.K371 'Belsofalsarok-szigeteles'.G72:'Belsofalsarok-szigeteles'.G371 'Belsofalsarok-szigeteles'.J71:'Belsofalsarok-szigeteles'.J71 'Belsofalsarok-szigeteles'.J72:'Belsofalsarok-szigeteles'.J371 'Belsofalsarok-szigeteles'.G72:'Belsofalsarok-szigeteles'.G371 'Belsofalsarok-szigeteles'.I71:'Belsofalsarok-szigeteles'.I71 'Belsofalsarok-szigeteles'.I72:'Belsofalsarok-szigeteles'.I371 'Belsofalsarok-szigeteles'.G72:'Belsofalsarok-szigeteles'.G371 'Belsofalsarok-szigeteles'.H71:'Belsofalsarok-szigeteles'.H71 'Belsofalsarok-szigeteles'.H72:'Belsofalsarok-szigeteles'.H3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23" office:value-type="string" calcext:value-type="string">
            <text:p>Belső falsarok hőszigetelés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9">
          <table:table-cell/>
          <table:table-cell table:style-name="ce124" office:value-type="string" calcext:value-type="string">
            <text:p><text:span text:style-name="T5">λ</text:span><text:span text:style-name="T6">fal</text:span></text:p>
          </table:table-cell>
          <table:table-cell table:style-name="ce131" office:value-type="string" calcext:value-type="string">
            <text:p><text:span text:style-name="T5">λ</text:span><text:span text:style-name="T6">szigeteles</text:span></text:p>
          </table:table-cell>
          <table:table-cell table:style-name="ce28" table:number-columns-repeated="4"/>
          <table:table-cell table:style-name="ce50"/>
          <table:table-cell table:style-name="ce145"/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/>
          <table:table-cell table:style-name="ce17" table:number-columns-repeated="2"/>
          <table:table-cell/>
          <table:table-cell table:style-name="ce106"/>
          <table:table-cell table:number-columns-repeated="12"/>
        </table:table-row>
        <table:table-row table:style-name="ro1">
          <table:table-cell/>
          <table:table-cell table:style-name="ce107" office:value-type="float" office:value="0.3" calcext:value-type="float">
            <text:p>0.3</text:p>
          </table:table-cell>
          <table:table-cell table:style-name="ce81" office:value-type="float" office:value="0.04" calcext:value-type="float">
            <text:p>0.04</text:p>
          </table:table-cell>
          <table:table-cell table:style-name="ce70"/>
          <table:table-cell table:style-name="ce81" table:number-columns-repeated="2"/>
          <table:table-cell table:style-name="ce70"/>
          <table:table-cell table:style-name="ce54"/>
          <table:table-cell table:number-columns-repeated="12"/>
        </table:table-row>
        <table:table-row table:style-name="ro13">
          <table:table-cell/>
          <table:table-cell table:style-name="ce125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2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7"/>
          <table:covered-table-cell table:style-name="ce143"/>
          <table:covered-table-cell table:style-name="ce137"/>
          <table:covered-table-cell table:style-name="ce143"/>
          <table:covered-table-cell table:style-name="ce144"/>
          <table:table-cell table:number-columns-repeated="12"/>
        </table:table-row>
        <table:table-row table:style-name="ro1">
          <table:table-cell/>
          <table:covered-table-cell table:style-name="ce126"/>
          <table:table-cell table:style-name="ce133" office:value-type="float" office:value="0.1" calcext:value-type="float" table:number-columns-spanned="2" table:number-rows-spanned="1">
            <text:p>0.1</text:p>
          </table:table-cell>
          <table:covered-table-cell table:style-name="ce138"/>
          <table:table-cell table:style-name="ce133" office:value-type="float" office:value="0.2" calcext:value-type="float" table:number-columns-spanned="2" table:number-rows-spanned="1">
            <text:p>0.2</text:p>
          </table:table-cell>
          <table:covered-table-cell table:style-name="ce138"/>
          <table:table-cell table:style-name="ce133" office:value-type="float" office:value="0.3" calcext:value-type="float" table:number-columns-spanned="2" table:number-rows-spanned="1">
            <text:p>0.3</text:p>
          </table:table-cell>
          <table:covered-table-cell table:style-name="ce138"/>
          <table:table-cell table:number-columns-repeated="12"/>
        </table:table-row>
        <table:table-row table:style-name="ro8">
          <table:table-cell/>
          <table:covered-table-cell table:style-name="ce127"/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number-columns-repeated="12"/>
        </table:table-row>
        <table:table-row table:style-name="ro14">
          <table:table-cell/>
          <table:covered-table-cell table:style-name="ce128"/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" calcext:value-type="float">
            <text:p>0</text:p>
          </table:table-cell>
          <table:table-cell table:style-name="ce134" table:formula="of:=2*14.419" office:value-type="float" office:value="28.838" calcext:value-type="float">
            <text:p>28.838</text:p>
          </table:table-cell>
          <table:table-cell table:style-name="ce140" office:value-type="float" office:value="14.321" calcext:value-type="float">
            <text:p>14.321</text:p>
          </table:table-cell>
          <table:table-cell table:style-name="ce134" table:formula="of:=[.C11]" office:value-type="float" office:value="28.838" calcext:value-type="float">
            <text:p>28.838</text:p>
          </table:table-cell>
          <table:table-cell table:style-name="ce140" table:formula="of:=[.D11]" office:value-type="float" office:value="14.321" calcext:value-type="float">
            <text:p>14.321</text:p>
          </table:table-cell>
          <table:table-cell table:style-name="ce134" table:formula="of:=[.C11]" office:value-type="float" office:value="28.838" calcext:value-type="float">
            <text:p>28.838</text:p>
          </table:table-cell>
          <table:table-cell table:style-name="ce140" table:formula="of:=[.D11]" office:value-type="float" office:value="14.321" calcext:value-type="float">
            <text:p>14.321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1" calcext:value-type="float">
            <text:p>0.01</text:p>
          </table:table-cell>
          <table:table-cell table:style-name="ce134" table:formula="of:=2*13.963" office:value-type="float" office:value="27.926" calcext:value-type="float">
            <text:p>27.926</text:p>
          </table:table-cell>
          <table:table-cell table:style-name="ce140" office:value-type="float" office:value="15.282" calcext:value-type="float">
            <text:p>15.282</text:p>
          </table:table-cell>
          <table:table-cell table:style-name="ce134" table:formula="of:=2*13.382" office:value-type="float" office:value="26.764" calcext:value-type="float">
            <text:p>26.764</text:p>
          </table:table-cell>
          <table:table-cell table:style-name="ce140" office:value-type="float" office:value="15.058" calcext:value-type="float">
            <text:p>15.058</text:p>
          </table:table-cell>
          <table:table-cell table:style-name="ce134" table:formula="of:=2*13.006" office:value-type="float" office:value="26.012" calcext:value-type="float">
            <text:p>26.012</text:p>
          </table:table-cell>
          <table:table-cell table:style-name="ce140" office:value-type="float" office:value="14.982" calcext:value-type="float">
            <text:p>14.9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2" calcext:value-type="float">
            <text:p>0.02</text:p>
          </table:table-cell>
          <table:table-cell table:style-name="ce134" table:formula="of:=2*13.614" office:value-type="float" office:value="27.228" calcext:value-type="float">
            <text:p>27.228</text:p>
          </table:table-cell>
          <table:table-cell table:style-name="ce140" office:value-type="float" office:value="15.968" calcext:value-type="float">
            <text:p>15.968</text:p>
          </table:table-cell>
          <table:table-cell table:style-name="ce134" table:formula="of:=2*12.937" office:value-type="float" office:value="25.874" calcext:value-type="float">
            <text:p>25.874</text:p>
          </table:table-cell>
          <table:table-cell table:style-name="ce140" office:value-type="float" office:value="15.658" calcext:value-type="float">
            <text:p>15.658</text:p>
          </table:table-cell>
          <table:table-cell table:style-name="ce134" table:formula="of:=2*12.33" office:value-type="float" office:value="24.66" calcext:value-type="float">
            <text:p>24.66</text:p>
          </table:table-cell>
          <table:table-cell table:style-name="ce140" office:value-type="float" office:value="15.538" calcext:value-type="float">
            <text:p>15.538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3" calcext:value-type="float">
            <text:p>0.03</text:p>
          </table:table-cell>
          <table:table-cell table:style-name="ce134" table:formula="of:=2*13.377" office:value-type="float" office:value="26.754" calcext:value-type="float">
            <text:p>26.754</text:p>
          </table:table-cell>
          <table:table-cell table:style-name="ce140" office:value-type="float" office:value="16.412" calcext:value-type="float">
            <text:p>16.412</text:p>
          </table:table-cell>
          <table:table-cell table:style-name="ce134" table:formula="of:=2*12.491" office:value-type="float" office:value="24.982" calcext:value-type="float">
            <text:p>24.982</text:p>
          </table:table-cell>
          <table:table-cell table:style-name="ce140" office:value-type="float" office:value="16.088" calcext:value-type="float">
            <text:p>16.088</text:p>
          </table:table-cell>
          <table:table-cell table:style-name="ce134" table:formula="of:=2*11.679" office:value-type="float" office:value="23.358" calcext:value-type="float">
            <text:p>23.358</text:p>
          </table:table-cell>
          <table:table-cell table:style-name="ce140" office:value-type="float" office:value="15.955" calcext:value-type="float">
            <text:p>15.95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4" calcext:value-type="float">
            <text:p>0.04</text:p>
          </table:table-cell>
          <table:table-cell table:style-name="ce134" table:formula="of:=2*13.191" office:value-type="float" office:value="26.382" calcext:value-type="float">
            <text:p>26.382</text:p>
          </table:table-cell>
          <table:table-cell table:style-name="ce140" office:value-type="float" office:value="16.727" calcext:value-type="float">
            <text:p>16.727</text:p>
          </table:table-cell>
          <table:table-cell table:style-name="ce134" table:formula="of:=2*12.153" office:value-type="float" office:value="24.306" calcext:value-type="float">
            <text:p>24.306</text:p>
          </table:table-cell>
          <table:table-cell table:style-name="ce140" office:value-type="float" office:value="16.414" calcext:value-type="float">
            <text:p>16.414</text:p>
          </table:table-cell>
          <table:table-cell table:style-name="ce134" table:formula="of:=2*11.186" office:value-type="float" office:value="22.372" calcext:value-type="float">
            <text:p>22.372</text:p>
          </table:table-cell>
          <table:table-cell table:style-name="ce140" office:value-type="float" office:value="16.282" calcext:value-type="float">
            <text:p>16.2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5" calcext:value-type="float">
            <text:p>0.05</text:p>
          </table:table-cell>
          <table:table-cell table:style-name="ce134" table:formula="of:=2*13.033" office:value-type="float" office:value="26.066" calcext:value-type="float">
            <text:p>26.066</text:p>
          </table:table-cell>
          <table:table-cell table:style-name="ce140" office:value-type="float" office:value="16.965" calcext:value-type="float">
            <text:p>16.965</text:p>
          </table:table-cell>
          <table:table-cell table:style-name="ce134" table:formula="of:=2*11.88" office:value-type="float" office:value="23.76" calcext:value-type="float">
            <text:p>23.76</text:p>
          </table:table-cell>
          <table:table-cell table:style-name="ce140" office:value-type="float" office:value="16.671" calcext:value-type="float">
            <text:p>16.671</text:p>
          </table:table-cell>
          <table:table-cell table:style-name="ce134" table:formula="of:=2*10.792" office:value-type="float" office:value="21.584" calcext:value-type="float">
            <text:p>21.584</text:p>
          </table:table-cell>
          <table:table-cell table:style-name="ce140" office:value-type="float" office:value="16.545" calcext:value-type="float">
            <text:p>16.54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6" calcext:value-type="float">
            <text:p>0.06</text:p>
          </table:table-cell>
          <table:table-cell table:style-name="ce134" table:formula="of:=2*12.894" office:value-type="float" office:value="25.788" calcext:value-type="float">
            <text:p>25.788</text:p>
          </table:table-cell>
          <table:table-cell table:style-name="ce140" office:value-type="float" office:value="17.153" calcext:value-type="float">
            <text:p>17.153</text:p>
          </table:table-cell>
          <table:table-cell table:style-name="ce134" table:formula="of:=2*11.649" office:value-type="float" office:value="23.298" calcext:value-type="float">
            <text:p>23.298</text:p>
          </table:table-cell>
          <table:table-cell table:style-name="ce140" office:value-type="float" office:value="16.88" calcext:value-type="float">
            <text:p>16.88</text:p>
          </table:table-cell>
          <table:table-cell table:style-name="ce134" table:formula="of:=2*10.465" office:value-type="float" office:value="20.93" calcext:value-type="float">
            <text:p>20.93</text:p>
          </table:table-cell>
          <table:table-cell table:style-name="ce140" office:value-type="float" office:value="16.762" calcext:value-type="float">
            <text:p>16.76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7" calcext:value-type="float">
            <text:p>0.07</text:p>
          </table:table-cell>
          <table:table-cell table:style-name="ce134" table:formula="of:=2*12.767" office:value-type="float" office:value="25.534" calcext:value-type="float">
            <text:p>25.534</text:p>
          </table:table-cell>
          <table:table-cell table:style-name="ce140" office:value-type="float" office:value="17.307" calcext:value-type="float">
            <text:p>17.307</text:p>
          </table:table-cell>
          <table:table-cell table:style-name="ce134" table:formula="of:=2*11.449" office:value-type="float" office:value="22.898" calcext:value-type="float">
            <text:p>22.898</text:p>
          </table:table-cell>
          <table:table-cell table:style-name="ce140" office:value-type="float" office:value="17.054" calcext:value-type="float">
            <text:p>17.054</text:p>
          </table:table-cell>
          <table:table-cell table:style-name="ce134" table:formula="of:=2*10.186" office:value-type="float" office:value="20.372" calcext:value-type="float">
            <text:p>20.372</text:p>
          </table:table-cell>
          <table:table-cell table:style-name="ce140" office:value-type="float" office:value="16.946" calcext:value-type="float">
            <text:p>16.946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8" calcext:value-type="float">
            <text:p>0.08</text:p>
          </table:table-cell>
          <table:table-cell table:style-name="ce135" table:formula="of:=2*12.651" office:value-type="float" office:value="25.302" calcext:value-type="float">
            <text:p>25.302</text:p>
          </table:table-cell>
          <table:table-cell table:style-name="ce141" office:value-type="float" office:value="17.435" calcext:value-type="float">
            <text:p>17.435</text:p>
          </table:table-cell>
          <table:table-cell table:style-name="ce134" table:formula="of:=2*11.271" office:value-type="float" office:value="22.542" calcext:value-type="float">
            <text:p>22.542</text:p>
          </table:table-cell>
          <table:table-cell table:style-name="ce140" office:value-type="float" office:value="17.203" calcext:value-type="float">
            <text:p>17.203</text:p>
          </table:table-cell>
          <table:table-cell table:style-name="ce134" table:formula="of:=2*9.943" office:value-type="float" office:value="19.886" calcext:value-type="float">
            <text:p>19.886</text:p>
          </table:table-cell>
          <table:table-cell table:style-name="ce140" office:value-type="float" office:value="17.103" calcext:value-type="float">
            <text:p>17.103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9" calcext:value-type="float">
            <text:p>0.09</text:p>
          </table:table-cell>
          <table:table-cell table:style-name="ce134" table:formula="of:=2*12.543" office:value-type="float" office:value="25.086" calcext:value-type="float">
            <text:p>25.086</text:p>
          </table:table-cell>
          <table:table-cell table:style-name="ce140" office:value-type="float" office:value="17.546" calcext:value-type="float">
            <text:p>17.546</text:p>
          </table:table-cell>
          <table:table-cell table:style-name="ce134" table:formula="of:=2*11.112" office:value-type="float" office:value="22.224" calcext:value-type="float">
            <text:p>22.224</text:p>
          </table:table-cell>
          <table:table-cell table:style-name="ce140" office:value-type="float" office:value="17.331" calcext:value-type="float">
            <text:p>17.331</text:p>
          </table:table-cell>
          <table:table-cell table:style-name="ce134" table:formula="of:=2*9.727" office:value-type="float" office:value="19.454" calcext:value-type="float">
            <text:p>19.454</text:p>
          </table:table-cell>
          <table:table-cell table:style-name="ce140" office:value-type="float" office:value="17.241" calcext:value-type="float">
            <text:p>17.241</text:p>
          </table:table-cell>
          <table:table-cell table:number-columns-repeated="12"/>
        </table:table-row>
        <table:table-row table:style-name="ro1">
          <table:table-cell/>
          <table:table-cell table:style-name="ce130" office:value-type="float" office:value="0.1" calcext:value-type="float">
            <text:p>0.1</text:p>
          </table:table-cell>
          <table:table-cell table:style-name="ce136" table:formula="of:=2*12.442" office:value-type="float" office:value="24.884" calcext:value-type="float">
            <text:p>24.884</text:p>
          </table:table-cell>
          <table:table-cell table:style-name="ce142" office:value-type="float" office:value="17.642" calcext:value-type="float">
            <text:p>17.642</text:p>
          </table:table-cell>
          <table:table-cell table:style-name="ce136" table:formula="of:=2*10.967" office:value-type="float" office:value="21.934" calcext:value-type="float">
            <text:p>21.934</text:p>
          </table:table-cell>
          <table:table-cell table:style-name="ce142" office:value-type="float" office:value="17.445" calcext:value-type="float">
            <text:p>17.445</text:p>
          </table:table-cell>
          <table:table-cell table:style-name="ce136" table:formula="of:=2*9.46" office:value-type="float" office:value="18.92" calcext:value-type="float">
            <text:p>18.92</text:p>
          </table:table-cell>
          <table:table-cell table:style-name="ce142" office:value-type="float" office:value="17.362" calcext:value-type="float">
            <text:p>17.362</text:p>
          </table:table-cell>
          <table:table-cell table:number-columns-repeated="12"/>
        </table:table-row>
        <table:table-row table:style-name="ro1" table:number-rows-repeated="48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=10 [cm]</text:p>
          </table:table-cell>
          <table:table-cell table:number-columns-repeated="2"/>
          <table:table-cell office:value-type="string" calcext:value-type="string">
            <text:p>l=20 [cm]</text:p>
          </table:table-cell>
          <table:table-cell table:number-columns-repeated="11"/>
          <table:table-cell office:value-type="string" calcext:value-type="string">
            <text:p>l=30 [cm]</text:p>
          </table:table-cell>
          <table:table-cell/>
        </table:table-row>
        <table:table-row table:style-name="ro1">
          <table:table-cell table:style-name="ce17" office:value-type="string" calcext:value-type="string">
            <text:p>d=0 [cm]</text:p>
          </table:table-cell>
          <table:table-cell table:style-name="ce17"/>
          <table:table-cell/>
          <table:table-cell office:value-type="string" calcext:value-type="string">
            <text:p>d=10 [cm]</text:p>
          </table:table-cell>
          <table:table-cell table:number-columns-repeated="3"/>
          <table:table-cell office:value-type="string" calcext:value-type="string">
            <text:p>d=1 [cm]</text:p>
          </table:table-cell>
          <table:table-cell office:value-type="string" calcext:value-type="string">
            <text:p>d=2 [cm]</text:p>
          </table:table-cell>
          <table:table-cell office:value-type="string" calcext:value-type="string">
            <text:p>d=3 [cm]</text:p>
          </table:table-cell>
          <table:table-cell office:value-type="string" calcext:value-type="string">
            <text:p>d=4 [cm]</text:p>
          </table:table-cell>
          <table:table-cell office:value-type="string" calcext:value-type="string">
            <text:p>d=5 [cm]</text:p>
          </table:table-cell>
          <table:table-cell office:value-type="string" calcext:value-type="string">
            <text:p>d=6 [cm]</text:p>
          </table:table-cell>
          <table:table-cell office:value-type="string" calcext:value-type="string">
            <text:p>d=7 [cm]</text:p>
          </table:table-cell>
          <table:table-cell office:value-type="string" calcext:value-type="string">
            <text:p>d=8 [cm]</text:p>
          </table:table-cell>
          <table:table-cell office:value-type="string" calcext:value-type="string">
            <text:p>d=9 [cm]</text:p>
          </table:table-cell>
          <table:table-cell office:value-type="string" calcext:value-type="string">
            <text:p>d=10 [cm]</text:p>
          </table:table-cell>
          <table:table-cell/>
          <table:table-cell office:value-type="string" calcext:value-type="string">
            <text:p>d=10 [cm]</text:p>
          </table:table-cell>
          <table:table-cell/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4.3208835041821" calcext:value-type="float">
            <text:p>14.3208835042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7.6417941325404" calcext:value-type="float">
            <text:p>17.6417941325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5.0583043064046" calcext:value-type="float">
            <text:p>15.0583043064</text:p>
          </table:table-cell>
          <table:table-cell office:value-type="float" office:value="15.6578352505519" calcext:value-type="float">
            <text:p>15.6578352506</text:p>
          </table:table-cell>
          <table:table-cell office:value-type="float" office:value="16.088471635002" calcext:value-type="float">
            <text:p>16.088471635</text:p>
          </table:table-cell>
          <table:table-cell office:value-type="float" office:value="16.4142082986936" calcext:value-type="float">
            <text:p>16.4142082987</text:p>
          </table:table-cell>
          <table:table-cell office:value-type="float" office:value="16.6708861321844" calcext:value-type="float">
            <text:p>16.6708861322</text:p>
          </table:table-cell>
          <table:table-cell office:value-type="float" office:value="16.8797601805451" calcext:value-type="float">
            <text:p>16.8797601805</text:p>
          </table:table-cell>
          <table:table-cell office:value-type="float" office:value="17.0541240209763" calcext:value-type="float">
            <text:p>17.054124021</text:p>
          </table:table-cell>
          <table:table-cell office:value-type="float" office:value="17.2026948437476" calcext:value-type="float">
            <text:p>17.2026948437</text:p>
          </table:table-cell>
          <table:table-cell office:value-type="float" office:value="17.3314222547784" calcext:value-type="float">
            <text:p>17.3314222548</text:p>
          </table:table-cell>
          <table:table-cell office:value-type="float" office:value="17.4445050402631" calcext:value-type="float">
            <text:p>17.4445050403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7.3616819162414" calcext:value-type="float">
            <text:p>17.3616819162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4.501266610903" calcext:value-type="float">
            <text:p>14.5012666109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7.9671984675166" calcext:value-type="float">
            <text:p>17.9671984675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5.6254970646393" calcext:value-type="float">
            <text:p>15.6254970646</text:p>
          </table:table-cell>
          <table:table-cell office:value-type="float" office:value="16.2140088110467" calcext:value-type="float">
            <text:p>16.214008811</text:p>
          </table:table-cell>
          <table:table-cell office:value-type="float" office:value="16.6061310189751" calcext:value-type="float">
            <text:p>16.606131019</text:p>
          </table:table-cell>
          <table:table-cell office:value-type="float" office:value="16.8959833452322" calcext:value-type="float">
            <text:p>16.8959833452</text:p>
          </table:table-cell>
          <table:table-cell office:value-type="float" office:value="17.1219948825748" calcext:value-type="float">
            <text:p>17.1219948826</text:p>
          </table:table-cell>
          <table:table-cell office:value-type="float" office:value="17.3048390959949" calcext:value-type="float">
            <text:p>17.304839096</text:p>
          </table:table-cell>
          <table:table-cell office:value-type="float" office:value="17.4569132380854" calcext:value-type="float">
            <text:p>17.4569132381</text:p>
          </table:table-cell>
          <table:table-cell office:value-type="float" office:value="17.5861680880632" calcext:value-type="float">
            <text:p>17.5861680881</text:p>
          </table:table-cell>
          <table:table-cell office:value-type="float" office:value="17.6979582538417" calcext:value-type="float">
            <text:p>17.6979582538</text:p>
          </table:table-cell>
          <table:table-cell office:value-type="float" office:value="17.7960297520882" calcext:value-type="float">
            <text:p>17.7960297521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7.7241299909566" calcext:value-type="float">
            <text:p>17.72412999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4.6540131306534" calcext:value-type="float">
            <text:p>14.6540131307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8.1787772153414" calcext:value-type="float">
            <text:p>18.1787772153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5.9545092638929" calcext:value-type="float">
            <text:p>15.9545092639</text:p>
          </table:table-cell>
          <table:table-cell office:value-type="float" office:value="16.558457351579" calcext:value-type="float">
            <text:p>16.5584573516</text:p>
          </table:table-cell>
          <table:table-cell office:value-type="float" office:value="16.9335501759551" calcext:value-type="float">
            <text:p>16.933550176</text:p>
          </table:table-cell>
          <table:table-cell office:value-type="float" office:value="17.203738458022" calcext:value-type="float">
            <text:p>17.203738458</text:p>
          </table:table-cell>
          <table:table-cell office:value-type="float" office:value="17.411782564203" calcext:value-type="float">
            <text:p>17.4117825642</text:p>
          </table:table-cell>
          <table:table-cell office:value-type="float" office:value="17.5788771697288" calcext:value-type="float">
            <text:p>17.5788771697</text:p>
          </table:table-cell>
          <table:table-cell office:value-type="float" office:value="17.717210208844" calcext:value-type="float">
            <text:p>17.7172102088</text:p>
          </table:table-cell>
          <table:table-cell office:value-type="float" office:value="17.8344119983976" calcext:value-type="float">
            <text:p>17.8344119984</text:p>
          </table:table-cell>
          <table:table-cell office:value-type="float" office:value="17.9355437585909" calcext:value-type="float">
            <text:p>17.9355437586</text:p>
          </table:table-cell>
          <table:table-cell office:value-type="float" office:value="18.0241100405753" calcext:value-type="float">
            <text:p>18.0241100406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7.9590865455022" calcext:value-type="float">
            <text:p>17.9590865455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14.7876009956292" calcext:value-type="float">
            <text:p>14.7876009956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8.3287705696343" calcext:value-type="float">
            <text:p>18.3287705696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6.1617365110055" calcext:value-type="float">
            <text:p>16.161736511</text:p>
          </table:table-cell>
          <table:table-cell office:value-type="float" office:value="16.7896612082891" calcext:value-type="float">
            <text:p>16.7896612083</text:p>
          </table:table-cell>
          <table:table-cell office:value-type="float" office:value="17.1584750920067" calcext:value-type="float">
            <text:p>17.158475092</text:p>
          </table:table-cell>
          <table:table-cell office:value-type="float" office:value="17.4175294793471" calcext:value-type="float">
            <text:p>17.4175294793</text:p>
          </table:table-cell>
          <table:table-cell office:value-type="float" office:value="17.6143828635592" calcext:value-type="float">
            <text:p>17.6143828636</text:p>
          </table:table-cell>
          <table:table-cell office:value-type="float" office:value="17.7712467876398" calcext:value-type="float">
            <text:p>17.7712467876</text:p>
          </table:table-cell>
          <table:table-cell office:value-type="float" office:value="17.9004415162587" calcext:value-type="float">
            <text:p>17.9004415163</text:p>
          </table:table-cell>
          <table:table-cell office:value-type="float" office:value="18.0095071334637" calcext:value-type="float">
            <text:p>18.0095071335</text:p>
          </table:table-cell>
          <table:table-cell office:value-type="float" office:value="18.1033699551206" calcext:value-type="float">
            <text:p>18.1033699551</text:p>
          </table:table-cell>
          <table:table-cell office:value-type="float" office:value="18.185405164097" calcext:value-type="float">
            <text:p>18.1854051641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8.1250657170675" calcext:value-type="float">
            <text:p>18.125065717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4.9067782401858" calcext:value-type="float">
            <text:p>14.9067782402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8.4416480699918" calcext:value-type="float">
            <text:p>18.44164807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6.3013059963859" calcext:value-type="float">
            <text:p>16.3013059964</text:p>
          </table:table-cell>
          <table:table-cell office:value-type="float" office:value="16.9538207129333" calcext:value-type="float">
            <text:p>16.9538207129</text:p>
          </table:table-cell>
          <table:table-cell office:value-type="float" office:value="17.3220430172078" calcext:value-type="float">
            <text:p>17.3220430172</text:p>
          </table:table-cell>
          <table:table-cell office:value-type="float" office:value="17.574873785743" calcext:value-type="float">
            <text:p>17.5748737857</text:p>
          </table:table-cell>
          <table:table-cell office:value-type="float" office:value="17.7645310129289" calcext:value-type="float">
            <text:p>17.7645310129</text:p>
          </table:table-cell>
          <table:table-cell office:value-type="float" office:value="17.9144488331686" calcext:value-type="float">
            <text:p>17.9144488332</text:p>
          </table:table-cell>
          <table:table-cell office:value-type="float" office:value="18.0372575268011" calcext:value-type="float">
            <text:p>18.0372575268</text:p>
          </table:table-cell>
          <table:table-cell office:value-type="float" office:value="18.1405352071504" calcext:value-type="float">
            <text:p>18.1405352072</text:p>
          </table:table-cell>
          <table:table-cell office:value-type="float" office:value="18.2291643023806" calcext:value-type="float">
            <text:p>18.2291643024</text:p>
          </table:table-cell>
          <table:table-cell office:value-type="float" office:value="18.3064560428545" calcext:value-type="float">
            <text:p>18.3064560429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8.2494769824263" calcext:value-type="float">
            <text:p>18.249476982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5.0145330701327" calcext:value-type="float">
            <text:p>15.0145330701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8.5302821338943" calcext:value-type="float">
            <text:p>18.5302821339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6.401037977262" calcext:value-type="float">
            <text:p>16.4010379773</text:p>
          </table:table-cell>
          <table:table-cell office:value-type="float" office:value="17.0752592570088" calcext:value-type="float">
            <text:p>17.075259257</text:p>
          </table:table-cell>
          <table:table-cell office:value-type="float" office:value="17.445915690885" calcext:value-type="float">
            <text:p>17.4459156909</text:p>
          </table:table-cell>
          <table:table-cell office:value-type="float" office:value="17.6955203854863" calcext:value-type="float">
            <text:p>17.6955203855</text:p>
          </table:table-cell>
          <table:table-cell office:value-type="float" office:value="17.8805075971682" calcext:value-type="float">
            <text:p>17.8805075972</text:p>
          </table:table-cell>
          <table:table-cell office:value-type="float" office:value="18.0255858186605" calcext:value-type="float">
            <text:p>18.0255858187</text:p>
          </table:table-cell>
          <table:table-cell office:value-type="float" office:value="18.1437857187919" calcext:value-type="float">
            <text:p>18.1437857188</text:p>
          </table:table-cell>
          <table:table-cell office:value-type="float" office:value="18.242797536409" calcext:value-type="float">
            <text:p>18.2427975364</text:p>
          </table:table-cell>
          <table:table-cell office:value-type="float" office:value="18.327515075641" calcext:value-type="float">
            <text:p>18.3275150756</text:p>
          </table:table-cell>
          <table:table-cell office:value-type="float" office:value="18.4012263361105" calcext:value-type="float">
            <text:p>18.4012263361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8.3467407179955" calcext:value-type="float">
            <text:p>18.346740718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5.1129101397381" calcext:value-type="float">
            <text:p>15.1129101397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8.6021021857408" calcext:value-type="float">
            <text:p>18.6021021857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6.4762952987415" calcext:value-type="float">
            <text:p>16.4762952987</text:p>
          </table:table-cell>
          <table:table-cell office:value-type="float" office:value="17.1680019970884" calcext:value-type="float">
            <text:p>17.1680019971</text:p>
          </table:table-cell>
          <table:table-cell office:value-type="float" office:value="17.5426062953809" calcext:value-type="float">
            <text:p>17.5426062954</text:p>
          </table:table-cell>
          <table:table-cell office:value-type="float" office:value="17.7908761477481" calcext:value-type="float">
            <text:p>17.7908761477</text:p>
          </table:table-cell>
          <table:table-cell office:value-type="float" office:value="17.9728693368868" calcext:value-type="float">
            <text:p>17.9728693369</text:p>
          </table:table-cell>
          <table:table-cell office:value-type="float" office:value="18.1145328341014" calcext:value-type="float">
            <text:p>18.1145328341</text:p>
          </table:table-cell>
          <table:table-cell office:value-type="float" office:value="18.2293373701182" calcext:value-type="float">
            <text:p>18.2293373701</text:p>
          </table:table-cell>
          <table:table-cell office:value-type="float" office:value="18.3251278842165" calcext:value-type="float">
            <text:p>18.3251278842</text:p>
          </table:table-cell>
          <table:table-cell office:value-type="float" office:value="18.4068440333609" calcext:value-type="float">
            <text:p>18.4068440334</text:p>
          </table:table-cell>
          <table:table-cell office:value-type="float" office:value="18.4777769698563" calcext:value-type="float">
            <text:p>18.4777769699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8.4251813105491" calcext:value-type="float">
            <text:p>18.425181310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5.2033942151296" calcext:value-type="float">
            <text:p>15.2033942151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8.6617168232975" calcext:value-type="float">
            <text:p>18.6617168233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6.5359906989211" calcext:value-type="float">
            <text:p>16.5359906989</text:p>
          </table:table-cell>
          <table:table-cell office:value-type="float" office:value="17.2407165442688" calcext:value-type="float">
            <text:p>17.2407165443</text:p>
          </table:table-cell>
          <table:table-cell office:value-type="float" office:value="17.6198812209556" calcext:value-type="float">
            <text:p>17.619881221</text:p>
          </table:table-cell>
          <table:table-cell office:value-type="float" office:value="17.8680227991355" calcext:value-type="float">
            <text:p>17.8680227991</text:p>
          </table:table-cell>
          <table:table-cell office:value-type="float" office:value="18.0481694472206" calcext:value-type="float">
            <text:p>18.0481694472</text:p>
          </table:table-cell>
          <table:table-cell office:value-type="float" office:value="18.1874192322698" calcext:value-type="float">
            <text:p>18.1874192323</text:p>
          </table:table-cell>
          <table:table-cell office:value-type="float" office:value="18.2996913601827" calcext:value-type="float">
            <text:p>18.2996913602</text:p>
          </table:table-cell>
          <table:table-cell office:value-type="float" office:value="18.3930084119894" calcext:value-type="float">
            <text:p>18.393008412</text:p>
          </table:table-cell>
          <table:table-cell office:value-type="float" office:value="18.4723774026933" calcext:value-type="float">
            <text:p>18.4723774027</text:p>
          </table:table-cell>
          <table:table-cell office:value-type="float" office:value="18.5411100749941" calcext:value-type="float">
            <text:p>18.541110075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8.4899642243" calcext:value-type="float">
            <text:p>18.4899642243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5.2871111485335" calcext:value-type="float">
            <text:p>15.2871111485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8.7121499083977" calcext:value-type="float">
            <text:p>18.7121499084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6.5854751609104" calcext:value-type="float">
            <text:p>16.5854751609</text:p>
          </table:table-cell>
          <table:table-cell office:value-type="float" office:value="17.2990474955556" calcext:value-type="float">
            <text:p>17.2990474956</text:p>
          </table:table-cell>
          <table:table-cell office:value-type="float" office:value="17.6828361827266" calcext:value-type="float">
            <text:p>17.6828361827</text:p>
          </table:table-cell>
          <table:table-cell office:value-type="float" office:value="17.931610968243" calcext:value-type="float">
            <text:p>17.9316109682</text:p>
          </table:table-cell>
          <table:table-cell office:value-type="float" office:value="18.1107116376229" calcext:value-type="float">
            <text:p>18.1107116376</text:p>
          </table:table-cell>
          <table:table-cell office:value-type="float" office:value="18.2482700299014" calcext:value-type="float">
            <text:p>18.2482700299</text:p>
          </table:table-cell>
          <table:table-cell office:value-type="float" office:value="18.3586422448308" calcext:value-type="float">
            <text:p>18.3586422448</text:p>
          </table:table-cell>
          <table:table-cell office:value-type="float" office:value="18.4500386053936" calcext:value-type="float">
            <text:p>18.4500386054</text:p>
          </table:table-cell>
          <table:table-cell office:value-type="float" office:value="18.5275464526997" calcext:value-type="float">
            <text:p>18.5275464527</text:p>
          </table:table-cell>
          <table:table-cell office:value-type="float" office:value="18.5945096605517" calcext:value-type="float">
            <text:p>18.5945096606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8.5444805720392" calcext:value-type="float">
            <text:p>18.544480572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5.3649427660056" calcext:value-type="float">
            <text:p>15.36494276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8.755475402827" calcext:value-type="float">
            <text:p>18.7554754028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6.6280435403936" calcext:value-type="float">
            <text:p>16.6280435404</text:p>
          </table:table-cell>
          <table:table-cell office:value-type="float" office:value="17.3468197109041" calcext:value-type="float">
            <text:p>17.3468197109</text:p>
          </table:table-cell>
          <table:table-cell office:value-type="float" office:value="17.7349633169978" calcext:value-type="float">
            <text:p>17.734963317</text:p>
          </table:table-cell>
          <table:table-cell office:value-type="float" office:value="17.9848332488827" calcext:value-type="float">
            <text:p>17.9848332489</text:p>
          </table:table-cell>
          <table:table-cell office:value-type="float" office:value="18.1634511035629" calcext:value-type="float">
            <text:p>18.1634511036</text:p>
          </table:table-cell>
          <table:table-cell office:value-type="float" office:value="18.2998490112917" calcext:value-type="float">
            <text:p>18.2998490113</text:p>
          </table:table-cell>
          <table:table-cell office:value-type="float" office:value="18.4087953995797" calcext:value-type="float">
            <text:p>18.4087953996</text:p>
          </table:table-cell>
          <table:table-cell office:value-type="float" office:value="18.4986897510344" calcext:value-type="float">
            <text:p>18.498689751</text:p>
          </table:table-cell>
          <table:table-cell office:value-type="float" office:value="18.5747068556755" calcext:value-type="float">
            <text:p>18.5747068557</text:p>
          </table:table-cell>
          <table:table-cell office:value-type="float" office:value="18.6402302041675" calcext:value-type="float">
            <text:p>18.6402302042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8.5910582499993" calcext:value-type="float">
            <text:p>18.59105825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15.4375973020522" calcext:value-type="float">
            <text:p>15.4375973021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8.7931673269327" calcext:value-type="float">
            <text:p>18.7931673269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6.6657670278004" calcext:value-type="float">
            <text:p>16.6657670278</text:p>
          </table:table-cell>
          <table:table-cell office:value-type="float" office:value="17.3867050055687" calcext:value-type="float">
            <text:p>17.3867050056</text:p>
          </table:table-cell>
          <table:table-cell office:value-type="float" office:value="17.7787400958283" calcext:value-type="float">
            <text:p>17.7787400958</text:p>
          </table:table-cell>
          <table:table-cell office:value-type="float" office:value="18.0299608572664" calcext:value-type="float">
            <text:p>18.0299608573</text:p>
          </table:table-cell>
          <table:table-cell office:value-type="float" office:value="18.2084913421463" calcext:value-type="float">
            <text:p>18.2084913421</text:p>
          </table:table-cell>
          <table:table-cell office:value-type="float" office:value="18.3441235891255" calcext:value-type="float">
            <text:p>18.3441235891</text:p>
          </table:table-cell>
          <table:table-cell office:value-type="float" office:value="18.4520054203836" calcext:value-type="float">
            <text:p>18.4520054204</text:p>
          </table:table-cell>
          <table:table-cell office:value-type="float" office:value="18.5407209070672" calcext:value-type="float">
            <text:p>18.5407209071</text:p>
          </table:table-cell>
          <table:table-cell office:value-type="float" office:value="18.6155352921969" calcext:value-type="float">
            <text:p>18.6155352922</text:p>
          </table:table-cell>
          <table:table-cell office:value-type="float" office:value="18.6798762889699" calcext:value-type="float">
            <text:p>18.679876289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8.6313540024352" calcext:value-type="float">
            <text:p>18.631354002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5.5056550493605" calcext:value-type="float">
            <text:p>15.5056550494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8.8263042074697" calcext:value-type="float">
            <text:p>18.8263042075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6.6999726903152" calcext:value-type="float">
            <text:p>16.6999726903</text:p>
          </table:table-cell>
          <table:table-cell office:value-type="float" office:value="17.4206142382348" calcext:value-type="float">
            <text:p>17.4206142382</text:p>
          </table:table-cell>
          <table:table-cell office:value-type="float" office:value="17.8159739354034" calcext:value-type="float">
            <text:p>17.8159739354</text:p>
          </table:table-cell>
          <table:table-cell office:value-type="float" office:value="18.0686573617129" calcext:value-type="float">
            <text:p>18.0686573617</text:p>
          </table:table-cell>
          <table:table-cell office:value-type="float" office:value="18.2473745161208" calcext:value-type="float">
            <text:p>18.2473745161</text:p>
          </table:table-cell>
          <table:table-cell office:value-type="float" office:value="18.3825364661299" calcext:value-type="float">
            <text:p>18.3825364661</text:p>
          </table:table-cell>
          <table:table-cell office:value-type="float" office:value="18.4896323103168" calcext:value-type="float">
            <text:p>18.4896323103</text:p>
          </table:table-cell>
          <table:table-cell office:value-type="float" office:value="18.5774219762095" calcext:value-type="float">
            <text:p>18.5774219762</text:p>
          </table:table-cell>
          <table:table-cell office:value-type="float" office:value="18.6512612042066" calcext:value-type="float">
            <text:p>18.6512612042</text:p>
          </table:table-cell>
          <table:table-cell office:value-type="float" office:value="18.7146244391755" calcext:value-type="float">
            <text:p>18.7146244392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8.6665825180962" calcext:value-type="float">
            <text:p>18.66658251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5.5695992612445" calcext:value-type="float">
            <text:p>15.5695992612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.8556943630458" calcext:value-type="float">
            <text:p>18.855694363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6.7315275853186" calcext:value-type="float">
            <text:p>16.7315275853</text:p>
          </table:table-cell>
          <table:table-cell office:value-type="float" office:value="17.4499395271948" calcext:value-type="float">
            <text:p>17.4499395272</text:p>
          </table:table-cell>
          <table:table-cell office:value-type="float" office:value="17.8480138560894" calcext:value-type="float">
            <text:p>17.8480138561</text:p>
          </table:table-cell>
          <table:table-cell office:value-type="float" office:value="18.1021711268651" calcext:value-type="float">
            <text:p>18.1021711269</text:p>
          </table:table-cell>
          <table:table-cell office:value-type="float" office:value="18.2812595041374" calcext:value-type="float">
            <text:p>18.2812595041</text:p>
          </table:table-cell>
          <table:table-cell office:value-type="float" office:value="18.4161721963605" calcext:value-type="float">
            <text:p>18.4161721964</text:p>
          </table:table-cell>
          <table:table-cell office:value-type="float" office:value="18.5226985438402" calcext:value-type="float">
            <text:p>18.5226985438</text:p>
          </table:table-cell>
          <table:table-cell office:value-type="float" office:value="18.6097627255785" calcext:value-type="float">
            <text:p>18.6097627256</text:p>
          </table:table-cell>
          <table:table-cell office:value-type="float" office:value="18.6828088722942" calcext:value-type="float">
            <text:p>18.6828088723</text:p>
          </table:table-cell>
          <table:table-cell office:value-type="float" office:value="18.7453591156912" calcext:value-type="float">
            <text:p>18.7453591157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.6976568765232" calcext:value-type="float">
            <text:p>18.697656876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5.6298378620294" calcext:value-type="float">
            <text:p>15.629837862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.881955798506" calcext:value-type="float">
            <text:p>18.8819557985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6.7610104424915" calcext:value-type="float">
            <text:p>16.7610104425</text:p>
          </table:table-cell>
          <table:table-cell office:value-type="float" office:value="17.4757101151749" calcext:value-type="float">
            <text:p>17.4757101152</text:p>
          </table:table-cell>
          <table:table-cell office:value-type="float" office:value="17.8758858862543" calcext:value-type="float">
            <text:p>17.8758858863</text:p>
          </table:table-cell>
          <table:table-cell office:value-type="float" office:value="18.1314582159408" calcext:value-type="float">
            <text:p>18.1314582159</text:p>
          </table:table-cell>
          <table:table-cell office:value-type="float" office:value="18.3110355579822" calcext:value-type="float">
            <text:p>18.311035558</text:p>
          </table:table-cell>
          <table:table-cell office:value-type="float" office:value="18.4458634911392" calcext:value-type="float">
            <text:p>18.4458634911</text:p>
          </table:table-cell>
          <table:table-cell office:value-type="float" office:value="18.5519893040656" calcext:value-type="float">
            <text:p>18.5519893041</text:p>
          </table:table-cell>
          <table:table-cell office:value-type="float" office:value="18.6384878864133" calcext:value-type="float">
            <text:p>18.6384878864</text:p>
          </table:table-cell>
          <table:table-cell office:value-type="float" office:value="18.7108880828514" calcext:value-type="float">
            <text:p>18.7108880829</text:p>
          </table:table-cell>
          <table:table-cell office:value-type="float" office:value="18.7727595009745" calcext:value-type="float">
            <text:p>18.772759501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.7252781726214" calcext:value-type="float">
            <text:p>18.7252781726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5.68671912115" calcext:value-type="float">
            <text:p>15.6867191212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8.9055688782748" calcext:value-type="float">
            <text:p>18.9055688783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6.7888168915958" calcext:value-type="float">
            <text:p>16.7888168916</text:p>
          </table:table-cell>
          <table:table-cell office:value-type="float" office:value="17.498696094772" calcext:value-type="float">
            <text:p>17.4986960948</text:p>
          </table:table-cell>
          <table:table-cell office:value-type="float" office:value="17.9003827145059" calcext:value-type="float">
            <text:p>17.9003827145</text:p>
          </table:table-cell>
          <table:table-cell office:value-type="float" office:value="18.1572635952119" calcext:value-type="float">
            <text:p>18.1572635952</text:p>
          </table:table-cell>
          <table:table-cell office:value-type="float" office:value="18.337397354008" calcext:value-type="float">
            <text:p>18.337397354</text:p>
          </table:table-cell>
          <table:table-cell office:value-type="float" office:value="18.4722614017596" calcext:value-type="float">
            <text:p>18.4722614018</text:p>
          </table:table-cell>
          <table:table-cell office:value-type="float" office:value="18.5781186530856" calcext:value-type="float">
            <text:p>18.5781186531</text:p>
          </table:table-cell>
          <table:table-cell office:value-type="float" office:value="18.6641799300466" calcext:value-type="float">
            <text:p>18.66417993</text:p>
          </table:table-cell>
          <table:table-cell office:value-type="float" office:value="18.7360539764248" calcext:value-type="float">
            <text:p>18.7360539764</text:p>
          </table:table-cell>
          <table:table-cell office:value-type="float" office:value="18.7973567836505" calcext:value-type="float">
            <text:p>18.7973567837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8.7499946756166" calcext:value-type="float">
            <text:p>18.749994675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5.740543311706" calcext:value-type="float">
            <text:p>15.7405433117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8.926912058918" calcext:value-type="float">
            <text:p>18.9269120589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6.81522473586" calcext:value-type="float">
            <text:p>16.8152247359</text:p>
          </table:table-cell>
          <table:table-cell office:value-type="float" office:value="17.5194794140836" calcext:value-type="float">
            <text:p>17.5194794141</text:p>
          </table:table-cell>
          <table:table-cell office:value-type="float" office:value="17.9221248580893" calcext:value-type="float">
            <text:p>17.9221248581</text:p>
          </table:table-cell>
          <table:table-cell office:value-type="float" office:value="18.1801764003094" calcext:value-type="float">
            <text:p>18.1801764003</text:p>
          </table:table-cell>
          <table:table-cell office:value-type="float" office:value="18.3608960321304" calcext:value-type="float">
            <text:p>18.3608960321</text:p>
          </table:table-cell>
          <table:table-cell office:value-type="float" office:value="18.4958830343677" calcext:value-type="float">
            <text:p>18.4958830344</text:p>
          </table:table-cell>
          <table:table-cell office:value-type="float" office:value="18.6015745136846" calcext:value-type="float">
            <text:p>18.6015745137</text:p>
          </table:table-cell>
          <table:table-cell office:value-type="float" office:value="18.6873017396665" calcext:value-type="float">
            <text:p>18.6873017397</text:p>
          </table:table-cell>
          <table:table-cell office:value-type="float" office:value="18.7587477281153" calcext:value-type="float">
            <text:p>18.7587477281</text:p>
          </table:table-cell>
          <table:table-cell office:value-type="float" office:value="18.819573095539" calcext:value-type="float">
            <text:p>18.8195730955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8.7722420397811" calcext:value-type="float">
            <text:p>18.772242039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5.7915715223139" calcext:value-type="float">
            <text:p>15.7915715223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8.9462867086782" calcext:value-type="float">
            <text:p>18.9462867087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6.8404348266235" calcext:value-type="float">
            <text:p>16.8404348266</text:p>
          </table:table-cell>
          <table:table-cell office:value-type="float" office:value="17.5385035937303" calcext:value-type="float">
            <text:p>17.5385035937</text:p>
          </table:table-cell>
          <table:table-cell office:value-type="float" office:value="17.9416034718955" calcext:value-type="float">
            <text:p>17.9416034719</text:p>
          </table:table-cell>
          <table:table-cell office:value-type="float" office:value="18.2006685078957" calcext:value-type="float">
            <text:p>18.2006685079</text:p>
          </table:table-cell>
          <table:table-cell office:value-type="float" office:value="18.3819747836486" calcext:value-type="float">
            <text:p>18.3819747836</text:p>
          </table:table-cell>
          <table:table-cell office:value-type="float" office:value="18.5171448089007" calcext:value-type="float">
            <text:p>18.5171448089</text:p>
          </table:table-cell>
          <table:table-cell office:value-type="float" office:value="18.622750018789" calcext:value-type="float">
            <text:p>18.6227500188</text:p>
          </table:table-cell>
          <table:table-cell office:value-type="float" office:value="18.7082263478148" calcext:value-type="float">
            <text:p>18.7082263478</text:p>
          </table:table-cell>
          <table:table-cell office:value-type="float" office:value="18.7793248961701" calcext:value-type="float">
            <text:p>18.7793248962</text:p>
          </table:table-cell>
          <table:table-cell office:value-type="float" office:value="18.8397486446231" calcext:value-type="float">
            <text:p>18.8397486446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8.7923713250422" calcext:value-type="float">
            <text:p>18.79237132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5.8400324662307" calcext:value-type="float">
            <text:p>15.8400324662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8.9639347008084" calcext:value-type="float">
            <text:p>18.9639347008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6.864596922863" calcext:value-type="float">
            <text:p>16.8645969229</text:p>
          </table:table-cell>
          <table:table-cell office:value-type="float" office:value="17.5561092097699" calcext:value-type="float">
            <text:p>17.5561092098</text:p>
          </table:table-cell>
          <table:table-cell office:value-type="float" office:value="17.9592109997628" calcext:value-type="float">
            <text:p>17.9592109998</text:p>
          </table:table-cell>
          <table:table-cell office:value-type="float" office:value="18.219122072277" calcext:value-type="float">
            <text:p>18.2191220723</text:p>
          </table:table-cell>
          <table:table-cell office:value-type="float" office:value="18.4009942284711" calcext:value-type="float">
            <text:p>18.4009942285</text:p>
          </table:table-cell>
          <table:table-cell office:value-type="float" office:value="18.5363861655365" calcext:value-type="float">
            <text:p>18.5363861655</text:p>
          </table:table-cell>
          <table:table-cell office:value-type="float" office:value="18.6419658528594" calcext:value-type="float">
            <text:p>18.6419658529</text:p>
          </table:table-cell>
          <table:table-cell office:value-type="float" office:value="18.7272581271563" calcext:value-type="float">
            <text:p>18.7272581272</text:p>
          </table:table-cell>
          <table:table-cell office:value-type="float" office:value="18.7980756220476" calcext:value-type="float">
            <text:p>18.798075622</text:p>
          </table:table-cell>
          <table:table-cell office:value-type="float" office:value="18.8581610483405" calcext:value-type="float">
            <text:p>18.8581610483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8.8106689627415" calcext:value-type="float">
            <text:p>18.8106689627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15.8861278125452" calcext:value-type="float">
            <text:p>15.8861278125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8.9800510890028" calcext:value-type="float">
            <text:p>18.980051089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6.8878262142048" calcext:value-type="float">
            <text:p>16.8878262142</text:p>
          </table:table-cell>
          <table:table-cell office:value-type="float" office:value="17.5725596056198" calcext:value-type="float">
            <text:p>17.5725596056</text:p>
          </table:table-cell>
          <table:table-cell office:value-type="float" office:value="17.9752635563465" calcext:value-type="float">
            <text:p>17.9752635563</text:p>
          </table:table-cell>
          <table:table-cell office:value-type="float" office:value="18.2358495754921" calcext:value-type="float">
            <text:p>18.2358495755</text:p>
          </table:table-cell>
          <table:table-cell office:value-type="float" office:value="18.4182508682768" calcext:value-type="float">
            <text:p>18.4182508683</text:p>
          </table:table-cell>
          <table:table-cell office:value-type="float" office:value="18.5538867940855" calcext:value-type="float">
            <text:p>18.5538867941</text:p>
          </table:table-cell>
          <table:table-cell office:value-type="float" office:value="18.6594864856534" calcext:value-type="float">
            <text:p>18.6594864857</text:p>
          </table:table-cell>
          <table:table-cell office:value-type="float" office:value="18.7446481865427" calcext:value-type="float">
            <text:p>18.7446481865</text:p>
          </table:table-cell>
          <table:table-cell office:value-type="float" office:value="18.8152393058212" calcext:value-type="float">
            <text:p>18.8152393058</text:p>
          </table:table-cell>
          <table:table-cell office:value-type="float" office:value="18.8750393787494" calcext:value-type="float">
            <text:p>18.8750393787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8.8273712603786" calcext:value-type="float">
            <text:p>18.827371260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15.9300364291185" calcext:value-type="float">
            <text:p>15.9300364291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8.994793354817" calcext:value-type="float">
            <text:p>18.9947933548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6.9102139993741" calcext:value-type="float">
            <text:p>16.9102139994</text:p>
          </table:table-cell>
          <table:table-cell office:value-type="float" office:value="17.588059759513" calcext:value-type="float">
            <text:p>17.5880597595</text:p>
          </table:table-cell>
          <table:table-cell office:value-type="float" office:value="17.9900175588596" calcext:value-type="float">
            <text:p>17.9900175589</text:p>
          </table:table-cell>
          <table:table-cell office:value-type="float" office:value="18.2511086882684" calcext:value-type="float">
            <text:p>18.2511086883</text:p>
          </table:table-cell>
          <table:table-cell office:value-type="float" office:value="18.4339907431764" calcext:value-type="float">
            <text:p>18.4339907432</text:p>
          </table:table-cell>
          <table:table-cell office:value-type="float" office:value="18.5698793770832" calcext:value-type="float">
            <text:p>18.5698793771</text:p>
          </table:table-cell>
          <table:table-cell office:value-type="float" office:value="18.6755321757296" calcext:value-type="float">
            <text:p>18.6755321757</text:p>
          </table:table-cell>
          <table:table-cell office:value-type="float" office:value="18.7606057536311" calcext:value-type="float">
            <text:p>18.7606057536</text:p>
          </table:table-cell>
          <table:table-cell office:value-type="float" office:value="18.8310154552211" calcext:value-type="float">
            <text:p>18.8310154552</text:p>
          </table:table-cell>
          <table:table-cell office:value-type="float" office:value="18.8905745451965" calcext:value-type="float">
            <text:p>18.8905745452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8.8426751241493" calcext:value-type="float">
            <text:p>18.8426751241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15.9719177866967" calcext:value-type="float">
            <text:p>15.9719177867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9.0082882057403" calcext:value-type="float">
            <text:p>19.0082882057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6.9318346704588" calcext:value-type="float">
            <text:p>16.9318346705</text:p>
          </table:table-cell>
          <table:table-cell office:value-type="float" office:value="17.6027702673562" calcext:value-type="float">
            <text:p>17.6027702674</text:p>
          </table:table-cell>
          <table:table-cell office:value-type="float" office:value="18.0036822739075" calcext:value-type="float">
            <text:p>18.0036822739</text:p>
          </table:table-cell>
          <table:table-cell office:value-type="float" office:value="18.2651134590904" calcext:value-type="float">
            <text:p>18.2651134591</text:p>
          </table:table-cell>
          <table:table-cell office:value-type="float" office:value="18.448419697216" calcext:value-type="float">
            <text:p>18.4484196972</text:p>
          </table:table-cell>
          <table:table-cell office:value-type="float" office:value="18.584559161693" calcext:value-type="float">
            <text:p>18.5845591617</text:p>
          </table:table-cell>
          <table:table-cell office:value-type="float" office:value="18.6902879839613" calcext:value-type="float">
            <text:p>18.690287984</text:p>
          </table:table-cell>
          <table:table-cell office:value-type="float" office:value="18.7753067208454" calcext:value-type="float">
            <text:p>18.7753067208</text:p>
          </table:table-cell>
          <table:table-cell office:value-type="float" office:value="18.8455718302819" calcext:value-type="float">
            <text:p>18.8455718303</text:p>
          </table:table-cell>
          <table:table-cell office:value-type="float" office:value="18.9049270884093" calcext:value-type="float">
            <text:p>18.9049270884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8.8567461083852" calcext:value-type="float">
            <text:p>18.856746108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16.0119147524834" calcext:value-type="float">
            <text:p>16.0119147525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9.0206365855016" calcext:value-type="float">
            <text:p>19.0206365855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6.9527503642068" calcext:value-type="float">
            <text:p>16.9527503642</text:p>
          </table:table-cell>
          <table:table-cell office:value-type="float" office:value="17.616817804351" calcext:value-type="float">
            <text:p>17.6168178044</text:p>
          </table:table-cell>
          <table:table-cell office:value-type="float" office:value="18.016429420637" calcext:value-type="float">
            <text:p>18.0164294206</text:p>
          </table:table-cell>
          <table:table-cell office:value-type="float" office:value="18.2780428682094" calcext:value-type="float">
            <text:p>18.2780428682</text:p>
          </table:table-cell>
          <table:table-cell office:value-type="float" office:value="18.4617112123389" calcext:value-type="float">
            <text:p>18.4617112123</text:p>
          </table:table-cell>
          <table:table-cell office:value-type="float" office:value="18.5980912580143" calcext:value-type="float">
            <text:p>18.598091258</text:p>
          </table:table-cell>
          <table:table-cell office:value-type="float" office:value="18.7039106433373" calcext:value-type="float">
            <text:p>18.7039106433</text:p>
          </table:table-cell>
          <table:table-cell office:value-type="float" office:value="18.7889001575361" calcext:value-type="float">
            <text:p>18.7889001575</text:p>
          </table:table-cell>
          <table:table-cell office:value-type="float" office:value="18.8590506490452" calcext:value-type="float">
            <text:p>18.859050649</text:p>
          </table:table-cell>
          <table:table-cell office:value-type="float" office:value="18.9182331187577" calcext:value-type="float">
            <text:p>18.9182331188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8.8697245485041" calcext:value-type="float">
            <text:p>18.869724548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6.050155863184" calcext:value-type="float">
            <text:p>16.0501558632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9.0319173322879" calcext:value-type="float">
            <text:p>19.0319173323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6.9730140896804" calcext:value-type="float">
            <text:p>16.9730140897</text:p>
          </table:table-cell>
          <table:table-cell office:value-type="float" office:value="17.6303029892391" calcext:value-type="float">
            <text:p>17.6303029892</text:p>
          </table:table-cell>
          <table:table-cell office:value-type="float" office:value="18.0284005950505" calcext:value-type="float">
            <text:p>18.0284005951</text:p>
          </table:table-cell>
          <table:table-cell office:value-type="float" office:value="18.2900474417339" calcext:value-type="float">
            <text:p>18.2900474417</text:p>
          </table:table-cell>
          <table:table-cell office:value-type="float" office:value="18.4740124554256" calcext:value-type="float">
            <text:p>18.4740124554</text:p>
          </table:table-cell>
          <table:table-cell office:value-type="float" office:value="18.610616267542" calcext:value-type="float">
            <text:p>18.6106162675</text:p>
          </table:table-cell>
          <table:table-cell office:value-type="float" office:value="18.7165338546909" calcext:value-type="float">
            <text:p>18.7165338547</text:p>
          </table:table-cell>
          <table:table-cell office:value-type="float" office:value="18.8015133289298" calcext:value-type="float">
            <text:p>18.8015133289</text:p>
          </table:table-cell>
          <table:table-cell office:value-type="float" office:value="18.8715733697102" calcext:value-type="float">
            <text:p>18.8715733697</text:p>
          </table:table-cell>
          <table:table-cell office:value-type="float" office:value="18.9306088919046" calcext:value-type="float">
            <text:p>18.9306088919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8.8817302870282" calcext:value-type="float">
            <text:p>18.881730287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6.0867572106176" calcext:value-type="float">
            <text:p>16.0867572106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9.0421897904359" calcext:value-type="float">
            <text:p>19.0421897904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6.9926718791792" calcext:value-type="float">
            <text:p>16.9926718792</text:p>
          </table:table-cell>
          <table:table-cell office:value-type="float" office:value="17.6433063372159" calcext:value-type="float">
            <text:p>17.6433063372</text:p>
          </table:table-cell>
          <table:table-cell office:value-type="float" office:value="18.0397130755618" calcext:value-type="float">
            <text:p>18.0397130756</text:p>
          </table:table-cell>
          <table:table-cell office:value-type="float" office:value="18.3012544312303" calcext:value-type="float">
            <text:p>18.3012544312</text:p>
          </table:table-cell>
          <table:table-cell office:value-type="float" office:value="18.4854490058294" calcext:value-type="float">
            <text:p>18.4854490058</text:p>
          </table:table-cell>
          <table:table-cell office:value-type="float" office:value="18.6222546788682" calcext:value-type="float">
            <text:p>18.6222546789</text:p>
          </table:table-cell>
          <table:table-cell office:value-type="float" office:value="18.7282724203983" calcext:value-type="float">
            <text:p>18.7282724204</text:p>
          </table:table-cell>
          <table:table-cell office:value-type="float" office:value="18.813255612731" calcext:value-type="float">
            <text:p>18.8132556127</text:p>
          </table:table-cell>
          <table:table-cell office:value-type="float" office:value="18.883244421883" calcext:value-type="float">
            <text:p>18.8832444219</text:p>
          </table:table-cell>
          <table:table-cell office:value-type="float" office:value="18.9421543785961" calcext:value-type="float">
            <text:p>18.9421543786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8.8928663609796" calcext:value-type="float">
            <text:p>18.892866361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6.1218240416584" calcext:value-type="float">
            <text:p>16.1218240417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9.0514955801661" calcext:value-type="float">
            <text:p>19.0514955802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7.0117643134927" calcext:value-type="float">
            <text:p>17.0117643135</text:p>
          </table:table-cell>
          <table:table-cell office:value-type="float" office:value="17.6558927989476" calcext:value-type="float">
            <text:p>17.6558927989</text:p>
          </table:table-cell>
          <table:table-cell office:value-type="float" office:value="18.0504644124297" calcext:value-type="float">
            <text:p>18.0504644124</text:p>
          </table:table-cell>
          <table:table-cell office:value-type="float" office:value="18.3117719203933" calcext:value-type="float">
            <text:p>18.3117719204</text:p>
          </table:table-cell>
          <table:table-cell office:value-type="float" office:value="18.4961285975102" calcext:value-type="float">
            <text:p>18.4961285975</text:p>
          </table:table-cell>
          <table:table-cell office:value-type="float" office:value="18.633110342976" calcext:value-type="float">
            <text:p>18.633110343</text:p>
          </table:table-cell>
          <table:table-cell office:value-type="float" office:value="18.7392255104381" calcext:value-type="float">
            <text:p>18.7392255104</text:p>
          </table:table-cell>
          <table:table-cell office:value-type="float" office:value="18.8242215926115" calcext:value-type="float">
            <text:p>18.8242215926</text:p>
          </table:table-cell>
          <table:table-cell office:value-type="float" office:value="18.8941541531311" calcext:value-type="float">
            <text:p>18.8941541531</text:p>
          </table:table-cell>
          <table:table-cell office:value-type="float" office:value="18.9529560834445" calcext:value-type="float">
            <text:p>18.9529560834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8.9032219137944" calcext:value-type="float">
            <text:p>18.903221913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6.1554520767019" calcext:value-type="float">
            <text:p>16.1554520767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9.0598596422561" calcext:value-type="float">
            <text:p>19.0598596423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7.0303275983248" calcext:value-type="float">
            <text:p>17.0303275983</text:p>
          </table:table-cell>
          <table:table-cell office:value-type="float" office:value="17.6681152145873" calcext:value-type="float">
            <text:p>17.6681152146</text:p>
          </table:table-cell>
          <table:table-cell office:value-type="float" office:value="18.0607360674006" calcext:value-type="float">
            <text:p>18.0607360674</text:p>
          </table:table-cell>
          <table:table-cell office:value-type="float" office:value="18.3216920986706" calcext:value-type="float">
            <text:p>18.3216920987</text:p>
          </table:table-cell>
          <table:table-cell office:value-type="float" office:value="18.5061440987724" calcext:value-type="float">
            <text:p>18.5061440988</text:p>
          </table:table-cell>
          <table:table-cell office:value-type="float" office:value="18.6432732375109" calcext:value-type="float">
            <text:p>18.6432732375</text:p>
          </table:table-cell>
          <table:table-cell office:value-type="float" office:value="18.7494792586611" calcext:value-type="float">
            <text:p>18.7494792587</text:p>
          </table:table-cell>
          <table:table-cell office:value-type="float" office:value="18.8344935164714" calcext:value-type="float">
            <text:p>18.8344935165</text:p>
          </table:table-cell>
          <table:table-cell office:value-type="float" office:value="18.9043811699768" calcext:value-type="float">
            <text:p>18.90438117</text:p>
          </table:table-cell>
          <table:table-cell office:value-type="float" office:value="18.9630892840335" calcext:value-type="float">
            <text:p>18.963089284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8.9128745088953" calcext:value-type="float">
            <text:p>18.912874508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6.1877286466572" calcext:value-type="float">
            <text:p>16.1877286467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9.0672906371099" calcext:value-type="float">
            <text:p>19.0672906371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7.0483943675989" calcext:value-type="float">
            <text:p>17.0483943676</text:p>
          </table:table-cell>
          <table:table-cell office:value-type="float" office:value="17.6800169715124" calcext:value-type="float">
            <text:p>17.6800169715</text:p>
          </table:table-cell>
          <table:table-cell office:value-type="float" office:value="18.0705963356891" calcext:value-type="float">
            <text:p>18.0705963357</text:p>
          </table:table-cell>
          <table:table-cell office:value-type="float" office:value="18.3310939068038" calcext:value-type="float">
            <text:p>18.3310939068</text:p>
          </table:table-cell>
          <table:table-cell office:value-type="float" office:value="18.5155759178488" calcext:value-type="float">
            <text:p>18.5155759178</text:p>
          </table:table-cell>
          <table:table-cell office:value-type="float" office:value="18.6528216954788" calcext:value-type="float">
            <text:p>18.6528216955</text:p>
          </table:table-cell>
          <table:table-cell office:value-type="float" office:value="18.7591088543536" calcext:value-type="float">
            <text:p>18.7591088544</text:p>
          </table:table-cell>
          <table:table-cell office:value-type="float" office:value="18.8441432759271" calcext:value-type="float">
            <text:p>18.8441432759</text:p>
          </table:table-cell>
          <table:table-cell office:value-type="float" office:value="18.9139942224768" calcext:value-type="float">
            <text:p>18.9139942225</text:p>
          </table:table-cell>
          <table:table-cell office:value-type="float" office:value="18.9726198332282" calcext:value-type="float">
            <text:p>18.9726198332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8.9218919923035" calcext:value-type="float">
            <text:p>18.9218919923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6.2187336475585" calcext:value-type="float">
            <text:p>16.2187336476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9.0737807111718" calcext:value-type="float">
            <text:p>19.0737807112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7.0659942767921" calcext:value-type="float">
            <text:p>17.0659942768</text:p>
          </table:table-cell>
          <table:table-cell office:value-type="float" office:value="17.6916340419217" calcext:value-type="float">
            <text:p>17.6916340419</text:p>
          </table:table-cell>
          <table:table-cell office:value-type="float" office:value="18.0801026941508" calcext:value-type="float">
            <text:p>18.0801026942</text:p>
          </table:table-cell>
          <table:table-cell office:value-type="float" office:value="18.3400451822457" calcext:value-type="float">
            <text:p>18.3400451822</text:p>
          </table:table-cell>
          <table:table-cell office:value-type="float" office:value="18.5244939532017" calcext:value-type="float">
            <text:p>18.5244939532</text:p>
          </table:table-cell>
          <table:table-cell office:value-type="float" office:value="18.6618242100925" calcext:value-type="float">
            <text:p>18.6618242101</text:p>
          </table:table-cell>
          <table:table-cell office:value-type="float" office:value="18.7681802347344" calcext:value-type="float">
            <text:p>18.7681802347</text:p>
          </table:table-cell>
          <table:table-cell office:value-type="float" office:value="18.8532340073794" calcext:value-type="float">
            <text:p>18.8532340074</text:p>
          </table:table-cell>
          <table:table-cell office:value-type="float" office:value="18.9230537280709" calcext:value-type="float">
            <text:p>18.9230537281</text:p>
          </table:table-cell>
          <table:table-cell office:value-type="float" office:value="18.9816056161754" calcext:value-type="float">
            <text:p>18.9816056162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8.9303339989155" calcext:value-type="float">
            <text:p>18.9303339989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6.2485403724463" calcext:value-type="float">
            <text:p>16.2485403724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9.079304609214" calcext:value-type="float">
            <text:p>19.0793046092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7.0831544665995" calcext:value-type="float">
            <text:p>17.0831544666</text:p>
          </table:table-cell>
          <table:table-cell office:value-type="float" office:value="17.7029965612593" calcext:value-type="float">
            <text:p>17.7029965613</text:p>
          </table:table-cell>
          <table:table-cell office:value-type="float" office:value="18.0893037071694" calcext:value-type="float">
            <text:p>18.0893037072</text:p>
          </table:table-cell>
          <table:table-cell office:value-type="float" office:value="18.3486044190338" calcext:value-type="float">
            <text:p>18.348604419</text:p>
          </table:table-cell>
          <table:table-cell office:value-type="float" office:value="18.5329591934451" calcext:value-type="float">
            <text:p>18.5329591934</text:p>
          </table:table-cell>
          <table:table-cell office:value-type="float" office:value="18.6703409134951" calcext:value-type="float">
            <text:p>18.6703409135</text:p>
          </table:table-cell>
          <table:table-cell office:value-type="float" office:value="18.7767514703279" calcext:value-type="float">
            <text:p>18.7767514703</text:p>
          </table:table-cell>
          <table:table-cell office:value-type="float" office:value="18.8618214017915" calcext:value-type="float">
            <text:p>18.8618214018</text:p>
          </table:table-cell>
          <table:table-cell office:value-type="float" office:value="18.9316130177515" calcext:value-type="float">
            <text:p>18.9316130178</text:p>
          </table:table-cell>
          <table:table-cell office:value-type="float" office:value="18.9900977415594" calcext:value-type="float">
            <text:p>18.9900977416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8.9382531845408" calcext:value-type="float">
            <text:p>18.9382531845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6.2772162216513" calcext:value-type="float">
            <text:p>16.2772162217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9.0838180509413" calcext:value-type="float">
            <text:p>19.0838180509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7.0998999237772" calcext:value-type="float">
            <text:p>17.0998999238</text:p>
          </table:table-cell>
          <table:table-cell office:value-type="float" office:value="17.7141300483267" calcext:value-type="float">
            <text:p>17.7141300483</text:p>
          </table:table-cell>
          <table:table-cell office:value-type="float" office:value="18.0982405752247" calcext:value-type="float">
            <text:p>18.0982405752</text:p>
          </table:table-cell>
          <table:table-cell office:value-type="float" office:value="18.3568222163919" calcext:value-type="float">
            <text:p>18.3568222164</text:p>
          </table:table-cell>
          <table:table-cell office:value-type="float" office:value="18.5410250355065" calcext:value-type="float">
            <text:p>18.5410250355</text:p>
          </table:table-cell>
          <table:table-cell office:value-type="float" office:value="18.6784247937657" calcext:value-type="float">
            <text:p>18.6784247938</text:p>
          </table:table-cell>
          <table:table-cell office:value-type="float" office:value="18.7848739040864" calcext:value-type="float">
            <text:p>18.7848739041</text:p>
          </table:table-cell>
          <table:table-cell office:value-type="float" office:value="18.8699547809919" calcext:value-type="float">
            <text:p>18.869954781</text:p>
          </table:table-cell>
          <table:table-cell office:value-type="float" office:value="18.93971935968" calcext:value-type="float">
            <text:p>18.9397193597</text:p>
          </table:table-cell>
          <table:table-cell office:value-type="float" office:value="18.998141519828" calcext:value-type="float">
            <text:p>18.9981415198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8.9456962382164" calcext:value-type="float">
            <text:p>18.945696238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16.3048233249262" calcext:value-type="float">
            <text:p>16.3048233249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9.0872552350327" calcext:value-type="float">
            <text:p>19.087255235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7.116253775162" calcext:value-type="float">
            <text:p>17.1162537752</text:p>
          </table:table-cell>
          <table:table-cell office:value-type="float" office:value="17.7250563568883" calcext:value-type="float">
            <text:p>17.7250563569</text:p>
          </table:table-cell>
          <table:table-cell office:value-type="float" office:value="18.1069484024495" calcext:value-type="float">
            <text:p>18.1069484024</text:p>
          </table:table-cell>
          <table:table-cell office:value-type="float" office:value="18.3647424817079" calcext:value-type="float">
            <text:p>18.3647424817</text:p>
          </table:table-cell>
          <table:table-cell office:value-type="float" office:value="18.5487383809199" calcext:value-type="float">
            <text:p>18.5487383809</text:p>
          </table:table-cell>
          <table:table-cell office:value-type="float" office:value="18.686122706005" calcext:value-type="float">
            <text:p>18.686122706</text:p>
          </table:table-cell>
          <table:table-cell office:value-type="float" office:value="18.7925930967751" calcext:value-type="float">
            <text:p>18.7925930968</text:p>
          </table:table-cell>
          <table:table-cell office:value-type="float" office:value="18.8776779902765" calcext:value-type="float">
            <text:p>18.8776779903</text:p>
          </table:table-cell>
          <table:table-cell office:value-type="float" office:value="18.9474148076929" calcext:value-type="float">
            <text:p>18.9474148077</text:p>
          </table:table-cell>
          <table:table-cell office:value-type="float" office:value="19.0057772738291" calcext:value-type="float">
            <text:p>19.0057772738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8.9527047217183" calcext:value-type="float">
            <text:p>18.952704721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16.3314190691161" calcext:value-type="float">
            <text:p>16.3314190691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9.0895252464308" calcext:value-type="float">
            <text:p>19.0895252464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7.1322375160553" calcext:value-type="float">
            <text:p>17.1322375161</text:p>
          </table:table-cell>
          <table:table-cell office:value-type="float" office:value="17.7357944095696" calcext:value-type="float">
            <text:p>17.7357944096</text:p>
          </table:table-cell>
          <table:table-cell office:value-type="float" office:value="18.1154572292851" calcext:value-type="float">
            <text:p>18.1154572293</text:p>
          </table:table-cell>
          <table:table-cell office:value-type="float" office:value="18.3724034278442" calcext:value-type="float">
            <text:p>18.3724034278</text:p>
          </table:table-cell>
          <table:table-cell office:value-type="float" office:value="18.5561405472222" calcext:value-type="float">
            <text:p>18.5561405472</text:p>
          </table:table-cell>
          <table:table-cell office:value-type="float" office:value="18.6934762123685" calcext:value-type="float">
            <text:p>18.6934762124</text:p>
          </table:table-cell>
          <table:table-cell office:value-type="float" office:value="18.7999496116881" calcext:value-type="float">
            <text:p>18.7999496117</text:p>
          </table:table-cell>
          <table:table-cell office:value-type="float" office:value="18.8850301387738" calcext:value-type="float">
            <text:p>18.8850301388</text:p>
          </table:table-cell>
          <table:table-cell office:value-type="float" office:value="18.9547369047024" calcext:value-type="float">
            <text:p>18.9547369047</text:p>
          </table:table-cell>
          <table:table-cell office:value-type="float" office:value="19.0130410105133" calcext:value-type="float">
            <text:p>19.0130410105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8.95931576594" calcext:value-type="float">
            <text:p>18.9593157659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6.3570565827662" calcext:value-type="float">
            <text:p>16.3570565828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9.0905070449085" calcext:value-type="float">
            <text:p>19.0905070449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7.1478712173862" calcext:value-type="float">
            <text:p>17.1478712174</text:p>
          </table:table-cell>
          <table:table-cell office:value-type="float" office:value="17.7463607845625" calcext:value-type="float">
            <text:p>17.7463607846</text:p>
          </table:table-cell>
          <table:table-cell office:value-type="float" office:value="18.1237928913094" calcext:value-type="float">
            <text:p>18.1237928913</text:p>
          </table:table-cell>
          <table:table-cell office:value-type="float" office:value="18.3798384162239" calcext:value-type="float">
            <text:p>18.3798384162</text:p>
          </table:table-cell>
          <table:table-cell office:value-type="float" office:value="18.5632680404344" calcext:value-type="float">
            <text:p>18.5632680404</text:p>
          </table:table-cell>
          <table:table-cell office:value-type="float" office:value="18.7005222933424" calcext:value-type="float">
            <text:p>18.7005222933</text:p>
          </table:table-cell>
          <table:table-cell office:value-type="float" office:value="18.8069796782152" calcext:value-type="float">
            <text:p>18.8069796782</text:p>
          </table:table-cell>
          <table:table-cell office:value-type="float" office:value="18.8920462248941" calcext:value-type="float">
            <text:p>18.8920462249</text:p>
          </table:table-cell>
          <table:table-cell office:value-type="float" office:value="18.9617192765514" calcext:value-type="float">
            <text:p>18.9617192766</text:p>
          </table:table-cell>
          <table:table-cell office:value-type="float" office:value="19.0199649878485" calcext:value-type="float">
            <text:p>19.0199649878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8.9655626593488" calcext:value-type="float">
            <text:p>18.9655626593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6.3817851300913" calcext:value-type="float">
            <text:p>16.3817851301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9.0900425317991" calcext:value-type="float">
            <text:p>19.0900425318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7.1631736781984" calcext:value-type="float">
            <text:p>17.1631736782</text:p>
          </table:table-cell>
          <table:table-cell office:value-type="float" office:value="17.756770161447" calcext:value-type="float">
            <text:p>17.7567701614</text:p>
          </table:table-cell>
          <table:table-cell office:value-type="float" office:value="18.1319777155453" calcext:value-type="float">
            <text:p>18.1319777155</text:p>
          </table:table-cell>
          <table:table-cell office:value-type="float" office:value="18.3870766561063" calcext:value-type="float">
            <text:p>18.3870766561</text:p>
          </table:table-cell>
          <table:table-cell office:value-type="float" office:value="18.5701531991109" calcext:value-type="float">
            <text:p>18.5701531991</text:p>
          </table:table-cell>
          <table:table-cell office:value-type="float" office:value="18.7072939408495" calcext:value-type="float">
            <text:p>18.7072939408</text:p>
          </table:table-cell>
          <table:table-cell office:value-type="float" office:value="18.8137157447125" calcext:value-type="float">
            <text:p>18.8137157447</text:p>
          </table:table-cell>
          <table:table-cell office:value-type="float" office:value="18.8987576570084" calcext:value-type="float">
            <text:p>18.898757657</text:p>
          </table:table-cell>
          <table:table-cell office:value-type="float" office:value="18.9683921260161" calcext:value-type="float">
            <text:p>18.968392126</text:p>
          </table:table-cell>
          <table:table-cell office:value-type="float" office:value="19.0265781860678" calcext:value-type="float">
            <text:p>19.0265781861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8.9714753380809" calcext:value-type="float">
            <text:p>18.971475338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6.4056504832054" calcext:value-type="float">
            <text:p>16.4056504832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9.0879269743448" calcext:value-type="float">
            <text:p>19.0879269743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7.1781625724256" calcext:value-type="float">
            <text:p>17.1781625724</text:p>
          </table:table-cell>
          <table:table-cell office:value-type="float" office:value="17.7670356844683" calcext:value-type="float">
            <text:p>17.7670356845</text:p>
          </table:table-cell>
          <table:table-cell office:value-type="float" office:value="18.1400311052641" calcext:value-type="float">
            <text:p>18.1400311053</text:p>
          </table:table-cell>
          <table:table-cell office:value-type="float" office:value="18.3941438025207" calcext:value-type="float">
            <text:p>18.3941438025</text:p>
          </table:table-cell>
          <table:table-cell office:value-type="float" office:value="18.5768247472991" calcext:value-type="float">
            <text:p>18.5768247473</text:p>
          </table:table-cell>
          <table:table-cell office:value-type="float" office:value="18.7138206671437" calcext:value-type="float">
            <text:p>18.7138206671</text:p>
          </table:table-cell>
          <table:table-cell office:value-type="float" office:value="18.8201869521997" calcext:value-type="float">
            <text:p>18.8201869522</text:p>
          </table:table-cell>
          <table:table-cell office:value-type="float" office:value="18.9051926990276" calcext:value-type="float">
            <text:p>18.905192699</text:p>
          </table:table-cell>
          <table:table-cell office:value-type="float" office:value="18.974782655216" calcext:value-type="float">
            <text:p>18.9747826552</text:p>
          </table:table-cell>
          <table:table-cell office:value-type="float" office:value="19.032906710451" calcext:value-type="float">
            <text:p>19.0329067105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8.9770808057039" calcext:value-type="float">
            <text:p>18.977080805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6.4286952509962" calcext:value-type="float">
            <text:p>16.428695251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9.0838956795017" calcext:value-type="float">
            <text:p>19.0838956795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7.1928545751564" calcext:value-type="float">
            <text:p>17.1928545752</text:p>
          </table:table-cell>
          <table:table-cell office:value-type="float" office:value="17.7771692506903" calcext:value-type="float">
            <text:p>17.7771692507</text:p>
          </table:table-cell>
          <table:table-cell office:value-type="float" office:value="18.147970024647" calcext:value-type="float">
            <text:p>18.1479700246</text:p>
          </table:table-cell>
          <table:table-cell office:value-type="float" office:value="18.4010624628258" calcext:value-type="float">
            <text:p>18.4010624628</text:p>
          </table:table-cell>
          <table:table-cell office:value-type="float" office:value="18.5833082657597" calcext:value-type="float">
            <text:p>18.5833082658</text:p>
          </table:table-cell>
          <table:table-cell office:value-type="float" office:value="18.7201289385359" calcext:value-type="float">
            <text:p>18.7201289385</text:p>
          </table:table-cell>
          <table:table-cell office:value-type="float" office:value="18.8264195376103" calcext:value-type="float">
            <text:p>18.8264195376</text:p>
          </table:table-cell>
          <table:table-cell office:value-type="float" office:value="18.9113768492602" calcext:value-type="float">
            <text:p>18.9113768493</text:p>
          </table:table-cell>
          <table:table-cell office:value-type="float" office:value="18.9809154244252" calcext:value-type="float">
            <text:p>18.9809154244</text:p>
          </table:table-cell>
          <table:table-cell office:value-type="float" office:value="19.03897413322" calcext:value-type="float">
            <text:p>19.0389741332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8.9824034905824" calcext:value-type="float">
            <text:p>18.9824034906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6.4509591469976" calcext:value-type="float">
            <text:p>16.450959147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9.0776052238953" calcext:value-type="float">
            <text:p>19.0776052239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7.2072654567846" calcext:value-type="float">
            <text:p>17.2072654568</text:p>
          </table:table-cell>
          <table:table-cell office:value-type="float" office:value="17.7871817287148" calcext:value-type="float">
            <text:p>17.7871817287</text:p>
          </table:table-cell>
          <table:table-cell office:value-type="float" office:value="18.1558093928502" calcext:value-type="float">
            <text:p>18.1558093929</text:p>
          </table:table-cell>
          <table:table-cell office:value-type="float" office:value="18.4078526202718" calcext:value-type="float">
            <text:p>18.4078526203</text:p>
          </table:table-cell>
          <table:table-cell office:value-type="float" office:value="18.5896265892334" calcext:value-type="float">
            <text:p>18.5896265892</text:p>
          </table:table-cell>
          <table:table-cell office:value-type="float" office:value="18.7262425414421" calcext:value-type="float">
            <text:p>18.7262425414</text:p>
          </table:table-cell>
          <table:table-cell office:value-type="float" office:value="18.8324371738193" calcext:value-type="float">
            <text:p>18.8324371738</text:p>
          </table:table-cell>
          <table:table-cell office:value-type="float" office:value="18.9173331594834" calcext:value-type="float">
            <text:p>18.9173331595</text:p>
          </table:table-cell>
          <table:table-cell office:value-type="float" office:value="18.9868126539029" calcext:value-type="float">
            <text:p>18.9868126539</text:p>
          </table:table-cell>
          <table:table-cell office:value-type="float" office:value="19.0448017808173" calcext:value-type="float">
            <text:p>19.0448017808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8.9874655473747" calcext:value-type="float">
            <text:p>18.98746554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.4724792500542" calcext:value-type="float">
            <text:p>16.4724792501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9.0686066079785" calcext:value-type="float">
            <text:p>19.068606608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7.2214101798149" calcext:value-type="float">
            <text:p>17.2214101798</text:p>
          </table:table-cell>
          <table:table-cell office:value-type="float" office:value="17.7970831435377" calcext:value-type="float">
            <text:p>17.7970831435</text:p>
          </table:table-cell>
          <table:table-cell office:value-type="float" office:value="18.1635624195889" calcext:value-type="float">
            <text:p>18.1635624196</text:p>
          </table:table-cell>
          <table:table-cell office:value-type="float" office:value="18.414532001253" calcext:value-type="float">
            <text:p>18.4145320013</text:p>
          </table:table-cell>
          <table:table-cell office:value-type="float" office:value="18.5958001529156" calcext:value-type="float">
            <text:p>18.5958001529</text:p>
          </table:table-cell>
          <table:table-cell office:value-type="float" office:value="18.7321829016368" calcext:value-type="float">
            <text:p>18.7321829016</text:p>
          </table:table-cell>
          <table:table-cell office:value-type="float" office:value="18.8382612657338" calcext:value-type="float">
            <text:p>18.8382612657</text:p>
          </table:table-cell>
          <table:table-cell office:value-type="float" office:value="18.9230825123337" calcext:value-type="float">
            <text:p>18.9230825123</text:p>
          </table:table-cell>
          <table:table-cell office:value-type="float" office:value="18.9924944859812" calcext:value-type="float">
            <text:p>18.992494486</text:p>
          </table:table-cell>
          <table:table-cell office:value-type="float" office:value="19.0504089831881" calcext:value-type="float">
            <text:p>19.0504089832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8.9922871198439" calcext:value-type="float">
            <text:p>18.992287119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6.4932902382983" calcext:value-type="float">
            <text:p>16.4932902383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9.0563060967299" calcext:value-type="float">
            <text:p>19.0563060967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7.2353029863382" calcext:value-type="float">
            <text:p>17.2353029863</text:p>
          </table:table-cell>
          <table:table-cell office:value-type="float" office:value="17.8068828272734" calcext:value-type="float">
            <text:p>17.8068828273</text:p>
          </table:table-cell>
          <table:table-cell office:value-type="float" office:value="18.1712408862589" calcext:value-type="float">
            <text:p>18.1712408863</text:p>
          </table:table-cell>
          <table:table-cell office:value-type="float" office:value="18.4211163900097" calcext:value-type="float">
            <text:p>18.42111639</text:p>
          </table:table-cell>
          <table:table-cell office:value-type="float" office:value="18.6018472916745" calcext:value-type="float">
            <text:p>18.6018472917</text:p>
          </table:table-cell>
          <table:table-cell office:value-type="float" office:value="18.73796936019" calcext:value-type="float">
            <text:p>18.7379693602</text:p>
          </table:table-cell>
          <table:table-cell office:value-type="float" office:value="18.8439112058592" calcext:value-type="float">
            <text:p>18.8439112059</text:p>
          </table:table-cell>
          <table:table-cell office:value-type="float" office:value="18.9286438603251" calcext:value-type="float">
            <text:p>18.9286438603</text:p>
          </table:table-cell>
          <table:table-cell office:value-type="float" office:value="18.9979792105665" calcext:value-type="float">
            <text:p>18.9979792106</text:p>
          </table:table-cell>
          <table:table-cell office:value-type="float" office:value="19.0558132880364" calcext:value-type="float">
            <text:p>19.055813288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8.9968865681502" calcext:value-type="float">
            <text:p>18.996886568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6.513424575803" calcext:value-type="float">
            <text:p>16.5134245758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9.0399067554562" calcext:value-type="float">
            <text:p>19.0399067555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7.248957460298" calcext:value-type="float">
            <text:p>17.2489574603</text:p>
          </table:table-cell>
          <table:table-cell office:value-type="float" office:value="17.816589530759" calcext:value-type="float">
            <text:p>17.8165895308</text:p>
          </table:table-cell>
          <table:table-cell office:value-type="float" office:value="18.1788553724955" calcext:value-type="float">
            <text:p>18.1788553725</text:p>
          </table:table-cell>
          <table:table-cell office:value-type="float" office:value="18.427619891164" calcext:value-type="float">
            <text:p>18.4276198912</text:p>
          </table:table-cell>
          <table:table-cell office:value-type="float" office:value="18.6077844925983" calcext:value-type="float">
            <text:p>18.6077844926</text:p>
          </table:table-cell>
          <table:table-cell office:value-type="float" office:value="18.7436194068935" calcext:value-type="float">
            <text:p>18.7436194069</text:p>
          </table:table-cell>
          <table:table-cell office:value-type="float" office:value="18.8494045902804" calcext:value-type="float">
            <text:p>18.8494045903</text:p>
          </table:table-cell>
          <table:table-cell office:value-type="float" office:value="18.9340344274722" calcext:value-type="float">
            <text:p>18.9340344275</text:p>
          </table:table-cell>
          <table:table-cell office:value-type="float" office:value="19.003283454993" calcext:value-type="float">
            <text:p>19.003283455</text:p>
          </table:table-cell>
          <table:table-cell office:value-type="float" office:value="19.0610306408703" calcext:value-type="float">
            <text:p>19.0610306409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9.0012806615343" calcext:value-type="float">
            <text:p>19.001280661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6.5329127053978" calcext:value-type="float">
            <text:p>16.5329127054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9.0183187739172" calcext:value-type="float">
            <text:p>19.0183187739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7.2623866006547" calcext:value-type="float">
            <text:p>17.2623866007</text:p>
          </table:table-cell>
          <table:table-cell office:value-type="float" office:value="17.8262115267625" calcext:value-type="float">
            <text:p>17.8262115268</text:p>
          </table:table-cell>
          <table:table-cell office:value-type="float" office:value="18.1864154551984" calcext:value-type="float">
            <text:p>18.1864154552</text:p>
          </table:table-cell>
          <table:table-cell office:value-type="float" office:value="18.4340551625467" calcext:value-type="float">
            <text:p>18.4340551625</text:p>
          </table:table-cell>
          <table:table-cell office:value-type="float" office:value="18.6136266201242" calcext:value-type="float">
            <text:p>18.6136266201</text:p>
          </table:table-cell>
          <table:table-cell office:value-type="float" office:value="18.749148888331" calcext:value-type="float">
            <text:p>18.7491488883</text:p>
          </table:table-cell>
          <table:table-cell office:value-type="float" office:value="18.854757410779" calcext:value-type="float">
            <text:p>18.8547574108</text:p>
          </table:table-cell>
          <table:table-cell office:value-type="float" office:value="18.9392698882242" calcext:value-type="float">
            <text:p>18.9392698882</text:p>
          </table:table-cell>
          <table:table-cell office:value-type="float" office:value="19.0084223522212" calcext:value-type="float">
            <text:p>19.0084223522</text:p>
          </table:table-cell>
          <table:table-cell office:value-type="float" office:value="19.0660755443788" calcext:value-type="float">
            <text:p>19.0660755444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9.0054847504538" calcext:value-type="float">
            <text:p>19.005484750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16.5517832065317" calcext:value-type="float">
            <text:p>16.5517832065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8.9900174438619" calcext:value-type="float">
            <text:p>18.9900174439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7.2756028765562" calcext:value-type="float">
            <text:p>17.2756028766</text:p>
          </table:table-cell>
          <table:table-cell office:value-type="float" office:value="17.83575668793" calcext:value-type="float">
            <text:p>17.8357566879</text:p>
          </table:table-cell>
          <table:table-cell office:value-type="float" office:value="18.1939298699251" calcext:value-type="float">
            <text:p>18.1939298699</text:p>
          </table:table-cell>
          <table:table-cell office:value-type="float" office:value="18.4404336105242" calcext:value-type="float">
            <text:p>18.4404336105</text:p>
          </table:table-cell>
          <table:table-cell office:value-type="float" office:value="18.6193871072634" calcext:value-type="float">
            <text:p>18.6193871073</text:p>
          </table:table-cell>
          <table:table-cell office:value-type="float" office:value="18.7545721850443" calcext:value-type="float">
            <text:p>18.754572185</text:p>
          </table:table-cell>
          <table:table-cell office:value-type="float" office:value="18.8599842181753" calcext:value-type="float">
            <text:p>18.8599842182</text:p>
          </table:table-cell>
          <table:table-cell office:value-type="float" office:value="18.9443645192037" calcext:value-type="float">
            <text:p>18.9443645192</text:p>
          </table:table-cell>
          <table:table-cell office:value-type="float" office:value="19.0134096830977" calcext:value-type="float">
            <text:p>19.0134096831</text:p>
          </table:table-cell>
          <table:table-cell office:value-type="float" office:value="19.0709611929075" calcext:value-type="float">
            <text:p>19.0709611929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9.009512913906" calcext:value-type="float">
            <text:p>19.009512913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6.5700629381747" calcext:value-type="float">
            <text:p>16.570062938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8.9528096324068" calcext:value-type="float">
            <text:p>18.9528096324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7.2886182776274" calcext:value-type="float">
            <text:p>17.2886182776</text:p>
          </table:table-cell>
          <table:table-cell office:value-type="float" office:value="17.8452325517843" calcext:value-type="float">
            <text:p>17.8452325518</text:p>
          </table:table-cell>
          <table:table-cell office:value-type="float" office:value="18.2014066466959" calcext:value-type="float">
            <text:p>18.2014066467</text:p>
          </table:table-cell>
          <table:table-cell office:value-type="float" office:value="18.4467655580493" calcext:value-type="float">
            <text:p>18.446765558</text:p>
          </table:table-cell>
          <table:table-cell office:value-type="float" office:value="18.6250781216945" calcext:value-type="float">
            <text:p>18.6250781217</text:p>
          </table:table-cell>
          <table:table-cell office:value-type="float" office:value="18.7599023656257" calcext:value-type="float">
            <text:p>18.7599023656</text:p>
          </table:table-cell>
          <table:table-cell office:value-type="float" office:value="18.8650982640907" calcext:value-type="float">
            <text:p>18.8650982641</text:p>
          </table:table-cell>
          <table:table-cell office:value-type="float" office:value="18.9493313304934" calcext:value-type="float">
            <text:p>18.9493313305</text:p>
          </table:table-cell>
          <table:table-cell office:value-type="float" office:value="19.0182579990903" calcext:value-type="float">
            <text:p>19.0182579991</text:p>
          </table:table-cell>
          <table:table-cell office:value-type="float" office:value="19.0756995882222" calcext:value-type="float">
            <text:p>19.075699588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9.0133780884275" calcext:value-type="float">
            <text:p>19.013378088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16.5877771835341" calcext:value-type="float">
            <text:p>16.5877771835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8.9034322756381" calcext:value-type="float">
            <text:p>18.9034322756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7.3014443719265" calcext:value-type="float">
            <text:p>17.3014443719</text:p>
          </table:table-cell>
          <table:table-cell office:value-type="float" office:value="17.8546463840183" calcext:value-type="float">
            <text:p>17.854646384</text:p>
          </table:table-cell>
          <table:table-cell office:value-type="float" office:value="18.2088532310977" calcext:value-type="float">
            <text:p>18.2088532311</text:p>
          </table:table-cell>
          <table:table-cell office:value-type="float" office:value="18.4530603947038" calcext:value-type="float">
            <text:p>18.4530603947</text:p>
          </table:table-cell>
          <table:table-cell office:value-type="float" office:value="18.6307107146574" calcext:value-type="float">
            <text:p>18.6307107147</text:p>
          </table:table-cell>
          <table:table-cell office:value-type="float" office:value="18.76515132479" calcext:value-type="float">
            <text:p>18.7651513248</text:p>
          </table:table-cell>
          <table:table-cell office:value-type="float" office:value="18.8701116275911" calcext:value-type="float">
            <text:p>18.8701116276</text:p>
          </table:table-cell>
          <table:table-cell office:value-type="float" office:value="18.9541821825127" calcext:value-type="float">
            <text:p>18.9541821825</text:p>
          </table:table-cell>
          <table:table-cell office:value-type="float" office:value="19.0229787312493" calcext:value-type="float">
            <text:p>19.0229787312</text:p>
          </table:table-cell>
          <table:table-cell office:value-type="float" office:value="19.080301642124" calcext:value-type="float">
            <text:p>19.0803016421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9.0170921846645" calcext:value-type="float">
            <text:p>19.01709218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16.6049497589083" calcext:value-type="float">
            <text:p>16.6049497589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8.8368241131465" calcext:value-type="float">
            <text:p>18.8368241131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7.3140923426032" calcext:value-type="float">
            <text:p>17.3140923426</text:p>
          </table:table-cell>
          <table:table-cell office:value-type="float" office:value="17.86400522097" calcext:value-type="float">
            <text:p>17.864005221</text:p>
          </table:table-cell>
          <table:table-cell office:value-type="float" office:value="18.2162765778216" calcext:value-type="float">
            <text:p>18.2162765778</text:p>
          </table:table-cell>
          <table:table-cell office:value-type="float" office:value="18.4593266986318" calcext:value-type="float">
            <text:p>18.4593266986</text:p>
          </table:table-cell>
          <table:table-cell office:value-type="float" office:value="18.6362949441134" calcext:value-type="float">
            <text:p>18.6362949441</text:p>
          </table:table-cell>
          <table:table-cell office:value-type="float" office:value="18.7703298979721" calcext:value-type="float">
            <text:p>18.770329898</text:p>
          </table:table-cell>
          <table:table-cell office:value-type="float" office:value="18.8750353199993" calcext:value-type="float">
            <text:p>18.87503532</text:p>
          </table:table-cell>
          <table:table-cell office:value-type="float" office:value="18.9589278822677" calcext:value-type="float">
            <text:p>18.9589278823</text:p>
          </table:table-cell>
          <table:table-cell office:value-type="float" office:value="19.0275822794726" calcext:value-type="float">
            <text:p>19.0275822795</text:p>
          </table:table-cell>
          <table:table-cell office:value-type="float" office:value="19.0847772601013" calcext:value-type="float">
            <text:p>19.0847772601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9.0206661856099" calcext:value-type="float">
            <text:p>19.020666185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6.6216031291945" calcext:value-type="float">
            <text:p>16.621603129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8.744716755142" calcext:value-type="float">
            <text:p>18.7447167551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7.3265730352792" calcext:value-type="float">
            <text:p>17.3265730353</text:p>
          </table:table-cell>
          <table:table-cell office:value-type="float" office:value="17.8733159155999" calcext:value-type="float">
            <text:p>17.8733159156</text:p>
          </table:table-cell>
          <table:table-cell office:value-type="float" office:value="18.2236832370395" calcext:value-type="float">
            <text:p>18.223683237</text:p>
          </table:table-cell>
          <table:table-cell office:value-type="float" office:value="18.4655723473405" calcext:value-type="float">
            <text:p>18.4655723473</text:p>
          </table:table-cell>
          <table:table-cell office:value-type="float" office:value="18.6418399866109" calcext:value-type="float">
            <text:p>18.6418399866</text:p>
          </table:table-cell>
          <table:table-cell office:value-type="float" office:value="18.7754479651677" calcext:value-type="float">
            <text:p>18.7754479652</text:p>
          </table:table-cell>
          <table:table-cell office:value-type="float" office:value="18.8798793794354" calcext:value-type="float">
            <text:p>18.8798793794</text:p>
          </table:table-cell>
          <table:table-cell office:value-type="float" office:value="18.9635782697417" calcext:value-type="float">
            <text:p>18.9635782697</text:p>
          </table:table-cell>
          <table:table-cell office:value-type="float" office:value="19.0320780923211" calcext:value-type="float">
            <text:p>19.0320780923</text:p>
          </table:table-cell>
          <table:table-cell office:value-type="float" office:value="19.0891354159781" calcext:value-type="float">
            <text:p>19.089135416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9.0241102369932" calcext:value-type="float">
            <text:p>19.02411023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6.6377584991302" calcext:value-type="float">
            <text:p>16.6377584991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8.6126890180151" calcext:value-type="float">
            <text:p>18.612689018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7.3388969894061" calcext:value-type="float">
            <text:p>17.3388969894</text:p>
          </table:table-cell>
          <table:table-cell office:value-type="float" office:value="17.8825851688673" calcext:value-type="float">
            <text:p>17.8825851689</text:p>
          </table:table-cell>
          <table:table-cell office:value-type="float" office:value="18.231079421009" calcext:value-type="float">
            <text:p>18.231079421</text:p>
          </table:table-cell>
          <table:table-cell office:value-type="float" office:value="18.4718046074221" calcext:value-type="float">
            <text:p>18.4718046074</text:p>
          </table:table-cell>
          <table:table-cell office:value-type="float" office:value="18.647354229424" calcext:value-type="float">
            <text:p>18.6473542294</text:p>
          </table:table-cell>
          <table:table-cell office:value-type="float" office:value="18.7805145366126" calcext:value-type="float">
            <text:p>18.7805145366</text:p>
          </table:table-cell>
          <table:table-cell office:value-type="float" office:value="18.8846529483829" calcext:value-type="float">
            <text:p>18.8846529484</text:p>
          </table:table-cell>
          <table:table-cell office:value-type="float" office:value="18.9681422881994" calcext:value-type="float">
            <text:p>18.9681422882</text:p>
          </table:table-cell>
          <table:table-cell office:value-type="float" office:value="19.0364747314477" calcext:value-type="float">
            <text:p>19.0364747314</text:p>
          </table:table-cell>
          <table:table-cell office:value-type="float" office:value="19.0933842117401" calcext:value-type="float">
            <text:p>19.0933842117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9.0274337239511" calcext:value-type="float">
            <text:p>19.02743372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6.6534359105948" calcext:value-type="float">
            <text:p>16.6534359106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8.41341735625" calcext:value-type="float">
            <text:p>18.4134173563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7.3510744817123" calcext:value-type="float">
            <text:p>17.3510744817</text:p>
          </table:table-cell>
          <table:table-cell office:value-type="float" office:value="17.8918195673518" calcext:value-type="float">
            <text:p>17.8918195674</text:p>
          </table:table-cell>
          <table:table-cell office:value-type="float" office:value="18.2384710681712" calcext:value-type="float">
            <text:p>18.2384710682</text:p>
          </table:table-cell>
          <table:table-cell office:value-type="float" office:value="18.4780302175596" calcext:value-type="float">
            <text:p>18.4780302176</text:p>
          </table:table-cell>
          <table:table-cell office:value-type="float" office:value="18.6528453551583" calcext:value-type="float">
            <text:p>18.6528453552</text:p>
          </table:table-cell>
          <table:table-cell office:value-type="float" office:value="18.7855378310023" calcext:value-type="float">
            <text:p>18.785537831</text:p>
          </table:table-cell>
          <table:table-cell office:value-type="float" office:value="18.8893643439831" calcext:value-type="float">
            <text:p>18.889364344</text:p>
          </table:table-cell>
          <table:table-cell office:value-type="float" office:value="18.9726280474321" calcext:value-type="float">
            <text:p>18.9726280474</text:p>
          </table:table-cell>
          <table:table-cell office:value-type="float" office:value="19.0407799292382" calcext:value-type="float">
            <text:p>19.0407799292</text:p>
          </table:table-cell>
          <table:table-cell office:value-type="float" office:value="19.0975309309124" calcext:value-type="float">
            <text:p>19.0975309309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9.0306453428929" calcext:value-type="float">
            <text:p>19.030645342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6.668654321555" calcext:value-type="float">
            <text:p>16.6686543216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8.0895130461456" calcext:value-type="float">
            <text:p>18.0895130461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7.3631155575763" calcext:value-type="float">
            <text:p>17.3631155576</text:p>
          </table:table-cell>
          <table:table-cell office:value-type="float" office:value="17.901025610436" calcext:value-type="float">
            <text:p>17.9010256104</text:p>
          </table:table-cell>
          <table:table-cell office:value-type="float" office:value="18.2458638928077" calcext:value-type="float">
            <text:p>18.2458638928</text:p>
          </table:table-cell>
          <table:table-cell office:value-type="float" office:value="18.4842554553565" calcext:value-type="float">
            <text:p>18.4842554554</text:p>
          </table:table-cell>
          <table:table-cell office:value-type="float" office:value="18.6583204107825" calcext:value-type="float">
            <text:p>18.6583204108</text:p>
          </table:table-cell>
          <table:table-cell office:value-type="float" office:value="18.7905253391593" calcext:value-type="float">
            <text:p>18.7905253392</text:p>
          </table:table-cell>
          <table:table-cell office:value-type="float" office:value="18.8940211146144" calcext:value-type="float">
            <text:p>18.8940211146</text:p>
          </table:table-cell>
          <table:table-cell office:value-type="float" office:value="18.9770428739472" calcext:value-type="float">
            <text:p>18.9770428739</text:p>
          </table:table-cell>
          <table:table-cell office:value-type="float" office:value="19.0450006339397" calcext:value-type="float">
            <text:p>19.0450006339</text:p>
          </table:table-cell>
          <table:table-cell office:value-type="float" office:value="19.10158207988" calcext:value-type="float">
            <text:p>19.1015820799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9.0337531629527" calcext:value-type="float">
            <text:p>19.03375316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6.683431683781" calcext:value-type="float">
            <text:p>16.6834316838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7.504745707481" calcext:value-type="float">
            <text:p>17.5047457075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7.375030066489" calcext:value-type="float">
            <text:p>17.3750300665</text:p>
          </table:table-cell>
          <table:table-cell office:value-type="float" office:value="17.9102097390842" calcext:value-type="float">
            <text:p>17.9102097391</text:p>
          </table:table-cell>
          <table:table-cell office:value-type="float" office:value="18.2532634303434" calcext:value-type="float">
            <text:p>18.2532634303</text:p>
          </table:table-cell>
          <table:table-cell office:value-type="float" office:value="18.4904861964363" calcext:value-type="float">
            <text:p>18.4904861964</text:p>
          </table:table-cell>
          <table:table-cell office:value-type="float" office:value="18.6637858682333" calcext:value-type="float">
            <text:p>18.6637858682</text:p>
          </table:table-cell>
          <table:table-cell office:value-type="float" office:value="18.7954838793857" calcext:value-type="float">
            <text:p>18.7954838794</text:p>
          </table:table-cell>
          <table:table-cell office:value-type="float" office:value="18.8986300883882" calcext:value-type="float">
            <text:p>18.8986300884</text:p>
          </table:table-cell>
          <table:table-cell office:value-type="float" office:value="18.9813933533321" calcext:value-type="float">
            <text:p>18.9813933533</text:p>
          </table:table-cell>
          <table:table-cell office:value-type="float" office:value="19.0491430472592" calcext:value-type="float">
            <text:p>19.0491430473</text:p>
          </table:table-cell>
          <table:table-cell office:value-type="float" office:value="19.1055434220088" calcext:value-type="float">
            <text:p>19.105543422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9.0367646823561" calcext:value-type="float">
            <text:p>19.036764682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6.6977850056045" calcext:value-type="float">
            <text:p>16.6977850056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7.2187592589641" calcext:value-type="float">
            <text:p>17.218759259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7.3868276882025" calcext:value-type="float">
            <text:p>17.3868276882</text:p>
          </table:table-cell>
          <table:table-cell office:value-type="float" office:value="17.9193783569566" calcext:value-type="float">
            <text:p>17.919378357</text:p>
          </table:table-cell>
          <table:table-cell office:value-type="float" office:value="18.2606750717558" calcext:value-type="float">
            <text:p>18.2606750718</text:p>
          </table:table-cell>
          <table:table-cell office:value-type="float" office:value="18.4967279606708" calcext:value-type="float">
            <text:p>18.4967279607</text:p>
          </table:table-cell>
          <table:table-cell office:value-type="float" office:value="18.6692476721943" calcext:value-type="float">
            <text:p>18.6692476722</text:p>
          </table:table-cell>
          <table:table-cell office:value-type="float" office:value="18.8004196405788" calcext:value-type="float">
            <text:p>18.8004196406</text:p>
          </table:table-cell>
          <table:table-cell office:value-type="float" office:value="18.9031974099737" calcext:value-type="float">
            <text:p>18.90319741</text:p>
          </table:table-cell>
          <table:table-cell office:value-type="float" office:value="18.9856853614404" calcext:value-type="float">
            <text:p>18.9856853614</text:p>
          </table:table-cell>
          <table:table-cell office:value-type="float" office:value="19.0532126512272" calcext:value-type="float">
            <text:p>19.0532126512</text:p>
          </table:table-cell>
          <table:table-cell office:value-type="float" office:value="19.1094200014178" calcext:value-type="float">
            <text:p>19.1094200014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9.0396868767211" calcext:value-type="float">
            <text:p>19.039686876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16.711730422752" calcext:value-type="float">
            <text:p>16.7117304228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7.1205107315287" calcext:value-type="float">
            <text:p>17.1205107315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7.3985179706018" calcext:value-type="float">
            <text:p>17.3985179706</text:p>
          </table:table-cell>
          <table:table-cell office:value-type="float" office:value="17.9285378591336" calcext:value-type="float">
            <text:p>17.9285378591</text:p>
          </table:table-cell>
          <table:table-cell office:value-type="float" office:value="18.2681040993859" calcext:value-type="float">
            <text:p>18.2681040994</text:p>
          </table:table-cell>
          <table:table-cell office:value-type="float" office:value="18.5029859557016" calcext:value-type="float">
            <text:p>18.5029859557</text:p>
          </table:table-cell>
          <table:table-cell office:value-type="float" office:value="18.6747112836318" calcext:value-type="float">
            <text:p>18.6747112836</text:p>
          </table:table-cell>
          <table:table-cell office:value-type="float" office:value="18.8053382205856" calcext:value-type="float">
            <text:p>18.8053382206</text:p>
          </table:table-cell>
          <table:table-cell office:value-type="float" office:value="18.9077285724864" calcext:value-type="float">
            <text:p>18.9077285725</text:p>
          </table:table-cell>
          <table:table-cell office:value-type="float" office:value="18.9899240906548" calcext:value-type="float">
            <text:p>18.9899240907</text:p>
          </table:table-cell>
          <table:table-cell office:value-type="float" office:value="19.0572142302927" calcext:value-type="float">
            <text:p>19.0572142303</text:p>
          </table:table-cell>
          <table:table-cell office:value-type="float" office:value="19.1132161622459" calcext:value-type="float">
            <text:p>19.1132161622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9.0425262457665" calcext:value-type="float">
            <text:p>19.0425262458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6.7252832505044" calcext:value-type="float">
            <text:p>16.725283250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7.0529461734919" calcext:value-type="float">
            <text:p>17.052946173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7.4101103545136" calcext:value-type="float">
            <text:p>17.4101103545</text:p>
          </table:table-cell>
          <table:table-cell office:value-type="float" office:value="17.9376946508942" calcext:value-type="float">
            <text:p>17.9376946509</text:p>
          </table:table-cell>
          <table:table-cell office:value-type="float" office:value="18.2755557109132" calcext:value-type="float">
            <text:p>18.2755557109</text:p>
          </table:table-cell>
          <table:table-cell office:value-type="float" office:value="18.5092651070715" calcext:value-type="float">
            <text:p>18.5092651071</text:p>
          </table:table-cell>
          <table:table-cell office:value-type="float" office:value="18.6801817099471" calcext:value-type="float">
            <text:p>18.6801817099</text:p>
          </table:table-cell>
          <table:table-cell office:value-type="float" office:value="18.8102446516763" calcext:value-type="float">
            <text:p>18.8102446517</text:p>
          </table:table-cell>
          <table:table-cell office:value-type="float" office:value="18.9122284370284" calcext:value-type="float">
            <text:p>18.912228437</text:p>
          </table:table-cell>
          <table:table-cell office:value-type="float" office:value="18.9941140643075" calcext:value-type="float">
            <text:p>18.9941140643</text:p>
          </table:table-cell>
          <table:table-cell office:value-type="float" office:value="19.0611518820393" calcext:value-type="float">
            <text:p>19.061151882</text:p>
          </table:table-cell>
          <table:table-cell office:value-type="float" office:value="19.1169355569315" calcext:value-type="float">
            <text:p>19.1169355569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9.0452888520577" calcext:value-type="float">
            <text:p>19.045288852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16.7384580374321" calcext:value-type="float">
            <text:p>16.7384580374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7.0027614772941" calcext:value-type="float">
            <text:p>17.0027614773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7.4216142038856" calcext:value-type="float">
            <text:p>17.4216142039</text:p>
          </table:table-cell>
          <table:table-cell office:value-type="float" office:value="17.9468551698662" calcext:value-type="float">
            <text:p>17.9468551699</text:p>
          </table:table-cell>
          <table:table-cell office:value-type="float" office:value="18.2830350420106" calcext:value-type="float">
            <text:p>18.283035042</text:p>
          </table:table-cell>
          <table:table-cell office:value-type="float" office:value="18.5155700835874" calcext:value-type="float">
            <text:p>18.5155700836</text:p>
          </table:table-cell>
          <table:table-cell office:value-type="float" office:value="18.6856635289837" calcext:value-type="float">
            <text:p>18.685663529</text:p>
          </table:table-cell>
          <table:table-cell office:value-type="float" office:value="18.8151434194013" calcext:value-type="float">
            <text:p>18.8151434194</text:p>
          </table:table-cell>
          <table:table-cell office:value-type="float" office:value="18.9167012455038" calcext:value-type="float">
            <text:p>18.9167012455</text:p>
          </table:table-cell>
          <table:table-cell office:value-type="float" office:value="18.9982591444706" calcext:value-type="float">
            <text:p>18.9982591445</text:p>
          </table:table-cell>
          <table:table-cell office:value-type="float" office:value="19.065029021497" calcext:value-type="float">
            <text:p>19.0650290215</text:p>
          </table:table-cell>
          <table:table-cell office:value-type="float" office:value="19.1205811483837" calcext:value-type="float">
            <text:p>19.1205811484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9.0479803573882" calcext:value-type="float">
            <text:p>19.04798035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16.7512686163421" calcext:value-type="float">
            <text:p>16.7512686163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6.9637116498678" calcext:value-type="float">
            <text:p>16.9637116499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7.4330388367153" calcext:value-type="float">
            <text:p>17.4330388367</text:p>
          </table:table-cell>
          <table:table-cell office:value-type="float" office:value="17.9560259082317" calcext:value-type="float">
            <text:p>17.9560259082</text:p>
          </table:table-cell>
          <table:table-cell office:value-type="float" office:value="18.2905471852045" calcext:value-type="float">
            <text:p>18.2905471852</text:p>
          </table:table-cell>
          <table:table-cell office:value-type="float" office:value="18.5219053159033" calcext:value-type="float">
            <text:p>18.5219053159</text:p>
          </table:table-cell>
          <table:table-cell office:value-type="float" office:value="18.691160905072" calcext:value-type="float">
            <text:p>18.6911609051</text:p>
          </table:table-cell>
          <table:table-cell office:value-type="float" office:value="18.8200384731213" calcext:value-type="float">
            <text:p>18.8200384731</text:p>
          </table:table-cell>
          <table:table-cell office:value-type="float" office:value="18.9211506250893" calcext:value-type="float">
            <text:p>18.9211506251</text:p>
          </table:table-cell>
          <table:table-cell office:value-type="float" office:value="19.0023625315884" calcext:value-type="float">
            <text:p>19.0023625316</text:p>
          </table:table-cell>
          <table:table-cell office:value-type="float" office:value="19.0688483775936" calcext:value-type="float">
            <text:p>19.0688483776</text:p>
          </table:table-cell>
          <table:table-cell office:value-type="float" office:value="19.1241552046288" calcext:value-type="float">
            <text:p>19.1241552046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9.050606055882" calcext:value-type="float">
            <text:p>19.0506060559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16.7637281516326" calcext:value-type="float">
            <text:p>16.7637281516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6.9324409381159" calcext:value-type="float">
            <text:p>16.9324409381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7.4443935563959" calcext:value-type="float">
            <text:p>17.4443935564</text:p>
          </table:table-cell>
          <table:table-cell office:value-type="float" office:value="17.9652134347235" calcext:value-type="float">
            <text:p>17.9652134347</text:p>
          </table:table-cell>
          <table:table-cell office:value-type="float" office:value="18.2980972046987" calcext:value-type="float">
            <text:p>18.2980972047</text:p>
          </table:table-cell>
          <table:table-cell office:value-type="float" office:value="18.528275008078" calcext:value-type="float">
            <text:p>18.5282750081</text:p>
          </table:table-cell>
          <table:table-cell office:value-type="float" office:value="18.6966775967657" calcext:value-type="float">
            <text:p>18.6966775968</text:p>
          </table:table-cell>
          <table:table-cell office:value-type="float" office:value="18.8249332277722" calcext:value-type="float">
            <text:p>18.8249332278</text:p>
          </table:table-cell>
          <table:table-cell office:value-type="float" office:value="18.9255795838923" calcext:value-type="float">
            <text:p>18.9255795839</text:p>
          </table:table-cell>
          <table:table-cell office:value-type="float" office:value="19.0064267554911" calcext:value-type="float">
            <text:p>19.0064267555</text:p>
          </table:table-cell>
          <table:table-cell office:value-type="float" office:value="19.0726119813061" calcext:value-type="float">
            <text:p>19.0726119813</text:p>
          </table:table-cell>
          <table:table-cell office:value-type="float" office:value="19.1276592855134" calcext:value-type="float">
            <text:p>19.1276592855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9.0531709040476" calcext:value-type="float">
            <text:p>19.05317090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16.7758491676195" calcext:value-type="float">
            <text:p>16.7758491676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6.9069425056836" calcext:value-type="float">
            <text:p>16.9069425057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7.4556876717191" calcext:value-type="float">
            <text:p>17.4556876717</text:p>
          </table:table-cell>
          <table:table-cell office:value-type="float" office:value="17.9744244079282" calcext:value-type="float">
            <text:p>17.9744244079</text:p>
          </table:table-cell>
          <table:table-cell office:value-type="float" office:value="18.3056901404371" calcext:value-type="float">
            <text:p>18.3056901404</text:p>
          </table:table-cell>
          <table:table-cell office:value-type="float" office:value="18.534683136505" calcext:value-type="float">
            <text:p>18.5346831365</text:p>
          </table:table-cell>
          <table:table-cell office:value-type="float" office:value="18.7022169513404" calcext:value-type="float">
            <text:p>18.7022169513</text:p>
          </table:table-cell>
          <table:table-cell office:value-type="float" office:value="18.8298305523772" calcext:value-type="float">
            <text:p>18.8298305524</text:p>
          </table:table-cell>
          <table:table-cell office:value-type="float" office:value="18.9299904936367" calcext:value-type="float">
            <text:p>18.9299904936</text:p>
          </table:table-cell>
          <table:table-cell office:value-type="float" office:value="19.0104536538828" calcext:value-type="float">
            <text:p>19.0104536539</text:p>
          </table:table-cell>
          <table:table-cell office:value-type="float" office:value="19.0763211417712" calcext:value-type="float">
            <text:p>19.0763211418</text:p>
          </table:table-cell>
          <table:table-cell office:value-type="float" office:value="19.131094217788" calcext:value-type="float">
            <text:p>19.1310942178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9.0556795446918" calcext:value-type="float">
            <text:p>19.055679544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6.7876436099778" calcext:value-type="float">
            <text:p>16.78764361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.8859149712402" calcext:value-type="float">
            <text:p>16.8859149712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7.4669305444089" calcext:value-type="float">
            <text:p>17.4669305444</text:p>
          </table:table-cell>
          <table:table-cell office:value-type="float" office:value="17.9836656086033" calcext:value-type="float">
            <text:p>17.9836656086</text:p>
          </table:table-cell>
          <table:table-cell office:value-type="float" office:value="18.3133310225433" calcext:value-type="float">
            <text:p>18.3133310225</text:p>
          </table:table-cell>
          <table:table-cell office:value-type="float" office:value="18.5411334532858" calcext:value-type="float">
            <text:p>18.5411334533</text:p>
          </table:table-cell>
          <table:table-cell office:value-type="float" office:value="18.7077819003532" calcext:value-type="float">
            <text:p>18.7077819004</text:p>
          </table:table-cell>
          <table:table-cell office:value-type="float" office:value="18.834732757711" calcext:value-type="float">
            <text:p>18.8347327577</text:p>
          </table:table-cell>
          <table:table-cell office:value-type="float" office:value="18.9343850705528" calcext:value-type="float">
            <text:p>18.9343850706</text:p>
          </table:table-cell>
          <table:table-cell office:value-type="float" office:value="19.0144443487092" calcext:value-type="float">
            <text:p>19.0144443487</text:p>
          </table:table-cell>
          <table:table-cell office:value-type="float" office:value="19.0799764203406" calcext:value-type="float">
            <text:p>19.0799764203</text:p>
          </table:table-cell>
          <table:table-cell office:value-type="float" office:value="19.1344600684468" calcext:value-type="float">
            <text:p>19.1344600684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9.0581363360256" calcext:value-type="float">
            <text:p>19.058136336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16.7991228583212" calcext:value-type="float">
            <text:p>16.7991228583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6.8684614016338" calcext:value-type="float">
            <text:p>16.8684614016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7.4781316040959" calcext:value-type="float">
            <text:p>17.4781316041</text:p>
          </table:table-cell>
          <table:table-cell office:value-type="float" office:value="17.992943947643" calcext:value-type="float">
            <text:p>17.9929439476</text:p>
          </table:table-cell>
          <table:table-cell office:value-type="float" office:value="18.3210248621423" calcext:value-type="float">
            <text:p>18.3210248621</text:p>
          </table:table-cell>
          <table:table-cell office:value-type="float" office:value="18.5476294660588" calcext:value-type="float">
            <text:p>18.5476294661</text:p>
          </table:table-cell>
          <table:table-cell office:value-type="float" office:value="18.7133749322217" calcext:value-type="float">
            <text:p>18.7133749322</text:p>
          </table:table-cell>
          <table:table-cell office:value-type="float" office:value="18.839641561767" calcext:value-type="float">
            <text:p>18.8396415618</text:p>
          </table:table-cell>
          <table:table-cell office:value-type="float" office:value="18.9387643349873" calcext:value-type="float">
            <text:p>18.938764335</text:p>
          </table:table-cell>
          <table:table-cell office:value-type="float" office:value="19.0183992021962" calcext:value-type="float">
            <text:p>19.0183992022</text:p>
          </table:table-cell>
          <table:table-cell office:value-type="float" office:value="19.0835775851306" calcext:value-type="float">
            <text:p>19.0835775851</text:p>
          </table:table-cell>
          <table:table-cell office:value-type="float" office:value="19.1377560991394" calcext:value-type="float">
            <text:p>19.1377560991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9.0605453689456" calcext:value-type="float">
            <text:p>19.0605453689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16.8102977791661" calcext:value-type="float">
            <text:p>16.8102977792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6.8539341917469" calcext:value-type="float">
            <text:p>16.8539341917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7.489300394972" calcext:value-type="float">
            <text:p>17.489300395</text:p>
          </table:table-cell>
          <table:table-cell office:value-type="float" office:value="18.0022664953983" calcext:value-type="float">
            <text:p>18.0022664954</text:p>
          </table:table-cell>
          <table:table-cell office:value-type="float" office:value="18.3287766533225" calcext:value-type="float">
            <text:p>18.3287766533</text:p>
          </table:table-cell>
          <table:table-cell office:value-type="float" office:value="18.5541744223076" calcext:value-type="float">
            <text:p>18.5541744223</text:p>
          </table:table-cell>
          <table:table-cell office:value-type="float" office:value="18.7189980653345" calcext:value-type="float">
            <text:p>18.7189980653</text:p>
          </table:table-cell>
          <table:table-cell office:value-type="float" office:value="18.844558053488" calcext:value-type="float">
            <text:p>18.8445580535</text:p>
          </table:table-cell>
          <table:table-cell office:value-type="float" office:value="18.9431285682111" calcext:value-type="float">
            <text:p>18.9431285682</text:p>
          </table:table-cell>
          <table:table-cell office:value-type="float" office:value="19.0223177697841" calcext:value-type="float">
            <text:p>19.0223177698</text:p>
          </table:table-cell>
          <table:table-cell office:value-type="float" office:value="19.0871235626081" calcext:value-type="float">
            <text:p>19.0871235626</text:p>
          </table:table-cell>
          <table:table-cell office:value-type="float" office:value="19.1409807180147" calcext:value-type="float">
            <text:p>19.140980718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9.0629104910438" calcext:value-type="float">
            <text:p>19.06291049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6.8211787336969" calcext:value-type="float">
            <text:p>16.8211787337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6.8418484212166" calcext:value-type="float">
            <text:p>16.8418484212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7.5004465939797" calcext:value-type="float">
            <text:p>17.500446594</text:p>
          </table:table-cell>
          <table:table-cell office:value-type="float" office:value="18.0116404887031" calcext:value-type="float">
            <text:p>18.0116404887</text:p>
          </table:table-cell>
          <table:table-cell office:value-type="float" office:value="18.3365913516796" calcext:value-type="float">
            <text:p>18.3365913517</text:p>
          </table:table-cell>
          <table:table-cell office:value-type="float" office:value="18.5607712695148" calcext:value-type="float">
            <text:p>18.5607712695</text:p>
          </table:table-cell>
          <table:table-cell office:value-type="float" office:value="18.7246527969746" calcext:value-type="float">
            <text:p>18.724652797</text:p>
          </table:table-cell>
          <table:table-cell office:value-type="float" office:value="18.8494826327499" calcext:value-type="float">
            <text:p>18.8494826327</text:p>
          </table:table-cell>
          <table:table-cell office:value-type="float" office:value="18.9474772463141" calcext:value-type="float">
            <text:p>18.9474772463</text:p>
          </table:table-cell>
          <table:table-cell office:value-type="float" office:value="19.0261987311501" calcext:value-type="float">
            <text:p>19.0261987312</text:p>
          </table:table-cell>
          <table:table-cell office:value-type="float" office:value="19.0906123681696" calcext:value-type="float">
            <text:p>19.0906123682</text:p>
          </table:table-cell>
          <table:table-cell office:value-type="float" office:value="19.1441314112126" calcext:value-type="float">
            <text:p>19.1441314112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9.0652353201249" calcext:value-type="float">
            <text:p>19.0652353201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6.8317756314491" calcext:value-type="float">
            <text:p>16.831775631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6.8318302634469" calcext:value-type="float">
            <text:p>16.831830263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7.5115800662763" calcext:value-type="float">
            <text:p>17.5115800663</text:p>
          </table:table-cell>
          <table:table-cell office:value-type="float" office:value="18.0210733620567" calcext:value-type="float">
            <text:p>18.0210733621</text:p>
          </table:table-cell>
          <table:table-cell office:value-type="float" office:value="18.344473864394" calcext:value-type="float">
            <text:p>18.3444738644</text:p>
          </table:table-cell>
          <table:table-cell office:value-type="float" office:value="18.5674226191388" calcext:value-type="float">
            <text:p>18.5674226191</text:p>
          </table:table-cell>
          <table:table-cell office:value-type="float" office:value="18.7303400513966" calcext:value-type="float">
            <text:p>18.7303400514</text:p>
          </table:table-cell>
          <table:table-cell office:value-type="float" office:value="18.8544149468584" calcext:value-type="float">
            <text:p>18.8544149469</text:p>
          </table:table-cell>
          <table:table-cell office:value-type="float" office:value="18.9518089694819" calcext:value-type="float">
            <text:p>18.9518089695</text:p>
          </table:table-cell>
          <table:table-cell office:value-type="float" office:value="19.030039816394" calcext:value-type="float">
            <text:p>19.0300398164</text:p>
          </table:table-cell>
          <table:table-cell office:value-type="float" office:value="19.094041032155" calcext:value-type="float">
            <text:p>19.0940410322</text:p>
          </table:table-cell>
          <table:table-cell office:value-type="float" office:value="19.1472046703285" calcext:value-type="float">
            <text:p>19.1472046703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9.0675232663358" calcext:value-type="float">
            <text:p>19.067523266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6.8420979406797" calcext:value-type="float">
            <text:p>16.8420979407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6.8235845571766" calcext:value-type="float">
            <text:p>16.8235845572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7.5227108913013" calcext:value-type="float">
            <text:p>17.5227108913</text:p>
          </table:table-cell>
          <table:table-cell office:value-type="float" office:value="18.0305727541549" calcext:value-type="float">
            <text:p>18.0305727542</text:p>
          </table:table-cell>
          <table:table-cell office:value-type="float" office:value="18.3524290128393" calcext:value-type="float">
            <text:p>18.3524290128</text:p>
          </table:table-cell>
          <table:table-cell office:value-type="float" office:value="18.5741306818999" calcext:value-type="float">
            <text:p>18.5741306819</text:p>
          </table:table-cell>
          <table:table-cell office:value-type="float" office:value="18.7360600988697" calcext:value-type="float">
            <text:p>18.7360600989</text:p>
          </table:table-cell>
          <table:table-cell office:value-type="float" office:value="18.8593537984067" calcext:value-type="float">
            <text:p>18.8593537984</text:p>
          </table:table-cell>
          <table:table-cell office:value-type="float" office:value="18.9561213636581" calcext:value-type="float">
            <text:p>18.9561213637</text:p>
          </table:table-cell>
          <table:table-cell office:value-type="float" office:value="19.0338377058666" calcext:value-type="float">
            <text:p>19.0338377059</text:p>
          </table:table-cell>
          <table:table-cell office:value-type="float" office:value="19.0974055006245" calcext:value-type="float">
            <text:p>19.0974055006</text:p>
          </table:table-cell>
          <table:table-cell office:value-type="float" office:value="19.1501958954416" calcext:value-type="float">
            <text:p>19.1501958954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9.0697775435747" calcext:value-type="float">
            <text:p>19.0697775436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16.852154711259" calcext:value-type="float">
            <text:p>16.8521547113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6.8168735503991" calcext:value-type="float">
            <text:p>16.8168735504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7.5338494049341" calcext:value-type="float">
            <text:p>17.5338494049</text:p>
          </table:table-cell>
          <table:table-cell office:value-type="float" office:value="18.0401465211645" calcext:value-type="float">
            <text:p>18.0401465212</text:p>
          </table:table-cell>
          <table:table-cell office:value-type="float" office:value="18.3604614905073" calcext:value-type="float">
            <text:p>18.3604614905</text:p>
          </table:table-cell>
          <table:table-cell office:value-type="float" office:value="18.5808971921277" calcext:value-type="float">
            <text:p>18.5808971921</text:p>
          </table:table-cell>
          <table:table-cell office:value-type="float" office:value="18.741812460134" calcext:value-type="float">
            <text:p>18.7418124601</text:p>
          </table:table-cell>
          <table:table-cell office:value-type="float" office:value="18.8642970368467" calcext:value-type="float">
            <text:p>18.8642970368</text:p>
          </table:table-cell>
          <table:table-cell office:value-type="float" office:value="18.9604109656798" calcext:value-type="float">
            <text:p>18.9604109657</text:p>
          </table:table-cell>
          <table:table-cell office:value-type="float" office:value="19.0375879139774" calcext:value-type="float">
            <text:p>19.037587914</text:p>
          </table:table-cell>
          <table:table-cell office:value-type="float" office:value="19.1007005208708" calcext:value-type="float">
            <text:p>19.1007005209</text:p>
          </table:table-cell>
          <table:table-cell office:value-type="float" office:value="19.1530992836511" calcext:value-type="float">
            <text:p>19.1530992837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9.072001183387" calcext:value-type="float">
            <text:p>19.072001183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6.8619546131541" calcext:value-type="float">
            <text:p>16.8619546132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6.8115024707285" calcext:value-type="float">
            <text:p>16.8115024707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7.5450062546053" calcext:value-type="float">
            <text:p>17.5450062546</text:p>
          </table:table-cell>
          <table:table-cell office:value-type="float" office:value="18.0498027527901" calcext:value-type="float">
            <text:p>18.0498027528</text:p>
          </table:table-cell>
          <table:table-cell office:value-type="float" office:value="18.3685758113514" calcext:value-type="float">
            <text:p>18.3685758114</text:p>
          </table:table-cell>
          <table:table-cell office:value-type="float" office:value="18.5877233161366" calcext:value-type="float">
            <text:p>18.5877233161</text:p>
          </table:table-cell>
          <table:table-cell office:value-type="float" office:value="18.7475957912279" calcext:value-type="float">
            <text:p>18.7475957912</text:p>
          </table:table-cell>
          <table:table-cell office:value-type="float" office:value="18.8692414289222" calcext:value-type="float">
            <text:p>18.8692414289</text:p>
          </table:table-cell>
          <table:table-cell office:value-type="float" office:value="18.9646730873331" calcext:value-type="float">
            <text:p>18.9646730873</text:p>
          </table:table-cell>
          <table:table-cell office:value-type="float" office:value="19.0412846527114" calcext:value-type="float">
            <text:p>19.0412846527</text:p>
          </table:table-cell>
          <table:table-cell office:value-type="float" office:value="19.1039195076068" calcext:value-type="float">
            <text:p>19.1039195076</text:p>
          </table:table-cell>
          <table:table-cell office:value-type="float" office:value="19.1559076992126" calcext:value-type="float">
            <text:p>19.1559076992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9.0741970505077" calcext:value-type="float">
            <text:p>19.0741970505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16.871505936973" calcext:value-type="float">
            <text:p>16.871505937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6.8073093935991" calcext:value-type="float">
            <text:p>16.8073093936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7.5561924342915" calcext:value-type="float">
            <text:p>17.5561924343</text:p>
          </table:table-cell>
          <table:table-cell office:value-type="float" office:value="18.0595497651421" calcext:value-type="float">
            <text:p>18.0595497651</text:p>
          </table:table-cell>
          <table:table-cell office:value-type="float" office:value="18.3767762262053" calcext:value-type="float">
            <text:p>18.3767762262</text:p>
          </table:table-cell>
          <table:table-cell office:value-type="float" office:value="18.5946095251089" calcext:value-type="float">
            <text:p>18.5946095251</text:p>
          </table:table-cell>
          <table:table-cell office:value-type="float" office:value="18.7534077311545" calcext:value-type="float">
            <text:p>18.7534077312</text:p>
          </table:table-cell>
          <table:table-cell office:value-type="float" office:value="18.874182492034" calcext:value-type="float">
            <text:p>18.874182492</text:p>
          </table:table-cell>
          <table:table-cell office:value-type="float" office:value="18.9689016436531" calcext:value-type="float">
            <text:p>18.9689016437</text:p>
          </table:table-cell>
          <table:table-cell office:value-type="float" office:value="19.0449206610656" calcext:value-type="float">
            <text:p>19.0449206611</text:p>
          </table:table-cell>
          <table:table-cell office:value-type="float" office:value="19.1070543765588" calcext:value-type="float">
            <text:p>19.1070543766</text:p>
          </table:table-cell>
          <table:table-cell office:value-type="float" office:value="19.1586125121611" calcext:value-type="float">
            <text:p>19.158612512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9.0763678501732" calcext:value-type="float">
            <text:p>19.0763678502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16.8808166320482" calcext:value-type="float">
            <text:p>16.880816632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6.8041579939921" calcext:value-type="float">
            <text:p>16.804157994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7.5674193506345" calcext:value-type="float">
            <text:p>17.5674193506</text:p>
          </table:table-cell>
          <table:table-cell office:value-type="float" office:value="18.0693961040635" calcext:value-type="float">
            <text:p>18.0693961041</text:p>
          </table:table-cell>
          <table:table-cell office:value-type="float" office:value="18.3850666306267" calcext:value-type="float">
            <text:p>18.3850666306</text:p>
          </table:table-cell>
          <table:table-cell office:value-type="float" office:value="18.6015554499818" calcext:value-type="float">
            <text:p>18.60155545</text:p>
          </table:table-cell>
          <table:table-cell office:value-type="float" office:value="18.7592447262005" calcext:value-type="float">
            <text:p>18.7592447262</text:p>
          </table:table-cell>
          <table:table-cell office:value-type="float" office:value="18.879114302194" calcext:value-type="float">
            <text:p>18.8791143022</text:p>
          </table:table-cell>
          <table:table-cell office:value-type="float" office:value="18.9730889559092" calcext:value-type="float">
            <text:p>18.9730889559</text:p>
          </table:table-cell>
          <table:table-cell office:value-type="float" office:value="19.04848701016" calcext:value-type="float">
            <text:p>19.0484870102</text:p>
          </table:table-cell>
          <table:table-cell office:value-type="float" office:value="19.1100953549315" calcext:value-type="float">
            <text:p>19.1100953549</text:p>
          </table:table-cell>
          <table:table-cell office:value-type="float" office:value="19.1612034149984" calcext:value-type="float">
            <text:p>19.161203415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9.078516142263" calcext:value-type="float">
            <text:p>19.0785161423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6.8898943180948" calcext:value-type="float">
            <text:p>16.8898943181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6.8019322070929" calcext:value-type="float">
            <text:p>16.8019322071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7.5786988776732" calcext:value-type="float">
            <text:p>17.5786988777</text:p>
          </table:table-cell>
          <table:table-cell office:value-type="float" office:value="18.0793505244703" calcext:value-type="float">
            <text:p>18.0793505245</text:p>
          </table:table-cell>
          <table:table-cell office:value-type="float" office:value="18.3934504342542" calcext:value-type="float">
            <text:p>18.3934504343</text:p>
          </table:table-cell>
          <table:table-cell office:value-type="float" office:value="18.6085596919813" calcext:value-type="float">
            <text:p>18.608559692</text:p>
          </table:table-cell>
          <table:table-cell office:value-type="float" office:value="18.7651018071851" calcext:value-type="float">
            <text:p>18.7651018072</text:p>
          </table:table-cell>
          <table:table-cell office:value-type="float" office:value="18.8840292550522" calcext:value-type="float">
            <text:p>18.8840292551</text:p>
          </table:table-cell>
          <table:table-cell office:value-type="float" office:value="18.9772255094651" calcext:value-type="float">
            <text:p>18.9772255095</text:p>
          </table:table-cell>
          <table:table-cell office:value-type="float" office:value="19.0519728653934" calcext:value-type="float">
            <text:p>19.0519728654</text:p>
          </table:table-cell>
          <table:table-cell office:value-type="float" office:value="19.1130307507969" calcext:value-type="float">
            <text:p>19.1130307508</text:p>
          </table:table-cell>
          <table:table-cell office:value-type="float" office:value="19.1636681997093" calcext:value-type="float">
            <text:p>19.1636681997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9.080644349571" calcext:value-type="float">
            <text:p>19.0806443496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16.8987462985451" calcext:value-type="float">
            <text:p>16.8987462985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6.8005322339787" calcext:value-type="float">
            <text:p>16.800532234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7.5900434193671" calcext:value-type="float">
            <text:p>17.5900434194</text:p>
          </table:table-cell>
          <table:table-cell office:value-type="float" office:value="18.0894219540916" calcext:value-type="float">
            <text:p>18.0894219541</text:p>
          </table:table-cell>
          <table:table-cell office:value-type="float" office:value="18.4019303942306" calcext:value-type="float">
            <text:p>18.4019303942</text:p>
          </table:table-cell>
          <table:table-cell office:value-type="float" office:value="18.6156195885038" calcext:value-type="float">
            <text:p>18.6156195885</text:p>
          </table:table-cell>
          <table:table-cell office:value-type="float" office:value="18.7709723178689" calcext:value-type="float">
            <text:p>18.7709723179</text:p>
          </table:table-cell>
          <table:table-cell office:value-type="float" office:value="18.8889177777532" calcext:value-type="float">
            <text:p>18.8889177778</text:p>
          </table:table-cell>
          <table:table-cell office:value-type="float" office:value="18.9812996642209" calcext:value-type="float">
            <text:p>18.9812996642</text:p>
          </table:table-cell>
          <table:table-cell office:value-type="float" office:value="19.0553652034079" calcext:value-type="float">
            <text:p>19.0553652034</text:p>
          </table:table-cell>
          <table:table-cell office:value-type="float" office:value="19.1158466792769" calcext:value-type="float">
            <text:p>19.1158466793</text:p>
          </table:table-cell>
          <table:table-cell office:value-type="float" office:value="19.1659924931665" calcext:value-type="float">
            <text:p>19.1659924932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9.082754765694" calcext:value-type="float">
            <text:p>19.0827547657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16.9073795796542" calcext:value-type="float">
            <text:p>16.9073795797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6.7998715079767" calcext:value-type="float">
            <text:p>16.799871508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7.6014659826561" calcext:value-type="float">
            <text:p>17.6014659827</text:p>
          </table:table-cell>
          <table:table-cell office:value-type="float" office:value="18.0996194364716" calcext:value-type="float">
            <text:p>18.0996194365</text:p>
          </table:table-cell>
          <table:table-cell office:value-type="float" office:value="18.4105084039481" calcext:value-type="float">
            <text:p>18.4105084039</text:p>
          </table:table-cell>
          <table:table-cell office:value-type="float" office:value="18.6227309242625" calcext:value-type="float">
            <text:p>18.6227309243</text:p>
          </table:table-cell>
          <table:table-cell office:value-type="float" office:value="18.7768475841546" calcext:value-type="float">
            <text:p>18.7768475842</text:p>
          </table:table-cell>
          <table:table-cell office:value-type="float" office:value="18.8937679817108" calcext:value-type="float">
            <text:p>18.8937679817</text:p>
          </table:table-cell>
          <table:table-cell office:value-type="float" office:value="18.9852973083108" calcext:value-type="float">
            <text:p>18.9852973083</text:p>
          </table:table-cell>
          <table:table-cell office:value-type="float" office:value="19.0586484750004" calcext:value-type="float">
            <text:p>19.058648475</text:p>
          </table:table-cell>
          <table:table-cell office:value-type="float" office:value="19.1185267369938" calcext:value-type="float">
            <text:p>19.118526737</text:p>
          </table:table-cell>
          <table:table-cell office:value-type="float" office:value="19.1681594426596" calcext:value-type="float">
            <text:p>19.1681594427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9.084849563219" calcext:value-type="float">
            <text:p>19.0848495632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16.9158008857904" calcext:value-type="float">
            <text:p>16.9158008858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6.7998743504469" calcext:value-type="float">
            <text:p>16.7998743504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7.6129802583328" calcext:value-type="float">
            <text:p>17.6129802583</text:p>
          </table:table-cell>
          <table:table-cell office:value-type="float" office:value="18.1099520418503" calcext:value-type="float">
            <text:p>18.1099520419</text:p>
          </table:table-cell>
          <table:table-cell office:value-type="float" office:value="18.419185222503" calcext:value-type="float">
            <text:p>18.4191852225</text:p>
          </table:table-cell>
          <table:table-cell office:value-type="float" office:value="18.6298875721256" calcext:value-type="float">
            <text:p>18.6298875721</text:p>
          </table:table-cell>
          <table:table-cell office:value-type="float" office:value="18.782716508715" calcext:value-type="float">
            <text:p>18.7827165087</text:p>
          </table:table-cell>
          <table:table-cell office:value-type="float" office:value="18.8985652418492" calcext:value-type="float">
            <text:p>18.8985652418</text:p>
          </table:table-cell>
          <table:table-cell office:value-type="float" office:value="18.9892014415069" calcext:value-type="float">
            <text:p>18.9892014415</text:p>
          </table:table-cell>
          <table:table-cell office:value-type="float" office:value="19.0618042010901" calcext:value-type="float">
            <text:p>19.0618042011</text:p>
          </table:table-cell>
          <table:table-cell office:value-type="float" office:value="19.1210516123451" calcext:value-type="float">
            <text:p>19.1210516123</text:p>
          </table:table-cell>
          <table:table-cell office:value-type="float" office:value="19.1701493394057" calcext:value-type="float">
            <text:p>19.1701493394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9.0869308012157" calcext:value-type="float">
            <text:p>19.0869308012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6.9240166813173" calcext:value-type="float">
            <text:p>16.9240166813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6.800474143755" calcext:value-type="float">
            <text:p>16.800474143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7.6246007135083" calcext:value-type="float">
            <text:p>17.6246007135</text:p>
          </table:table-cell>
          <table:table-cell office:value-type="float" office:value="18.1204287361865" calcext:value-type="float">
            <text:p>18.1204287362</text:p>
          </table:table-cell>
          <table:table-cell office:value-type="float" office:value="18.4279601302402" calcext:value-type="float">
            <text:p>18.4279601302</text:p>
          </table:table-cell>
          <table:table-cell office:value-type="float" office:value="18.6370810471922" calcext:value-type="float">
            <text:p>18.6370810472</text:p>
          </table:table-cell>
          <table:table-cell office:value-type="float" office:value="18.7885650745641" calcext:value-type="float">
            <text:p>18.7885650746</text:p>
          </table:table-cell>
          <table:table-cell office:value-type="float" office:value="18.9032916867182" calcext:value-type="float">
            <text:p>18.9032916867</text:p>
          </table:table-cell>
          <table:table-cell office:value-type="float" office:value="18.9929916736288" calcext:value-type="float">
            <text:p>18.9929916736</text:p>
          </table:table-cell>
          <table:table-cell office:value-type="float" office:value="19.0648104876893" calcext:value-type="float">
            <text:p>19.0648104877</text:p>
          </table:table-cell>
          <table:table-cell office:value-type="float" office:value="19.1233986180142" calcext:value-type="float">
            <text:p>19.123398618</text:p>
          </table:table-cell>
          <table:table-cell office:value-type="float" office:value="19.1719391668357" calcext:value-type="float">
            <text:p>19.171939166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9.0890004330701" calcext:value-type="float">
            <text:p>19.0890004331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6.9320331719128" calcext:value-type="float">
            <text:p>16.9320331719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6.8016118683368" calcext:value-type="float">
            <text:p>16.8016118683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7.636342681098" calcext:value-type="float">
            <text:p>17.6363426811</text:p>
          </table:table-cell>
          <table:table-cell office:value-type="float" office:value="18.1310581813586" calcext:value-type="float">
            <text:p>18.1310581814</text:p>
          </table:table-cell>
          <table:table-cell office:value-type="float" office:value="18.4368304807954" calcext:value-type="float">
            <text:p>18.4368304808</text:p>
          </table:table-cell>
          <table:table-cell office:value-type="float" office:value="18.6442999443266" calcext:value-type="float">
            <text:p>18.6442999443</text:p>
          </table:table-cell>
          <table:table-cell office:value-type="float" office:value="18.7943757292675" calcext:value-type="float">
            <text:p>18.7943757293</text:p>
          </table:table-cell>
          <table:table-cell office:value-type="float" office:value="18.907925573226" calcext:value-type="float">
            <text:p>18.9079255732</text:p>
          </table:table-cell>
          <table:table-cell office:value-type="float" office:value="18.996643613332" calcext:value-type="float">
            <text:p>18.9966436133</text:p>
          </table:table-cell>
          <table:table-cell office:value-type="float" office:value="19.0676414363464" calcext:value-type="float">
            <text:p>19.0676414363</text:p>
          </table:table-cell>
          <table:table-cell office:value-type="float" office:value="19.1255411228785" calcext:value-type="float">
            <text:p>19.1255411229</text:p>
          </table:table-cell>
          <table:table-cell office:value-type="float" office:value="19.1735020512159" calcext:value-type="float">
            <text:p>19.1735020512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9.0910603100957" calcext:value-type="float">
            <text:p>19.0910603101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16.9398563204369" calcext:value-type="float">
            <text:p>16.9398563204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6.8032349437986" calcext:value-type="float">
            <text:p>16.8032349438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7.6482224659609" calcext:value-type="float">
            <text:p>17.648222466</text:p>
          </table:table-cell>
          <table:table-cell office:value-type="float" office:value="18.1418484586541" calcext:value-type="float">
            <text:p>18.1418484587</text:p>
          </table:table-cell>
          <table:table-cell office:value-type="float" office:value="18.445791132705" calcext:value-type="float">
            <text:p>18.4457911327</text:p>
          </table:table-cell>
          <table:table-cell office:value-type="float" office:value="18.6515292383715" calcext:value-type="float">
            <text:p>18.6515292384</text:p>
          </table:table-cell>
          <table:table-cell office:value-type="float" office:value="18.8001266286497" calcext:value-type="float">
            <text:p>18.8001266286</text:p>
          </table:table-cell>
          <table:table-cell office:value-type="float" office:value="18.9124405257833" calcext:value-type="float">
            <text:p>18.9124405258</text:p>
          </table:table-cell>
          <table:table-cell office:value-type="float" office:value="19.0001281279659" calcext:value-type="float">
            <text:p>19.000128128</text:p>
          </table:table-cell>
          <table:table-cell office:value-type="float" office:value="19.0702664313987" calcext:value-type="float">
            <text:p>19.0702664314</text:p>
          </table:table-cell>
          <table:table-cell office:value-type="float" office:value="19.1274478652086" calcext:value-type="float">
            <text:p>19.1274478652</text:p>
          </table:table-cell>
          <table:table-cell office:value-type="float" office:value="19.1748065971091" calcext:value-type="float">
            <text:p>19.1748065971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9.093112187045" calcext:value-type="float">
            <text:p>19.093112187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16.9474918671684" calcext:value-type="float">
            <text:p>16.9474918672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6.8052962977854" calcext:value-type="float">
            <text:p>16.8052962978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7.6602574626907" calcext:value-type="float">
            <text:p>17.6602574627</text:p>
          </table:table-cell>
          <table:table-cell office:value-type="float" office:value="18.1528066829014" calcext:value-type="float">
            <text:p>18.1528066829</text:p>
          </table:table-cell>
          <table:table-cell office:value-type="float" office:value="18.4548337217642" calcext:value-type="float">
            <text:p>18.4548337218</text:p>
          </table:table-cell>
          <table:table-cell office:value-type="float" office:value="18.6587494066879" calcext:value-type="float">
            <text:p>18.6587494067</text:p>
          </table:table-cell>
          <table:table-cell office:value-type="float" office:value="18.8057907014998" calcext:value-type="float">
            <text:p>18.8057907015</text:p>
          </table:table-cell>
          <table:table-cell office:value-type="float" office:value="18.9168046039101" calcext:value-type="float">
            <text:p>18.9168046039</text:p>
          </table:table-cell>
          <table:table-cell office:value-type="float" office:value="19.0034104404551" calcext:value-type="float">
            <text:p>19.0034104405</text:p>
          </table:table-cell>
          <table:table-cell office:value-type="float" office:value="19.072649271276" calcext:value-type="float">
            <text:p>19.0726492713</text:p>
          </table:table-cell>
          <table:table-cell office:value-type="float" office:value="19.1290821153232" calcext:value-type="float">
            <text:p>19.1290821153</text:p>
          </table:table-cell>
          <table:table-cell office:value-type="float" office:value="19.1758160765648" calcext:value-type="float">
            <text:p>19.1758160766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9.0951577285341" calcext:value-type="float">
            <text:p>19.0951577285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16.9549453288424" calcext:value-type="float">
            <text:p>16.9549453288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6.8077535890825" calcext:value-type="float">
            <text:p>16.8077535891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7.6724662634525" calcext:value-type="float">
            <text:p>17.6724662635</text:p>
          </table:table-cell>
          <table:table-cell office:value-type="float" office:value="18.1639384534169" calcext:value-type="float">
            <text:p>18.1639384534</text:p>
          </table:table-cell>
          <table:table-cell office:value-type="float" office:value="18.4639457153203" calcext:value-type="float">
            <text:p>18.4639457153</text:p>
          </table:table-cell>
          <table:table-cell office:value-type="float" office:value="18.6659353152007" calcext:value-type="float">
            <text:p>18.6659353152</text:p>
          </table:table-cell>
          <table:table-cell office:value-type="float" office:value="18.8113344801657" calcext:value-type="float">
            <text:p>18.8113344802</text:p>
          </table:table-cell>
          <table:table-cell office:value-type="float" office:value="18.9209791470362" calcext:value-type="float">
            <text:p>18.920979147</text:p>
          </table:table-cell>
          <table:table-cell office:value-type="float" office:value="19.0064490146178" calcext:value-type="float">
            <text:p>19.0064490146</text:p>
          </table:table-cell>
          <table:table-cell office:value-type="float" office:value="19.0747470970219" calcext:value-type="float">
            <text:p>19.074747097</text:p>
          </table:table-cell>
          <table:table-cell office:value-type="float" office:value="19.1304006420603" calcext:value-type="float">
            <text:p>19.1304006421</text:p>
          </table:table-cell>
          <table:table-cell office:value-type="float" office:value="19.1764874272216" calcext:value-type="float">
            <text:p>19.1764874272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9.0971985107882" calcext:value-type="float">
            <text:p>19.0971985108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16.9622220182902" calcext:value-type="float">
            <text:p>16.962222018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6.8105685863256" calcext:value-type="float">
            <text:p>16.810568586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7.6848687748053" calcext:value-type="float">
            <text:p>17.6848687748</text:p>
          </table:table-cell>
          <table:table-cell office:value-type="float" office:value="18.1752471042171" calcext:value-type="float">
            <text:p>18.1752471042</text:p>
          </table:table-cell>
          <table:table-cell office:value-type="float" office:value="18.4731091974712" calcext:value-type="float">
            <text:p>18.4731091975</text:p>
          </table:table-cell>
          <table:table-cell office:value-type="float" office:value="18.6730548129052" calcext:value-type="float">
            <text:p>18.6730548129</text:p>
          </table:table-cell>
          <table:table-cell office:value-type="float" office:value="18.8167166440828" calcext:value-type="float">
            <text:p>18.8167166441</text:p>
          </table:table-cell>
          <table:table-cell office:value-type="float" office:value="18.9249173463104" calcext:value-type="float">
            <text:p>18.9249173463</text:p>
          </table:table-cell>
          <table:table-cell office:value-type="float" office:value="19.0091941806654" calcext:value-type="float">
            <text:p>19.0091941807</text:p>
          </table:table-cell>
          <table:table-cell office:value-type="float" office:value="19.0765090711627" calcext:value-type="float">
            <text:p>19.0765090712</text:p>
          </table:table-cell>
          <table:table-cell office:value-type="float" office:value="19.1313524374312" calcext:value-type="float">
            <text:p>19.1313524374</text:p>
          </table:table-cell>
          <table:table-cell office:value-type="float" office:value="19.1767700149984" calcext:value-type="float">
            <text:p>19.176770015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9.0992360268825" calcext:value-type="float">
            <text:p>19.0992360269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6.9693270444717" calcext:value-type="float">
            <text:p>16.969327044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6.8137066367323" calcext:value-type="float">
            <text:p>16.8137066367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7.6974863038043" calcext:value-type="float">
            <text:p>17.6974863038</text:p>
          </table:table-cell>
          <table:table-cell office:value-type="float" office:value="18.1867326576607" calcext:value-type="float">
            <text:p>18.1867326577</text:p>
          </table:table-cell>
          <table:table-cell office:value-type="float" office:value="18.482299282561" calcext:value-type="float">
            <text:p>18.4822992826</text:p>
          </table:table-cell>
          <table:table-cell office:value-type="float" office:value="18.6800669342962" calcext:value-type="float">
            <text:p>18.6800669343</text:p>
          </table:table-cell>
          <table:table-cell office:value-type="float" office:value="18.8218861829093" calcext:value-type="float">
            <text:p>18.8218861829</text:p>
          </table:table-cell>
          <table:table-cell office:value-type="float" office:value="18.9285624561727" calcext:value-type="float">
            <text:p>18.9285624562</text:p>
          </table:table-cell>
          <table:table-cell office:value-type="float" office:value="19.0115864176257" calcext:value-type="float">
            <text:p>19.0115864176</text:p>
          </table:table-cell>
          <table:table-cell office:value-type="float" office:value="19.077874726346" calcext:value-type="float">
            <text:p>19.0778747263</text:p>
          </table:table-cell>
          <table:table-cell office:value-type="float" office:value="19.1318771208284" calcext:value-type="float">
            <text:p>19.1318771208</text:p>
          </table:table-cell>
          <table:table-cell office:value-type="float" office:value="19.1766040841863" calcext:value-type="float">
            <text:p>19.1766040842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9.1012716873701" calcext:value-type="float">
            <text:p>19.10127168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6.9762653398682" calcext:value-type="float">
            <text:p>16.9762653399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6.817136246963" calcext:value-type="float">
            <text:p>16.817136247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7.7103416228234" calcext:value-type="float">
            <text:p>17.7103416228</text:p>
          </table:table-cell>
          <table:table-cell office:value-type="float" office:value="18.1983903984195" calcext:value-type="float">
            <text:p>18.1983903984</text:p>
          </table:table-cell>
          <table:table-cell office:value-type="float" office:value="18.4914820554073" calcext:value-type="float">
            <text:p>18.4914820554</text:p>
          </table:table-cell>
          <table:table-cell office:value-type="float" office:value="18.6869196059444" calcext:value-type="float">
            <text:p>18.6869196059</text:p>
          </table:table-cell>
          <table:table-cell office:value-type="float" office:value="18.8267800811185" calcext:value-type="float">
            <text:p>18.8267800811</text:p>
          </table:table-cell>
          <table:table-cell office:value-type="float" office:value="18.9318455523464" calcext:value-type="float">
            <text:p>18.9318455523</text:p>
          </table:table-cell>
          <table:table-cell office:value-type="float" office:value="19.0135542024798" calcext:value-type="float">
            <text:p>19.0135542025</text:p>
          </table:table-cell>
          <table:table-cell office:value-type="float" office:value="19.0787718959188" calcext:value-type="float">
            <text:p>19.0787718959</text:p>
          </table:table-cell>
          <table:table-cell office:value-type="float" office:value="19.1319029371874" calcext:value-type="float">
            <text:p>19.1319029372</text:p>
          </table:table-cell>
          <table:table-cell office:value-type="float" office:value="19.1759188116857" calcext:value-type="float">
            <text:p>19.1759188117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9.1033068269953" calcext:value-type="float">
            <text:p>19.10330682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6.9830416461882" calcext:value-type="float">
            <text:p>16.9830416462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6.8208286946398" calcext:value-type="float">
            <text:p>16.8208286946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7.7234589190387" calcext:value-type="float">
            <text:p>17.723458919</text:p>
          </table:table-cell>
          <table:table-cell office:value-type="float" office:value="18.2102088819155" calcext:value-type="float">
            <text:p>18.2102088819</text:p>
          </table:table-cell>
          <table:table-cell office:value-type="float" office:value="18.500611845126" calcext:value-type="float">
            <text:p>18.5006118451</text:p>
          </table:table-cell>
          <table:table-cell office:value-type="float" office:value="18.6935466731264" calcext:value-type="float">
            <text:p>18.6935466731</text:p>
          </table:table-cell>
          <table:table-cell office:value-type="float" office:value="18.8313203540516" calcext:value-type="float">
            <text:p>18.8313203541</text:p>
          </table:table-cell>
          <table:table-cell office:value-type="float" office:value="18.9346826762964" calcext:value-type="float">
            <text:p>18.9346826763</text:p>
          </table:table-cell>
          <table:table-cell office:value-type="float" office:value="19.0150112725042" calcext:value-type="float">
            <text:p>19.0150112725</text:p>
          </table:table-cell>
          <table:table-cell office:value-type="float" office:value="19.0791140774746" calcext:value-type="float">
            <text:p>19.0791140775</text:p>
          </table:table-cell>
          <table:table-cell office:value-type="float" office:value="19.131344203543" calcext:value-type="float">
            <text:p>19.1313442035</text:p>
          </table:table-cell>
          <table:table-cell office:value-type="float" office:value="19.174629822339" calcext:value-type="float">
            <text:p>19.1746298223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9.1053427012199" calcext:value-type="float">
            <text:p>19.105342701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16.9896605356992" calcext:value-type="float">
            <text:p>16.9896605357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6.8247577298332" calcext:value-type="float">
            <text:p>16.8247577298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7.7368636125143" calcext:value-type="float">
            <text:p>17.7368636125</text:p>
          </table:table-cell>
          <table:table-cell office:value-type="float" office:value="18.2221672069946" calcext:value-type="float">
            <text:p>18.222167207</text:p>
          </table:table-cell>
          <table:table-cell office:value-type="float" office:value="18.5096276349634" calcext:value-type="float">
            <text:p>18.509627635</text:p>
          </table:table-cell>
          <table:table-cell office:value-type="float" office:value="18.6998640519182" calcext:value-type="float">
            <text:p>18.6998640519</text:p>
          </table:table-cell>
          <table:table-cell office:value-type="float" office:value="18.8354102519275" calcext:value-type="float">
            <text:p>18.8354102519</text:p>
          </table:table-cell>
          <table:table-cell office:value-type="float" office:value="18.9369711901679" calcext:value-type="float">
            <text:p>18.9369711902</text:p>
          </table:table-cell>
          <table:table-cell office:value-type="float" office:value="19.0158531298201" calcext:value-type="float">
            <text:p>19.0158531298</text:p>
          </table:table-cell>
          <table:table-cell office:value-type="float" office:value="19.0787970625655" calcext:value-type="float">
            <text:p>19.0787970626</text:p>
          </table:table-cell>
          <table:table-cell office:value-type="float" office:value="19.1300980413508" calcext:value-type="float">
            <text:p>19.1300980414</text:p>
          </table:table-cell>
          <table:table-cell office:value-type="float" office:value="19.1726360071597" calcext:value-type="float">
            <text:p>19.1726360072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9.1073804906417" calcext:value-type="float">
            <text:p>19.107380490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16.996126424447" calcext:value-type="float">
            <text:p>16.9961264244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6.8288993152986" calcext:value-type="float">
            <text:p>16.828899315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7.7505818858432" calcext:value-type="float">
            <text:p>17.7505818858</text:p>
          </table:table-cell>
          <table:table-cell office:value-type="float" office:value="18.2342312295369" calcext:value-type="float">
            <text:p>18.2342312295</text:p>
          </table:table-cell>
          <table:table-cell office:value-type="float" office:value="18.5184482692698" calcext:value-type="float">
            <text:p>18.5184482693</text:p>
          </table:table-cell>
          <table:table-cell office:value-type="float" office:value="18.7057646869821" calcext:value-type="float">
            <text:p>18.705764687</text:p>
          </table:table-cell>
          <table:table-cell office:value-type="float" office:value="18.8389293339686" calcext:value-type="float">
            <text:p>18.838929334</text:p>
          </table:table-cell>
          <table:table-cell office:value-type="float" office:value="18.9385850583732" calcext:value-type="float">
            <text:p>18.9385850584</text:p>
          </table:table-cell>
          <table:table-cell office:value-type="float" office:value="19.0159525137043" calcext:value-type="float">
            <text:p>19.0159525137</text:p>
          </table:table-cell>
          <table:table-cell office:value-type="float" office:value="19.0776945655229" calcext:value-type="float">
            <text:p>19.0776945655</text:p>
          </table:table-cell>
          <table:table-cell office:value-type="float" office:value="19.1280401338018" calcext:value-type="float">
            <text:p>19.1280401338</text:p>
          </table:table-cell>
          <table:table-cell office:value-type="float" office:value="19.1698153890747" calcext:value-type="float">
            <text:p>19.1698153891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9.1094213028052" calcext:value-type="float">
            <text:p>19.109421302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7.0024435620942" calcext:value-type="float">
            <text:p>17.0024435621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6.8332313825896" calcext:value-type="float">
            <text:p>16.8332313826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7.7646397089595" calcext:value-type="float">
            <text:p>17.764639709</text:p>
          </table:table-cell>
          <table:table-cell office:value-type="float" office:value="18.2463482794975" calcext:value-type="float">
            <text:p>18.2463482795</text:p>
          </table:table-cell>
          <table:table-cell office:value-type="float" office:value="18.5269659987846" calcext:value-type="float">
            <text:p>18.5269659988</text:p>
          </table:table-cell>
          <table:table-cell office:value-type="float" office:value="18.7111118836409" calcext:value-type="float">
            <text:p>18.7111118836</text:p>
          </table:table-cell>
          <table:table-cell office:value-type="float" office:value="18.84172700801" calcext:value-type="float">
            <text:p>18.841727008</text:p>
          </table:table-cell>
          <table:table-cell office:value-type="float" office:value="18.9393686676537" calcext:value-type="float">
            <text:p>18.9393686677</text:p>
          </table:table-cell>
          <table:table-cell office:value-type="float" office:value="19.0151534640691" calcext:value-type="float">
            <text:p>19.0151534641</text:p>
          </table:table-cell>
          <table:table-cell office:value-type="float" office:value="19.0756524844888" calcext:value-type="float">
            <text:p>19.0756524845</text:p>
          </table:table-cell>
          <table:table-cell office:value-type="float" office:value="19.1250191499147" calcext:value-type="float">
            <text:p>19.1250191499</text:p>
          </table:table-cell>
          <table:table-cell office:value-type="float" office:value="19.166019685824" calcext:value-type="float">
            <text:p>19.1660196858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9.1114661687332" calcext:value-type="float">
            <text:p>19.111466168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17.0086160559597" calcext:value-type="float">
            <text:p>17.008616056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6.8377336520285" calcext:value-type="float">
            <text:p>16.837733652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7.7790610463458" calcext:value-type="float">
            <text:p>17.7790610463</text:p>
          </table:table-cell>
          <table:table-cell office:value-type="float" office:value="18.2584397758512" calcext:value-type="float">
            <text:p>18.2584397759</text:p>
          </table:table-cell>
          <table:table-cell office:value-type="float" office:value="18.5350377315994" calcext:value-type="float">
            <text:p>18.5350377316</text:p>
          </table:table-cell>
          <table:table-cell office:value-type="float" office:value="18.7157304207479" calcext:value-type="float">
            <text:p>18.7157304207</text:p>
          </table:table-cell>
          <table:table-cell office:value-type="float" office:value="18.8436139745724" calcext:value-type="float">
            <text:p>18.8436139746</text:p>
          </table:table-cell>
          <table:table-cell office:value-type="float" office:value="18.939128644285" calcext:value-type="float">
            <text:p>18.9391286443</text:p>
          </table:table-cell>
          <table:table-cell office:value-type="float" office:value="19.0132634496548" calcext:value-type="float">
            <text:p>19.0132634497</text:p>
          </table:table-cell>
          <table:table-cell office:value-type="float" office:value="19.0724812815312" calcext:value-type="float">
            <text:p>19.0724812815</text:p>
          </table:table-cell>
          <table:table-cell office:value-type="float" office:value="19.1208493348551" calcext:value-type="float">
            <text:p>19.1208493349</text:p>
          </table:table-cell>
          <table:table-cell office:value-type="float" office:value="19.1610670814705" calcext:value-type="float">
            <text:p>19.1610670815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9.1135160461493" calcext:value-type="float">
            <text:p>19.1135160461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17.0146478703856" calcext:value-type="float">
            <text:p>17.0146478704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6.842387455539" calcext:value-type="float">
            <text:p>16.8423874555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7.7938646233723" calcext:value-type="float">
            <text:p>17.7938646234</text:p>
          </table:table-cell>
          <table:table-cell office:value-type="float" office:value="18.2703907754964" calcext:value-type="float">
            <text:p>18.2703907755</text:p>
          </table:table-cell>
          <table:table-cell office:value-type="float" office:value="18.5424730184535" calcext:value-type="float">
            <text:p>18.5424730185</text:p>
          </table:table-cell>
          <table:table-cell office:value-type="float" office:value="18.7193945422533" calcext:value-type="float">
            <text:p>18.7193945423</text:p>
          </table:table-cell>
          <table:table-cell office:value-type="float" office:value="18.8443507214667" calcext:value-type="float">
            <text:p>18.8443507215</text:p>
          </table:table-cell>
          <table:table-cell office:value-type="float" office:value="18.9376228444756" calcext:value-type="float">
            <text:p>18.9376228445</text:p>
          </table:table-cell>
          <table:table-cell office:value-type="float" office:value="19.0100427604435" calcext:value-type="float">
            <text:p>19.0100427604</text:p>
          </table:table-cell>
          <table:table-cell office:value-type="float" office:value="19.0679457020323" calcext:value-type="float">
            <text:p>19.067945702</text:p>
          </table:table-cell>
          <table:table-cell office:value-type="float" office:value="19.1153005052983" calcext:value-type="float">
            <text:p>19.1153005053</text:p>
          </table:table-cell>
          <table:table-cell office:value-type="float" office:value="19.1547324619881" calcext:value-type="float">
            <text:p>19.154732462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9.1155718172509" calcext:value-type="float">
            <text:p>19.1155718173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17.0205428345964" calcext:value-type="float">
            <text:p>17.0205428346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6.8471755894599" calcext:value-type="float">
            <text:p>16.8471755895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7.809058289069" calcext:value-type="float">
            <text:p>17.8090582891</text:p>
          </table:table-cell>
          <table:table-cell office:value-type="float" office:value="18.2820350533612" calcext:value-type="float">
            <text:p>18.2820350534</text:p>
          </table:table-cell>
          <table:table-cell office:value-type="float" office:value="18.5490173745303" calcext:value-type="float">
            <text:p>18.5490173745</text:p>
          </table:table-cell>
          <table:table-cell office:value-type="float" office:value="18.7218115256563" calcext:value-type="float">
            <text:p>18.7218115257</text:p>
          </table:table-cell>
          <table:table-cell office:value-type="float" office:value="18.8436318267389" calcext:value-type="float">
            <text:p>18.8436318267</text:p>
          </table:table-cell>
          <table:table-cell office:value-type="float" office:value="18.9345453145934" calcext:value-type="float">
            <text:p>18.9345453146</text:p>
          </table:table-cell>
          <table:table-cell office:value-type="float" office:value="19.0051899936067" calcext:value-type="float">
            <text:p>19.0051899936</text:p>
          </table:table-cell>
          <table:table-cell office:value-type="float" office:value="19.0617506927129" calcext:value-type="float">
            <text:p>19.0617506927</text:p>
          </table:table-cell>
          <table:table-cell office:value-type="float" office:value="19.1080843370796" calcext:value-type="float">
            <text:p>19.1080843371</text:p>
          </table:table-cell>
          <table:table-cell office:value-type="float" office:value="19.1467340279581" calcext:value-type="float">
            <text:p>19.146734028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9.1176342872569" calcext:value-type="float">
            <text:p>19.1176342873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17.0263046376204" calcext:value-type="float">
            <text:p>17.0263046376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6.8520821734527" calcext:value-type="float">
            <text:p>16.8520821735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7.824629312614" calcext:value-type="float">
            <text:p>17.8246293126</text:p>
          </table:table-cell>
          <table:table-cell office:value-type="float" office:value="18.2931335250544" calcext:value-type="float">
            <text:p>18.2931335251</text:p>
          </table:table-cell>
          <table:table-cell office:value-type="float" office:value="18.5543288053014" calcext:value-type="float">
            <text:p>18.5543288053</text:p>
          </table:table-cell>
          <table:table-cell office:value-type="float" office:value="18.7225988384129" calcext:value-type="float">
            <text:p>18.7225988384</text:p>
          </table:table-cell>
          <table:table-cell office:value-type="float" office:value="18.8410641637263" calcext:value-type="float">
            <text:p>18.8410641637</text:p>
          </table:table-cell>
          <table:table-cell office:value-type="float" office:value="18.9295053727704" calcext:value-type="float">
            <text:p>18.9295053728</text:p>
          </table:table-cell>
          <table:table-cell office:value-type="float" office:value="18.9983218351575" calcext:value-type="float">
            <text:p>18.9983218352</text:p>
          </table:table-cell>
          <table:table-cell office:value-type="float" office:value="19.0535217670503" calcext:value-type="float">
            <text:p>19.0535217671</text:p>
          </table:table-cell>
          <table:table-cell office:value-type="float" office:value="19.098835236653" calcext:value-type="float">
            <text:p>19.0988352367</text:p>
          </table:table-cell>
          <table:table-cell office:value-type="float" office:value="19.1367146148612" calcext:value-type="float">
            <text:p>19.1367146149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9.1197041797223" calcext:value-type="float">
            <text:p>19.119704179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7.0319368548046" calcext:value-type="float">
            <text:p>17.0319368548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6.8570925552985" calcext:value-type="float">
            <text:p>16.8570925553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7.840527853027" calcext:value-type="float">
            <text:p>17.840527853</text:p>
          </table:table-cell>
          <table:table-cell office:value-type="float" office:value="18.3033426069191" calcext:value-type="float">
            <text:p>18.3033426069</text:p>
          </table:table-cell>
          <table:table-cell office:value-type="float" office:value="18.5579442715092" calcext:value-type="float">
            <text:p>18.5579442715</text:p>
          </table:table-cell>
          <table:table-cell office:value-type="float" office:value="18.7212518179779" calcext:value-type="float">
            <text:p>18.721251818</text:p>
          </table:table-cell>
          <table:table-cell office:value-type="float" office:value="18.836136055894" calcext:value-type="float">
            <text:p>18.8361360559</text:p>
          </table:table-cell>
          <table:table-cell office:value-type="float" office:value="18.9219979450419" calcext:value-type="float">
            <text:p>18.921997945</text:p>
          </table:table-cell>
          <table:table-cell office:value-type="float" office:value="18.9889443485909" calcext:value-type="float">
            <text:p>18.9889443486</text:p>
          </table:table-cell>
          <table:table-cell office:value-type="float" office:value="19.0427771021278" calcext:value-type="float">
            <text:p>19.0427771021</text:p>
          </table:table-cell>
          <table:table-cell office:value-type="float" office:value="19.0870831476084" calcext:value-type="float">
            <text:p>19.0870831476</text:p>
          </table:table-cell>
          <table:table-cell office:value-type="float" office:value="19.1242151340109" calcext:value-type="float">
            <text:p>19.12421513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9.1217821384892" calcext:value-type="float">
            <text:p>19.121782138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17.0374429371319" calcext:value-type="float">
            <text:p>17.0374429371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6.8621931934106" calcext:value-type="float">
            <text:p>16.8621931934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7.8566387972208" calcext:value-type="float">
            <text:p>17.8566387972</text:p>
          </table:table-cell>
          <table:table-cell office:value-type="float" office:value="18.3121669739186" calcext:value-type="float">
            <text:p>18.3121669739</text:p>
          </table:table-cell>
          <table:table-cell office:value-type="float" office:value="18.5592308702525" calcext:value-type="float">
            <text:p>18.5592308703</text:p>
          </table:table-cell>
          <table:table-cell office:value-type="float" office:value="18.7170969437987" calcext:value-type="float">
            <text:p>18.7170969438</text:p>
          </table:table-cell>
          <table:table-cell office:value-type="float" office:value="18.8281726172255" calcext:value-type="float">
            <text:p>18.8281726172</text:p>
          </table:table-cell>
          <table:table-cell office:value-type="float" office:value="18.9113605301842" calcext:value-type="float">
            <text:p>18.9113605302</text:p>
          </table:table-cell>
          <table:table-cell office:value-type="float" office:value="18.9764112727272" calcext:value-type="float">
            <text:p>18.9764112727</text:p>
          </table:table-cell>
          <table:table-cell office:value-type="float" office:value="19.0288869873122" calcext:value-type="float">
            <text:p>19.0288869873</text:p>
          </table:table-cell>
          <table:table-cell office:value-type="float" office:value="19.0722140204293" calcext:value-type="float">
            <text:p>19.0722140204</text:p>
          </table:table-cell>
          <table:table-cell office:value-type="float" office:value="19.1086359598751" calcext:value-type="float">
            <text:p>19.1086359599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9.1238687201459" calcext:value-type="float">
            <text:p>19.1238687201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17.042826224376" calcext:value-type="float">
            <text:p>17.042826224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6.8673715735716" calcext:value-type="float">
            <text:p>16.8673715736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7.8727337910002" calcext:value-type="float">
            <text:p>17.872733791</text:p>
          </table:table-cell>
          <table:table-cell office:value-type="float" office:value="18.318887669972" calcext:value-type="float">
            <text:p>18.31888767</text:p>
          </table:table-cell>
          <table:table-cell office:value-type="float" office:value="18.5573132712525" calcext:value-type="float">
            <text:p>18.5573132713</text:p>
          </table:table-cell>
          <table:table-cell office:value-type="float" office:value="18.7092226411829" calcext:value-type="float">
            <text:p>18.7092226412</text:p>
          </table:table-cell>
          <table:table-cell office:value-type="float" office:value="18.8162694674979" calcext:value-type="float">
            <text:p>18.8162694675</text:p>
          </table:table-cell>
          <table:table-cell office:value-type="float" office:value="18.8967092058701" calcext:value-type="float">
            <text:p>18.8967092059</text:p>
          </table:table-cell>
          <table:table-cell office:value-type="float" office:value="18.959861951701" calcext:value-type="float">
            <text:p>18.9598619517</text:p>
          </table:table-cell>
          <table:table-cell office:value-type="float" office:value="19.0110134427077" calcext:value-type="float">
            <text:p>19.0110134427</text:p>
          </table:table-cell>
          <table:table-cell office:value-type="float" office:value="19.0534109422856" calcext:value-type="float">
            <text:p>19.0534109423</text:p>
          </table:table-cell>
          <table:table-cell office:value-type="float" office:value="19.0891794239804" calcext:value-type="float">
            <text:p>19.08917942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9.1259643914775" calcext:value-type="float">
            <text:p>19.1259643915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17.04808993713" calcext:value-type="float">
            <text:p>17.0480899371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6.8726161151281" calcext:value-type="float">
            <text:p>16.8726161151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7.8883889538891" calcext:value-type="float">
            <text:p>17.8883889539</text:p>
          </table:table-cell>
          <table:table-cell office:value-type="float" office:value="18.322450147567" calcext:value-type="float">
            <text:p>18.3224501476</text:p>
          </table:table-cell>
          <table:table-cell office:value-type="float" office:value="18.5509630411424" calcext:value-type="float">
            <text:p>18.5509630411</text:p>
          </table:table-cell>
          <table:table-cell office:value-type="float" office:value="18.6963738346269" calcext:value-type="float">
            <text:p>18.6963738346</text:p>
          </table:table-cell>
          <table:table-cell office:value-type="float" office:value="18.7991914528113" calcext:value-type="float">
            <text:p>18.7991914528</text:p>
          </table:table-cell>
          <table:table-cell office:value-type="float" office:value="18.8768406938002" calcext:value-type="float">
            <text:p>18.8768406938</text:p>
          </table:table-cell>
          <table:table-cell office:value-type="float" office:value="18.938126278837" calcext:value-type="float">
            <text:p>18.9381262788</text:p>
          </table:table-cell>
          <table:table-cell office:value-type="float" office:value="18.9880177243913" calcext:value-type="float">
            <text:p>18.9880177244</text:p>
          </table:table-cell>
          <table:table-cell office:value-type="float" office:value="19.0295639493923" calcext:value-type="float">
            <text:p>19.0295639494</text:p>
          </table:table-cell>
          <table:table-cell office:value-type="float" office:value="19.0647617151997" calcext:value-type="float">
            <text:p>19.0647617152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9.1280695210701" calcext:value-type="float">
            <text:p>19.1280695211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17.0532372011006" calcext:value-type="float">
            <text:p>17.0532372011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6.8779161167724" calcext:value-type="float">
            <text:p>16.8779161168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7.9028421027489" calcext:value-type="float">
            <text:p>17.9028421027</text:p>
          </table:table-cell>
          <table:table-cell office:value-type="float" office:value="18.3212852139088" calcext:value-type="float">
            <text:p>18.3212852139</text:p>
          </table:table-cell>
          <table:table-cell office:value-type="float" office:value="18.5384245940752" calcext:value-type="float">
            <text:p>18.5384245941</text:p>
          </table:table-cell>
          <table:table-cell office:value-type="float" office:value="18.6767858610716" calcext:value-type="float">
            <text:p>18.6767858611</text:p>
          </table:table-cell>
          <table:table-cell office:value-type="float" office:value="18.7752126959381" calcext:value-type="float">
            <text:p>18.7752126959</text:p>
          </table:table-cell>
          <table:table-cell office:value-type="float" office:value="18.850077498869" calcext:value-type="float">
            <text:p>18.8500774989</text:p>
          </table:table-cell>
          <table:table-cell office:value-type="float" office:value="18.9095743179566" calcext:value-type="float">
            <text:p>18.909574318</text:p>
          </table:table-cell>
          <table:table-cell office:value-type="float" office:value="18.9583139761677" calcext:value-type="float">
            <text:p>18.9583139762</text:p>
          </table:table-cell>
          <table:table-cell office:value-type="float" office:value="18.9991273252078" calcext:value-type="float">
            <text:p>18.9991273252</text:p>
          </table:table-cell>
          <table:table-cell office:value-type="float" office:value="19.0338734839929" calcext:value-type="float">
            <text:p>19.033873484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9.1301843774387" calcext:value-type="float">
            <text:p>19.13018437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17.0582710387198" calcext:value-type="float">
            <text:p>17.0582710387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6.883261678177" calcext:value-type="float">
            <text:p>16.8832616782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7.9147401843209" calcext:value-type="float">
            <text:p>17.9147401843</text:p>
          </table:table-cell>
          <table:table-cell office:value-type="float" office:value="18.3130133275565" calcext:value-type="float">
            <text:p>18.3130133276</text:p>
          </table:table-cell>
          <table:table-cell office:value-type="float" office:value="18.5171310505975" calcext:value-type="float">
            <text:p>18.5171310506</text:p>
          </table:table-cell>
          <table:table-cell office:value-type="float" office:value="18.6479124531387" calcext:value-type="float">
            <text:p>18.6479124531</text:p>
          </table:table-cell>
          <table:table-cell office:value-type="float" office:value="18.7418540197211" calcext:value-type="float">
            <text:p>18.7418540197</text:p>
          </table:table-cell>
          <table:table-cell office:value-type="float" office:value="18.814013463698" calcext:value-type="float">
            <text:p>18.8140134637</text:p>
          </table:table-cell>
          <table:table-cell office:value-type="float" office:value="18.8718691551657" calcext:value-type="float">
            <text:p>18.8718691552</text:p>
          </table:table-cell>
          <table:table-cell office:value-type="float" office:value="18.9196286904259" calcext:value-type="float">
            <text:p>18.9196286904</text:p>
          </table:table-cell>
          <table:table-cell office:value-type="float" office:value="18.9598850557662" calcext:value-type="float">
            <text:p>18.9598850558</text:p>
          </table:table-cell>
          <table:table-cell office:value-type="float" office:value="18.9943507367885" calcext:value-type="float">
            <text:p>18.9943507368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9.1323091184382" calcext:value-type="float">
            <text:p>19.132309118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17.0631943691914" calcext:value-type="float">
            <text:p>17.0631943692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6.8886436361293" calcext:value-type="float">
            <text:p>16.8886436361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7.9216798117486" calcext:value-type="float">
            <text:p>17.9216798117</text:p>
          </table:table-cell>
          <table:table-cell office:value-type="float" office:value="18.2939368245872" calcext:value-type="float">
            <text:p>18.2939368246</text:p>
          </table:table-cell>
          <table:table-cell office:value-type="float" office:value="18.4832189607834" calcext:value-type="float">
            <text:p>18.4832189608</text:p>
          </table:table-cell>
          <table:table-cell office:value-type="float" office:value="18.605959320403" calcext:value-type="float">
            <text:p>18.6059593204</text:p>
          </table:table-cell>
          <table:table-cell office:value-type="float" office:value="18.6954319023381" calcext:value-type="float">
            <text:p>18.6954319023</text:p>
          </table:table-cell>
          <table:table-cell office:value-type="float" office:value="18.7650764533739" calcext:value-type="float">
            <text:p>18.7650764534</text:p>
          </table:table-cell>
          <table:table-cell office:value-type="float" office:value="18.8215420718114" calcext:value-type="float">
            <text:p>18.8215420718</text:p>
          </table:table-cell>
          <table:table-cell office:value-type="float" office:value="18.8685872408781" calcext:value-type="float">
            <text:p>18.8685872409</text:p>
          </table:table-cell>
          <table:table-cell office:value-type="float" office:value="18.9085476792993" calcext:value-type="float">
            <text:p>18.9085476793</text:p>
          </table:table-cell>
          <table:table-cell office:value-type="float" office:value="18.942981049482" calcext:value-type="float">
            <text:p>18.9429810495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9.1344437819671" calcext:value-type="float">
            <text:p>19.134443782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17.0680100243382" calcext:value-type="float">
            <text:p>17.0680100243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6.8940535216417" calcext:value-type="float">
            <text:p>16.8940535216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7.9193377446442" calcext:value-type="float">
            <text:p>17.9193377446</text:p>
          </table:table-cell>
          <table:table-cell office:value-type="float" office:value="18.2581242807311" calcext:value-type="float">
            <text:p>18.2581242807</text:p>
          </table:table-cell>
          <table:table-cell office:value-type="float" office:value="18.4306528256203" calcext:value-type="float">
            <text:p>18.4306528256</text:p>
          </table:table-cell>
          <table:table-cell office:value-type="float" office:value="18.5450394803743" calcext:value-type="float">
            <text:p>18.5450394804</text:p>
          </table:table-cell>
          <table:table-cell office:value-type="float" office:value="18.6302406658873" calcext:value-type="float">
            <text:p>18.6302406659</text:p>
          </table:table-cell>
          <table:table-cell office:value-type="float" office:value="18.697735221025" calcext:value-type="float">
            <text:p>18.697735221</text:p>
          </table:table-cell>
          <table:table-cell office:value-type="float" office:value="18.7532220410628" calcext:value-type="float">
            <text:p>18.7532220411</text:p>
          </table:table-cell>
          <table:table-cell office:value-type="float" office:value="18.7999640092568" calcext:value-type="float">
            <text:p>18.7999640093</text:p>
          </table:table-cell>
          <table:table-cell office:value-type="float" office:value="18.8400211569895" calcext:value-type="float">
            <text:p>18.840021157</text:p>
          </table:table-cell>
          <table:table-cell office:value-type="float" office:value="18.8747894499077" calcext:value-type="float">
            <text:p>18.8747894499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9.1365882782816" calcext:value-type="float">
            <text:p>19.136588278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7.0727207470321" calcext:value-type="float">
            <text:p>17.07272074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6.899483505172" calcext:value-type="float">
            <text:p>16.8994835052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7.8997365690651" calcext:value-type="float">
            <text:p>17.8997365691</text:p>
          </table:table-cell>
          <table:table-cell office:value-type="float" office:value="18.1956541760868" calcext:value-type="float">
            <text:p>18.1956541761</text:p>
          </table:table-cell>
          <table:table-cell office:value-type="float" office:value="18.34953752734" calcext:value-type="float">
            <text:p>18.3495375273</text:p>
          </table:table-cell>
          <table:table-cell office:value-type="float" office:value="18.4555402110252" calcext:value-type="float">
            <text:p>18.455540211</text:p>
          </table:table-cell>
          <table:table-cell office:value-type="float" office:value="18.5369703097901" calcext:value-type="float">
            <text:p>18.5369703098</text:p>
          </table:table-cell>
          <table:table-cell office:value-type="float" office:value="18.6029648573498" calcext:value-type="float">
            <text:p>18.6029648573</text:p>
          </table:table-cell>
          <table:table-cell office:value-type="float" office:value="18.6581450214297" calcext:value-type="float">
            <text:p>18.6581450214</text:p>
          </table:table-cell>
          <table:table-cell office:value-type="float" office:value="18.7052316727414" calcext:value-type="float">
            <text:p>18.7052316727</text:p>
          </table:table-cell>
          <table:table-cell office:value-type="float" office:value="18.7459924938834" calcext:value-type="float">
            <text:p>18.7459924939</text:p>
          </table:table-cell>
          <table:table-cell office:value-type="float" office:value="18.7816570056731" calcext:value-type="float">
            <text:p>18.781657005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9.1387423776331" calcext:value-type="float">
            <text:p>19.138742377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7.0773291950181" calcext:value-type="float">
            <text:p>17.07732919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6.9049263514655" calcext:value-type="float">
            <text:p>16.904926351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7.8475487917984" calcext:value-type="float">
            <text:p>17.8475487918</text:p>
          </table:table-cell>
          <table:table-cell office:value-type="float" office:value="18.0889751837498" calcext:value-type="float">
            <text:p>18.0889751837</text:p>
          </table:table-cell>
          <table:table-cell office:value-type="float" office:value="18.2225970192863" calcext:value-type="float">
            <text:p>18.2225970193</text:p>
          </table:table-cell>
          <table:table-cell office:value-type="float" office:value="18.3207091035622" calcext:value-type="float">
            <text:p>18.3207091036</text:p>
          </table:table-cell>
          <table:table-cell office:value-type="float" office:value="18.3993980950289" calcext:value-type="float">
            <text:p>18.399398095</text:p>
          </table:table-cell>
          <table:table-cell office:value-type="float" office:value="18.4650380497447" calcext:value-type="float">
            <text:p>18.4650380497</text:p>
          </table:table-cell>
          <table:table-cell office:value-type="float" office:value="18.5210371091885" calcext:value-type="float">
            <text:p>18.5210371092</text:p>
          </table:table-cell>
          <table:table-cell office:value-type="float" office:value="18.5695281667531" calcext:value-type="float">
            <text:p>18.5695281668</text:p>
          </table:table-cell>
          <table:table-cell office:value-type="float" office:value="18.611972814278" calcext:value-type="float">
            <text:p>18.6119728143</text:p>
          </table:table-cell>
          <table:table-cell office:value-type="float" office:value="18.6494329373636" calcext:value-type="float">
            <text:p>18.6494329374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9.1409056969229" calcext:value-type="float">
            <text:p>19.140905696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7.0818379392874" calcext:value-type="float">
            <text:p>17.081837939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6.910375372997" calcext:value-type="float">
            <text:p>16.91037537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7.7315708286492" calcext:value-type="float">
            <text:p>17.7315708286</text:p>
          </table:table-cell>
          <table:table-cell office:value-type="float" office:value="17.9046229453799" calcext:value-type="float">
            <text:p>17.9046229454</text:p>
          </table:table-cell>
          <table:table-cell office:value-type="float" office:value="18.0171108069892" calcext:value-type="float">
            <text:p>18.017110807</text:p>
          </table:table-cell>
          <table:table-cell office:value-type="float" office:value="18.1088295793427" calcext:value-type="float">
            <text:p>18.1088295793</text:p>
          </table:table-cell>
          <table:table-cell office:value-type="float" office:value="18.1868058835492" calcext:value-type="float">
            <text:p>18.1868058835</text:p>
          </table:table-cell>
          <table:table-cell office:value-type="float" office:value="18.2541714999085" calcext:value-type="float">
            <text:p>18.2541714999</text:p>
          </table:table-cell>
          <table:table-cell office:value-type="float" office:value="18.3129721030053" calcext:value-type="float">
            <text:p>18.312972103</text:p>
          </table:table-cell>
          <table:table-cell office:value-type="float" office:value="18.3647067253904" calcext:value-type="float">
            <text:p>18.3647067254</text:p>
          </table:table-cell>
          <table:table-cell office:value-type="float" office:value="18.4105221244226" calcext:value-type="float">
            <text:p>18.4105221244</text:p>
          </table:table-cell>
          <table:table-cell office:value-type="float" office:value="18.4513178110768" calcext:value-type="float">
            <text:p>18.4513178111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9.1430776837875" calcext:value-type="float">
            <text:p>19.1430776838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17.086249472192" calcext:value-type="float">
            <text:p>17.0862494722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6.9158243964109" calcext:value-type="float">
            <text:p>16.9158243964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7.4831763956014" calcext:value-type="float">
            <text:p>17.4831763956</text:p>
          </table:table-cell>
          <table:table-cell office:value-type="float" office:value="17.5722362044819" calcext:value-type="float">
            <text:p>17.5722362045</text:p>
          </table:table-cell>
          <table:table-cell office:value-type="float" office:value="17.6644070496107" calcext:value-type="float">
            <text:p>17.6644070496</text:p>
          </table:table-cell>
          <table:table-cell office:value-type="float" office:value="17.7533178136119" calcext:value-type="float">
            <text:p>17.7533178136</text:p>
          </table:table-cell>
          <table:table-cell office:value-type="float" office:value="17.8346941486405" calcext:value-type="float">
            <text:p>17.8346941486</text:p>
          </table:table-cell>
          <table:table-cell office:value-type="float" office:value="17.9078243745756" calcext:value-type="float">
            <text:p>17.9078243746</text:p>
          </table:table-cell>
          <table:table-cell office:value-type="float" office:value="17.9732082392125" calcext:value-type="float">
            <text:p>17.9732082392</text:p>
          </table:table-cell>
          <table:table-cell office:value-type="float" office:value="18.0316630217437" calcext:value-type="float">
            <text:p>18.0316630217</text:p>
          </table:table-cell>
          <table:table-cell office:value-type="float" office:value="18.0840214457778" calcext:value-type="float">
            <text:p>18.0840214458</text:p>
          </table:table-cell>
          <table:table-cell office:value-type="float" office:value="18.1310390544697" calcext:value-type="float">
            <text:p>18.1310390545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9.1452576004229" calcext:value-type="float">
            <text:p>19.145257600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17.0905662109028" calcext:value-type="float">
            <text:p>17.0905662109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6.9212677275863" calcext:value-type="float">
            <text:p>16.9212677276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6.9360450956128" calcext:value-type="float">
            <text:p>16.9360450956</text:p>
          </table:table-cell>
          <table:table-cell office:value-type="float" office:value="16.9249874563674" calcext:value-type="float">
            <text:p>16.9249874564</text:p>
          </table:table-cell>
          <table:table-cell office:value-type="float" office:value="17.0015573342355" calcext:value-type="float">
            <text:p>17.0015573342</text:p>
          </table:table-cell>
          <table:table-cell office:value-type="float" office:value="17.0961397658664" calcext:value-type="float">
            <text:p>17.0961397659</text:p>
          </table:table-cell>
          <table:table-cell office:value-type="float" office:value="17.1899599407121" calcext:value-type="float">
            <text:p>17.1899599407</text:p>
          </table:table-cell>
          <table:table-cell office:value-type="float" office:value="17.2775420395871" calcext:value-type="float">
            <text:p>17.2775420396</text:p>
          </table:table-cell>
          <table:table-cell office:value-type="float" office:value="17.3575649451805" calcext:value-type="float">
            <text:p>17.3575649452</text:p>
          </table:table-cell>
          <table:table-cell office:value-type="float" office:value="17.4301078973793" calcext:value-type="float">
            <text:p>17.4301078974</text:p>
          </table:table-cell>
          <table:table-cell office:value-type="float" office:value="17.4957118380472" calcext:value-type="float">
            <text:p>17.495711838</text:p>
          </table:table-cell>
          <table:table-cell office:value-type="float" office:value="17.5550376006877" calcext:value-type="float">
            <text:p>17.5550376007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9.1474445044838" calcext:value-type="float">
            <text:p>19.1474445045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17.0947905008158" calcext:value-type="float">
            <text:p>17.0947905008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6.9267001194892" calcext:value-type="float">
            <text:p>16.9267001195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6.6306856184286" calcext:value-type="float">
            <text:p>16.6306856184</text:p>
          </table:table-cell>
          <table:table-cell office:value-type="float" office:value="16.5921798535657" calcext:value-type="float">
            <text:p>16.5921798536</text:p>
          </table:table-cell>
          <table:table-cell office:value-type="float" office:value="16.6685626893055" calcext:value-type="float">
            <text:p>16.6685626893</text:p>
          </table:table-cell>
          <table:table-cell office:value-type="float" office:value="16.7695796438536" calcext:value-type="float">
            <text:p>16.7695796439</text:p>
          </table:table-cell>
          <table:table-cell office:value-type="float" office:value="16.871604679433" calcext:value-type="float">
            <text:p>16.8716046794</text:p>
          </table:table-cell>
          <table:table-cell office:value-type="float" office:value="16.9676039997122" calcext:value-type="float">
            <text:p>16.9676039997</text:p>
          </table:table-cell>
          <table:table-cell office:value-type="float" office:value="17.0557010149647" calcext:value-type="float">
            <text:p>17.055701015</text:p>
          </table:table-cell>
          <table:table-cell office:value-type="float" office:value="17.1357817529228" calcext:value-type="float">
            <text:p>17.1357817529</text:p>
          </table:table-cell>
          <table:table-cell office:value-type="float" office:value="17.2083372770149" calcext:value-type="float">
            <text:p>17.208337277</text:p>
          </table:table-cell>
          <table:table-cell office:value-type="float" office:value="17.2740374836713" calcext:value-type="float">
            <text:p>17.2740374837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9.1496372272332" calcext:value-type="float">
            <text:p>19.1496372272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17.0989246156005" calcext:value-type="float">
            <text:p>17.0989246156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6.9321167392999" calcext:value-type="float">
            <text:p>16.9321167393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6.5480147221086" calcext:value-type="float">
            <text:p>16.5480147221</text:p>
          </table:table-cell>
          <table:table-cell office:value-type="float" office:value="16.4880907305165" calcext:value-type="float">
            <text:p>16.4880907305</text:p>
          </table:table-cell>
          <table:table-cell office:value-type="float" office:value="16.5598520385771" calcext:value-type="float">
            <text:p>16.5598520386</text:p>
          </table:table-cell>
          <table:table-cell office:value-type="float" office:value="16.6607839417385" calcext:value-type="float">
            <text:p>16.6607839417</text:p>
          </table:table-cell>
          <table:table-cell office:value-type="float" office:value="16.7642908381286" calcext:value-type="float">
            <text:p>16.7642908381</text:p>
          </table:table-cell>
          <table:table-cell office:value-type="float" office:value="16.8623306572261" calcext:value-type="float">
            <text:p>16.8623306572</text:p>
          </table:table-cell>
          <table:table-cell office:value-type="float" office:value="16.9526257434486" calcext:value-type="float">
            <text:p>16.9526257434</text:p>
          </table:table-cell>
          <table:table-cell office:value-type="float" office:value="17.0348893421388" calcext:value-type="float">
            <text:p>17.0348893421</text:p>
          </table:table-cell>
          <table:table-cell office:value-type="float" office:value="17.1095362879281" calcext:value-type="float">
            <text:p>17.1095362879</text:p>
          </table:table-cell>
          <table:table-cell office:value-type="float" office:value="17.1772043679573" calcext:value-type="float">
            <text:p>17.177204368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9.151834347811" calcext:value-type="float">
            <text:p>19.151834347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7.1029707593124" calcext:value-type="float">
            <text:p>17.1029707593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6.9375131398847" calcext:value-type="float">
            <text:p>16.9375131399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6.5098860447459" calcext:value-type="float">
            <text:p>16.5098860447</text:p>
          </table:table-cell>
          <table:table-cell office:value-type="float" office:value="16.4262367692373" calcext:value-type="float">
            <text:p>16.4262367692</text:p>
          </table:table-cell>
          <table:table-cell office:value-type="float" office:value="16.4906294223541" calcext:value-type="float">
            <text:p>16.4906294224</text:p>
          </table:table-cell>
          <table:table-cell office:value-type="float" office:value="16.5893069285202" calcext:value-type="float">
            <text:p>16.5893069285</text:p>
          </table:table-cell>
          <table:table-cell office:value-type="float" office:value="16.6925365301552" calcext:value-type="float">
            <text:p>16.6925365302</text:p>
          </table:table-cell>
          <table:table-cell office:value-type="float" office:value="16.791149475684" calcext:value-type="float">
            <text:p>16.7911494757</text:p>
          </table:table-cell>
          <table:table-cell office:value-type="float" office:value="16.8823932248334" calcext:value-type="float">
            <text:p>16.8823932248</text:p>
          </table:table-cell>
          <table:table-cell office:value-type="float" office:value="16.9657598130541" calcext:value-type="float">
            <text:p>16.9657598131</text:p>
          </table:table-cell>
          <table:table-cell office:value-type="float" office:value="17.0415543073498" calcext:value-type="float">
            <text:p>17.0415543073</text:p>
          </table:table-cell>
          <table:table-cell office:value-type="float" office:value="17.1103580807013" calcext:value-type="float">
            <text:p>17.1103580807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9.1540341647245" calcext:value-type="float">
            <text:p>19.154034164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17.1069310738297" calcext:value-type="float">
            <text:p>17.1069310738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6.9428852386257" calcext:value-type="float">
            <text:p>16.9428852386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6.4961577340135" calcext:value-type="float">
            <text:p>16.496157734</text:p>
          </table:table-cell>
          <table:table-cell office:value-type="float" office:value="16.3891227939334" calcext:value-type="float">
            <text:p>16.3891227939</text:p>
          </table:table-cell>
          <table:table-cell office:value-type="float" office:value="16.4444217109855" calcext:value-type="float">
            <text:p>16.444421711</text:p>
          </table:table-cell>
          <table:table-cell office:value-type="float" office:value="16.5394070788119" calcext:value-type="float">
            <text:p>16.5394070788</text:p>
          </table:table-cell>
          <table:table-cell office:value-type="float" office:value="16.6412132225881" calcext:value-type="float">
            <text:p>16.6412132226</text:p>
          </table:table-cell>
          <table:table-cell office:value-type="float" office:value="16.7394645561847" calcext:value-type="float">
            <text:p>16.7394645562</text:p>
          </table:table-cell>
          <table:table-cell office:value-type="float" office:value="16.8308763482934" calcext:value-type="float">
            <text:p>16.8308763483</text:p>
          </table:table-cell>
          <table:table-cell office:value-type="float" office:value="16.9146816169834" calcext:value-type="float">
            <text:p>16.914681617</text:p>
          </table:table-cell>
          <table:table-cell office:value-type="float" office:value="16.9910501087371" calcext:value-type="float">
            <text:p>16.9910501087</text:p>
          </table:table-cell>
          <table:table-cell office:value-type="float" office:value="17.0604888328089" calcext:value-type="float">
            <text:p>17.0604888328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9.1562346650303" calcext:value-type="float">
            <text:p>19.156234665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17.1108076342892" calcext:value-type="float">
            <text:p>17.1108076343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6.9482292864053" calcext:value-type="float">
            <text:p>16.9482292864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6.4965945874628" calcext:value-type="float">
            <text:p>16.4965945875</text:p>
          </table:table-cell>
          <table:table-cell office:value-type="float" office:value="16.36812986862" calcext:value-type="float">
            <text:p>16.3681298686</text:p>
          </table:table-cell>
          <table:table-cell office:value-type="float" office:value="16.4133299406689" calcext:value-type="float">
            <text:p>16.4133299407</text:p>
          </table:table-cell>
          <table:table-cell office:value-type="float" office:value="16.5036144282128" calcext:value-type="float">
            <text:p>16.5036144282</text:p>
          </table:table-cell>
          <table:table-cell office:value-type="float" office:value="16.6031764716023" calcext:value-type="float">
            <text:p>16.6031764716</text:p>
          </table:table-cell>
          <table:table-cell office:value-type="float" office:value="16.7004012508767" calcext:value-type="float">
            <text:p>16.7004012509</text:p>
          </table:table-cell>
          <table:table-cell office:value-type="float" office:value="16.7914321707355" calcext:value-type="float">
            <text:p>16.7914321707</text:p>
          </table:table-cell>
          <table:table-cell office:value-type="float" office:value="16.8752143374117" calcext:value-type="float">
            <text:p>16.8752143374</text:p>
          </table:table-cell>
          <table:table-cell office:value-type="float" office:value="16.9517621716388" calcext:value-type="float">
            <text:p>16.9517621716</text:p>
          </table:table-cell>
          <table:table-cell office:value-type="float" office:value="17.02149427265" calcext:value-type="float">
            <text:p>17.0214942727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9.1584334857731" calcext:value-type="float">
            <text:p>19.1584334858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17.1146024573739" calcext:value-type="float">
            <text:p>17.1146024574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6.9535418510006" calcext:value-type="float">
            <text:p>16.95354185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6.5054799223089" calcext:value-type="float">
            <text:p>16.5054799223</text:p>
          </table:table-cell>
          <table:table-cell office:value-type="float" office:value="16.3583326307907" calcext:value-type="float">
            <text:p>16.3583326308</text:p>
          </table:table-cell>
          <table:table-cell office:value-type="float" office:value="16.3929770460367" calcext:value-type="float">
            <text:p>16.392977046</text:p>
          </table:table-cell>
          <table:table-cell office:value-type="float" office:value="16.4778503366073" calcext:value-type="float">
            <text:p>16.4778503366</text:p>
          </table:table-cell>
          <table:table-cell office:value-type="float" office:value="16.574553097079" calcext:value-type="float">
            <text:p>16.5745530971</text:p>
          </table:table-cell>
          <table:table-cell office:value-type="float" office:value="16.6702470601598" calcext:value-type="float">
            <text:p>16.6702470602</text:p>
          </table:table-cell>
          <table:table-cell office:value-type="float" office:value="16.7604817078716" calcext:value-type="float">
            <text:p>16.7604817079</text:p>
          </table:table-cell>
          <table:table-cell office:value-type="float" office:value="16.8438934290565" calcext:value-type="float">
            <text:p>16.8438934291</text:p>
          </table:table-cell>
          <table:table-cell office:value-type="float" office:value="16.9203257978814" calcext:value-type="float">
            <text:p>16.9203257979</text:p>
          </table:table-cell>
          <table:table-cell office:value-type="float" office:value="16.9900978111395" calcext:value-type="float">
            <text:p>16.990097811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9.1606278741343" calcext:value-type="float">
            <text:p>19.1606278741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17.1183175001775" calcext:value-type="float">
            <text:p>17.1183175002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6.9588197928503" calcext:value-type="float">
            <text:p>16.9588197929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6.5194320929946" calcext:value-type="float">
            <text:p>16.519432093</text:p>
          </table:table-cell>
          <table:table-cell office:value-type="float" office:value="16.3565905536037" calcext:value-type="float">
            <text:p>16.3565905536</text:p>
          </table:table-cell>
          <table:table-cell office:value-type="float" office:value="16.3806418261455" calcext:value-type="float">
            <text:p>16.3806418261</text:p>
          </table:table-cell>
          <table:table-cell office:value-type="float" office:value="16.4596233005128" calcext:value-type="float">
            <text:p>16.4596233005</text:p>
          </table:table-cell>
          <table:table-cell office:value-type="float" office:value="16.5529990317772" calcext:value-type="float">
            <text:p>16.5529990318</text:p>
          </table:table-cell>
          <table:table-cell office:value-type="float" office:value="16.6467667449443" calcext:value-type="float">
            <text:p>16.6467667449</text:p>
          </table:table-cell>
          <table:table-cell office:value-type="float" office:value="16.7358767904121" calcext:value-type="float">
            <text:p>16.7358767904</text:p>
          </table:table-cell>
          <table:table-cell office:value-type="float" office:value="16.8186435793164" calcext:value-type="float">
            <text:p>16.8186435793</text:p>
          </table:table-cell>
          <table:table-cell office:value-type="float" office:value="16.894728256674" calcext:value-type="float">
            <text:p>16.8947282567</text:p>
          </table:table-cell>
          <table:table-cell office:value-type="float" office:value="16.964341363717" calcext:value-type="float">
            <text:p>16.9643413637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9.162814639051" calcext:value-type="float">
            <text:p>19.162814639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17.1219546651236" calcext:value-type="float">
            <text:p>17.1219546651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6.9640602482925" calcext:value-type="float">
            <text:p>16.9640602483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6.5363776499989" calcext:value-type="float">
            <text:p>16.53637765</text:p>
          </table:table-cell>
          <table:table-cell office:value-type="float" office:value="16.3607492361924" calcext:value-type="float">
            <text:p>16.3607492362</text:p>
          </table:table-cell>
          <table:table-cell office:value-type="float" office:value="16.3744807245779" calcext:value-type="float">
            <text:p>16.3744807246</text:p>
          </table:table-cell>
          <table:table-cell office:value-type="float" office:value="16.4472750991889" calcext:value-type="float">
            <text:p>16.4472750992</text:p>
          </table:table-cell>
          <table:table-cell office:value-type="float" office:value="16.5369711237748" calcext:value-type="float">
            <text:p>16.5369711238</text:p>
          </table:table-cell>
          <table:table-cell office:value-type="float" office:value="16.6284981525902" calcext:value-type="float">
            <text:p>16.6284981526</text:p>
          </table:table-cell>
          <table:table-cell office:value-type="float" office:value="16.7162176719233" calcext:value-type="float">
            <text:p>16.7162176719</text:p>
          </table:table-cell>
          <table:table-cell office:value-type="float" office:value="16.7981158982347" calcext:value-type="float">
            <text:p>16.7981158982</text:p>
          </table:table-cell>
          <table:table-cell office:value-type="float" office:value="16.8736635581829" calcext:value-type="float">
            <text:p>16.8736635582</text:p>
          </table:table-cell>
          <table:table-cell office:value-type="float" office:value="16.9429559334293" calcext:value-type="float">
            <text:p>16.9429559334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9.1649900980433" calcext:value-type="float">
            <text:p>19.164990098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17.1255157989572" calcext:value-type="float">
            <text:p>17.125515799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6.9692606083511" calcext:value-type="float">
            <text:p>16.9692606084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6.555014494069" calcext:value-type="float">
            <text:p>16.5550144941</text:p>
          </table:table-cell>
          <table:table-cell office:value-type="float" office:value="16.3692609449429" calcext:value-type="float">
            <text:p>16.3692609449</text:p>
          </table:table-cell>
          <table:table-cell office:value-type="float" office:value="16.3731648535867" calcext:value-type="float">
            <text:p>16.3731648536</text:p>
          </table:table-cell>
          <table:table-cell office:value-type="float" office:value="16.4396284967099" calcext:value-type="float">
            <text:p>16.4396284967</text:p>
          </table:table-cell>
          <table:table-cell office:value-type="float" office:value="16.5253864979999" calcext:value-type="float">
            <text:p>16.525386498</text:p>
          </table:table-cell>
          <table:table-cell office:value-type="float" office:value="16.6144227652258" calcext:value-type="float">
            <text:p>16.6144227652</text:p>
          </table:table-cell>
          <table:table-cell office:value-type="float" office:value="16.7005338066147" calcext:value-type="float">
            <text:p>16.7005338066</text:p>
          </table:table-cell>
          <table:table-cell office:value-type="float" office:value="16.7813779160318" calcext:value-type="float">
            <text:p>16.781377916</text:p>
          </table:table-cell>
          <table:table-cell office:value-type="float" office:value="16.8562307332495" calcext:value-type="float">
            <text:p>16.8562307332</text:p>
          </table:table-cell>
          <table:table-cell office:value-type="float" office:value="16.9250673346269" calcext:value-type="float">
            <text:p>16.9250673346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9.1671500146577" calcext:value-type="float">
            <text:p>19.1671500147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17.1290026921648" calcext:value-type="float">
            <text:p>17.129002692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6.974418499221" calcext:value-type="float">
            <text:p>16.974418499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6.5745113631479" calcext:value-type="float">
            <text:p>16.5745113631</text:p>
          </table:table-cell>
          <table:table-cell office:value-type="float" office:value="16.3809816281368" calcext:value-type="float">
            <text:p>16.3809816281</text:p>
          </table:table-cell>
          <table:table-cell office:value-type="float" office:value="16.3756932652454" calcext:value-type="float">
            <text:p>16.3756932652</text:p>
          </table:table-cell>
          <table:table-cell office:value-type="float" office:value="16.4358060434829" calcext:value-type="float">
            <text:p>16.4358060435</text:p>
          </table:table-cell>
          <table:table-cell office:value-type="float" office:value="16.5174471038239" calcext:value-type="float">
            <text:p>16.5174471038</text:p>
          </table:table-cell>
          <table:table-cell office:value-type="float" office:value="16.603795919044" calcext:value-type="float">
            <text:p>16.603795919</text:p>
          </table:table-cell>
          <table:table-cell office:value-type="float" office:value="16.6881193289615" calcext:value-type="float">
            <text:p>16.688119329</text:p>
          </table:table-cell>
          <table:table-cell office:value-type="float" office:value="16.7677538309114" calcext:value-type="float">
            <text:p>16.7677538309</text:p>
          </table:table-cell>
          <table:table-cell office:value-type="float" office:value="16.84177837326" calcext:value-type="float">
            <text:p>16.8417783733</text:p>
          </table:table-cell>
          <table:table-cell office:value-type="float" office:value="16.9100445924855" calcext:value-type="float">
            <text:p>16.9100445925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9.1692895272782" calcext:value-type="float">
            <text:p>19.1692895273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17.1324170904484" calcext:value-type="float">
            <text:p>17.1324170904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6.9795317758782" calcext:value-type="float">
            <text:p>16.9795317759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6.5943319352386" calcext:value-type="float">
            <text:p>16.5943319352</text:p>
          </table:table-cell>
          <table:table-cell office:value-type="float" office:value="16.3950506190509" calcext:value-type="float">
            <text:p>16.3950506191</text:p>
          </table:table-cell>
          <table:table-cell office:value-type="float" office:value="16.3812884328756" calcext:value-type="float">
            <text:p>16.3812884329</text:p>
          </table:table-cell>
          <table:table-cell office:value-type="float" office:value="16.4351291993257" calcext:value-type="float">
            <text:p>16.4351291993</text:p>
          </table:table-cell>
          <table:table-cell office:value-type="float" office:value="16.5125419091221" calcext:value-type="float">
            <text:p>16.5125419091</text:p>
          </table:table-cell>
          <table:table-cell office:value-type="float" office:value="16.5960520760565" calcext:value-type="float">
            <text:p>16.5960520761</text:p>
          </table:table-cell>
          <table:table-cell office:value-type="float" office:value="16.6784412319403" calcext:value-type="float">
            <text:p>16.6784412319</text:p>
          </table:table-cell>
          <table:table-cell office:value-type="float" office:value="16.7567353462366" calcext:value-type="float">
            <text:p>16.7567353462</text:p>
          </table:table-cell>
          <table:table-cell office:value-type="float" office:value="16.8298178709743" calcext:value-type="float">
            <text:p>16.829817871</text:p>
          </table:table-cell>
          <table:table-cell office:value-type="float" office:value="16.8974153495121" calcext:value-type="float">
            <text:p>16.8974153495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9.1714030703999" calcext:value-type="float">
            <text:p>19.171403070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17.135760691852" calcext:value-type="float">
            <text:p>17.1357606919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6.9845985026245" calcext:value-type="float">
            <text:p>16.9845985026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6.6141285191125" calcext:value-type="float">
            <text:p>16.6141285191</text:p>
          </table:table-cell>
          <table:table-cell office:value-type="float" office:value="16.4108132950585" calcext:value-type="float">
            <text:p>16.4108132951</text:p>
          </table:table-cell>
          <table:table-cell office:value-type="float" office:value="16.389333287486" calcext:value-type="float">
            <text:p>16.3893332875</text:p>
          </table:table-cell>
          <table:table-cell office:value-type="float" office:value="16.4370583713209" calcext:value-type="float">
            <text:p>16.4370583713</text:p>
          </table:table-cell>
          <table:table-cell office:value-type="float" office:value="16.5101887525986" calcext:value-type="float">
            <text:p>16.5101887526</text:p>
          </table:table-cell>
          <table:table-cell office:value-type="float" office:value="16.5907484464143" calcext:value-type="float">
            <text:p>16.5907484464</text:p>
          </table:table-cell>
          <table:table-cell office:value-type="float" office:value="16.6710846884092" calcext:value-type="float">
            <text:p>16.6710846884</text:p>
          </table:table-cell>
          <table:table-cell office:value-type="float" office:value="16.7479285644796" calcext:value-type="float">
            <text:p>16.7479285645</text:p>
          </table:table-cell>
          <table:table-cell office:value-type="float" office:value="16.8199717447169" calcext:value-type="float">
            <text:p>16.8199717447</text:p>
          </table:table-cell>
          <table:table-cell office:value-type="float" office:value="16.8868154819388" calcext:value-type="float">
            <text:p>16.8868154819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9.173484280494" calcext:value-type="float">
            <text:p>19.17348428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7.1390351412898" calcext:value-type="float">
            <text:p>17.1390351413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6.9896169320636" calcext:value-type="float">
            <text:p>16.9896169321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6.6336761691846" calcext:value-type="float">
            <text:p>16.6336761692</text:p>
          </table:table-cell>
          <table:table-cell office:value-type="float" office:value="16.4277683096683" calcext:value-type="float">
            <text:p>16.4277683097</text:p>
          </table:table-cell>
          <table:table-cell office:value-type="float" office:value="16.3993307835136" calcext:value-type="float">
            <text:p>16.3993307835</text:p>
          </table:table-cell>
          <table:table-cell office:value-type="float" office:value="16.4411552712224" calcext:value-type="float">
            <text:p>16.4411552712</text:p>
          </table:table-cell>
          <table:table-cell office:value-type="float" office:value="16.5099979192287" calcext:value-type="float">
            <text:p>16.5099979192</text:p>
          </table:table-cell>
          <table:table-cell office:value-type="float" office:value="16.5875296414302" calcext:value-type="float">
            <text:p>16.5875296414</text:p>
          </table:table-cell>
          <table:table-cell office:value-type="float" office:value="16.6657187439369" calcext:value-type="float">
            <text:p>16.6657187439</text:p>
          </table:table-cell>
          <table:table-cell office:value-type="float" office:value="16.7410206543675" calcext:value-type="float">
            <text:p>16.7410206544</text:p>
          </table:table-cell>
          <table:table-cell office:value-type="float" office:value="16.8119411987639" calcext:value-type="float">
            <text:p>16.8119411988</text:p>
          </table:table-cell>
          <table:table-cell office:value-type="float" office:value="16.8779574706463" calcext:value-type="float">
            <text:p>16.877957470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9.1755258869133" calcext:value-type="float">
            <text:p>19.1755258869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17.1422420368107" calcext:value-type="float">
            <text:p>17.1422420368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6.9945854966636" calcext:value-type="float">
            <text:p>16.9945854967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6.6528309849673" calcext:value-type="float">
            <text:p>16.652830985</text:p>
          </table:table-cell>
          <table:table-cell office:value-type="float" office:value="16.445530088027" calcext:value-type="float">
            <text:p>16.445530088</text:p>
          </table:table-cell>
          <table:table-cell office:value-type="float" office:value="16.4108764596615" calcext:value-type="float">
            <text:p>16.4108764597</text:p>
          </table:table-cell>
          <table:table-cell office:value-type="float" office:value="16.4470581573888" calcext:value-type="float">
            <text:p>16.4470581574</text:p>
          </table:table-cell>
          <table:table-cell office:value-type="float" office:value="16.5116483205838" calcext:value-type="float">
            <text:p>16.5116483206</text:p>
          </table:table-cell>
          <table:table-cell office:value-type="float" office:value="16.5861045538639" calcext:value-type="float">
            <text:p>16.5861045539</text:p>
          </table:table-cell>
          <table:table-cell office:value-type="float" office:value="16.6620738599064" calcext:value-type="float">
            <text:p>16.6620738599</text:p>
          </table:table-cell>
          <table:table-cell office:value-type="float" office:value="16.7357580210547" calcext:value-type="float">
            <text:p>16.7357580211</text:p>
          </table:table-cell>
          <table:table-cell office:value-type="float" office:value="16.8054848739241" calcext:value-type="float">
            <text:p>16.8054848739</text:p>
          </table:table-cell>
          <table:table-cell office:value-type="float" office:value="16.8706096819408" calcext:value-type="float">
            <text:p>16.8706096819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9.1775195887388" calcext:value-type="float">
            <text:p>19.1775195887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17.145382940745" calcext:value-type="float">
            <text:p>17.1453829407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6.9995028060932" calcext:value-type="float">
            <text:p>16.9995028061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6.6715032177704" calcext:value-type="float">
            <text:p>16.6715032178</text:p>
          </table:table-cell>
          <table:table-cell office:value-type="float" office:value="16.4638014208011" calcext:value-type="float">
            <text:p>16.4638014208</text:p>
          </table:table-cell>
          <table:table-cell office:value-type="float" office:value="16.4236389178885" calcext:value-type="float">
            <text:p>16.4236389179</text:p>
          </table:table-cell>
          <table:table-cell office:value-type="float" office:value="16.454464862765" calcext:value-type="float">
            <text:p>16.4544648628</text:p>
          </table:table-cell>
          <table:table-cell office:value-type="float" office:value="16.5148713328844" calcext:value-type="float">
            <text:p>16.5148713329</text:p>
          </table:table-cell>
          <table:table-cell office:value-type="float" office:value="16.5862306876258" calcext:value-type="float">
            <text:p>16.5862306876</text:p>
          </table:table-cell>
          <table:table-cell office:value-type="float" office:value="16.6599266834022" calcext:value-type="float">
            <text:p>16.6599266834</text:p>
          </table:table-cell>
          <table:table-cell office:value-type="float" office:value="16.731931492835" calcext:value-type="float">
            <text:p>16.7319314928</text:p>
          </table:table-cell>
          <table:table-cell office:value-type="float" office:value="16.8004044234793" calcext:value-type="float">
            <text:p>16.8004044235</text:p>
          </table:table-cell>
          <table:table-cell office:value-type="float" office:value="16.8645823017414" calcext:value-type="float">
            <text:p>16.8645823017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9.1794559130139" calcext:value-type="float">
            <text:p>19.179455913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17.1484593644572" calcext:value-type="float">
            <text:p>17.1484593645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7.0043676191853" calcext:value-type="float">
            <text:p>17.0043676192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6.6896396077754" calcext:value-type="float">
            <text:p>16.6896396078</text:p>
          </table:table-cell>
          <table:table-cell office:value-type="float" office:value="16.482353035093" calcext:value-type="float">
            <text:p>16.4823530351</text:p>
          </table:table-cell>
          <table:table-cell office:value-type="float" office:value="16.4373453615725" calcext:value-type="float">
            <text:p>16.4373453616</text:p>
          </table:table-cell>
          <table:table-cell office:value-type="float" office:value="16.4631206990581" calcext:value-type="float">
            <text:p>16.4631206991</text:p>
          </table:table-cell>
          <table:table-cell office:value-type="float" office:value="16.5194394513571" calcext:value-type="float">
            <text:p>16.5194394514</text:p>
          </table:table-cell>
          <table:table-cell office:value-type="float" office:value="16.5877031893255" calcext:value-type="float">
            <text:p>16.5877031893</text:p>
          </table:table-cell>
          <table:table-cell office:value-type="float" office:value="16.6590893846295" calcext:value-type="float">
            <text:p>16.6590893846</text:p>
          </table:table-cell>
          <table:table-cell office:value-type="float" office:value="16.7293659433422" calcext:value-type="float">
            <text:p>16.7293659433</text:p>
          </table:table-cell>
          <table:table-cell office:value-type="float" office:value="16.7965344018791" calcext:value-type="float">
            <text:p>16.7965344019</text:p>
          </table:table-cell>
          <table:table-cell office:value-type="float" office:value="16.8597174701399" calcext:value-type="float">
            <text:p>16.8597174701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9.1813240433117" calcext:value-type="float">
            <text:p>19.1813240433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17.1514727864914" calcext:value-type="float">
            <text:p>17.1514727865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7.0091788498514" calcext:value-type="float">
            <text:p>17.0091788499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6.707211649877" calcext:value-type="float">
            <text:p>16.7072116499</text:p>
          </table:table-cell>
          <table:table-cell office:value-type="float" office:value="16.5010082114555" calcext:value-type="float">
            <text:p>16.5010082115</text:p>
          </table:table-cell>
          <table:table-cell office:value-type="float" office:value="16.4517705853699" calcext:value-type="float">
            <text:p>16.4517705854</text:p>
          </table:table-cell>
          <table:table-cell office:value-type="float" office:value="16.472809581368" calcext:value-type="float">
            <text:p>16.4728095814</text:p>
          </table:table-cell>
          <table:table-cell office:value-type="float" office:value="16.5251581282812" calcext:value-type="float">
            <text:p>16.5251581283</text:p>
          </table:table-cell>
          <table:table-cell office:value-type="float" office:value="16.590346999846" calcext:value-type="float">
            <text:p>16.5903469998</text:p>
          </table:table-cell>
          <table:table-cell office:value-type="float" office:value="16.6594020326183" calcext:value-type="float">
            <text:p>16.6594020326</text:p>
          </table:table-cell>
          <table:table-cell office:value-type="float" office:value="16.7279128690179" calcext:value-type="float">
            <text:p>16.727912869</text:p>
          </table:table-cell>
          <table:table-cell office:value-type="float" office:value="16.7937350315987" calcext:value-type="float">
            <text:p>16.7937350316</text:p>
          </table:table-cell>
          <table:table-cell office:value-type="float" office:value="16.8558822252242" calcext:value-type="float">
            <text:p>16.8558822252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9.1831116273905" calcext:value-type="float">
            <text:p>19.1831116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7.1544246346279" calcext:value-type="float">
            <text:p>17.1544246346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7.013935537852" calcext:value-type="float">
            <text:p>17.013935537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6.724207648122" calcext:value-type="float">
            <text:p>16.7242076481</text:p>
          </table:table-cell>
          <table:table-cell office:value-type="float" office:value="16.5196310439169" calcext:value-type="float">
            <text:p>16.5196310439</text:p>
          </table:table-cell>
          <table:table-cell office:value-type="float" office:value="16.4667283443572" calcext:value-type="float">
            <text:p>16.4667283444</text:p>
          </table:table-cell>
          <table:table-cell office:value-type="float" office:value="16.4833472777879" calcext:value-type="float">
            <text:p>16.4833472778</text:p>
          </table:table-cell>
          <table:table-cell office:value-type="float" office:value="16.5318597064477" calcext:value-type="float">
            <text:p>16.5318597064</text:p>
          </table:table-cell>
          <table:table-cell office:value-type="float" office:value="16.5940110672079" calcext:value-type="float">
            <text:p>16.5940110672</text:p>
          </table:table-cell>
          <table:table-cell office:value-type="float" office:value="16.6607269820368" calcext:value-type="float">
            <text:p>16.660726982</text:p>
          </table:table-cell>
          <table:table-cell office:value-type="float" office:value="16.7274449223833" calcext:value-type="float">
            <text:p>16.7274449224</text:p>
          </table:table-cell>
          <table:table-cell office:value-type="float" office:value="16.7918868711795" calcext:value-type="float">
            <text:p>16.7918868712</text:p>
          </table:table-cell>
          <table:table-cell office:value-type="float" office:value="16.8529632959183" calcext:value-type="float">
            <text:p>16.852963295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9.1848045428643" calcext:value-type="float">
            <text:p>19.184804542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7.157316308793" calcext:value-type="float">
            <text:p>17.1573163088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7.0186368608992" calcext:value-type="float">
            <text:p>17.018636860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6.7406273259507" calcext:value-type="float">
            <text:p>16.740627326</text:p>
          </table:table-cell>
          <table:table-cell office:value-type="float" office:value="16.53811747018" calcext:value-type="float">
            <text:p>16.5381174702</text:p>
          </table:table-cell>
          <table:table-cell office:value-type="float" office:value="16.4820645178019" calcext:value-type="float">
            <text:p>16.4820645178</text:p>
          </table:table-cell>
          <table:table-cell office:value-type="float" office:value="16.4945761888274" calcext:value-type="float">
            <text:p>16.4945761888</text:p>
          </table:table-cell>
          <table:table-cell office:value-type="float" office:value="16.5393988465278" calcext:value-type="float">
            <text:p>16.5393988465</text:p>
          </table:table-cell>
          <table:table-cell office:value-type="float" office:value="16.5985640327704" calcext:value-type="float">
            <text:p>16.5985640328</text:p>
          </table:table-cell>
          <table:table-cell office:value-type="float" office:value="16.662944702923" calcext:value-type="float">
            <text:p>16.6629447029</text:p>
          </table:table-cell>
          <table:table-cell office:value-type="float" office:value="16.7278518538123" calcext:value-type="float">
            <text:p>16.7278518538</text:p>
          </table:table-cell>
          <table:table-cell office:value-type="float" office:value="16.7908868586059" calcext:value-type="float">
            <text:p>16.7908868586</text:p>
          </table:table-cell>
          <table:table-cell office:value-type="float" office:value="16.8508632408243" calcext:value-type="float">
            <text:p>16.8508632408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9.1863866311562" calcext:value-type="float">
            <text:p>19.1863866312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17.1601491649492" calcext:value-type="float">
            <text:p>17.160149164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7.0232821085642" calcext:value-type="float">
            <text:p>17.023282108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6.7564780822219" calcext:value-type="float">
            <text:p>16.7564780822</text:p>
          </table:table-cell>
          <table:table-cell office:value-type="float" office:value="16.5563883237723" calcext:value-type="float">
            <text:p>16.5563883238</text:p>
          </table:table-cell>
          <table:table-cell office:value-type="float" office:value="16.4976515682447" calcext:value-type="float">
            <text:p>16.4976515682</text:p>
          </table:table-cell>
          <table:table-cell office:value-type="float" office:value="16.5063611694134" calcext:value-type="float">
            <text:p>16.5063611694</text:p>
          </table:table-cell>
          <table:table-cell office:value-type="float" office:value="16.5476489572391" calcext:value-type="float">
            <text:p>16.5476489572</text:p>
          </table:table-cell>
          <table:table-cell office:value-type="float" office:value="16.603890907845" calcext:value-type="float">
            <text:p>16.6038909078</text:p>
          </table:table-cell>
          <table:table-cell office:value-type="float" office:value="16.6659505819081" calcext:value-type="float">
            <text:p>16.6659505819</text:p>
          </table:table-cell>
          <table:table-cell office:value-type="float" office:value="16.7290374003809" calcext:value-type="float">
            <text:p>16.7290374004</text:p>
          </table:table-cell>
          <table:table-cell office:value-type="float" office:value="16.7906452751702" calcext:value-type="float">
            <text:p>16.7906452752</text:p>
          </table:table-cell>
          <table:table-cell office:value-type="float" office:value="16.849497480305" calcext:value-type="float">
            <text:p>16.849497480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9.1878393726365" calcext:value-type="float">
            <text:p>19.1878393726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17.1629245238732" calcext:value-type="float">
            <text:p>17.1629245239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7.027870681563" calcext:value-type="float">
            <text:p>17.0278706816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6.7717724094291" calcext:value-type="float">
            <text:p>16.7717724094</text:p>
          </table:table-cell>
          <table:table-cell office:value-type="float" office:value="16.574383967317" calcext:value-type="float">
            <text:p>16.5743839673</text:p>
          </table:table-cell>
          <table:table-cell office:value-type="float" office:value="16.5133840475829" calcext:value-type="float">
            <text:p>16.5133840476</text:p>
          </table:table-cell>
          <table:table-cell office:value-type="float" office:value="16.5185861613158" calcext:value-type="float">
            <text:p>16.5185861613</text:p>
          </table:table-cell>
          <table:table-cell office:value-type="float" office:value="16.5564993882863" calcext:value-type="float">
            <text:p>16.5564993883</text:p>
          </table:table-cell>
          <table:table-cell office:value-type="float" office:value="16.6098905023114" calcext:value-type="float">
            <text:p>16.6098905023</text:p>
          </table:table-cell>
          <table:table-cell office:value-type="float" office:value="16.6696524639676" calcext:value-type="float">
            <text:p>16.669652464</text:p>
          </table:table-cell>
          <table:table-cell office:value-type="float" office:value="16.7309169005967" calcext:value-type="float">
            <text:p>16.7309169006</text:p>
          </table:table-cell>
          <table:table-cell office:value-type="float" office:value="16.7910834199445" calcext:value-type="float">
            <text:p>16.7910834199</text:p>
          </table:table-cell>
          <table:table-cell office:value-type="float" office:value="16.8487920251941" calcext:value-type="float">
            <text:p>16.8487920252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9.1891415061867" calcext:value-type="float">
            <text:p>19.1891415062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7.1656436753219" calcext:value-type="float">
            <text:p>17.1656436753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7.0324020870334" calcext:value-type="float">
            <text:p>17.032402087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6.7865260878873" calcext:value-type="float">
            <text:p>16.7865260879</text:p>
          </table:table-cell>
          <table:table-cell office:value-type="float" office:value="16.5920601116837" calcext:value-type="float">
            <text:p>16.5920601117</text:p>
          </table:table-cell>
          <table:table-cell office:value-type="float" office:value="16.5291749082686" calcext:value-type="float">
            <text:p>16.5291749083</text:p>
          </table:table-cell>
          <table:table-cell office:value-type="float" office:value="16.5311514203412" calcext:value-type="float">
            <text:p>16.5311514203</text:p>
          </table:table-cell>
          <table:table-cell office:value-type="float" office:value="16.5658531672998" calcext:value-type="float">
            <text:p>16.5658531673</text:p>
          </table:table-cell>
          <table:table-cell office:value-type="float" office:value="16.6164733871684" calcext:value-type="float">
            <text:p>16.6164733872</text:p>
          </table:table-cell>
          <table:table-cell office:value-type="float" office:value="16.6739687206284" calcext:value-type="float">
            <text:p>16.6739687206</text:p>
          </table:table-cell>
          <table:table-cell office:value-type="float" office:value="16.7334154253758" calcext:value-type="float">
            <text:p>16.7334154254</text:p>
          </table:table-cell>
          <table:table-cell office:value-type="float" office:value="16.7921317886749" calcext:value-type="float">
            <text:p>16.7921317887</text:p>
          </table:table-cell>
          <table:table-cell office:value-type="float" office:value="16.8486816977466" calcext:value-type="float">
            <text:p>16.8486816977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9.1902685723973" calcext:value-type="float">
            <text:p>19.190268572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7.1683078699782" calcext:value-type="float">
            <text:p>17.16830787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7.0368759221353" calcext:value-type="float">
            <text:p>17.0368759221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6.8007569092956" calcext:value-type="float">
            <text:p>16.8007569093</text:p>
          </table:table-cell>
          <table:table-cell office:value-type="float" office:value="16.6093845381084" calcext:value-type="float">
            <text:p>16.6093845381</text:p>
          </table:table-cell>
          <table:table-cell office:value-type="float" office:value="16.5449524517611" calcext:value-type="float">
            <text:p>16.5449524518</text:p>
          </table:table-cell>
          <table:table-cell office:value-type="float" office:value="16.5439711979527" calcext:value-type="float">
            <text:p>16.543971198</text:p>
          </table:table-cell>
          <table:table-cell office:value-type="float" office:value="16.5756251386579" calcext:value-type="float">
            <text:p>16.5756251387</text:p>
          </table:table-cell>
          <table:table-cell office:value-type="float" office:value="16.6235602481" calcext:value-type="float">
            <text:p>16.6235602481</text:p>
          </table:table-cell>
          <table:table-cell office:value-type="float" office:value="16.6788267038322" calcext:value-type="float">
            <text:p>16.6788267038</text:p>
          </table:table-cell>
          <table:table-cell office:value-type="float" office:value="16.7364662875966" calcext:value-type="float">
            <text:p>16.7364662876</text:p>
          </table:table-cell>
          <table:table-cell office:value-type="float" office:value="16.7937286224555" calcext:value-type="float">
            <text:p>16.7937286225</text:p>
          </table:table-cell>
          <table:table-cell office:value-type="float" office:value="16.8491087126454" calcext:value-type="float">
            <text:p>16.8491087126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9.1911923614701" calcext:value-type="float">
            <text:p>19.1911923615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17.1709183304195" calcext:value-type="float">
            <text:p>17.1709183304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7.0412918771441" calcext:value-type="float">
            <text:p>17.0412918771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6.8144837953583" calcext:value-type="float">
            <text:p>16.8144837954</text:p>
          </table:table-cell>
          <table:table-cell office:value-type="float" office:value="16.6263345410114" calcext:value-type="float">
            <text:p>16.626334541</text:p>
          </table:table-cell>
          <table:table-cell office:value-type="float" office:value="16.5606578155968" calcext:value-type="float">
            <text:p>16.5606578156</text:p>
          </table:table-cell>
          <table:table-cell office:value-type="float" office:value="16.5569718047409" calcext:value-type="float">
            <text:p>16.5569718047</text:p>
          </table:table-cell>
          <table:table-cell office:value-type="float" office:value="16.5857404309246" calcext:value-type="float">
            <text:p>16.5857404309</text:p>
          </table:table-cell>
          <table:table-cell office:value-type="float" office:value="16.6310805552955" calcext:value-type="float">
            <text:p>16.6310805553</text:p>
          </table:table-cell>
          <table:table-cell office:value-type="float" office:value="16.6841615120392" calcext:value-type="float">
            <text:p>16.684161512</text:p>
          </table:table-cell>
          <table:table-cell office:value-type="float" office:value="16.7400098600037" calcext:value-type="float">
            <text:p>16.74000986</text:p>
          </table:table-cell>
          <table:table-cell office:value-type="float" office:value="16.7958187603777" calcext:value-type="float">
            <text:p>16.7958187604</text:p>
          </table:table-cell>
          <table:table-cell office:value-type="float" office:value="16.850021557932" calcext:value-type="float">
            <text:p>16.8500215579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9.1918802480348" calcext:value-type="float">
            <text:p>19.191880248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17.1734762446166" calcext:value-type="float">
            <text:p>17.1734762446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7.0456497215629" calcext:value-type="float">
            <text:p>17.0456497216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6.8277261667926" calcext:value-type="float">
            <text:p>16.8277261668</text:p>
          </table:table-cell>
          <table:table-cell office:value-type="float" office:value="16.6428949017211" calcext:value-type="float">
            <text:p>16.6428949017</text:p>
          </table:table-cell>
          <table:table-cell office:value-type="float" office:value="16.5762428729208" calcext:value-type="float">
            <text:p>16.5762428729</text:p>
          </table:table-cell>
          <table:table-cell office:value-type="float" office:value="16.5700899565539" calcext:value-type="float">
            <text:p>16.5700899566</text:p>
          </table:table-cell>
          <table:table-cell office:value-type="float" office:value="16.5961331563795" calcext:value-type="float">
            <text:p>16.5961331564</text:p>
          </table:table-cell>
          <table:table-cell office:value-type="float" office:value="16.6389714522725" calcext:value-type="float">
            <text:p>16.6389714523</text:p>
          </table:table-cell>
          <table:table-cell office:value-type="float" office:value="16.6899149713552" calcext:value-type="float">
            <text:p>16.6899149714</text:p>
          </table:table-cell>
          <table:table-cell office:value-type="float" office:value="16.7439926044496" calcext:value-type="float">
            <text:p>16.7439926044</text:p>
          </table:table-cell>
          <table:table-cell office:value-type="float" office:value="16.7983526985352" calcext:value-type="float">
            <text:p>16.7983526985</text:p>
          </table:table-cell>
          <table:table-cell office:value-type="float" office:value="16.8513740760681" calcext:value-type="float">
            <text:p>16.8513740761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9.1922943763112" calcext:value-type="float">
            <text:p>19.1922943763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17.1759827729541" calcext:value-type="float">
            <text:p>17.175982773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7.0499493041903" calcext:value-type="float">
            <text:p>17.0499493042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6.8405035134227" calcext:value-type="float">
            <text:p>16.8405035134</text:p>
          </table:table-cell>
          <table:table-cell office:value-type="float" office:value="16.6590562983136" calcext:value-type="float">
            <text:p>16.6590562983</text:p>
          </table:table-cell>
          <table:table-cell office:value-type="float" office:value="16.5916684926949" calcext:value-type="float">
            <text:p>16.5916684927</text:p>
          </table:table-cell>
          <table:table-cell office:value-type="float" office:value="16.5832713734511" calcext:value-type="float">
            <text:p>16.5832713735</text:p>
          </table:table-cell>
          <table:table-cell office:value-type="float" office:value="16.6067453149743" calcext:value-type="float">
            <text:p>16.606745315</text:p>
          </table:table-cell>
          <table:table-cell office:value-type="float" office:value="16.6471768349057" calcext:value-type="float">
            <text:p>16.6471768349</text:p>
          </table:table-cell>
          <table:table-cell office:value-type="float" office:value="16.6960348031524" calcext:value-type="float">
            <text:p>16.6960348032</text:p>
          </table:table-cell>
          <table:table-cell office:value-type="float" office:value="16.748366285761" calcext:value-type="float">
            <text:p>16.7483662858</text:p>
          </table:table-cell>
          <table:table-cell office:value-type="float" office:value="16.8012858318027" calcext:value-type="float">
            <text:p>16.8012858318</text:p>
          </table:table-cell>
          <table:table-cell office:value-type="float" office:value="16.8531247260626" calcext:value-type="float">
            <text:p>16.8531247261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9.1923906624343" calcext:value-type="float">
            <text:p>19.192390662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17.1784390408938" calcext:value-type="float">
            <text:p>17.1784390409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7.0541905392305" calcext:value-type="float">
            <text:p>17.0541905392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6.852835086269" calcext:value-type="float">
            <text:p>16.8528350863</text:p>
          </table:table-cell>
          <table:table-cell office:value-type="float" office:value="16.6748140352608" calcext:value-type="float">
            <text:p>16.6748140353</text:p>
          </table:table-cell>
          <table:table-cell office:value-type="float" office:value="16.6069030768075" calcext:value-type="float">
            <text:p>16.6069030768</text:p>
          </table:table-cell>
          <table:table-cell office:value-type="float" office:value="16.5964695688857" calcext:value-type="float">
            <text:p>16.5964695689</text:p>
          </table:table-cell>
          <table:table-cell office:value-type="float" office:value="16.6175258444868" calcext:value-type="float">
            <text:p>16.6175258445</text:p>
          </table:table-cell>
          <table:table-cell office:value-type="float" office:value="16.6556465621833" calcext:value-type="float">
            <text:p>16.6556465622</text:p>
          </table:table-cell>
          <table:table-cell office:value-type="float" office:value="16.7024739191808" calcext:value-type="float">
            <text:p>16.7024739192</text:p>
          </table:table-cell>
          <table:table-cell office:value-type="float" office:value="16.7530873107287" calcext:value-type="float">
            <text:p>16.7530873107</text:p>
          </table:table-cell>
          <table:table-cell office:value-type="float" office:value="16.8045778178477" calcext:value-type="float">
            <text:p>16.8045778178</text:p>
          </table:table-cell>
          <table:table-cell office:value-type="float" office:value="16.8552359639703" calcext:value-type="float">
            <text:p>16.855235964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9.1921175560996" calcext:value-type="float">
            <text:p>19.192117556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7.180846150615" calcext:value-type="float">
            <text:p>17.1808461506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7.0583734117963" calcext:value-type="float">
            <text:p>17.0583734118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6.8647397030005" calcext:value-type="float">
            <text:p>16.864739703</text:p>
          </table:table-cell>
          <table:table-cell office:value-type="float" office:value="16.6901670490098" calcext:value-type="float">
            <text:p>16.690167049</text:p>
          </table:table-cell>
          <table:table-cell office:value-type="float" office:value="16.6219213504799" calcext:value-type="float">
            <text:p>16.6219213505</text:p>
          </table:table-cell>
          <table:table-cell office:value-type="float" office:value="16.6096448217043" calcext:value-type="float">
            <text:p>16.6096448217</text:p>
          </table:table-cell>
          <table:table-cell office:value-type="float" office:value="16.6284298129172" calcext:value-type="float">
            <text:p>16.6284298129</text:p>
          </table:table-cell>
          <table:table-cell office:value-type="float" office:value="16.664335794402" calcext:value-type="float">
            <text:p>16.6643357944</text:p>
          </table:table-cell>
          <table:table-cell office:value-type="float" office:value="16.7091898400116" calcext:value-type="float">
            <text:p>16.70918984</text:p>
          </table:table-cell>
          <table:table-cell office:value-type="float" office:value="16.7581161894442" calcext:value-type="float">
            <text:p>16.7581161894</text:p>
          </table:table-cell>
          <table:table-cell office:value-type="float" office:value="16.8081920633379" calcext:value-type="float">
            <text:p>16.8081920633</text:p>
          </table:table-cell>
          <table:table-cell office:value-type="float" office:value="16.8576737460251" calcext:value-type="float">
            <text:p>16.857673746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9.1914144994614" calcext:value-type="float">
            <text:p>19.1914144995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17.183205171365" calcext:value-type="float">
            <text:p>17.1832051714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7.0624979624502" calcext:value-type="float">
            <text:p>17.0624979625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6.8762356039525" calcext:value-type="float">
            <text:p>16.876235604</text:p>
          </table:table-cell>
          <table:table-cell office:value-type="float" office:value="16.7051171008382" calcext:value-type="float">
            <text:p>16.7051171008</text:p>
          </table:table-cell>
          <table:table-cell office:value-type="float" office:value="16.6367033336905" calcext:value-type="float">
            <text:p>16.6367033337</text:p>
          </table:table-cell>
          <table:table-cell office:value-type="float" office:value="16.6227632745065" calcext:value-type="float">
            <text:p>16.6227632745</text:p>
          </table:table-cell>
          <table:table-cell office:value-type="float" office:value="16.6394177018141" calcext:value-type="float">
            <text:p>16.6394177018</text:p>
          </table:table-cell>
          <table:table-cell office:value-type="float" office:value="16.6732044079353" calcext:value-type="float">
            <text:p>16.6732044079</text:p>
          </table:table-cell>
          <table:table-cell office:value-type="float" office:value="16.7161441851589" calcext:value-type="float">
            <text:p>16.7161441852</text:p>
          </table:table-cell>
          <table:table-cell office:value-type="float" office:value="16.7634170659459" calcext:value-type="float">
            <text:p>16.7634170659</text:p>
          </table:table-cell>
          <table:table-cell office:value-type="float" office:value="16.8120952769224" calcext:value-type="float">
            <text:p>16.8120952769</text:p>
          </table:table-cell>
          <table:table-cell office:value-type="float" office:value="16.8604070949568" calcext:value-type="float">
            <text:p>16.860407095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9.1902099825196" calcext:value-type="float">
            <text:p>19.1902099825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17.1855171505235" calcext:value-type="float">
            <text:p>17.1855171505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7.0665642928481" calcext:value-type="float">
            <text:p>17.0665642928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6.8873403762049" calcext:value-type="float">
            <text:p>16.8873403762</text:p>
          </table:table-cell>
          <table:table-cell office:value-type="float" office:value="16.7196681485172" calcext:value-type="float">
            <text:p>16.7196681485</text:p>
          </table:table-cell>
          <table:table-cell office:value-type="float" office:value="16.6512334930931" calcext:value-type="float">
            <text:p>16.6512334931</text:p>
          </table:table-cell>
          <table:table-cell office:value-type="float" office:value="16.6357961685371" calcext:value-type="float">
            <text:p>16.6357961685</text:p>
          </table:table-cell>
          <table:table-cell office:value-type="float" office:value="16.6504547941447" calcext:value-type="float">
            <text:p>16.6504547941</text:p>
          </table:table-cell>
          <table:table-cell office:value-type="float" office:value="16.6822165004486" calcext:value-type="float">
            <text:p>16.6822165004</text:p>
          </table:table-cell>
          <table:table-cell office:value-type="float" office:value="16.723302249111" calcext:value-type="float">
            <text:p>16.7233022491</text:p>
          </table:table-cell>
          <table:table-cell office:value-type="float" office:value="16.7689573339141" calcext:value-type="float">
            <text:p>16.7689573339</text:p>
          </table:table-cell>
          <table:table-cell office:value-type="float" office:value="16.8162571077794" calcext:value-type="float">
            <text:p>16.8162571078</text:p>
          </table:table-cell>
          <table:table-cell office:value-type="float" office:value="16.8634077532938" calcext:value-type="float">
            <text:p>16.8634077533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9.1884190758534" calcext:value-type="float">
            <text:p>19.1884190759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17.1877831057347" calcext:value-type="float">
            <text:p>17.1877831057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7.0705725527225" calcext:value-type="float">
            <text:p>17.0705725527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6.8980708969124" calcext:value-type="float">
            <text:p>16.8980708969</text:p>
          </table:table-cell>
          <table:table-cell office:value-type="float" office:value="16.7338258308036" calcext:value-type="float">
            <text:p>16.7338258308</text:p>
          </table:table-cell>
          <table:table-cell office:value-type="float" office:value="16.6655000161926" calcext:value-type="float">
            <text:p>16.6655000162</text:p>
          </table:table-cell>
          <table:table-cell office:value-type="float" office:value="16.6487191679183" calcext:value-type="float">
            <text:p>16.6487191679</text:p>
          </table:table-cell>
          <table:table-cell office:value-type="float" office:value="16.6615106243431" calcext:value-type="float">
            <text:p>16.6615106243</text:p>
          </table:table-cell>
          <table:table-cell office:value-type="float" office:value="16.6913399450555" calcext:value-type="float">
            <text:p>16.6913399451</text:p>
          </table:table-cell>
          <table:table-cell office:value-type="float" office:value="16.7306326210704" calcext:value-type="float">
            <text:p>16.7306326211</text:p>
          </table:table-cell>
          <table:table-cell office:value-type="float" office:value="16.7747072936723" calcext:value-type="float">
            <text:p>16.7747072937</text:p>
          </table:table-cell>
          <table:table-cell office:value-type="float" office:value="16.8206498233668" calcext:value-type="float">
            <text:p>16.8206498234</text:p>
          </table:table-cell>
          <table:table-cell office:value-type="float" office:value="16.8666498730316" calcext:value-type="float">
            <text:p>16.866649873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9.1859402592503" calcext:value-type="float">
            <text:p>19.1859402593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17.190004027229" calcext:value-type="float">
            <text:p>17.1900040272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7.0745229373797" calcext:value-type="float">
            <text:p>17.0745229374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6.9084433112162" calcext:value-type="float">
            <text:p>16.9084433112</text:p>
          </table:table-cell>
          <table:table-cell office:value-type="float" office:value="16.7475970622915" calcext:value-type="float">
            <text:p>16.7475970623</text:p>
          </table:table-cell>
          <table:table-cell office:value-type="float" office:value="16.679494207761" calcext:value-type="float">
            <text:p>16.6794942078</text:p>
          </table:table-cell>
          <table:table-cell office:value-type="float" office:value="16.6615117802562" calcext:value-type="float">
            <text:p>16.6615117803</text:p>
          </table:table-cell>
          <table:table-cell office:value-type="float" office:value="16.6725585008156" calcext:value-type="float">
            <text:p>16.6725585008</text:p>
          </table:table-cell>
          <table:table-cell office:value-type="float" office:value="16.7005460044005" calcext:value-type="float">
            <text:p>16.7005460044</text:p>
          </table:table-cell>
          <table:table-cell office:value-type="float" office:value="16.7381068597504" calcext:value-type="float">
            <text:p>16.7381068598</text:p>
          </table:table-cell>
          <table:table-cell office:value-type="float" office:value="16.7806398628453" calcext:value-type="float">
            <text:p>16.7806398628</text:p>
          </table:table-cell>
          <table:table-cell office:value-type="float" office:value="16.8252480407821" calcext:value-type="float">
            <text:p>16.8252480408</text:p>
          </table:table-cell>
          <table:table-cell office:value-type="float" office:value="16.8701097595012" calcext:value-type="float">
            <text:p>16.8701097595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9.1826513069536" calcext:value-type="float">
            <text:p>19.182651307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17.1921808874456" calcext:value-type="float">
            <text:p>17.1921808874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7.0784156928337" calcext:value-type="float">
            <text:p>17.0784156928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6.918473034531" calcext:value-type="float">
            <text:p>16.9184730345</text:p>
          </table:table-cell>
          <table:table-cell office:value-type="float" office:value="16.760989715294" calcext:value-type="float">
            <text:p>16.7609897153</text:p>
          </table:table-cell>
          <table:table-cell office:value-type="float" office:value="16.6932099872283" calcext:value-type="float">
            <text:p>16.6932099872</text:p>
          </table:table-cell>
          <table:table-cell office:value-type="float" office:value="16.6741568588588" calcext:value-type="float">
            <text:p>16.6741568589</text:p>
          </table:table-cell>
          <table:table-cell office:value-type="float" office:value="16.6835750896986" calcext:value-type="float">
            <text:p>16.6835750897</text:p>
          </table:table-cell>
          <table:table-cell office:value-type="float" office:value="16.7098089944497" calcext:value-type="float">
            <text:p>16.7098089944</text:p>
          </table:table-cell>
          <table:table-cell office:value-type="float" office:value="16.7456992130507" calcext:value-type="float">
            <text:p>16.7456992131</text:p>
          </table:table-cell>
          <table:table-cell office:value-type="float" office:value="16.7867303303606" calcext:value-type="float">
            <text:p>16.7867303304</text:p>
          </table:table-cell>
          <table:table-cell office:value-type="float" office:value="16.8300285012817" calcext:value-type="float">
            <text:p>16.8300285013</text:p>
          </table:table-cell>
          <table:table-cell office:value-type="float" office:value="16.8737656588229" calcext:value-type="float">
            <text:p>16.8737656588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9.1784038848093" calcext:value-type="float">
            <text:p>19.1784038848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17.1943146262166" calcext:value-type="float">
            <text:p>17.194314626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7.0822510966415" calcext:value-type="float">
            <text:p>17.0822510966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6.9281747467277" calcext:value-type="float">
            <text:p>16.9281747467</text:p>
          </table:table-cell>
          <table:table-cell office:value-type="float" office:value="16.7740123474036" calcext:value-type="float">
            <text:p>16.7740123474</text:p>
          </table:table-cell>
          <table:table-cell office:value-type="float" office:value="16.7066434476726" calcext:value-type="float">
            <text:p>16.7066434477</text:p>
          </table:table-cell>
          <table:table-cell office:value-type="float" office:value="16.6866401530642" calcext:value-type="float">
            <text:p>16.6866401531</text:p>
          </table:table-cell>
          <table:table-cell office:value-type="float" office:value="16.6945400299171" calcext:value-type="float">
            <text:p>16.6945400299</text:p>
          </table:table-cell>
          <table:table-cell office:value-type="float" office:value="16.7191059690093" calcext:value-type="float">
            <text:p>16.719105969</text:p>
          </table:table-cell>
          <table:table-cell office:value-type="float" office:value="16.7533863531377" calcext:value-type="float">
            <text:p>16.7533863531</text:p>
          </table:table-cell>
          <table:table-cell office:value-type="float" office:value="16.7929561229377" calcext:value-type="float">
            <text:p>16.7929561229</text:p>
          </table:table-cell>
          <table:table-cell office:value-type="float" office:value="16.8349698547552" calcext:value-type="float">
            <text:p>16.8349698548</text:p>
          </table:table-cell>
          <table:table-cell office:value-type="float" office:value="16.8775975520264" calcext:value-type="float">
            <text:p>16.87759755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9.1730163536181" calcext:value-type="float">
            <text:p>19.1730163536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17.1964061692276" calcext:value-type="float">
            <text:p>17.1964061692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7.0860294724463" calcext:value-type="float">
            <text:p>17.0860294724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6.9375624235969" calcext:value-type="float">
            <text:p>16.9375624236</text:p>
          </table:table-cell>
          <table:table-cell office:value-type="float" office:value="16.7866740075442" calcext:value-type="float">
            <text:p>16.7866740075</text:p>
          </table:table-cell>
          <table:table-cell office:value-type="float" office:value="16.7197925069904" calcext:value-type="float">
            <text:p>16.719792507</text:p>
          </table:table-cell>
          <table:table-cell office:value-type="float" office:value="16.6989499397036" calcext:value-type="float">
            <text:p>16.6989499397</text:p>
          </table:table-cell>
          <table:table-cell office:value-type="float" office:value="16.705435614455" calcext:value-type="float">
            <text:p>16.7054356145</text:p>
          </table:table-cell>
          <table:table-cell office:value-type="float" office:value="16.7284164608455" calcext:value-type="float">
            <text:p>16.7284164608</text:p>
          </table:table-cell>
          <table:table-cell office:value-type="float" office:value="16.7611471640157" calcext:value-type="float">
            <text:p>16.761147164</text:p>
          </table:table-cell>
          <table:table-cell office:value-type="float" office:value="16.7992966234863" calcext:value-type="float">
            <text:p>16.7992966235</text:p>
          </table:table-cell>
          <table:table-cell office:value-type="float" office:value="16.8400524977784" calcext:value-type="float">
            <text:p>16.8400524978</text:p>
          </table:table-cell>
          <table:table-cell office:value-type="float" office:value="16.8815870063146" calcext:value-type="float">
            <text:p>16.8815870063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9.1662640641444" calcext:value-type="float">
            <text:p>19.1662640641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17.1984564108589" calcext:value-type="float">
            <text:p>17.1984564109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7.0897511689315" calcext:value-type="float">
            <text:p>17.0897511689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6.946649343962" calcext:value-type="float">
            <text:p>16.946649344</text:p>
          </table:table-cell>
          <table:table-cell office:value-type="float" office:value="16.7989840559068" calcext:value-type="float">
            <text:p>16.7989840559</text:p>
          </table:table-cell>
          <table:table-cell office:value-type="float" office:value="16.732656588785" calcext:value-type="float">
            <text:p>16.7326565888</text:p>
          </table:table-cell>
          <table:table-cell office:value-type="float" office:value="16.7110766781337" calcext:value-type="float">
            <text:p>16.7110766781</text:p>
          </table:table-cell>
          <table:table-cell office:value-type="float" office:value="16.7162464836451" calcext:value-type="float">
            <text:p>16.7162464836</text:p>
          </table:table-cell>
          <table:table-cell office:value-type="float" office:value="16.7377222261755" calcext:value-type="float">
            <text:p>16.7377222262</text:p>
          </table:table-cell>
          <table:table-cell office:value-type="float" office:value="16.768962527277" calcext:value-type="float">
            <text:p>16.7689625273</text:p>
          </table:table-cell>
          <table:table-cell office:value-type="float" office:value="16.8057329842125" calcext:value-type="float">
            <text:p>16.8057329842</text:p>
          </table:table-cell>
          <table:table-cell office:value-type="float" office:value="16.845258402937" calcext:value-type="float">
            <text:p>16.8452584029</text:p>
          </table:table-cell>
          <table:table-cell office:value-type="float" office:value="16.885717012986" calcext:value-type="float">
            <text:p>16.885717013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9.157866040638" calcext:value-type="float">
            <text:p>19.157866040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7.2004662283478" calcext:value-type="float">
            <text:p>17.2004662283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7.0934165705126" calcext:value-type="float">
            <text:p>17.0934165705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6.9554481271956" calcext:value-type="float">
            <text:p>16.9554481272</text:p>
          </table:table-cell>
          <table:table-cell office:value-type="float" office:value="16.8109520421857" calcext:value-type="float">
            <text:p>16.8109520422</text:p>
          </table:table-cell>
          <table:table-cell office:value-type="float" office:value="16.745236374046" calcext:value-type="float">
            <text:p>16.745236374</text:p>
          </table:table-cell>
          <table:table-cell office:value-type="float" office:value="16.723012730592" calcext:value-type="float">
            <text:p>16.7230127306</text:p>
          </table:table-cell>
          <table:table-cell office:value-type="float" office:value="16.7269593733855" calcext:value-type="float">
            <text:p>16.7269593734</text:p>
          </table:table-cell>
          <table:table-cell office:value-type="float" office:value="16.7470070364061" calcext:value-type="float">
            <text:p>16.7470070364</text:p>
          </table:table-cell>
          <table:table-cell office:value-type="float" office:value="16.7768151514344" calcext:value-type="float">
            <text:p>16.7768151514</text:p>
          </table:table-cell>
          <table:table-cell office:value-type="float" office:value="16.8122479826664" calcext:value-type="float">
            <text:p>16.8122479827</text:p>
          </table:table-cell>
          <table:table-cell office:value-type="float" office:value="16.8505709926057" calcext:value-type="float">
            <text:p>16.8505709926</text:p>
          </table:table-cell>
          <table:table-cell office:value-type="float" office:value="16.8899718732119" calcext:value-type="float">
            <text:p>16.8899718732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9.1474664131011" calcext:value-type="float">
            <text:p>19.147466413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7.2024364775686" calcext:value-type="float">
            <text:p>17.2024364776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7.0970260897423" calcext:value-type="float">
            <text:p>17.0970260897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6.9639707574456" calcext:value-type="float">
            <text:p>16.9639707574</text:p>
          </table:table-cell>
          <table:table-cell office:value-type="float" office:value="16.8225875966436" calcext:value-type="float">
            <text:p>16.8225875966</text:p>
          </table:table-cell>
          <table:table-cell office:value-type="float" office:value="16.7575335790854" calcext:value-type="float">
            <text:p>16.7575335791</text:p>
          </table:table-cell>
          <table:table-cell office:value-type="float" office:value="16.7347521064331" calcext:value-type="float">
            <text:p>16.7347521064</text:p>
          </table:table-cell>
          <table:table-cell office:value-type="float" office:value="16.7375628792821" calcext:value-type="float">
            <text:p>16.7375628793</text:p>
          </table:table-cell>
          <table:table-cell office:value-type="float" office:value="16.7562564789521" calcext:value-type="float">
            <text:p>16.756256479</text:p>
          </table:table-cell>
          <table:table-cell office:value-type="float" office:value="16.7846894059623" calcext:value-type="float">
            <text:p>16.784689406</text:p>
          </table:table-cell>
          <table:table-cell office:value-type="float" office:value="16.8188258797706" calcext:value-type="float">
            <text:p>16.8188258798</text:p>
          </table:table-cell>
          <table:table-cell office:value-type="float" office:value="16.8559750124893" calcext:value-type="float">
            <text:p>16.8559750125</text:p>
          </table:table-cell>
          <table:table-cell office:value-type="float" office:value="16.8943370809982" calcext:value-type="float">
            <text:p>16.894337081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9.1346080050155" calcext:value-type="float">
            <text:p>19.134608005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17.2043679931088" calcext:value-type="float">
            <text:p>17.2043679931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7.1005801642336" calcext:value-type="float">
            <text:p>17.1005801642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6.9722286127074" calcext:value-type="float">
            <text:p>16.9722286127</text:p>
          </table:table-cell>
          <table:table-cell office:value-type="float" office:value="16.8339003465772" calcext:value-type="float">
            <text:p>16.8339003466</text:p>
          </table:table-cell>
          <table:table-cell office:value-type="float" office:value="16.7695507704161" calcext:value-type="float">
            <text:p>16.7695507704</text:p>
          </table:table-cell>
          <table:table-cell office:value-type="float" office:value="16.7462902417389" calcext:value-type="float">
            <text:p>16.7462902417</text:p>
          </table:table-cell>
          <table:table-cell office:value-type="float" office:value="16.7480472494153" calcext:value-type="float">
            <text:p>16.7480472494</text:p>
          </table:table-cell>
          <table:table-cell office:value-type="float" office:value="16.7654577806635" calcext:value-type="float">
            <text:p>16.7654577807</text:p>
          </table:table-cell>
          <table:table-cell office:value-type="float" office:value="16.7925711742923" calcext:value-type="float">
            <text:p>16.7925711743</text:p>
          </table:table-cell>
          <table:table-cell office:value-type="float" office:value="16.825452295076" calcext:value-type="float">
            <text:p>16.8254522951</text:p>
          </table:table-cell>
          <table:table-cell office:value-type="float" office:value="16.8614564218445" calcext:value-type="float">
            <text:p>16.8614564218</text:p>
          </table:table-cell>
          <table:table-cell office:value-type="float" office:value="16.898799222961" calcext:value-type="float">
            <text:p>16.898799223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9.1186939476288" calcext:value-type="float">
            <text:p>19.1186939476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7.2062615890571" calcext:value-type="float">
            <text:p>17.2062615891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7.1040792544858" calcext:value-type="float">
            <text:p>17.1040792545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6.9802324948508" calcext:value-type="float">
            <text:p>16.9802324949</text:p>
          </table:table-cell>
          <table:table-cell office:value-type="float" office:value="16.8448998511162" calcext:value-type="float">
            <text:p>16.8448998511</text:p>
          </table:table-cell>
          <table:table-cell office:value-type="float" office:value="16.7812912086084" calcext:value-type="float">
            <text:p>16.7812912086</text:p>
          </table:table-cell>
          <table:table-cell office:value-type="float" office:value="16.7576238074721" calcext:value-type="float">
            <text:p>16.7576238075</text:p>
          </table:table-cell>
          <table:table-cell office:value-type="float" office:value="16.7584042002356" calcext:value-type="float">
            <text:p>16.7584042002</text:p>
          </table:table-cell>
          <table:table-cell office:value-type="float" office:value="16.7745996491218" calcext:value-type="float">
            <text:p>16.7745996491</text:p>
          </table:table-cell>
          <table:table-cell office:value-type="float" office:value="16.8004477212452" calcext:value-type="float">
            <text:p>16.8004477212</text:p>
          </table:table-cell>
          <table:table-cell office:value-type="float" office:value="16.832114094647" calcext:value-type="float">
            <text:p>16.8321140946</text:p>
          </table:table-cell>
          <table:table-cell office:value-type="float" office:value="16.8670022955179" calcext:value-type="float">
            <text:p>16.8670022955</text:p>
          </table:table-cell>
          <table:table-cell office:value-type="float" office:value="16.9033458896206" calcext:value-type="float">
            <text:p>16.9033458896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9.0989305063508" calcext:value-type="float">
            <text:p>19.098930506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7.2081180604963" calcext:value-type="float">
            <text:p>17.2081180605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7.1075238425991" calcext:value-type="float">
            <text:p>17.1075238426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6.9879926600158" calcext:value-type="float">
            <text:p>16.98799266</text:p>
          </table:table-cell>
          <table:table-cell office:value-type="float" office:value="16.8555955509549" calcext:value-type="float">
            <text:p>16.855595551</text:p>
          </table:table-cell>
          <table:table-cell office:value-type="float" office:value="16.7927587167223" calcext:value-type="float">
            <text:p>16.7927587167</text:p>
          </table:table-cell>
          <table:table-cell office:value-type="float" office:value="16.7687505425275" calcext:value-type="float">
            <text:p>16.7687505425</text:p>
          </table:table-cell>
          <table:table-cell office:value-type="float" office:value="16.7686267530222" calcext:value-type="float">
            <text:p>16.768626753</text:p>
          </table:table-cell>
          <table:table-cell office:value-type="float" office:value="16.7836721299218" calcext:value-type="float">
            <text:p>16.7836721299</text:p>
          </table:table-cell>
          <table:table-cell office:value-type="float" office:value="16.8083075733011" calcext:value-type="float">
            <text:p>16.8083075733</text:p>
          </table:table-cell>
          <table:table-cell office:value-type="float" office:value="16.8387992900465" calcext:value-type="float">
            <text:p>16.83879929</text:p>
          </table:table-cell>
          <table:table-cell office:value-type="float" office:value="16.8726007362756" calcext:value-type="float">
            <text:p>16.8726007363</text:p>
          </table:table-cell>
          <table:table-cell office:value-type="float" office:value="16.9079655966781" calcext:value-type="float">
            <text:p>16.9079655967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9.0742394993199" calcext:value-type="float">
            <text:p>19.0742394993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17.2099381830266" calcext:value-type="float">
            <text:p>17.209938183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7.1109144291656" calcext:value-type="float">
            <text:p>17.1109144292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6.9955188467693" calcext:value-type="float">
            <text:p>16.9955188468</text:p>
          </table:table-cell>
          <table:table-cell office:value-type="float" office:value="16.8659967282617" calcext:value-type="float">
            <text:p>16.8659967283</text:p>
          </table:table-cell>
          <table:table-cell office:value-type="float" office:value="16.8039575677006" calcext:value-type="float">
            <text:p>16.8039575677</text:p>
          </table:table-cell>
          <table:table-cell office:value-type="float" office:value="16.7796691066702" calcext:value-type="float">
            <text:p>16.7796691067</text:p>
          </table:table-cell>
          <table:table-cell office:value-type="float" office:value="16.778709086817" calcext:value-type="float">
            <text:p>16.7787090868</text:p>
          </table:table-cell>
          <table:table-cell office:value-type="float" office:value="16.7926664764537" calcext:value-type="float">
            <text:p>16.7926664765</text:p>
          </table:table-cell>
          <table:table-cell office:value-type="float" office:value="16.8161404084364" calcext:value-type="float">
            <text:p>16.8161404084</text:p>
          </table:table-cell>
          <table:table-cell office:value-type="float" office:value="16.8454969451102" calcext:value-type="float">
            <text:p>16.8454969451</text:p>
          </table:table-cell>
          <table:table-cell office:value-type="float" office:value="16.878240793901" calcext:value-type="float">
            <text:p>16.8782407939</text:p>
          </table:table-cell>
          <table:table-cell office:value-type="float" office:value="16.9126477124091" calcext:value-type="float">
            <text:p>16.9126477124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9.0431197131029" calcext:value-type="float">
            <text:p>19.043119713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7.2117227139837" calcext:value-type="float">
            <text:p>17.211722714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7.1142515320269" calcext:value-type="float">
            <text:p>17.114251532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7.0028203047719" calcext:value-type="float">
            <text:p>17.0028203048</text:p>
          </table:table-cell>
          <table:table-cell office:value-type="float" office:value="16.8761124773173" calcext:value-type="float">
            <text:p>16.8761124773</text:p>
          </table:table-cell>
          <table:table-cell office:value-type="float" office:value="16.8148923902509" calcext:value-type="float">
            <text:p>16.8148923903</text:p>
          </table:table-cell>
          <table:table-cell office:value-type="float" office:value="16.7903789531845" calcext:value-type="float">
            <text:p>16.7903789532</text:p>
          </table:table-cell>
          <table:table-cell office:value-type="float" office:value="16.788646408374" calcext:value-type="float">
            <text:p>16.7886464084</text:p>
          </table:table-cell>
          <table:table-cell office:value-type="float" office:value="16.8015750332928" calcext:value-type="float">
            <text:p>16.8015750333</text:p>
          </table:table-cell>
          <table:table-cell office:value-type="float" office:value="16.8239369569904" calcext:value-type="float">
            <text:p>16.823936957</text:p>
          </table:table-cell>
          <table:table-cell office:value-type="float" office:value="16.8521970922339" calcext:value-type="float">
            <text:p>16.8521970922</text:p>
          </table:table-cell>
          <table:table-cell office:value-type="float" office:value="16.8839123930966" calcext:value-type="float">
            <text:p>16.8839123931</text:p>
          </table:table-cell>
          <table:table-cell office:value-type="float" office:value="16.9173823936624" calcext:value-type="float">
            <text:p>16.9173823937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9.0034191470707" calcext:value-type="float">
            <text:p>19.00341914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7.2134723947455" calcext:value-type="float">
            <text:p>17.2134723947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7.1175356862799" calcext:value-type="float">
            <text:p>17.1175356863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7.0099058232424" calcext:value-type="float">
            <text:p>17.0099058232</text:p>
          </table:table-cell>
          <table:table-cell office:value-type="float" office:value="16.8859516835862" calcext:value-type="float">
            <text:p>16.8859516836</text:p>
          </table:table-cell>
          <table:table-cell office:value-type="float" office:value="16.8255680901238" calcext:value-type="float">
            <text:p>16.8255680901</text:p>
          </table:table-cell>
          <table:table-cell office:value-type="float" office:value="16.8008802184089" calcext:value-type="float">
            <text:p>16.8008802184</text:p>
          </table:table-cell>
          <table:table-cell office:value-type="float" office:value="16.7984348369273" calcext:value-type="float">
            <text:p>16.7984348369</text:p>
          </table:table-cell>
          <table:table-cell office:value-type="float" office:value="16.8103911314937" calcext:value-type="float">
            <text:p>16.8103911315</text:p>
          </table:table-cell>
          <table:table-cell office:value-type="float" office:value="16.831688912104" calcext:value-type="float">
            <text:p>16.8316889121</text:p>
          </table:table-cell>
          <table:table-cell office:value-type="float" office:value="16.8588906567877" calcext:value-type="float">
            <text:p>16.8588906568</text:p>
          </table:table-cell>
          <table:table-cell office:value-type="float" office:value="16.8896062687804" calcext:value-type="float">
            <text:p>16.8896062688</text:p>
          </table:table-cell>
          <table:table-cell office:value-type="float" office:value="16.9221605289876" calcext:value-type="float">
            <text:p>16.922160529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8.9519435478579" calcext:value-type="float">
            <text:p>18.951943547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17.2151879446924" calcext:value-type="float">
            <text:p>17.2151879447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7.1207674359794" calcext:value-type="float">
            <text:p>17.120767436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7.0167837514959" calcext:value-type="float">
            <text:p>17.0167837515</text:p>
          </table:table-cell>
          <table:table-cell office:value-type="float" office:value="16.8955230028483" calcext:value-type="float">
            <text:p>16.8955230028</text:p>
          </table:table-cell>
          <table:table-cell office:value-type="float" office:value="16.8359897780112" calcext:value-type="float">
            <text:p>16.835989778</text:p>
          </table:table-cell>
          <table:table-cell office:value-type="float" office:value="16.8111736197191" calcext:value-type="float">
            <text:p>16.8111736197</text:p>
          </table:table-cell>
          <table:table-cell office:value-type="float" office:value="16.8080712959132" calcext:value-type="float">
            <text:p>16.8080712959</text:p>
          </table:table-cell>
          <table:table-cell office:value-type="float" office:value="16.8191089882783" calcext:value-type="float">
            <text:p>16.8191089883</text:p>
          </table:table-cell>
          <table:table-cell office:value-type="float" office:value="16.8393888422082" calcext:value-type="float">
            <text:p>16.8393888422</text:p>
          </table:table-cell>
          <table:table-cell office:value-type="float" office:value="16.8655693817558" calcext:value-type="float">
            <text:p>16.8655693818</text:p>
          </table:table-cell>
          <table:table-cell office:value-type="float" office:value="16.8953139001054" calcext:value-type="float">
            <text:p>16.8953139001</text:p>
          </table:table-cell>
          <table:table-cell office:value-type="float" office:value="16.9269736789739" calcext:value-type="float">
            <text:p>16.926973679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8.8837465020738" calcext:value-type="float">
            <text:p>18.8837465021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7.2168700690783" calcext:value-type="float">
            <text:p>17.2168700691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7.1239473400358" calcext:value-type="float">
            <text:p>17.12394734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7.0234620295159" calcext:value-type="float">
            <text:p>17.0234620295</text:p>
          </table:table-cell>
          <table:table-cell office:value-type="float" office:value="16.9048348555786" calcext:value-type="float">
            <text:p>16.9048348556</text:p>
          </table:table-cell>
          <table:table-cell office:value-type="float" office:value="16.8461627177628" calcext:value-type="float">
            <text:p>16.8461627178</text:p>
          </table:table-cell>
          <table:table-cell office:value-type="float" office:value="16.8212603752915" calcext:value-type="float">
            <text:p>16.8212603753</text:p>
          </table:table-cell>
          <table:table-cell office:value-type="float" office:value="16.8175534252377" calcext:value-type="float">
            <text:p>16.8175534252</text:p>
          </table:table-cell>
          <table:table-cell office:value-type="float" office:value="16.827723625261" calcext:value-type="float">
            <text:p>16.8277236253</text:p>
          </table:table-cell>
          <table:table-cell office:value-type="float" office:value="16.8470301205174" calcext:value-type="float">
            <text:p>16.8470301205</text:p>
          </table:table-cell>
          <table:table-cell office:value-type="float" office:value="16.8722257687697" calcext:value-type="float">
            <text:p>16.8722257688</text:p>
          </table:table-cell>
          <table:table-cell office:value-type="float" office:value="16.9010274612624" calcext:value-type="float">
            <text:p>16.9010274613</text:p>
          </table:table-cell>
          <table:table-cell office:value-type="float" office:value="16.9318140347794" calcext:value-type="float">
            <text:p>16.9318140348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8.7907561952405" calcext:value-type="float">
            <text:p>18.79075619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7.2185194580791" calcext:value-type="float">
            <text:p>17.2185194581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7.1270759693193" calcext:value-type="float">
            <text:p>17.1270759693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7.0299482100795" calcext:value-type="float">
            <text:p>17.0299482101</text:p>
          </table:table-cell>
          <table:table-cell office:value-type="float" office:value="16.9138954188088" calcext:value-type="float">
            <text:p>16.9138954188</text:p>
          </table:table-cell>
          <table:table-cell office:value-type="float" office:value="16.8560922773764" calcext:value-type="float">
            <text:p>16.8560922774</text:p>
          </table:table-cell>
          <table:table-cell office:value-type="float" office:value="16.8311421285889" calcext:value-type="float">
            <text:p>16.8311421286</text:p>
          </table:table-cell>
          <table:table-cell office:value-type="float" office:value="16.8268794975395" calcext:value-type="float">
            <text:p>16.8268794975</text:p>
          </table:table-cell>
          <table:table-cell office:value-type="float" office:value="16.8362307888271" calcext:value-type="float">
            <text:p>16.8362307888</text:p>
          </table:table-cell>
          <table:table-cell office:value-type="float" office:value="16.8546068547624" calcext:value-type="float">
            <text:p>16.8546068548</text:p>
          </table:table-cell>
          <table:table-cell office:value-type="float" office:value="16.8788530177376" calcext:value-type="float">
            <text:p>16.8788530177</text:p>
          </table:table-cell>
          <table:table-cell office:value-type="float" office:value="16.9067397694106" calcext:value-type="float">
            <text:p>16.9067397694</text:p>
          </table:table-cell>
          <table:table-cell office:value-type="float" office:value="16.9366743722403" calcext:value-type="float">
            <text:p>16.9366743722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8.65890463043" calcext:value-type="float">
            <text:p>18.658904630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17.2201367828534" calcext:value-type="float">
            <text:p>17.2201367829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7.1301539008463" calcext:value-type="float">
            <text:p>17.1301539008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7.0362494772872" calcext:value-type="float">
            <text:p>17.0362494773</text:p>
          </table:table-cell>
          <table:table-cell office:value-type="float" office:value="16.9227126191257" calcext:value-type="float">
            <text:p>16.9227126191</text:p>
          </table:table-cell>
          <table:table-cell office:value-type="float" office:value="16.8657838856559" calcext:value-type="float">
            <text:p>16.8657838857</text:p>
          </table:table-cell>
          <table:table-cell office:value-type="float" office:value="16.8408208803211" calcext:value-type="float">
            <text:p>16.8408208803</text:p>
          </table:table-cell>
          <table:table-cell office:value-type="float" office:value="16.8360483414123" calcext:value-type="float">
            <text:p>16.8360483414</text:p>
          </table:table-cell>
          <table:table-cell office:value-type="float" office:value="16.8446268759427" calcext:value-type="float">
            <text:p>16.8446268759</text:p>
          </table:table-cell>
          <table:table-cell office:value-type="float" office:value="16.8621138207619" calcext:value-type="float">
            <text:p>16.8621138208</text:p>
          </table:table-cell>
          <table:table-cell office:value-type="float" office:value="16.8854449690319" calcext:value-type="float">
            <text:p>16.885444969</text:p>
          </table:table-cell>
          <table:table-cell office:value-type="float" office:value="16.9124442341948" calcext:value-type="float">
            <text:p>16.9124442342</text:p>
          </table:table-cell>
          <table:table-cell office:value-type="float" office:value="16.9415480067483" calcext:value-type="float">
            <text:p>16.9415480067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8.4615500689664" calcext:value-type="float">
            <text:p>18.46155006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7.221722700544" calcext:value-type="float">
            <text:p>17.2217227005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7.1331817211273" calcext:value-type="float">
            <text:p>17.1331817211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7.0423726710159" calcext:value-type="float">
            <text:p>17.042372671</text:p>
          </table:table-cell>
          <table:table-cell office:value-type="float" office:value="16.9312941347338" calcext:value-type="float">
            <text:p>16.9312941347</text:p>
          </table:table-cell>
          <table:table-cell office:value-type="float" office:value="16.875243001543" calcext:value-type="float">
            <text:p>16.8752430015</text:p>
          </table:table-cell>
          <table:table-cell office:value-type="float" office:value="16.8502989346168" calcext:value-type="float">
            <text:p>16.8502989346</text:p>
          </table:table-cell>
          <table:table-cell office:value-type="float" office:value="16.8450592784851" calcext:value-type="float">
            <text:p>16.8450592785</text:p>
          </table:table-cell>
          <table:table-cell office:value-type="float" office:value="16.8529088726619" calcext:value-type="float">
            <text:p>16.8529088727</text:p>
          </table:table-cell>
          <table:table-cell office:value-type="float" office:value="16.869546407622" calcext:value-type="float">
            <text:p>16.8695464076</text:p>
          </table:table-cell>
          <table:table-cell office:value-type="float" office:value="16.8919960567468" calcext:value-type="float">
            <text:p>16.8919960567</text:p>
          </table:table-cell>
          <table:table-cell office:value-type="float" office:value="16.9181348184305" calcext:value-type="float">
            <text:p>16.9181348184</text:p>
          </table:table-cell>
          <table:table-cell office:value-type="float" office:value="16.9464287601056" calcext:value-type="float">
            <text:p>16.9464287601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8.1427524721947" calcext:value-type="float">
            <text:p>18.142752472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17.2232778532369" calcext:value-type="float">
            <text:p>17.2232778532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1361600234986" calcext:value-type="float">
            <text:p>17.1361600235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0483243053355" calcext:value-type="float">
            <text:p>17.0483243053</text:p>
          </table:table-cell>
          <table:table-cell office:value-type="float" office:value="16.9396473951956" calcext:value-type="float">
            <text:p>16.9396473952</text:p>
          </table:table-cell>
          <table:table-cell office:value-type="float" office:value="16.8844750848441" calcext:value-type="float">
            <text:p>16.8844750848</text:p>
          </table:table-cell>
          <table:table-cell office:value-type="float" office:value="16.8595788483576" calcext:value-type="float">
            <text:p>16.8595788484</text:p>
          </table:table-cell>
          <table:table-cell office:value-type="float" office:value="16.8539120635686" calcext:value-type="float">
            <text:p>16.8539120636</text:p>
          </table:table-cell>
          <table:table-cell office:value-type="float" office:value="16.8610742946218" calcext:value-type="float">
            <text:p>16.8610742946</text:p>
          </table:table-cell>
          <table:table-cell office:value-type="float" office:value="16.8769005635891" calcext:value-type="float">
            <text:p>16.8769005636</text:p>
          </table:table-cell>
          <table:table-cell office:value-type="float" office:value="16.8985012613605" calcext:value-type="float">
            <text:p>16.8985012614</text:p>
          </table:table-cell>
          <table:table-cell office:value-type="float" office:value="16.9238059970487" calcext:value-type="float">
            <text:p>16.923805997</text:p>
          </table:table-cell>
          <table:table-cell office:value-type="float" office:value="16.9513109244524" calcext:value-type="float">
            <text:p>16.9513109245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569744413492" calcext:value-type="float">
            <text:p>17.5697444135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17.2248028677041" calcext:value-type="float">
            <text:p>17.2248028677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1390894063431" calcext:value-type="float">
            <text:p>17.1390894063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0541105864159" calcext:value-type="float">
            <text:p>17.0541105864</text:p>
          </table:table-cell>
          <table:table-cell office:value-type="float" office:value="16.9477795833811" calcext:value-type="float">
            <text:p>16.9477795834</text:p>
          </table:table-cell>
          <table:table-cell office:value-type="float" office:value="16.8934855722505" calcext:value-type="float">
            <text:p>16.8934855723</text:p>
          </table:table-cell>
          <table:table-cell office:value-type="float" office:value="16.8686633873618" calcext:value-type="float">
            <text:p>16.8686633874</text:p>
          </table:table-cell>
          <table:table-cell office:value-type="float" office:value="16.8626068316519" calcext:value-type="float">
            <text:p>16.8626068317</text:p>
          </table:table-cell>
          <table:table-cell office:value-type="float" office:value="16.8691211335528" calcext:value-type="float">
            <text:p>16.8691211336</text:p>
          </table:table-cell>
          <table:table-cell office:value-type="float" office:value="16.8841727469194" calcext:value-type="float">
            <text:p>16.8841727469</text:p>
          </table:table-cell>
          <table:table-cell office:value-type="float" office:value="16.9049560666013" calcext:value-type="float">
            <text:p>16.9049560666</text:p>
          </table:table-cell>
          <table:table-cell office:value-type="float" office:value="16.9294527197147" calcext:value-type="float">
            <text:p>16.9294527197</text:p>
          </table:table-cell>
          <table:table-cell office:value-type="float" office:value="16.9561892296045" calcext:value-type="float">
            <text:p>16.9561892296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2903110932575" calcext:value-type="float">
            <text:p>17.2903110933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17.2262983595271" calcext:value-type="float">
            <text:p>17.2262983595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141970475845" calcext:value-type="float">
            <text:p>17.1419704758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059737432773" calcext:value-type="float">
            <text:p>17.0597374328</text:p>
          </table:table-cell>
          <table:table-cell office:value-type="float" office:value="16.9556976417769" calcext:value-type="float">
            <text:p>16.9556976418</text:p>
          </table:table-cell>
          <table:table-cell office:value-type="float" office:value="16.9022798603245" calcext:value-type="float">
            <text:p>16.9022798603</text:p>
          </table:table-cell>
          <table:table-cell office:value-type="float" office:value="16.8775554909466" calcext:value-type="float">
            <text:p>16.8775554909</text:p>
          </table:table-cell>
          <table:table-cell office:value-type="float" office:value="16.8711440533751" calcext:value-type="float">
            <text:p>16.8711440534</text:p>
          </table:table-cell>
          <table:table-cell office:value-type="float" office:value="16.8770478116356" calcext:value-type="float">
            <text:p>16.8770478116</text:p>
          </table:table-cell>
          <table:table-cell office:value-type="float" office:value="16.8913598838405" calcext:value-type="float">
            <text:p>16.8913598838</text:p>
          </table:table-cell>
          <table:table-cell office:value-type="float" office:value="16.9113564228734" calcext:value-type="float">
            <text:p>16.9113564229</text:p>
          </table:table-cell>
          <table:table-cell office:value-type="float" office:value="16.9350703798476" calcext:value-type="float">
            <text:p>16.9350703798</text:p>
          </table:table-cell>
          <table:table-cell office:value-type="float" office:value="16.9610588170485" calcext:value-type="float">
            <text:p>16.961058817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1939620768031" calcext:value-type="float">
            <text:p>17.193962076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17.2277649241394" calcext:value-type="float">
            <text:p>17.2277649241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1448038355565" calcext:value-type="float">
            <text:p>17.1448038356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0652104842222" calcext:value-type="float">
            <text:p>17.0652104842</text:p>
          </table:table-cell>
          <table:table-cell office:value-type="float" office:value="16.9634082705856" calcext:value-type="float">
            <text:p>16.9634082706</text:p>
          </table:table-cell>
          <table:table-cell office:value-type="float" office:value="16.9108632832131" calcext:value-type="float">
            <text:p>16.9108632832</text:p>
          </table:table-cell>
          <table:table-cell office:value-type="float" office:value="16.8862582328524" calcext:value-type="float">
            <text:p>16.8862582329</text:p>
          </table:table-cell>
          <table:table-cell office:value-type="float" office:value="16.8795244871012" calcext:value-type="float">
            <text:p>16.8795244871</text:p>
          </table:table-cell>
          <table:table-cell office:value-type="float" office:value="16.8848531317594" calcext:value-type="float">
            <text:p>16.8848531318</text:p>
          </table:table-cell>
          <table:table-cell office:value-type="float" office:value="16.8984593212331" calcext:value-type="float">
            <text:p>16.8984593212</text:p>
          </table:table-cell>
          <table:table-cell office:value-type="float" office:value="16.9176987039807" calcext:value-type="float">
            <text:p>16.917698704</text:p>
          </table:table-cell>
          <table:table-cell office:value-type="float" office:value="16.9406547752434" calcext:value-type="float">
            <text:p>16.9406547752</text:p>
          </table:table-cell>
          <table:table-cell office:value-type="float" office:value="16.9659152033817" calcext:value-type="float">
            <text:p>16.9659152034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1273982005401" calcext:value-type="float">
            <text:p>17.1273982005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17.2292031443374" calcext:value-type="float">
            <text:p>17.2292031443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1475900927503" calcext:value-type="float">
            <text:p>17.1475900928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0705351227852" calcext:value-type="float">
            <text:p>17.0705351228</text:p>
          </table:table-cell>
          <table:table-cell office:value-type="float" office:value="16.9709179381952" calcext:value-type="float">
            <text:p>16.9709179382</text:p>
          </table:table-cell>
          <table:table-cell office:value-type="float" office:value="16.9192411043216" calcext:value-type="float">
            <text:p>16.9192411043</text:p>
          </table:table-cell>
          <table:table-cell office:value-type="float" office:value="16.8947747971471" calcext:value-type="float">
            <text:p>16.8947747971</text:p>
          </table:table-cell>
          <table:table-cell office:value-type="float" office:value="16.8877491461609" calcext:value-type="float">
            <text:p>16.8877491462</text:p>
          </table:table-cell>
          <table:table-cell office:value-type="float" office:value="16.8925362427145" calcext:value-type="float">
            <text:p>16.8925362427</text:p>
          </table:table-cell>
          <table:table-cell office:value-type="float" office:value="16.9054687940831" calcext:value-type="float">
            <text:p>16.9054687941</text:p>
          </table:table-cell>
          <table:table-cell office:value-type="float" office:value="16.9239796788934" calcext:value-type="float">
            <text:p>16.9239796789</text:p>
          </table:table-cell>
          <table:table-cell office:value-type="float" office:value="16.9462020847346" calcext:value-type="float">
            <text:p>16.9462020847</text:p>
          </table:table-cell>
          <table:table-cell office:value-type="float" office:value="16.97075426175" calcext:value-type="float">
            <text:p>16.9707542618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0776920957062" calcext:value-type="float">
            <text:p>17.0776920957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17.230613596634" calcext:value-type="float">
            <text:p>17.2306135966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1503298636894" calcext:value-type="float">
            <text:p>17.1503298637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0757164916396" calcext:value-type="float">
            <text:p>17.0757164916</text:p>
          </table:table-cell>
          <table:table-cell office:value-type="float" office:value="16.9782328912403" calcext:value-type="float">
            <text:p>16.9782328912</text:p>
          </table:table-cell>
          <table:table-cell office:value-type="float" office:value="16.9274185095691" calcext:value-type="float">
            <text:p>16.9274185096</text:p>
          </table:table-cell>
          <table:table-cell office:value-type="float" office:value="16.9031084569685" calcext:value-type="float">
            <text:p>16.903108457</text:p>
          </table:table-cell>
          <table:table-cell office:value-type="float" office:value="16.8958192692527" calcext:value-type="float">
            <text:p>16.8958192693</text:p>
          </table:table-cell>
          <table:table-cell office:value-type="float" office:value="16.900096607211" calcext:value-type="float">
            <text:p>16.9000966072</text:p>
          </table:table-cell>
          <table:table-cell office:value-type="float" office:value="16.9123863951665" calcext:value-type="float">
            <text:p>16.9123863952</text:p>
          </table:table-cell>
          <table:table-cell office:value-type="float" office:value="16.9301964851423" calcext:value-type="float">
            <text:p>16.9301964851</text:p>
          </table:table-cell>
          <table:table-cell office:value-type="float" office:value="16.95170884596" calcext:value-type="float">
            <text:p>16.951708846</text:p>
          </table:table-cell>
          <table:table-cell office:value-type="float" office:value="16.9755722039683" calcext:value-type="float">
            <text:p>16.975572204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0387808702248" calcext:value-type="float">
            <text:p>17.0387808702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17.2319968376068" calcext:value-type="float">
            <text:p>17.2319968376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153023758643" calcext:value-type="float">
            <text:p>17.1530237586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0807594976987" calcext:value-type="float">
            <text:p>17.0807594977</text:p>
          </table:table-cell>
          <table:table-cell office:value-type="float" office:value="16.9853591512314" calcext:value-type="float">
            <text:p>16.9853591512</text:p>
          </table:table-cell>
          <table:table-cell office:value-type="float" office:value="16.935400589677" calcext:value-type="float">
            <text:p>16.9354005897</text:p>
          </table:table-cell>
          <table:table-cell office:value-type="float" office:value="16.9112625437782" calcext:value-type="float">
            <text:p>16.9112625438</text:p>
          </table:table-cell>
          <table:table-cell office:value-type="float" office:value="16.9037362817269" calcext:value-type="float">
            <text:p>16.9037362817</text:p>
          </table:table-cell>
          <table:table-cell office:value-type="float" office:value="16.9075339602722" calcext:value-type="float">
            <text:p>16.9075339603</text:p>
          </table:table-cell>
          <table:table-cell office:value-type="float" office:value="16.919210533961" calcext:value-type="float">
            <text:p>16.919210534</text:p>
          </table:table-cell>
          <table:table-cell office:value-type="float" office:value="16.9363465897864" calcext:value-type="float">
            <text:p>16.9363465898</text:p>
          </table:table-cell>
          <table:table-cell office:value-type="float" office:value="16.9571719184492" calcext:value-type="float">
            <text:p>16.9571719184</text:p>
          </table:table-cell>
          <table:table-cell office:value-type="float" office:value="16.9803655448222" calcext:value-type="float">
            <text:p>16.9803655448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0074096010793" calcext:value-type="float">
            <text:p>17.0074096011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17.233353412216" calcext:value-type="float">
            <text:p>17.2333534122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7.1556723892815" calcext:value-type="float">
            <text:p>17.1556723893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7.0856688304496" calcext:value-type="float">
            <text:p>17.0856688304</text:p>
          </table:table-cell>
          <table:table-cell office:value-type="float" office:value="16.9923025267294" calcext:value-type="float">
            <text:p>16.9923025267</text:p>
          </table:table-cell>
          <table:table-cell office:value-type="float" office:value="16.9431923387469" calcext:value-type="float">
            <text:p>16.9431923387</text:p>
          </table:table-cell>
          <table:table-cell office:value-type="float" office:value="16.9192404335856" calcext:value-type="float">
            <text:p>16.9192404336</text:p>
          </table:table-cell>
          <table:table-cell office:value-type="float" office:value="16.9115017741283" calcext:value-type="float">
            <text:p>16.9115017741</text:p>
          </table:table-cell>
          <table:table-cell office:value-type="float" office:value="16.9148482849862" calcext:value-type="float">
            <text:p>16.914848285</text:p>
          </table:table-cell>
          <table:table-cell office:value-type="float" office:value="16.925939913198" calcext:value-type="float">
            <text:p>16.9259399132</text:p>
          </table:table-cell>
          <table:table-cell office:value-type="float" office:value="16.9424277688113" calcext:value-type="float">
            <text:p>16.9424277688</text:p>
          </table:table-cell>
          <table:table-cell office:value-type="float" office:value="16.9625884667745" calcext:value-type="float">
            <text:p>16.9625884668</text:p>
          </table:table-cell>
          <table:table-cell office:value-type="float" office:value="16.9851310892666" calcext:value-type="float">
            <text:p>16.9851310893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6.9816334573199" calcext:value-type="float">
            <text:p>16.9816334573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7.2346838556459" calcext:value-type="float">
            <text:p>17.2346838556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7.1582763695618" calcext:value-type="float">
            <text:p>17.1582763696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7.0904489749368" calcext:value-type="float">
            <text:p>17.0904489749</text:p>
          </table:table-cell>
          <table:table-cell office:value-type="float" office:value="16.9990686211249" calcext:value-type="float">
            <text:p>16.9990686211</text:p>
          </table:table-cell>
          <table:table-cell office:value-type="float" office:value="16.9507986500575" calcext:value-type="float">
            <text:p>16.9507986501</text:p>
          </table:table-cell>
          <table:table-cell office:value-type="float" office:value="16.9270455314837" calcext:value-type="float">
            <text:p>16.9270455315</text:p>
          </table:table-cell>
          <table:table-cell office:value-type="float" office:value="16.9191174794334" calcext:value-type="float">
            <text:p>16.9191174794</text:p>
          </table:table-cell>
          <table:table-cell office:value-type="float" office:value="16.9220397867536" calcext:value-type="float">
            <text:p>16.9220397868</text:p>
          </table:table-cell>
          <table:table-cell office:value-type="float" office:value="16.9325735033522" calcext:value-type="float">
            <text:p>16.9325735034</text:p>
          </table:table-cell>
          <table:table-cell office:value-type="float" office:value="16.9484380837041" calcext:value-type="float">
            <text:p>16.9484380837</text:p>
          </table:table-cell>
          <table:table-cell office:value-type="float" office:value="16.9679559399501" calcext:value-type="float">
            <text:p>16.96795594</text:p>
          </table:table-cell>
          <table:table-cell office:value-type="float" office:value="16.9898659147185" calcext:value-type="float">
            <text:p>16.9898659147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6.9601922323954" calcext:value-type="float">
            <text:p>16.960192232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17.2359886895149" calcext:value-type="float">
            <text:p>17.2359886895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7.1608363109455" calcext:value-type="float">
            <text:p>17.1608363109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7.0951042197152" calcext:value-type="float">
            <text:p>17.0951042197</text:p>
          </table:table-cell>
          <table:table-cell office:value-type="float" office:value="17.0056628366773" calcext:value-type="float">
            <text:p>17.0056628367</text:p>
          </table:table-cell>
          <table:table-cell office:value-type="float" office:value="16.9582243095559" calcext:value-type="float">
            <text:p>16.9582243096</text:p>
          </table:table-cell>
          <table:table-cell office:value-type="float" office:value="16.9346812548745" calcext:value-type="float">
            <text:p>16.9346812549</text:p>
          </table:table-cell>
          <table:table-cell office:value-type="float" office:value="16.9265852493441" calcext:value-type="float">
            <text:p>16.9265852493</text:p>
          </table:table-cell>
          <table:table-cell office:value-type="float" office:value="16.9291088664387" calcext:value-type="float">
            <text:p>16.9291088664</text:p>
          </table:table-cell>
          <table:table-cell office:value-type="float" office:value="16.9391105155389" calcext:value-type="float">
            <text:p>16.9391105155</text:p>
          </table:table-cell>
          <table:table-cell office:value-type="float" office:value="16.9543758557443" calcext:value-type="float">
            <text:p>16.9543758557</text:p>
          </table:table-cell>
          <table:table-cell office:value-type="float" office:value="16.9732720476981" calcext:value-type="float">
            <text:p>16.9732720477</text:p>
          </table:table-cell>
          <table:table-cell office:value-type="float" office:value="16.9945673491567" calcext:value-type="float">
            <text:p>16.9945673492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6.9422179333166" calcext:value-type="float">
            <text:p>16.9422179333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17.2372684242485" calcext:value-type="float">
            <text:p>17.2372684242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7.1633528239372" calcext:value-type="float">
            <text:p>17.1633528239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7.0996386688622" calcext:value-type="float">
            <text:p>17.0996386689</text:p>
          </table:table-cell>
          <table:table-cell office:value-type="float" office:value="17.0120903827842" calcext:value-type="float">
            <text:p>17.0120903828</text:p>
          </table:table-cell>
          <table:table-cell office:value-type="float" office:value="16.9654739944508" calcext:value-type="float">
            <text:p>16.9654739945</text:p>
          </table:table-cell>
          <table:table-cell office:value-type="float" office:value="16.9421510225272" calcext:value-type="float">
            <text:p>16.9421510225</text:p>
          </table:table-cell>
          <table:table-cell office:value-type="float" office:value="16.933907036768" calcext:value-type="float">
            <text:p>16.9339070368</text:p>
          </table:table-cell>
          <table:table-cell office:value-type="float" office:value="16.9360560997577" calcext:value-type="float">
            <text:p>16.9360560998</text:p>
          </table:table-cell>
          <table:table-cell office:value-type="float" office:value="16.945550380603" calcext:value-type="float">
            <text:p>16.9455503806</text:p>
          </table:table-cell>
          <table:table-cell office:value-type="float" office:value="16.9602396465289" calcext:value-type="float">
            <text:p>16.9602396465</text:p>
          </table:table-cell>
          <table:table-cell office:value-type="float" office:value="16.9785347432374" calcext:value-type="float">
            <text:p>16.9785347432</text:p>
          </table:table-cell>
          <table:table-cell office:value-type="float" office:value="16.9992329564096" calcext:value-type="float">
            <text:p>16.9992329564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6.9270841573151" calcext:value-type="float">
            <text:p>16.9270841573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7.2385235554918" calcext:value-type="float">
            <text:p>17.2385235555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7.1658265136104" calcext:value-type="float">
            <text:p>17.1658265136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7.1040562488254" calcext:value-type="float">
            <text:p>17.1040562488</text:p>
          </table:table-cell>
          <table:table-cell office:value-type="float" office:value="17.018356280201" calcext:value-type="float">
            <text:p>17.0183562802</text:p>
          </table:table-cell>
          <table:table-cell office:value-type="float" office:value="16.9725522689541" calcext:value-type="float">
            <text:p>16.972552269</text:p>
          </table:table-cell>
          <table:table-cell office:value-type="float" office:value="16.9494582416493" calcext:value-type="float">
            <text:p>16.9494582416</text:p>
          </table:table-cell>
          <table:table-cell office:value-type="float" office:value="16.9410848766694" calcext:value-type="float">
            <text:p>16.9410848767</text:p>
          </table:table-cell>
          <table:table-cell office:value-type="float" office:value="16.9428822149469" calcext:value-type="float">
            <text:p>16.9428822149</text:p>
          </table:table-cell>
          <table:table-cell office:value-type="float" office:value="16.951892726069" calcext:value-type="float">
            <text:p>16.9518927261</text:p>
          </table:table-cell>
          <table:table-cell office:value-type="float" office:value="16.9660282357213" calcext:value-type="float">
            <text:p>16.9660282357</text:p>
          </table:table-cell>
          <table:table-cell office:value-type="float" office:value="16.983742202462" calcext:value-type="float">
            <text:p>16.9837422025</text:p>
          </table:table-cell>
          <table:table-cell office:value-type="float" office:value="17.0038605167467" calcext:value-type="float">
            <text:p>17.0038605167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6.9143220354212" calcext:value-type="float">
            <text:p>16.914322035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17.2397545751536" calcext:value-type="float">
            <text:p>17.2397545752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7.1682579900831" calcext:value-type="float">
            <text:p>17.1682579901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7.1083607257444" calcext:value-type="float">
            <text:p>17.1083607257</text:p>
          </table:table-cell>
          <table:table-cell office:value-type="float" office:value="17.0244653749578" calcext:value-type="float">
            <text:p>17.024465375</text:p>
          </table:table-cell>
          <table:table-cell office:value-type="float" office:value="16.9794635900561" calcext:value-type="float">
            <text:p>16.9794635901</text:p>
          </table:table-cell>
          <table:table-cell office:value-type="float" office:value="16.9566063054665" calcext:value-type="float">
            <text:p>16.9566063055</text:p>
          </table:table-cell>
          <table:table-cell office:value-type="float" office:value="16.9481208777761" calcext:value-type="float">
            <text:p>16.9481208778</text:p>
          </table:table-cell>
          <table:table-cell office:value-type="float" office:value="16.9495880815399" calcext:value-type="float">
            <text:p>16.9495880815</text:p>
          </table:table-cell>
          <table:table-cell office:value-type="float" office:value="16.9581373645485" calcext:value-type="float">
            <text:p>16.9581373645</text:p>
          </table:table-cell>
          <table:table-cell office:value-type="float" office:value="16.9717406109012" calcext:value-type="float">
            <text:p>16.9717406109</text:p>
          </table:table-cell>
          <table:table-cell office:value-type="float" office:value="16.9888928163999" calcext:value-type="float">
            <text:p>16.9888928164</text:p>
          </table:table-cell>
          <table:table-cell office:value-type="float" office:value="17.0084480227293" calcext:value-type="float">
            <text:p>17.0084480227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6.9035701946724" calcext:value-type="float">
            <text:p>16.90357019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7.2409619590316" calcext:value-type="float">
            <text:p>17.24096195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7.17064785519" calcext:value-type="float">
            <text:p>17.170647855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7.1125557045027" calcext:value-type="float">
            <text:p>17.1125557045</text:p>
          </table:table-cell>
          <table:table-cell office:value-type="float" office:value="17.0304223365094" calcext:value-type="float">
            <text:p>17.0304223365</text:p>
          </table:table-cell>
          <table:table-cell office:value-type="float" office:value="16.9862122991792" calcext:value-type="float">
            <text:p>16.9862122992</text:p>
          </table:table-cell>
          <table:table-cell office:value-type="float" office:value="16.9635985776986" calcext:value-type="float">
            <text:p>16.9635985777</text:p>
          </table:table-cell>
          <table:table-cell office:value-type="float" office:value="16.9550172015236" calcext:value-type="float">
            <text:p>16.9550172015</text:p>
          </table:table-cell>
          <table:table-cell office:value-type="float" office:value="16.9561746860623" calcext:value-type="float">
            <text:p>16.9561746861</text:p>
          </table:table-cell>
          <table:table-cell office:value-type="float" office:value="16.9642842680934" calcext:value-type="float">
            <text:p>16.9642842681</text:p>
          </table:table-cell>
          <table:table-cell office:value-type="float" office:value="16.9773759417207" calcext:value-type="float">
            <text:p>16.9773759417</text:p>
          </table:table-cell>
          <table:table-cell office:value-type="float" office:value="16.9939851654917" calcext:value-type="float">
            <text:p>16.9939851655</text:p>
          </table:table-cell>
          <table:table-cell office:value-type="float" office:value="17.0129936532253" calcext:value-type="float">
            <text:p>17.012993653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6.894543333444" calcext:value-type="float">
            <text:p>16.894543333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7.2421461737766" calcext:value-type="float">
            <text:p>17.2421461738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7.1729967088933" calcext:value-type="float">
            <text:p>17.1729967089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7.1166446419047" calcext:value-type="float">
            <text:p>17.1166446419</text:p>
          </table:table-cell>
          <table:table-cell office:value-type="float" office:value="17.0362316686876" calcext:value-type="float">
            <text:p>17.0362316687</text:p>
          </table:table-cell>
          <table:table-cell office:value-type="float" office:value="16.9928026266218" calcext:value-type="float">
            <text:p>16.9928026266</text:p>
          </table:table-cell>
          <table:table-cell office:value-type="float" office:value="16.970438390118" calcext:value-type="float">
            <text:p>16.9704383901</text:p>
          </table:table-cell>
          <table:table-cell office:value-type="float" office:value="16.9617760544028" calcext:value-type="float">
            <text:p>16.9617760544</text:p>
          </table:table-cell>
          <table:table-cell office:value-type="float" office:value="16.9626431214921" calcext:value-type="float">
            <text:p>16.9626431215</text:p>
          </table:table-cell>
          <table:table-cell office:value-type="float" office:value="16.9703335568888" calcext:value-type="float">
            <text:p>16.9703335569</text:p>
          </table:table-cell>
          <table:table-cell office:value-type="float" office:value="16.9829335693862" calcext:value-type="float">
            <text:p>16.9829335694</text:p>
          </table:table-cell>
          <table:table-cell office:value-type="float" office:value="16.9990180108719" calcext:value-type="float">
            <text:p>16.9990180109</text:p>
          </table:table-cell>
          <table:table-cell office:value-type="float" office:value="17.0174957671263" calcext:value-type="float">
            <text:p>17.0174957671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6.8870116441178" calcext:value-type="float">
            <text:p>16.8870116441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17.2433076720947" calcext:value-type="float">
            <text:p>17.2433076721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7.1753051437498" calcext:value-type="float">
            <text:p>17.1753051437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7.1206308505093" calcext:value-type="float">
            <text:p>17.1206308505</text:p>
          </table:table-cell>
          <table:table-cell office:value-type="float" office:value="17.0418977126814" calcext:value-type="float">
            <text:p>17.0418977127</text:p>
          </table:table-cell>
          <table:table-cell office:value-type="float" office:value="16.9992386890918" calcext:value-type="float">
            <text:p>16.9992386891</text:p>
          </table:table-cell>
          <table:table-cell office:value-type="float" office:value="16.9771290339284" calcext:value-type="float">
            <text:p>16.9771290339</text:p>
          </table:table-cell>
          <table:table-cell office:value-type="float" office:value="16.9683996744373" calcext:value-type="float">
            <text:p>16.9683996744</text:p>
          </table:table-cell>
          <table:table-cell office:value-type="float" office:value="16.9689945707374" calcext:value-type="float">
            <text:p>16.9689945707</text:p>
          </table:table-cell>
          <table:table-cell office:value-type="float" office:value="16.9762854814521" calcext:value-type="float">
            <text:p>16.9762854815</text:p>
          </table:table-cell>
          <table:table-cell office:value-type="float" office:value="16.9884129887601" calcext:value-type="float">
            <text:p>16.9884129888</text:p>
          </table:table-cell>
          <table:table-cell office:value-type="float" office:value="17.0039902769434" calcext:value-type="float">
            <text:p>17.0039902769</text:p>
          </table:table-cell>
          <table:table-cell office:value-type="float" office:value="17.0219528864456" calcext:value-type="float">
            <text:p>17.0219528864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6.8807868290896" calcext:value-type="float">
            <text:p>16.8807868291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17.2444469054689" calcext:value-type="float">
            <text:p>17.2444469055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7.1775737572875" calcext:value-type="float">
            <text:p>17.1775737573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7.1245175150824" calcext:value-type="float">
            <text:p>17.1245175151</text:p>
          </table:table-cell>
          <table:table-cell office:value-type="float" office:value="17.0474246613214" calcext:value-type="float">
            <text:p>17.0474246613</text:p>
          </table:table-cell>
          <table:table-cell office:value-type="float" office:value="17.0055244984548" calcext:value-type="float">
            <text:p>17.0055244985</text:p>
          </table:table-cell>
          <table:table-cell office:value-type="float" office:value="16.9836737625973" calcext:value-type="float">
            <text:p>16.9836737626</text:p>
          </table:table-cell>
          <table:table-cell office:value-type="float" office:value="16.9748903294287" calcext:value-type="float">
            <text:p>16.9748903294</text:p>
          </table:table-cell>
          <table:table-cell office:value-type="float" office:value="16.9752303022636" calcext:value-type="float">
            <text:p>16.9752303023</text:p>
          </table:table-cell>
          <table:table-cell office:value-type="float" office:value="16.9821404175682" calcext:value-type="float">
            <text:p>16.9821404176</text:p>
          </table:table-cell>
          <table:table-cell office:value-type="float" office:value="16.9938138441595" calcext:value-type="float">
            <text:p>16.9938138442</text:p>
          </table:table-cell>
          <table:table-cell office:value-type="float" office:value="17.0089010492373" calcext:value-type="float">
            <text:p>17.0089010492</text:p>
          </table:table-cell>
          <table:table-cell office:value-type="float" office:value="17.0263636972242" calcext:value-type="float">
            <text:p>17.0263636972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6.8757123308877" calcext:value-type="float">
            <text:p>16.8757123309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7.245564305826" calcext:value-type="float">
            <text:p>17.2455643058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7.1798031327374" calcext:value-type="float">
            <text:p>17.1798031327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7.1283076855006" calcext:value-type="float">
            <text:p>17.1283076855</text:p>
          </table:table-cell>
          <table:table-cell office:value-type="float" office:value="17.0528165528885" calcext:value-type="float">
            <text:p>17.0528165529</text:p>
          </table:table-cell>
          <table:table-cell office:value-type="float" office:value="17.0116639516662" calcext:value-type="float">
            <text:p>17.0116639517</text:p>
          </table:table-cell>
          <table:table-cell office:value-type="float" office:value="16.9900757767984" calcext:value-type="float">
            <text:p>16.9900757768</text:p>
          </table:table-cell>
          <table:table-cell office:value-type="float" office:value="16.9812502975646" calcext:value-type="float">
            <text:p>16.9812502976</text:p>
          </table:table-cell>
          <table:table-cell office:value-type="float" office:value="16.9813516476445" calcext:value-type="float">
            <text:p>16.9813516476</text:p>
          </table:table-cell>
          <table:table-cell office:value-type="float" office:value="16.9878988419387" calcext:value-type="float">
            <text:p>16.9878988419</text:p>
          </table:table-cell>
          <table:table-cell office:value-type="float" office:value="16.9991359037858" calcext:value-type="float">
            <text:p>16.9991359038</text:p>
          </table:table-cell>
          <table:table-cell office:value-type="float" office:value="17.0137495476555" calcext:value-type="float">
            <text:p>17.0137495477</text:p>
          </table:table-cell>
          <table:table-cell office:value-type="float" office:value="17.0307270209532" calcext:value-type="float">
            <text:p>17.030727021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6.8716562909072" calcext:value-type="float">
            <text:p>16.8716562909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17.2466603024862" calcext:value-type="float">
            <text:p>17.2466603025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7.1819938557981" calcext:value-type="float">
            <text:p>17.1819938558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7.132004295515" calcext:value-type="float">
            <text:p>17.1320042955</text:p>
          </table:table-cell>
          <table:table-cell office:value-type="float" office:value="17.0580772877603" calcext:value-type="float">
            <text:p>17.0580772878</text:p>
          </table:table-cell>
          <table:table-cell office:value-type="float" office:value="17.0176608426783" calcext:value-type="float">
            <text:p>17.0176608427</text:p>
          </table:table-cell>
          <table:table-cell office:value-type="float" office:value="16.9963382312266" calcext:value-type="float">
            <text:p>16.9963382312</text:p>
          </table:table-cell>
          <table:table-cell office:value-type="float" office:value="16.9874818702052" calcext:value-type="float">
            <text:p>16.9874818702</text:p>
          </table:table-cell>
          <table:table-cell office:value-type="float" office:value="16.9873600019956" calcext:value-type="float">
            <text:p>16.987360002</text:p>
          </table:table-cell>
          <table:table-cell office:value-type="float" office:value="16.993561332005" calcext:value-type="float">
            <text:p>16.993561332</text:p>
          </table:table-cell>
          <table:table-cell office:value-type="float" office:value="17.0043790604576" calcext:value-type="float">
            <text:p>17.0043790605</text:p>
          </table:table-cell>
          <table:table-cell office:value-type="float" office:value="17.0185351294248" calcext:value-type="float">
            <text:p>17.0185351294</text:p>
          </table:table-cell>
          <table:table-cell office:value-type="float" office:value="17.0350418209784" calcext:value-type="float">
            <text:p>17.035041821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6.8685064132601" calcext:value-type="float">
            <text:p>16.8685064133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17.2477353116747" calcext:value-type="float">
            <text:p>17.2477353117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7.1841465034342" calcext:value-type="float">
            <text:p>17.1841465034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7.1356101607676" calcext:value-type="float">
            <text:p>17.1356101608</text:p>
          </table:table-cell>
          <table:table-cell office:value-type="float" office:value="17.0632106270036" calcext:value-type="float">
            <text:p>17.063210627</text:p>
          </table:table-cell>
          <table:table-cell office:value-type="float" office:value="17.0235188577232" calcext:value-type="float">
            <text:p>17.0235188577</text:p>
          </table:table-cell>
          <table:table-cell office:value-type="float" office:value="17.0024642255846" calcext:value-type="float">
            <text:p>17.0024642256</text:p>
          </table:table-cell>
          <table:table-cell office:value-type="float" office:value="16.9935873390636" calcext:value-type="float">
            <text:p>16.9935873391</text:p>
          </table:table-cell>
          <table:table-cell office:value-type="float" office:value="16.9932568084265" calcext:value-type="float">
            <text:p>16.9932568084</text:p>
          </table:table-cell>
          <table:table-cell office:value-type="float" office:value="16.9991285487354" calcext:value-type="float">
            <text:p>16.9991285487</text:p>
          </table:table-cell>
          <table:table-cell office:value-type="float" office:value="17.0095433134754" calcext:value-type="float">
            <text:p>17.0095433135</text:p>
          </table:table-cell>
          <table:table-cell office:value-type="float" office:value="17.0232572703116" calcext:value-type="float">
            <text:p>17.0232572703</text:p>
          </table:table-cell>
          <table:table-cell office:value-type="float" office:value="17.0393071828506" calcext:value-type="float">
            <text:p>17.0393071829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6.8661661000265" calcext:value-type="float">
            <text:p>16.8661661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7.2487897452257" calcext:value-type="float">
            <text:p>17.248789745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7.1862616522982" calcext:value-type="float">
            <text:p>17.1862616523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7.1391279906579" calcext:value-type="float">
            <text:p>17.1391279907</text:p>
          </table:table-cell>
          <table:table-cell office:value-type="float" office:value="17.0682202031871" calcext:value-type="float">
            <text:p>17.0682202032</text:p>
          </table:table-cell>
          <table:table-cell office:value-type="float" office:value="17.029241582462" calcext:value-type="float">
            <text:p>17.0292415825</text:p>
          </table:table-cell>
          <table:table-cell office:value-type="float" office:value="17.0084568075103" calcext:value-type="float">
            <text:p>17.0084568075</text:p>
          </table:table-cell>
          <table:table-cell office:value-type="float" office:value="16.9995689955969" calcext:value-type="float">
            <text:p>16.9995689956</text:p>
          </table:table-cell>
          <table:table-cell office:value-type="float" office:value="16.999043555146" calcext:value-type="float">
            <text:p>16.9990435551</text:p>
          </table:table-cell>
          <table:table-cell office:value-type="float" office:value="17.004601232791" calcext:value-type="float">
            <text:p>17.0046012328</text:p>
          </table:table-cell>
          <table:table-cell office:value-type="float" office:value="17.0146287650224" calcext:value-type="float">
            <text:p>17.014628765</text:p>
          </table:table-cell>
          <table:table-cell office:value-type="float" office:value="17.0279155622164" calcext:value-type="float">
            <text:p>17.0279155622</text:p>
          </table:table-cell>
          <table:table-cell office:value-type="float" office:value="17.0435223139216" calcext:value-type="float">
            <text:p>17.0435223139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6.8645515290232" calcext:value-type="float">
            <text:p>16.86455152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7.2498240002236" calcext:value-type="float">
            <text:p>17.2498240002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7.1883398677095" calcext:value-type="float">
            <text:p>17.1883398677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7.1425603858797" calcext:value-type="float">
            <text:p>17.1425603859</text:p>
          </table:table-cell>
          <table:table-cell office:value-type="float" office:value="17.0731095187814" calcext:value-type="float">
            <text:p>17.0731095188</text:p>
          </table:table-cell>
          <table:table-cell office:value-type="float" office:value="17.0348324977655" calcext:value-type="float">
            <text:p>17.0348324978</text:p>
          </table:table-cell>
          <table:table-cell office:value-type="float" office:value="17.0143189647375" calcext:value-type="float">
            <text:p>17.0143189647</text:p>
          </table:table-cell>
          <table:table-cell office:value-type="float" office:value="17.0054291198204" calcext:value-type="float">
            <text:p>17.0054291198</text:p>
          </table:table-cell>
          <table:table-cell office:value-type="float" office:value="17.0047217617454" calcext:value-type="float">
            <text:p>17.0047217617</text:p>
          </table:table-cell>
          <table:table-cell office:value-type="float" office:value="17.0099801891289" calcext:value-type="float">
            <text:p>17.0099801891</text:p>
          </table:table-cell>
          <table:table-cell office:value-type="float" office:value="17.0196356036995" calcext:value-type="float">
            <text:p>17.0196356037</text:p>
          </table:table-cell>
          <table:table-cell office:value-type="float" office:value="17.0325096958595" calcext:value-type="float">
            <text:p>17.0325096959</text:p>
          </table:table-cell>
          <table:table-cell office:value-type="float" office:value="17.0476865249634" calcext:value-type="float">
            <text:p>17.047686525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6.8635893808695" calcext:value-type="float">
            <text:p>16.8635893809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7.2508384658694" calcext:value-type="float">
            <text:p>17.2508384659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7.1903817102557" calcext:value-type="float">
            <text:p>17.1903817103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7.1459098483142" calcext:value-type="float">
            <text:p>17.1459098483</text:p>
          </table:table-cell>
          <table:table-cell office:value-type="float" office:value="17.0778819554052" calcext:value-type="float">
            <text:p>17.0778819554</text:p>
          </table:table-cell>
          <table:table-cell office:value-type="float" office:value="17.0402949859874" calcext:value-type="float">
            <text:p>17.040294986</text:p>
          </table:table-cell>
          <table:table-cell office:value-type="float" office:value="17.0200536278022" calcext:value-type="float">
            <text:p>17.0200536278</text:p>
          </table:table-cell>
          <table:table-cell office:value-type="float" office:value="17.0111699799145" calcext:value-type="float">
            <text:p>17.0111699799</text:p>
          </table:table-cell>
          <table:table-cell office:value-type="float" office:value="17.0102929766915" calcext:value-type="float">
            <text:p>17.0102929767</text:p>
          </table:table-cell>
          <table:table-cell office:value-type="float" office:value="17.0152662834942" calcext:value-type="float">
            <text:p>17.0152662835</text:p>
          </table:table-cell>
          <table:table-cell office:value-type="float" office:value="17.0245641010202" calcext:value-type="float">
            <text:p>17.024564101</text:p>
          </table:table-cell>
          <table:table-cell office:value-type="float" office:value="17.0370394581135" calcext:value-type="float">
            <text:p>17.0370394581</text:p>
          </table:table-cell>
          <table:table-cell office:value-type="float" office:value="17.0517992290417" calcext:value-type="float">
            <text:p>17.051799229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6.8632150765684" calcext:value-type="float">
            <text:p>16.8632150766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7.2518335277385" calcext:value-type="float">
            <text:p>17.2518335277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7.1923877397659" calcext:value-type="float">
            <text:p>17.1923877398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7.1491787886606" calcext:value-type="float">
            <text:p>17.1491787887</text:p>
          </table:table-cell>
          <table:table-cell office:value-type="float" office:value="17.0825407811241" calcext:value-type="float">
            <text:p>17.0825407811</text:p>
          </table:table-cell>
          <table:table-cell office:value-type="float" office:value="17.0456323356534" calcext:value-type="float">
            <text:p>17.0456323357</text:p>
          </table:table-cell>
          <table:table-cell office:value-type="float" office:value="17.0256636714787" calcext:value-type="float">
            <text:p>17.0256636715</text:p>
          </table:table-cell>
          <table:table-cell office:value-type="float" office:value="17.0167938307624" calcext:value-type="float">
            <text:p>17.0167938308</text:p>
          </table:table-cell>
          <table:table-cell office:value-type="float" office:value="17.0157587738136" calcext:value-type="float">
            <text:p>17.0157587738</text:p>
          </table:table-cell>
          <table:table-cell office:value-type="float" office:value="17.0204604378298" calcext:value-type="float">
            <text:p>17.0204604378</text:p>
          </table:table-cell>
          <table:table-cell office:value-type="float" office:value="17.0294146066234" calcext:value-type="float">
            <text:p>17.0294146066</text:p>
          </table:table-cell>
          <table:table-cell office:value-type="float" office:value="17.0415047277357" calcext:value-type="float">
            <text:p>17.0415047277</text:p>
          </table:table-cell>
          <table:table-cell office:value-type="float" office:value="17.0558599383304" calcext:value-type="float">
            <text:p>17.055859938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6.8633713814301" calcext:value-type="float">
            <text:p>16.863371381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17.2528095576945" calcext:value-type="float">
            <text:p>17.2528095577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7.1943585046332" calcext:value-type="float">
            <text:p>17.1943585046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7.1523695234072" calcext:value-type="float">
            <text:p>17.1523695234</text:p>
          </table:table-cell>
          <table:table-cell office:value-type="float" office:value="17.0870891485561" calcext:value-type="float">
            <text:p>17.0870891486</text:p>
          </table:table-cell>
          <table:table-cell office:value-type="float" office:value="17.0508477377369" calcext:value-type="float">
            <text:p>17.0508477377</text:p>
          </table:table-cell>
          <table:table-cell office:value-type="float" office:value="17.0311519082569" calcext:value-type="float">
            <text:p>17.0311519083</text:p>
          </table:table-cell>
          <table:table-cell office:value-type="float" office:value="17.022302904678" calcext:value-type="float">
            <text:p>17.0223029047</text:p>
          </table:table-cell>
          <table:table-cell office:value-type="float" office:value="17.0211207407989" calcext:value-type="float">
            <text:p>17.0211207408</text:p>
          </table:table-cell>
          <table:table-cell office:value-type="float" office:value="17.0255636171354" calcext:value-type="float">
            <text:p>17.0255636171</text:p>
          </table:table-cell>
          <table:table-cell office:value-type="float" office:value="17.0341875339411" calcext:value-type="float">
            <text:p>17.0341875339</text:p>
          </table:table-cell>
          <table:table-cell office:value-type="float" office:value="17.0459054599839" calcext:value-type="float">
            <text:p>17.04590546</text:p>
          </table:table-cell>
          <table:table-cell office:value-type="float" office:value="17.0598682474511" calcext:value-type="float">
            <text:p>17.0598682475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6.8640072741575" calcext:value-type="float">
            <text:p>16.8640072742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17.2537669225449" calcext:value-type="float">
            <text:p>17.2537669225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7.1962945503298" calcext:value-type="float">
            <text:p>17.1962945503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7.1554842851697" calcext:value-type="float">
            <text:p>17.1554842852</text:p>
          </table:table-cell>
          <table:table-cell office:value-type="float" office:value="17.0915301046019" calcext:value-type="float">
            <text:p>17.0915301046</text:p>
          </table:table-cell>
          <table:table-cell office:value-type="float" office:value="17.0559442930675" calcext:value-type="float">
            <text:p>17.0559442931</text:p>
          </table:table-cell>
          <table:table-cell office:value-type="float" office:value="17.0365210929204" calcext:value-type="float">
            <text:p>17.0365210929</text:p>
          </table:table-cell>
          <table:table-cell office:value-type="float" office:value="17.0276994134601" calcext:value-type="float">
            <text:p>17.0276994135</text:p>
          </table:table-cell>
          <table:table-cell office:value-type="float" office:value="17.0263804794747" calcext:value-type="float">
            <text:p>17.0263804795</text:p>
          </table:table-cell>
          <table:table-cell office:value-type="float" office:value="17.0305768288916" calcext:value-type="float">
            <text:p>17.0305768289</text:p>
          </table:table-cell>
          <table:table-cell office:value-type="float" office:value="17.0388833596557" calcext:value-type="float">
            <text:p>17.0388833597</text:p>
          </table:table-cell>
          <table:table-cell office:value-type="float" office:value="17.050241686934" calcext:value-type="float">
            <text:p>17.0502416869</text:p>
          </table:table-cell>
          <table:table-cell office:value-type="float" office:value="17.0638238354361" calcext:value-type="float">
            <text:p>17.0638238354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6.8650770502541" calcext:value-type="float">
            <text:p>16.8650770503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7.2547059822219" calcext:value-type="float">
            <text:p>17.2547059822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7.1981964172319" calcext:value-type="float">
            <text:p>17.1981964172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7.1585252251792" calcext:value-type="float">
            <text:p>17.1585252252</text:p>
          </table:table-cell>
          <table:table-cell office:value-type="float" office:value="17.0958665933831" calcext:value-type="float">
            <text:p>17.0958665934</text:p>
          </table:table-cell>
          <table:table-cell office:value-type="float" office:value="17.0609250135361" calcext:value-type="float">
            <text:p>17.0609250135</text:p>
          </table:table-cell>
          <table:table-cell office:value-type="float" office:value="17.0417739212813" calcext:value-type="float">
            <text:p>17.0417739213</text:p>
          </table:table-cell>
          <table:table-cell office:value-type="float" office:value="17.0329855447443" calcext:value-type="float">
            <text:p>17.0329855447</text:p>
          </table:table-cell>
          <table:table-cell office:value-type="float" office:value="17.031539600281" calcext:value-type="float">
            <text:p>17.0315396003</text:p>
          </table:table-cell>
          <table:table-cell office:value-type="float" office:value="17.0355011162826" calcext:value-type="float">
            <text:p>17.0355011163</text:p>
          </table:table-cell>
          <table:table-cell office:value-type="float" office:value="17.0435026162405" calcext:value-type="float">
            <text:p>17.0435026162</text:p>
          </table:table-cell>
          <table:table-cell office:value-type="float" office:value="17.0545135097396" calcext:value-type="float">
            <text:p>17.0545135097</text:p>
          </table:table-cell>
          <table:table-cell office:value-type="float" office:value="17.067726457915" calcext:value-type="float">
            <text:p>17.0677264579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6.8665395816926" calcext:value-type="float">
            <text:p>16.8665395817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17.2556270877258" calcext:value-type="float">
            <text:p>17.2556270877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7.2000646382171" calcext:value-type="float">
            <text:p>17.2000646382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7.1614944154145" calcext:value-type="float">
            <text:p>17.1614944154</text:p>
          </table:table-cell>
          <table:table-cell office:value-type="float" office:value="17.1001014589005" calcext:value-type="float">
            <text:p>17.1001014589</text:p>
          </table:table-cell>
          <table:table-cell office:value-type="float" office:value="17.065792823206" calcext:value-type="float">
            <text:p>17.0657928232</text:p>
          </table:table-cell>
          <table:table-cell office:value-type="float" office:value="17.0469130290194" calcext:value-type="float">
            <text:p>17.046913029</text:p>
          </table:table-cell>
          <table:table-cell office:value-type="float" office:value="17.0381634586078" calcext:value-type="float">
            <text:p>17.0381634586</text:p>
          </table:table-cell>
          <table:table-cell office:value-type="float" office:value="17.0365997170806" calcext:value-type="float">
            <text:p>17.0365997171</text:p>
          </table:table-cell>
          <table:table-cell office:value-type="float" office:value="17.0403375517742" calcext:value-type="float">
            <text:p>17.0403375518</text:p>
          </table:table-cell>
          <table:table-cell office:value-type="float" office:value="17.0480458848177" calcext:value-type="float">
            <text:p>17.0480458848</text:p>
          </table:table-cell>
          <table:table-cell office:value-type="float" office:value="17.0587210911366" calcext:value-type="float">
            <text:p>17.0587210911</text:p>
          </table:table-cell>
          <table:table-cell office:value-type="float" office:value="17.071575939448" calcext:value-type="float">
            <text:p>17.0715759394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6.8683577073586" calcext:value-type="float">
            <text:p>16.86835770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17.2565305818334" calcext:value-type="float">
            <text:p>17.2565305818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7.2018997391108" calcext:value-type="float">
            <text:p>17.2018997391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7.164393852532" calcext:value-type="float">
            <text:p>17.1643938525</text:p>
          </table:table-cell>
          <table:table-cell office:value-type="float" office:value="17.1042374492572" calcext:value-type="float">
            <text:p>17.1042374493</text:p>
          </table:table-cell>
          <table:table-cell office:value-type="float" office:value="17.0705505610413" calcext:value-type="float">
            <text:p>17.070550561</text:p>
          </table:table-cell>
          <table:table-cell office:value-type="float" office:value="17.0519409922788" calcext:value-type="float">
            <text:p>17.0519409923</text:p>
          </table:table-cell>
          <table:table-cell office:value-type="float" office:value="17.0432352860883" calcext:value-type="float">
            <text:p>17.0432352861</text:p>
          </table:table-cell>
          <table:table-cell office:value-type="float" office:value="17.0415624440243" calcext:value-type="float">
            <text:p>17.041562444</text:p>
          </table:table-cell>
          <table:table-cell office:value-type="float" office:value="17.0450872328911" calcext:value-type="float">
            <text:p>17.0450872329</text:p>
          </table:table-cell>
          <table:table-cell office:value-type="float" office:value="17.0525137903953" calcext:value-type="float">
            <text:p>17.0525137904</text:p>
          </table:table-cell>
          <table:table-cell office:value-type="float" office:value="17.0628646505836" calcext:value-type="float">
            <text:p>17.0628646506</text:p>
          </table:table-cell>
          <table:table-cell office:value-type="float" office:value="17.0753721688927" calcext:value-type="float">
            <text:p>17.0753721689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6.8704977301197" calcext:value-type="float">
            <text:p>16.870497730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7.2574167974176" calcext:value-type="float">
            <text:p>17.2574167974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7.203702236701" calcext:value-type="float">
            <text:p>17.2037022367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7.1672254599083" calcext:value-type="float">
            <text:p>17.1672254599</text:p>
          </table:table-cell>
          <table:table-cell office:value-type="float" office:value="17.1082772192619" calcext:value-type="float">
            <text:p>17.1082772193</text:p>
          </table:table-cell>
          <table:table-cell office:value-type="float" office:value="17.0752009822505" calcext:value-type="float">
            <text:p>17.0752009823</text:p>
          </table:table-cell>
          <table:table-cell office:value-type="float" office:value="17.0568603270769" calcext:value-type="float">
            <text:p>17.0568603271</text:p>
          </table:table-cell>
          <table:table-cell office:value-type="float" office:value="17.0482031266388" calcext:value-type="float">
            <text:p>17.0482031266</text:p>
          </table:table-cell>
          <table:table-cell office:value-type="float" office:value="17.0464293913891" calcext:value-type="float">
            <text:p>17.0464293914</text:p>
          </table:table-cell>
          <table:table-cell office:value-type="float" office:value="17.0497512769014" calcext:value-type="float">
            <text:p>17.0497512769</text:p>
          </table:table-cell>
          <table:table-cell office:value-type="float" office:value="17.0569069958375" calcext:value-type="float">
            <text:p>17.0569069958</text:p>
          </table:table-cell>
          <table:table-cell office:value-type="float" office:value="17.0669444578476" calcext:value-type="float">
            <text:p>17.0669444578</text:p>
          </table:table-cell>
          <table:table-cell office:value-type="float" office:value="17.0791150927841" calcext:value-type="float">
            <text:p>17.0791150928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6.8729289942762" calcext:value-type="float">
            <text:p>16.8729289943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17.2582860657795" calcext:value-type="float">
            <text:p>17.2582860658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7.2054726470381" calcext:value-type="float">
            <text:p>17.205472647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7.169991096605" calcext:value-type="float">
            <text:p>17.1699910966</text:p>
          </table:table-cell>
          <table:table-cell office:value-type="float" office:value="17.1122233389669" calcext:value-type="float">
            <text:p>17.112223339</text:p>
          </table:table-cell>
          <table:table-cell office:value-type="float" office:value="17.0797467653076" calcext:value-type="float">
            <text:p>17.0797467653</text:p>
          </table:table-cell>
          <table:table-cell office:value-type="float" office:value="17.0616734944098" calcext:value-type="float">
            <text:p>17.0616734944</text:p>
          </table:table-cell>
          <table:table-cell office:value-type="float" office:value="17.0530690514489" calcext:value-type="float">
            <text:p>17.0530690514</text:p>
          </table:table-cell>
          <table:table-cell office:value-type="float" office:value="17.0512021675756" calcext:value-type="float">
            <text:p>17.0512021676</text:p>
          </table:table-cell>
          <table:table-cell office:value-type="float" office:value="17.0543308221215" calcext:value-type="float">
            <text:p>17.0543308221</text:p>
          </table:table-cell>
          <table:table-cell office:value-type="float" office:value="17.0612262031568" calcext:value-type="float">
            <text:p>17.0612262032</text:p>
          </table:table-cell>
          <table:table-cell office:value-type="float" office:value="17.0709608349818" calcext:value-type="float">
            <text:p>17.070960835</text:p>
          </table:table-cell>
          <table:table-cell office:value-type="float" office:value="17.0828047187264" calcext:value-type="float">
            <text:p>17.0828047187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6.8756235401212" calcext:value-type="float">
            <text:p>16.8756235401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17.2591387082922" calcext:value-type="float">
            <text:p>17.2591387083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7.2072114766429" calcext:value-type="float">
            <text:p>17.2072114766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7.1726925543004" calcext:value-type="float">
            <text:p>17.1726925543</text:p>
          </table:table-cell>
          <table:table-cell office:value-type="float" office:value="17.1160782918659" calcext:value-type="float">
            <text:p>17.1160782919</text:p>
          </table:table-cell>
          <table:table-cell office:value-type="float" office:value="17.0841905093913" calcext:value-type="float">
            <text:p>17.0841905094</text:p>
          </table:table-cell>
          <table:table-cell office:value-type="float" office:value="17.0663828961377" calcext:value-type="float">
            <text:p>17.0663828961</text:p>
          </table:table-cell>
          <table:table-cell office:value-type="float" office:value="17.0578350975974" calcext:value-type="float">
            <text:p>17.0578350976</text:p>
          </table:table-cell>
          <table:table-cell office:value-type="float" office:value="17.0558823716652" calcext:value-type="float">
            <text:p>17.0558823717</text:p>
          </table:table-cell>
          <table:table-cell office:value-type="float" office:value="17.0588270191105" calcext:value-type="float">
            <text:p>17.0588270191</text:p>
          </table:table-cell>
          <table:table-cell office:value-type="float" office:value="17.0654721435354" calcext:value-type="float">
            <text:p>17.0654721435</text:p>
          </table:table-cell>
          <table:table-cell office:value-type="float" office:value="17.0749141451951" calcext:value-type="float">
            <text:p>17.0749141452</text:p>
          </table:table-cell>
          <table:table-cell office:value-type="float" office:value="17.0864411028976" calcext:value-type="float">
            <text:p>17.0864411029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6.8785557952176" calcext:value-type="float">
            <text:p>16.878555795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7.2599750433396" calcext:value-type="float">
            <text:p>17.2599750433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7.2089192294116" calcext:value-type="float">
            <text:p>17.2089192294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7.1753315649242" calcext:value-type="float">
            <text:p>17.1753315649</text:p>
          </table:table-cell>
          <table:table-cell office:value-type="float" office:value="17.1198444822677" calcext:value-type="float">
            <text:p>17.1198444823</text:p>
          </table:table-cell>
          <table:table-cell office:value-type="float" office:value="17.0885347405163" calcext:value-type="float">
            <text:p>17.0885347405</text:p>
          </table:table-cell>
          <table:table-cell office:value-type="float" office:value="17.0709908794874" calcext:value-type="float">
            <text:p>17.0709908795</text:p>
          </table:table-cell>
          <table:table-cell office:value-type="float" office:value="17.0625032709948" calcext:value-type="float">
            <text:p>17.062503271</text:p>
          </table:table-cell>
          <table:table-cell office:value-type="float" office:value="17.0604715951647" calcext:value-type="float">
            <text:p>17.0604715952</text:p>
          </table:table-cell>
          <table:table-cell office:value-type="float" office:value="17.0632410317386" calcext:value-type="float">
            <text:p>17.0632410317</text:p>
          </table:table-cell>
          <table:table-cell office:value-type="float" office:value="17.0696455782919" calcext:value-type="float">
            <text:p>17.0696455783</text:p>
          </table:table-cell>
          <table:table-cell office:value-type="float" office:value="17.0788047943203" calcext:value-type="float">
            <text:p>17.0788047943</text:p>
          </table:table-cell>
          <table:table-cell office:value-type="float" office:value="17.0900243526495" calcext:value-type="float">
            <text:p>17.0900243526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6.8817023257064" calcext:value-type="float">
            <text:p>16.8817023257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17.2607953737992" calcext:value-type="float">
            <text:p>17.2607953738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7.2105963935717" calcext:value-type="float">
            <text:p>17.2105963936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7.1779097944313" calcext:value-type="float">
            <text:p>17.1779097944</text:p>
          </table:table-cell>
          <table:table-cell office:value-type="float" office:value="17.1235242308053" calcext:value-type="float">
            <text:p>17.1235242308</text:p>
          </table:table-cell>
          <table:table-cell office:value-type="float" office:value="17.0927819066483" calcext:value-type="float">
            <text:p>17.0927819066</text:p>
          </table:table-cell>
          <table:table-cell office:value-type="float" office:value="17.0754997309103" calcext:value-type="float">
            <text:p>17.0754997309</text:p>
          </table:table-cell>
          <table:table-cell office:value-type="float" office:value="17.0670755386998" calcext:value-type="float">
            <text:p>17.0670755387</text:p>
          </table:table-cell>
          <table:table-cell office:value-type="float" office:value="17.0649714127745" calcext:value-type="float">
            <text:p>17.0649714128</text:p>
          </table:table-cell>
          <table:table-cell office:value-type="float" office:value="17.0675740264744" calcext:value-type="float">
            <text:p>17.0675740265</text:p>
          </table:table-cell>
          <table:table-cell office:value-type="float" office:value="17.0737472866964" calcext:value-type="float">
            <text:p>17.0737472867</text:p>
          </table:table-cell>
          <table:table-cell office:value-type="float" office:value="17.0826332169667" calcext:value-type="float">
            <text:p>17.082633217</text:p>
          </table:table-cell>
          <table:table-cell office:value-type="float" office:value="17.093554610518" calcext:value-type="float">
            <text:p>17.0935546105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6.8850416035901" calcext:value-type="float">
            <text:p>16.8850416036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17.2616000043599" calcext:value-type="float">
            <text:p>17.2616000044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7.2122434592699" calcext:value-type="float">
            <text:p>17.2122434593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7.1804288574311" calcext:value-type="float">
            <text:p>17.1804288574</text:p>
          </table:table-cell>
          <table:table-cell office:value-type="float" office:value="17.1271197877473" calcext:value-type="float">
            <text:p>17.1271197877</text:p>
          </table:table-cell>
          <table:table-cell office:value-type="float" office:value="17.0969343895518" calcext:value-type="float">
            <text:p>17.0969343896</text:p>
          </table:table-cell>
          <table:table-cell office:value-type="float" office:value="17.0799116863937" calcext:value-type="float">
            <text:p>17.0799116864</text:p>
          </table:table-cell>
          <table:table-cell office:value-type="float" office:value="17.0715538379186" calcext:value-type="float">
            <text:p>17.0715538379</text:p>
          </table:table-cell>
          <table:table-cell office:value-type="float" office:value="17.0693833905595" calcext:value-type="float">
            <text:p>17.0693833906</text:p>
          </table:table-cell>
          <table:table-cell office:value-type="float" office:value="17.0718271804044" calcext:value-type="float">
            <text:p>17.0718271804</text:p>
          </table:table-cell>
          <table:table-cell office:value-type="float" office:value="17.077778074648" calcext:value-type="float">
            <text:p>17.0777780746</text:p>
          </table:table-cell>
          <table:table-cell office:value-type="float" office:value="17.0863998868304" calcext:value-type="float">
            <text:p>17.0863998868</text:p>
          </table:table-cell>
          <table:table-cell office:value-type="float" office:value="17.0970320673675" calcext:value-type="float">
            <text:p>17.0970320674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6.8885538350828" calcext:value-type="float">
            <text:p>16.8885538351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7.2623892305793" calcext:value-type="float">
            <text:p>17.2623892306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7.2138609071702" calcext:value-type="float">
            <text:p>17.2138609072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7.1828903117998" calcext:value-type="float">
            <text:p>17.1828903118</text:p>
          </table:table-cell>
          <table:table-cell office:value-type="float" office:value="17.1306333291938" calcext:value-type="float">
            <text:p>17.1306333292</text:p>
          </table:table-cell>
          <table:table-cell office:value-type="float" office:value="17.1009945006949" calcext:value-type="float">
            <text:p>17.1009945007</text:p>
          </table:table-cell>
          <table:table-cell office:value-type="float" office:value="17.0842289262961" calcext:value-type="float">
            <text:p>17.0842289263</text:p>
          </table:table-cell>
          <table:table-cell office:value-type="float" office:value="17.0759400694926" calcext:value-type="float">
            <text:p>17.0759400695</text:p>
          </table:table-cell>
          <table:table-cell office:value-type="float" office:value="17.0737090780558" calcext:value-type="float">
            <text:p>17.0737090781</text:p>
          </table:table-cell>
          <table:table-cell office:value-type="float" office:value="17.0760016720001" calcext:value-type="float">
            <text:p>17.076001672</text:p>
          </table:table-cell>
          <table:table-cell office:value-type="float" office:value="17.0817387640986" calcext:value-type="float">
            <text:p>17.0817387641</text:p>
          </table:table-cell>
          <table:table-cell office:value-type="float" office:value="17.0901053046131" calcext:value-type="float">
            <text:p>17.0901053046</text:p>
          </table:table-cell>
          <table:table-cell office:value-type="float" office:value="17.1004569483913" calcext:value-type="float">
            <text:p>17.1004569484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6.8922207844054" calcext:value-type="float">
            <text:p>16.892220784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17.2631633409158" calcext:value-type="float">
            <text:p>17.2631633409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7.2154492103779" calcext:value-type="float">
            <text:p>17.2154492104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7.1852956623155" calcext:value-type="float">
            <text:p>17.1852956623</text:p>
          </table:table-cell>
          <table:table-cell office:value-type="float" office:value="17.1340669609672" calcext:value-type="float">
            <text:p>17.134066961</text:p>
          </table:table-cell>
          <table:table-cell office:value-type="float" office:value="17.1049644844177" calcext:value-type="float">
            <text:p>17.1049644844</text:p>
          </table:table-cell>
          <table:table-cell office:value-type="float" office:value="17.0884535773698" calcext:value-type="float">
            <text:p>17.0884535774</text:p>
          </table:table-cell>
          <table:table-cell office:value-type="float" office:value="17.0802360987142" calcext:value-type="float">
            <text:p>17.0802360987</text:p>
          </table:table-cell>
          <table:table-cell office:value-type="float" office:value="17.0779500080492" calcext:value-type="float">
            <text:p>17.077950008</text:p>
          </table:table-cell>
          <table:table-cell office:value-type="float" office:value="17.0800986801508" calcext:value-type="float">
            <text:p>17.0800986802</text:p>
          </table:table-cell>
          <table:table-cell office:value-type="float" office:value="17.0856301916769" calcext:value-type="float">
            <text:p>17.0856301917</text:p>
          </table:table-cell>
          <table:table-cell office:value-type="float" office:value="17.0937499965663" calcext:value-type="float">
            <text:p>17.0937499966</text:p>
          </table:table-cell>
          <table:table-cell office:value-type="float" office:value="17.1038295118893" calcext:value-type="float">
            <text:p>17.1038295119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6.8960256319302" calcext:value-type="float">
            <text:p>16.8960256319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17.2639226185086" calcext:value-type="float">
            <text:p>17.2639226185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7.2170088361186" calcext:value-type="float">
            <text:p>17.2170088361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7.1876463639796" calcext:value-type="float">
            <text:p>17.187646364</text:p>
          </table:table-cell>
          <table:table-cell office:value-type="float" office:value="17.1374227222096" calcext:value-type="float">
            <text:p>17.1374227222</text:p>
          </table:table-cell>
          <table:table-cell office:value-type="float" office:value="17.1088465208803" calcext:value-type="float">
            <text:p>17.1088465209</text:p>
          </table:table-cell>
          <table:table-cell office:value-type="float" office:value="17.0925877146508" calcext:value-type="float">
            <text:p>17.0925877147</text:p>
          </table:table-cell>
          <table:table-cell office:value-type="float" office:value="17.0844437560893" calcext:value-type="float">
            <text:p>17.0844437561</text:p>
          </table:table-cell>
          <table:table-cell office:value-type="float" office:value="17.0821076963561" calcext:value-type="float">
            <text:p>17.0821076964</text:p>
          </table:table-cell>
          <table:table-cell office:value-type="float" office:value="17.0841193832266" calcext:value-type="float">
            <text:p>17.0841193832</text:p>
          </table:table-cell>
          <table:table-cell office:value-type="float" office:value="17.0894532073381" calcext:value-type="float">
            <text:p>17.0894532073</text:p>
          </table:table-cell>
          <table:table-cell office:value-type="float" office:value="17.0973345130376" calcext:value-type="float">
            <text:p>17.097334513</text:p>
          </table:table-cell>
          <table:table-cell office:value-type="float" office:value="17.107150048" calcext:value-type="float">
            <text:p>17.107150048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6.8999528495765" calcext:value-type="float">
            <text:p>16.899952849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7.2646673433339" calcext:value-type="float">
            <text:p>17.2646673433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7.2185402478171" calcext:value-type="float">
            <text:p>17.218540247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7.189943825472" calcext:value-type="float">
            <text:p>17.1899438255</text:p>
          </table:table-cell>
          <table:table-cell office:value-type="float" office:value="17.1407025890662" calcext:value-type="float">
            <text:p>17.1407025891</text:p>
          </table:table-cell>
          <table:table-cell office:value-type="float" office:value="17.1126427291388" calcext:value-type="float">
            <text:p>17.1126427291</text:p>
          </table:table-cell>
          <table:table-cell office:value-type="float" office:value="17.0966333635512" calcext:value-type="float">
            <text:p>17.0966333636</text:p>
          </table:table-cell>
          <table:table-cell office:value-type="float" office:value="17.0885648383785" calcext:value-type="float">
            <text:p>17.0885648384</text:p>
          </table:table-cell>
          <table:table-cell office:value-type="float" office:value="17.0861836419487" calcext:value-type="float">
            <text:p>17.0861836419</text:p>
          </table:table-cell>
          <table:table-cell office:value-type="float" office:value="17.0880649585375" calcext:value-type="float">
            <text:p>17.0880649585</text:p>
          </table:table-cell>
          <table:table-cell office:value-type="float" office:value="17.0932086734561" calcext:value-type="float">
            <text:p>17.0932086735</text:p>
          </table:table-cell>
          <table:table-cell office:value-type="float" office:value="17.1008594275034" calcext:value-type="float">
            <text:p>17.1008594275</text:p>
          </table:table-cell>
          <table:table-cell office:value-type="float" office:value="17.1104188779774" calcext:value-type="float">
            <text:p>17.11041887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6.9039880914041" calcext:value-type="float">
            <text:p>16.903988091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17.2653977831068" calcext:value-type="float">
            <text:p>17.2653977831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7.2200438956142" calcext:value-type="float">
            <text:p>17.2200438956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7.1921894047429" calcext:value-type="float">
            <text:p>17.1921894047</text:p>
          </table:table-cell>
          <table:table-cell office:value-type="float" office:value="17.1439084716953" calcext:value-type="float">
            <text:p>17.1439084717</text:p>
          </table:table-cell>
          <table:table-cell office:value-type="float" office:value="17.116355164044" calcext:value-type="float">
            <text:p>17.116355164</text:p>
          </table:table-cell>
          <table:table-cell office:value-type="float" office:value="17.1005924959864" calcext:value-type="float">
            <text:p>17.100592496</text:p>
          </table:table-cell>
          <table:table-cell office:value-type="float" office:value="17.092601103681" calcext:value-type="float">
            <text:p>17.0926011037</text:p>
          </table:table-cell>
          <table:table-cell office:value-type="float" office:value="17.0901793209139" calcext:value-type="float">
            <text:p>17.0901793209</text:p>
          </table:table-cell>
          <table:table-cell office:value-type="float" office:value="17.0919365751508" calcext:value-type="float">
            <text:p>17.0919365752</text:p>
          </table:table-cell>
          <table:table-cell office:value-type="float" office:value="17.0968974564565" calcext:value-type="float">
            <text:p>17.0968974565</text:p>
          </table:table-cell>
          <table:table-cell office:value-type="float" office:value="17.1043253268538" calcext:value-type="float">
            <text:p>17.1043253269</text:p>
          </table:table-cell>
          <table:table-cell office:value-type="float" office:value="17.113636342767" calcext:value-type="float">
            <text:p>17.1136363428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6.9081180850103" calcext:value-type="float">
            <text:p>16.908118085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17.2661142041375" calcext:value-type="float">
            <text:p>17.2661142041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7.2215202274076" calcext:value-type="float">
            <text:p>17.2215202274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7.1943844182977" calcext:value-type="float">
            <text:p>17.1943844183</text:p>
          </table:table-cell>
          <table:table-cell office:value-type="float" office:value="17.1470422228543" calcext:value-type="float">
            <text:p>17.1470422229</text:p>
          </table:table-cell>
          <table:table-cell office:value-type="float" office:value="17.1199858239787" calcext:value-type="float">
            <text:p>17.119985824</text:p>
          </table:table-cell>
          <table:table-cell office:value-type="float" office:value="17.1044670371576" calcext:value-type="float">
            <text:p>17.1044670372</text:p>
          </table:table-cell>
          <table:table-cell office:value-type="float" office:value="17.0965542773439" calcext:value-type="float">
            <text:p>17.0965542773</text:p>
          </table:table-cell>
          <table:table-cell office:value-type="float" office:value="17.0940961917498" calcext:value-type="float">
            <text:p>17.0940961917</text:p>
          </table:table-cell>
          <table:table-cell office:value-type="float" office:value="17.0957353989758" calcext:value-type="float">
            <text:p>17.095735399</text:p>
          </table:table-cell>
          <table:table-cell office:value-type="float" office:value="17.1005204321986" calcext:value-type="float">
            <text:p>17.1005204322</text:p>
          </table:table-cell>
          <table:table-cell office:value-type="float" office:value="17.1077328177045" calcext:value-type="float">
            <text:p>17.1077328177</text:p>
          </table:table-cell>
          <table:table-cell office:value-type="float" office:value="17.1168028110369" calcext:value-type="float">
            <text:p>17.116802811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6.9123305545356" calcext:value-type="float">
            <text:p>16.9123305545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7.2668168669575" calcext:value-type="float">
            <text:p>17.266816867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7.2229696842452" calcext:value-type="float">
            <text:p>17.2229696842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7.1965301398551" calcext:value-type="float">
            <text:p>17.1965301399</text:p>
          </table:table-cell>
          <table:table-cell office:value-type="float" office:value="17.1501056374599" calcext:value-type="float">
            <text:p>17.1501056375</text:p>
          </table:table-cell>
          <table:table-cell office:value-type="float" office:value="17.1235366502115" calcext:value-type="float">
            <text:p>17.1235366502</text:p>
          </table:table-cell>
          <table:table-cell office:value-type="float" office:value="17.1082588642024" calcext:value-type="float">
            <text:p>17.1082588642</text:p>
          </table:table-cell>
          <table:table-cell office:value-type="float" office:value="17.1004260497192" calcext:value-type="float">
            <text:p>17.1004260497</text:p>
          </table:table-cell>
          <table:table-cell office:value-type="float" office:value="17.0979356922049" calcext:value-type="float">
            <text:p>17.0979356922</text:p>
          </table:table-cell>
          <table:table-cell office:value-type="float" office:value="17.0994625887386" calcext:value-type="float">
            <text:p>17.0994625887</text:p>
          </table:table-cell>
          <table:table-cell office:value-type="float" office:value="17.1040784811451" calcext:value-type="float">
            <text:p>17.1040784811</text:p>
          </table:table-cell>
          <table:table-cell office:value-type="float" office:value="17.1110825207627" calcext:value-type="float">
            <text:p>17.1110825208</text:p>
          </table:table-cell>
          <table:table-cell office:value-type="float" office:value="17.1199186726374" calcext:value-type="float">
            <text:p>17.1199186726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6.9166141369696" calcext:value-type="float">
            <text:p>16.916614137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17.2675060277104" calcext:value-type="float">
            <text:p>17.267506027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7.2243927016542" calcext:value-type="float">
            <text:p>17.224392701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7.1986278029043" calcext:value-type="float">
            <text:p>17.1986278029</text:p>
          </table:table-cell>
          <table:table-cell office:value-type="float" office:value="17.1531004554307" calcext:value-type="float">
            <text:p>17.1531004554</text:p>
          </table:table-cell>
          <table:table-cell office:value-type="float" office:value="17.1270095293443" calcext:value-type="float">
            <text:p>17.1270095293</text:p>
          </table:table-cell>
          <table:table-cell office:value-type="float" office:value="17.1119698079242" calcext:value-type="float">
            <text:p>17.1119698079</text:p>
          </table:table-cell>
          <table:table-cell office:value-type="float" office:value="17.1042180770859" calcext:value-type="float">
            <text:p>17.1042180771</text:p>
          </table:table-cell>
          <table:table-cell office:value-type="float" office:value="17.1016992394619" calcext:value-type="float">
            <text:p>17.1016992395</text:p>
          </table:table-cell>
          <table:table-cell office:value-type="float" office:value="17.1031192955899" calcext:value-type="float">
            <text:p>17.1031192956</text:p>
          </table:table-cell>
          <table:table-cell office:value-type="float" office:value="17.107572487602" calcext:value-type="float">
            <text:p>17.1075724876</text:p>
          </table:table-cell>
          <table:table-cell office:value-type="float" office:value="17.114375069925" calcext:value-type="float">
            <text:p>17.1143750699</text:p>
          </table:table-cell>
          <table:table-cell office:value-type="float" office:value="17.1229843377798" calcext:value-type="float">
            <text:p>17.1229843378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6.9209583124427" calcext:value-type="float">
            <text:p>16.920958312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7.2681819353595" calcext:value-type="float">
            <text:p>17.2681819354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7.2257897066705" calcext:value-type="float">
            <text:p>17.2257897067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7.2006786003256" calcext:value-type="float">
            <text:p>17.2006786003</text:p>
          </table:table-cell>
          <table:table-cell office:value-type="float" office:value="17.1560283620373" calcext:value-type="float">
            <text:p>17.156028362</text:p>
          </table:table-cell>
          <table:table-cell office:value-type="float" office:value="17.1304062934698" calcext:value-type="float">
            <text:p>17.1304062935</text:p>
          </table:table-cell>
          <table:table-cell office:value-type="float" office:value="17.1156016523344" calcext:value-type="float">
            <text:p>17.1156016523</text:p>
          </table:table-cell>
          <table:table-cell office:value-type="float" office:value="17.1079319804115" calcext:value-type="float">
            <text:p>17.1079319804</text:p>
          </table:table-cell>
          <table:table-cell office:value-type="float" office:value="17.1053882281025" calcext:value-type="float">
            <text:p>17.1053882281</text:p>
          </table:table-cell>
          <table:table-cell office:value-type="float" office:value="17.1067066603299" calcext:value-type="float">
            <text:p>17.1067066603</text:p>
          </table:table-cell>
          <table:table-cell office:value-type="float" office:value="17.1110033362788" calcext:value-type="float">
            <text:p>17.1110033363</text:p>
          </table:table-cell>
          <table:table-cell office:value-type="float" office:value="17.1176111082105" calcext:value-type="float">
            <text:p>17.1176111082</text:p>
          </table:table-cell>
          <table:table-cell office:value-type="float" office:value="17.1260002323118" calcext:value-type="float">
            <text:p>17.1260002323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6.9253533370449" calcext:value-type="float">
            <text:p>16.925353337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7.2688448307019" calcext:value-type="float">
            <text:p>17.2688448307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7.2271611167326" calcext:value-type="float">
            <text:p>17.2271611167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7.2026836851929" calcext:value-type="float">
            <text:p>17.2026836852</text:p>
          </table:table-cell>
          <table:table-cell office:value-type="float" office:value="17.1588909892349" calcext:value-type="float">
            <text:p>17.1588909892</text:p>
          </table:table-cell>
          <table:table-cell office:value-type="float" office:value="17.1337287212727" calcext:value-type="float">
            <text:p>17.1337287213</text:p>
          </table:table-cell>
          <table:table-cell office:value-type="float" office:value="17.1191561351643" calcext:value-type="float">
            <text:p>17.1191561352</text:p>
          </table:table-cell>
          <table:table-cell office:value-type="float" office:value="17.1115693451423" calcext:value-type="float">
            <text:p>17.1115693451</text:p>
          </table:table-cell>
          <table:table-cell office:value-type="float" office:value="17.1090040291815" calcext:value-type="float">
            <text:p>17.1090040292</text:p>
          </table:table-cell>
          <table:table-cell office:value-type="float" office:value="17.1102258118501" calcext:value-type="float">
            <text:p>17.1102258119</text:p>
          </table:table-cell>
          <table:table-cell office:value-type="float" office:value="17.1143719102097" calcext:value-type="float">
            <text:p>17.1143719102</text:p>
          </table:table-cell>
          <table:table-cell office:value-type="float" office:value="17.1207912852648" calcext:value-type="float">
            <text:p>17.1207912853</text:p>
          </table:table-cell>
          <table:table-cell office:value-type="float" office:value="17.1289667948687" calcext:value-type="float">
            <text:p>17.1289667949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6.9297901835516" calcext:value-type="float">
            <text:p>16.9297901836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7.2694949577886" calcext:value-type="float">
            <text:p>17.2694949578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7.2285073513648" calcext:value-type="float">
            <text:p>17.2285073514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7.204644179899" calcext:value-type="float">
            <text:p>17.2046441799</text:p>
          </table:table-cell>
          <table:table-cell office:value-type="float" office:value="17.161689923951" calcext:value-type="float">
            <text:p>17.161689924</text:p>
          </table:table-cell>
          <table:table-cell office:value-type="float" office:value="17.1369785456201" calcext:value-type="float">
            <text:p>17.1369785456</text:p>
          </table:table-cell>
          <table:table-cell office:value-type="float" office:value="17.1226349547582" calcext:value-type="float">
            <text:p>17.1226349548</text:p>
          </table:table-cell>
          <table:table-cell office:value-type="float" office:value="17.1151317274981" calcext:value-type="float">
            <text:p>17.1151317275</text:p>
          </table:table-cell>
          <table:table-cell office:value-type="float" office:value="17.1125479961489" calcext:value-type="float">
            <text:p>17.1125479961</text:p>
          </table:table-cell>
          <table:table-cell office:value-type="float" office:value="17.1136778730326" calcext:value-type="float">
            <text:p>17.113677873</text:p>
          </table:table-cell>
          <table:table-cell office:value-type="float" office:value="17.117679097093" calcext:value-type="float">
            <text:p>17.1176790971</text:p>
          </table:table-cell>
          <table:table-cell office:value-type="float" office:value="17.12391626475" calcext:value-type="float">
            <text:p>17.1239162648</text:p>
          </table:table-cell>
          <table:table-cell office:value-type="float" office:value="17.1318844861132" calcext:value-type="float">
            <text:p>17.1318844861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6.9342605004099" calcext:value-type="float">
            <text:p>16.934260500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7.2701325475475" calcext:value-type="float">
            <text:p>17.2701325475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7.2298288152326" calcext:value-type="float">
            <text:p>17.2298288152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7.2065611663562" calcext:value-type="float">
            <text:p>17.2065611664</text:p>
          </table:table-cell>
          <table:table-cell office:value-type="float" office:value="17.164426700473" calcext:value-type="float">
            <text:p>17.1644267005</text:p>
          </table:table-cell>
          <table:table-cell office:value-type="float" office:value="17.1401574463852" calcext:value-type="float">
            <text:p>17.1401574464</text:p>
          </table:table-cell>
          <table:table-cell office:value-type="float" office:value="17.1260397625828" calcext:value-type="float">
            <text:p>17.1260397626</text:p>
          </table:table-cell>
          <table:table-cell office:value-type="float" office:value="17.1186206462519" calcext:value-type="float">
            <text:p>17.1186206463</text:p>
          </table:table-cell>
          <table:table-cell office:value-type="float" office:value="17.1160214556143" calcext:value-type="float">
            <text:p>17.1160214556</text:p>
          </table:table-cell>
          <table:table-cell office:value-type="float" office:value="17.1170639502185" calcext:value-type="float">
            <text:p>17.1170639502</text:p>
          </table:table-cell>
          <table:table-cell office:value-type="float" office:value="17.1209257771063" calcext:value-type="float">
            <text:p>17.1209257771</text:p>
          </table:table-cell>
          <table:table-cell office:value-type="float" office:value="17.1269867099492" calcext:value-type="float">
            <text:p>17.1269867099</text:p>
          </table:table-cell>
          <table:table-cell office:value-type="float" office:value="17.1347537712662" calcext:value-type="float">
            <text:p>17.1347537713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6.9387565462661" calcext:value-type="float">
            <text:p>16.9387565463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7.2707578287236" calcext:value-type="float">
            <text:p>17.2707578287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7.2311259093429" calcext:value-type="float">
            <text:p>17.2311259093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7.2084356946776" calcext:value-type="float">
            <text:p>17.2084356947</text:p>
          </table:table-cell>
          <table:table-cell office:value-type="float" office:value="17.1671028083281" calcext:value-type="float">
            <text:p>17.1671028083</text:p>
          </table:table-cell>
          <table:table-cell office:value-type="float" office:value="17.1432670577009" calcext:value-type="float">
            <text:p>17.1432670577</text:p>
          </table:table-cell>
          <table:table-cell office:value-type="float" office:value="17.1293721698674" calcext:value-type="float">
            <text:p>17.1293721699</text:p>
          </table:table-cell>
          <table:table-cell office:value-type="float" office:value="17.1220375888511" calcext:value-type="float">
            <text:p>17.1220375889</text:p>
          </table:table-cell>
          <table:table-cell office:value-type="float" office:value="17.1194257131517" calcext:value-type="float">
            <text:p>17.1194257132</text:p>
          </table:table-cell>
          <table:table-cell office:value-type="float" office:value="17.1203851390153" calcext:value-type="float">
            <text:p>17.120385139</text:p>
          </table:table-cell>
          <table:table-cell office:value-type="float" office:value="17.1241128291446" calcext:value-type="float">
            <text:p>17.1241128291</text:p>
          </table:table-cell>
          <table:table-cell office:value-type="float" office:value="17.1300032910065" calcext:value-type="float">
            <text:p>17.130003291</text:p>
          </table:table-cell>
          <table:table-cell office:value-type="float" office:value="17.137575129104" calcext:value-type="float">
            <text:p>17.1375751291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6.943271157193" calcext:value-type="float">
            <text:p>16.9432711572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7.2713710283086" calcext:value-type="float">
            <text:p>17.2713710283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7.2323990314276" calcext:value-type="float">
            <text:p>17.2323990314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7.2102687846321" calcext:value-type="float">
            <text:p>17.2102687846</text:p>
          </table:table-cell>
          <table:table-cell office:value-type="float" office:value="17.1697196940639" calcext:value-type="float">
            <text:p>17.1697196941</text:p>
          </table:table-cell>
          <table:table-cell office:value-type="float" office:value="17.1463089695513" calcext:value-type="float">
            <text:p>17.1463089696</text:p>
          </table:table-cell>
          <table:table-cell office:value-type="float" office:value="17.1326337487492" calcext:value-type="float">
            <text:p>17.1326337487</text:p>
          </table:table-cell>
          <table:table-cell office:value-type="float" office:value="17.1253840120156" calcext:value-type="float">
            <text:p>17.125384012</text:p>
          </table:table-cell>
          <table:table-cell office:value-type="float" office:value="17.1227620533607" calcext:value-type="float">
            <text:p>17.1227620534</text:p>
          </table:table-cell>
          <table:table-cell office:value-type="float" office:value="17.1236425238985" calcext:value-type="float">
            <text:p>17.1236425239</text:p>
          </table:table-cell>
          <table:table-cell office:value-type="float" office:value="17.1272411300758" calcext:value-type="float">
            <text:p>17.1272411301</text:p>
          </table:table-cell>
          <table:table-cell office:value-type="float" office:value="17.1329666839657" calcext:value-type="float">
            <text:p>17.132966684</text:p>
          </table:table-cell>
          <table:table-cell office:value-type="float" office:value="17.1403490509077" calcext:value-type="float">
            <text:p>17.1403490509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6.9477977065578" calcext:value-type="float">
            <text:p>16.947797706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17.2719723620089" calcext:value-type="float">
            <text:p>17.271972362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7.2336485660564" calcext:value-type="float">
            <text:p>17.2336485661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7.21206142038" calcext:value-type="float">
            <text:p>17.2120614204</text:p>
          </table:table-cell>
          <table:table-cell office:value-type="float" office:value="17.1722787574148" calcext:value-type="float">
            <text:p>17.1722787574</text:p>
          </table:table-cell>
          <table:table-cell office:value-type="float" office:value="17.1492847241718" calcext:value-type="float">
            <text:p>17.1492847242</text:p>
          </table:table-cell>
          <table:table-cell office:value-type="float" office:value="17.1358260283768" calcext:value-type="float">
            <text:p>17.1358260284</text:p>
          </table:table-cell>
          <table:table-cell office:value-type="float" office:value="17.1286613372617" calcext:value-type="float">
            <text:p>17.1286613373</text:p>
          </table:table-cell>
          <table:table-cell office:value-type="float" office:value="17.1260317346308" calcext:value-type="float">
            <text:p>17.1260317346</text:p>
          </table:table-cell>
          <table:table-cell office:value-type="float" office:value="17.1268371720615" calcext:value-type="float">
            <text:p>17.1268371721</text:p>
          </table:table-cell>
          <table:table-cell office:value-type="float" office:value="17.1303115474863" calcext:value-type="float">
            <text:p>17.1303115475</text:p>
          </table:table-cell>
          <table:table-cell office:value-type="float" office:value="17.1358775621087" calcext:value-type="float">
            <text:p>17.1358775621</text:p>
          </table:table-cell>
          <table:table-cell office:value-type="float" office:value="17.1430760299107" calcext:value-type="float">
            <text:p>17.1430760299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6.9523300577192" calcext:value-type="float">
            <text:p>16.9523300577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7.2725620485164" calcext:value-type="float">
            <text:p>17.2725620485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7.2348748993014" calcext:value-type="float">
            <text:p>17.2348748993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7.2138145611323" calcext:value-type="float">
            <text:p>17.2138145611</text:p>
          </table:table-cell>
          <table:table-cell office:value-type="float" office:value="17.1747813607356" calcext:value-type="float">
            <text:p>17.1747813607</text:p>
          </table:table-cell>
          <table:table-cell office:value-type="float" office:value="17.1521958247765" calcext:value-type="float">
            <text:p>17.1521958248</text:p>
          </table:table-cell>
          <table:table-cell office:value-type="float" office:value="17.1389505030859" calcext:value-type="float">
            <text:p>17.1389505031</text:p>
          </table:table-cell>
          <table:table-cell office:value-type="float" office:value="17.1318709586896" calcext:value-type="float">
            <text:p>17.1318709587</text:p>
          </table:table-cell>
          <table:table-cell office:value-type="float" office:value="17.1292359967957" calcext:value-type="float">
            <text:p>17.1292359968</text:p>
          </table:table-cell>
          <table:table-cell office:value-type="float" office:value="17.1299701413092" calcext:value-type="float">
            <text:p>17.1299701413</text:p>
          </table:table-cell>
          <table:table-cell office:value-type="float" office:value="17.1333249483204" calcext:value-type="float">
            <text:p>17.1333249483</text:p>
          </table:table-cell>
          <table:table-cell office:value-type="float" office:value="17.1387366060368" calcext:value-type="float">
            <text:p>17.138736606</text:p>
          </table:table-cell>
          <table:table-cell office:value-type="float" office:value="17.1457565737727" calcext:value-type="float">
            <text:p>17.1457565738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6.9568625445487" calcext:value-type="float">
            <text:p>16.95686254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7.27314029918" calcext:value-type="float">
            <text:p>17.2731402992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7.2360784080379" calcext:value-type="float">
            <text:p>17.236078408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7.2155291352482" calcext:value-type="float">
            <text:p>17.2155291352</text:p>
          </table:table-cell>
          <table:table-cell office:value-type="float" office:value="17.1772288245976" calcext:value-type="float">
            <text:p>17.1772288246</text:p>
          </table:table-cell>
          <table:table-cell office:value-type="float" office:value="17.1550437314543" calcext:value-type="float">
            <text:p>17.1550437315</text:p>
          </table:table-cell>
          <table:table-cell office:value-type="float" office:value="17.1420086280661" calcext:value-type="float">
            <text:p>17.1420086281</text:p>
          </table:table-cell>
          <table:table-cell office:value-type="float" office:value="17.1350142381273" calcext:value-type="float">
            <text:p>17.1350142381</text:p>
          </table:table-cell>
          <table:table-cell office:value-type="float" office:value="17.1323760555531" calcext:value-type="float">
            <text:p>17.1323760556</text:p>
          </table:table-cell>
          <table:table-cell office:value-type="float" office:value="17.1330424735685" calcext:value-type="float">
            <text:p>17.1330424736</text:p>
          </table:table-cell>
          <table:table-cell office:value-type="float" office:value="17.1362821912513" calcext:value-type="float">
            <text:p>17.1362821913</text:p>
          </table:table-cell>
          <table:table-cell office:value-type="float" office:value="17.1415444945528" calcext:value-type="float">
            <text:p>17.1415444946</text:p>
          </table:table-cell>
          <table:table-cell office:value-type="float" office:value="17.1483911934297" calcext:value-type="float">
            <text:p>17.1483911934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6.9613899288303" calcext:value-type="float">
            <text:p>16.961389928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7.2737073180015" calcext:value-type="float">
            <text:p>17.273707318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7.2372594598927" calcext:value-type="float">
            <text:p>17.2372594599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7.2172060412406" calcext:value-type="float">
            <text:p>17.2172060412</text:p>
          </table:table-cell>
          <table:table-cell office:value-type="float" office:value="17.1796224291434" calcext:value-type="float">
            <text:p>17.1796224291</text:p>
          </table:table-cell>
          <table:table-cell office:value-type="float" office:value="17.1578298624229" calcext:value-type="float">
            <text:p>17.1578298624</text:p>
          </table:table-cell>
          <table:table-cell office:value-type="float" office:value="17.1450018202882" calcext:value-type="float">
            <text:p>17.1450018203</text:p>
          </table:table-cell>
          <table:table-cell office:value-type="float" office:value="17.1380925056305" calcext:value-type="float">
            <text:p>17.1380925056</text:p>
          </table:table-cell>
          <table:table-cell office:value-type="float" office:value="17.1354531025231" calcext:value-type="float">
            <text:p>17.1354531025</text:p>
          </table:table-cell>
          <table:table-cell office:value-type="float" office:value="17.1360551945426" calcext:value-type="float">
            <text:p>17.1360551945</text:p>
          </table:table-cell>
          <table:table-cell office:value-type="float" office:value="17.1391841260023" calcext:value-type="float">
            <text:p>17.139184126</text:p>
          </table:table-cell>
          <table:table-cell office:value-type="float" office:value="17.1443019037263" calcext:value-type="float">
            <text:p>17.1443019037</text:p>
          </table:table-cell>
          <table:table-cell office:value-type="float" office:value="17.150980401976" calcext:value-type="float">
            <text:p>17.150980402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6.9659073708361" calcext:value-type="float">
            <text:p>16.965907370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7.2742633081625" calcext:value-type="float">
            <text:p>17.2742633082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7.2384184199418" calcext:value-type="float">
            <text:p>17.238418419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7.2188461530609" calcext:value-type="float">
            <text:p>17.2188461531</text:p>
          </table:table-cell>
          <table:table-cell office:value-type="float" office:value="17.1819634189679" calcext:value-type="float">
            <text:p>17.181963419</text:p>
          </table:table-cell>
          <table:table-cell office:value-type="float" office:value="17.1605555985593" calcext:value-type="float">
            <text:p>17.1605555986</text:p>
          </table:table-cell>
          <table:table-cell office:value-type="float" office:value="17.1479314626532" calcext:value-type="float">
            <text:p>17.1479314627</text:p>
          </table:table-cell>
          <table:table-cell office:value-type="float" office:value="17.1411070632783" calcext:value-type="float">
            <text:p>17.1411070633</text:p>
          </table:table-cell>
          <table:table-cell office:value-type="float" office:value="17.1384683087948" calcext:value-type="float">
            <text:p>17.1384683088</text:p>
          </table:table-cell>
          <table:table-cell office:value-type="float" office:value="17.1390093171942" calcext:value-type="float">
            <text:p>17.1390093172</text:p>
          </table:table-cell>
          <table:table-cell office:value-type="float" office:value="17.1420315970223" calcext:value-type="float">
            <text:p>17.142031597</text:p>
          </table:table-cell>
          <table:table-cell office:value-type="float" office:value="17.1470095111153" calcext:value-type="float">
            <text:p>17.1470095111</text:p>
          </table:table-cell>
          <table:table-cell office:value-type="float" office:value="17.1535247199037" calcext:value-type="float">
            <text:p>17.153524719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6.9704104088782" calcext:value-type="float">
            <text:p>16.970410408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7.2748084640866" calcext:value-type="float">
            <text:p>17.2748084641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7.2395556424781" calcext:value-type="float">
            <text:p>17.2395556425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7.2204503157293" calcext:value-type="float">
            <text:p>17.2204503157</text:p>
          </table:table-cell>
          <table:table-cell office:value-type="float" office:value="17.1842529999706" calcext:value-type="float">
            <text:p>17.184253</text:p>
          </table:table-cell>
          <table:table-cell office:value-type="float" office:value="17.1632222804976" calcext:value-type="float">
            <text:p>17.1632222805</text:p>
          </table:table-cell>
          <table:table-cell office:value-type="float" office:value="17.1507989009024" calcext:value-type="float">
            <text:p>17.1507989009</text:p>
          </table:table-cell>
          <table:table-cell office:value-type="float" office:value="17.1440591816518" calcext:value-type="float">
            <text:p>17.1440591817</text:p>
          </table:table-cell>
          <table:table-cell office:value-type="float" office:value="17.1414228208084" calcext:value-type="float">
            <text:p>17.1414228208</text:p>
          </table:table-cell>
          <table:table-cell office:value-type="float" office:value="17.1419058368778" calcext:value-type="float">
            <text:p>17.1419058369</text:p>
          </table:table-cell>
          <table:table-cell office:value-type="float" office:value="17.1448254376904" calcext:value-type="float">
            <text:p>17.1448254377</text:p>
          </table:table-cell>
          <table:table-cell office:value-type="float" office:value="17.1496679887708" calcext:value-type="float">
            <text:p>17.1496679888</text:p>
          </table:table-cell>
          <table:table-cell office:value-type="float" office:value="17.1560246664857" calcext:value-type="float">
            <text:p>17.1560246665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6.9748949256853" calcext:value-type="float">
            <text:p>16.974894925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7.2753429847023" calcext:value-type="float">
            <text:p>17.2753429847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7.2406714846802" calcext:value-type="float">
            <text:p>17.2406714847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7.2220193549552" calcext:value-type="float">
            <text:p>17.222019355</text:p>
          </table:table-cell>
          <table:table-cell office:value-type="float" office:value="17.1864923477775" calcext:value-type="float">
            <text:p>17.1864923478</text:p>
          </table:table-cell>
          <table:table-cell office:value-type="float" office:value="17.1658312164485" calcext:value-type="float">
            <text:p>17.1658312164</text:p>
          </table:table-cell>
          <table:table-cell office:value-type="float" office:value="17.1536054510204" calcext:value-type="float">
            <text:p>17.153605451</text:p>
          </table:table-cell>
          <table:table-cell office:value-type="float" office:value="17.146950106983" calcext:value-type="float">
            <text:p>17.146950107</text:p>
          </table:table-cell>
          <table:table-cell office:value-type="float" office:value="17.1443177674757" calcext:value-type="float">
            <text:p>17.1443177675</text:p>
          </table:table-cell>
          <table:table-cell office:value-type="float" office:value="17.144745738765" calcext:value-type="float">
            <text:p>17.1447457388</text:p>
          </table:table-cell>
          <table:table-cell office:value-type="float" office:value="17.1475664784968" calcext:value-type="float">
            <text:p>17.1475664785</text:p>
          </table:table-cell>
          <table:table-cell office:value-type="float" office:value="17.1522780128098" calcext:value-type="float">
            <text:p>17.1522780128</text:p>
          </table:table-cell>
          <table:table-cell office:value-type="float" office:value="17.1584807716231" calcext:value-type="float">
            <text:p>17.1584807716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6.9793571387253" calcext:value-type="float">
            <text:p>16.979357138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7.2758670565343" calcext:value-type="float">
            <text:p>17.2758670565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7.2417662891163" calcext:value-type="float">
            <text:p>17.2417662891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7.2235540667891" calcext:value-type="float">
            <text:p>17.2235540668</text:p>
          </table:table-cell>
          <table:table-cell office:value-type="float" office:value="17.188682599625" calcext:value-type="float">
            <text:p>17.1886825996</text:p>
          </table:table-cell>
          <table:table-cell office:value-type="float" office:value="17.1683836747146" calcext:value-type="float">
            <text:p>17.1683836747</text:p>
          </table:table-cell>
          <table:table-cell office:value-type="float" office:value="17.1563523917069" calcext:value-type="float">
            <text:p>17.1563523917</text:p>
          </table:table-cell>
          <table:table-cell office:value-type="float" office:value="17.1497810531716" calcext:value-type="float">
            <text:p>17.1497810532</text:p>
          </table:table-cell>
          <table:table-cell office:value-type="float" office:value="17.1471542514069" calcext:value-type="float">
            <text:p>17.1471542514</text:p>
          </table:table-cell>
          <table:table-cell office:value-type="float" office:value="17.1475299879128" calcext:value-type="float">
            <text:p>17.1475299879</text:p>
          </table:table-cell>
          <table:table-cell office:value-type="float" office:value="17.150255535493" calcext:value-type="float">
            <text:p>17.1502555355</text:p>
          </table:table-cell>
          <table:table-cell office:value-type="float" office:value="17.1548402495747" calcext:value-type="float">
            <text:p>17.1548402496</text:p>
          </table:table-cell>
          <table:table-cell office:value-type="float" office:value="17.1608935587275" calcext:value-type="float">
            <text:p>17.1608935587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6.9837935606213" calcext:value-type="float">
            <text:p>16.9837935606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7.2763808668663" calcext:value-type="float">
            <text:p>17.2763808669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7.2428403973178" calcext:value-type="float">
            <text:p>17.2428403973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7.225055227089" calcext:value-type="float">
            <text:p>17.2250552271</text:p>
          </table:table-cell>
          <table:table-cell office:value-type="float" office:value="17.1908248626181" calcext:value-type="float">
            <text:p>17.1908248626</text:p>
          </table:table-cell>
          <table:table-cell office:value-type="float" office:value="17.1708808913687" calcext:value-type="float">
            <text:p>17.1708808914</text:p>
          </table:table-cell>
          <table:table-cell office:value-type="float" office:value="17.1590409716759" calcext:value-type="float">
            <text:p>17.1590409717</text:p>
          </table:table-cell>
          <table:table-cell office:value-type="float" office:value="17.1525532088724" calcext:value-type="float">
            <text:p>17.1525532089</text:p>
          </table:table-cell>
          <table:table-cell office:value-type="float" office:value="17.1499333560079" calcext:value-type="float">
            <text:p>17.149933356</text:p>
          </table:table-cell>
          <table:table-cell office:value-type="float" office:value="17.1502595366941" calcext:value-type="float">
            <text:p>17.1502595367</text:p>
          </table:table-cell>
          <table:table-cell office:value-type="float" office:value="17.1528934184942" calcext:value-type="float">
            <text:p>17.1528934185</text:p>
          </table:table-cell>
          <table:table-cell office:value-type="float" office:value="17.157355365233" calcext:value-type="float">
            <text:p>17.1573553652</text:p>
          </table:table-cell>
          <table:table-cell office:value-type="float" office:value="17.1632635565872" calcext:value-type="float">
            <text:p>17.1632635566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6.9882009924937" calcext:value-type="float">
            <text:p>16.988200992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7.2768845939644" calcext:value-type="float">
            <text:p>17.276884594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7.2438941396517" calcext:value-type="float">
            <text:p>17.2438941397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7.226523585846" calcext:value-type="float">
            <text:p>17.2265235858</text:p>
          </table:table-cell>
          <table:table-cell office:value-type="float" office:value="17.1929202094651" calcext:value-type="float">
            <text:p>17.1929202095</text:p>
          </table:table-cell>
          <table:table-cell office:value-type="float" office:value="17.1733240663495" calcext:value-type="float">
            <text:p>17.1733240663</text:p>
          </table:table-cell>
          <table:table-cell office:value-type="float" office:value="17.1616724056573" calcext:value-type="float">
            <text:p>17.1616724057</text:p>
          </table:table-cell>
          <table:table-cell office:value-type="float" office:value="17.1552677331311" calcext:value-type="float">
            <text:p>17.1552677331</text:p>
          </table:table-cell>
          <table:table-cell office:value-type="float" office:value="17.1526561405448" calcext:value-type="float">
            <text:p>17.1526561405</text:p>
          </table:table-cell>
          <table:table-cell office:value-type="float" office:value="17.1529353190797" calcext:value-type="float">
            <text:p>17.1529353191</text:p>
          </table:table-cell>
          <table:table-cell office:value-type="float" office:value="17.1554809243238" calcext:value-type="float">
            <text:p>17.1554809243</text:p>
          </table:table-cell>
          <table:table-cell office:value-type="float" office:value="17.1598240176078" calcext:value-type="float">
            <text:p>17.1598240176</text:p>
          </table:table-cell>
          <table:table-cell office:value-type="float" office:value="17.1655912892257" calcext:value-type="float">
            <text:p>17.1655912892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6.9925764947104" calcext:value-type="float">
            <text:p>16.9925764947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7.2773784214274" calcext:value-type="float">
            <text:p>17.2773784214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7.2449278501404" calcext:value-type="float">
            <text:p>17.2449278501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7.2279598772845" calcext:value-type="float">
            <text:p>17.2279598773</text:p>
          </table:table-cell>
          <table:table-cell office:value-type="float" office:value="17.1949696871961" calcext:value-type="float">
            <text:p>17.1949696872</text:p>
          </table:table-cell>
          <table:table-cell office:value-type="float" office:value="17.1757143715631" calcext:value-type="float">
            <text:p>17.1757143716</text:p>
          </table:table-cell>
          <table:table-cell office:value-type="float" office:value="17.1642478821385" calcext:value-type="float">
            <text:p>17.1642478821</text:p>
          </table:table-cell>
          <table:table-cell office:value-type="float" office:value="17.1579257629646" calcext:value-type="float">
            <text:p>17.157925763</text:p>
          </table:table-cell>
          <table:table-cell office:value-type="float" office:value="17.1553236478071" calcext:value-type="float">
            <text:p>17.1553236478</text:p>
          </table:table-cell>
          <table:table-cell office:value-type="float" office:value="17.1555582587322" calcext:value-type="float">
            <text:p>17.1555582587</text:p>
          </table:table-cell>
          <table:table-cell office:value-type="float" office:value="17.1580188458084" calcext:value-type="float">
            <text:p>17.1580188458</text:p>
          </table:table-cell>
          <table:table-cell office:value-type="float" office:value="17.1622468667503" calcext:value-type="float">
            <text:p>17.1622468668</text:p>
          </table:table-cell>
          <table:table-cell office:value-type="float" office:value="17.167877288999" calcext:value-type="float">
            <text:p>17.167877289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6.996917384099" calcext:value-type="float">
            <text:p>16.9969173841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7.2778625183003" calcext:value-type="float">
            <text:p>17.2778625183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2459418458772" calcext:value-type="float">
            <text:p>17.2459418459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2293648075568" calcext:value-type="float">
            <text:p>17.2293648076</text:p>
          </table:table-cell>
          <table:table-cell office:value-type="float" office:value="17.1969743074285" calcext:value-type="float">
            <text:p>17.1969743074</text:p>
          </table:table-cell>
          <table:table-cell office:value-type="float" office:value="17.1780529419387" calcext:value-type="float">
            <text:p>17.1780529419</text:p>
          </table:table-cell>
          <table:table-cell office:value-type="float" office:value="17.1667685544717" calcext:value-type="float">
            <text:p>17.1667685545</text:p>
          </table:table-cell>
          <table:table-cell office:value-type="float" office:value="17.1605284040562" calcext:value-type="float">
            <text:p>17.1605284041</text:p>
          </table:table-cell>
          <table:table-cell office:value-type="float" office:value="17.1579368939925" calcext:value-type="float">
            <text:p>17.157936894</text:p>
          </table:table-cell>
          <table:table-cell office:value-type="float" office:value="17.1581292576265" calcext:value-type="float">
            <text:p>17.1581292576</text:p>
          </table:table-cell>
          <table:table-cell office:value-type="float" office:value="17.1605079585636" calcext:value-type="float">
            <text:p>17.1605079586</text:p>
          </table:table-cell>
          <table:table-cell office:value-type="float" office:value="17.1646245590591" calcext:value-type="float">
            <text:p>17.1646245591</text:p>
          </table:table-cell>
          <table:table-cell office:value-type="float" office:value="17.1701220768453" calcext:value-type="float">
            <text:p>17.1701220768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0012211965941" calcext:value-type="float">
            <text:p>17.0012211966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7.2783370594268" calcext:value-type="float">
            <text:p>17.2783370594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2469364480658" calcext:value-type="float">
            <text:p>17.2469364481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2307390686675" calcext:value-type="float">
            <text:p>17.2307390687</text:p>
          </table:table-cell>
          <table:table-cell office:value-type="float" office:value="17.1989350581892" calcext:value-type="float">
            <text:p>17.1989350582</text:p>
          </table:table-cell>
          <table:table-cell office:value-type="float" office:value="17.1803408863998" calcext:value-type="float">
            <text:p>17.1803408864</text:p>
          </table:table-cell>
          <table:table-cell office:value-type="float" office:value="17.1692355514431" calcext:value-type="float">
            <text:p>17.1692355514</text:p>
          </table:table-cell>
          <table:table-cell office:value-type="float" office:value="17.1630767412436" calcext:value-type="float">
            <text:p>17.1630767412</text:p>
          </table:table-cell>
          <table:table-cell office:value-type="float" office:value="17.1604968794718" calcext:value-type="float">
            <text:p>17.1604968795</text:p>
          </table:table-cell>
          <table:table-cell office:value-type="float" office:value="17.1606492075762" calcext:value-type="float">
            <text:p>17.1606492076</text:p>
          </table:table-cell>
          <table:table-cell office:value-type="float" office:value="17.1629490339291" calcext:value-type="float">
            <text:p>17.1629490339</text:p>
          </table:table-cell>
          <table:table-cell office:value-type="float" office:value="17.1669577425611" calcext:value-type="float">
            <text:p>17.1669577426</text:p>
          </table:table-cell>
          <table:table-cell office:value-type="float" office:value="17.1723261812329" calcext:value-type="float">
            <text:p>17.1723261812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0054856929645" calcext:value-type="float">
            <text:p>17.005485693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7.2788022079398" calcext:value-type="float">
            <text:p>17.2788022079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2479119638897" calcext:value-type="float">
            <text:p>17.2479119639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2320833277092" calcext:value-type="float">
            <text:p>17.2320833277</text:p>
          </table:table-cell>
          <table:table-cell office:value-type="float" office:value="17.2008528954418" calcext:value-type="float">
            <text:p>17.2008528954</text:p>
          </table:table-cell>
          <table:table-cell office:value-type="float" office:value="17.1825792800976" calcext:value-type="float">
            <text:p>17.1825792801</text:p>
          </table:table-cell>
          <table:table-cell office:value-type="float" office:value="17.1716499695538" calcext:value-type="float">
            <text:p>17.1716499696</text:p>
          </table:table-cell>
          <table:table-cell office:value-type="float" office:value="17.1655718304343" calcext:value-type="float">
            <text:p>17.1655718304</text:p>
          </table:table-cell>
          <table:table-cell office:value-type="float" office:value="17.1630045799826" calcext:value-type="float">
            <text:p>17.16300458</text:p>
          </table:table-cell>
          <table:table-cell office:value-type="float" office:value="17.1631189803008" calcext:value-type="float">
            <text:p>17.1631189803</text:p>
          </table:table-cell>
          <table:table-cell office:value-type="float" office:value="17.1653428274027" calcext:value-type="float">
            <text:p>17.1653428274</text:p>
          </table:table-cell>
          <table:table-cell office:value-type="float" office:value="17.1692470529747" calcext:value-type="float">
            <text:p>17.169247053</text:p>
          </table:table-cell>
          <table:table-cell office:value-type="float" office:value="17.1744901207867" calcext:value-type="float">
            <text:p>17.1744901208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0097088260438" calcext:value-type="float">
            <text:p>17.00970882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7.2792581301442" calcext:value-type="float">
            <text:p>17.279258130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2488687019066" calcext:value-type="float">
            <text:p>17.248868701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2333982371214" calcext:value-type="float">
            <text:p>17.2333982371</text:p>
          </table:table-cell>
          <table:table-cell office:value-type="float" office:value="17.2027287518495" calcext:value-type="float">
            <text:p>17.2027287518</text:p>
          </table:table-cell>
          <table:table-cell office:value-type="float" office:value="17.1847691725545" calcext:value-type="float">
            <text:p>17.1847691726</text:p>
          </table:table-cell>
          <table:table-cell office:value-type="float" office:value="17.1740128808499" calcext:value-type="float">
            <text:p>17.1740128808</text:p>
          </table:table-cell>
          <table:table-cell office:value-type="float" office:value="17.1680147063421" calcext:value-type="float">
            <text:p>17.1680147063</text:p>
          </table:table-cell>
          <table:table-cell office:value-type="float" office:value="17.1654609545279" calcext:value-type="float">
            <text:p>17.1654609545</text:p>
          </table:table-cell>
          <table:table-cell office:value-type="float" office:value="17.1655394358412" calcext:value-type="float">
            <text:p>17.1655394358</text:p>
          </table:table-cell>
          <table:table-cell office:value-type="float" office:value="17.1676900880514" calcext:value-type="float">
            <text:p>17.1676900881</text:p>
          </table:table-cell>
          <table:table-cell office:value-type="float" office:value="17.1714931248095" calcext:value-type="float">
            <text:p>17.1714931248</text:p>
          </table:table-cell>
          <table:table-cell office:value-type="float" office:value="17.176614418055" calcext:value-type="float">
            <text:p>17.176614418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0138887426815" calcext:value-type="float">
            <text:p>17.013888742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7.279704986934" calcext:value-type="float">
            <text:p>17.2797049869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2498069631573" calcext:value-type="float">
            <text:p>17.2498069632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2346844296896" calcext:value-type="float">
            <text:p>17.2346844297</text:p>
          </table:table-cell>
          <table:table-cell office:value-type="float" office:value="17.2045635330136" calcext:value-type="float">
            <text:p>17.204563533</text:p>
          </table:table-cell>
          <table:table-cell office:value-type="float" office:value="17.1869115842525" calcext:value-type="float">
            <text:p>17.1869115843</text:p>
          </table:table-cell>
          <table:table-cell office:value-type="float" office:value="17.1763253294762" calcext:value-type="float">
            <text:p>17.1763253295</text:p>
          </table:table-cell>
          <table:table-cell office:value-type="float" office:value="17.1704063787717" calcext:value-type="float">
            <text:p>17.1704063788</text:p>
          </table:table-cell>
          <table:table-cell office:value-type="float" office:value="17.1678669412039" calcext:value-type="float">
            <text:p>17.1678669412</text:p>
          </table:table-cell>
          <table:table-cell office:value-type="float" office:value="17.1679114177319" calcext:value-type="float">
            <text:p>17.1679114177</text:p>
          </table:table-cell>
          <table:table-cell office:value-type="float" office:value="17.1699915527869" calcext:value-type="float">
            <text:p>17.1699915528</text:p>
          </table:table-cell>
          <table:table-cell office:value-type="float" office:value="17.1736965843963" calcext:value-type="float">
            <text:p>17.1736965844</text:p>
          </table:table-cell>
          <table:table-cell office:value-type="float" office:value="17.1786995907848" calcext:value-type="float">
            <text:p>17.1786995908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0180237620906" calcext:value-type="float">
            <text:p>17.0180237621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7.2801429327439" calcext:value-type="float">
            <text:p>17.2801429327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2507270400699" calcext:value-type="float">
            <text:p>17.2507270401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2359425184393" calcext:value-type="float">
            <text:p>17.2359425184</text:p>
          </table:table-cell>
          <table:table-cell office:value-type="float" office:value="17.2063581177237" calcext:value-type="float">
            <text:p>17.2063581177</text:p>
          </table:table-cell>
          <table:table-cell office:value-type="float" office:value="17.1890075069285" calcext:value-type="float">
            <text:p>17.1890075069</text:p>
          </table:table-cell>
          <table:table-cell office:value-type="float" office:value="17.1785883318605" calcext:value-type="float">
            <text:p>17.1785883319</text:p>
          </table:table-cell>
          <table:table-cell office:value-type="float" office:value="17.1727478326056" calcext:value-type="float">
            <text:p>17.1727478326</text:p>
          </table:table-cell>
          <table:table-cell office:value-type="float" office:value="17.1702234569425" calcext:value-type="float">
            <text:p>17.1702234569</text:p>
          </table:table-cell>
          <table:table-cell office:value-type="float" office:value="17.1702357524753" calcext:value-type="float">
            <text:p>17.1702357525</text:p>
          </table:table-cell>
          <table:table-cell office:value-type="float" office:value="17.1722479455569" calcext:value-type="float">
            <text:p>17.1722479456</text:p>
          </table:table-cell>
          <table:table-cell office:value-type="float" office:value="17.1758580487751" calcext:value-type="float">
            <text:p>17.1758580488</text:p>
          </table:table-cell>
          <table:table-cell office:value-type="float" office:value="17.1807461504687" calcext:value-type="float">
            <text:p>17.1807461505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022112362871" calcext:value-type="float">
            <text:p>17.022112362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7.2805721231672" calcext:value-type="float">
            <text:p>17.2805721232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2516292243485" calcext:value-type="float">
            <text:p>17.2516292243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2371731020612" calcext:value-type="float">
            <text:p>17.2371731021</text:p>
          </table:table-cell>
          <table:table-cell office:value-type="float" office:value="17.2081133627032" calcext:value-type="float">
            <text:p>17.2081133627</text:p>
          </table:table-cell>
          <table:table-cell office:value-type="float" office:value="17.1910579080089" calcext:value-type="float">
            <text:p>17.191057908</text:p>
          </table:table-cell>
          <table:table-cell office:value-type="float" office:value="17.1808028809475" calcext:value-type="float">
            <text:p>17.1808028809</text:p>
          </table:table-cell>
          <table:table-cell office:value-type="float" office:value="17.1750400319238" calcext:value-type="float">
            <text:p>17.1750400319</text:p>
          </table:table-cell>
          <table:table-cell office:value-type="float" office:value="17.1725314016379" calcext:value-type="float">
            <text:p>17.1725314016</text:p>
          </table:table-cell>
          <table:table-cell office:value-type="float" office:value="17.1725132538551" calcext:value-type="float">
            <text:p>17.1725132539</text:p>
          </table:table-cell>
          <table:table-cell office:value-type="float" office:value="17.1744599820987" calcext:value-type="float">
            <text:p>17.1744599821</text:p>
          </table:table-cell>
          <table:table-cell office:value-type="float" office:value="17.1779781312577" calcext:value-type="float">
            <text:p>17.1779781313</text:p>
          </table:table-cell>
          <table:table-cell office:value-type="float" office:value="17.1827546092323" calcext:value-type="float">
            <text:p>17.1827546092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026153179805" calcext:value-type="float">
            <text:p>17.026153179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7.2809927077262" calcext:value-type="float">
            <text:p>17.2809927077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2525137994798" calcext:value-type="float">
            <text:p>17.252513799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2383767607635" calcext:value-type="float">
            <text:p>17.2383767608</text:p>
          </table:table-cell>
          <table:table-cell office:value-type="float" office:value="17.2098300995311" calcext:value-type="float">
            <text:p>17.2098300995</text:p>
          </table:table-cell>
          <table:table-cell office:value-type="float" office:value="17.1930637278376" calcext:value-type="float">
            <text:p>17.1930637278</text:p>
          </table:table-cell>
          <table:table-cell office:value-type="float" office:value="17.1829699434029" calcext:value-type="float">
            <text:p>17.1829699434</text:p>
          </table:table-cell>
          <table:table-cell office:value-type="float" office:value="17.177283916982" calcext:value-type="float">
            <text:p>17.177283917</text:p>
          </table:table-cell>
          <table:table-cell office:value-type="float" office:value="17.1747916547342" calcext:value-type="float">
            <text:p>17.1747916547</text:p>
          </table:table-cell>
          <table:table-cell office:value-type="float" office:value="17.1747447189621" calcext:value-type="float">
            <text:p>17.174744719</text:p>
          </table:table-cell>
          <table:table-cell office:value-type="float" office:value="17.1766283651946" calcext:value-type="float">
            <text:p>17.1766283652</text:p>
          </table:table-cell>
          <table:table-cell office:value-type="float" office:value="17.1800574356108" calcext:value-type="float">
            <text:p>17.1800574356</text:p>
          </table:table-cell>
          <table:table-cell office:value-type="float" office:value="17.184725472512" calcext:value-type="float">
            <text:p>17.184725472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030144985896" calcext:value-type="float">
            <text:p>17.030144985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7.2814048317079" calcext:value-type="float">
            <text:p>17.2814048317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2533810426326" calcext:value-type="float">
            <text:p>17.2533810426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2395540579493" calcext:value-type="float">
            <text:p>17.2395540579</text:p>
          </table:table-cell>
          <table:table-cell office:value-type="float" office:value="17.2115091363115" calcext:value-type="float">
            <text:p>17.2115091363</text:p>
          </table:table-cell>
          <table:table-cell office:value-type="float" office:value="17.1950258812806" calcext:value-type="float">
            <text:p>17.1950258813</text:p>
          </table:table-cell>
          <table:table-cell office:value-type="float" office:value="17.1850904610994" calcext:value-type="float">
            <text:p>17.1850904611</text:p>
          </table:table-cell>
          <table:table-cell office:value-type="float" office:value="17.1794804055552" calcext:value-type="float">
            <text:p>17.1794804056</text:p>
          </table:table-cell>
          <table:table-cell office:value-type="float" office:value="17.177005076437" calcext:value-type="float">
            <text:p>17.1770050764</text:p>
          </table:table-cell>
          <table:table-cell office:value-type="float" office:value="17.1769309293139" calcext:value-type="float">
            <text:p>17.1769309293</text:p>
          </table:table-cell>
          <table:table-cell office:value-type="float" office:value="17.1787537857694" calcext:value-type="float">
            <text:p>17.1787537858</text:p>
          </table:table-cell>
          <table:table-cell office:value-type="float" office:value="17.1820965572368" calcext:value-type="float">
            <text:p>17.1820965572</text:p>
          </table:table-cell>
          <table:table-cell office:value-type="float" office:value="17.1866592404575" calcext:value-type="float">
            <text:p>17.1866592405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0340866845093" calcext:value-type="float">
            <text:p>17.034086684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17.2818086430591" calcext:value-type="float">
            <text:p>17.2818086431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2542312318078" calcext:value-type="float">
            <text:p>17.2542312318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2407055450695" calcext:value-type="float">
            <text:p>17.2407055451</text:p>
          </table:table-cell>
          <table:table-cell office:value-type="float" office:value="17.2131512619012" calcext:value-type="float">
            <text:p>17.2131512619</text:p>
          </table:table-cell>
          <table:table-cell office:value-type="float" office:value="17.1969452616786" calcext:value-type="float">
            <text:p>17.1969452617</text:p>
          </table:table-cell>
          <table:table-cell office:value-type="float" office:value="17.1871653549004" calcext:value-type="float">
            <text:p>17.1871653549</text:p>
          </table:table-cell>
          <table:table-cell office:value-type="float" office:value="17.1816303966346" calcext:value-type="float">
            <text:p>17.1816303966</text:p>
          </table:table-cell>
          <table:table-cell office:value-type="float" office:value="17.1791725114307" calcext:value-type="float">
            <text:p>17.1791725114</text:p>
          </table:table-cell>
          <table:table-cell office:value-type="float" office:value="17.1790726547559" calcext:value-type="float">
            <text:p>17.1790726548</text:p>
          </table:table-cell>
          <table:table-cell office:value-type="float" office:value="17.1808369272021" calcext:value-type="float">
            <text:p>17.1808369272</text:p>
          </table:table-cell>
          <table:table-cell office:value-type="float" office:value="17.1840960882282" calcext:value-type="float">
            <text:p>17.1840960882</text:p>
          </table:table-cell>
          <table:table-cell office:value-type="float" office:value="17.188556414202" calcext:value-type="float">
            <text:p>17.1885564142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0379773073761" calcext:value-type="float">
            <text:p>17.03797730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7.2822042793379" calcext:value-type="float">
            <text:p>17.2822042793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2550646323101" calcext:value-type="float">
            <text:p>17.2550646323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2418317537473" calcext:value-type="float">
            <text:p>17.2418317537</text:p>
          </table:table-cell>
          <table:table-cell office:value-type="float" office:value="17.2147572397895" calcext:value-type="float">
            <text:p>17.2147572398</text:p>
          </table:table-cell>
          <table:table-cell office:value-type="float" office:value="17.1988227352851" calcext:value-type="float">
            <text:p>17.1988227353</text:p>
          </table:table-cell>
          <table:table-cell office:value-type="float" office:value="17.1891955191615" calcext:value-type="float">
            <text:p>17.1891955192</text:p>
          </table:table-cell>
          <table:table-cell office:value-type="float" office:value="17.183734764677" calcext:value-type="float">
            <text:p>17.1837347647</text:p>
          </table:table-cell>
          <table:table-cell office:value-type="float" office:value="17.1812947826008" calcext:value-type="float">
            <text:p>17.1812947826</text:p>
          </table:table-cell>
          <table:table-cell office:value-type="float" office:value="17.1811706463403" calcext:value-type="float">
            <text:p>17.1811706463</text:p>
          </table:table-cell>
          <table:table-cell office:value-type="float" office:value="17.1828784569653" calcext:value-type="float">
            <text:p>17.182878457</text:p>
          </table:table-cell>
          <table:table-cell office:value-type="float" office:value="17.1860566071949" calcext:value-type="float">
            <text:p>17.1860566072</text:p>
          </table:table-cell>
          <table:table-cell office:value-type="float" office:value="17.1904174830526" calcext:value-type="float">
            <text:p>17.1904174831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0418159924431" calcext:value-type="float">
            <text:p>17.041815992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7.2825918801579" calcext:value-type="float">
            <text:p>17.2825918802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2558815096552" calcext:value-type="float">
            <text:p>17.2558815097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2429332041351" calcext:value-type="float">
            <text:p>17.2429332041</text:p>
          </table:table-cell>
          <table:table-cell office:value-type="float" office:value="17.2163278151524" calcext:value-type="float">
            <text:p>17.2163278152</text:p>
          </table:table-cell>
          <table:table-cell office:value-type="float" office:value="17.2006591478187" calcext:value-type="float">
            <text:p>17.2006591478</text:p>
          </table:table-cell>
          <table:table-cell office:value-type="float" office:value="17.1911818280642" calcext:value-type="float">
            <text:p>17.1911818281</text:p>
          </table:table-cell>
          <table:table-cell office:value-type="float" office:value="17.1857943659166" calcext:value-type="float">
            <text:p>17.1857943659</text:p>
          </table:table-cell>
          <table:table-cell office:value-type="float" office:value="17.1833726975389" calcext:value-type="float">
            <text:p>17.1833726975</text:p>
          </table:table-cell>
          <table:table-cell office:value-type="float" office:value="17.1832256433176" calcext:value-type="float">
            <text:p>17.1832256433</text:p>
          </table:table-cell>
          <table:table-cell office:value-type="float" office:value="17.1848790345008" calcext:value-type="float">
            <text:p>17.1848790345</text:p>
          </table:table-cell>
          <table:table-cell office:value-type="float" office:value="17.1879786886055" calcext:value-type="float">
            <text:p>17.1879786886</text:p>
          </table:table-cell>
          <table:table-cell office:value-type="float" office:value="17.1922429361253" calcext:value-type="float">
            <text:p>17.1922429361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0456019887572" calcext:value-type="float">
            <text:p>17.0456019888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17.2829715791841" calcext:value-type="float">
            <text:p>17.2829715792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2566821212712" calcext:value-type="float">
            <text:p>17.2566821213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2440104002332" calcext:value-type="float">
            <text:p>17.2440104002</text:p>
          </table:table-cell>
          <table:table-cell office:value-type="float" office:value="17.217863711314" calcext:value-type="float">
            <text:p>17.2178637113</text:p>
          </table:table-cell>
          <table:table-cell office:value-type="float" office:value="17.2024553212772" calcext:value-type="float">
            <text:p>17.2024553213</text:p>
          </table:table-cell>
          <table:table-cell office:value-type="float" office:value="17.1931251324479" calcext:value-type="float">
            <text:p>17.1931251324</text:p>
          </table:table-cell>
          <table:table-cell office:value-type="float" office:value="17.1878100350039" calcext:value-type="float">
            <text:p>17.187810035</text:p>
          </table:table-cell>
          <table:table-cell office:value-type="float" office:value="17.1854070448108" calcext:value-type="float">
            <text:p>17.1854070448</text:p>
          </table:table-cell>
          <table:table-cell office:value-type="float" office:value="17.1852383688371" calcext:value-type="float">
            <text:p>17.1852383688</text:p>
          </table:table-cell>
          <table:table-cell office:value-type="float" office:value="17.1868393061097" calcext:value-type="float">
            <text:p>17.1868393061</text:p>
          </table:table-cell>
          <table:table-cell office:value-type="float" office:value="17.1898628965185" calcext:value-type="float">
            <text:p>17.1898628965</text:p>
          </table:table-cell>
          <table:table-cell office:value-type="float" office:value="17.1940332544151" calcext:value-type="float">
            <text:p>17.1940332544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0493346406036" calcext:value-type="float">
            <text:p>17.0493346406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7.2833435097595" calcext:value-type="float">
            <text:p>17.2833435098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2574667223421" calcext:value-type="float">
            <text:p>17.2574667223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2450638338489" calcext:value-type="float">
            <text:p>17.2450638338</text:p>
          </table:table-cell>
          <table:table-cell office:value-type="float" office:value="17.2193656332028" calcext:value-type="float">
            <text:p>17.2193656332</text:p>
          </table:table-cell>
          <table:table-cell office:value-type="float" office:value="17.2042120571778" calcext:value-type="float">
            <text:p>17.2042120572</text:p>
          </table:table-cell>
          <table:table-cell office:value-type="float" office:value="17.1950262629208" calcext:value-type="float">
            <text:p>17.1950262629</text:p>
          </table:table-cell>
          <table:table-cell office:value-type="float" office:value="17.1897825880508" calcext:value-type="float">
            <text:p>17.1897825881</text:p>
          </table:table-cell>
          <table:table-cell office:value-type="float" office:value="17.1873985970209" calcext:value-type="float">
            <text:p>17.187398597</text:p>
          </table:table-cell>
          <table:table-cell office:value-type="float" office:value="17.187209533161" calcext:value-type="float">
            <text:p>17.1872095332</text:p>
          </table:table-cell>
          <table:table-cell office:value-type="float" office:value="17.1887599085005" calcext:value-type="float">
            <text:p>17.1887599085</text:p>
          </table:table-cell>
          <table:table-cell office:value-type="float" office:value="17.1917097887348" calcext:value-type="float">
            <text:p>17.1917097887</text:p>
          </table:table-cell>
          <table:table-cell office:value-type="float" office:value="17.1957889159379" calcext:value-type="float">
            <text:p>17.1957889159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0530133862719" calcext:value-type="float">
            <text:p>17.0530133863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7.2837078007174" calcext:value-type="float">
            <text:p>17.2837078007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2582355614673" calcext:value-type="float">
            <text:p>17.2582355615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2460939823232" calcext:value-type="float">
            <text:p>17.2460939823</text:p>
          </table:table-cell>
          <table:table-cell office:value-type="float" office:value="17.2208342657547" calcext:value-type="float">
            <text:p>17.2208342658</text:p>
          </table:table-cell>
          <table:table-cell office:value-type="float" office:value="17.2059301351571" calcext:value-type="float">
            <text:p>17.2059301352</text:p>
          </table:table-cell>
          <table:table-cell office:value-type="float" office:value="17.1968860284438" calcext:value-type="float">
            <text:p>17.1968860284</text:p>
          </table:table-cell>
          <table:table-cell office:value-type="float" office:value="17.1917128210691" calcext:value-type="float">
            <text:p>17.1917128211</text:p>
          </table:table-cell>
          <table:table-cell office:value-type="float" office:value="17.189348109001" calcext:value-type="float">
            <text:p>17.189348109</text:p>
          </table:table-cell>
          <table:table-cell office:value-type="float" office:value="17.1891398314963" calcext:value-type="float">
            <text:p>17.1891398315</text:p>
          </table:table-cell>
          <table:table-cell office:value-type="float" office:value="17.1906414661371" calcext:value-type="float">
            <text:p>17.1906414661</text:p>
          </table:table-cell>
          <table:table-cell office:value-type="float" office:value="17.1935199134847" calcext:value-type="float">
            <text:p>17.1935199135</text:p>
          </table:table-cell>
          <table:table-cell office:value-type="float" office:value="17.1975103914984" calcext:value-type="float">
            <text:p>17.1975103915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0566377470761" calcext:value-type="float">
            <text:p>17.056637747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7.2840645787502" calcext:value-type="float">
            <text:p>17.2840645788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2589888831272" calcext:value-type="float">
            <text:p>17.2589888831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2471013103897" calcext:value-type="float">
            <text:p>17.2471013104</text:p>
          </table:table-cell>
          <table:table-cell office:value-type="float" office:value="17.222270275649" calcext:value-type="float">
            <text:p>17.2222702756</text:p>
          </table:table-cell>
          <table:table-cell office:value-type="float" office:value="17.2076103146297" calcext:value-type="float">
            <text:p>17.2076103146</text:p>
          </table:table-cell>
          <table:table-cell office:value-type="float" office:value="17.1987052179067" calcext:value-type="float">
            <text:p>17.1987052179</text:p>
          </table:table-cell>
          <table:table-cell office:value-type="float" office:value="17.1936015114646" calcext:value-type="float">
            <text:p>17.1936015115</text:p>
          </table:table-cell>
          <table:table-cell office:value-type="float" office:value="17.1912563192468" calcext:value-type="float">
            <text:p>17.1912563192</text:p>
          </table:table-cell>
          <table:table-cell office:value-type="float" office:value="17.1910299454246" calcext:value-type="float">
            <text:p>17.1910299454</text:p>
          </table:table-cell>
          <table:table-cell office:value-type="float" office:value="17.1924845927425" calcext:value-type="float">
            <text:p>17.1924845927</text:p>
          </table:table-cell>
          <table:table-cell office:value-type="float" office:value="17.1952938111241" calcext:value-type="float">
            <text:p>17.1952938111</text:p>
          </table:table-cell>
          <table:table-cell office:value-type="float" office:value="17.1991981467494" calcext:value-type="float">
            <text:p>17.1991981467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0602073235917" calcext:value-type="float">
            <text:p>17.060207323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7.2844139658427" calcext:value-type="float">
            <text:p>17.284413965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2597269250246" calcext:value-type="float">
            <text:p>17.259726925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2480862689121" calcext:value-type="float">
            <text:p>17.2480862689</text:p>
          </table:table-cell>
          <table:table-cell office:value-type="float" office:value="17.223674310519" calcext:value-type="float">
            <text:p>17.2236743105</text:p>
          </table:table-cell>
          <table:table-cell office:value-type="float" office:value="17.2092533341302" calcext:value-type="float">
            <text:p>17.2092533341</text:p>
          </table:table-cell>
          <table:table-cell office:value-type="float" office:value="17.2004845994446" calcext:value-type="float">
            <text:p>17.2004845994</text:p>
          </table:table-cell>
          <table:table-cell office:value-type="float" office:value="17.1954494172343" calcext:value-type="float">
            <text:p>17.1954494172</text:p>
          </table:table-cell>
          <table:table-cell office:value-type="float" office:value="17.1931239489228" calcext:value-type="float">
            <text:p>17.1931239489</text:p>
          </table:table-cell>
          <table:table-cell office:value-type="float" office:value="17.1928805416463" calcext:value-type="float">
            <text:p>17.1928805416</text:p>
          </table:table-cell>
          <table:table-cell office:value-type="float" office:value="17.1942898897036" calcext:value-type="float">
            <text:p>17.1942898897</text:p>
          </table:table-cell>
          <table:table-cell office:value-type="float" office:value="17.1970320120931" calcext:value-type="float">
            <text:p>17.1970320121</text:p>
          </table:table-cell>
          <table:table-cell office:value-type="float" office:value="17.2008526395476" calcext:value-type="float">
            <text:p>17.2008526395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0637217871647" calcext:value-type="float">
            <text:p>17.0637217872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7.2847560866309" calcext:value-type="float">
            <text:p>17.2847560866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2604499257372" calcext:value-type="float">
            <text:p>17.2604499257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2490492998286" calcext:value-type="float">
            <text:p>17.2490492998</text:p>
          </table:table-cell>
          <table:table-cell office:value-type="float" office:value="17.2250470031492" calcext:value-type="float">
            <text:p>17.2250470031</text:p>
          </table:table-cell>
          <table:table-cell office:value-type="float" office:value="17.2108599152243" calcext:value-type="float">
            <text:p>17.2108599152</text:p>
          </table:table-cell>
          <table:table-cell office:value-type="float" office:value="17.2022249242197" calcext:value-type="float">
            <text:p>17.2022249242</text:p>
          </table:table-cell>
          <table:table-cell office:value-type="float" office:value="17.1972572807244" calcext:value-type="float">
            <text:p>17.1972572807</text:p>
          </table:table-cell>
          <table:table-cell office:value-type="float" office:value="17.1949517057201" calcext:value-type="float">
            <text:p>17.1949517057</text:p>
          </table:table-cell>
          <table:table-cell office:value-type="float" office:value="17.1946922761092" calcext:value-type="float">
            <text:p>17.1946922761</text:p>
          </table:table-cell>
          <table:table-cell office:value-type="float" office:value="17.1960579507105" calcext:value-type="float">
            <text:p>17.1960579507</text:p>
          </table:table-cell>
          <table:table-cell office:value-type="float" office:value="17.1987350424151" calcext:value-type="float">
            <text:p>17.1987350424</text:p>
          </table:table-cell>
          <table:table-cell office:value-type="float" office:value="17.2024743268135" calcext:value-type="float">
            <text:p>17.2024743268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0671808820628" calcext:value-type="float">
            <text:p>17.0671808821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7.2850910578042" calcext:value-type="float">
            <text:p>17.2850910578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2611581137185" calcext:value-type="float">
            <text:p>17.2611581137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2499908298301" calcext:value-type="float">
            <text:p>17.2499908298</text:p>
          </table:table-cell>
          <table:table-cell office:value-type="float" office:value="17.226388966599" calcext:value-type="float">
            <text:p>17.2263889666</text:p>
          </table:table-cell>
          <table:table-cell office:value-type="float" office:value="17.2124307581031" calcext:value-type="float">
            <text:p>17.2124307581</text:p>
          </table:table-cell>
          <table:table-cell office:value-type="float" office:value="17.203926922087" calcext:value-type="float">
            <text:p>17.2039269221</text:p>
          </table:table-cell>
          <table:table-cell office:value-type="float" office:value="17.1990258241138" calcext:value-type="float">
            <text:p>17.1990258241</text:p>
          </table:table-cell>
          <table:table-cell office:value-type="float" office:value="17.1967402789282" calcext:value-type="float">
            <text:p>17.1967402789</text:p>
          </table:table-cell>
          <table:table-cell office:value-type="float" office:value="17.1964657884054" calcext:value-type="float">
            <text:p>17.1964657884</text:p>
          </table:table-cell>
          <table:table-cell office:value-type="float" office:value="17.197789355141" calcext:value-type="float">
            <text:p>17.1977893551</text:p>
          </table:table-cell>
          <table:table-cell office:value-type="float" office:value="17.2004034155889" calcext:value-type="float">
            <text:p>17.2004034156</text:p>
          </table:table-cell>
          <table:table-cell office:value-type="float" office:value="17.2040636542402" calcext:value-type="float">
            <text:p>17.2040636542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0705844093713" calcext:value-type="float">
            <text:p>17.070584409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7.2854189958172" calcext:value-type="float">
            <text:p>17.2854189958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2618517153173" calcext:value-type="float">
            <text:p>17.2618517153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2509112755026" calcext:value-type="float">
            <text:p>17.2509112755</text:p>
          </table:table-cell>
          <table:table-cell office:value-type="float" office:value="17.2277007985458" calcext:value-type="float">
            <text:p>17.2277007985</text:p>
          </table:table-cell>
          <table:table-cell office:value-type="float" office:value="17.213966545627" calcext:value-type="float">
            <text:p>17.2139665456</text:p>
          </table:table-cell>
          <table:table-cell office:value-type="float" office:value="17.2055913055117" calcext:value-type="float">
            <text:p>17.2055913055</text:p>
          </table:table-cell>
          <table:table-cell office:value-type="float" office:value="17.200755753321" calcext:value-type="float">
            <text:p>17.2007557533</text:p>
          </table:table-cell>
          <table:table-cell office:value-type="float" office:value="17.1984903434632" calcext:value-type="float">
            <text:p>17.1984903435</text:p>
          </table:table-cell>
          <table:table-cell office:value-type="float" office:value="17.1982017060998" calcext:value-type="float">
            <text:p>17.1982017061</text:p>
          </table:table-cell>
          <table:table-cell office:value-type="float" office:value="17.1994846729388" calcext:value-type="float">
            <text:p>17.1994846729</text:p>
          </table:table-cell>
          <table:table-cell office:value-type="float" office:value="17.2020376383797" calcext:value-type="float">
            <text:p>17.2020376384</text:p>
          </table:table-cell>
          <table:table-cell office:value-type="float" office:value="17.2056210635193" calcext:value-type="float">
            <text:p>17.2056210635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0739322301722" calcext:value-type="float">
            <text:p>17.0739322302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7.2857400132202" calcext:value-type="float">
            <text:p>17.2857400132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2625309509755" calcext:value-type="float">
            <text:p>17.262530951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2518110413302" calcext:value-type="float">
            <text:p>17.2518110413</text:p>
          </table:table-cell>
          <table:table-cell office:value-type="float" office:value="17.2289830798772" calcext:value-type="float">
            <text:p>17.2289830799</text:p>
          </table:table-cell>
          <table:table-cell office:value-type="float" office:value="17.2154679420981" calcext:value-type="float">
            <text:p>17.2154679421</text:p>
          </table:table-cell>
          <table:table-cell office:value-type="float" office:value="17.207218768343" calcext:value-type="float">
            <text:p>17.2072187683</text:p>
          </table:table-cell>
          <table:table-cell office:value-type="float" office:value="17.2024477566686" calcext:value-type="float">
            <text:p>17.2024477567</text:p>
          </table:table-cell>
          <table:table-cell office:value-type="float" office:value="17.2002025583301" calcext:value-type="float">
            <text:p>17.2002025583</text:p>
          </table:table-cell>
          <table:table-cell office:value-type="float" office:value="17.1999006428938" calcext:value-type="float">
            <text:p>17.1999006429</text:p>
          </table:table-cell>
          <table:table-cell office:value-type="float" office:value="17.2011444623623" calcext:value-type="float">
            <text:p>17.2011444624</text:p>
          </table:table-cell>
          <table:table-cell office:value-type="float" office:value="17.2036382079909" calcext:value-type="float">
            <text:p>17.203638208</text:p>
          </table:table-cell>
          <table:table-cell office:value-type="float" office:value="17.2071469887011" calcext:value-type="float">
            <text:p>17.2071469887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0772242572376" calcext:value-type="float">
            <text:p>17.0772242572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17.2860542209157" calcext:value-type="float">
            <text:p>17.2860542209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2631960375836" calcext:value-type="float">
            <text:p>17.2631960376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252690521386" calcext:value-type="float">
            <text:p>17.2526905214</text:p>
          </table:table-cell>
          <table:table-cell office:value-type="float" office:value="17.230236376239" calcext:value-type="float">
            <text:p>17.2302363762</text:p>
          </table:table-cell>
          <table:table-cell office:value-type="float" office:value="17.2169355947387" calcext:value-type="float">
            <text:p>17.2169355947</text:p>
          </table:table-cell>
          <table:table-cell office:value-type="float" office:value="17.2088099872333" calcext:value-type="float">
            <text:p>17.2088099872</text:p>
          </table:table-cell>
          <table:table-cell office:value-type="float" office:value="17.2041025062515" calcext:value-type="float">
            <text:p>17.2041025063</text:p>
          </table:table-cell>
          <table:table-cell office:value-type="float" office:value="17.2018775679658" calcext:value-type="float">
            <text:p>17.201877568</text:p>
          </table:table-cell>
          <table:table-cell office:value-type="float" office:value="17.2015631999906" calcext:value-type="float">
            <text:p>17.2015632</text:p>
          </table:table-cell>
          <table:table-cell office:value-type="float" office:value="17.2027692714453" calcext:value-type="float">
            <text:p>17.2027692714</text:p>
          </table:table-cell>
          <table:table-cell office:value-type="float" office:value="17.2052056137309" calcext:value-type="float">
            <text:p>17.2052056137</text:p>
          </table:table-cell>
          <table:table-cell office:value-type="float" office:value="17.2086418582282" calcext:value-type="float">
            <text:p>17.2086418582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0804604531367" calcext:value-type="float">
            <text:p>17.0804604531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17.2863617281734" calcext:value-type="float">
            <text:p>17.2863617282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2638471885086" calcext:value-type="float">
            <text:p>17.2638471885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2535500996121" calcext:value-type="float">
            <text:p>17.2535500996</text:p>
          </table:table-cell>
          <table:table-cell office:value-type="float" office:value="17.2314612384424" calcext:value-type="float">
            <text:p>17.2314612384</text:p>
          </table:table-cell>
          <table:table-cell office:value-type="float" office:value="17.2183701341238" calcext:value-type="float">
            <text:p>17.2183701341</text:p>
          </table:table-cell>
          <table:table-cell office:value-type="float" office:value="17.210365622037" calcext:value-type="float">
            <text:p>17.210365622</text:p>
          </table:table-cell>
          <table:table-cell office:value-type="float" office:value="17.2057206582692" calcext:value-type="float">
            <text:p>17.2057206583</text:p>
          </table:table-cell>
          <table:table-cell office:value-type="float" office:value="17.2035160024852" calcext:value-type="float">
            <text:p>17.2035160025</text:p>
          </table:table-cell>
          <table:table-cell office:value-type="float" office:value="17.2031899662486" calcext:value-type="float">
            <text:p>17.2031899662</text:p>
          </table:table-cell>
          <table:table-cell office:value-type="float" office:value="17.2043596380597" calcext:value-type="float">
            <text:p>17.2043596381</text:p>
          </table:table-cell>
          <table:table-cell office:value-type="float" office:value="17.2067403369917" calcext:value-type="float">
            <text:p>17.206740337</text:p>
          </table:table-cell>
          <table:table-cell office:value-type="float" office:value="17.2101060948389" calcext:value-type="float">
            <text:p>17.2101060948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0836408262875" calcext:value-type="float">
            <text:p>17.083640826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7.2866626411294" calcext:value-type="float">
            <text:p>17.2866626411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2644846120445" calcext:value-type="float">
            <text:p>17.264484612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2543901491516" calcext:value-type="float">
            <text:p>17.2543901492</text:p>
          </table:table-cell>
          <table:table-cell office:value-type="float" office:value="17.2326582021079" calcext:value-type="float">
            <text:p>17.2326582021</text:p>
          </table:table-cell>
          <table:table-cell office:value-type="float" office:value="17.219772173915" calcext:value-type="float">
            <text:p>17.2197721739</text:p>
          </table:table-cell>
          <table:table-cell office:value-type="float" office:value="17.2118863155314" calcext:value-type="float">
            <text:p>17.2118863155</text:p>
          </table:table-cell>
          <table:table-cell office:value-type="float" office:value="17.2073028526682" calcext:value-type="float">
            <text:p>17.2073028527</text:p>
          </table:table-cell>
          <table:table-cell office:value-type="float" office:value="17.2051184771988" calcext:value-type="float">
            <text:p>17.2051184772</text:p>
          </table:table-cell>
          <table:table-cell office:value-type="float" office:value="17.204781517529" calcext:value-type="float">
            <text:p>17.2047815175</text:p>
          </table:table-cell>
          <table:table-cell office:value-type="float" office:value="17.2059160890434" calcext:value-type="float">
            <text:p>17.205916089</text:p>
          </table:table-cell>
          <table:table-cell office:value-type="float" office:value="17.2082428500929" calcext:value-type="float">
            <text:p>17.2082428501</text:p>
          </table:table-cell>
          <table:table-cell office:value-type="float" office:value="17.2115401140346" calcext:value-type="float">
            <text:p>17.211540114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0867654256907" calcext:value-type="float">
            <text:p>17.0867654257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7.2869570609867" calcext:value-type="float">
            <text:p>17.286957061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265108509551" calcext:value-type="float">
            <text:p>17.2651085096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2552110314968" calcext:value-type="float">
            <text:p>17.2552110315</text:p>
          </table:table-cell>
          <table:table-cell office:value-type="float" office:value="17.2338277871613" calcext:value-type="float">
            <text:p>17.2338277872</text:p>
          </table:table-cell>
          <table:table-cell office:value-type="float" office:value="17.2211423104596" calcext:value-type="float">
            <text:p>17.2211423105</text:p>
          </table:table-cell>
          <table:table-cell office:value-type="float" office:value="17.2133726930073" calcext:value-type="float">
            <text:p>17.213372693</text:p>
          </table:table-cell>
          <table:table-cell office:value-type="float" office:value="17.2088497126558" calcext:value-type="float">
            <text:p>17.2088497127</text:p>
          </table:table-cell>
          <table:table-cell office:value-type="float" office:value="17.2066855919945" calcext:value-type="float">
            <text:p>17.206685592</text:p>
          </table:table-cell>
          <table:table-cell office:value-type="float" office:value="17.2063384158935" calcext:value-type="float">
            <text:p>17.2063384159</text:p>
          </table:table-cell>
          <table:table-cell office:value-type="float" office:value="17.2074391391563" calcext:value-type="float">
            <text:p>17.2074391392</text:p>
          </table:table-cell>
          <table:table-cell office:value-type="float" office:value="17.209713614914" calcext:value-type="float">
            <text:p>17.2097136149</text:p>
          </table:table-cell>
          <table:table-cell office:value-type="float" office:value="17.2129443222736" calcext:value-type="float">
            <text:p>17.2129443223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0898343355934" calcext:value-type="float">
            <text:p>17.0898343356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7.2872450909446" calcext:value-type="float">
            <text:p>17.2872450909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2657190826752" calcext:value-type="float">
            <text:p>17.2657190827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2560131010114" calcext:value-type="float">
            <text:p>17.256013101</text:p>
          </table:table-cell>
          <table:table-cell office:value-type="float" office:value="17.2349705016094" calcext:value-type="float">
            <text:p>17.2349705016</text:p>
          </table:table-cell>
          <table:table-cell office:value-type="float" office:value="17.2224811262982" calcext:value-type="float">
            <text:p>17.2224811263</text:p>
          </table:table-cell>
          <table:table-cell office:value-type="float" office:value="17.2148253656759" calcext:value-type="float">
            <text:p>17.2148253657</text:p>
          </table:table-cell>
          <table:table-cell office:value-type="float" office:value="17.2103618481171" calcext:value-type="float">
            <text:p>17.2103618481</text:p>
          </table:table-cell>
          <table:table-cell office:value-type="float" office:value="17.2082179348849" calcext:value-type="float">
            <text:p>17.2082179349</text:p>
          </table:table-cell>
          <table:table-cell office:value-type="float" office:value="17.2078612134462" calcext:value-type="float">
            <text:p>17.2078612134</text:p>
          </table:table-cell>
          <table:table-cell office:value-type="float" office:value="17.2089292954398" calcext:value-type="float">
            <text:p>17.2089292954</text:p>
          </table:table-cell>
          <table:table-cell office:value-type="float" office:value="17.2111530881026" calcext:value-type="float">
            <text:p>17.2111530881</text:p>
          </table:table-cell>
          <table:table-cell office:value-type="float" office:value="17.2143191235013" calcext:value-type="float">
            <text:p>17.2143191235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0928476793752" calcext:value-type="float">
            <text:p>17.092847679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7.2875268303597" calcext:value-type="float">
            <text:p>17.2875268304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2663165272903" calcext:value-type="float">
            <text:p>17.2663165273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2567967015552" calcext:value-type="float">
            <text:p>17.2567967016</text:p>
          </table:table-cell>
          <table:table-cell office:value-type="float" office:value="17.2360868390058" calcext:value-type="float">
            <text:p>17.236086839</text:p>
          </table:table-cell>
          <table:table-cell office:value-type="float" office:value="17.2237891879049" calcext:value-type="float">
            <text:p>17.2237891879</text:p>
          </table:table-cell>
          <table:table-cell office:value-type="float" office:value="17.2162449284494" calcext:value-type="float">
            <text:p>17.2162449284</text:p>
          </table:table-cell>
          <table:table-cell office:value-type="float" office:value="17.2118398532861" calcext:value-type="float">
            <text:p>17.2118398533</text:p>
          </table:table-cell>
          <table:table-cell office:value-type="float" office:value="17.2097160794375" calcext:value-type="float">
            <text:p>17.2097160794</text:p>
          </table:table-cell>
          <table:table-cell office:value-type="float" office:value="17.2093504493691" calcext:value-type="float">
            <text:p>17.2093504494</text:p>
          </table:table-cell>
          <table:table-cell office:value-type="float" office:value="17.2103870536692" calcext:value-type="float">
            <text:p>17.2103870537</text:p>
          </table:table-cell>
          <table:table-cell office:value-type="float" office:value="17.2125617166719" calcext:value-type="float">
            <text:p>17.2125617167</text:p>
          </table:table-cell>
          <table:table-cell office:value-type="float" office:value="17.2156649135067" calcext:value-type="float">
            <text:p>17.2156649135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0958056104625" calcext:value-type="float">
            <text:p>17.095805610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7.2878023773978" calcext:value-type="float">
            <text:p>17.2878023774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2669010362671" calcext:value-type="float">
            <text:p>17.2669010363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257562168346" calcext:value-type="float">
            <text:p>17.2575621683</text:p>
          </table:table-cell>
          <table:table-cell office:value-type="float" office:value="17.2371772800919" calcext:value-type="float">
            <text:p>17.2371772801</text:p>
          </table:table-cell>
          <table:table-cell office:value-type="float" office:value="17.2250670472417" calcext:value-type="float">
            <text:p>17.2250670472</text:p>
          </table:table-cell>
          <table:table-cell office:value-type="float" office:value="17.217631961445" calcext:value-type="float">
            <text:p>17.2176319614</text:p>
          </table:table-cell>
          <table:table-cell office:value-type="float" office:value="17.2132843082256" calcext:value-type="float">
            <text:p>17.2132843082</text:p>
          </table:table-cell>
          <table:table-cell office:value-type="float" office:value="17.2111805862652" calcext:value-type="float">
            <text:p>17.2111805863</text:p>
          </table:table-cell>
          <table:table-cell office:value-type="float" office:value="17.2108066514839" calcext:value-type="float">
            <text:p>17.2108066515</text:p>
          </table:table-cell>
          <table:table-cell office:value-type="float" office:value="17.2118129000692" calcext:value-type="float">
            <text:p>17.2118129001</text:p>
          </table:table-cell>
          <table:table-cell office:value-type="float" office:value="17.2139399399989" calcext:value-type="float">
            <text:p>17.21393994</text:p>
          </table:table-cell>
          <table:table-cell office:value-type="float" office:value="17.2169820823861" calcext:value-type="float">
            <text:p>17.2169820824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0987083121968" calcext:value-type="float">
            <text:p>17.098708312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7.2880718255385" calcext:value-type="float">
            <text:p>17.2880718255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2674727958481" calcext:value-type="float">
            <text:p>17.267472795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2583098260316" calcext:value-type="float">
            <text:p>17.258309826</text:p>
          </table:table-cell>
          <table:table-cell office:value-type="float" office:value="17.2382422914145" calcext:value-type="float">
            <text:p>17.2382422914</text:p>
          </table:table-cell>
          <table:table-cell office:value-type="float" office:value="17.2263152405515" calcext:value-type="float">
            <text:p>17.2263152406</text:p>
          </table:table-cell>
          <table:table-cell office:value-type="float" office:value="17.2189870287962" calcext:value-type="float">
            <text:p>17.2189870288</text:p>
          </table:table-cell>
          <table:table-cell office:value-type="float" office:value="17.2146957775568" calcext:value-type="float">
            <text:p>17.2146957776</text:p>
          </table:table-cell>
          <table:table-cell office:value-type="float" office:value="17.2126120015893" calcext:value-type="float">
            <text:p>17.2126120016</text:p>
          </table:table-cell>
          <table:table-cell office:value-type="float" office:value="17.212230334552" calcext:value-type="float">
            <text:p>17.2122303346</text:p>
          </table:table-cell>
          <table:table-cell office:value-type="float" office:value="17.2132073092376" calcext:value-type="float">
            <text:p>17.2132073092</text:p>
          </table:table-cell>
          <table:table-cell office:value-type="float" office:value="17.2152881872078" calcext:value-type="float">
            <text:p>17.2152881872</text:p>
          </table:table-cell>
          <table:table-cell office:value-type="float" office:value="17.2182710111541" calcext:value-type="float">
            <text:p>17.2182710112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1015559915471" calcext:value-type="float">
            <text:p>17.1015559915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7.288335267261" calcext:value-type="float">
            <text:p>17.2883352673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2680319894979" calcext:value-type="float">
            <text:p>17.2680319895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2590399911634" calcext:value-type="float">
            <text:p>17.2590399912</text:p>
          </table:table-cell>
          <table:table-cell office:value-type="float" office:value="17.23928232744" calcext:value-type="float">
            <text:p>17.2392823274</text:p>
          </table:table-cell>
          <table:table-cell office:value-type="float" office:value="17.2275342903409" calcext:value-type="float">
            <text:p>17.2275342903</text:p>
          </table:table-cell>
          <table:table-cell office:value-type="float" office:value="17.2203106805782" calcext:value-type="float">
            <text:p>17.2203106806</text:p>
          </table:table-cell>
          <table:table-cell office:value-type="float" office:value="17.2160748123757" calcext:value-type="float">
            <text:p>17.2160748124</text:p>
          </table:table-cell>
          <table:table-cell office:value-type="float" office:value="17.2140108592052" calcext:value-type="float">
            <text:p>17.2140108592</text:p>
          </table:table-cell>
          <table:table-cell office:value-type="float" office:value="17.2136220023747" calcext:value-type="float">
            <text:p>17.2136220024</text:p>
          </table:table-cell>
          <table:table-cell office:value-type="float" office:value="17.2145707464972" calcext:value-type="float">
            <text:p>17.2145707465</text:p>
          </table:table-cell>
          <table:table-cell office:value-type="float" office:value="17.2166068799503" calcext:value-type="float">
            <text:p>17.21660688</text:p>
          </table:table-cell>
          <table:table-cell office:value-type="float" office:value="17.2195320752075" calcext:value-type="float">
            <text:p>17.2195320752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1043488803918" calcext:value-type="float">
            <text:p>17.104348880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7.2885927930761" calcext:value-type="float">
            <text:p>17.2885927931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2685787969082" calcext:value-type="float">
            <text:p>17.268578796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2597529718022" calcext:value-type="float">
            <text:p>17.2597529718</text:p>
          </table:table-cell>
          <table:table-cell office:value-type="float" office:value="17.2402978303814" calcext:value-type="float">
            <text:p>17.2402978304</text:p>
          </table:table-cell>
          <table:table-cell office:value-type="float" office:value="17.2287247052749" calcext:value-type="float">
            <text:p>17.2287247053</text:p>
          </table:table-cell>
          <table:table-cell office:value-type="float" office:value="17.2216034526959" calcext:value-type="float">
            <text:p>17.2216034527</text:p>
          </table:table-cell>
          <table:table-cell office:value-type="float" office:value="17.2174219500905" calcext:value-type="float">
            <text:p>17.2174219501</text:p>
          </table:table-cell>
          <table:table-cell office:value-type="float" office:value="17.215377680234" calcext:value-type="float">
            <text:p>17.2153776802</text:p>
          </table:table-cell>
          <table:table-cell office:value-type="float" office:value="17.2149821474266" calcext:value-type="float">
            <text:p>17.2149821474</text:p>
          </table:table-cell>
          <table:table-cell office:value-type="float" office:value="17.2159036673785" calcext:value-type="float">
            <text:p>17.2159036674</text:p>
          </table:table-cell>
          <table:table-cell office:value-type="float" office:value="17.2178964316943" calcext:value-type="float">
            <text:p>17.2178964317</text:p>
          </table:table-cell>
          <table:table-cell office:value-type="float" office:value="17.2207656433578" calcext:value-type="float">
            <text:p>17.2207656434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1070872321622" calcext:value-type="float">
            <text:p>17.1070872322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17.288844491156" calcext:value-type="float">
            <text:p>17.2888444912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2691133936266" calcext:value-type="float">
            <text:p>17.2691133936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2604490674869" calcext:value-type="float">
            <text:p>17.2604490675</text:p>
          </table:table-cell>
          <table:table-cell office:value-type="float" office:value="17.2412892303101" calcext:value-type="float">
            <text:p>17.2412892303</text:p>
          </table:table-cell>
          <table:table-cell office:value-type="float" office:value="17.2298869803291" calcext:value-type="float">
            <text:p>17.2298869803</text:p>
          </table:table-cell>
          <table:table-cell office:value-type="float" office:value="17.2228658670261" calcext:value-type="float">
            <text:p>17.222865867</text:p>
          </table:table-cell>
          <table:table-cell office:value-type="float" office:value="17.2187377145194" calcext:value-type="float">
            <text:p>17.2187377145</text:p>
          </table:table-cell>
          <table:table-cell office:value-type="float" office:value="17.2167129731552" calcext:value-type="float">
            <text:p>17.2167129732</text:p>
          </table:table-cell>
          <table:table-cell office:value-type="float" office:value="17.2163112508077" calcext:value-type="float">
            <text:p>17.2163112508</text:p>
          </table:table-cell>
          <table:table-cell office:value-type="float" office:value="17.2172065174757" calcext:value-type="float">
            <text:p>17.2172065175</text:p>
          </table:table-cell>
          <table:table-cell office:value-type="float" office:value="17.2191572474678" calcext:value-type="float">
            <text:p>17.2191572475</text:p>
          </table:table-cell>
          <table:table-cell office:value-type="float" office:value="17.2219720774406" calcext:value-type="float">
            <text:p>17.2219720774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1097713192539" calcext:value-type="float">
            <text:p>17.1097713193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7.2890904492073" calcext:value-type="float">
            <text:p>17.2890904492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2696359530206" calcext:value-type="float">
            <text:p>17.269635953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2611285705614" calcext:value-type="float">
            <text:p>17.2611285706</text:p>
          </table:table-cell>
          <table:table-cell office:value-type="float" office:value="17.2422569463384" calcext:value-type="float">
            <text:p>17.2422569463</text:p>
          </table:table-cell>
          <table:table-cell office:value-type="float" office:value="17.2310215979178" calcext:value-type="float">
            <text:p>17.2310215979</text:p>
          </table:table-cell>
          <table:table-cell office:value-type="float" office:value="17.2240984325114" calcext:value-type="float">
            <text:p>17.2240984325</text:p>
          </table:table-cell>
          <table:table-cell office:value-type="float" office:value="17.2200226169673" calcext:value-type="float">
            <text:p>17.220022617</text:p>
          </table:table-cell>
          <table:table-cell office:value-type="float" office:value="17.2180172348878" calcext:value-type="float">
            <text:p>17.2180172349</text:p>
          </table:table-cell>
          <table:table-cell office:value-type="float" office:value="17.2176097833674" calcext:value-type="float">
            <text:p>17.2176097834</text:p>
          </table:table-cell>
          <table:table-cell office:value-type="float" office:value="17.2184797336756" calcext:value-type="float">
            <text:p>17.2184797337</text:p>
          </table:table-cell>
          <table:table-cell office:value-type="float" office:value="17.2203897252819" calcext:value-type="float">
            <text:p>17.2203897253</text:p>
          </table:table-cell>
          <table:table-cell office:value-type="float" office:value="17.2231517340665" calcext:value-type="float">
            <text:p>17.2231517341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112401432883" calcext:value-type="float">
            <text:p>17.112401432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7.2893307498876" calcext:value-type="float">
            <text:p>17.2893307499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2701466415158" calcext:value-type="float">
            <text:p>17.2701466415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2617917635652" calcext:value-type="float">
            <text:p>17.2617917636</text:p>
          </table:table-cell>
          <table:table-cell office:value-type="float" office:value="17.243201384682" calcext:value-type="float">
            <text:p>17.2432013847</text:p>
          </table:table-cell>
          <table:table-cell office:value-type="float" office:value="17.2321290261781" calcext:value-type="float">
            <text:p>17.2321290262</text:p>
          </table:table-cell>
          <table:table-cell office:value-type="float" office:value="17.2253016434811" calcext:value-type="float">
            <text:p>17.2253016435</text:p>
          </table:table-cell>
          <table:table-cell office:value-type="float" office:value="17.2212771544642" calcext:value-type="float">
            <text:p>17.2212771545</text:p>
          </table:table-cell>
          <table:table-cell office:value-type="float" office:value="17.2192909488421" calcext:value-type="float">
            <text:p>17.2192909488</text:p>
          </table:table-cell>
          <table:table-cell office:value-type="float" office:value="17.2188782034493" calcext:value-type="float">
            <text:p>17.2188782034</text:p>
          </table:table-cell>
          <table:table-cell office:value-type="float" office:value="17.2197237414388" calcext:value-type="float">
            <text:p>17.2197237414</text:p>
          </table:table-cell>
          <table:table-cell office:value-type="float" office:value="17.2215942527324" calcext:value-type="float">
            <text:p>17.2215942527</text:p>
          </table:table-cell>
          <table:table-cell office:value-type="float" office:value="17.2243049602286" calcext:value-type="float">
            <text:p>17.2243049602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1149778764367" calcext:value-type="float">
            <text:p>17.114977876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7.2895654768685" calcext:value-type="float">
            <text:p>17.2895654769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2706456249278" calcext:value-type="float">
            <text:p>17.2706456249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2624389230944" calcext:value-type="float">
            <text:p>17.2624389231</text:p>
          </table:table-cell>
          <table:table-cell office:value-type="float" office:value="17.2441229418387" calcext:value-type="float">
            <text:p>17.2441229418</text:p>
          </table:table-cell>
          <table:table-cell office:value-type="float" office:value="17.2332097219123" calcext:value-type="float">
            <text:p>17.2332097219</text:p>
          </table:table-cell>
          <table:table-cell office:value-type="float" office:value="17.2264759825181" calcext:value-type="float">
            <text:p>17.2264759825</text:p>
          </table:table-cell>
          <table:table-cell office:value-type="float" office:value="17.2225018126601" calcext:value-type="float">
            <text:p>17.2225018127</text:p>
          </table:table-cell>
          <table:table-cell office:value-type="float" office:value="17.2205345879511" calcext:value-type="float">
            <text:p>17.220534588</text:p>
          </table:table-cell>
          <table:table-cell office:value-type="float" office:value="17.220116960202" calcext:value-type="float">
            <text:p>17.2201169602</text:p>
          </table:table-cell>
          <table:table-cell office:value-type="float" office:value="17.2209389585907" calcext:value-type="float">
            <text:p>17.2209389586</text:p>
          </table:table-cell>
          <table:table-cell office:value-type="float" office:value="17.2227712115601" calcext:value-type="float">
            <text:p>17.2227712116</text:p>
          </table:table-cell>
          <table:table-cell office:value-type="float" office:value="17.2254320990531" calcext:value-type="float">
            <text:p>17.2254320991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1175009698923" calcext:value-type="float">
            <text:p>17.1175009699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7.289794709287" calcext:value-type="float">
            <text:p>17.2897947093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2711330626922" calcext:value-type="float">
            <text:p>17.2711330627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2630703165993" calcext:value-type="float">
            <text:p>17.2630703166</text:p>
          </table:table-cell>
          <table:table-cell office:value-type="float" office:value="17.2450220021751" calcext:value-type="float">
            <text:p>17.2450220022</text:p>
          </table:table-cell>
          <table:table-cell office:value-type="float" office:value="17.234264128438" calcext:value-type="float">
            <text:p>17.2342641284</text:p>
          </table:table-cell>
          <table:table-cell office:value-type="float" office:value="17.2276219183577" calcext:value-type="float">
            <text:p>17.2276219184</text:p>
          </table:table-cell>
          <table:table-cell office:value-type="float" office:value="17.223697063637" calcext:value-type="float">
            <text:p>17.2236970636</text:p>
          </table:table-cell>
          <table:table-cell office:value-type="float" office:value="17.2217486122696" calcext:value-type="float">
            <text:p>17.2217486123</text:p>
          </table:table-cell>
          <table:table-cell office:value-type="float" office:value="17.2213264908219" calcext:value-type="float">
            <text:p>17.2213264908</text:p>
          </table:table-cell>
          <table:table-cell office:value-type="float" office:value="17.2221257920193" calcext:value-type="float">
            <text:p>17.222125792</text:p>
          </table:table-cell>
          <table:table-cell office:value-type="float" office:value="17.2239209735392" calcext:value-type="float">
            <text:p>17.2239209735</text:p>
          </table:table-cell>
          <table:table-cell office:value-type="float" office:value="17.2265334844979" calcext:value-type="float">
            <text:p>17.2265334845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1199710424168" calcext:value-type="float">
            <text:p>17.119971042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17.2900185277796" calcext:value-type="float">
            <text:p>17.2900185278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2716091141696" calcext:value-type="float">
            <text:p>17.2716091142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2636862061999" calcext:value-type="float">
            <text:p>17.2636862062</text:p>
          </table:table-cell>
          <table:table-cell office:value-type="float" office:value="17.2458989410551" calcext:value-type="float">
            <text:p>17.2458989411</text:p>
          </table:table-cell>
          <table:table-cell office:value-type="float" office:value="17.2352926784808" calcext:value-type="float">
            <text:p>17.2352926785</text:p>
          </table:table-cell>
          <table:table-cell office:value-type="float" office:value="17.2287399087066" calcext:value-type="float">
            <text:p>17.2287399087</text:p>
          </table:table-cell>
          <table:table-cell office:value-type="float" office:value="17.2248633687593" calcext:value-type="float">
            <text:p>17.2248633688</text:p>
          </table:table-cell>
          <table:table-cell office:value-type="float" office:value="17.2229334719671" calcext:value-type="float">
            <text:p>17.222933472</text:p>
          </table:table-cell>
          <table:table-cell office:value-type="float" office:value="17.2225072238305" calcext:value-type="float">
            <text:p>17.2225072238</text:p>
          </table:table-cell>
          <table:table-cell office:value-type="float" office:value="17.2232846414368" calcext:value-type="float">
            <text:p>17.2232846414</text:p>
          </table:table-cell>
          <table:table-cell office:value-type="float" office:value="17.2250439050133" calcext:value-type="float">
            <text:p>17.225043905</text:p>
          </table:table-cell>
          <table:table-cell office:value-type="float" office:value="17.227609447082" calcext:value-type="float">
            <text:p>17.2276094471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122388436974" calcext:value-type="float">
            <text:p>17.12238843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7.2902370065978" calcext:value-type="float">
            <text:p>17.2902370066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2720739304372" calcext:value-type="float">
            <text:p>17.2720739304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2642868440731" calcext:value-type="float">
            <text:p>17.2642868441</text:p>
          </table:table-cell>
          <table:table-cell office:value-type="float" office:value="17.2467541213126" calcext:value-type="float">
            <text:p>17.2467541213</text:p>
          </table:table-cell>
          <table:table-cell office:value-type="float" office:value="17.2362957910093" calcext:value-type="float">
            <text:p>17.236295791</text:p>
          </table:table-cell>
          <table:table-cell office:value-type="float" office:value="17.2298303971546" calcext:value-type="float">
            <text:p>17.2298303972</text:p>
          </table:table-cell>
          <table:table-cell office:value-type="float" office:value="17.2260011754768" calcext:value-type="float">
            <text:p>17.2260011755</text:p>
          </table:table-cell>
          <table:table-cell office:value-type="float" office:value="17.2240896038499" calcext:value-type="float">
            <text:p>17.2240896038</text:p>
          </table:table-cell>
          <table:table-cell office:value-type="float" office:value="17.223659575113" calcext:value-type="float">
            <text:p>17.2236595751</text:p>
          </table:table-cell>
          <table:table-cell office:value-type="float" office:value="17.2244158946687" calcext:value-type="float">
            <text:p>17.2244158947</text:p>
          </table:table-cell>
          <table:table-cell office:value-type="float" office:value="17.2261403610544" calcext:value-type="float">
            <text:p>17.2261403611</text:p>
          </table:table-cell>
          <table:table-cell office:value-type="float" office:value="17.2286603063699" calcext:value-type="float">
            <text:p>17.2286603064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124753500743" calcext:value-type="float">
            <text:p>17.124753500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7.2904502197219" calcext:value-type="float">
            <text:p>17.290450219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2725276606771" calcext:value-type="float">
            <text:p>17.272527660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2648724763029" calcext:value-type="float">
            <text:p>17.2648724763</text:p>
          </table:table-cell>
          <table:table-cell office:value-type="float" office:value="17.2475878963979" calcext:value-type="float">
            <text:p>17.2475878964</text:p>
          </table:table-cell>
          <table:table-cell office:value-type="float" office:value="17.2372738741422" calcext:value-type="float">
            <text:p>17.2372738741</text:p>
          </table:table-cell>
          <table:table-cell office:value-type="float" office:value="17.2308938160084" calcext:value-type="float">
            <text:p>17.230893816</text:p>
          </table:table-cell>
          <table:table-cell office:value-type="float" office:value="17.2271109201951" calcext:value-type="float">
            <text:p>17.2271109202</text:p>
          </table:table-cell>
          <table:table-cell office:value-type="float" office:value="17.2252174343796" calcext:value-type="float">
            <text:p>17.2252174344</text:p>
          </table:table-cell>
          <table:table-cell office:value-type="float" office:value="17.2247839512313" calcext:value-type="float">
            <text:p>17.2247839512</text:p>
          </table:table-cell>
          <table:table-cell office:value-type="float" office:value="17.2255199314617" calcext:value-type="float">
            <text:p>17.2255199315</text:p>
          </table:table-cell>
          <table:table-cell office:value-type="float" office:value="17.2272106900611" calcext:value-type="float">
            <text:p>17.2272106901</text:p>
          </table:table-cell>
          <table:table-cell office:value-type="float" office:value="17.2296863767846" calcext:value-type="float">
            <text:p>17.2296863768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1270665900039" calcext:value-type="float">
            <text:p>17.12706659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7.290658242258" calcext:value-type="float">
            <text:p>17.2906582423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2729704536497" calcext:value-type="float">
            <text:p>17.2729704536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2654433438563" calcext:value-type="float">
            <text:p>17.2654433439</text:p>
          </table:table-cell>
          <table:table-cell office:value-type="float" office:value="17.2484006112456" calcext:value-type="float">
            <text:p>17.2484006112</text:p>
          </table:table-cell>
          <table:table-cell office:value-type="float" office:value="17.2382273259779" calcext:value-type="float">
            <text:p>17.238227326</text:p>
          </table:table-cell>
          <table:table-cell office:value-type="float" office:value="17.2319305871007" calcext:value-type="float">
            <text:p>17.2319305871</text:p>
          </table:table-cell>
          <table:table-cell office:value-type="float" office:value="17.2281930290744" calcext:value-type="float">
            <text:p>17.2281930291</text:p>
          </table:table-cell>
          <table:table-cell office:value-type="float" office:value="17.2263173804794" calcext:value-type="float">
            <text:p>17.2263173805</text:p>
          </table:table-cell>
          <table:table-cell office:value-type="float" office:value="17.2258807502664" calcext:value-type="float">
            <text:p>17.2258807503</text:p>
          </table:table-cell>
          <table:table-cell office:value-type="float" office:value="17.2265971244073" calcext:value-type="float">
            <text:p>17.2265971244</text:p>
          </table:table-cell>
          <table:table-cell office:value-type="float" office:value="17.2282552348316" calcext:value-type="float">
            <text:p>17.2282552348</text:p>
          </table:table-cell>
          <table:table-cell office:value-type="float" office:value="17.2306879689306" calcext:value-type="float">
            <text:p>17.2306879689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1293280702635" calcext:value-type="float">
            <text:p>17.1293280703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17.2908611431198" calcext:value-type="float">
            <text:p>17.2908611431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2734024500703" calcext:value-type="float">
            <text:p>17.2734024501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2659996783168" calcext:value-type="float">
            <text:p>17.2659996783</text:p>
          </table:table-cell>
          <table:table-cell office:value-type="float" office:value="17.2491925990198" calcext:value-type="float">
            <text:p>17.249192599</text:p>
          </table:table-cell>
          <table:table-cell office:value-type="float" office:value="17.239156531678" calcext:value-type="float">
            <text:p>17.2391565317</text:p>
          </table:table-cell>
          <table:table-cell office:value-type="float" office:value="17.2329411189447" calcext:value-type="float">
            <text:p>17.2329411189</text:p>
          </table:table-cell>
          <table:table-cell office:value-type="float" office:value="17.2292479150848" calcext:value-type="float">
            <text:p>17.2292479151</text:p>
          </table:table-cell>
          <table:table-cell office:value-type="float" office:value="17.2273898463307" calcext:value-type="float">
            <text:p>17.2273898463</text:p>
          </table:table-cell>
          <table:table-cell office:value-type="float" office:value="17.2269503581663" calcext:value-type="float">
            <text:p>17.2269503582</text:p>
          </table:table-cell>
          <table:table-cell office:value-type="float" office:value="17.2276478345932" calcext:value-type="float">
            <text:p>17.2276478346</text:p>
          </table:table-cell>
          <table:table-cell office:value-type="float" office:value="17.2292743271628" calcext:value-type="float">
            <text:p>17.2292743272</text:p>
          </table:table-cell>
          <table:table-cell office:value-type="float" office:value="17.2316653826301" calcext:value-type="float">
            <text:p>17.2316653826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1315383075332" calcext:value-type="float">
            <text:p>17.1315383075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7.2910589934698" calcext:value-type="float">
            <text:p>17.2910589935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2738237914313" calcext:value-type="float">
            <text:p>17.2738237914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2665417070964" calcext:value-type="float">
            <text:p>17.2665417071</text:p>
          </table:table-cell>
          <table:table-cell office:value-type="float" office:value="17.2499641853092" calcext:value-type="float">
            <text:p>17.2499641853</text:p>
          </table:table-cell>
          <table:table-cell office:value-type="float" office:value="17.2400618673198" calcext:value-type="float">
            <text:p>17.2400618673</text:p>
          </table:table-cell>
          <table:table-cell office:value-type="float" office:value="17.2339258104927" calcext:value-type="float">
            <text:p>17.2339258105</text:p>
          </table:table-cell>
          <table:table-cell office:value-type="float" office:value="17.2302759818307" calcext:value-type="float">
            <text:p>17.2302759818</text:p>
          </table:table-cell>
          <table:table-cell office:value-type="float" office:value="17.2284352274239" calcext:value-type="float">
            <text:p>17.2284352274</text:p>
          </table:table-cell>
          <table:table-cell office:value-type="float" office:value="17.2279931532292" calcext:value-type="float">
            <text:p>17.2279931532</text:p>
          </table:table-cell>
          <table:table-cell office:value-type="float" office:value="17.2286724167992" calcext:value-type="float">
            <text:p>17.2286724168</text:p>
          </table:table-cell>
          <table:table-cell office:value-type="float" office:value="17.2302682941682" calcext:value-type="float">
            <text:p>17.2302682942</text:p>
          </table:table-cell>
          <table:table-cell office:value-type="float" office:value="17.2326189149548" calcext:value-type="float">
            <text:p>17.232618915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1336976758442" calcext:value-type="float">
            <text:p>17.1336976758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17.2912518583005" calcext:value-type="float">
            <text:p>17.2912518583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2742346112292" calcext:value-type="float">
            <text:p>17.2742346112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2670696485081" calcext:value-type="float">
            <text:p>17.2670696485</text:p>
          </table:table-cell>
          <table:table-cell office:value-type="float" office:value="17.2507156843506" calcext:value-type="float">
            <text:p>17.2507156844</text:p>
          </table:table-cell>
          <table:table-cell office:value-type="float" office:value="17.2409436965045" calcext:value-type="float">
            <text:p>17.2409436965</text:p>
          </table:table-cell>
          <table:table-cell office:value-type="float" office:value="17.2348850478285" calcext:value-type="float">
            <text:p>17.2348850478</text:p>
          </table:table-cell>
          <table:table-cell office:value-type="float" office:value="17.2312776201347" calcext:value-type="float">
            <text:p>17.2312776201</text:p>
          </table:table-cell>
          <table:table-cell office:value-type="float" office:value="17.229453906852" calcext:value-type="float">
            <text:p>17.2294539069</text:p>
          </table:table-cell>
          <table:table-cell office:value-type="float" office:value="17.2290095018897" calcext:value-type="float">
            <text:p>17.2290095019</text:p>
          </table:table-cell>
          <table:table-cell office:value-type="float" office:value="17.2296712144896" calcext:value-type="float">
            <text:p>17.2296712145</text:p>
          </table:table-cell>
          <table:table-cell office:value-type="float" office:value="17.2312374520673" calcext:value-type="float">
            <text:p>17.2312374521</text:p>
          </table:table-cell>
          <table:table-cell office:value-type="float" office:value="17.2335488522222" calcext:value-type="float">
            <text:p>17.2335488522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1358065475539" calcext:value-type="float">
            <text:p>17.1358065476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7.2914398054611" calcext:value-type="float">
            <text:p>17.2914398055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2746350443991" calcext:value-type="float">
            <text:p>17.2746350444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2675837173042" calcext:value-type="float">
            <text:p>17.2675837173</text:p>
          </table:table-cell>
          <table:table-cell office:value-type="float" office:value="17.251447403468" calcext:value-type="float">
            <text:p>17.2514474035</text:p>
          </table:table-cell>
          <table:table-cell office:value-type="float" office:value="17.2418023744276" calcext:value-type="float">
            <text:p>17.2418023744</text:p>
          </table:table-cell>
          <table:table-cell office:value-type="float" office:value="17.2358192081387" calcext:value-type="float">
            <text:p>17.2358192081</text:p>
          </table:table-cell>
          <table:table-cell office:value-type="float" office:value="17.2322532120831" calcext:value-type="float">
            <text:p>17.2322532121</text:p>
          </table:table-cell>
          <table:table-cell office:value-type="float" office:value="17.2304462596052" calcext:value-type="float">
            <text:p>17.2304462596</text:p>
          </table:table-cell>
          <table:table-cell office:value-type="float" office:value="17.2299997634833" calcext:value-type="float">
            <text:p>17.2299997635</text:p>
          </table:table-cell>
          <table:table-cell office:value-type="float" office:value="17.2306445653494" calcext:value-type="float">
            <text:p>17.2306445653</text:p>
          </table:table-cell>
          <table:table-cell office:value-type="float" office:value="17.2321821129311" calcext:value-type="float">
            <text:p>17.2321821129</text:p>
          </table:table-cell>
          <table:table-cell office:value-type="float" office:value="17.2344554785852" calcext:value-type="float">
            <text:p>17.2344554786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1378653015978" calcext:value-type="float">
            <text:p>17.1378653016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7.2916228997036" calcext:value-type="float">
            <text:p>17.2916228997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2750252211136" calcext:value-type="float">
            <text:p>17.2750252211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2680841212225" calcext:value-type="float">
            <text:p>17.2680841212</text:p>
          </table:table-cell>
          <table:table-cell office:value-type="float" office:value="17.2521596404471" calcext:value-type="float">
            <text:p>17.2521596404</text:p>
          </table:table-cell>
          <table:table-cell office:value-type="float" office:value="17.2426382455308" calcext:value-type="float">
            <text:p>17.2426382455</text:p>
          </table:table-cell>
          <table:table-cell office:value-type="float" office:value="17.2367286574241" calcext:value-type="float">
            <text:p>17.2367286574</text:p>
          </table:table-cell>
          <table:table-cell office:value-type="float" office:value="17.2332031286573" calcext:value-type="float">
            <text:p>17.2332031287</text:p>
          </table:table-cell>
          <table:table-cell office:value-type="float" office:value="17.2314126499908" calcext:value-type="float">
            <text:p>17.23141265</text:p>
          </table:table-cell>
          <table:table-cell office:value-type="float" office:value="17.2309642872991" calcext:value-type="float">
            <text:p>17.2309642873</text:p>
          </table:table-cell>
          <table:table-cell office:value-type="float" office:value="17.2315927977668" calcext:value-type="float">
            <text:p>17.2315927978</text:p>
          </table:table-cell>
          <table:table-cell office:value-type="float" office:value="17.2331025803054" calcext:value-type="float">
            <text:p>17.2331025803</text:p>
          </table:table-cell>
          <table:table-cell office:value-type="float" office:value="17.2353390703783" calcext:value-type="float">
            <text:p>17.2353390704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1398743164575" calcext:value-type="float">
            <text:p>17.1398743165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17.2918011997845" calcext:value-type="float">
            <text:p>17.2918011998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2754052637676" calcext:value-type="float">
            <text:p>17.2754052638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2685710593802" calcext:value-type="float">
            <text:p>17.2685710594</text:p>
          </table:table-cell>
          <table:table-cell office:value-type="float" office:value="17.2528526823678" calcext:value-type="float">
            <text:p>17.2528526824</text:p>
          </table:table-cell>
          <table:table-cell office:value-type="float" office:value="17.2434516424806" calcext:value-type="float">
            <text:p>17.2434516425</text:p>
          </table:table-cell>
          <table:table-cell office:value-type="float" office:value="17.2376137495055" calcext:value-type="float">
            <text:p>17.2376137495</text:p>
          </table:table-cell>
          <table:table-cell office:value-type="float" office:value="17.2341277286904" calcext:value-type="float">
            <text:p>17.2341277287</text:p>
          </table:table-cell>
          <table:table-cell office:value-type="float" office:value="17.2323534304725" calcext:value-type="float">
            <text:p>17.2323534305</text:p>
          </table:table-cell>
          <table:table-cell office:value-type="float" office:value="17.2319034112235" calcext:value-type="float">
            <text:p>17.2319034112</text:p>
          </table:table-cell>
          <table:table-cell office:value-type="float" office:value="17.2325162291795" calcext:value-type="float">
            <text:p>17.2325162292</text:p>
          </table:table-cell>
          <table:table-cell office:value-type="float" office:value="17.2339991471143" calcext:value-type="float">
            <text:p>17.2339991471</text:p>
          </table:table-cell>
          <table:table-cell office:value-type="float" office:value="17.2361998933738" calcext:value-type="float">
            <text:p>17.2361998934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1418339663309" calcext:value-type="float">
            <text:p>17.141833966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17.2919747712907" calcext:value-type="float">
            <text:p>17.2919747713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275775300386" calcext:value-type="float">
            <text:p>17.2757753004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269044730036" calcext:value-type="float">
            <text:p>17.26904473</text:p>
          </table:table-cell>
          <table:table-cell office:value-type="float" office:value="17.2535268117605" calcext:value-type="float">
            <text:p>17.2535268118</text:p>
          </table:table-cell>
          <table:table-cell office:value-type="float" office:value="17.2442428917879" calcext:value-type="float">
            <text:p>17.2442428918</text:p>
          </table:table-cell>
          <table:table-cell office:value-type="float" office:value="17.2384748315064" calcext:value-type="float">
            <text:p>17.2384748315</text:p>
          </table:table-cell>
          <table:table-cell office:value-type="float" office:value="17.2350273644707" calcext:value-type="float">
            <text:p>17.2350273645</text:p>
          </table:table-cell>
          <table:table-cell office:value-type="float" office:value="17.2332689476463" calcext:value-type="float">
            <text:p>17.2332689476</text:p>
          </table:table-cell>
          <table:table-cell office:value-type="float" office:value="17.2328174684077" calcext:value-type="float">
            <text:p>17.2328174684</text:p>
          </table:table-cell>
          <table:table-cell office:value-type="float" office:value="17.2334151738652" calcext:value-type="float">
            <text:p>17.2334151739</text:p>
          </table:table-cell>
          <table:table-cell office:value-type="float" office:value="17.2348721052034" calcext:value-type="float">
            <text:p>17.2348721052</text:p>
          </table:table-cell>
          <table:table-cell office:value-type="float" office:value="17.2370382149828" calcext:value-type="float">
            <text:p>17.237038215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1437446334381" calcext:value-type="float">
            <text:p>17.143744633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7.2921436683816" calcext:value-type="float">
            <text:p>17.2921436684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2761354455664" calcext:value-type="float">
            <text:p>17.2761354456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2695053198115" calcext:value-type="float">
            <text:p>17.2695053198</text:p>
          </table:table-cell>
          <table:table-cell office:value-type="float" office:value="17.2541822982527" calcext:value-type="float">
            <text:p>17.2541822983</text:p>
          </table:table-cell>
          <table:table-cell office:value-type="float" office:value="17.2450123062657" calcext:value-type="float">
            <text:p>17.2450123063</text:p>
          </table:table-cell>
          <table:table-cell office:value-type="float" office:value="17.2393122365002" calcext:value-type="float">
            <text:p>17.2393122365</text:p>
          </table:table-cell>
          <table:table-cell office:value-type="float" office:value="17.2359023741776" calcext:value-type="float">
            <text:p>17.2359023742</text:p>
          </table:table-cell>
          <table:table-cell office:value-type="float" office:value="17.2341595340863" calcext:value-type="float">
            <text:p>17.2341595341</text:p>
          </table:table-cell>
          <table:table-cell office:value-type="float" office:value="17.2337067780544" calcext:value-type="float">
            <text:p>17.2337067781</text:p>
          </table:table-cell>
          <table:table-cell office:value-type="float" office:value="17.2342899320487" calcext:value-type="float">
            <text:p>17.234289932</text:p>
          </table:table-cell>
          <table:table-cell office:value-type="float" office:value="17.2357217318692" calcext:value-type="float">
            <text:p>17.2357217319</text:p>
          </table:table-cell>
          <table:table-cell office:value-type="float" office:value="17.2378542869171" calcext:value-type="float">
            <text:p>17.2378542869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1456066885905" calcext:value-type="float">
            <text:p>17.1456066886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7.292307950283" calcext:value-type="float">
            <text:p>17.2923079503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2764858177201" calcext:value-type="float">
            <text:p>17.2764858177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2699530136218" calcext:value-type="float">
            <text:p>17.2699530136</text:p>
          </table:table-cell>
          <table:table-cell office:value-type="float" office:value="17.2548194064119" calcext:value-type="float">
            <text:p>17.2548194064</text:p>
          </table:table-cell>
          <table:table-cell office:value-type="float" office:value="17.2457601921752" calcext:value-type="float">
            <text:p>17.2457601922</text:p>
          </table:table-cell>
          <table:table-cell office:value-type="float" office:value="17.2401262904811" calcext:value-type="float">
            <text:p>17.2401262905</text:p>
          </table:table-cell>
          <table:table-cell office:value-type="float" office:value="17.2367530890155" calcext:value-type="float">
            <text:p>17.236753089</text:p>
          </table:table-cell>
          <table:table-cell office:value-type="float" office:value="17.2350255159667" calcext:value-type="float">
            <text:p>17.235025516</text:p>
          </table:table-cell>
          <table:table-cell office:value-type="float" office:value="17.2345716539431" calcext:value-type="float">
            <text:p>17.2345716539</text:p>
          </table:table-cell>
          <table:table-cell office:value-type="float" office:value="17.2351407998864" calcext:value-type="float">
            <text:p>17.2351407999</text:p>
          </table:table-cell>
          <table:table-cell office:value-type="float" office:value="17.2365483021115" calcext:value-type="float">
            <text:p>17.2365483021</text:p>
          </table:table-cell>
          <table:table-cell office:value-type="float" office:value="17.2386483608764" calcext:value-type="float">
            <text:p>17.2386483609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1474205073474" calcext:value-type="float">
            <text:p>17.1474205073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17.2924676758514" calcext:value-type="float">
            <text:p>17.2924676759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2768265334076" calcext:value-type="float">
            <text:p>17.2768265334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2703879915278" calcext:value-type="float">
            <text:p>17.2703879915</text:p>
          </table:table-cell>
          <table:table-cell office:value-type="float" office:value="17.2554383933538" calcext:value-type="float">
            <text:p>17.2554383934</text:p>
          </table:table-cell>
          <table:table-cell office:value-type="float" office:value="17.2464868470873" calcext:value-type="float">
            <text:p>17.2464868471</text:p>
          </table:table-cell>
          <table:table-cell office:value-type="float" office:value="17.2409173102828" calcext:value-type="float">
            <text:p>17.2409173103</text:p>
          </table:table-cell>
          <table:table-cell office:value-type="float" office:value="17.2375798310594" calcext:value-type="float">
            <text:p>17.2375798311</text:p>
          </table:table-cell>
          <table:table-cell office:value-type="float" office:value="17.2358672107187" calcext:value-type="float">
            <text:p>17.2358672107</text:p>
          </table:table-cell>
          <table:table-cell office:value-type="float" office:value="17.2354124017536" calcext:value-type="float">
            <text:p>17.2354124018</text:p>
          </table:table-cell>
          <table:table-cell office:value-type="float" office:value="17.2359680662701" calcext:value-type="float">
            <text:p>17.2359680663</text:p>
          </table:table-cell>
          <table:table-cell office:value-type="float" office:value="17.237352084652" calcext:value-type="float">
            <text:p>17.2373520847</text:p>
          </table:table-cell>
          <table:table-cell office:value-type="float" office:value="17.239420683397" calcext:value-type="float">
            <text:p>17.2394206834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1491864637921" calcext:value-type="float">
            <text:p>17.1491864638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7.2926228962968" calcext:value-type="float">
            <text:p>17.2926228963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2771576997455" calcext:value-type="float">
            <text:p>17.2771576997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2708104245175" calcext:value-type="float">
            <text:p>17.2708104245</text:p>
          </table:table-cell>
          <table:table-cell office:value-type="float" office:value="17.2560395055249" calcext:value-type="float">
            <text:p>17.2560395055</text:p>
          </table:table-cell>
          <table:table-cell office:value-type="float" office:value="17.2471925569997" calcext:value-type="float">
            <text:p>17.247192557</text:p>
          </table:table-cell>
          <table:table-cell office:value-type="float" office:value="17.2416856007686" calcext:value-type="float">
            <text:p>17.2416856008</text:p>
          </table:table-cell>
          <table:table-cell office:value-type="float" office:value="17.2383829103547" calcext:value-type="float">
            <text:p>17.2383829104</text:p>
          </table:table-cell>
          <table:table-cell office:value-type="float" office:value="17.2366849238811" calcext:value-type="float">
            <text:p>17.2366849239</text:p>
          </table:table-cell>
          <table:table-cell office:value-type="float" office:value="17.236229315479" calcext:value-type="float">
            <text:p>17.2362293155</text:p>
          </table:table-cell>
          <table:table-cell office:value-type="float" office:value="17.2367720085513" calcext:value-type="float">
            <text:p>17.2367720086</text:p>
          </table:table-cell>
          <table:table-cell office:value-type="float" office:value="17.2381333366073" calcext:value-type="float">
            <text:p>17.2381333366</text:p>
          </table:table-cell>
          <table:table-cell office:value-type="float" office:value="17.2401714889573" calcext:value-type="float">
            <text:p>17.240171489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1509049224855" calcext:value-type="float">
            <text:p>17.1509049225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17.2927736624127" calcext:value-type="float">
            <text:p>17.2927736624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277479421972" calcext:value-type="float">
            <text:p>17.277479422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2712204788955" calcext:value-type="float">
            <text:p>17.2712204789</text:p>
          </table:table-cell>
          <table:table-cell office:value-type="float" office:value="17.2566229821981" calcext:value-type="float">
            <text:p>17.2566229822</text:p>
          </table:table-cell>
          <table:table-cell office:value-type="float" office:value="17.2478775995355" calcext:value-type="float">
            <text:p>17.2478775995</text:p>
          </table:table-cell>
          <table:table-cell office:value-type="float" office:value="17.2424314579554" calcext:value-type="float">
            <text:p>17.242431458</text:p>
          </table:table-cell>
          <table:table-cell office:value-type="float" office:value="17.2391626281058" calcext:value-type="float">
            <text:p>17.2391626281</text:p>
          </table:table-cell>
          <table:table-cell office:value-type="float" office:value="17.2374789524947" calcext:value-type="float">
            <text:p>17.2374789525</text:p>
          </table:table-cell>
          <table:table-cell office:value-type="float" office:value="17.2370226812039" calcext:value-type="float">
            <text:p>17.2370226812</text:p>
          </table:table-cell>
          <table:table-cell office:value-type="float" office:value="17.2375528969474" calcext:value-type="float">
            <text:p>17.2375528969</text:p>
          </table:table-cell>
          <table:table-cell office:value-type="float" office:value="17.2388923088793" calcext:value-type="float">
            <text:p>17.2388923089</text:p>
          </table:table-cell>
          <table:table-cell office:value-type="float" office:value="17.2409010068631" calcext:value-type="float">
            <text:p>17.2409010069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1525762452766" calcext:value-type="float">
            <text:p>17.1525762453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17.2929200300351" calcext:value-type="float">
            <text:p>17.29292003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277791809166" calcext:value-type="float">
            <text:p>17.2777918092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2716183195931" calcext:value-type="float">
            <text:p>17.2716183196</text:p>
          </table:table-cell>
          <table:table-cell office:value-type="float" office:value="17.2571890581142" calcext:value-type="float">
            <text:p>17.2571890581</text:p>
          </table:table-cell>
          <table:table-cell office:value-type="float" office:value="17.2485422463639" calcext:value-type="float">
            <text:p>17.2485422464</text:p>
          </table:table-cell>
          <table:table-cell office:value-type="float" office:value="17.2431551713759" calcext:value-type="float">
            <text:p>17.2431551714</text:p>
          </table:table-cell>
          <table:table-cell office:value-type="float" office:value="17.2399192790869" calcext:value-type="float">
            <text:p>17.2399192791</text:p>
          </table:table-cell>
          <table:table-cell office:value-type="float" office:value="17.2382495876662" calcext:value-type="float">
            <text:p>17.2382495877</text:p>
          </table:table-cell>
          <table:table-cell office:value-type="float" office:value="17.2377927799569" calcext:value-type="float">
            <text:p>17.23779278</text:p>
          </table:table-cell>
          <table:table-cell office:value-type="float" office:value="17.2383109978663" calcext:value-type="float">
            <text:p>17.2383109979</text:p>
          </table:table-cell>
          <table:table-cell office:value-type="float" office:value="17.239629250221" calcext:value-type="float">
            <text:p>17.2396292502</text:p>
          </table:table-cell>
          <table:table-cell office:value-type="float" office:value="17.2416094664463" calcext:value-type="float">
            <text:p>17.2416094664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1542007963332" calcext:value-type="float">
            <text:p>17.154200796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7.2930620449327" calcext:value-type="float">
            <text:p>17.293062044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2780949584646" calcext:value-type="float">
            <text:p>17.2780949585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2720041013139" calcext:value-type="float">
            <text:p>17.2720041013</text:p>
          </table:table-cell>
          <table:table-cell office:value-type="float" office:value="17.2577379566498" calcext:value-type="float">
            <text:p>17.2577379566</text:p>
          </table:table-cell>
          <table:table-cell office:value-type="float" office:value="17.2491867570417" calcext:value-type="float">
            <text:p>17.249186757</text:p>
          </table:table-cell>
          <table:table-cell office:value-type="float" office:value="17.243857018078" calcext:value-type="float">
            <text:p>17.2438570181</text:p>
          </table:table-cell>
          <table:table-cell office:value-type="float" office:value="17.2406531454661" calcext:value-type="float">
            <text:p>17.2406531455</text:p>
          </table:table-cell>
          <table:table-cell office:value-type="float" office:value="17.2389971079005" calcext:value-type="float">
            <text:p>17.2389971079</text:p>
          </table:table-cell>
          <table:table-cell office:value-type="float" office:value="17.2385398801613" calcext:value-type="float">
            <text:p>17.2385398802</text:p>
          </table:table-cell>
          <table:table-cell office:value-type="float" office:value="17.239046564957" calcext:value-type="float">
            <text:p>17.239046565</text:p>
          </table:table-cell>
          <table:table-cell office:value-type="float" office:value="17.2403443961385" calcext:value-type="float">
            <text:p>17.2403443961</text:p>
          </table:table-cell>
          <table:table-cell office:value-type="float" office:value="17.2422970827392" calcext:value-type="float">
            <text:p>17.242297082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1557789262219" calcext:value-type="float">
            <text:p>17.1557789262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7.293199755948" calcext:value-type="float">
            <text:p>17.2931997559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2783889688099" calcext:value-type="float">
            <text:p>17.2783889688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27237797639" calcext:value-type="float">
            <text:p>17.2723779764</text:p>
          </table:table-cell>
          <table:table-cell office:value-type="float" office:value="17.258269895997" calcext:value-type="float">
            <text:p>17.258269896</text:p>
          </table:table-cell>
          <table:table-cell office:value-type="float" office:value="17.2498113846371" calcext:value-type="float">
            <text:p>17.2498113846</text:p>
          </table:table-cell>
          <table:table-cell office:value-type="float" office:value="17.2445372681112" calcext:value-type="float">
            <text:p>17.2445372681</text:p>
          </table:table-cell>
          <table:table-cell office:value-type="float" office:value="17.2413645024244" calcext:value-type="float">
            <text:p>17.2413645024</text:p>
          </table:table-cell>
          <table:table-cell office:value-type="float" office:value="17.239721785115" calcext:value-type="float">
            <text:p>17.2397217851</text:p>
          </table:table-cell>
          <table:table-cell office:value-type="float" office:value="17.2392642443754" calcext:value-type="float">
            <text:p>17.2392642444</text:p>
          </table:table-cell>
          <table:table-cell office:value-type="float" office:value="17.2397598470229" calcext:value-type="float">
            <text:p>17.239759847</text:p>
          </table:table-cell>
          <table:table-cell office:value-type="float" office:value="17.241037978626" calcext:value-type="float">
            <text:p>17.2410379786</text:p>
          </table:table-cell>
          <table:table-cell office:value-type="float" office:value="17.2429640689685" calcext:value-type="float">
            <text:p>17.242964069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1573109848509" calcext:value-type="float">
            <text:p>17.157310984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7.2933332130525" calcext:value-type="float">
            <text:p>17.2933332131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2786739389293" calcext:value-type="float">
            <text:p>17.2786739389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2727400937013" calcext:value-type="float">
            <text:p>17.2727400937</text:p>
          </table:table-cell>
          <table:table-cell office:value-type="float" office:value="17.2587850883774" calcext:value-type="float">
            <text:p>17.2587850884</text:p>
          </table:table-cell>
          <table:table-cell office:value-type="float" office:value="17.2504163750434" calcext:value-type="float">
            <text:p>17.250416375</text:p>
          </table:table-cell>
          <table:table-cell office:value-type="float" office:value="17.2451961838615" calcext:value-type="float">
            <text:p>17.2451961839</text:p>
          </table:table-cell>
          <table:table-cell office:value-type="float" office:value="17.2420536174601" calcext:value-type="float">
            <text:p>17.2420536175</text:p>
          </table:table-cell>
          <table:table-cell office:value-type="float" office:value="17.2404238838677" calcext:value-type="float">
            <text:p>17.2404238839</text:p>
          </table:table-cell>
          <table:table-cell office:value-type="float" office:value="17.239966128391" calcext:value-type="float">
            <text:p>17.2399661284</text:p>
          </table:table-cell>
          <table:table-cell office:value-type="float" office:value="17.2404510869215" calcext:value-type="float">
            <text:p>17.2404510869</text:p>
          </table:table-cell>
          <table:table-cell office:value-type="float" office:value="17.2417102247707" calcext:value-type="float">
            <text:p>17.2417102248</text:p>
          </table:table-cell>
          <table:table-cell office:value-type="float" office:value="17.2436106347277" calcext:value-type="float">
            <text:p>17.2436106347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1587973190472" calcext:value-type="float">
            <text:p>17.15879731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7.2934624575045" calcext:value-type="float">
            <text:p>17.2934624575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2789499570528" calcext:value-type="float">
            <text:p>17.2789499571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2730905929533" calcext:value-type="float">
            <text:p>17.273090593</text:p>
          </table:table-cell>
          <table:table-cell office:value-type="float" office:value="17.2592837356538" calcext:value-type="float">
            <text:p>17.2592837357</text:p>
          </table:table-cell>
          <table:table-cell office:value-type="float" office:value="17.2510019630347" calcext:value-type="float">
            <text:p>17.251001963</text:p>
          </table:table-cell>
          <table:table-cell office:value-type="float" office:value="17.2458340162087" calcext:value-type="float">
            <text:p>17.2458340162</text:p>
          </table:table-cell>
          <table:table-cell office:value-type="float" office:value="17.2427207464295" calcext:value-type="float">
            <text:p>17.2427207464</text:p>
          </table:table-cell>
          <table:table-cell office:value-type="float" office:value="17.2411036570716" calcext:value-type="float">
            <text:p>17.2411036571</text:p>
          </table:table-cell>
          <table:table-cell office:value-type="float" office:value="17.240645776366" calcext:value-type="float">
            <text:p>17.2406457764</text:p>
          </table:table-cell>
          <table:table-cell office:value-type="float" office:value="17.2411205157761" calcext:value-type="float">
            <text:p>17.2411205158</text:p>
          </table:table-cell>
          <table:table-cell office:value-type="float" office:value="17.2423613495519" calcext:value-type="float">
            <text:p>17.2423613496</text:p>
          </table:table-cell>
          <table:table-cell office:value-type="float" office:value="17.2442369766572" calcext:value-type="float">
            <text:p>17.2442369767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1602382621191" calcext:value-type="float">
            <text:p>17.1602382621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7.2935875339363" calcext:value-type="float">
            <text:p>17.2935875339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2792171135633" calcext:value-type="float">
            <text:p>17.2792171136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2734296118741" calcext:value-type="float">
            <text:p>17.2734296119</text:p>
          </table:table-cell>
          <table:table-cell office:value-type="float" office:value="17.2597660349784" calcext:value-type="float">
            <text:p>17.259766035</text:p>
          </table:table-cell>
          <table:table-cell office:value-type="float" office:value="17.2515683774019" calcext:value-type="float">
            <text:p>17.2515683774</text:p>
          </table:table-cell>
          <table:table-cell office:value-type="float" office:value="17.2464510095381" calcext:value-type="float">
            <text:p>17.2464510095</text:p>
          </table:table-cell>
          <table:table-cell office:value-type="float" office:value="17.2433661386819" calcext:value-type="float">
            <text:p>17.2433661387</text:p>
          </table:table-cell>
          <table:table-cell office:value-type="float" office:value="17.241761351497" calcext:value-type="float">
            <text:p>17.2417613515</text:p>
          </table:table-cell>
          <table:table-cell office:value-type="float" office:value="17.2413034269982" calcext:value-type="float">
            <text:p>17.241303427</text:p>
          </table:table-cell>
          <table:table-cell office:value-type="float" office:value="17.2417683602332" calcext:value-type="float">
            <text:p>17.2417683602</text:p>
          </table:table-cell>
          <table:table-cell office:value-type="float" office:value="17.2429915647824" calcext:value-type="float">
            <text:p>17.2429915648</text:p>
          </table:table-cell>
          <table:table-cell office:value-type="float" office:value="17.2448432899349" calcext:value-type="float">
            <text:p>17.2448432899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1616341458016" calcext:value-type="float">
            <text:p>17.1616341458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7.2937084857392" calcext:value-type="float">
            <text:p>17.2937084857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2794754961818" calcext:value-type="float">
            <text:p>17.2794754962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2737572835611" calcext:value-type="float">
            <text:p>17.2737572836</text:p>
          </table:table-cell>
          <table:table-cell office:value-type="float" office:value="17.2602321767825" calcext:value-type="float">
            <text:p>17.2602321768</text:p>
          </table:table-cell>
          <table:table-cell office:value-type="float" office:value="17.2521158391571" calcext:value-type="float">
            <text:p>17.2521158392</text:p>
          </table:table-cell>
          <table:table-cell office:value-type="float" office:value="17.2470473999932" calcext:value-type="float">
            <text:p>17.2470474</text:p>
          </table:table-cell>
          <table:table-cell office:value-type="float" office:value="17.2439900352543" calcext:value-type="float">
            <text:p>17.2439900353</text:p>
          </table:table-cell>
          <table:table-cell office:value-type="float" office:value="17.2423972058062" calcext:value-type="float">
            <text:p>17.2423972058</text:p>
          </table:table-cell>
          <table:table-cell office:value-type="float" office:value="17.2419393112801" calcext:value-type="float">
            <text:p>17.2419393113</text:p>
          </table:table-cell>
          <table:table-cell office:value-type="float" office:value="17.2423948397759" calcext:value-type="float">
            <text:p>17.2423948398</text:p>
          </table:table-cell>
          <table:table-cell office:value-type="float" office:value="17.2436010757507" calcext:value-type="float">
            <text:p>17.2436010758</text:p>
          </table:table-cell>
          <table:table-cell office:value-type="float" office:value="17.2454297639167" calcext:value-type="float">
            <text:p>17.2454297639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1629852951995" calcext:value-type="float">
            <text:p>17.1629852952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7.2938253558513" calcext:value-type="float">
            <text:p>17.2938253559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2797251908007" calcext:value-type="float">
            <text:p>17.2797251908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2740737370099" calcext:value-type="float">
            <text:p>17.274073737</text:p>
          </table:table-cell>
          <table:table-cell office:value-type="float" office:value="17.2606823452369" calcext:value-type="float">
            <text:p>17.2606823452</text:p>
          </table:table-cell>
          <table:table-cell office:value-type="float" office:value="17.2526445619736" calcext:value-type="float">
            <text:p>17.252644562</text:p>
          </table:table-cell>
          <table:table-cell office:value-type="float" office:value="17.2476234159081" calcext:value-type="float">
            <text:p>17.2476234159</text:p>
          </table:table-cell>
          <table:table-cell office:value-type="float" office:value="17.2445926693045" calcext:value-type="float">
            <text:p>17.2445926693</text:p>
          </table:table-cell>
          <table:table-cell office:value-type="float" office:value="17.2430114509995" calcext:value-type="float">
            <text:p>17.243011451</text:p>
          </table:table-cell>
          <table:table-cell office:value-type="float" office:value="17.2425536529729" calcext:value-type="float">
            <text:p>17.242553653</text:p>
          </table:table-cell>
          <table:table-cell office:value-type="float" office:value="17.2430001672522" calcext:value-type="float">
            <text:p>17.2430001673</text:p>
          </table:table-cell>
          <table:table-cell office:value-type="float" office:value="17.2441900818405" calcext:value-type="float">
            <text:p>17.2441900818</text:p>
          </table:table-cell>
          <table:table-cell office:value-type="float" office:value="17.2459965829035" calcext:value-type="float">
            <text:p>17.2459965829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1642920292623" calcext:value-type="float">
            <text:p>17.1642920293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7.293938178769" calcext:value-type="float">
            <text:p>17.2939381788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2799662731358" calcext:value-type="float">
            <text:p>17.2799662731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2743790924934" calcext:value-type="float">
            <text:p>17.2743790925</text:p>
          </table:table-cell>
          <table:table-cell office:value-type="float" office:value="17.261116714721" calcext:value-type="float">
            <text:p>17.2611167147</text:p>
          </table:table-cell>
          <table:table-cell office:value-type="float" office:value="17.253154749017" calcext:value-type="float">
            <text:p>17.253154749</text:p>
          </table:table-cell>
          <table:table-cell office:value-type="float" office:value="17.2481792747223" calcext:value-type="float">
            <text:p>17.2481792747</text:p>
          </table:table-cell>
          <table:table-cell office:value-type="float" office:value="17.2451742629309" calcext:value-type="float">
            <text:p>17.2451742629</text:p>
          </table:table-cell>
          <table:table-cell office:value-type="float" office:value="17.2436043069682" calcext:value-type="float">
            <text:p>17.243604307</text:p>
          </table:table-cell>
          <table:table-cell office:value-type="float" office:value="17.2431466646849" calcext:value-type="float">
            <text:p>17.2431466647</text:p>
          </table:table-cell>
          <table:table-cell office:value-type="float" office:value="17.2435845442011" calcext:value-type="float">
            <text:p>17.2435845442</text:p>
          </table:table-cell>
          <table:table-cell office:value-type="float" office:value="17.2447587707041" calcext:value-type="float">
            <text:p>17.2447587707</text:p>
          </table:table-cell>
          <table:table-cell office:value-type="float" office:value="17.246543918586" calcext:value-type="float">
            <text:p>17.2465439186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1655546523494" calcext:value-type="float">
            <text:p>17.1655546523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17.2940469960059" calcext:value-type="float">
            <text:p>17.294046996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2801988249088" calcext:value-type="float">
            <text:p>17.2801988249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2746734706945" calcext:value-type="float">
            <text:p>17.2746734707</text:p>
          </table:table-cell>
          <table:table-cell office:value-type="float" office:value="17.261535456948" calcext:value-type="float">
            <text:p>17.2615354569</text:p>
          </table:table-cell>
          <table:table-cell office:value-type="float" office:value="17.2536465994076" calcext:value-type="float">
            <text:p>17.2536465994</text:p>
          </table:table-cell>
          <table:table-cell office:value-type="float" office:value="17.2487151892843" calcext:value-type="float">
            <text:p>17.2487151893</text:p>
          </table:table-cell>
          <table:table-cell office:value-type="float" office:value="17.2457350336395" calcext:value-type="float">
            <text:p>17.2457350336</text:p>
          </table:table-cell>
          <table:table-cell office:value-type="float" office:value="17.2441759894408" calcext:value-type="float">
            <text:p>17.2441759894</text:p>
          </table:table-cell>
          <table:table-cell office:value-type="float" office:value="17.2437185556898" calcext:value-type="float">
            <text:p>17.2437185557</text:p>
          </table:table-cell>
          <table:table-cell office:value-type="float" office:value="17.2441481700733" calcext:value-type="float">
            <text:p>17.2441481701</text:p>
          </table:table-cell>
          <table:table-cell office:value-type="float" office:value="17.2453073296579" calcext:value-type="float">
            <text:p>17.2453073297</text:p>
          </table:table-cell>
          <table:table-cell office:value-type="float" office:value="17.2470719447264" calcext:value-type="float">
            <text:p>17.2470719447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1667734696863" calcext:value-type="float">
            <text:p>17.1667734697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7.2941518457625" calcext:value-type="float">
            <text:p>17.2941518458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2804229230495" calcext:value-type="float">
            <text:p>17.280422923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2749569866999" calcext:value-type="float">
            <text:p>17.2749569867</text:p>
          </table:table-cell>
          <table:table-cell office:value-type="float" office:value="17.2619387363534" calcext:value-type="float">
            <text:p>17.2619387364</text:p>
          </table:table-cell>
          <table:table-cell office:value-type="float" office:value="17.2541203040723" calcext:value-type="float">
            <text:p>17.2541203041</text:p>
          </table:table-cell>
          <table:table-cell office:value-type="float" office:value="17.249231363811" calcext:value-type="float">
            <text:p>17.2492313638</text:p>
          </table:table-cell>
          <table:table-cell office:value-type="float" office:value="17.246275190184" calcext:value-type="float">
            <text:p>17.2462751902</text:p>
          </table:table-cell>
          <table:table-cell office:value-type="float" office:value="17.2447267054841" calcext:value-type="float">
            <text:p>17.2447267055</text:p>
          </table:table-cell>
          <table:table-cell office:value-type="float" office:value="17.2442695268211" calcext:value-type="float">
            <text:p>17.2442695268</text:p>
          </table:table-cell>
          <table:table-cell office:value-type="float" office:value="17.244691236161" calcext:value-type="float">
            <text:p>17.2446912362</text:p>
          </table:table-cell>
          <table:table-cell office:value-type="float" office:value="17.24583593813" calcext:value-type="float">
            <text:p>17.2458359381</text:p>
          </table:table-cell>
          <table:table-cell office:value-type="float" office:value="17.2475808273809" calcext:value-type="float">
            <text:p>17.2475808274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167948776584" calcext:value-type="float">
            <text:p>17.1679487766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7.2942527597245" calcext:value-type="float">
            <text:p>17.2942527597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2806386363528" calcext:value-type="float">
            <text:p>17.2806386364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2752297481898" calcext:value-type="float">
            <text:p>17.2752297482</text:p>
          </table:table-cell>
          <table:table-cell office:value-type="float" office:value="17.2623267087402" calcext:value-type="float">
            <text:p>17.2623267087</text:p>
          </table:table-cell>
          <table:table-cell office:value-type="float" office:value="17.2545760445426" calcext:value-type="float">
            <text:p>17.2545760445</text:p>
          </table:table-cell>
          <table:table-cell office:value-type="float" office:value="17.2497279927196" calcext:value-type="float">
            <text:p>17.2497279927</text:p>
          </table:table-cell>
          <table:table-cell office:value-type="float" office:value="17.2467949313552" calcext:value-type="float">
            <text:p>17.2467949314</text:p>
          </table:table-cell>
          <table:table-cell office:value-type="float" office:value="17.2452566521795" calcext:value-type="float">
            <text:p>17.2452566522</text:p>
          </table:table-cell>
          <table:table-cell office:value-type="float" office:value="17.2447997689499" calcext:value-type="float">
            <text:p>17.2447997689</text:p>
          </table:table-cell>
          <table:table-cell office:value-type="float" office:value="17.2452139237644" calcext:value-type="float">
            <text:p>17.2452139238</text:p>
          </table:table-cell>
          <table:table-cell office:value-type="float" office:value="17.2463447653525" calcext:value-type="float">
            <text:p>17.2463447654</text:p>
          </table:table-cell>
          <table:table-cell office:value-type="float" office:value="17.2480707218849" calcext:value-type="float">
            <text:p>17.2480707219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1690808549414" calcext:value-type="float">
            <text:p>17.1690808549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17.2943497756716" calcext:value-type="float">
            <text:p>17.2943497757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2808460386826" calcext:value-type="float">
            <text:p>17.2808460387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2754918628686" calcext:value-type="float">
            <text:p>17.2754918629</text:p>
          </table:table-cell>
          <table:table-cell office:value-type="float" office:value="17.2626995270703" calcext:value-type="float">
            <text:p>17.2626995271</text:p>
          </table:table-cell>
          <table:table-cell office:value-type="float" office:value="17.2550139982046" calcext:value-type="float">
            <text:p>17.2550139982</text:p>
          </table:table-cell>
          <table:table-cell office:value-type="float" office:value="17.2502052657492" calcext:value-type="float">
            <text:p>17.2502052657</text:p>
          </table:table-cell>
          <table:table-cell office:value-type="float" office:value="17.2472944512375" calcext:value-type="float">
            <text:p>17.2472944512</text:p>
          </table:table-cell>
          <table:table-cell office:value-type="float" office:value="17.2457660222718" calcext:value-type="float">
            <text:p>17.2457660223</text:p>
          </table:table-cell>
          <table:table-cell office:value-type="float" office:value="17.2453094693458" calcext:value-type="float">
            <text:p>17.2453094693</text:p>
          </table:table-cell>
          <table:table-cell office:value-type="float" office:value="17.2457164116991" calcext:value-type="float">
            <text:p>17.2457164117</text:p>
          </table:table-cell>
          <table:table-cell office:value-type="float" office:value="17.2468339796478" calcext:value-type="float">
            <text:p>17.2468339796</text:p>
          </table:table-cell>
          <table:table-cell office:value-type="float" office:value="17.2485417848274" calcext:value-type="float">
            <text:p>17.2485417848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1701699858462" calcext:value-type="float">
            <text:p>17.1701699858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7.2944429249159" calcext:value-type="float">
            <text:p>17.2944429249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2810451958337" calcext:value-type="float">
            <text:p>17.2810451958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2757434311686" calcext:value-type="float">
            <text:p>17.2757434312</text:p>
          </table:table-cell>
          <table:table-cell office:value-type="float" office:value="17.2630573358587" calcext:value-type="float">
            <text:p>17.2630573359</text:p>
          </table:table-cell>
          <table:table-cell office:value-type="float" office:value="17.2554343332548" calcext:value-type="float">
            <text:p>17.2554343333</text:p>
          </table:table-cell>
          <table:table-cell office:value-type="float" office:value="17.2506633630467" calcext:value-type="float">
            <text:p>17.250663363</text:p>
          </table:table-cell>
          <table:table-cell office:value-type="float" office:value="17.24777393415" calcext:value-type="float">
            <text:p>17.2477739342</text:p>
          </table:table-cell>
          <table:table-cell office:value-type="float" office:value="17.2462549986994" calcext:value-type="float">
            <text:p>17.2462549987</text:p>
          </table:table-cell>
          <table:table-cell office:value-type="float" office:value="17.2457988054725" calcext:value-type="float">
            <text:p>17.2457988055</text:p>
          </table:table-cell>
          <table:table-cell office:value-type="float" office:value="17.2461988689205" calcext:value-type="float">
            <text:p>17.2461988689</text:p>
          </table:table-cell>
          <table:table-cell office:value-type="float" office:value="17.247303739249" calcext:value-type="float">
            <text:p>17.2473037392</text:p>
          </table:table-cell>
          <table:table-cell office:value-type="float" office:value="17.2489941621612" calcext:value-type="float">
            <text:p>17.2489941622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1712164365874" calcext:value-type="float">
            <text:p>17.1712164366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17.2945322382762" calcext:value-type="float">
            <text:p>17.2945322383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2812361717924" calcext:value-type="float">
            <text:p>17.2812361718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2759845497949" calcext:value-type="float">
            <text:p>17.2759845498</text:p>
          </table:table-cell>
          <table:table-cell office:value-type="float" office:value="17.263400273955" calcext:value-type="float">
            <text:p>17.263400274</text:p>
          </table:table-cell>
          <table:table-cell office:value-type="float" office:value="17.2558372112299" calcext:value-type="float">
            <text:p>17.2558372112</text:p>
          </table:table-cell>
          <table:table-cell office:value-type="float" office:value="17.2511024576371" calcext:value-type="float">
            <text:p>17.2511024576</text:p>
          </table:table-cell>
          <table:table-cell office:value-type="float" office:value="17.2482335571777" calcext:value-type="float">
            <text:p>17.2482335572</text:p>
          </table:table-cell>
          <table:table-cell office:value-type="float" office:value="17.2467237573082" calcext:value-type="float">
            <text:p>17.2467237573</text:p>
          </table:table-cell>
          <table:table-cell office:value-type="float" office:value="17.246267948033" calcext:value-type="float">
            <text:p>17.246267948</text:p>
          </table:table-cell>
          <table:table-cell office:value-type="float" office:value="17.2466614581052" calcext:value-type="float">
            <text:p>17.2466614581</text:p>
          </table:table-cell>
          <table:table-cell office:value-type="float" office:value="17.2477541967181" calcext:value-type="float">
            <text:p>17.2477541967</text:p>
          </table:table-cell>
          <table:table-cell office:value-type="float" office:value="17.2494279948863" calcext:value-type="float">
            <text:p>17.2494279949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1722204665392" calcext:value-type="float">
            <text:p>17.1722204665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7.2946177444136" calcext:value-type="float">
            <text:p>17.2946177444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2814190270018" calcext:value-type="float">
            <text:p>17.281419027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2762153108009" calcext:value-type="float">
            <text:p>17.2762153108</text:p>
          </table:table-cell>
          <table:table-cell office:value-type="float" office:value="17.2637284738646" calcext:value-type="float">
            <text:p>17.2637284739</text:p>
          </table:table-cell>
          <table:table-cell office:value-type="float" office:value="17.256222786412" calcext:value-type="float">
            <text:p>17.2562227864</text:p>
          </table:table-cell>
          <table:table-cell office:value-type="float" office:value="17.2515227148457" calcext:value-type="float">
            <text:p>17.2515227148</text:p>
          </table:table-cell>
          <table:table-cell office:value-type="float" office:value="17.2486734895716" calcext:value-type="float">
            <text:p>17.2486734896</text:p>
          </table:table-cell>
          <table:table-cell office:value-type="float" office:value="17.2471724661889" calcext:value-type="float">
            <text:p>17.2471724662</text:p>
          </table:table-cell>
          <table:table-cell office:value-type="float" office:value="17.2467170602003" calcext:value-type="float">
            <text:p>17.2467170602</text:p>
          </table:table-cell>
          <table:table-cell office:value-type="float" office:value="17.2471043347159" calcext:value-type="float">
            <text:p>17.2471043347</text:p>
          </table:table-cell>
          <table:table-cell office:value-type="float" office:value="17.2481854977584" calcext:value-type="float">
            <text:p>17.2481854978</text:p>
          </table:table-cell>
          <table:table-cell office:value-type="float" office:value="17.2498434174911" calcext:value-type="float">
            <text:p>17.2498434175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1731823252888" calcext:value-type="float">
            <text:p>17.1731823253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7.2946994759021" calcext:value-type="float">
            <text:p>17.2946994759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2815938247252" calcext:value-type="float">
            <text:p>17.2815938247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2764358051701" calcext:value-type="float">
            <text:p>17.2764358052</text:p>
          </table:table-cell>
          <table:table-cell office:value-type="float" office:value="17.2640420645488" calcext:value-type="float">
            <text:p>17.2640420645</text:p>
          </table:table-cell>
          <table:table-cell office:value-type="float" office:value="17.2565912083711" calcext:value-type="float">
            <text:p>17.2565912084</text:p>
          </table:table-cell>
          <table:table-cell office:value-type="float" office:value="17.2519242947806" calcext:value-type="float">
            <text:p>17.2519242948</text:p>
          </table:table-cell>
          <table:table-cell office:value-type="float" office:value="17.249093895294" calcext:value-type="float">
            <text:p>17.2490938953</text:p>
          </table:table-cell>
          <table:table-cell office:value-type="float" office:value="17.2476012884092" calcext:value-type="float">
            <text:p>17.2476012884</text:p>
          </table:table-cell>
          <table:table-cell office:value-type="float" office:value="17.2471463006901" calcext:value-type="float">
            <text:p>17.2471463007</text:p>
          </table:table-cell>
          <table:table-cell office:value-type="float" office:value="17.2475276506232" calcext:value-type="float">
            <text:p>17.2475276506</text:p>
          </table:table-cell>
          <table:table-cell office:value-type="float" office:value="17.2485977856922" calcext:value-type="float">
            <text:p>17.2485977857</text:p>
          </table:table-cell>
          <table:table-cell office:value-type="float" office:value="17.2502405637237" calcext:value-type="float">
            <text:p>17.2502405637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1741022586389" calcext:value-type="float">
            <text:p>17.1741022586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7.294777458302" calcext:value-type="float">
            <text:p>17.2947774583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2817606196137" calcext:value-type="float">
            <text:p>17.2817606196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2766461164894" calcext:value-type="float">
            <text:p>17.2766461165</text:p>
          </table:table-cell>
          <table:table-cell office:value-type="float" office:value="17.2643411665726" calcext:value-type="float">
            <text:p>17.2643411666</text:p>
          </table:table-cell>
          <table:table-cell office:value-type="float" office:value="17.2569426176019" calcext:value-type="float">
            <text:p>17.2569426176</text:p>
          </table:table-cell>
          <table:table-cell office:value-type="float" office:value="17.2523073480822" calcext:value-type="float">
            <text:p>17.2523073481</text:p>
          </table:table-cell>
          <table:table-cell office:value-type="float" office:value="17.2494949286425" calcext:value-type="float">
            <text:p>17.2494949286</text:p>
          </table:table-cell>
          <table:table-cell office:value-type="float" office:value="17.2480103772803" calcext:value-type="float">
            <text:p>17.2480103773</text:p>
          </table:table-cell>
          <table:table-cell office:value-type="float" office:value="17.2475558183857" calcext:value-type="float">
            <text:p>17.2475558184</text:p>
          </table:table-cell>
          <table:table-cell office:value-type="float" office:value="17.2479315477087" calcext:value-type="float">
            <text:p>17.2479315477</text:p>
          </table:table-cell>
          <table:table-cell office:value-type="float" office:value="17.2489911934892" calcext:value-type="float">
            <text:p>17.2489911935</text:p>
          </table:table-cell>
          <table:table-cell office:value-type="float" office:value="17.2506195562546" calcext:value-type="float">
            <text:p>17.2506195563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1749804973495" calcext:value-type="float">
            <text:p>17.1749804973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7.2948517177193" calcext:value-type="float">
            <text:p>17.2948517177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281919465627" calcext:value-type="float">
            <text:p>17.2819194656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2768463253974" calcext:value-type="float">
            <text:p>17.2768463254</text:p>
          </table:table-cell>
          <table:table-cell office:value-type="float" office:value="17.2646258955709" calcext:value-type="float">
            <text:p>17.2646258956</text:p>
          </table:table-cell>
          <table:table-cell office:value-type="float" office:value="17.2572771486674" calcext:value-type="float">
            <text:p>17.2572771487</text:p>
          </table:table-cell>
          <table:table-cell office:value-type="float" office:value="17.2526720189913" calcext:value-type="float">
            <text:p>17.252672019</text:p>
          </table:table-cell>
          <table:table-cell office:value-type="float" office:value="17.2498767373978" calcext:value-type="float">
            <text:p>17.2498767374</text:p>
          </table:table-cell>
          <table:table-cell office:value-type="float" office:value="17.2483998797401" calcext:value-type="float">
            <text:p>17.2483998797</text:p>
          </table:table-cell>
          <table:table-cell office:value-type="float" office:value="17.247945756148" calcext:value-type="float">
            <text:p>17.2479457561</text:p>
          </table:table-cell>
          <table:table-cell office:value-type="float" office:value="17.2483161623633" calcext:value-type="float">
            <text:p>17.2483161624</text:p>
          </table:table-cell>
          <table:table-cell office:value-type="float" office:value="17.2493658493335" calcext:value-type="float">
            <text:p>17.2493658493</text:p>
          </table:table-cell>
          <table:table-cell office:value-type="float" office:value="17.2509805138582" calcext:value-type="float">
            <text:p>17.2509805139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1758172646787" calcext:value-type="float">
            <text:p>17.1758172647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7.2949222787673" calcext:value-type="float">
            <text:p>17.2949222788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282070413906" calcext:value-type="float">
            <text:p>17.2820704139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2770365084353" calcext:value-type="float">
            <text:p>17.2770365084</text:p>
          </table:table-cell>
          <table:table-cell office:value-type="float" office:value="17.264896361392" calcext:value-type="float">
            <text:p>17.2648963614</text:p>
          </table:table-cell>
          <table:table-cell office:value-type="float" office:value="17.2575949294399" calcext:value-type="float">
            <text:p>17.2575949294</text:p>
          </table:table-cell>
          <table:table-cell office:value-type="float" office:value="17.253018444611" calcext:value-type="float">
            <text:p>17.2530184446</text:p>
          </table:table-cell>
          <table:table-cell office:value-type="float" office:value="17.2502394620604" calcext:value-type="float">
            <text:p>17.2502394621</text:p>
          </table:table-cell>
          <table:table-cell office:value-type="float" office:value="17.248769935517" calcext:value-type="float">
            <text:p>17.2487699355</text:p>
          </table:table-cell>
          <table:table-cell office:value-type="float" office:value="17.2483162498538" calcext:value-type="float">
            <text:p>17.2483162499</text:p>
          </table:table-cell>
          <table:table-cell office:value-type="float" office:value="17.248681624326" calcext:value-type="float">
            <text:p>17.2486816243</text:p>
          </table:table-cell>
          <table:table-cell office:value-type="float" office:value="17.2497218751594" calcext:value-type="float">
            <text:p>17.2497218752</text:p>
          </table:table-cell>
          <table:table-cell office:value-type="float" office:value="17.2513235494981" calcext:value-type="float">
            <text:p>17.2513235495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1766127741803" calcext:value-type="float">
            <text:p>17.1766127742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17.2949891672757" calcext:value-type="float">
            <text:p>17.2949891673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2822135156167" calcext:value-type="float">
            <text:p>17.2822135156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2772167396571" calcext:value-type="float">
            <text:p>17.2772167397</text:p>
          </table:table-cell>
          <table:table-cell office:value-type="float" office:value="17.265152669366" calcext:value-type="float">
            <text:p>17.2651526694</text:p>
          </table:table-cell>
          <table:table-cell office:value-type="float" office:value="17.2578960822588" calcext:value-type="float">
            <text:p>17.2578960823</text:p>
          </table:table-cell>
          <table:table-cell office:value-type="float" office:value="17.2533467560392" calcext:value-type="float">
            <text:p>17.253346756</text:p>
          </table:table-cell>
          <table:table-cell office:value-type="float" office:value="17.2505832370099" calcext:value-type="float">
            <text:p>17.250583237</text:p>
          </table:table-cell>
          <table:table-cell office:value-type="float" office:value="17.2491206783704" calcext:value-type="float">
            <text:p>17.2491206784</text:p>
          </table:table-cell>
          <table:table-cell office:value-type="float" office:value="17.2486674297839" calcext:value-type="float">
            <text:p>17.2486674298</text:p>
          </table:table-cell>
          <table:table-cell office:value-type="float" office:value="17.2490280583141" calcext:value-type="float">
            <text:p>17.2490280583</text:p>
          </table:table-cell>
          <table:table-cell office:value-type="float" office:value="17.2500593886599" calcext:value-type="float">
            <text:p>17.2500593887</text:p>
          </table:table-cell>
          <table:table-cell office:value-type="float" office:value="17.2516487729102" calcext:value-type="float">
            <text:p>17.2516487729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1773672323338" calcext:value-type="float">
            <text:p>17.1773672323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7.2950524054172" calcext:value-type="float">
            <text:p>17.2950524054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2823488168523" calcext:value-type="float">
            <text:p>17.2823488169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2773870878305" calcext:value-type="float">
            <text:p>17.2773870878</text:p>
          </table:table-cell>
          <table:table-cell office:value-type="float" office:value="17.2653949181744" calcext:value-type="float">
            <text:p>17.2653949182</text:p>
          </table:table-cell>
          <table:table-cell office:value-type="float" office:value="17.2581807220215" calcext:value-type="float">
            <text:p>17.258180722</text:p>
          </table:table-cell>
          <table:table-cell office:value-type="float" office:value="17.2536570765097" calcext:value-type="float">
            <text:p>17.2536570765</text:p>
          </table:table-cell>
          <table:table-cell office:value-type="float" office:value="17.2509081885881" calcext:value-type="float">
            <text:p>17.2509081886</text:p>
          </table:table-cell>
          <table:table-cell office:value-type="float" office:value="17.2494522340113" calcext:value-type="float">
            <text:p>17.249452234</text:p>
          </table:table-cell>
          <table:table-cell office:value-type="float" office:value="17.2489994182543" calcext:value-type="float">
            <text:p>17.2489994183</text:p>
          </table:table-cell>
          <table:table-cell office:value-type="float" office:value="17.2493555811932" calcext:value-type="float">
            <text:p>17.2493555812</text:p>
          </table:table-cell>
          <table:table-cell office:value-type="float" office:value="17.2503784997481" calcext:value-type="float">
            <text:p>17.2503784997</text:p>
          </table:table-cell>
          <table:table-cell office:value-type="float" office:value="17.2519562860007" calcext:value-type="float">
            <text:p>17.251956286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1780808334838" calcext:value-type="float">
            <text:p>17.1780808335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7.2951120118397" calcext:value-type="float">
            <text:p>17.2951120118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2824763587762" calcext:value-type="float">
            <text:p>17.2824763588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2775476165506" calcext:value-type="float">
            <text:p>17.2775476166</text:p>
          </table:table-cell>
          <table:table-cell office:value-type="float" office:value="17.265623199964" calcext:value-type="float">
            <text:p>17.2656232</text:p>
          </table:table-cell>
          <table:table-cell office:value-type="float" office:value="17.2584489562993" calcext:value-type="float">
            <text:p>17.2584489563</text:p>
          </table:table-cell>
          <table:table-cell office:value-type="float" office:value="17.2539495215082" calcext:value-type="float">
            <text:p>17.2539495215</text:p>
          </table:table-cell>
          <table:table-cell office:value-type="float" office:value="17.2512144352135" calcext:value-type="float">
            <text:p>17.2512144352</text:p>
          </table:table-cell>
          <table:table-cell office:value-type="float" office:value="17.2497647202158" calcext:value-type="float">
            <text:p>17.2497647202</text:p>
          </table:table-cell>
          <table:table-cell office:value-type="float" office:value="17.2493123297287" calcext:value-type="float">
            <text:p>17.2493123297</text:p>
          </table:table-cell>
          <table:table-cell office:value-type="float" office:value="17.2496643020929" calcext:value-type="float">
            <text:p>17.2496643021</text:p>
          </table:table-cell>
          <table:table-cell office:value-type="float" office:value="17.2506793106814" calcext:value-type="float">
            <text:p>17.2506793107</text:p>
          </table:table-cell>
          <table:table-cell office:value-type="float" office:value="17.2522461829873" calcext:value-type="float">
            <text:p>17.252246183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1787537598742" calcext:value-type="float">
            <text:p>17.1787537599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17.2951680103644" calcext:value-type="float">
            <text:p>17.2951680104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2825961867391" calcext:value-type="float">
            <text:p>17.2825961867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2776983893192" calcext:value-type="float">
            <text:p>17.2776983893</text:p>
          </table:table-cell>
          <table:table-cell office:value-type="float" office:value="17.2658376042831" calcext:value-type="float">
            <text:p>17.2658376043</text:p>
          </table:table-cell>
          <table:table-cell office:value-type="float" office:value="17.2587008888979" calcext:value-type="float">
            <text:p>17.2587008889</text:p>
          </table:table-cell>
          <table:table-cell office:value-type="float" office:value="17.254224202245" calcext:value-type="float">
            <text:p>17.2542242022</text:p>
          </table:table-cell>
          <table:table-cell office:value-type="float" office:value="17.2515020909499" calcext:value-type="float">
            <text:p>17.2515020909</text:p>
          </table:table-cell>
          <table:table-cell office:value-type="float" office:value="17.2500582506674" calcext:value-type="float">
            <text:p>17.2500582507</text:p>
          </table:table-cell>
          <table:table-cell office:value-type="float" office:value="17.2496062751595" calcext:value-type="float">
            <text:p>17.2496062752</text:p>
          </table:table-cell>
          <table:table-cell office:value-type="float" office:value="17.2499543275474" calcext:value-type="float">
            <text:p>17.2499543275</text:p>
          </table:table-cell>
          <table:table-cell office:value-type="float" office:value="17.2509619224423" calcext:value-type="float">
            <text:p>17.2509619224</text:p>
          </table:table-cell>
          <table:table-cell office:value-type="float" office:value="17.2525185586532" calcext:value-type="float">
            <text:p>17.2525185587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1793861903827" calcext:value-type="float">
            <text:p>17.179386190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7.2952204175691" calcext:value-type="float">
            <text:p>17.2952204176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2827083372779" calcext:value-type="float">
            <text:p>17.2827083373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2778394623648" calcext:value-type="float">
            <text:p>17.2778394624</text:p>
          </table:table-cell>
          <table:table-cell office:value-type="float" office:value="17.266038212574" calcext:value-type="float">
            <text:p>17.2660382126</text:p>
          </table:table-cell>
          <table:table-cell office:value-type="float" office:value="17.2589366149016" calcext:value-type="float">
            <text:p>17.2589366149</text:p>
          </table:table-cell>
          <table:table-cell office:value-type="float" office:value="17.2544812208272" calcext:value-type="float">
            <text:p>17.2544812208</text:p>
          </table:table-cell>
          <table:table-cell office:value-type="float" office:value="17.2517712605359" calcext:value-type="float">
            <text:p>17.2517712605</text:p>
          </table:table-cell>
          <table:table-cell office:value-type="float" office:value="17.2503329295827" calcext:value-type="float">
            <text:p>17.2503329296</text:p>
          </table:table-cell>
          <table:table-cell office:value-type="float" office:value="17.249881355886" calcext:value-type="float">
            <text:p>17.2498813559</text:p>
          </table:table-cell>
          <table:table-cell office:value-type="float" office:value="17.2502257542332" calcext:value-type="float">
            <text:p>17.2502257542</text:p>
          </table:table-cell>
          <table:table-cell office:value-type="float" office:value="17.2512264256851" calcext:value-type="float">
            <text:p>17.2512264257</text:p>
          </table:table-cell>
          <table:table-cell office:value-type="float" office:value="17.2527734965984" calcext:value-type="float">
            <text:p>17.2527734966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1799782878316" calcext:value-type="float">
            <text:p>17.1799782878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7.2952692523238" calcext:value-type="float">
            <text:p>17.2952692523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2828128481089" calcext:value-type="float">
            <text:p>17.2828128481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2779708902048" calcext:value-type="float">
            <text:p>17.2779708902</text:p>
          </table:table-cell>
          <table:table-cell office:value-type="float" office:value="17.266225102477" calcext:value-type="float">
            <text:p>17.2662251025</text:p>
          </table:table-cell>
          <table:table-cell office:value-type="float" office:value="17.2591562245652" calcext:value-type="float">
            <text:p>17.2591562246</text:p>
          </table:table-cell>
          <table:table-cell office:value-type="float" office:value="17.2547206740539" calcext:value-type="float">
            <text:p>17.2547206741</text:p>
          </table:table-cell>
          <table:table-cell office:value-type="float" office:value="17.2520220432854" calcext:value-type="float">
            <text:p>17.2520220433</text:p>
          </table:table-cell>
          <table:table-cell office:value-type="float" office:value="17.2505888559147" calcext:value-type="float">
            <text:p>17.2505888559</text:p>
          </table:table-cell>
          <table:table-cell office:value-type="float" office:value="17.2501376683853" calcext:value-type="float">
            <text:p>17.2501376684</text:p>
          </table:table-cell>
          <table:table-cell office:value-type="float" office:value="17.2504786745983" calcext:value-type="float">
            <text:p>17.2504786746</text:p>
          </table:table-cell>
          <table:table-cell office:value-type="float" office:value="17.2514729077268" calcext:value-type="float">
            <text:p>17.2514729077</text:p>
          </table:table-cell>
          <table:table-cell office:value-type="float" office:value="17.2530110782858" calcext:value-type="float">
            <text:p>17.2530110783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180530208588" calcext:value-type="float">
            <text:p>17.180530208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7.2953145309273" calcext:value-type="float">
            <text:p>17.2953145309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2829097530375" calcext:value-type="float">
            <text:p>17.282909753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2780927228489" calcext:value-type="float">
            <text:p>17.2780927228</text:p>
          </table:table-cell>
          <table:table-cell office:value-type="float" office:value="17.2663983456971" calcext:value-type="float">
            <text:p>17.2663983457</text:p>
          </table:table-cell>
          <table:table-cell office:value-type="float" office:value="17.2593598013994" calcext:value-type="float">
            <text:p>17.2593598014</text:p>
          </table:table-cell>
          <table:table-cell office:value-type="float" office:value="17.2549426515529" calcext:value-type="float">
            <text:p>17.2549426516</text:p>
          </table:table-cell>
          <table:table-cell office:value-type="float" office:value="17.252254531167" calcext:value-type="float">
            <text:p>17.2522545312</text:p>
          </table:table-cell>
          <table:table-cell office:value-type="float" office:value="17.2508261212707" calcext:value-type="float">
            <text:p>17.2508261213</text:p>
          </table:table-cell>
          <table:table-cell office:value-type="float" office:value="17.250375301902" calcext:value-type="float">
            <text:p>17.2503753019</text:p>
          </table:table-cell>
          <table:table-cell office:value-type="float" office:value="17.2507131740339" calcext:value-type="float">
            <text:p>17.250713174</text:p>
          </table:table-cell>
          <table:table-cell office:value-type="float" office:value="17.2517014490127" calcext:value-type="float">
            <text:p>17.251701449</text:p>
          </table:table-cell>
          <table:table-cell office:value-type="float" office:value="17.2532313784464" calcext:value-type="float">
            <text:p>17.253231378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1810420975556" calcext:value-type="float">
            <text:p>17.1810420976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17.2953562683592" calcext:value-type="float">
            <text:p>17.2953562684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2829990832748" calcext:value-type="float">
            <text:p>17.282999083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2782050065487" calcext:value-type="float">
            <text:p>17.2782050065</text:p>
          </table:table-cell>
          <table:table-cell office:value-type="float" office:value="17.2665580085994" calcext:value-type="float">
            <text:p>17.2665580086</text:p>
          </table:table-cell>
          <table:table-cell office:value-type="float" office:value="17.2595474227166" calcext:value-type="float">
            <text:p>17.2595474227</text:p>
          </table:table-cell>
          <table:table-cell office:value-type="float" office:value="17.2551472363139" calcext:value-type="float">
            <text:p>17.2551472363</text:p>
          </table:table-cell>
          <table:table-cell office:value-type="float" office:value="17.2524688093503" calcext:value-type="float">
            <text:p>17.2524688094</text:p>
          </table:table-cell>
          <table:table-cell office:value-type="float" office:value="17.2510448104953" calcext:value-type="float">
            <text:p>17.2510448105</text:p>
          </table:table-cell>
          <table:table-cell office:value-type="float" office:value="17.2505943390993" calcext:value-type="float">
            <text:p>17.2505943391</text:p>
          </table:table-cell>
          <table:table-cell office:value-type="float" office:value="17.2509293316355" calcext:value-type="float">
            <text:p>17.2509293316</text:p>
          </table:table-cell>
          <table:table-cell office:value-type="float" office:value="17.2519121240508" calcext:value-type="float">
            <text:p>17.2519121241</text:p>
          </table:table-cell>
          <table:table-cell office:value-type="float" office:value="17.2534344662776" calcext:value-type="float">
            <text:p>17.253434466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1815140893817" calcext:value-type="float">
            <text:p>17.181514089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7.2953944790744" calcext:value-type="float">
            <text:p>17.2953944791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2830808682728" calcext:value-type="float">
            <text:p>17.2830808683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2783077842795" calcext:value-type="float">
            <text:p>17.2783077843</text:p>
          </table:table-cell>
          <table:table-cell office:value-type="float" office:value="17.2667041525963" calcext:value-type="float">
            <text:p>17.2667041526</text:p>
          </table:table-cell>
          <table:table-cell office:value-type="float" office:value="17.2597191599882" calcext:value-type="float">
            <text:p>17.25971916</text:p>
          </table:table-cell>
          <table:table-cell office:value-type="float" office:value="17.2553345050391" calcext:value-type="float">
            <text:p>17.255334505</text:p>
          </table:table-cell>
          <table:table-cell office:value-type="float" office:value="17.2526649565629" calcext:value-type="float">
            <text:p>17.2526649566</text:p>
          </table:table-cell>
          <table:table-cell office:value-type="float" office:value="17.2512450020499" calcext:value-type="float">
            <text:p>17.251245002</text:p>
          </table:table-cell>
          <table:table-cell office:value-type="float" office:value="17.2507948564791" calcext:value-type="float">
            <text:p>17.2507948565</text:p>
          </table:table-cell>
          <table:table-cell office:value-type="float" office:value="17.251127220691" calcext:value-type="float">
            <text:p>17.2511272207</text:p>
          </table:table-cell>
          <table:table-cell office:value-type="float" office:value="17.2521050020079" calcext:value-type="float">
            <text:p>17.252105002</text:p>
          </table:table-cell>
          <table:table-cell office:value-type="float" office:value="17.2536204062053" calcext:value-type="float">
            <text:p>17.2536204062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1819463092027" calcext:value-type="float">
            <text:p>17.1819463092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7.2954291728735" calcext:value-type="float">
            <text:p>17.2954291729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2831551314024" calcext:value-type="float">
            <text:p>17.2831551314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278401093369" calcext:value-type="float">
            <text:p>17.2784010934</text:p>
          </table:table-cell>
          <table:table-cell office:value-type="float" office:value="17.2668368323398" calcext:value-type="float">
            <text:p>17.2668368323</text:p>
          </table:table-cell>
          <table:table-cell office:value-type="float" office:value="17.259875077223" calcext:value-type="float">
            <text:p>17.2598750772</text:p>
          </table:table-cell>
          <table:table-cell office:value-type="float" office:value="17.2555045265643" calcext:value-type="float">
            <text:p>17.2555045266</text:p>
          </table:table-cell>
          <table:table-cell office:value-type="float" office:value="17.2528430434633" calcext:value-type="float">
            <text:p>17.2528430435</text:p>
          </table:table-cell>
          <table:table-cell office:value-type="float" office:value="17.2514267662487" calcext:value-type="float">
            <text:p>17.2514267662</text:p>
          </table:table-cell>
          <table:table-cell office:value-type="float" office:value="17.2509769223737" calcext:value-type="float">
            <text:p>17.2509769224</text:p>
          </table:table-cell>
          <table:table-cell office:value-type="float" office:value="17.2513069062836" calcext:value-type="float">
            <text:p>17.2513069063</text:p>
          </table:table-cell>
          <table:table-cell office:value-type="float" office:value="17.2522801437128" calcext:value-type="float">
            <text:p>17.2522801437</text:p>
          </table:table-cell>
          <table:table-cell office:value-type="float" office:value="17.2537892539843" calcext:value-type="float">
            <text:p>17.253789254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1823388684035" calcext:value-type="float">
            <text:p>17.182338868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17.2954603665034" calcext:value-type="float">
            <text:p>17.2954603665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2832219021102" calcext:value-type="float">
            <text:p>17.2832219021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2784849722316" calcext:value-type="float">
            <text:p>17.2784849722</text:p>
          </table:table-cell>
          <table:table-cell office:value-type="float" office:value="17.266956100914" calcext:value-type="float">
            <text:p>17.2669561009</text:p>
          </table:table-cell>
          <table:table-cell office:value-type="float" office:value="17.2600152356532" calcext:value-type="float">
            <text:p>17.2600152357</text:p>
          </table:table-cell>
          <table:table-cell office:value-type="float" office:value="17.2556573664276" calcext:value-type="float">
            <text:p>17.2556573664</text:p>
          </table:table-cell>
          <table:table-cell office:value-type="float" office:value="17.2530031373405" calcext:value-type="float">
            <text:p>17.2530031373</text:p>
          </table:table-cell>
          <table:table-cell office:value-type="float" office:value="17.2515901703292" calcext:value-type="float">
            <text:p>17.2515901703</text:p>
          </table:table-cell>
          <table:table-cell office:value-type="float" office:value="17.2511406026877" calcext:value-type="float">
            <text:p>17.2511406027</text:p>
          </table:table-cell>
          <table:table-cell office:value-type="float" office:value="17.2514684521085" calcext:value-type="float">
            <text:p>17.2514684521</text:p>
          </table:table-cell>
          <table:table-cell office:value-type="float" office:value="17.2524376101374" calcext:value-type="float">
            <text:p>17.2524376101</text:p>
          </table:table-cell>
          <table:table-cell office:value-type="float" office:value="17.2539410676924" calcext:value-type="float">
            <text:p>17.2539410677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1826918763354" calcext:value-type="float">
            <text:p>17.182691876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7.2954880677589" calcext:value-type="float">
            <text:p>17.2954880678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2832811992652" calcext:value-type="float">
            <text:p>17.2832811993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278559451181" calcext:value-type="float">
            <text:p>17.2785594512</text:p>
          </table:table-cell>
          <table:table-cell office:value-type="float" office:value="17.2670620027826" calcext:value-type="float">
            <text:p>17.2670620028</text:p>
          </table:table-cell>
          <table:table-cell office:value-type="float" office:value="17.2601396873856" calcext:value-type="float">
            <text:p>17.2601396874</text:p>
          </table:table-cell>
          <table:table-cell office:value-type="float" office:value="17.2557930806831" calcext:value-type="float">
            <text:p>17.2557930807</text:p>
          </table:table-cell>
          <table:table-cell office:value-type="float" office:value="17.2531452957448" calcext:value-type="float">
            <text:p>17.2531452957</text:p>
          </table:table-cell>
          <table:table-cell office:value-type="float" office:value="17.2517352715689" calcext:value-type="float">
            <text:p>17.2517352716</text:p>
          </table:table-cell>
          <table:table-cell office:value-type="float" office:value="17.2512859530855" calcext:value-type="float">
            <text:p>17.2512859531</text:p>
          </table:table-cell>
          <table:table-cell office:value-type="float" office:value="17.2516119111756" calcext:value-type="float">
            <text:p>17.2516119112</text:p>
          </table:table-cell>
          <table:table-cell office:value-type="float" office:value="17.2525774508062" calcext:value-type="float">
            <text:p>17.2525774508</text:p>
          </table:table-cell>
          <table:table-cell office:value-type="float" office:value="17.2540758926842" calcext:value-type="float">
            <text:p>17.2540758927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1830054241491" calcext:value-type="float">
            <text:p>17.1830054241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17.2955122858398" calcext:value-type="float">
            <text:p>17.2955122858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2833330420118" calcext:value-type="float">
            <text:p>17.283333042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2786245584404" calcext:value-type="float">
            <text:p>17.2786245584</text:p>
          </table:table-cell>
          <table:table-cell office:value-type="float" office:value="17.267154578423" calcext:value-type="float">
            <text:p>17.2671545784</text:p>
          </table:table-cell>
          <table:table-cell office:value-type="float" office:value="17.260248479583" calcext:value-type="float">
            <text:p>17.2602484796</text:p>
          </table:table-cell>
          <table:table-cell office:value-type="float" office:value="17.2559117199777" calcext:value-type="float">
            <text:p>17.25591172</text:p>
          </table:table-cell>
          <table:table-cell office:value-type="float" office:value="17.2532695706818" calcext:value-type="float">
            <text:p>17.2532695707</text:p>
          </table:table-cell>
          <table:table-cell office:value-type="float" office:value="17.2518621218093" calcext:value-type="float">
            <text:p>17.2518621218</text:p>
          </table:table-cell>
          <table:table-cell office:value-type="float" office:value="17.2514130241149" calcext:value-type="float">
            <text:p>17.2514130241</text:p>
          </table:table-cell>
          <table:table-cell office:value-type="float" office:value="17.2517373318945" calcext:value-type="float">
            <text:p>17.2517373319</text:p>
          </table:table-cell>
          <table:table-cell office:value-type="float" office:value="17.252699711368" calcext:value-type="float">
            <text:p>17.2526997114</text:p>
          </table:table-cell>
          <table:table-cell office:value-type="float" office:value="17.2541937714054" calcext:value-type="float">
            <text:p>17.2541937714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1832795952612" calcext:value-type="float">
            <text:p>17.183279595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7.2955330289653" calcext:value-type="float">
            <text:p>17.295533029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2833774472741" calcext:value-type="float">
            <text:p>17.2833774473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2786803187749" calcext:value-type="float">
            <text:p>17.2786803188</text:p>
          </table:table-cell>
          <table:table-cell office:value-type="float" office:value="17.2672338632842" calcext:value-type="float">
            <text:p>17.2672338633</text:p>
          </table:table-cell>
          <table:table-cell office:value-type="float" office:value="17.2603416535303" calcext:value-type="float">
            <text:p>17.2603416535</text:p>
          </table:table-cell>
          <table:table-cell office:value-type="float" office:value="17.2560133286414" calcext:value-type="float">
            <text:p>17.2560133286</text:p>
          </table:table-cell>
          <table:table-cell office:value-type="float" office:value="17.2533760076747" calcext:value-type="float">
            <text:p>17.2533760077</text:p>
          </table:table-cell>
          <table:table-cell office:value-type="float" office:value="17.2519707664405" calcext:value-type="float">
            <text:p>17.2519707664</text:p>
          </table:table-cell>
          <table:table-cell office:value-type="float" office:value="17.25152186005" calcext:value-type="float">
            <text:p>17.2515218601</text:p>
          </table:table-cell>
          <table:table-cell office:value-type="float" office:value="17.2518447566913" calcext:value-type="float">
            <text:p>17.2518447567</text:p>
          </table:table-cell>
          <table:table-cell office:value-type="float" office:value="17.2528044318658" calcext:value-type="float">
            <text:p>17.2528044319</text:p>
          </table:table-cell>
          <table:table-cell office:value-type="float" office:value="17.2542947411421" calcext:value-type="float">
            <text:p>17.2542947411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183514462903" calcext:value-type="float">
            <text:p>17.183514462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7.295550304994" calcext:value-type="float">
            <text:p>17.295550305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2834144304066" calcext:value-type="float">
            <text:p>17.2834144304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278726753861" calcext:value-type="float">
            <text:p>17.2787267539</text:p>
          </table:table-cell>
          <table:table-cell office:value-type="float" office:value="17.26729988808" calcext:value-type="float">
            <text:p>17.2672998881</text:p>
          </table:table-cell>
          <table:table-cell office:value-type="float" office:value="17.2604192449025" calcext:value-type="float">
            <text:p>17.2604192449</text:p>
          </table:table-cell>
          <table:table-cell office:value-type="float" office:value="17.2560979449507" calcext:value-type="float">
            <text:p>17.256097945</text:p>
          </table:table-cell>
          <table:table-cell office:value-type="float" office:value="17.2534646460333" calcext:value-type="float">
            <text:p>17.253464646</text:p>
          </table:table-cell>
          <table:table-cell office:value-type="float" office:value="17.2520612446875" calcext:value-type="float">
            <text:p>17.2520612447</text:p>
          </table:table-cell>
          <table:table-cell office:value-type="float" office:value="17.2516124992112" calcext:value-type="float">
            <text:p>17.2516124992</text:p>
          </table:table-cell>
          <table:table-cell office:value-type="float" office:value="17.2519342223838" calcext:value-type="float">
            <text:p>17.2519342224</text:p>
          </table:table-cell>
          <table:table-cell office:value-type="float" office:value="17.2528916471979" calcext:value-type="float">
            <text:p>17.2528916472</text:p>
          </table:table-cell>
          <table:table-cell office:value-type="float" office:value="17.2543788346124" calcext:value-type="float">
            <text:p>17.2543788346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1837100907199" calcext:value-type="float">
            <text:p>17.183710090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7.2955641186343" calcext:value-type="float">
            <text:p>17.2955641186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2834440022737" calcext:value-type="float">
            <text:p>17.2834440023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2787638806834" calcext:value-type="float">
            <text:p>17.2787638807</text:p>
          </table:table-cell>
          <table:table-cell office:value-type="float" office:value="17.2673526775641" calcext:value-type="float">
            <text:p>17.2673526776</text:p>
          </table:table-cell>
          <table:table-cell office:value-type="float" office:value="17.2604812826655" calcext:value-type="float">
            <text:p>17.2604812827</text:p>
          </table:table-cell>
          <table:table-cell office:value-type="float" office:value="17.2561656000572" calcext:value-type="float">
            <text:p>17.2561656001</text:p>
          </table:table-cell>
          <table:table-cell office:value-type="float" office:value="17.2535355177505" calcext:value-type="float">
            <text:p>17.2535355178</text:p>
          </table:table-cell>
          <table:table-cell office:value-type="float" office:value="17.2521335884156" calcext:value-type="float">
            <text:p>17.2521335884</text:p>
          </table:table-cell>
          <table:table-cell office:value-type="float" office:value="17.2516849726063" calcext:value-type="float">
            <text:p>17.2516849726</text:p>
          </table:table-cell>
          <table:table-cell office:value-type="float" office:value="17.2520057585595" calcext:value-type="float">
            <text:p>17.2520057586</text:p>
          </table:table-cell>
          <table:table-cell office:value-type="float" office:value="17.252961385091" calcext:value-type="float">
            <text:p>17.2529613851</text:p>
          </table:table-cell>
          <table:table-cell office:value-type="float" office:value="17.2544460773313" calcext:value-type="float">
            <text:p>17.2544460773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1838665299193" calcext:value-type="float">
            <text:p>17.183866529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7.2955744739229" calcext:value-type="float">
            <text:p>17.2955744739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2834661718475" calcext:value-type="float">
            <text:p>17.2834661718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2787917129762" calcext:value-type="float">
            <text:p>17.278791713</text:p>
          </table:table-cell>
          <table:table-cell office:value-type="float" office:value="17.2673922516445" calcext:value-type="float">
            <text:p>17.2673922516</text:p>
          </table:table-cell>
          <table:table-cell office:value-type="float" office:value="17.2605277900829" calcext:value-type="float">
            <text:p>17.2605277901</text:p>
          </table:table-cell>
          <table:table-cell office:value-type="float" office:value="17.2562163189698" calcext:value-type="float">
            <text:p>17.256216319</text:p>
          </table:table-cell>
          <table:table-cell office:value-type="float" office:value="17.2535886485122" calcext:value-type="float">
            <text:p>17.2535886485</text:p>
          </table:table-cell>
          <table:table-cell office:value-type="float" office:value="17.252187823219" calcext:value-type="float">
            <text:p>17.2521878232</text:p>
          </table:table-cell>
          <table:table-cell office:value-type="float" office:value="17.2517393051606" calcext:value-type="float">
            <text:p>17.2517393052</text:p>
          </table:table-cell>
          <table:table-cell office:value-type="float" office:value="17.2520593890356" calcext:value-type="float">
            <text:p>17.252059389</text:p>
          </table:table-cell>
          <table:table-cell office:value-type="float" office:value="17.2530136679156" calcext:value-type="float">
            <text:p>17.2530136679</text:p>
          </table:table-cell>
          <table:table-cell office:value-type="float" office:value="17.2544964899607" calcext:value-type="float">
            <text:p>17.25449649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1839838217641" calcext:value-type="float">
            <text:p>17.1839838218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17.295581377745" calcext:value-type="float">
            <text:p>17.2955813777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2834809498992" calcext:value-type="float">
            <text:p>17.2834809499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278810263265" calcext:value-type="float">
            <text:p>17.2788102633</text:p>
          </table:table-cell>
          <table:table-cell office:value-type="float" office:value="17.2674186269575" calcext:value-type="float">
            <text:p>17.267418627</text:p>
          </table:table-cell>
          <table:table-cell office:value-type="float" office:value="17.2605587861366" calcext:value-type="float">
            <text:p>17.2605587861</text:p>
          </table:table-cell>
          <table:table-cell office:value-type="float" office:value="17.2562501219397" calcext:value-type="float">
            <text:p>17.2562501219</text:p>
          </table:table-cell>
          <table:table-cell office:value-type="float" office:value="17.2536240591217" calcext:value-type="float">
            <text:p>17.2536240591</text:p>
          </table:table-cell>
          <table:table-cell office:value-type="float" office:value="17.2522239699575" calcext:value-type="float">
            <text:p>17.25222397</text:p>
          </table:table-cell>
          <table:table-cell office:value-type="float" office:value="17.2517755174591" calcext:value-type="float">
            <text:p>17.2517755175</text:p>
          </table:table-cell>
          <table:table-cell office:value-type="float" office:value="17.2520951339268" calcext:value-type="float">
            <text:p>17.2520951339</text:p>
          </table:table-cell>
          <table:table-cell office:value-type="float" office:value="17.2530485152589" calcext:value-type="float">
            <text:p>17.2530485153</text:p>
          </table:table-cell>
          <table:table-cell office:value-type="float" office:value="17.2545300916474" calcext:value-type="float">
            <text:p>17.2545300916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1840620011269" calcext:value-type="float">
            <text:p>17.1840620011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7.2955848296991" calcext:value-type="float">
            <text:p>17.2955848297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2834883383777" calcext:value-type="float">
            <text:p>17.2834883384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2788195370113" calcext:value-type="float">
            <text:p>17.278819537</text:p>
          </table:table-cell>
          <table:table-cell office:value-type="float" office:value="17.2674318123718" calcext:value-type="float">
            <text:p>17.2674318124</text:p>
          </table:table-cell>
          <table:table-cell office:value-type="float" office:value="17.2605742814782" calcext:value-type="float">
            <text:p>17.2605742815</text:p>
          </table:table-cell>
          <table:table-cell office:value-type="float" office:value="17.2562670205158" calcext:value-type="float">
            <text:p>17.2562670205</text:p>
          </table:table-cell>
          <table:table-cell office:value-type="float" office:value="17.253641761439" calcext:value-type="float">
            <text:p>17.2536417614</text:p>
          </table:table-cell>
          <table:table-cell office:value-type="float" office:value="17.2522420403682" calcext:value-type="float">
            <text:p>17.2522420404</text:p>
          </table:table-cell>
          <table:table-cell office:value-type="float" office:value="17.2517936207648" calcext:value-type="float">
            <text:p>17.2517936208</text:p>
          </table:table-cell>
          <table:table-cell office:value-type="float" office:value="17.252113003718" calcext:value-type="float">
            <text:p>17.2521130037</text:p>
          </table:table-cell>
          <table:table-cell office:value-type="float" office:value="17.2530659365354" calcext:value-type="float">
            <text:p>17.2530659365</text:p>
          </table:table-cell>
          <table:table-cell office:value-type="float" office:value="17.2545468904276" calcext:value-type="float">
            <text:p>17.2545468904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1841010862008" calcext:value-type="float">
            <text:p>17.1841010862</text:p>
          </table:table-cell>
        </table:table-row>
        <table:table-row table:style-name="ro1" table:number-rows-repeated="10482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eglafal-vizsgalat" table:style-name="ta1">
        <table:shapes>
          <draw:frame draw:z-index="0" draw:style-name="gr1" draw:text-style-name="P1" svg:width="6.2988in" svg:height="3.5429in" svg:x="6.4059in" svg:y="0.3752in">
            <draw:object draw:notify-on-update-of-ranges="'Teglafal-vizsgalat'.B8:'Teglafal-vizsgalat'.B16 'Teglafal-vizsgalat'.D8:'Teglafal-vizsgalat'.D1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1024" table:default-cell-style-name="ce17"/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46" office:value-type="string" calcext:value-type="string">
            <text:p><text:span text:style-name="T5">λ</text:span><text:span text:style-name="T6">tégla</text:span></text:p>
          </table:table-cell>
          <table:table-cell table:style-name="ce146" office:value-type="string" calcext:value-type="string">
            <text:p><text:span text:style-name="T5">d</text:span><text:span text:style-name="T6">tégla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d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habarcs</text:span></text:p>
          </table:table-cell>
          <table:table-cell table:style-name="ce146" office:value-type="string" calcext:value-type="string">
            <text:p><text:span text:style-name="T5">d</text:span><text:span text:style-name="T6">habarcs-lezáró</text:span></text:p>
          </table:table-cell>
          <table:table-cell table:number-columns-repeated="1016"/>
        </table:table-row>
        <table:table-row table:style-name="ro14">
          <table:table-cell/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13">
          <table:table-cell/>
          <table:table-cell table:style-name="ce146" office:value-type="string" calcext:value-type="string">
            <text:p><text:span text:style-name="T5">h</text:span><text:span text:style-name="T6">tégla</text:span></text:p>
          </table:table-cell>
          <table:table-cell table:style-name="ce146" office:value-type="string" calcext:value-type="string">
            <text:p><text:span text:style-name="T5">h</text:span><text:span text:style-name="T6">vakolat</text:span></text:p>
          </table:table-cell>
          <table:table-cell table:style-name="ce146"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[m]</text:p>
          </table:table-cell>
          <table:table-cell office:value-type="string" calcext:value-type="string">
            <text:p>[W/0.5m]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4" calcext:value-type="float">
            <text:p>0.234</text:p>
          </table:table-cell>
          <table:table-cell table:style-name="ce147" table:formula="of:=[.C12]+0.004" office:value-type="float" office:value="0.016" calcext:value-type="float">
            <text:p>0.016</text:p>
          </table:table-cell>
          <table:table-cell office:value-type="float" office:value="6.891" calcext:value-type="float">
            <text:p>6.891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5" calcext:value-type="float">
            <text:p>0.235</text:p>
          </table:table-cell>
          <table:table-cell table:style-name="ce147" table:formula="of:=[.C12]+0.003" office:value-type="float" office:value="0.015" calcext:value-type="float">
            <text:p>0.015</text:p>
          </table:table-cell>
          <table:table-cell office:value-type="float" office:value="6.846" calcext:value-type="float">
            <text:p>6.846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6" calcext:value-type="float">
            <text:p>0.236</text:p>
          </table:table-cell>
          <table:table-cell table:style-name="ce147" table:formula="of:=[.C12]+0.002" office:value-type="float" office:value="0.014" calcext:value-type="float">
            <text:p>0.014</text:p>
          </table:table-cell>
          <table:table-cell office:value-type="float" office:value="6.806" calcext:value-type="float">
            <text:p>6.806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7" calcext:value-type="float">
            <text:p>0.237</text:p>
          </table:table-cell>
          <table:table-cell table:style-name="ce147" table:formula="of:=[.C12]+0.001"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38" calcext:value-type="float">
            <text:p>0.238</text:p>
          </table:table-cell>
          <table:table-cell table:style-name="ce147"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39" calcext:value-type="float">
            <text:p>0.239</text:p>
          </table:table-cell>
          <table:table-cell table:style-name="ce147" table:formula="of:=[.C12]-0.001"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4" calcext:value-type="float">
            <text:p>0.240</text:p>
          </table:table-cell>
          <table:table-cell table:style-name="ce147" table:formula="of:=[.C12]-0.002" office:value-type="float" office:value="0.01" calcext:value-type="float">
            <text:p>0.010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41" calcext:value-type="float">
            <text:p>0.241</text:p>
          </table:table-cell>
          <table:table-cell table:style-name="ce147" table:formula="of:=[.C12]-0.003"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42" calcext:value-type="float">
            <text:p>0.242</text:p>
          </table:table-cell>
          <table:table-cell table:style-name="ce147" table:formula="of:=[.C12]-0.004" office:value-type="float" office:value="0.008" calcext:value-type="float">
            <text:p>0.008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16T07:12:16.513883350</dc:date>
    <meta:editing-duration>P2DT19H12M55S</meta:editing-duration>
    <meta:editing-cycles>322</meta:editing-cycles>
    <meta:generator>LibreOffice/4.1.3.2$Linux_x86 LibreOffice_project/410m0$Build-2</meta:generator>
    <meta:document-statistic meta:table-count="6" meta:cell-count="605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7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2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6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65cm" svg:width="14.59cm" svg:height="7.521cm">
          <chartooo:coordinate-region svg:x="1.347cm" svg:y="1.065cm" svg:width="13.16cm" svg:height="6.675cm"/>
          <chart:axis chart:dimension="x" chart:name="primary-x" chart:style-name="ch5">
            <chart:title svg:x="14.176cm" svg:y="8.418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2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maximum="1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0 9 8 7 6 5 4 3 2 1" chart:style-name="ch1">
        <chart:title svg:x="2.519cm" svg:y="0.316cm" chart:style-name="ch2">
          <text:p>Hőeloszlás belsőfalon 20 cm hosszú hőszigetelés esetén</text:p>
        </chart:title>
        <chart:legend svg:x="12.807cm" svg:y="1.632cm" style:legend-expansion="custom" chartooo:width="3.19cm" chartooo:height="3.754cm" style:legend-expansion-aspect-ratio="0.849760255727224" chart:style-name="ch3"/>
        <chart:plot-area chart:style-name="ch4" table:cell-range-address="'Belsofalsarok-szigeteles'.G72:'Belsofalsarok-szigeteles'.H371 'Belsofalsarok-szigeteles'.I71:'Belsofalsarok-szigeteles'.Q371 'Belsofalsarok-szigeteles'.H71:'Belsofalsarok-szigeteles'.H71" chart:data-source-has-labels="row" svg:x="0.173cm" svg:y="1.645cm" svg:width="15.005cm" svg:height="6.721cm">
          <chartooo:coordinate-region svg:x="1.086cm" svg:y="1.844cm" svg:width="13.999cm" svg:height="5.87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309cm" svg:y="0.583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Q72:'Belsofalsarok-szigeteles'.Q371" chart:label-cell-address="'Belsofalsarok-szigeteles'.Q71:'Belsofalsarok-szigeteles'.Q71" chart:class="chart:scatter">
            <chart:domain table:cell-range-address="'Belsofalsarok-szigeteles'.G72:'Belsofalsarok-szigeteles'.G371"/>
            <chart:data-point chart:repeated="300"/>
          </chart:series>
          <chart:series chart:style-name="ch10" chart:values-cell-range-address="'Belsofalsarok-szigeteles'.P72:'Belsofalsarok-szigeteles'.P371" chart:label-cell-address="'Belsofalsarok-szigeteles'.P71:'Belsofalsarok-szigeteles'.P71" chart:class="chart:scatter">
            <chart:data-point chart:repeated="300"/>
          </chart:series>
          <chart:series chart:style-name="ch11" chart:values-cell-range-address="'Belsofalsarok-szigeteles'.O72:'Belsofalsarok-szigeteles'.O371" chart:label-cell-address="'Belsofalsarok-szigeteles'.O71:'Belsofalsarok-szigeteles'.O71" chart:class="chart:scatter">
            <chart:data-point chart:repeated="300"/>
          </chart:series>
          <chart:series chart:style-name="ch12" chart:values-cell-range-address="'Belsofalsarok-szigeteles'.N72:'Belsofalsarok-szigeteles'.N371" chart:label-cell-address="'Belsofalsarok-szigeteles'.N71:'Belsofalsarok-szigeteles'.N71" chart:class="chart:scatter">
            <chart:data-point chart:repeated="300"/>
          </chart:series>
          <chart:series chart:style-name="ch13" chart:values-cell-range-address="'Belsofalsarok-szigeteles'.M72:'Belsofalsarok-szigeteles'.M371" chart:label-cell-address="'Belsofalsarok-szigeteles'.M71:'Belsofalsarok-szigeteles'.M71" chart:class="chart:scatter">
            <chart:data-point chart:repeated="300"/>
          </chart:series>
          <chart:series chart:style-name="ch14" chart:values-cell-range-address="'Belsofalsarok-szigeteles'.L72:'Belsofalsarok-szigeteles'.L371" chart:label-cell-address="'Belsofalsarok-szigeteles'.L71:'Belsofalsarok-szigeteles'.L71" chart:class="chart:scatter">
            <chart:data-point chart:repeated="300"/>
          </chart:series>
          <chart:series chart:style-name="ch15" chart:values-cell-range-address="'Belsofalsarok-szigeteles'.K72:'Belsofalsarok-szigeteles'.K371" chart:label-cell-address="'Belsofalsarok-szigeteles'.K71:'Belsofalsarok-szigeteles'.K71" chart:class="chart:scatter">
            <chart:data-point chart:repeated="300"/>
          </chart:series>
          <chart:series chart:style-name="ch16" chart:values-cell-range-address="'Belsofalsarok-szigeteles'.J72:'Belsofalsarok-szigeteles'.J371" chart:label-cell-address="'Belsofalsarok-szigeteles'.J71:'Belsofalsarok-szigeteles'.J71" chart:class="chart:scatter">
            <chart:data-point chart:repeated="300"/>
          </chart:series>
          <chart:series chart:style-name="ch17" chart:values-cell-range-address="'Belsofalsarok-szigeteles'.I72:'Belsofalsarok-szigeteles'.I371" chart:label-cell-address="'Belsofalsarok-szigeteles'.I71:'Belsofalsarok-szigeteles'.I71" chart:class="chart:scatter">
            <chart:data-point chart:repeated="300"/>
          </chart:series>
          <chart:series chart:style-name="ch18" chart:values-cell-range-address="'Belsofalsarok-szigeteles'.H72:'Belsofalsarok-szigeteles'.H371" chart:label-cell-address="'Belsofalsarok-szigeteles'.H71:'Belsofalsarok-szigeteles'.H71" chart:class="chart:scatter">
            <chart:data-point chart:repeated="3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=10 [cm]</text:p>
                <draw:g>
                  <svg:desc>'Belsofalsarok-szigeteles'.Q71:'Belsofalsarok-szigeteles'.Q71</svg:desc>
                </draw:g>
              </table:table-cell>
              <table:table-cell office:value-type="string">
                <text:p>d=9 [cm]</text:p>
                <draw:g>
                  <svg:desc>'Belsofalsarok-szigeteles'.P71:'Belsofalsarok-szigeteles'.P71</svg:desc>
                </draw:g>
              </table:table-cell>
              <table:table-cell office:value-type="string">
                <text:p>d=8 [cm]</text:p>
                <draw:g>
                  <svg:desc>'Belsofalsarok-szigeteles'.O71:'Belsofalsarok-szigeteles'.O71</svg:desc>
                </draw:g>
              </table:table-cell>
              <table:table-cell office:value-type="string">
                <text:p>d=7 [cm]</text:p>
                <draw:g>
                  <svg:desc>'Belsofalsarok-szigeteles'.N71:'Belsofalsarok-szigeteles'.N71</svg:desc>
                </draw:g>
              </table:table-cell>
              <table:table-cell office:value-type="string">
                <text:p>d=6 [cm]</text:p>
                <draw:g>
                  <svg:desc>'Belsofalsarok-szigeteles'.M71:'Belsofalsarok-szigeteles'.M71</svg:desc>
                </draw:g>
              </table:table-cell>
              <table:table-cell office:value-type="string">
                <text:p>d=5 [cm]</text:p>
                <draw:g>
                  <svg:desc>'Belsofalsarok-szigeteles'.L71:'Belsofalsarok-szigeteles'.L71</svg:desc>
                </draw:g>
              </table:table-cell>
              <table:table-cell office:value-type="string">
                <text:p>d=4 [cm]</text:p>
                <draw:g>
                  <svg:desc>'Belsofalsarok-szigeteles'.K71:'Belsofalsarok-szigeteles'.K71</svg:desc>
                </draw:g>
              </table:table-cell>
              <table:table-cell office:value-type="string">
                <text:p>d=3 [cm]</text:p>
                <draw:g>
                  <svg:desc>'Belsofalsarok-szigeteles'.J71:'Belsofalsarok-szigeteles'.J71</svg:desc>
                </draw:g>
              </table:table-cell>
              <table:table-cell office:value-type="string">
                <text:p>d=2 [cm]</text:p>
                <draw:g>
                  <svg:desc>'Belsofalsarok-szigeteles'.I71:'Belsofalsarok-szigeteles'.I71</svg:desc>
                </draw:g>
              </table:table-cell>
              <table:table-cell office:value-type="string">
                <text:p>d=1 [cm]</text:p>
                <draw:g>
                  <svg:desc>'Belsofalsarok-szigeteles'.H71:'Belsofalsarok-szigeteles'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17.3314222547784">
                <text:p>17.3314222547784</text:p>
                <draw:g>
                  <svg:desc>'Belsofalsarok-szigeteles'.P72:'Belsofalsarok-szigeteles'.P371</svg:desc>
                </draw:g>
              </table:table-cell>
              <table:table-cell office:value-type="float" office:value="17.2026948437476">
                <text:p>17.2026948437476</text:p>
                <draw:g>
                  <svg:desc>'Belsofalsarok-szigeteles'.O72:'Belsofalsarok-szigeteles'.O371</svg:desc>
                </draw:g>
              </table:table-cell>
              <table:table-cell office:value-type="float" office:value="17.0541240209763">
                <text:p>17.0541240209763</text:p>
                <draw:g>
                  <svg:desc>'Belsofalsarok-szigeteles'.N72:'Belsofalsarok-szigeteles'.N371</svg:desc>
                </draw:g>
              </table:table-cell>
              <table:table-cell office:value-type="float" office:value="16.8797601805451">
                <text:p>16.8797601805451</text:p>
                <draw:g>
                  <svg:desc>'Belsofalsarok-szigeteles'.M72:'Belsofalsarok-szigeteles'.M371</svg:desc>
                </draw:g>
              </table:table-cell>
              <table:table-cell office:value-type="float" office:value="16.6708861321844">
                <text:p>16.6708861321844</text:p>
                <draw:g>
                  <svg:desc>'Belsofalsarok-szigeteles'.L72:'Belsofalsarok-szigeteles'.L371</svg:desc>
                </draw:g>
              </table:table-cell>
              <table:table-cell office:value-type="float" office:value="16.4142082986936">
                <text:p>16.4142082986936</text:p>
                <draw:g>
                  <svg:desc>'Belsofalsarok-szigeteles'.K72:'Belsofalsarok-szigeteles'.K371</svg:desc>
                </draw:g>
              </table:table-cell>
              <table:table-cell office:value-type="float" office:value="16.088471635002">
                <text:p>16.088471635002</text:p>
                <draw:g>
                  <svg:desc>'Belsofalsarok-szigeteles'.J72:'Belsofalsarok-szigeteles'.J371</svg:desc>
                </draw:g>
              </table:table-cell>
              <table:table-cell office:value-type="float" office:value="15.6578352505519">
                <text:p>15.6578352505519</text:p>
                <draw:g>
                  <svg:desc>'Belsofalsarok-szigeteles'.I72:'Belsofalsarok-szigeteles'.I371</svg:desc>
                </draw:g>
              </table:table-cell>
              <table:table-cell office:value-type="float" office:value="15.0583043064046">
                <text:p>15.0583043064046</text:p>
                <draw:g>
                  <svg:desc>'Belsofalsarok-szigeteles'.H72:'Belsofalsarok-szigeteles'.H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17.6979582538417">
                <text:p>17.6979582538417</text:p>
              </table:table-cell>
              <table:table-cell office:value-type="float" office:value="17.5861680880632">
                <text:p>17.5861680880632</text:p>
              </table:table-cell>
              <table:table-cell office:value-type="float" office:value="17.4569132380854">
                <text:p>17.4569132380854</text:p>
              </table:table-cell>
              <table:table-cell office:value-type="float" office:value="17.3048390959949">
                <text:p>17.3048390959949</text:p>
              </table:table-cell>
              <table:table-cell office:value-type="float" office:value="17.1219948825748">
                <text:p>17.1219948825748</text:p>
              </table:table-cell>
              <table:table-cell office:value-type="float" office:value="16.8959833452322">
                <text:p>16.8959833452322</text:p>
              </table:table-cell>
              <table:table-cell office:value-type="float" office:value="16.6061310189751">
                <text:p>16.6061310189751</text:p>
              </table:table-cell>
              <table:table-cell office:value-type="float" office:value="16.2140088110467">
                <text:p>16.2140088110467</text:p>
              </table:table-cell>
              <table:table-cell office:value-type="float" office:value="15.6254970646393">
                <text:p>15.6254970646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17.9355437585909">
                <text:p>17.9355437585909</text:p>
              </table:table-cell>
              <table:table-cell office:value-type="float" office:value="17.8344119983976">
                <text:p>17.8344119983976</text:p>
              </table:table-cell>
              <table:table-cell office:value-type="float" office:value="17.717210208844">
                <text:p>17.717210208844</text:p>
              </table:table-cell>
              <table:table-cell office:value-type="float" office:value="17.5788771697288">
                <text:p>17.5788771697288</text:p>
              </table:table-cell>
              <table:table-cell office:value-type="float" office:value="17.411782564203">
                <text:p>17.411782564203</text:p>
              </table:table-cell>
              <table:table-cell office:value-type="float" office:value="17.203738458022">
                <text:p>17.203738458022</text:p>
              </table:table-cell>
              <table:table-cell office:value-type="float" office:value="16.9335501759551">
                <text:p>16.9335501759551</text:p>
              </table:table-cell>
              <table:table-cell office:value-type="float" office:value="16.558457351579">
                <text:p>16.558457351579</text:p>
              </table:table-cell>
              <table:table-cell office:value-type="float" office:value="15.9545092638929">
                <text:p>15.954509263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18.1033699551206">
                <text:p>18.1033699551206</text:p>
              </table:table-cell>
              <table:table-cell office:value-type="float" office:value="18.0095071334637">
                <text:p>18.0095071334637</text:p>
              </table:table-cell>
              <table:table-cell office:value-type="float" office:value="17.9004415162587">
                <text:p>17.9004415162587</text:p>
              </table:table-cell>
              <table:table-cell office:value-type="float" office:value="17.7712467876398">
                <text:p>17.7712467876398</text:p>
              </table:table-cell>
              <table:table-cell office:value-type="float" office:value="17.6143828635592">
                <text:p>17.6143828635592</text:p>
              </table:table-cell>
              <table:table-cell office:value-type="float" office:value="17.4175294793471">
                <text:p>17.4175294793471</text:p>
              </table:table-cell>
              <table:table-cell office:value-type="float" office:value="17.1584750920067">
                <text:p>17.1584750920067</text:p>
              </table:table-cell>
              <table:table-cell office:value-type="float" office:value="16.7896612082891">
                <text:p>16.7896612082891</text:p>
              </table:table-cell>
              <table:table-cell office:value-type="float" office:value="16.1617365110055">
                <text:p>16.161736511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18.2291643023806">
                <text:p>18.2291643023806</text:p>
              </table:table-cell>
              <table:table-cell office:value-type="float" office:value="18.1405352071504">
                <text:p>18.1405352071504</text:p>
              </table:table-cell>
              <table:table-cell office:value-type="float" office:value="18.0372575268011">
                <text:p>18.0372575268011</text:p>
              </table:table-cell>
              <table:table-cell office:value-type="float" office:value="17.9144488331686">
                <text:p>17.9144488331686</text:p>
              </table:table-cell>
              <table:table-cell office:value-type="float" office:value="17.7645310129289">
                <text:p>17.7645310129289</text:p>
              </table:table-cell>
              <table:table-cell office:value-type="float" office:value="17.574873785743">
                <text:p>17.574873785743</text:p>
              </table:table-cell>
              <table:table-cell office:value-type="float" office:value="17.3220430172078">
                <text:p>17.3220430172078</text:p>
              </table:table-cell>
              <table:table-cell office:value-type="float" office:value="16.9538207129333">
                <text:p>16.9538207129333</text:p>
              </table:table-cell>
              <table:table-cell office:value-type="float" office:value="16.3013059963859">
                <text:p>16.301305996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18.327515075641">
                <text:p>18.327515075641</text:p>
              </table:table-cell>
              <table:table-cell office:value-type="float" office:value="18.242797536409">
                <text:p>18.242797536409</text:p>
              </table:table-cell>
              <table:table-cell office:value-type="float" office:value="18.1437857187919">
                <text:p>18.1437857187919</text:p>
              </table:table-cell>
              <table:table-cell office:value-type="float" office:value="18.0255858186605">
                <text:p>18.0255858186605</text:p>
              </table:table-cell>
              <table:table-cell office:value-type="float" office:value="17.8805075971682">
                <text:p>17.8805075971682</text:p>
              </table:table-cell>
              <table:table-cell office:value-type="float" office:value="17.6955203854863">
                <text:p>17.6955203854863</text:p>
              </table:table-cell>
              <table:table-cell office:value-type="float" office:value="17.445915690885">
                <text:p>17.445915690885</text:p>
              </table:table-cell>
              <table:table-cell office:value-type="float" office:value="17.0752592570088">
                <text:p>17.0752592570088</text:p>
              </table:table-cell>
              <table:table-cell office:value-type="float" office:value="16.401037977262">
                <text:p>16.40103797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18.4068440333609">
                <text:p>18.4068440333609</text:p>
              </table:table-cell>
              <table:table-cell office:value-type="float" office:value="18.3251278842165">
                <text:p>18.3251278842165</text:p>
              </table:table-cell>
              <table:table-cell office:value-type="float" office:value="18.2293373701182">
                <text:p>18.2293373701182</text:p>
              </table:table-cell>
              <table:table-cell office:value-type="float" office:value="18.1145328341014">
                <text:p>18.1145328341014</text:p>
              </table:table-cell>
              <table:table-cell office:value-type="float" office:value="17.9728693368868">
                <text:p>17.9728693368868</text:p>
              </table:table-cell>
              <table:table-cell office:value-type="float" office:value="17.7908761477481">
                <text:p>17.7908761477481</text:p>
              </table:table-cell>
              <table:table-cell office:value-type="float" office:value="17.5426062953809">
                <text:p>17.5426062953809</text:p>
              </table:table-cell>
              <table:table-cell office:value-type="float" office:value="17.1680019970884">
                <text:p>17.1680019970884</text:p>
              </table:table-cell>
              <table:table-cell office:value-type="float" office:value="16.4762952987415">
                <text:p>16.4762952987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18.4723774026933">
                <text:p>18.4723774026933</text:p>
              </table:table-cell>
              <table:table-cell office:value-type="float" office:value="18.3930084119894">
                <text:p>18.3930084119894</text:p>
              </table:table-cell>
              <table:table-cell office:value-type="float" office:value="18.2996913601827">
                <text:p>18.2996913601827</text:p>
              </table:table-cell>
              <table:table-cell office:value-type="float" office:value="18.1874192322698">
                <text:p>18.1874192322698</text:p>
              </table:table-cell>
              <table:table-cell office:value-type="float" office:value="18.0481694472206">
                <text:p>18.0481694472206</text:p>
              </table:table-cell>
              <table:table-cell office:value-type="float" office:value="17.8680227991355">
                <text:p>17.8680227991355</text:p>
              </table:table-cell>
              <table:table-cell office:value-type="float" office:value="17.6198812209556">
                <text:p>17.6198812209556</text:p>
              </table:table-cell>
              <table:table-cell office:value-type="float" office:value="17.2407165442688">
                <text:p>17.2407165442688</text:p>
              </table:table-cell>
              <table:table-cell office:value-type="float" office:value="16.5359906989211">
                <text:p>16.535990698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18.5275464526997">
                <text:p>18.5275464526997</text:p>
              </table:table-cell>
              <table:table-cell office:value-type="float" office:value="18.4500386053936">
                <text:p>18.4500386053936</text:p>
              </table:table-cell>
              <table:table-cell office:value-type="float" office:value="18.3586422448308">
                <text:p>18.3586422448308</text:p>
              </table:table-cell>
              <table:table-cell office:value-type="float" office:value="18.2482700299014">
                <text:p>18.2482700299014</text:p>
              </table:table-cell>
              <table:table-cell office:value-type="float" office:value="18.1107116376229">
                <text:p>18.1107116376229</text:p>
              </table:table-cell>
              <table:table-cell office:value-type="float" office:value="17.931610968243">
                <text:p>17.931610968243</text:p>
              </table:table-cell>
              <table:table-cell office:value-type="float" office:value="17.6828361827266">
                <text:p>17.6828361827266</text:p>
              </table:table-cell>
              <table:table-cell office:value-type="float" office:value="17.2990474955556">
                <text:p>17.2990474955556</text:p>
              </table:table-cell>
              <table:table-cell office:value-type="float" office:value="16.5854751609104">
                <text:p>16.5854751609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18.5747068556755">
                <text:p>18.5747068556755</text:p>
              </table:table-cell>
              <table:table-cell office:value-type="float" office:value="18.4986897510344">
                <text:p>18.4986897510344</text:p>
              </table:table-cell>
              <table:table-cell office:value-type="float" office:value="18.4087953995797">
                <text:p>18.4087953995797</text:p>
              </table:table-cell>
              <table:table-cell office:value-type="float" office:value="18.2998490112917">
                <text:p>18.2998490112917</text:p>
              </table:table-cell>
              <table:table-cell office:value-type="float" office:value="18.1634511035629">
                <text:p>18.1634511035629</text:p>
              </table:table-cell>
              <table:table-cell office:value-type="float" office:value="17.9848332488827">
                <text:p>17.9848332488827</text:p>
              </table:table-cell>
              <table:table-cell office:value-type="float" office:value="17.7349633169978">
                <text:p>17.7349633169978</text:p>
              </table:table-cell>
              <table:table-cell office:value-type="float" office:value="17.3468197109041">
                <text:p>17.3468197109041</text:p>
              </table:table-cell>
              <table:table-cell office:value-type="float" office:value="16.6280435403936">
                <text:p>16.6280435403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18.6155352921969">
                <text:p>18.6155352921969</text:p>
              </table:table-cell>
              <table:table-cell office:value-type="float" office:value="18.5407209070672">
                <text:p>18.5407209070672</text:p>
              </table:table-cell>
              <table:table-cell office:value-type="float" office:value="18.4520054203836">
                <text:p>18.4520054203836</text:p>
              </table:table-cell>
              <table:table-cell office:value-type="float" office:value="18.3441235891255">
                <text:p>18.3441235891255</text:p>
              </table:table-cell>
              <table:table-cell office:value-type="float" office:value="18.2084913421463">
                <text:p>18.2084913421463</text:p>
              </table:table-cell>
              <table:table-cell office:value-type="float" office:value="18.0299608572664">
                <text:p>18.0299608572664</text:p>
              </table:table-cell>
              <table:table-cell office:value-type="float" office:value="17.7787400958283">
                <text:p>17.7787400958283</text:p>
              </table:table-cell>
              <table:table-cell office:value-type="float" office:value="17.3867050055687">
                <text:p>17.3867050055687</text:p>
              </table:table-cell>
              <table:table-cell office:value-type="float" office:value="16.6657670278004">
                <text:p>16.6657670278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18.6512612042066">
                <text:p>18.6512612042066</text:p>
              </table:table-cell>
              <table:table-cell office:value-type="float" office:value="18.5774219762095">
                <text:p>18.5774219762095</text:p>
              </table:table-cell>
              <table:table-cell office:value-type="float" office:value="18.4896323103168">
                <text:p>18.4896323103168</text:p>
              </table:table-cell>
              <table:table-cell office:value-type="float" office:value="18.3825364661299">
                <text:p>18.3825364661299</text:p>
              </table:table-cell>
              <table:table-cell office:value-type="float" office:value="18.2473745161208">
                <text:p>18.2473745161208</text:p>
              </table:table-cell>
              <table:table-cell office:value-type="float" office:value="18.0686573617129">
                <text:p>18.0686573617129</text:p>
              </table:table-cell>
              <table:table-cell office:value-type="float" office:value="17.8159739354034">
                <text:p>17.8159739354034</text:p>
              </table:table-cell>
              <table:table-cell office:value-type="float" office:value="17.4206142382348">
                <text:p>17.4206142382348</text:p>
              </table:table-cell>
              <table:table-cell office:value-type="float" office:value="16.6999726903152">
                <text:p>16.6999726903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18.6828088722942">
                <text:p>18.6828088722942</text:p>
              </table:table-cell>
              <table:table-cell office:value-type="float" office:value="18.6097627255785">
                <text:p>18.6097627255785</text:p>
              </table:table-cell>
              <table:table-cell office:value-type="float" office:value="18.5226985438402">
                <text:p>18.5226985438402</text:p>
              </table:table-cell>
              <table:table-cell office:value-type="float" office:value="18.4161721963605">
                <text:p>18.4161721963605</text:p>
              </table:table-cell>
              <table:table-cell office:value-type="float" office:value="18.2812595041374">
                <text:p>18.2812595041374</text:p>
              </table:table-cell>
              <table:table-cell office:value-type="float" office:value="18.1021711268651">
                <text:p>18.1021711268651</text:p>
              </table:table-cell>
              <table:table-cell office:value-type="float" office:value="17.8480138560894">
                <text:p>17.8480138560894</text:p>
              </table:table-cell>
              <table:table-cell office:value-type="float" office:value="17.4499395271948">
                <text:p>17.4499395271948</text:p>
              </table:table-cell>
              <table:table-cell office:value-type="float" office:value="16.7315275853186">
                <text:p>16.7315275853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18.7108880828514">
                <text:p>18.7108880828514</text:p>
              </table:table-cell>
              <table:table-cell office:value-type="float" office:value="18.6384878864133">
                <text:p>18.6384878864133</text:p>
              </table:table-cell>
              <table:table-cell office:value-type="float" office:value="18.5519893040656">
                <text:p>18.5519893040656</text:p>
              </table:table-cell>
              <table:table-cell office:value-type="float" office:value="18.4458634911392">
                <text:p>18.4458634911392</text:p>
              </table:table-cell>
              <table:table-cell office:value-type="float" office:value="18.3110355579822">
                <text:p>18.3110355579822</text:p>
              </table:table-cell>
              <table:table-cell office:value-type="float" office:value="18.1314582159408">
                <text:p>18.1314582159408</text:p>
              </table:table-cell>
              <table:table-cell office:value-type="float" office:value="17.8758858862543">
                <text:p>17.8758858862543</text:p>
              </table:table-cell>
              <table:table-cell office:value-type="float" office:value="17.4757101151749">
                <text:p>17.4757101151749</text:p>
              </table:table-cell>
              <table:table-cell office:value-type="float" office:value="16.7610104424915">
                <text:p>16.7610104424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18.7360539764248">
                <text:p>18.7360539764248</text:p>
              </table:table-cell>
              <table:table-cell office:value-type="float" office:value="18.6641799300466">
                <text:p>18.6641799300466</text:p>
              </table:table-cell>
              <table:table-cell office:value-type="float" office:value="18.5781186530856">
                <text:p>18.5781186530856</text:p>
              </table:table-cell>
              <table:table-cell office:value-type="float" office:value="18.4722614017596">
                <text:p>18.4722614017596</text:p>
              </table:table-cell>
              <table:table-cell office:value-type="float" office:value="18.337397354008">
                <text:p>18.337397354008</text:p>
              </table:table-cell>
              <table:table-cell office:value-type="float" office:value="18.1572635952119">
                <text:p>18.1572635952119</text:p>
              </table:table-cell>
              <table:table-cell office:value-type="float" office:value="17.9003827145059">
                <text:p>17.9003827145059</text:p>
              </table:table-cell>
              <table:table-cell office:value-type="float" office:value="17.498696094772">
                <text:p>17.498696094772</text:p>
              </table:table-cell>
              <table:table-cell office:value-type="float" office:value="16.7888168915958">
                <text:p>16.7888168915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18.7587477281153">
                <text:p>18.7587477281153</text:p>
              </table:table-cell>
              <table:table-cell office:value-type="float" office:value="18.6873017396665">
                <text:p>18.6873017396665</text:p>
              </table:table-cell>
              <table:table-cell office:value-type="float" office:value="18.6015745136846">
                <text:p>18.6015745136846</text:p>
              </table:table-cell>
              <table:table-cell office:value-type="float" office:value="18.4958830343677">
                <text:p>18.4958830343677</text:p>
              </table:table-cell>
              <table:table-cell office:value-type="float" office:value="18.3608960321304">
                <text:p>18.3608960321304</text:p>
              </table:table-cell>
              <table:table-cell office:value-type="float" office:value="18.1801764003094">
                <text:p>18.1801764003094</text:p>
              </table:table-cell>
              <table:table-cell office:value-type="float" office:value="17.9221248580893">
                <text:p>17.9221248580893</text:p>
              </table:table-cell>
              <table:table-cell office:value-type="float" office:value="17.5194794140836">
                <text:p>17.5194794140836</text:p>
              </table:table-cell>
              <table:table-cell office:value-type="float" office:value="16.81522473586">
                <text:p>16.81522473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18.7793248961701">
                <text:p>18.7793248961701</text:p>
              </table:table-cell>
              <table:table-cell office:value-type="float" office:value="18.7082263478148">
                <text:p>18.7082263478148</text:p>
              </table:table-cell>
              <table:table-cell office:value-type="float" office:value="18.622750018789">
                <text:p>18.622750018789</text:p>
              </table:table-cell>
              <table:table-cell office:value-type="float" office:value="18.5171448089007">
                <text:p>18.5171448089007</text:p>
              </table:table-cell>
              <table:table-cell office:value-type="float" office:value="18.3819747836486">
                <text:p>18.3819747836486</text:p>
              </table:table-cell>
              <table:table-cell office:value-type="float" office:value="18.2006685078957">
                <text:p>18.2006685078957</text:p>
              </table:table-cell>
              <table:table-cell office:value-type="float" office:value="17.9416034718955">
                <text:p>17.9416034718955</text:p>
              </table:table-cell>
              <table:table-cell office:value-type="float" office:value="17.5385035937303">
                <text:p>17.5385035937303</text:p>
              </table:table-cell>
              <table:table-cell office:value-type="float" office:value="16.8404348266235">
                <text:p>16.8404348266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18.7980756220476">
                <text:p>18.7980756220476</text:p>
              </table:table-cell>
              <table:table-cell office:value-type="float" office:value="18.7272581271563">
                <text:p>18.7272581271563</text:p>
              </table:table-cell>
              <table:table-cell office:value-type="float" office:value="18.6419658528594">
                <text:p>18.6419658528594</text:p>
              </table:table-cell>
              <table:table-cell office:value-type="float" office:value="18.5363861655365">
                <text:p>18.5363861655365</text:p>
              </table:table-cell>
              <table:table-cell office:value-type="float" office:value="18.4009942284711">
                <text:p>18.4009942284711</text:p>
              </table:table-cell>
              <table:table-cell office:value-type="float" office:value="18.219122072277">
                <text:p>18.219122072277</text:p>
              </table:table-cell>
              <table:table-cell office:value-type="float" office:value="17.9592109997628">
                <text:p>17.9592109997628</text:p>
              </table:table-cell>
              <table:table-cell office:value-type="float" office:value="17.5561092097699">
                <text:p>17.5561092097699</text:p>
              </table:table-cell>
              <table:table-cell office:value-type="float" office:value="16.864596922863">
                <text:p>16.864596922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18.8152393058212">
                <text:p>18.8152393058212</text:p>
              </table:table-cell>
              <table:table-cell office:value-type="float" office:value="18.7446481865427">
                <text:p>18.7446481865427</text:p>
              </table:table-cell>
              <table:table-cell office:value-type="float" office:value="18.6594864856534">
                <text:p>18.6594864856534</text:p>
              </table:table-cell>
              <table:table-cell office:value-type="float" office:value="18.5538867940855">
                <text:p>18.5538867940855</text:p>
              </table:table-cell>
              <table:table-cell office:value-type="float" office:value="18.4182508682768">
                <text:p>18.4182508682768</text:p>
              </table:table-cell>
              <table:table-cell office:value-type="float" office:value="18.2358495754921">
                <text:p>18.2358495754921</text:p>
              </table:table-cell>
              <table:table-cell office:value-type="float" office:value="17.9752635563465">
                <text:p>17.9752635563465</text:p>
              </table:table-cell>
              <table:table-cell office:value-type="float" office:value="17.5725596056198">
                <text:p>17.5725596056198</text:p>
              </table:table-cell>
              <table:table-cell office:value-type="float" office:value="16.8878262142048">
                <text:p>16.8878262142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18.8310154552211">
                <text:p>18.8310154552211</text:p>
              </table:table-cell>
              <table:table-cell office:value-type="float" office:value="18.7606057536311">
                <text:p>18.7606057536311</text:p>
              </table:table-cell>
              <table:table-cell office:value-type="float" office:value="18.6755321757296">
                <text:p>18.6755321757296</text:p>
              </table:table-cell>
              <table:table-cell office:value-type="float" office:value="18.5698793770832">
                <text:p>18.5698793770832</text:p>
              </table:table-cell>
              <table:table-cell office:value-type="float" office:value="18.4339907431764">
                <text:p>18.4339907431764</text:p>
              </table:table-cell>
              <table:table-cell office:value-type="float" office:value="18.2511086882684">
                <text:p>18.2511086882684</text:p>
              </table:table-cell>
              <table:table-cell office:value-type="float" office:value="17.9900175588596">
                <text:p>17.9900175588596</text:p>
              </table:table-cell>
              <table:table-cell office:value-type="float" office:value="17.588059759513">
                <text:p>17.588059759513</text:p>
              </table:table-cell>
              <table:table-cell office:value-type="float" office:value="16.9102139993741">
                <text:p>16.910213999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18.8455718302819">
                <text:p>18.8455718302819</text:p>
              </table:table-cell>
              <table:table-cell office:value-type="float" office:value="18.7753067208454">
                <text:p>18.7753067208454</text:p>
              </table:table-cell>
              <table:table-cell office:value-type="float" office:value="18.6902879839613">
                <text:p>18.6902879839613</text:p>
              </table:table-cell>
              <table:table-cell office:value-type="float" office:value="18.584559161693">
                <text:p>18.584559161693</text:p>
              </table:table-cell>
              <table:table-cell office:value-type="float" office:value="18.448419697216">
                <text:p>18.448419697216</text:p>
              </table:table-cell>
              <table:table-cell office:value-type="float" office:value="18.2651134590904">
                <text:p>18.2651134590904</text:p>
              </table:table-cell>
              <table:table-cell office:value-type="float" office:value="18.0036822739075">
                <text:p>18.0036822739075</text:p>
              </table:table-cell>
              <table:table-cell office:value-type="float" office:value="17.6027702673562">
                <text:p>17.6027702673562</text:p>
              </table:table-cell>
              <table:table-cell office:value-type="float" office:value="16.9318346704588">
                <text:p>16.9318346704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18.8590506490452">
                <text:p>18.8590506490452</text:p>
              </table:table-cell>
              <table:table-cell office:value-type="float" office:value="18.7889001575361">
                <text:p>18.7889001575361</text:p>
              </table:table-cell>
              <table:table-cell office:value-type="float" office:value="18.7039106433373">
                <text:p>18.7039106433373</text:p>
              </table:table-cell>
              <table:table-cell office:value-type="float" office:value="18.5980912580143">
                <text:p>18.5980912580143</text:p>
              </table:table-cell>
              <table:table-cell office:value-type="float" office:value="18.4617112123389">
                <text:p>18.4617112123389</text:p>
              </table:table-cell>
              <table:table-cell office:value-type="float" office:value="18.2780428682094">
                <text:p>18.2780428682094</text:p>
              </table:table-cell>
              <table:table-cell office:value-type="float" office:value="18.016429420637">
                <text:p>18.016429420637</text:p>
              </table:table-cell>
              <table:table-cell office:value-type="float" office:value="17.616817804351">
                <text:p>17.616817804351</text:p>
              </table:table-cell>
              <table:table-cell office:value-type="float" office:value="16.9527503642068">
                <text:p>16.9527503642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18.8715733697102">
                <text:p>18.8715733697102</text:p>
              </table:table-cell>
              <table:table-cell office:value-type="float" office:value="18.8015133289298">
                <text:p>18.8015133289298</text:p>
              </table:table-cell>
              <table:table-cell office:value-type="float" office:value="18.7165338546909">
                <text:p>18.7165338546909</text:p>
              </table:table-cell>
              <table:table-cell office:value-type="float" office:value="18.610616267542">
                <text:p>18.610616267542</text:p>
              </table:table-cell>
              <table:table-cell office:value-type="float" office:value="18.4740124554256">
                <text:p>18.4740124554256</text:p>
              </table:table-cell>
              <table:table-cell office:value-type="float" office:value="18.2900474417339">
                <text:p>18.2900474417339</text:p>
              </table:table-cell>
              <table:table-cell office:value-type="float" office:value="18.0284005950505">
                <text:p>18.0284005950505</text:p>
              </table:table-cell>
              <table:table-cell office:value-type="float" office:value="17.6303029892391">
                <text:p>17.6303029892391</text:p>
              </table:table-cell>
              <table:table-cell office:value-type="float" office:value="16.9730140896804">
                <text:p>16.9730140896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18.883244421883">
                <text:p>18.883244421883</text:p>
              </table:table-cell>
              <table:table-cell office:value-type="float" office:value="18.813255612731">
                <text:p>18.813255612731</text:p>
              </table:table-cell>
              <table:table-cell office:value-type="float" office:value="18.7282724203983">
                <text:p>18.7282724203983</text:p>
              </table:table-cell>
              <table:table-cell office:value-type="float" office:value="18.6222546788682">
                <text:p>18.6222546788682</text:p>
              </table:table-cell>
              <table:table-cell office:value-type="float" office:value="18.4854490058294">
                <text:p>18.4854490058294</text:p>
              </table:table-cell>
              <table:table-cell office:value-type="float" office:value="18.3012544312303">
                <text:p>18.3012544312303</text:p>
              </table:table-cell>
              <table:table-cell office:value-type="float" office:value="18.0397130755618">
                <text:p>18.0397130755618</text:p>
              </table:table-cell>
              <table:table-cell office:value-type="float" office:value="17.6433063372159">
                <text:p>17.6433063372159</text:p>
              </table:table-cell>
              <table:table-cell office:value-type="float" office:value="16.9926718791792">
                <text:p>16.992671879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18.8941541531311">
                <text:p>18.8941541531311</text:p>
              </table:table-cell>
              <table:table-cell office:value-type="float" office:value="18.8242215926115">
                <text:p>18.8242215926115</text:p>
              </table:table-cell>
              <table:table-cell office:value-type="float" office:value="18.7392255104381">
                <text:p>18.7392255104381</text:p>
              </table:table-cell>
              <table:table-cell office:value-type="float" office:value="18.633110342976">
                <text:p>18.633110342976</text:p>
              </table:table-cell>
              <table:table-cell office:value-type="float" office:value="18.4961285975102">
                <text:p>18.4961285975102</text:p>
              </table:table-cell>
              <table:table-cell office:value-type="float" office:value="18.3117719203933">
                <text:p>18.3117719203933</text:p>
              </table:table-cell>
              <table:table-cell office:value-type="float" office:value="18.0504644124297">
                <text:p>18.0504644124297</text:p>
              </table:table-cell>
              <table:table-cell office:value-type="float" office:value="17.6558927989476">
                <text:p>17.6558927989476</text:p>
              </table:table-cell>
              <table:table-cell office:value-type="float" office:value="17.0117643134927">
                <text:p>17.0117643134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18.9043811699768">
                <text:p>18.9043811699768</text:p>
              </table:table-cell>
              <table:table-cell office:value-type="float" office:value="18.8344935164714">
                <text:p>18.8344935164714</text:p>
              </table:table-cell>
              <table:table-cell office:value-type="float" office:value="18.7494792586611">
                <text:p>18.7494792586611</text:p>
              </table:table-cell>
              <table:table-cell office:value-type="float" office:value="18.6432732375109">
                <text:p>18.6432732375109</text:p>
              </table:table-cell>
              <table:table-cell office:value-type="float" office:value="18.5061440987724">
                <text:p>18.5061440987724</text:p>
              </table:table-cell>
              <table:table-cell office:value-type="float" office:value="18.3216920986706">
                <text:p>18.3216920986706</text:p>
              </table:table-cell>
              <table:table-cell office:value-type="float" office:value="18.0607360674006">
                <text:p>18.0607360674006</text:p>
              </table:table-cell>
              <table:table-cell office:value-type="float" office:value="17.6681152145873">
                <text:p>17.6681152145873</text:p>
              </table:table-cell>
              <table:table-cell office:value-type="float" office:value="17.0303275983248">
                <text:p>17.0303275983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18.9139942224768">
                <text:p>18.9139942224768</text:p>
              </table:table-cell>
              <table:table-cell office:value-type="float" office:value="18.8441432759271">
                <text:p>18.8441432759271</text:p>
              </table:table-cell>
              <table:table-cell office:value-type="float" office:value="18.7591088543536">
                <text:p>18.7591088543536</text:p>
              </table:table-cell>
              <table:table-cell office:value-type="float" office:value="18.6528216954788">
                <text:p>18.6528216954788</text:p>
              </table:table-cell>
              <table:table-cell office:value-type="float" office:value="18.5155759178488">
                <text:p>18.5155759178488</text:p>
              </table:table-cell>
              <table:table-cell office:value-type="float" office:value="18.3310939068038">
                <text:p>18.3310939068038</text:p>
              </table:table-cell>
              <table:table-cell office:value-type="float" office:value="18.0705963356891">
                <text:p>18.0705963356891</text:p>
              </table:table-cell>
              <table:table-cell office:value-type="float" office:value="17.6800169715124">
                <text:p>17.6800169715124</text:p>
              </table:table-cell>
              <table:table-cell office:value-type="float" office:value="17.0483943675989">
                <text:p>17.0483943675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18.9230537280709">
                <text:p>18.9230537280709</text:p>
              </table:table-cell>
              <table:table-cell office:value-type="float" office:value="18.8532340073794">
                <text:p>18.8532340073794</text:p>
              </table:table-cell>
              <table:table-cell office:value-type="float" office:value="18.7681802347344">
                <text:p>18.7681802347344</text:p>
              </table:table-cell>
              <table:table-cell office:value-type="float" office:value="18.6618242100925">
                <text:p>18.6618242100925</text:p>
              </table:table-cell>
              <table:table-cell office:value-type="float" office:value="18.5244939532017">
                <text:p>18.5244939532017</text:p>
              </table:table-cell>
              <table:table-cell office:value-type="float" office:value="18.3400451822457">
                <text:p>18.3400451822457</text:p>
              </table:table-cell>
              <table:table-cell office:value-type="float" office:value="18.0801026941508">
                <text:p>18.0801026941508</text:p>
              </table:table-cell>
              <table:table-cell office:value-type="float" office:value="17.6916340419217">
                <text:p>17.6916340419217</text:p>
              </table:table-cell>
              <table:table-cell office:value-type="float" office:value="17.0659942767921">
                <text:p>17.0659942767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18.9316130177515">
                <text:p>18.9316130177515</text:p>
              </table:table-cell>
              <table:table-cell office:value-type="float" office:value="18.8618214017915">
                <text:p>18.8618214017915</text:p>
              </table:table-cell>
              <table:table-cell office:value-type="float" office:value="18.7767514703279">
                <text:p>18.7767514703279</text:p>
              </table:table-cell>
              <table:table-cell office:value-type="float" office:value="18.6703409134951">
                <text:p>18.6703409134951</text:p>
              </table:table-cell>
              <table:table-cell office:value-type="float" office:value="18.5329591934451">
                <text:p>18.5329591934451</text:p>
              </table:table-cell>
              <table:table-cell office:value-type="float" office:value="18.3486044190338">
                <text:p>18.3486044190338</text:p>
              </table:table-cell>
              <table:table-cell office:value-type="float" office:value="18.0893037071694">
                <text:p>18.0893037071694</text:p>
              </table:table-cell>
              <table:table-cell office:value-type="float" office:value="17.7029965612593">
                <text:p>17.7029965612593</text:p>
              </table:table-cell>
              <table:table-cell office:value-type="float" office:value="17.0831544665995">
                <text:p>17.0831544665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18.93971935968">
                <text:p>18.93971935968</text:p>
              </table:table-cell>
              <table:table-cell office:value-type="float" office:value="18.8699547809919">
                <text:p>18.8699547809919</text:p>
              </table:table-cell>
              <table:table-cell office:value-type="float" office:value="18.7848739040864">
                <text:p>18.7848739040864</text:p>
              </table:table-cell>
              <table:table-cell office:value-type="float" office:value="18.6784247937657">
                <text:p>18.6784247937657</text:p>
              </table:table-cell>
              <table:table-cell office:value-type="float" office:value="18.5410250355065">
                <text:p>18.5410250355065</text:p>
              </table:table-cell>
              <table:table-cell office:value-type="float" office:value="18.3568222163919">
                <text:p>18.3568222163919</text:p>
              </table:table-cell>
              <table:table-cell office:value-type="float" office:value="18.0982405752247">
                <text:p>18.0982405752247</text:p>
              </table:table-cell>
              <table:table-cell office:value-type="float" office:value="17.7141300483267">
                <text:p>17.7141300483267</text:p>
              </table:table-cell>
              <table:table-cell office:value-type="float" office:value="17.0998999237772">
                <text:p>17.0998999237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18.9474148076929">
                <text:p>18.9474148076929</text:p>
              </table:table-cell>
              <table:table-cell office:value-type="float" office:value="18.8776779902765">
                <text:p>18.8776779902765</text:p>
              </table:table-cell>
              <table:table-cell office:value-type="float" office:value="18.7925930967751">
                <text:p>18.7925930967751</text:p>
              </table:table-cell>
              <table:table-cell office:value-type="float" office:value="18.686122706005">
                <text:p>18.686122706005</text:p>
              </table:table-cell>
              <table:table-cell office:value-type="float" office:value="18.5487383809199">
                <text:p>18.5487383809199</text:p>
              </table:table-cell>
              <table:table-cell office:value-type="float" office:value="18.3647424817079">
                <text:p>18.3647424817079</text:p>
              </table:table-cell>
              <table:table-cell office:value-type="float" office:value="18.1069484024495">
                <text:p>18.1069484024495</text:p>
              </table:table-cell>
              <table:table-cell office:value-type="float" office:value="17.7250563568883">
                <text:p>17.7250563568883</text:p>
              </table:table-cell>
              <table:table-cell office:value-type="float" office:value="17.116253775162">
                <text:p>17.116253775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18.9547369047024">
                <text:p>18.9547369047024</text:p>
              </table:table-cell>
              <table:table-cell office:value-type="float" office:value="18.8850301387738">
                <text:p>18.8850301387738</text:p>
              </table:table-cell>
              <table:table-cell office:value-type="float" office:value="18.7999496116881">
                <text:p>18.7999496116881</text:p>
              </table:table-cell>
              <table:table-cell office:value-type="float" office:value="18.6934762123685">
                <text:p>18.6934762123685</text:p>
              </table:table-cell>
              <table:table-cell office:value-type="float" office:value="18.5561405472222">
                <text:p>18.5561405472222</text:p>
              </table:table-cell>
              <table:table-cell office:value-type="float" office:value="18.3724034278442">
                <text:p>18.3724034278442</text:p>
              </table:table-cell>
              <table:table-cell office:value-type="float" office:value="18.1154572292851">
                <text:p>18.1154572292851</text:p>
              </table:table-cell>
              <table:table-cell office:value-type="float" office:value="17.7357944095696">
                <text:p>17.7357944095696</text:p>
              </table:table-cell>
              <table:table-cell office:value-type="float" office:value="17.1322375160553">
                <text:p>17.1322375160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18.9617192765514">
                <text:p>18.9617192765514</text:p>
              </table:table-cell>
              <table:table-cell office:value-type="float" office:value="18.8920462248941">
                <text:p>18.8920462248941</text:p>
              </table:table-cell>
              <table:table-cell office:value-type="float" office:value="18.8069796782152">
                <text:p>18.8069796782152</text:p>
              </table:table-cell>
              <table:table-cell office:value-type="float" office:value="18.7005222933424">
                <text:p>18.7005222933424</text:p>
              </table:table-cell>
              <table:table-cell office:value-type="float" office:value="18.5632680404344">
                <text:p>18.5632680404344</text:p>
              </table:table-cell>
              <table:table-cell office:value-type="float" office:value="18.3798384162239">
                <text:p>18.3798384162239</text:p>
              </table:table-cell>
              <table:table-cell office:value-type="float" office:value="18.1237928913094">
                <text:p>18.1237928913094</text:p>
              </table:table-cell>
              <table:table-cell office:value-type="float" office:value="17.7463607845625">
                <text:p>17.7463607845625</text:p>
              </table:table-cell>
              <table:table-cell office:value-type="float" office:value="17.1478712173862">
                <text:p>17.1478712173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18.9683921260161">
                <text:p>18.9683921260161</text:p>
              </table:table-cell>
              <table:table-cell office:value-type="float" office:value="18.8987576570084">
                <text:p>18.8987576570084</text:p>
              </table:table-cell>
              <table:table-cell office:value-type="float" office:value="18.8137157447125">
                <text:p>18.8137157447125</text:p>
              </table:table-cell>
              <table:table-cell office:value-type="float" office:value="18.7072939408495">
                <text:p>18.7072939408495</text:p>
              </table:table-cell>
              <table:table-cell office:value-type="float" office:value="18.5701531991109">
                <text:p>18.5701531991109</text:p>
              </table:table-cell>
              <table:table-cell office:value-type="float" office:value="18.3870766561063">
                <text:p>18.3870766561063</text:p>
              </table:table-cell>
              <table:table-cell office:value-type="float" office:value="18.1319777155453">
                <text:p>18.1319777155453</text:p>
              </table:table-cell>
              <table:table-cell office:value-type="float" office:value="17.756770161447">
                <text:p>17.756770161447</text:p>
              </table:table-cell>
              <table:table-cell office:value-type="float" office:value="17.1631736781984">
                <text:p>17.1631736781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18.974782655216">
                <text:p>18.974782655216</text:p>
              </table:table-cell>
              <table:table-cell office:value-type="float" office:value="18.9051926990276">
                <text:p>18.9051926990276</text:p>
              </table:table-cell>
              <table:table-cell office:value-type="float" office:value="18.8201869521997">
                <text:p>18.8201869521997</text:p>
              </table:table-cell>
              <table:table-cell office:value-type="float" office:value="18.7138206671437">
                <text:p>18.7138206671437</text:p>
              </table:table-cell>
              <table:table-cell office:value-type="float" office:value="18.5768247472991">
                <text:p>18.5768247472991</text:p>
              </table:table-cell>
              <table:table-cell office:value-type="float" office:value="18.3941438025207">
                <text:p>18.3941438025207</text:p>
              </table:table-cell>
              <table:table-cell office:value-type="float" office:value="18.1400311052641">
                <text:p>18.1400311052641</text:p>
              </table:table-cell>
              <table:table-cell office:value-type="float" office:value="17.7670356844683">
                <text:p>17.7670356844683</text:p>
              </table:table-cell>
              <table:table-cell office:value-type="float" office:value="17.1781625724256">
                <text:p>17.1781625724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18.9809154244252">
                <text:p>18.9809154244252</text:p>
              </table:table-cell>
              <table:table-cell office:value-type="float" office:value="18.9113768492602">
                <text:p>18.9113768492602</text:p>
              </table:table-cell>
              <table:table-cell office:value-type="float" office:value="18.8264195376103">
                <text:p>18.8264195376103</text:p>
              </table:table-cell>
              <table:table-cell office:value-type="float" office:value="18.7201289385359">
                <text:p>18.7201289385359</text:p>
              </table:table-cell>
              <table:table-cell office:value-type="float" office:value="18.5833082657597">
                <text:p>18.5833082657597</text:p>
              </table:table-cell>
              <table:table-cell office:value-type="float" office:value="18.4010624628258">
                <text:p>18.4010624628258</text:p>
              </table:table-cell>
              <table:table-cell office:value-type="float" office:value="18.147970024647">
                <text:p>18.147970024647</text:p>
              </table:table-cell>
              <table:table-cell office:value-type="float" office:value="17.7771692506903">
                <text:p>17.7771692506903</text:p>
              </table:table-cell>
              <table:table-cell office:value-type="float" office:value="17.1928545751564">
                <text:p>17.1928545751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18.9868126539029">
                <text:p>18.9868126539029</text:p>
              </table:table-cell>
              <table:table-cell office:value-type="float" office:value="18.9173331594834">
                <text:p>18.9173331594834</text:p>
              </table:table-cell>
              <table:table-cell office:value-type="float" office:value="18.8324371738193">
                <text:p>18.8324371738193</text:p>
              </table:table-cell>
              <table:table-cell office:value-type="float" office:value="18.7262425414421">
                <text:p>18.7262425414421</text:p>
              </table:table-cell>
              <table:table-cell office:value-type="float" office:value="18.5896265892334">
                <text:p>18.5896265892334</text:p>
              </table:table-cell>
              <table:table-cell office:value-type="float" office:value="18.4078526202718">
                <text:p>18.4078526202718</text:p>
              </table:table-cell>
              <table:table-cell office:value-type="float" office:value="18.1558093928502">
                <text:p>18.1558093928502</text:p>
              </table:table-cell>
              <table:table-cell office:value-type="float" office:value="17.7871817287148">
                <text:p>17.7871817287148</text:p>
              </table:table-cell>
              <table:table-cell office:value-type="float" office:value="17.2072654567846">
                <text:p>17.207265456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18.9924944859812">
                <text:p>18.9924944859812</text:p>
              </table:table-cell>
              <table:table-cell office:value-type="float" office:value="18.9230825123337">
                <text:p>18.9230825123337</text:p>
              </table:table-cell>
              <table:table-cell office:value-type="float" office:value="18.8382612657338">
                <text:p>18.8382612657338</text:p>
              </table:table-cell>
              <table:table-cell office:value-type="float" office:value="18.7321829016368">
                <text:p>18.7321829016368</text:p>
              </table:table-cell>
              <table:table-cell office:value-type="float" office:value="18.5958001529156">
                <text:p>18.5958001529156</text:p>
              </table:table-cell>
              <table:table-cell office:value-type="float" office:value="18.414532001253">
                <text:p>18.414532001253</text:p>
              </table:table-cell>
              <table:table-cell office:value-type="float" office:value="18.1635624195889">
                <text:p>18.1635624195889</text:p>
              </table:table-cell>
              <table:table-cell office:value-type="float" office:value="17.7970831435377">
                <text:p>17.7970831435377</text:p>
              </table:table-cell>
              <table:table-cell office:value-type="float" office:value="17.2214101798149">
                <text:p>17.2214101798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18.9979792105665">
                <text:p>18.9979792105665</text:p>
              </table:table-cell>
              <table:table-cell office:value-type="float" office:value="18.9286438603251">
                <text:p>18.9286438603251</text:p>
              </table:table-cell>
              <table:table-cell office:value-type="float" office:value="18.8439112058592">
                <text:p>18.8439112058592</text:p>
              </table:table-cell>
              <table:table-cell office:value-type="float" office:value="18.73796936019">
                <text:p>18.73796936019</text:p>
              </table:table-cell>
              <table:table-cell office:value-type="float" office:value="18.6018472916745">
                <text:p>18.6018472916745</text:p>
              </table:table-cell>
              <table:table-cell office:value-type="float" office:value="18.4211163900097">
                <text:p>18.4211163900097</text:p>
              </table:table-cell>
              <table:table-cell office:value-type="float" office:value="18.1712408862589">
                <text:p>18.1712408862589</text:p>
              </table:table-cell>
              <table:table-cell office:value-type="float" office:value="17.8068828272734">
                <text:p>17.8068828272734</text:p>
              </table:table-cell>
              <table:table-cell office:value-type="float" office:value="17.2353029863382">
                <text:p>17.235302986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19.003283454993">
                <text:p>19.003283454993</text:p>
              </table:table-cell>
              <table:table-cell office:value-type="float" office:value="18.9340344274722">
                <text:p>18.9340344274722</text:p>
              </table:table-cell>
              <table:table-cell office:value-type="float" office:value="18.8494045902804">
                <text:p>18.8494045902804</text:p>
              </table:table-cell>
              <table:table-cell office:value-type="float" office:value="18.7436194068935">
                <text:p>18.7436194068935</text:p>
              </table:table-cell>
              <table:table-cell office:value-type="float" office:value="18.6077844925983">
                <text:p>18.6077844925983</text:p>
              </table:table-cell>
              <table:table-cell office:value-type="float" office:value="18.427619891164">
                <text:p>18.427619891164</text:p>
              </table:table-cell>
              <table:table-cell office:value-type="float" office:value="18.1788553724955">
                <text:p>18.1788553724955</text:p>
              </table:table-cell>
              <table:table-cell office:value-type="float" office:value="17.816589530759">
                <text:p>17.816589530759</text:p>
              </table:table-cell>
              <table:table-cell office:value-type="float" office:value="17.248957460298">
                <text:p>17.248957460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19.0084223522212">
                <text:p>19.0084223522212</text:p>
              </table:table-cell>
              <table:table-cell office:value-type="float" office:value="18.9392698882242">
                <text:p>18.9392698882242</text:p>
              </table:table-cell>
              <table:table-cell office:value-type="float" office:value="18.854757410779">
                <text:p>18.854757410779</text:p>
              </table:table-cell>
              <table:table-cell office:value-type="float" office:value="18.749148888331">
                <text:p>18.749148888331</text:p>
              </table:table-cell>
              <table:table-cell office:value-type="float" office:value="18.6136266201242">
                <text:p>18.6136266201242</text:p>
              </table:table-cell>
              <table:table-cell office:value-type="float" office:value="18.4340551625467">
                <text:p>18.4340551625467</text:p>
              </table:table-cell>
              <table:table-cell office:value-type="float" office:value="18.1864154551984">
                <text:p>18.1864154551984</text:p>
              </table:table-cell>
              <table:table-cell office:value-type="float" office:value="17.8262115267625">
                <text:p>17.8262115267625</text:p>
              </table:table-cell>
              <table:table-cell office:value-type="float" office:value="17.2623866006547">
                <text:p>17.262386600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19.0134096830977">
                <text:p>19.0134096830977</text:p>
              </table:table-cell>
              <table:table-cell office:value-type="float" office:value="18.9443645192037">
                <text:p>18.9443645192037</text:p>
              </table:table-cell>
              <table:table-cell office:value-type="float" office:value="18.8599842181753">
                <text:p>18.8599842181753</text:p>
              </table:table-cell>
              <table:table-cell office:value-type="float" office:value="18.7545721850443">
                <text:p>18.7545721850443</text:p>
              </table:table-cell>
              <table:table-cell office:value-type="float" office:value="18.6193871072634">
                <text:p>18.6193871072634</text:p>
              </table:table-cell>
              <table:table-cell office:value-type="float" office:value="18.4404336105242">
                <text:p>18.4404336105242</text:p>
              </table:table-cell>
              <table:table-cell office:value-type="float" office:value="18.1939298699251">
                <text:p>18.1939298699251</text:p>
              </table:table-cell>
              <table:table-cell office:value-type="float" office:value="17.83575668793">
                <text:p>17.83575668793</text:p>
              </table:table-cell>
              <table:table-cell office:value-type="float" office:value="17.2756028765562">
                <text:p>17.2756028765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19.0182579990903">
                <text:p>19.0182579990903</text:p>
              </table:table-cell>
              <table:table-cell office:value-type="float" office:value="18.9493313304934">
                <text:p>18.9493313304934</text:p>
              </table:table-cell>
              <table:table-cell office:value-type="float" office:value="18.8650982640907">
                <text:p>18.8650982640907</text:p>
              </table:table-cell>
              <table:table-cell office:value-type="float" office:value="18.7599023656257">
                <text:p>18.7599023656257</text:p>
              </table:table-cell>
              <table:table-cell office:value-type="float" office:value="18.6250781216945">
                <text:p>18.6250781216945</text:p>
              </table:table-cell>
              <table:table-cell office:value-type="float" office:value="18.4467655580493">
                <text:p>18.4467655580493</text:p>
              </table:table-cell>
              <table:table-cell office:value-type="float" office:value="18.2014066466959">
                <text:p>18.2014066466959</text:p>
              </table:table-cell>
              <table:table-cell office:value-type="float" office:value="17.8452325517843">
                <text:p>17.8452325517843</text:p>
              </table:table-cell>
              <table:table-cell office:value-type="float" office:value="17.2886182776274">
                <text:p>17.2886182776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19.0229787312493">
                <text:p>19.0229787312493</text:p>
              </table:table-cell>
              <table:table-cell office:value-type="float" office:value="18.9541821825127">
                <text:p>18.9541821825127</text:p>
              </table:table-cell>
              <table:table-cell office:value-type="float" office:value="18.8701116275911">
                <text:p>18.8701116275911</text:p>
              </table:table-cell>
              <table:table-cell office:value-type="float" office:value="18.76515132479">
                <text:p>18.76515132479</text:p>
              </table:table-cell>
              <table:table-cell office:value-type="float" office:value="18.6307107146574">
                <text:p>18.6307107146574</text:p>
              </table:table-cell>
              <table:table-cell office:value-type="float" office:value="18.4530603947038">
                <text:p>18.4530603947038</text:p>
              </table:table-cell>
              <table:table-cell office:value-type="float" office:value="18.2088532310977">
                <text:p>18.2088532310977</text:p>
              </table:table-cell>
              <table:table-cell office:value-type="float" office:value="17.8546463840183">
                <text:p>17.8546463840183</text:p>
              </table:table-cell>
              <table:table-cell office:value-type="float" office:value="17.3014443719265">
                <text:p>17.3014443719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19.0275822794726">
                <text:p>19.0275822794726</text:p>
              </table:table-cell>
              <table:table-cell office:value-type="float" office:value="18.9589278822677">
                <text:p>18.9589278822677</text:p>
              </table:table-cell>
              <table:table-cell office:value-type="float" office:value="18.8750353199993">
                <text:p>18.8750353199993</text:p>
              </table:table-cell>
              <table:table-cell office:value-type="float" office:value="18.7703298979721">
                <text:p>18.7703298979721</text:p>
              </table:table-cell>
              <table:table-cell office:value-type="float" office:value="18.6362949441134">
                <text:p>18.6362949441134</text:p>
              </table:table-cell>
              <table:table-cell office:value-type="float" office:value="18.4593266986318">
                <text:p>18.4593266986318</text:p>
              </table:table-cell>
              <table:table-cell office:value-type="float" office:value="18.2162765778216">
                <text:p>18.2162765778216</text:p>
              </table:table-cell>
              <table:table-cell office:value-type="float" office:value="17.86400522097">
                <text:p>17.86400522097</text:p>
              </table:table-cell>
              <table:table-cell office:value-type="float" office:value="17.3140923426032">
                <text:p>17.3140923426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19.0320780923211">
                <text:p>19.0320780923211</text:p>
              </table:table-cell>
              <table:table-cell office:value-type="float" office:value="18.9635782697417">
                <text:p>18.9635782697417</text:p>
              </table:table-cell>
              <table:table-cell office:value-type="float" office:value="18.8798793794354">
                <text:p>18.8798793794354</text:p>
              </table:table-cell>
              <table:table-cell office:value-type="float" office:value="18.7754479651677">
                <text:p>18.7754479651677</text:p>
              </table:table-cell>
              <table:table-cell office:value-type="float" office:value="18.6418399866109">
                <text:p>18.6418399866109</text:p>
              </table:table-cell>
              <table:table-cell office:value-type="float" office:value="18.4655723473405">
                <text:p>18.4655723473405</text:p>
              </table:table-cell>
              <table:table-cell office:value-type="float" office:value="18.2236832370395">
                <text:p>18.2236832370395</text:p>
              </table:table-cell>
              <table:table-cell office:value-type="float" office:value="17.8733159155999">
                <text:p>17.8733159155999</text:p>
              </table:table-cell>
              <table:table-cell office:value-type="float" office:value="17.3265730352792">
                <text:p>17.326573035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19.0364747314477">
                <text:p>19.0364747314477</text:p>
              </table:table-cell>
              <table:table-cell office:value-type="float" office:value="18.9681422881994">
                <text:p>18.9681422881994</text:p>
              </table:table-cell>
              <table:table-cell office:value-type="float" office:value="18.8846529483829">
                <text:p>18.8846529483829</text:p>
              </table:table-cell>
              <table:table-cell office:value-type="float" office:value="18.7805145366126">
                <text:p>18.7805145366126</text:p>
              </table:table-cell>
              <table:table-cell office:value-type="float" office:value="18.647354229424">
                <text:p>18.647354229424</text:p>
              </table:table-cell>
              <table:table-cell office:value-type="float" office:value="18.4718046074221">
                <text:p>18.4718046074221</text:p>
              </table:table-cell>
              <table:table-cell office:value-type="float" office:value="18.231079421009">
                <text:p>18.231079421009</text:p>
              </table:table-cell>
              <table:table-cell office:value-type="float" office:value="17.8825851688673">
                <text:p>17.8825851688673</text:p>
              </table:table-cell>
              <table:table-cell office:value-type="float" office:value="17.3388969894061">
                <text:p>17.3388969894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19.0407799292382">
                <text:p>19.0407799292382</text:p>
              </table:table-cell>
              <table:table-cell office:value-type="float" office:value="18.9726280474321">
                <text:p>18.9726280474321</text:p>
              </table:table-cell>
              <table:table-cell office:value-type="float" office:value="18.8893643439831">
                <text:p>18.8893643439831</text:p>
              </table:table-cell>
              <table:table-cell office:value-type="float" office:value="18.7855378310023">
                <text:p>18.7855378310023</text:p>
              </table:table-cell>
              <table:table-cell office:value-type="float" office:value="18.6528453551583">
                <text:p>18.6528453551583</text:p>
              </table:table-cell>
              <table:table-cell office:value-type="float" office:value="18.4780302175596">
                <text:p>18.4780302175596</text:p>
              </table:table-cell>
              <table:table-cell office:value-type="float" office:value="18.2384710681712">
                <text:p>18.2384710681712</text:p>
              </table:table-cell>
              <table:table-cell office:value-type="float" office:value="17.8918195673518">
                <text:p>17.8918195673518</text:p>
              </table:table-cell>
              <table:table-cell office:value-type="float" office:value="17.3510744817123">
                <text:p>17.3510744817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19.0450006339397">
                <text:p>19.0450006339397</text:p>
              </table:table-cell>
              <table:table-cell office:value-type="float" office:value="18.9770428739472">
                <text:p>18.9770428739472</text:p>
              </table:table-cell>
              <table:table-cell office:value-type="float" office:value="18.8940211146144">
                <text:p>18.8940211146144</text:p>
              </table:table-cell>
              <table:table-cell office:value-type="float" office:value="18.7905253391593">
                <text:p>18.7905253391593</text:p>
              </table:table-cell>
              <table:table-cell office:value-type="float" office:value="18.6583204107825">
                <text:p>18.6583204107825</text:p>
              </table:table-cell>
              <table:table-cell office:value-type="float" office:value="18.4842554553565">
                <text:p>18.4842554553565</text:p>
              </table:table-cell>
              <table:table-cell office:value-type="float" office:value="18.2458638928077">
                <text:p>18.2458638928077</text:p>
              </table:table-cell>
              <table:table-cell office:value-type="float" office:value="17.901025610436">
                <text:p>17.901025610436</text:p>
              </table:table-cell>
              <table:table-cell office:value-type="float" office:value="17.3631155575763">
                <text:p>17.3631155575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19.0491430472592">
                <text:p>19.0491430472592</text:p>
              </table:table-cell>
              <table:table-cell office:value-type="float" office:value="18.9813933533321">
                <text:p>18.9813933533321</text:p>
              </table:table-cell>
              <table:table-cell office:value-type="float" office:value="18.8986300883882">
                <text:p>18.8986300883882</text:p>
              </table:table-cell>
              <table:table-cell office:value-type="float" office:value="18.7954838793857">
                <text:p>18.7954838793857</text:p>
              </table:table-cell>
              <table:table-cell office:value-type="float" office:value="18.6637858682333">
                <text:p>18.6637858682333</text:p>
              </table:table-cell>
              <table:table-cell office:value-type="float" office:value="18.4904861964363">
                <text:p>18.4904861964363</text:p>
              </table:table-cell>
              <table:table-cell office:value-type="float" office:value="18.2532634303434">
                <text:p>18.2532634303434</text:p>
              </table:table-cell>
              <table:table-cell office:value-type="float" office:value="17.9102097390842">
                <text:p>17.9102097390842</text:p>
              </table:table-cell>
              <table:table-cell office:value-type="float" office:value="17.375030066489">
                <text:p>17.375030066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19.0532126512272">
                <text:p>19.0532126512272</text:p>
              </table:table-cell>
              <table:table-cell office:value-type="float" office:value="18.9856853614404">
                <text:p>18.9856853614404</text:p>
              </table:table-cell>
              <table:table-cell office:value-type="float" office:value="18.9031974099737">
                <text:p>18.9031974099737</text:p>
              </table:table-cell>
              <table:table-cell office:value-type="float" office:value="18.8004196405788">
                <text:p>18.8004196405788</text:p>
              </table:table-cell>
              <table:table-cell office:value-type="float" office:value="18.6692476721943">
                <text:p>18.6692476721943</text:p>
              </table:table-cell>
              <table:table-cell office:value-type="float" office:value="18.4967279606708">
                <text:p>18.4967279606708</text:p>
              </table:table-cell>
              <table:table-cell office:value-type="float" office:value="18.2606750717558">
                <text:p>18.2606750717558</text:p>
              </table:table-cell>
              <table:table-cell office:value-type="float" office:value="17.9193783569566">
                <text:p>17.9193783569566</text:p>
              </table:table-cell>
              <table:table-cell office:value-type="float" office:value="17.3868276882025">
                <text:p>17.386827688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19.0572142302927">
                <text:p>19.0572142302927</text:p>
              </table:table-cell>
              <table:table-cell office:value-type="float" office:value="18.9899240906548">
                <text:p>18.9899240906548</text:p>
              </table:table-cell>
              <table:table-cell office:value-type="float" office:value="18.9077285724864">
                <text:p>18.9077285724864</text:p>
              </table:table-cell>
              <table:table-cell office:value-type="float" office:value="18.8053382205856">
                <text:p>18.8053382205856</text:p>
              </table:table-cell>
              <table:table-cell office:value-type="float" office:value="18.6747112836318">
                <text:p>18.6747112836318</text:p>
              </table:table-cell>
              <table:table-cell office:value-type="float" office:value="18.5029859557016">
                <text:p>18.5029859557016</text:p>
              </table:table-cell>
              <table:table-cell office:value-type="float" office:value="18.2681040993859">
                <text:p>18.2681040993859</text:p>
              </table:table-cell>
              <table:table-cell office:value-type="float" office:value="17.9285378591336">
                <text:p>17.9285378591336</text:p>
              </table:table-cell>
              <table:table-cell office:value-type="float" office:value="17.3985179706018">
                <text:p>17.3985179706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19.0611518820393">
                <text:p>19.0611518820393</text:p>
              </table:table-cell>
              <table:table-cell office:value-type="float" office:value="18.9941140643075">
                <text:p>18.9941140643075</text:p>
              </table:table-cell>
              <table:table-cell office:value-type="float" office:value="18.9122284370284">
                <text:p>18.9122284370284</text:p>
              </table:table-cell>
              <table:table-cell office:value-type="float" office:value="18.8102446516763">
                <text:p>18.8102446516763</text:p>
              </table:table-cell>
              <table:table-cell office:value-type="float" office:value="18.6801817099471">
                <text:p>18.6801817099471</text:p>
              </table:table-cell>
              <table:table-cell office:value-type="float" office:value="18.5092651070715">
                <text:p>18.5092651070715</text:p>
              </table:table-cell>
              <table:table-cell office:value-type="float" office:value="18.2755557109132">
                <text:p>18.2755557109132</text:p>
              </table:table-cell>
              <table:table-cell office:value-type="float" office:value="17.9376946508942">
                <text:p>17.9376946508942</text:p>
              </table:table-cell>
              <table:table-cell office:value-type="float" office:value="17.4101103545136">
                <text:p>17.4101103545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19.065029021497">
                <text:p>19.065029021497</text:p>
              </table:table-cell>
              <table:table-cell office:value-type="float" office:value="18.9982591444706">
                <text:p>18.9982591444706</text:p>
              </table:table-cell>
              <table:table-cell office:value-type="float" office:value="18.9167012455038">
                <text:p>18.9167012455038</text:p>
              </table:table-cell>
              <table:table-cell office:value-type="float" office:value="18.8151434194013">
                <text:p>18.8151434194013</text:p>
              </table:table-cell>
              <table:table-cell office:value-type="float" office:value="18.6856635289837">
                <text:p>18.6856635289837</text:p>
              </table:table-cell>
              <table:table-cell office:value-type="float" office:value="18.5155700835874">
                <text:p>18.5155700835874</text:p>
              </table:table-cell>
              <table:table-cell office:value-type="float" office:value="18.2830350420106">
                <text:p>18.2830350420106</text:p>
              </table:table-cell>
              <table:table-cell office:value-type="float" office:value="17.9468551698662">
                <text:p>17.9468551698662</text:p>
              </table:table-cell>
              <table:table-cell office:value-type="float" office:value="17.4216142038856">
                <text:p>17.4216142038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19.0688483775936">
                <text:p>19.0688483775936</text:p>
              </table:table-cell>
              <table:table-cell office:value-type="float" office:value="19.0023625315884">
                <text:p>19.0023625315884</text:p>
              </table:table-cell>
              <table:table-cell office:value-type="float" office:value="18.9211506250893">
                <text:p>18.9211506250893</text:p>
              </table:table-cell>
              <table:table-cell office:value-type="float" office:value="18.8200384731213">
                <text:p>18.8200384731213</text:p>
              </table:table-cell>
              <table:table-cell office:value-type="float" office:value="18.691160905072">
                <text:p>18.691160905072</text:p>
              </table:table-cell>
              <table:table-cell office:value-type="float" office:value="18.5219053159033">
                <text:p>18.5219053159033</text:p>
              </table:table-cell>
              <table:table-cell office:value-type="float" office:value="18.2905471852045">
                <text:p>18.2905471852045</text:p>
              </table:table-cell>
              <table:table-cell office:value-type="float" office:value="17.9560259082317">
                <text:p>17.9560259082317</text:p>
              </table:table-cell>
              <table:table-cell office:value-type="float" office:value="17.4330388367153">
                <text:p>17.4330388367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19.0726119813061">
                <text:p>19.0726119813061</text:p>
              </table:table-cell>
              <table:table-cell office:value-type="float" office:value="19.0064267554911">
                <text:p>19.0064267554911</text:p>
              </table:table-cell>
              <table:table-cell office:value-type="float" office:value="18.9255795838923">
                <text:p>18.9255795838923</text:p>
              </table:table-cell>
              <table:table-cell office:value-type="float" office:value="18.8249332277722">
                <text:p>18.8249332277722</text:p>
              </table:table-cell>
              <table:table-cell office:value-type="float" office:value="18.6966775967657">
                <text:p>18.6966775967657</text:p>
              </table:table-cell>
              <table:table-cell office:value-type="float" office:value="18.528275008078">
                <text:p>18.528275008078</text:p>
              </table:table-cell>
              <table:table-cell office:value-type="float" office:value="18.2980972046987">
                <text:p>18.2980972046987</text:p>
              </table:table-cell>
              <table:table-cell office:value-type="float" office:value="17.9652134347235">
                <text:p>17.9652134347235</text:p>
              </table:table-cell>
              <table:table-cell office:value-type="float" office:value="17.4443935563959">
                <text:p>17.4443935563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19.0763211417712">
                <text:p>19.0763211417712</text:p>
              </table:table-cell>
              <table:table-cell office:value-type="float" office:value="19.0104536538828">
                <text:p>19.0104536538828</text:p>
              </table:table-cell>
              <table:table-cell office:value-type="float" office:value="18.9299904936367">
                <text:p>18.9299904936367</text:p>
              </table:table-cell>
              <table:table-cell office:value-type="float" office:value="18.8298305523772">
                <text:p>18.8298305523772</text:p>
              </table:table-cell>
              <table:table-cell office:value-type="float" office:value="18.7022169513404">
                <text:p>18.7022169513404</text:p>
              </table:table-cell>
              <table:table-cell office:value-type="float" office:value="18.534683136505">
                <text:p>18.534683136505</text:p>
              </table:table-cell>
              <table:table-cell office:value-type="float" office:value="18.3056901404371">
                <text:p>18.3056901404371</text:p>
              </table:table-cell>
              <table:table-cell office:value-type="float" office:value="17.9744244079282">
                <text:p>17.9744244079282</text:p>
              </table:table-cell>
              <table:table-cell office:value-type="float" office:value="17.4556876717191">
                <text:p>17.4556876717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19.0799764203406">
                <text:p>19.0799764203406</text:p>
              </table:table-cell>
              <table:table-cell office:value-type="float" office:value="19.0144443487092">
                <text:p>19.0144443487092</text:p>
              </table:table-cell>
              <table:table-cell office:value-type="float" office:value="18.9343850705528">
                <text:p>18.9343850705528</text:p>
              </table:table-cell>
              <table:table-cell office:value-type="float" office:value="18.834732757711">
                <text:p>18.834732757711</text:p>
              </table:table-cell>
              <table:table-cell office:value-type="float" office:value="18.7077819003532">
                <text:p>18.7077819003532</text:p>
              </table:table-cell>
              <table:table-cell office:value-type="float" office:value="18.5411334532858">
                <text:p>18.5411334532858</text:p>
              </table:table-cell>
              <table:table-cell office:value-type="float" office:value="18.3133310225433">
                <text:p>18.3133310225433</text:p>
              </table:table-cell>
              <table:table-cell office:value-type="float" office:value="17.9836656086033">
                <text:p>17.9836656086033</text:p>
              </table:table-cell>
              <table:table-cell office:value-type="float" office:value="17.4669305444089">
                <text:p>17.466930544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19.0835775851306">
                <text:p>19.0835775851306</text:p>
              </table:table-cell>
              <table:table-cell office:value-type="float" office:value="19.0183992021962">
                <text:p>19.0183992021962</text:p>
              </table:table-cell>
              <table:table-cell office:value-type="float" office:value="18.9387643349873">
                <text:p>18.9387643349873</text:p>
              </table:table-cell>
              <table:table-cell office:value-type="float" office:value="18.839641561767">
                <text:p>18.839641561767</text:p>
              </table:table-cell>
              <table:table-cell office:value-type="float" office:value="18.7133749322217">
                <text:p>18.7133749322217</text:p>
              </table:table-cell>
              <table:table-cell office:value-type="float" office:value="18.5476294660588">
                <text:p>18.5476294660588</text:p>
              </table:table-cell>
              <table:table-cell office:value-type="float" office:value="18.3210248621423">
                <text:p>18.3210248621423</text:p>
              </table:table-cell>
              <table:table-cell office:value-type="float" office:value="17.992943947643">
                <text:p>17.992943947643</text:p>
              </table:table-cell>
              <table:table-cell office:value-type="float" office:value="17.4781316040959">
                <text:p>17.4781316040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19.0871235626081">
                <text:p>19.0871235626081</text:p>
              </table:table-cell>
              <table:table-cell office:value-type="float" office:value="19.0223177697841">
                <text:p>19.0223177697841</text:p>
              </table:table-cell>
              <table:table-cell office:value-type="float" office:value="18.9431285682111">
                <text:p>18.9431285682111</text:p>
              </table:table-cell>
              <table:table-cell office:value-type="float" office:value="18.844558053488">
                <text:p>18.844558053488</text:p>
              </table:table-cell>
              <table:table-cell office:value-type="float" office:value="18.7189980653345">
                <text:p>18.7189980653345</text:p>
              </table:table-cell>
              <table:table-cell office:value-type="float" office:value="18.5541744223076">
                <text:p>18.5541744223076</text:p>
              </table:table-cell>
              <table:table-cell office:value-type="float" office:value="18.3287766533225">
                <text:p>18.3287766533225</text:p>
              </table:table-cell>
              <table:table-cell office:value-type="float" office:value="18.0022664953983">
                <text:p>18.0022664953983</text:p>
              </table:table-cell>
              <table:table-cell office:value-type="float" office:value="17.489300394972">
                <text:p>17.48930039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19.0906123681696">
                <text:p>19.0906123681696</text:p>
              </table:table-cell>
              <table:table-cell office:value-type="float" office:value="19.0261987311501">
                <text:p>19.0261987311501</text:p>
              </table:table-cell>
              <table:table-cell office:value-type="float" office:value="18.9474772463141">
                <text:p>18.9474772463141</text:p>
              </table:table-cell>
              <table:table-cell office:value-type="float" office:value="18.8494826327499">
                <text:p>18.8494826327499</text:p>
              </table:table-cell>
              <table:table-cell office:value-type="float" office:value="18.7246527969746">
                <text:p>18.7246527969746</text:p>
              </table:table-cell>
              <table:table-cell office:value-type="float" office:value="18.5607712695148">
                <text:p>18.5607712695148</text:p>
              </table:table-cell>
              <table:table-cell office:value-type="float" office:value="18.3365913516796">
                <text:p>18.3365913516796</text:p>
              </table:table-cell>
              <table:table-cell office:value-type="float" office:value="18.0116404887031">
                <text:p>18.0116404887031</text:p>
              </table:table-cell>
              <table:table-cell office:value-type="float" office:value="17.5004465939797">
                <text:p>17.5004465939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19.094041032155">
                <text:p>19.094041032155</text:p>
              </table:table-cell>
              <table:table-cell office:value-type="float" office:value="19.030039816394">
                <text:p>19.030039816394</text:p>
              </table:table-cell>
              <table:table-cell office:value-type="float" office:value="18.9518089694819">
                <text:p>18.9518089694819</text:p>
              </table:table-cell>
              <table:table-cell office:value-type="float" office:value="18.8544149468584">
                <text:p>18.8544149468584</text:p>
              </table:table-cell>
              <table:table-cell office:value-type="float" office:value="18.7303400513966">
                <text:p>18.7303400513966</text:p>
              </table:table-cell>
              <table:table-cell office:value-type="float" office:value="18.5674226191388">
                <text:p>18.5674226191388</text:p>
              </table:table-cell>
              <table:table-cell office:value-type="float" office:value="18.344473864394">
                <text:p>18.344473864394</text:p>
              </table:table-cell>
              <table:table-cell office:value-type="float" office:value="18.0210733620567">
                <text:p>18.0210733620567</text:p>
              </table:table-cell>
              <table:table-cell office:value-type="float" office:value="17.5115800662763">
                <text:p>17.5115800662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19.0974055006245">
                <text:p>19.0974055006245</text:p>
              </table:table-cell>
              <table:table-cell office:value-type="float" office:value="19.0338377058666">
                <text:p>19.0338377058666</text:p>
              </table:table-cell>
              <table:table-cell office:value-type="float" office:value="18.9561213636581">
                <text:p>18.9561213636581</text:p>
              </table:table-cell>
              <table:table-cell office:value-type="float" office:value="18.8593537984067">
                <text:p>18.8593537984067</text:p>
              </table:table-cell>
              <table:table-cell office:value-type="float" office:value="18.7360600988697">
                <text:p>18.7360600988697</text:p>
              </table:table-cell>
              <table:table-cell office:value-type="float" office:value="18.5741306818999">
                <text:p>18.5741306818999</text:p>
              </table:table-cell>
              <table:table-cell office:value-type="float" office:value="18.3524290128393">
                <text:p>18.3524290128393</text:p>
              </table:table-cell>
              <table:table-cell office:value-type="float" office:value="18.0305727541549">
                <text:p>18.0305727541549</text:p>
              </table:table-cell>
              <table:table-cell office:value-type="float" office:value="17.5227108913013">
                <text:p>17.5227108913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19.1007005208708">
                <text:p>19.1007005208708</text:p>
              </table:table-cell>
              <table:table-cell office:value-type="float" office:value="19.0375879139774">
                <text:p>19.0375879139774</text:p>
              </table:table-cell>
              <table:table-cell office:value-type="float" office:value="18.9604109656798">
                <text:p>18.9604109656798</text:p>
              </table:table-cell>
              <table:table-cell office:value-type="float" office:value="18.8642970368467">
                <text:p>18.8642970368467</text:p>
              </table:table-cell>
              <table:table-cell office:value-type="float" office:value="18.741812460134">
                <text:p>18.741812460134</text:p>
              </table:table-cell>
              <table:table-cell office:value-type="float" office:value="18.5808971921277">
                <text:p>18.5808971921277</text:p>
              </table:table-cell>
              <table:table-cell office:value-type="float" office:value="18.3604614905073">
                <text:p>18.3604614905073</text:p>
              </table:table-cell>
              <table:table-cell office:value-type="float" office:value="18.0401465211645">
                <text:p>18.0401465211645</text:p>
              </table:table-cell>
              <table:table-cell office:value-type="float" office:value="17.5338494049341">
                <text:p>17.5338494049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19.1039195076068">
                <text:p>19.1039195076068</text:p>
              </table:table-cell>
              <table:table-cell office:value-type="float" office:value="19.0412846527114">
                <text:p>19.0412846527114</text:p>
              </table:table-cell>
              <table:table-cell office:value-type="float" office:value="18.9646730873331">
                <text:p>18.9646730873331</text:p>
              </table:table-cell>
              <table:table-cell office:value-type="float" office:value="18.8692414289222">
                <text:p>18.8692414289222</text:p>
              </table:table-cell>
              <table:table-cell office:value-type="float" office:value="18.7475957912279">
                <text:p>18.7475957912279</text:p>
              </table:table-cell>
              <table:table-cell office:value-type="float" office:value="18.5877233161366">
                <text:p>18.5877233161366</text:p>
              </table:table-cell>
              <table:table-cell office:value-type="float" office:value="18.3685758113514">
                <text:p>18.3685758113514</text:p>
              </table:table-cell>
              <table:table-cell office:value-type="float" office:value="18.0498027527901">
                <text:p>18.0498027527901</text:p>
              </table:table-cell>
              <table:table-cell office:value-type="float" office:value="17.5450062546053">
                <text:p>17.5450062546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19.1070543765588">
                <text:p>19.1070543765588</text:p>
              </table:table-cell>
              <table:table-cell office:value-type="float" office:value="19.0449206610656">
                <text:p>19.0449206610656</text:p>
              </table:table-cell>
              <table:table-cell office:value-type="float" office:value="18.9689016436531">
                <text:p>18.9689016436531</text:p>
              </table:table-cell>
              <table:table-cell office:value-type="float" office:value="18.874182492034">
                <text:p>18.874182492034</text:p>
              </table:table-cell>
              <table:table-cell office:value-type="float" office:value="18.7534077311545">
                <text:p>18.7534077311545</text:p>
              </table:table-cell>
              <table:table-cell office:value-type="float" office:value="18.5946095251089">
                <text:p>18.5946095251089</text:p>
              </table:table-cell>
              <table:table-cell office:value-type="float" office:value="18.3767762262053">
                <text:p>18.3767762262053</text:p>
              </table:table-cell>
              <table:table-cell office:value-type="float" office:value="18.0595497651421">
                <text:p>18.0595497651421</text:p>
              </table:table-cell>
              <table:table-cell office:value-type="float" office:value="17.5561924342915">
                <text:p>17.5561924342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19.1100953549315">
                <text:p>19.1100953549315</text:p>
              </table:table-cell>
              <table:table-cell office:value-type="float" office:value="19.04848701016">
                <text:p>19.04848701016</text:p>
              </table:table-cell>
              <table:table-cell office:value-type="float" office:value="18.9730889559092">
                <text:p>18.9730889559092</text:p>
              </table:table-cell>
              <table:table-cell office:value-type="float" office:value="18.879114302194">
                <text:p>18.879114302194</text:p>
              </table:table-cell>
              <table:table-cell office:value-type="float" office:value="18.7592447262005">
                <text:p>18.7592447262005</text:p>
              </table:table-cell>
              <table:table-cell office:value-type="float" office:value="18.6015554499818">
                <text:p>18.6015554499818</text:p>
              </table:table-cell>
              <table:table-cell office:value-type="float" office:value="18.3850666306267">
                <text:p>18.3850666306267</text:p>
              </table:table-cell>
              <table:table-cell office:value-type="float" office:value="18.0693961040635">
                <text:p>18.0693961040635</text:p>
              </table:table-cell>
              <table:table-cell office:value-type="float" office:value="17.5674193506345">
                <text:p>17.567419350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19.1130307507969">
                <text:p>19.1130307507969</text:p>
              </table:table-cell>
              <table:table-cell office:value-type="float" office:value="19.0519728653934">
                <text:p>19.0519728653934</text:p>
              </table:table-cell>
              <table:table-cell office:value-type="float" office:value="18.9772255094651">
                <text:p>18.9772255094651</text:p>
              </table:table-cell>
              <table:table-cell office:value-type="float" office:value="18.8840292550522">
                <text:p>18.8840292550522</text:p>
              </table:table-cell>
              <table:table-cell office:value-type="float" office:value="18.7651018071851">
                <text:p>18.7651018071851</text:p>
              </table:table-cell>
              <table:table-cell office:value-type="float" office:value="18.6085596919813">
                <text:p>18.6085596919813</text:p>
              </table:table-cell>
              <table:table-cell office:value-type="float" office:value="18.3934504342542">
                <text:p>18.3934504342542</text:p>
              </table:table-cell>
              <table:table-cell office:value-type="float" office:value="18.0793505244703">
                <text:p>18.0793505244703</text:p>
              </table:table-cell>
              <table:table-cell office:value-type="float" office:value="17.5786988776732">
                <text:p>17.5786988776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19.1158466792769">
                <text:p>19.1158466792769</text:p>
              </table:table-cell>
              <table:table-cell office:value-type="float" office:value="19.0553652034079">
                <text:p>19.0553652034079</text:p>
              </table:table-cell>
              <table:table-cell office:value-type="float" office:value="18.9812996642209">
                <text:p>18.9812996642209</text:p>
              </table:table-cell>
              <table:table-cell office:value-type="float" office:value="18.8889177777532">
                <text:p>18.8889177777532</text:p>
              </table:table-cell>
              <table:table-cell office:value-type="float" office:value="18.7709723178689">
                <text:p>18.7709723178689</text:p>
              </table:table-cell>
              <table:table-cell office:value-type="float" office:value="18.6156195885038">
                <text:p>18.6156195885038</text:p>
              </table:table-cell>
              <table:table-cell office:value-type="float" office:value="18.4019303942306">
                <text:p>18.4019303942306</text:p>
              </table:table-cell>
              <table:table-cell office:value-type="float" office:value="18.0894219540916">
                <text:p>18.0894219540916</text:p>
              </table:table-cell>
              <table:table-cell office:value-type="float" office:value="17.5900434193671">
                <text:p>17.590043419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19.1185267369938">
                <text:p>19.1185267369938</text:p>
              </table:table-cell>
              <table:table-cell office:value-type="float" office:value="19.0586484750004">
                <text:p>19.0586484750004</text:p>
              </table:table-cell>
              <table:table-cell office:value-type="float" office:value="18.9852973083108">
                <text:p>18.9852973083108</text:p>
              </table:table-cell>
              <table:table-cell office:value-type="float" office:value="18.8937679817108">
                <text:p>18.8937679817108</text:p>
              </table:table-cell>
              <table:table-cell office:value-type="float" office:value="18.7768475841546">
                <text:p>18.7768475841546</text:p>
              </table:table-cell>
              <table:table-cell office:value-type="float" office:value="18.6227309242625">
                <text:p>18.6227309242625</text:p>
              </table:table-cell>
              <table:table-cell office:value-type="float" office:value="18.4105084039481">
                <text:p>18.4105084039481</text:p>
              </table:table-cell>
              <table:table-cell office:value-type="float" office:value="18.0996194364716">
                <text:p>18.0996194364716</text:p>
              </table:table-cell>
              <table:table-cell office:value-type="float" office:value="17.6014659826561">
                <text:p>17.6014659826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19.1210516123451">
                <text:p>19.1210516123451</text:p>
              </table:table-cell>
              <table:table-cell office:value-type="float" office:value="19.0618042010901">
                <text:p>19.0618042010901</text:p>
              </table:table-cell>
              <table:table-cell office:value-type="float" office:value="18.9892014415069">
                <text:p>18.9892014415069</text:p>
              </table:table-cell>
              <table:table-cell office:value-type="float" office:value="18.8985652418492">
                <text:p>18.8985652418492</text:p>
              </table:table-cell>
              <table:table-cell office:value-type="float" office:value="18.782716508715">
                <text:p>18.782716508715</text:p>
              </table:table-cell>
              <table:table-cell office:value-type="float" office:value="18.6298875721256">
                <text:p>18.6298875721256</text:p>
              </table:table-cell>
              <table:table-cell office:value-type="float" office:value="18.419185222503">
                <text:p>18.419185222503</text:p>
              </table:table-cell>
              <table:table-cell office:value-type="float" office:value="18.1099520418503">
                <text:p>18.1099520418503</text:p>
              </table:table-cell>
              <table:table-cell office:value-type="float" office:value="17.6129802583328">
                <text:p>17.6129802583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19.1233986180142">
                <text:p>19.1233986180142</text:p>
              </table:table-cell>
              <table:table-cell office:value-type="float" office:value="19.0648104876893">
                <text:p>19.0648104876893</text:p>
              </table:table-cell>
              <table:table-cell office:value-type="float" office:value="18.9929916736288">
                <text:p>18.9929916736288</text:p>
              </table:table-cell>
              <table:table-cell office:value-type="float" office:value="18.9032916867182">
                <text:p>18.9032916867182</text:p>
              </table:table-cell>
              <table:table-cell office:value-type="float" office:value="18.7885650745641">
                <text:p>18.7885650745641</text:p>
              </table:table-cell>
              <table:table-cell office:value-type="float" office:value="18.6370810471922">
                <text:p>18.6370810471922</text:p>
              </table:table-cell>
              <table:table-cell office:value-type="float" office:value="18.4279601302402">
                <text:p>18.4279601302402</text:p>
              </table:table-cell>
              <table:table-cell office:value-type="float" office:value="18.1204287361865">
                <text:p>18.1204287361865</text:p>
              </table:table-cell>
              <table:table-cell office:value-type="float" office:value="17.6246007135083">
                <text:p>17.6246007135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19.1255411228785">
                <text:p>19.1255411228785</text:p>
              </table:table-cell>
              <table:table-cell office:value-type="float" office:value="19.0676414363464">
                <text:p>19.0676414363464</text:p>
              </table:table-cell>
              <table:table-cell office:value-type="float" office:value="18.996643613332">
                <text:p>18.996643613332</text:p>
              </table:table-cell>
              <table:table-cell office:value-type="float" office:value="18.907925573226">
                <text:p>18.907925573226</text:p>
              </table:table-cell>
              <table:table-cell office:value-type="float" office:value="18.7943757292675">
                <text:p>18.7943757292675</text:p>
              </table:table-cell>
              <table:table-cell office:value-type="float" office:value="18.6442999443266">
                <text:p>18.6442999443266</text:p>
              </table:table-cell>
              <table:table-cell office:value-type="float" office:value="18.4368304807954">
                <text:p>18.4368304807954</text:p>
              </table:table-cell>
              <table:table-cell office:value-type="float" office:value="18.1310581813586">
                <text:p>18.1310581813586</text:p>
              </table:table-cell>
              <table:table-cell office:value-type="float" office:value="17.636342681098">
                <text:p>17.6363426810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19.1274478652086">
                <text:p>19.1274478652086</text:p>
              </table:table-cell>
              <table:table-cell office:value-type="float" office:value="19.0702664313987">
                <text:p>19.0702664313987</text:p>
              </table:table-cell>
              <table:table-cell office:value-type="float" office:value="19.0001281279659">
                <text:p>19.0001281279659</text:p>
              </table:table-cell>
              <table:table-cell office:value-type="float" office:value="18.9124405257833">
                <text:p>18.9124405257833</text:p>
              </table:table-cell>
              <table:table-cell office:value-type="float" office:value="18.8001266286497">
                <text:p>18.8001266286497</text:p>
              </table:table-cell>
              <table:table-cell office:value-type="float" office:value="18.6515292383715">
                <text:p>18.6515292383715</text:p>
              </table:table-cell>
              <table:table-cell office:value-type="float" office:value="18.445791132705">
                <text:p>18.445791132705</text:p>
              </table:table-cell>
              <table:table-cell office:value-type="float" office:value="18.1418484586541">
                <text:p>18.1418484586541</text:p>
              </table:table-cell>
              <table:table-cell office:value-type="float" office:value="17.6482224659609">
                <text:p>17.6482224659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19.1290821153232">
                <text:p>19.1290821153232</text:p>
              </table:table-cell>
              <table:table-cell office:value-type="float" office:value="19.072649271276">
                <text:p>19.072649271276</text:p>
              </table:table-cell>
              <table:table-cell office:value-type="float" office:value="19.0034104404551">
                <text:p>19.0034104404551</text:p>
              </table:table-cell>
              <table:table-cell office:value-type="float" office:value="18.9168046039101">
                <text:p>18.9168046039101</text:p>
              </table:table-cell>
              <table:table-cell office:value-type="float" office:value="18.8057907014998">
                <text:p>18.8057907014998</text:p>
              </table:table-cell>
              <table:table-cell office:value-type="float" office:value="18.6587494066879">
                <text:p>18.6587494066879</text:p>
              </table:table-cell>
              <table:table-cell office:value-type="float" office:value="18.4548337217642">
                <text:p>18.4548337217642</text:p>
              </table:table-cell>
              <table:table-cell office:value-type="float" office:value="18.1528066829014">
                <text:p>18.1528066829014</text:p>
              </table:table-cell>
              <table:table-cell office:value-type="float" office:value="17.6602574626907">
                <text:p>17.6602574626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19.1304006420603">
                <text:p>19.1304006420603</text:p>
              </table:table-cell>
              <table:table-cell office:value-type="float" office:value="19.0747470970219">
                <text:p>19.0747470970219</text:p>
              </table:table-cell>
              <table:table-cell office:value-type="float" office:value="19.0064490146178">
                <text:p>19.0064490146178</text:p>
              </table:table-cell>
              <table:table-cell office:value-type="float" office:value="18.9209791470362">
                <text:p>18.9209791470362</text:p>
              </table:table-cell>
              <table:table-cell office:value-type="float" office:value="18.8113344801657">
                <text:p>18.8113344801657</text:p>
              </table:table-cell>
              <table:table-cell office:value-type="float" office:value="18.6659353152007">
                <text:p>18.6659353152007</text:p>
              </table:table-cell>
              <table:table-cell office:value-type="float" office:value="18.4639457153203">
                <text:p>18.4639457153203</text:p>
              </table:table-cell>
              <table:table-cell office:value-type="float" office:value="18.1639384534169">
                <text:p>18.1639384534169</text:p>
              </table:table-cell>
              <table:table-cell office:value-type="float" office:value="17.6724662634525">
                <text:p>17.6724662634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19.1313524374312">
                <text:p>19.1313524374312</text:p>
              </table:table-cell>
              <table:table-cell office:value-type="float" office:value="19.0765090711627">
                <text:p>19.0765090711627</text:p>
              </table:table-cell>
              <table:table-cell office:value-type="float" office:value="19.0091941806654">
                <text:p>19.0091941806654</text:p>
              </table:table-cell>
              <table:table-cell office:value-type="float" office:value="18.9249173463104">
                <text:p>18.9249173463104</text:p>
              </table:table-cell>
              <table:table-cell office:value-type="float" office:value="18.8167166440828">
                <text:p>18.8167166440828</text:p>
              </table:table-cell>
              <table:table-cell office:value-type="float" office:value="18.6730548129052">
                <text:p>18.6730548129052</text:p>
              </table:table-cell>
              <table:table-cell office:value-type="float" office:value="18.4731091974712">
                <text:p>18.4731091974712</text:p>
              </table:table-cell>
              <table:table-cell office:value-type="float" office:value="18.1752471042171">
                <text:p>18.1752471042171</text:p>
              </table:table-cell>
              <table:table-cell office:value-type="float" office:value="17.6848687748053">
                <text:p>17.6848687748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19.1318771208284">
                <text:p>19.1318771208284</text:p>
              </table:table-cell>
              <table:table-cell office:value-type="float" office:value="19.077874726346">
                <text:p>19.077874726346</text:p>
              </table:table-cell>
              <table:table-cell office:value-type="float" office:value="19.0115864176257">
                <text:p>19.0115864176257</text:p>
              </table:table-cell>
              <table:table-cell office:value-type="float" office:value="18.9285624561727">
                <text:p>18.9285624561727</text:p>
              </table:table-cell>
              <table:table-cell office:value-type="float" office:value="18.8218861829093">
                <text:p>18.8218861829093</text:p>
              </table:table-cell>
              <table:table-cell office:value-type="float" office:value="18.6800669342962">
                <text:p>18.6800669342962</text:p>
              </table:table-cell>
              <table:table-cell office:value-type="float" office:value="18.482299282561">
                <text:p>18.482299282561</text:p>
              </table:table-cell>
              <table:table-cell office:value-type="float" office:value="18.1867326576607">
                <text:p>18.1867326576607</text:p>
              </table:table-cell>
              <table:table-cell office:value-type="float" office:value="17.6974863038043">
                <text:p>17.6974863038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19.1319029371874">
                <text:p>19.1319029371874</text:p>
              </table:table-cell>
              <table:table-cell office:value-type="float" office:value="19.0787718959188">
                <text:p>19.0787718959188</text:p>
              </table:table-cell>
              <table:table-cell office:value-type="float" office:value="19.0135542024798">
                <text:p>19.0135542024798</text:p>
              </table:table-cell>
              <table:table-cell office:value-type="float" office:value="18.9318455523464">
                <text:p>18.9318455523464</text:p>
              </table:table-cell>
              <table:table-cell office:value-type="float" office:value="18.8267800811185">
                <text:p>18.8267800811185</text:p>
              </table:table-cell>
              <table:table-cell office:value-type="float" office:value="18.6869196059444">
                <text:p>18.6869196059444</text:p>
              </table:table-cell>
              <table:table-cell office:value-type="float" office:value="18.4914820554073">
                <text:p>18.4914820554073</text:p>
              </table:table-cell>
              <table:table-cell office:value-type="float" office:value="18.1983903984195">
                <text:p>18.1983903984195</text:p>
              </table:table-cell>
              <table:table-cell office:value-type="float" office:value="17.7103416228234">
                <text:p>17.710341622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19.131344203543">
                <text:p>19.131344203543</text:p>
              </table:table-cell>
              <table:table-cell office:value-type="float" office:value="19.0791140774746">
                <text:p>19.0791140774746</text:p>
              </table:table-cell>
              <table:table-cell office:value-type="float" office:value="19.0150112725042">
                <text:p>19.0150112725042</text:p>
              </table:table-cell>
              <table:table-cell office:value-type="float" office:value="18.9346826762964">
                <text:p>18.9346826762964</text:p>
              </table:table-cell>
              <table:table-cell office:value-type="float" office:value="18.8313203540516">
                <text:p>18.8313203540516</text:p>
              </table:table-cell>
              <table:table-cell office:value-type="float" office:value="18.6935466731264">
                <text:p>18.6935466731264</text:p>
              </table:table-cell>
              <table:table-cell office:value-type="float" office:value="18.500611845126">
                <text:p>18.500611845126</text:p>
              </table:table-cell>
              <table:table-cell office:value-type="float" office:value="18.2102088819155">
                <text:p>18.2102088819155</text:p>
              </table:table-cell>
              <table:table-cell office:value-type="float" office:value="17.7234589190387">
                <text:p>17.7234589190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19.1300980413508">
                <text:p>19.1300980413508</text:p>
              </table:table-cell>
              <table:table-cell office:value-type="float" office:value="19.0787970625655">
                <text:p>19.0787970625655</text:p>
              </table:table-cell>
              <table:table-cell office:value-type="float" office:value="19.0158531298201">
                <text:p>19.0158531298201</text:p>
              </table:table-cell>
              <table:table-cell office:value-type="float" office:value="18.9369711901679">
                <text:p>18.9369711901679</text:p>
              </table:table-cell>
              <table:table-cell office:value-type="float" office:value="18.8354102519275">
                <text:p>18.8354102519275</text:p>
              </table:table-cell>
              <table:table-cell office:value-type="float" office:value="18.6998640519182">
                <text:p>18.6998640519182</text:p>
              </table:table-cell>
              <table:table-cell office:value-type="float" office:value="18.5096276349634">
                <text:p>18.5096276349634</text:p>
              </table:table-cell>
              <table:table-cell office:value-type="float" office:value="18.2221672069946">
                <text:p>18.2221672069946</text:p>
              </table:table-cell>
              <table:table-cell office:value-type="float" office:value="17.7368636125143">
                <text:p>17.7368636125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19.1280401338018">
                <text:p>19.1280401338018</text:p>
              </table:table-cell>
              <table:table-cell office:value-type="float" office:value="19.0776945655229">
                <text:p>19.0776945655229</text:p>
              </table:table-cell>
              <table:table-cell office:value-type="float" office:value="19.0159525137043">
                <text:p>19.0159525137043</text:p>
              </table:table-cell>
              <table:table-cell office:value-type="float" office:value="18.9385850583732">
                <text:p>18.9385850583732</text:p>
              </table:table-cell>
              <table:table-cell office:value-type="float" office:value="18.8389293339686">
                <text:p>18.8389293339686</text:p>
              </table:table-cell>
              <table:table-cell office:value-type="float" office:value="18.7057646869821">
                <text:p>18.7057646869821</text:p>
              </table:table-cell>
              <table:table-cell office:value-type="float" office:value="18.5184482692698">
                <text:p>18.5184482692698</text:p>
              </table:table-cell>
              <table:table-cell office:value-type="float" office:value="18.2342312295369">
                <text:p>18.2342312295369</text:p>
              </table:table-cell>
              <table:table-cell office:value-type="float" office:value="17.7505818858432">
                <text:p>17.7505818858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19.1250191499147">
                <text:p>19.1250191499147</text:p>
              </table:table-cell>
              <table:table-cell office:value-type="float" office:value="19.0756524844888">
                <text:p>19.0756524844888</text:p>
              </table:table-cell>
              <table:table-cell office:value-type="float" office:value="19.0151534640691">
                <text:p>19.0151534640691</text:p>
              </table:table-cell>
              <table:table-cell office:value-type="float" office:value="18.9393686676537">
                <text:p>18.9393686676537</text:p>
              </table:table-cell>
              <table:table-cell office:value-type="float" office:value="18.84172700801">
                <text:p>18.84172700801</text:p>
              </table:table-cell>
              <table:table-cell office:value-type="float" office:value="18.7111118836409">
                <text:p>18.7111118836409</text:p>
              </table:table-cell>
              <table:table-cell office:value-type="float" office:value="18.5269659987846">
                <text:p>18.5269659987846</text:p>
              </table:table-cell>
              <table:table-cell office:value-type="float" office:value="18.2463482794975">
                <text:p>18.2463482794975</text:p>
              </table:table-cell>
              <table:table-cell office:value-type="float" office:value="17.7646397089595">
                <text:p>17.7646397089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19.1208493348551">
                <text:p>19.1208493348551</text:p>
              </table:table-cell>
              <table:table-cell office:value-type="float" office:value="19.0724812815312">
                <text:p>19.0724812815312</text:p>
              </table:table-cell>
              <table:table-cell office:value-type="float" office:value="19.0132634496548">
                <text:p>19.0132634496548</text:p>
              </table:table-cell>
              <table:table-cell office:value-type="float" office:value="18.939128644285">
                <text:p>18.939128644285</text:p>
              </table:table-cell>
              <table:table-cell office:value-type="float" office:value="18.8436139745724">
                <text:p>18.8436139745724</text:p>
              </table:table-cell>
              <table:table-cell office:value-type="float" office:value="18.7157304207479">
                <text:p>18.7157304207479</text:p>
              </table:table-cell>
              <table:table-cell office:value-type="float" office:value="18.5350377315994">
                <text:p>18.5350377315994</text:p>
              </table:table-cell>
              <table:table-cell office:value-type="float" office:value="18.2584397758512">
                <text:p>18.2584397758512</text:p>
              </table:table-cell>
              <table:table-cell office:value-type="float" office:value="17.7790610463458">
                <text:p>17.7790610463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19.1153005052983">
                <text:p>19.1153005052983</text:p>
              </table:table-cell>
              <table:table-cell office:value-type="float" office:value="19.0679457020323">
                <text:p>19.0679457020323</text:p>
              </table:table-cell>
              <table:table-cell office:value-type="float" office:value="19.0100427604435">
                <text:p>19.0100427604435</text:p>
              </table:table-cell>
              <table:table-cell office:value-type="float" office:value="18.9376228444756">
                <text:p>18.9376228444756</text:p>
              </table:table-cell>
              <table:table-cell office:value-type="float" office:value="18.8443507214667">
                <text:p>18.8443507214667</text:p>
              </table:table-cell>
              <table:table-cell office:value-type="float" office:value="18.7193945422533">
                <text:p>18.7193945422533</text:p>
              </table:table-cell>
              <table:table-cell office:value-type="float" office:value="18.5424730184535">
                <text:p>18.5424730184535</text:p>
              </table:table-cell>
              <table:table-cell office:value-type="float" office:value="18.2703907754964">
                <text:p>18.2703907754964</text:p>
              </table:table-cell>
              <table:table-cell office:value-type="float" office:value="17.7938646233723">
                <text:p>17.793864623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19.1080843370796">
                <text:p>19.1080843370796</text:p>
              </table:table-cell>
              <table:table-cell office:value-type="float" office:value="19.0617506927129">
                <text:p>19.0617506927129</text:p>
              </table:table-cell>
              <table:table-cell office:value-type="float" office:value="19.0051899936067">
                <text:p>19.0051899936067</text:p>
              </table:table-cell>
              <table:table-cell office:value-type="float" office:value="18.9345453145934">
                <text:p>18.9345453145934</text:p>
              </table:table-cell>
              <table:table-cell office:value-type="float" office:value="18.8436318267389">
                <text:p>18.8436318267389</text:p>
              </table:table-cell>
              <table:table-cell office:value-type="float" office:value="18.7218115256563">
                <text:p>18.7218115256563</text:p>
              </table:table-cell>
              <table:table-cell office:value-type="float" office:value="18.5490173745303">
                <text:p>18.5490173745303</text:p>
              </table:table-cell>
              <table:table-cell office:value-type="float" office:value="18.2820350533612">
                <text:p>18.2820350533612</text:p>
              </table:table-cell>
              <table:table-cell office:value-type="float" office:value="17.809058289069">
                <text:p>17.809058289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19.098835236653">
                <text:p>19.098835236653</text:p>
              </table:table-cell>
              <table:table-cell office:value-type="float" office:value="19.0535217670503">
                <text:p>19.0535217670503</text:p>
              </table:table-cell>
              <table:table-cell office:value-type="float" office:value="18.9983218351575">
                <text:p>18.9983218351575</text:p>
              </table:table-cell>
              <table:table-cell office:value-type="float" office:value="18.9295053727704">
                <text:p>18.9295053727704</text:p>
              </table:table-cell>
              <table:table-cell office:value-type="float" office:value="18.8410641637263">
                <text:p>18.8410641637263</text:p>
              </table:table-cell>
              <table:table-cell office:value-type="float" office:value="18.7225988384129">
                <text:p>18.7225988384129</text:p>
              </table:table-cell>
              <table:table-cell office:value-type="float" office:value="18.5543288053014">
                <text:p>18.5543288053014</text:p>
              </table:table-cell>
              <table:table-cell office:value-type="float" office:value="18.2931335250544">
                <text:p>18.2931335250544</text:p>
              </table:table-cell>
              <table:table-cell office:value-type="float" office:value="17.824629312614">
                <text:p>17.824629312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19.0870831476084">
                <text:p>19.0870831476084</text:p>
              </table:table-cell>
              <table:table-cell office:value-type="float" office:value="19.0427771021278">
                <text:p>19.0427771021278</text:p>
              </table:table-cell>
              <table:table-cell office:value-type="float" office:value="18.9889443485909">
                <text:p>18.9889443485909</text:p>
              </table:table-cell>
              <table:table-cell office:value-type="float" office:value="18.9219979450419">
                <text:p>18.9219979450419</text:p>
              </table:table-cell>
              <table:table-cell office:value-type="float" office:value="18.836136055894">
                <text:p>18.836136055894</text:p>
              </table:table-cell>
              <table:table-cell office:value-type="float" office:value="18.7212518179779">
                <text:p>18.7212518179779</text:p>
              </table:table-cell>
              <table:table-cell office:value-type="float" office:value="18.5579442715092">
                <text:p>18.5579442715092</text:p>
              </table:table-cell>
              <table:table-cell office:value-type="float" office:value="18.3033426069191">
                <text:p>18.3033426069191</text:p>
              </table:table-cell>
              <table:table-cell office:value-type="float" office:value="17.840527853027">
                <text:p>17.840527853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19.0722140204293">
                <text:p>19.0722140204293</text:p>
              </table:table-cell>
              <table:table-cell office:value-type="float" office:value="19.0288869873122">
                <text:p>19.0288869873122</text:p>
              </table:table-cell>
              <table:table-cell office:value-type="float" office:value="18.9764112727272">
                <text:p>18.9764112727272</text:p>
              </table:table-cell>
              <table:table-cell office:value-type="float" office:value="18.9113605301842">
                <text:p>18.9113605301842</text:p>
              </table:table-cell>
              <table:table-cell office:value-type="float" office:value="18.8281726172255">
                <text:p>18.8281726172255</text:p>
              </table:table-cell>
              <table:table-cell office:value-type="float" office:value="18.7170969437987">
                <text:p>18.7170969437987</text:p>
              </table:table-cell>
              <table:table-cell office:value-type="float" office:value="18.5592308702525">
                <text:p>18.5592308702525</text:p>
              </table:table-cell>
              <table:table-cell office:value-type="float" office:value="18.3121669739186">
                <text:p>18.3121669739186</text:p>
              </table:table-cell>
              <table:table-cell office:value-type="float" office:value="17.8566387972208">
                <text:p>17.8566387972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19.0534109422856">
                <text:p>19.0534109422856</text:p>
              </table:table-cell>
              <table:table-cell office:value-type="float" office:value="19.0110134427077">
                <text:p>19.0110134427077</text:p>
              </table:table-cell>
              <table:table-cell office:value-type="float" office:value="18.959861951701">
                <text:p>18.959861951701</text:p>
              </table:table-cell>
              <table:table-cell office:value-type="float" office:value="18.8967092058701">
                <text:p>18.8967092058701</text:p>
              </table:table-cell>
              <table:table-cell office:value-type="float" office:value="18.8162694674979">
                <text:p>18.8162694674979</text:p>
              </table:table-cell>
              <table:table-cell office:value-type="float" office:value="18.7092226411829">
                <text:p>18.7092226411829</text:p>
              </table:table-cell>
              <table:table-cell office:value-type="float" office:value="18.5573132712525">
                <text:p>18.5573132712525</text:p>
              </table:table-cell>
              <table:table-cell office:value-type="float" office:value="18.318887669972">
                <text:p>18.318887669972</text:p>
              </table:table-cell>
              <table:table-cell office:value-type="float" office:value="17.8727337910002">
                <text:p>17.872733791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19.0295639493923">
                <text:p>19.0295639493923</text:p>
              </table:table-cell>
              <table:table-cell office:value-type="float" office:value="18.9880177243913">
                <text:p>18.9880177243913</text:p>
              </table:table-cell>
              <table:table-cell office:value-type="float" office:value="18.938126278837">
                <text:p>18.938126278837</text:p>
              </table:table-cell>
              <table:table-cell office:value-type="float" office:value="18.8768406938002">
                <text:p>18.8768406938002</text:p>
              </table:table-cell>
              <table:table-cell office:value-type="float" office:value="18.7991914528113">
                <text:p>18.7991914528113</text:p>
              </table:table-cell>
              <table:table-cell office:value-type="float" office:value="18.6963738346269">
                <text:p>18.6963738346269</text:p>
              </table:table-cell>
              <table:table-cell office:value-type="float" office:value="18.5509630411424">
                <text:p>18.5509630411424</text:p>
              </table:table-cell>
              <table:table-cell office:value-type="float" office:value="18.322450147567">
                <text:p>18.322450147567</text:p>
              </table:table-cell>
              <table:table-cell office:value-type="float" office:value="17.8883889538891">
                <text:p>17.8883889538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18.9991273252078">
                <text:p>18.9991273252078</text:p>
              </table:table-cell>
              <table:table-cell office:value-type="float" office:value="18.9583139761677">
                <text:p>18.9583139761677</text:p>
              </table:table-cell>
              <table:table-cell office:value-type="float" office:value="18.9095743179566">
                <text:p>18.9095743179566</text:p>
              </table:table-cell>
              <table:table-cell office:value-type="float" office:value="18.850077498869">
                <text:p>18.850077498869</text:p>
              </table:table-cell>
              <table:table-cell office:value-type="float" office:value="18.7752126959381">
                <text:p>18.7752126959381</text:p>
              </table:table-cell>
              <table:table-cell office:value-type="float" office:value="18.6767858610716">
                <text:p>18.6767858610716</text:p>
              </table:table-cell>
              <table:table-cell office:value-type="float" office:value="18.5384245940752">
                <text:p>18.5384245940752</text:p>
              </table:table-cell>
              <table:table-cell office:value-type="float" office:value="18.3212852139088">
                <text:p>18.3212852139088</text:p>
              </table:table-cell>
              <table:table-cell office:value-type="float" office:value="17.9028421027489">
                <text:p>17.9028421027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18.9598850557662">
                <text:p>18.9598850557662</text:p>
              </table:table-cell>
              <table:table-cell office:value-type="float" office:value="18.9196286904259">
                <text:p>18.9196286904259</text:p>
              </table:table-cell>
              <table:table-cell office:value-type="float" office:value="18.8718691551657">
                <text:p>18.8718691551657</text:p>
              </table:table-cell>
              <table:table-cell office:value-type="float" office:value="18.814013463698">
                <text:p>18.814013463698</text:p>
              </table:table-cell>
              <table:table-cell office:value-type="float" office:value="18.7418540197211">
                <text:p>18.7418540197211</text:p>
              </table:table-cell>
              <table:table-cell office:value-type="float" office:value="18.6479124531387">
                <text:p>18.6479124531387</text:p>
              </table:table-cell>
              <table:table-cell office:value-type="float" office:value="18.5171310505975">
                <text:p>18.5171310505975</text:p>
              </table:table-cell>
              <table:table-cell office:value-type="float" office:value="18.3130133275565">
                <text:p>18.3130133275565</text:p>
              </table:table-cell>
              <table:table-cell office:value-type="float" office:value="17.9147401843209">
                <text:p>17.9147401843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18.9085476792993">
                <text:p>18.9085476792993</text:p>
              </table:table-cell>
              <table:table-cell office:value-type="float" office:value="18.8685872408781">
                <text:p>18.8685872408781</text:p>
              </table:table-cell>
              <table:table-cell office:value-type="float" office:value="18.8215420718114">
                <text:p>18.8215420718114</text:p>
              </table:table-cell>
              <table:table-cell office:value-type="float" office:value="18.7650764533739">
                <text:p>18.7650764533739</text:p>
              </table:table-cell>
              <table:table-cell office:value-type="float" office:value="18.6954319023381">
                <text:p>18.6954319023381</text:p>
              </table:table-cell>
              <table:table-cell office:value-type="float" office:value="18.605959320403">
                <text:p>18.605959320403</text:p>
              </table:table-cell>
              <table:table-cell office:value-type="float" office:value="18.4832189607834">
                <text:p>18.4832189607834</text:p>
              </table:table-cell>
              <table:table-cell office:value-type="float" office:value="18.2939368245872">
                <text:p>18.2939368245872</text:p>
              </table:table-cell>
              <table:table-cell office:value-type="float" office:value="17.9216798117486">
                <text:p>17.921679811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18.8400211569895">
                <text:p>18.8400211569895</text:p>
              </table:table-cell>
              <table:table-cell office:value-type="float" office:value="18.7999640092568">
                <text:p>18.7999640092568</text:p>
              </table:table-cell>
              <table:table-cell office:value-type="float" office:value="18.7532220410628">
                <text:p>18.7532220410628</text:p>
              </table:table-cell>
              <table:table-cell office:value-type="float" office:value="18.697735221025">
                <text:p>18.697735221025</text:p>
              </table:table-cell>
              <table:table-cell office:value-type="float" office:value="18.6302406658873">
                <text:p>18.6302406658873</text:p>
              </table:table-cell>
              <table:table-cell office:value-type="float" office:value="18.5450394803743">
                <text:p>18.5450394803743</text:p>
              </table:table-cell>
              <table:table-cell office:value-type="float" office:value="18.4306528256203">
                <text:p>18.4306528256203</text:p>
              </table:table-cell>
              <table:table-cell office:value-type="float" office:value="18.2581242807311">
                <text:p>18.2581242807311</text:p>
              </table:table-cell>
              <table:table-cell office:value-type="float" office:value="17.9193377446442">
                <text:p>17.9193377446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18.7459924938834">
                <text:p>18.7459924938834</text:p>
              </table:table-cell>
              <table:table-cell office:value-type="float" office:value="18.7052316727414">
                <text:p>18.7052316727414</text:p>
              </table:table-cell>
              <table:table-cell office:value-type="float" office:value="18.6581450214297">
                <text:p>18.6581450214297</text:p>
              </table:table-cell>
              <table:table-cell office:value-type="float" office:value="18.6029648573498">
                <text:p>18.6029648573498</text:p>
              </table:table-cell>
              <table:table-cell office:value-type="float" office:value="18.5369703097901">
                <text:p>18.5369703097901</text:p>
              </table:table-cell>
              <table:table-cell office:value-type="float" office:value="18.4555402110252">
                <text:p>18.4555402110252</text:p>
              </table:table-cell>
              <table:table-cell office:value-type="float" office:value="18.34953752734">
                <text:p>18.34953752734</text:p>
              </table:table-cell>
              <table:table-cell office:value-type="float" office:value="18.1956541760868">
                <text:p>18.1956541760868</text:p>
              </table:table-cell>
              <table:table-cell office:value-type="float" office:value="17.8997365690651">
                <text:p>17.8997365690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18.611972814278">
                <text:p>18.611972814278</text:p>
              </table:table-cell>
              <table:table-cell office:value-type="float" office:value="18.5695281667531">
                <text:p>18.5695281667531</text:p>
              </table:table-cell>
              <table:table-cell office:value-type="float" office:value="18.5210371091885">
                <text:p>18.5210371091885</text:p>
              </table:table-cell>
              <table:table-cell office:value-type="float" office:value="18.4650380497447">
                <text:p>18.4650380497447</text:p>
              </table:table-cell>
              <table:table-cell office:value-type="float" office:value="18.3993980950289">
                <text:p>18.3993980950289</text:p>
              </table:table-cell>
              <table:table-cell office:value-type="float" office:value="18.3207091035622">
                <text:p>18.3207091035622</text:p>
              </table:table-cell>
              <table:table-cell office:value-type="float" office:value="18.2225970192863">
                <text:p>18.2225970192863</text:p>
              </table:table-cell>
              <table:table-cell office:value-type="float" office:value="18.0889751837498">
                <text:p>18.0889751837498</text:p>
              </table:table-cell>
              <table:table-cell office:value-type="float" office:value="17.8475487917984">
                <text:p>17.8475487917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18.4105221244226">
                <text:p>18.4105221244226</text:p>
              </table:table-cell>
              <table:table-cell office:value-type="float" office:value="18.3647067253904">
                <text:p>18.3647067253904</text:p>
              </table:table-cell>
              <table:table-cell office:value-type="float" office:value="18.3129721030053">
                <text:p>18.3129721030053</text:p>
              </table:table-cell>
              <table:table-cell office:value-type="float" office:value="18.2541714999085">
                <text:p>18.2541714999085</text:p>
              </table:table-cell>
              <table:table-cell office:value-type="float" office:value="18.1868058835492">
                <text:p>18.1868058835492</text:p>
              </table:table-cell>
              <table:table-cell office:value-type="float" office:value="18.1088295793427">
                <text:p>18.1088295793427</text:p>
              </table:table-cell>
              <table:table-cell office:value-type="float" office:value="18.0171108069892">
                <text:p>18.0171108069892</text:p>
              </table:table-cell>
              <table:table-cell office:value-type="float" office:value="17.9046229453799">
                <text:p>17.9046229453799</text:p>
              </table:table-cell>
              <table:table-cell office:value-type="float" office:value="17.7315708286492">
                <text:p>17.7315708286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18.0840214457778">
                <text:p>18.0840214457778</text:p>
              </table:table-cell>
              <table:table-cell office:value-type="float" office:value="18.0316630217437">
                <text:p>18.0316630217437</text:p>
              </table:table-cell>
              <table:table-cell office:value-type="float" office:value="17.9732082392125">
                <text:p>17.9732082392125</text:p>
              </table:table-cell>
              <table:table-cell office:value-type="float" office:value="17.9078243745756">
                <text:p>17.9078243745756</text:p>
              </table:table-cell>
              <table:table-cell office:value-type="float" office:value="17.8346941486405">
                <text:p>17.8346941486405</text:p>
              </table:table-cell>
              <table:table-cell office:value-type="float" office:value="17.7533178136119">
                <text:p>17.7533178136119</text:p>
              </table:table-cell>
              <table:table-cell office:value-type="float" office:value="17.6644070496107">
                <text:p>17.6644070496107</text:p>
              </table:table-cell>
              <table:table-cell office:value-type="float" office:value="17.5722362044819">
                <text:p>17.5722362044819</text:p>
              </table:table-cell>
              <table:table-cell office:value-type="float" office:value="17.4831763956014">
                <text:p>17.4831763956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17.4957118380472">
                <text:p>17.4957118380472</text:p>
              </table:table-cell>
              <table:table-cell office:value-type="float" office:value="17.4301078973793">
                <text:p>17.4301078973793</text:p>
              </table:table-cell>
              <table:table-cell office:value-type="float" office:value="17.3575649451805">
                <text:p>17.3575649451805</text:p>
              </table:table-cell>
              <table:table-cell office:value-type="float" office:value="17.2775420395871">
                <text:p>17.2775420395871</text:p>
              </table:table-cell>
              <table:table-cell office:value-type="float" office:value="17.1899599407121">
                <text:p>17.1899599407121</text:p>
              </table:table-cell>
              <table:table-cell office:value-type="float" office:value="17.0961397658664">
                <text:p>17.0961397658664</text:p>
              </table:table-cell>
              <table:table-cell office:value-type="float" office:value="17.0015573342355">
                <text:p>17.0015573342355</text:p>
              </table:table-cell>
              <table:table-cell office:value-type="float" office:value="16.9249874563674">
                <text:p>16.9249874563674</text:p>
              </table:table-cell>
              <table:table-cell office:value-type="float" office:value="16.9360450956128">
                <text:p>16.9360450956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17.2083372770149">
                <text:p>17.2083372770149</text:p>
              </table:table-cell>
              <table:table-cell office:value-type="float" office:value="17.1357817529228">
                <text:p>17.1357817529228</text:p>
              </table:table-cell>
              <table:table-cell office:value-type="float" office:value="17.0557010149647">
                <text:p>17.0557010149647</text:p>
              </table:table-cell>
              <table:table-cell office:value-type="float" office:value="16.9676039997122">
                <text:p>16.9676039997122</text:p>
              </table:table-cell>
              <table:table-cell office:value-type="float" office:value="16.871604679433">
                <text:p>16.871604679433</text:p>
              </table:table-cell>
              <table:table-cell office:value-type="float" office:value="16.7695796438536">
                <text:p>16.7695796438536</text:p>
              </table:table-cell>
              <table:table-cell office:value-type="float" office:value="16.6685626893055">
                <text:p>16.6685626893055</text:p>
              </table:table-cell>
              <table:table-cell office:value-type="float" office:value="16.5921798535657">
                <text:p>16.5921798535657</text:p>
              </table:table-cell>
              <table:table-cell office:value-type="float" office:value="16.6306856184286">
                <text:p>16.630685618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17.1095362879281">
                <text:p>17.1095362879281</text:p>
              </table:table-cell>
              <table:table-cell office:value-type="float" office:value="17.0348893421388">
                <text:p>17.0348893421388</text:p>
              </table:table-cell>
              <table:table-cell office:value-type="float" office:value="16.9526257434486">
                <text:p>16.9526257434486</text:p>
              </table:table-cell>
              <table:table-cell office:value-type="float" office:value="16.8623306572261">
                <text:p>16.8623306572261</text:p>
              </table:table-cell>
              <table:table-cell office:value-type="float" office:value="16.7642908381286">
                <text:p>16.7642908381286</text:p>
              </table:table-cell>
              <table:table-cell office:value-type="float" office:value="16.6607839417385">
                <text:p>16.6607839417385</text:p>
              </table:table-cell>
              <table:table-cell office:value-type="float" office:value="16.5598520385771">
                <text:p>16.5598520385771</text:p>
              </table:table-cell>
              <table:table-cell office:value-type="float" office:value="16.4880907305165">
                <text:p>16.4880907305165</text:p>
              </table:table-cell>
              <table:table-cell office:value-type="float" office:value="16.5480147221086">
                <text:p>16.5480147221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17.0415543073498">
                <text:p>17.0415543073498</text:p>
              </table:table-cell>
              <table:table-cell office:value-type="float" office:value="16.9657598130541">
                <text:p>16.9657598130541</text:p>
              </table:table-cell>
              <table:table-cell office:value-type="float" office:value="16.8823932248334">
                <text:p>16.8823932248334</text:p>
              </table:table-cell>
              <table:table-cell office:value-type="float" office:value="16.791149475684">
                <text:p>16.791149475684</text:p>
              </table:table-cell>
              <table:table-cell office:value-type="float" office:value="16.6925365301552">
                <text:p>16.6925365301552</text:p>
              </table:table-cell>
              <table:table-cell office:value-type="float" office:value="16.5893069285202">
                <text:p>16.5893069285202</text:p>
              </table:table-cell>
              <table:table-cell office:value-type="float" office:value="16.4906294223541">
                <text:p>16.4906294223541</text:p>
              </table:table-cell>
              <table:table-cell office:value-type="float" office:value="16.4262367692373">
                <text:p>16.4262367692373</text:p>
              </table:table-cell>
              <table:table-cell office:value-type="float" office:value="16.5098860447459">
                <text:p>16.5098860447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16.9910501087371">
                <text:p>16.9910501087371</text:p>
              </table:table-cell>
              <table:table-cell office:value-type="float" office:value="16.9146816169834">
                <text:p>16.9146816169834</text:p>
              </table:table-cell>
              <table:table-cell office:value-type="float" office:value="16.8308763482934">
                <text:p>16.8308763482934</text:p>
              </table:table-cell>
              <table:table-cell office:value-type="float" office:value="16.7394645561847">
                <text:p>16.7394645561847</text:p>
              </table:table-cell>
              <table:table-cell office:value-type="float" office:value="16.6412132225881">
                <text:p>16.6412132225881</text:p>
              </table:table-cell>
              <table:table-cell office:value-type="float" office:value="16.5394070788119">
                <text:p>16.5394070788119</text:p>
              </table:table-cell>
              <table:table-cell office:value-type="float" office:value="16.4444217109855">
                <text:p>16.4444217109855</text:p>
              </table:table-cell>
              <table:table-cell office:value-type="float" office:value="16.3891227939334">
                <text:p>16.3891227939334</text:p>
              </table:table-cell>
              <table:table-cell office:value-type="float" office:value="16.4961577340135">
                <text:p>16.4961577340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16.9517621716388">
                <text:p>16.9517621716388</text:p>
              </table:table-cell>
              <table:table-cell office:value-type="float" office:value="16.8752143374117">
                <text:p>16.8752143374117</text:p>
              </table:table-cell>
              <table:table-cell office:value-type="float" office:value="16.7914321707355">
                <text:p>16.7914321707355</text:p>
              </table:table-cell>
              <table:table-cell office:value-type="float" office:value="16.7004012508767">
                <text:p>16.7004012508767</text:p>
              </table:table-cell>
              <table:table-cell office:value-type="float" office:value="16.6031764716023">
                <text:p>16.6031764716023</text:p>
              </table:table-cell>
              <table:table-cell office:value-type="float" office:value="16.5036144282128">
                <text:p>16.5036144282128</text:p>
              </table:table-cell>
              <table:table-cell office:value-type="float" office:value="16.4133299406689">
                <text:p>16.4133299406689</text:p>
              </table:table-cell>
              <table:table-cell office:value-type="float" office:value="16.36812986862">
                <text:p>16.36812986862</text:p>
              </table:table-cell>
              <table:table-cell office:value-type="float" office:value="16.4965945874628">
                <text:p>16.4965945874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16.9203257978814">
                <text:p>16.9203257978814</text:p>
              </table:table-cell>
              <table:table-cell office:value-type="float" office:value="16.8438934290565">
                <text:p>16.8438934290565</text:p>
              </table:table-cell>
              <table:table-cell office:value-type="float" office:value="16.7604817078716">
                <text:p>16.7604817078716</text:p>
              </table:table-cell>
              <table:table-cell office:value-type="float" office:value="16.6702470601598">
                <text:p>16.6702470601598</text:p>
              </table:table-cell>
              <table:table-cell office:value-type="float" office:value="16.574553097079">
                <text:p>16.574553097079</text:p>
              </table:table-cell>
              <table:table-cell office:value-type="float" office:value="16.4778503366073">
                <text:p>16.4778503366073</text:p>
              </table:table-cell>
              <table:table-cell office:value-type="float" office:value="16.3929770460367">
                <text:p>16.3929770460367</text:p>
              </table:table-cell>
              <table:table-cell office:value-type="float" office:value="16.3583326307907">
                <text:p>16.3583326307907</text:p>
              </table:table-cell>
              <table:table-cell office:value-type="float" office:value="16.5054799223089">
                <text:p>16.50547992230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16.894728256674">
                <text:p>16.894728256674</text:p>
              </table:table-cell>
              <table:table-cell office:value-type="float" office:value="16.8186435793164">
                <text:p>16.8186435793164</text:p>
              </table:table-cell>
              <table:table-cell office:value-type="float" office:value="16.7358767904121">
                <text:p>16.7358767904121</text:p>
              </table:table-cell>
              <table:table-cell office:value-type="float" office:value="16.6467667449443">
                <text:p>16.6467667449443</text:p>
              </table:table-cell>
              <table:table-cell office:value-type="float" office:value="16.5529990317772">
                <text:p>16.5529990317772</text:p>
              </table:table-cell>
              <table:table-cell office:value-type="float" office:value="16.4596233005128">
                <text:p>16.4596233005128</text:p>
              </table:table-cell>
              <table:table-cell office:value-type="float" office:value="16.3806418261455">
                <text:p>16.3806418261455</text:p>
              </table:table-cell>
              <table:table-cell office:value-type="float" office:value="16.3565905536037">
                <text:p>16.3565905536037</text:p>
              </table:table-cell>
              <table:table-cell office:value-type="float" office:value="16.5194320929946">
                <text:p>16.5194320929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16.8736635581829">
                <text:p>16.8736635581829</text:p>
              </table:table-cell>
              <table:table-cell office:value-type="float" office:value="16.7981158982347">
                <text:p>16.7981158982347</text:p>
              </table:table-cell>
              <table:table-cell office:value-type="float" office:value="16.7162176719233">
                <text:p>16.7162176719233</text:p>
              </table:table-cell>
              <table:table-cell office:value-type="float" office:value="16.6284981525902">
                <text:p>16.6284981525902</text:p>
              </table:table-cell>
              <table:table-cell office:value-type="float" office:value="16.5369711237748">
                <text:p>16.5369711237748</text:p>
              </table:table-cell>
              <table:table-cell office:value-type="float" office:value="16.4472750991889">
                <text:p>16.4472750991889</text:p>
              </table:table-cell>
              <table:table-cell office:value-type="float" office:value="16.3744807245779">
                <text:p>16.3744807245779</text:p>
              </table:table-cell>
              <table:table-cell office:value-type="float" office:value="16.3607492361924">
                <text:p>16.3607492361924</text:p>
              </table:table-cell>
              <table:table-cell office:value-type="float" office:value="16.5363776499989">
                <text:p>16.5363776499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16.8562307332495">
                <text:p>16.8562307332495</text:p>
              </table:table-cell>
              <table:table-cell office:value-type="float" office:value="16.7813779160318">
                <text:p>16.7813779160318</text:p>
              </table:table-cell>
              <table:table-cell office:value-type="float" office:value="16.7005338066147">
                <text:p>16.7005338066147</text:p>
              </table:table-cell>
              <table:table-cell office:value-type="float" office:value="16.6144227652258">
                <text:p>16.6144227652258</text:p>
              </table:table-cell>
              <table:table-cell office:value-type="float" office:value="16.5253864979999">
                <text:p>16.5253864979999</text:p>
              </table:table-cell>
              <table:table-cell office:value-type="float" office:value="16.4396284967099">
                <text:p>16.4396284967099</text:p>
              </table:table-cell>
              <table:table-cell office:value-type="float" office:value="16.3731648535867">
                <text:p>16.3731648535867</text:p>
              </table:table-cell>
              <table:table-cell office:value-type="float" office:value="16.3692609449429">
                <text:p>16.3692609449429</text:p>
              </table:table-cell>
              <table:table-cell office:value-type="float" office:value="16.555014494069">
                <text:p>16.555014494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16.84177837326">
                <text:p>16.84177837326</text:p>
              </table:table-cell>
              <table:table-cell office:value-type="float" office:value="16.7677538309114">
                <text:p>16.7677538309114</text:p>
              </table:table-cell>
              <table:table-cell office:value-type="float" office:value="16.6881193289615">
                <text:p>16.6881193289615</text:p>
              </table:table-cell>
              <table:table-cell office:value-type="float" office:value="16.603795919044">
                <text:p>16.603795919044</text:p>
              </table:table-cell>
              <table:table-cell office:value-type="float" office:value="16.5174471038239">
                <text:p>16.5174471038239</text:p>
              </table:table-cell>
              <table:table-cell office:value-type="float" office:value="16.4358060434829">
                <text:p>16.4358060434829</text:p>
              </table:table-cell>
              <table:table-cell office:value-type="float" office:value="16.3756932652454">
                <text:p>16.3756932652454</text:p>
              </table:table-cell>
              <table:table-cell office:value-type="float" office:value="16.3809816281368">
                <text:p>16.3809816281368</text:p>
              </table:table-cell>
              <table:table-cell office:value-type="float" office:value="16.5745113631479">
                <text:p>16.5745113631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16.8298178709743">
                <text:p>16.8298178709743</text:p>
              </table:table-cell>
              <table:table-cell office:value-type="float" office:value="16.7567353462366">
                <text:p>16.7567353462366</text:p>
              </table:table-cell>
              <table:table-cell office:value-type="float" office:value="16.6784412319403">
                <text:p>16.6784412319403</text:p>
              </table:table-cell>
              <table:table-cell office:value-type="float" office:value="16.5960520760565">
                <text:p>16.5960520760565</text:p>
              </table:table-cell>
              <table:table-cell office:value-type="float" office:value="16.5125419091221">
                <text:p>16.5125419091221</text:p>
              </table:table-cell>
              <table:table-cell office:value-type="float" office:value="16.4351291993257">
                <text:p>16.4351291993257</text:p>
              </table:table-cell>
              <table:table-cell office:value-type="float" office:value="16.3812884328756">
                <text:p>16.3812884328756</text:p>
              </table:table-cell>
              <table:table-cell office:value-type="float" office:value="16.3950506190509">
                <text:p>16.3950506190509</text:p>
              </table:table-cell>
              <table:table-cell office:value-type="float" office:value="16.5943319352386">
                <text:p>16.5943319352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16.8199717447169">
                <text:p>16.8199717447169</text:p>
              </table:table-cell>
              <table:table-cell office:value-type="float" office:value="16.7479285644796">
                <text:p>16.7479285644796</text:p>
              </table:table-cell>
              <table:table-cell office:value-type="float" office:value="16.6710846884092">
                <text:p>16.6710846884092</text:p>
              </table:table-cell>
              <table:table-cell office:value-type="float" office:value="16.5907484464143">
                <text:p>16.5907484464143</text:p>
              </table:table-cell>
              <table:table-cell office:value-type="float" office:value="16.5101887525986">
                <text:p>16.5101887525986</text:p>
              </table:table-cell>
              <table:table-cell office:value-type="float" office:value="16.4370583713209">
                <text:p>16.4370583713209</text:p>
              </table:table-cell>
              <table:table-cell office:value-type="float" office:value="16.389333287486">
                <text:p>16.389333287486</text:p>
              </table:table-cell>
              <table:table-cell office:value-type="float" office:value="16.4108132950585">
                <text:p>16.4108132950585</text:p>
              </table:table-cell>
              <table:table-cell office:value-type="float" office:value="16.6141285191125">
                <text:p>16.614128519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16.8119411987639">
                <text:p>16.8119411987639</text:p>
              </table:table-cell>
              <table:table-cell office:value-type="float" office:value="16.7410206543675">
                <text:p>16.7410206543675</text:p>
              </table:table-cell>
              <table:table-cell office:value-type="float" office:value="16.6657187439369">
                <text:p>16.6657187439369</text:p>
              </table:table-cell>
              <table:table-cell office:value-type="float" office:value="16.5875296414302">
                <text:p>16.5875296414302</text:p>
              </table:table-cell>
              <table:table-cell office:value-type="float" office:value="16.5099979192287">
                <text:p>16.5099979192287</text:p>
              </table:table-cell>
              <table:table-cell office:value-type="float" office:value="16.4411552712224">
                <text:p>16.4411552712224</text:p>
              </table:table-cell>
              <table:table-cell office:value-type="float" office:value="16.3993307835136">
                <text:p>16.3993307835136</text:p>
              </table:table-cell>
              <table:table-cell office:value-type="float" office:value="16.4277683096683">
                <text:p>16.4277683096683</text:p>
              </table:table-cell>
              <table:table-cell office:value-type="float" office:value="16.6336761691846">
                <text:p>16.6336761691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16.8054848739241">
                <text:p>16.8054848739241</text:p>
              </table:table-cell>
              <table:table-cell office:value-type="float" office:value="16.7357580210547">
                <text:p>16.7357580210547</text:p>
              </table:table-cell>
              <table:table-cell office:value-type="float" office:value="16.6620738599064">
                <text:p>16.6620738599064</text:p>
              </table:table-cell>
              <table:table-cell office:value-type="float" office:value="16.5861045538639">
                <text:p>16.5861045538639</text:p>
              </table:table-cell>
              <table:table-cell office:value-type="float" office:value="16.5116483205838">
                <text:p>16.5116483205838</text:p>
              </table:table-cell>
              <table:table-cell office:value-type="float" office:value="16.4470581573888">
                <text:p>16.4470581573888</text:p>
              </table:table-cell>
              <table:table-cell office:value-type="float" office:value="16.4108764596615">
                <text:p>16.4108764596615</text:p>
              </table:table-cell>
              <table:table-cell office:value-type="float" office:value="16.445530088027">
                <text:p>16.445530088027</text:p>
              </table:table-cell>
              <table:table-cell office:value-type="float" office:value="16.6528309849673">
                <text:p>16.6528309849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16.8004044234793">
                <text:p>16.8004044234793</text:p>
              </table:table-cell>
              <table:table-cell office:value-type="float" office:value="16.731931492835">
                <text:p>16.731931492835</text:p>
              </table:table-cell>
              <table:table-cell office:value-type="float" office:value="16.6599266834022">
                <text:p>16.6599266834022</text:p>
              </table:table-cell>
              <table:table-cell office:value-type="float" office:value="16.5862306876258">
                <text:p>16.5862306876258</text:p>
              </table:table-cell>
              <table:table-cell office:value-type="float" office:value="16.5148713328844">
                <text:p>16.5148713328844</text:p>
              </table:table-cell>
              <table:table-cell office:value-type="float" office:value="16.454464862765">
                <text:p>16.454464862765</text:p>
              </table:table-cell>
              <table:table-cell office:value-type="float" office:value="16.4236389178885">
                <text:p>16.4236389178885</text:p>
              </table:table-cell>
              <table:table-cell office:value-type="float" office:value="16.4638014208011">
                <text:p>16.4638014208011</text:p>
              </table:table-cell>
              <table:table-cell office:value-type="float" office:value="16.6715032177704">
                <text:p>16.6715032177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16.7965344018791">
                <text:p>16.7965344018791</text:p>
              </table:table-cell>
              <table:table-cell office:value-type="float" office:value="16.7293659433422">
                <text:p>16.7293659433422</text:p>
              </table:table-cell>
              <table:table-cell office:value-type="float" office:value="16.6590893846295">
                <text:p>16.6590893846295</text:p>
              </table:table-cell>
              <table:table-cell office:value-type="float" office:value="16.5877031893255">
                <text:p>16.5877031893255</text:p>
              </table:table-cell>
              <table:table-cell office:value-type="float" office:value="16.5194394513571">
                <text:p>16.5194394513571</text:p>
              </table:table-cell>
              <table:table-cell office:value-type="float" office:value="16.4631206990581">
                <text:p>16.4631206990581</text:p>
              </table:table-cell>
              <table:table-cell office:value-type="float" office:value="16.4373453615725">
                <text:p>16.4373453615725</text:p>
              </table:table-cell>
              <table:table-cell office:value-type="float" office:value="16.482353035093">
                <text:p>16.482353035093</text:p>
              </table:table-cell>
              <table:table-cell office:value-type="float" office:value="16.6896396077754">
                <text:p>16.6896396077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16.7937350315987">
                <text:p>16.7937350315987</text:p>
              </table:table-cell>
              <table:table-cell office:value-type="float" office:value="16.7279128690179">
                <text:p>16.7279128690179</text:p>
              </table:table-cell>
              <table:table-cell office:value-type="float" office:value="16.6594020326183">
                <text:p>16.6594020326183</text:p>
              </table:table-cell>
              <table:table-cell office:value-type="float" office:value="16.590346999846">
                <text:p>16.590346999846</text:p>
              </table:table-cell>
              <table:table-cell office:value-type="float" office:value="16.5251581282812">
                <text:p>16.5251581282812</text:p>
              </table:table-cell>
              <table:table-cell office:value-type="float" office:value="16.472809581368">
                <text:p>16.472809581368</text:p>
              </table:table-cell>
              <table:table-cell office:value-type="float" office:value="16.4517705853699">
                <text:p>16.4517705853699</text:p>
              </table:table-cell>
              <table:table-cell office:value-type="float" office:value="16.5010082114555">
                <text:p>16.5010082114555</text:p>
              </table:table-cell>
              <table:table-cell office:value-type="float" office:value="16.707211649877">
                <text:p>16.707211649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16.7918868711795">
                <text:p>16.7918868711795</text:p>
              </table:table-cell>
              <table:table-cell office:value-type="float" office:value="16.7274449223833">
                <text:p>16.7274449223833</text:p>
              </table:table-cell>
              <table:table-cell office:value-type="float" office:value="16.6607269820368">
                <text:p>16.6607269820368</text:p>
              </table:table-cell>
              <table:table-cell office:value-type="float" office:value="16.5940110672079">
                <text:p>16.5940110672079</text:p>
              </table:table-cell>
              <table:table-cell office:value-type="float" office:value="16.5318597064477">
                <text:p>16.5318597064477</text:p>
              </table:table-cell>
              <table:table-cell office:value-type="float" office:value="16.4833472777879">
                <text:p>16.4833472777879</text:p>
              </table:table-cell>
              <table:table-cell office:value-type="float" office:value="16.4667283443572">
                <text:p>16.4667283443572</text:p>
              </table:table-cell>
              <table:table-cell office:value-type="float" office:value="16.5196310439169">
                <text:p>16.5196310439169</text:p>
              </table:table-cell>
              <table:table-cell office:value-type="float" office:value="16.724207648122">
                <text:p>16.724207648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16.7908868586059">
                <text:p>16.7908868586059</text:p>
              </table:table-cell>
              <table:table-cell office:value-type="float" office:value="16.7278518538123">
                <text:p>16.7278518538123</text:p>
              </table:table-cell>
              <table:table-cell office:value-type="float" office:value="16.662944702923">
                <text:p>16.662944702923</text:p>
              </table:table-cell>
              <table:table-cell office:value-type="float" office:value="16.5985640327704">
                <text:p>16.5985640327704</text:p>
              </table:table-cell>
              <table:table-cell office:value-type="float" office:value="16.5393988465278">
                <text:p>16.5393988465278</text:p>
              </table:table-cell>
              <table:table-cell office:value-type="float" office:value="16.4945761888274">
                <text:p>16.4945761888274</text:p>
              </table:table-cell>
              <table:table-cell office:value-type="float" office:value="16.4820645178019">
                <text:p>16.4820645178019</text:p>
              </table:table-cell>
              <table:table-cell office:value-type="float" office:value="16.53811747018">
                <text:p>16.53811747018</text:p>
              </table:table-cell>
              <table:table-cell office:value-type="float" office:value="16.7406273259507">
                <text:p>16.740627325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16.7906452751702">
                <text:p>16.7906452751702</text:p>
              </table:table-cell>
              <table:table-cell office:value-type="float" office:value="16.7290374003809">
                <text:p>16.7290374003809</text:p>
              </table:table-cell>
              <table:table-cell office:value-type="float" office:value="16.6659505819081">
                <text:p>16.6659505819081</text:p>
              </table:table-cell>
              <table:table-cell office:value-type="float" office:value="16.603890907845">
                <text:p>16.603890907845</text:p>
              </table:table-cell>
              <table:table-cell office:value-type="float" office:value="16.5476489572391">
                <text:p>16.5476489572391</text:p>
              </table:table-cell>
              <table:table-cell office:value-type="float" office:value="16.5063611694134">
                <text:p>16.5063611694134</text:p>
              </table:table-cell>
              <table:table-cell office:value-type="float" office:value="16.4976515682447">
                <text:p>16.4976515682447</text:p>
              </table:table-cell>
              <table:table-cell office:value-type="float" office:value="16.5563883237723">
                <text:p>16.5563883237723</text:p>
              </table:table-cell>
              <table:table-cell office:value-type="float" office:value="16.7564780822219">
                <text:p>16.7564780822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16.7910834199445">
                <text:p>16.7910834199445</text:p>
              </table:table-cell>
              <table:table-cell office:value-type="float" office:value="16.7309169005967">
                <text:p>16.7309169005967</text:p>
              </table:table-cell>
              <table:table-cell office:value-type="float" office:value="16.6696524639676">
                <text:p>16.6696524639676</text:p>
              </table:table-cell>
              <table:table-cell office:value-type="float" office:value="16.6098905023114">
                <text:p>16.6098905023114</text:p>
              </table:table-cell>
              <table:table-cell office:value-type="float" office:value="16.5564993882863">
                <text:p>16.5564993882863</text:p>
              </table:table-cell>
              <table:table-cell office:value-type="float" office:value="16.5185861613158">
                <text:p>16.5185861613158</text:p>
              </table:table-cell>
              <table:table-cell office:value-type="float" office:value="16.5133840475829">
                <text:p>16.5133840475829</text:p>
              </table:table-cell>
              <table:table-cell office:value-type="float" office:value="16.574383967317">
                <text:p>16.574383967317</text:p>
              </table:table-cell>
              <table:table-cell office:value-type="float" office:value="16.7717724094291">
                <text:p>16.7717724094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16.7921317886749">
                <text:p>16.7921317886749</text:p>
              </table:table-cell>
              <table:table-cell office:value-type="float" office:value="16.7334154253758">
                <text:p>16.7334154253758</text:p>
              </table:table-cell>
              <table:table-cell office:value-type="float" office:value="16.6739687206284">
                <text:p>16.6739687206284</text:p>
              </table:table-cell>
              <table:table-cell office:value-type="float" office:value="16.6164733871684">
                <text:p>16.6164733871684</text:p>
              </table:table-cell>
              <table:table-cell office:value-type="float" office:value="16.5658531672998">
                <text:p>16.5658531672998</text:p>
              </table:table-cell>
              <table:table-cell office:value-type="float" office:value="16.5311514203412">
                <text:p>16.5311514203412</text:p>
              </table:table-cell>
              <table:table-cell office:value-type="float" office:value="16.5291749082686">
                <text:p>16.5291749082686</text:p>
              </table:table-cell>
              <table:table-cell office:value-type="float" office:value="16.5920601116837">
                <text:p>16.5920601116837</text:p>
              </table:table-cell>
              <table:table-cell office:value-type="float" office:value="16.7865260878873">
                <text:p>16.7865260878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16.7937286224555">
                <text:p>16.7937286224555</text:p>
              </table:table-cell>
              <table:table-cell office:value-type="float" office:value="16.7364662875966">
                <text:p>16.7364662875966</text:p>
              </table:table-cell>
              <table:table-cell office:value-type="float" office:value="16.6788267038322">
                <text:p>16.6788267038322</text:p>
              </table:table-cell>
              <table:table-cell office:value-type="float" office:value="16.6235602481">
                <text:p>16.6235602481</text:p>
              </table:table-cell>
              <table:table-cell office:value-type="float" office:value="16.5756251386579">
                <text:p>16.5756251386579</text:p>
              </table:table-cell>
              <table:table-cell office:value-type="float" office:value="16.5439711979527">
                <text:p>16.5439711979527</text:p>
              </table:table-cell>
              <table:table-cell office:value-type="float" office:value="16.5449524517611">
                <text:p>16.5449524517611</text:p>
              </table:table-cell>
              <table:table-cell office:value-type="float" office:value="16.6093845381084">
                <text:p>16.6093845381084</text:p>
              </table:table-cell>
              <table:table-cell office:value-type="float" office:value="16.8007569092956">
                <text:p>16.8007569092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16.7958187603777">
                <text:p>16.7958187603777</text:p>
              </table:table-cell>
              <table:table-cell office:value-type="float" office:value="16.7400098600037">
                <text:p>16.7400098600037</text:p>
              </table:table-cell>
              <table:table-cell office:value-type="float" office:value="16.6841615120392">
                <text:p>16.6841615120392</text:p>
              </table:table-cell>
              <table:table-cell office:value-type="float" office:value="16.6310805552955">
                <text:p>16.6310805552955</text:p>
              </table:table-cell>
              <table:table-cell office:value-type="float" office:value="16.5857404309246">
                <text:p>16.5857404309246</text:p>
              </table:table-cell>
              <table:table-cell office:value-type="float" office:value="16.5569718047409">
                <text:p>16.5569718047409</text:p>
              </table:table-cell>
              <table:table-cell office:value-type="float" office:value="16.5606578155968">
                <text:p>16.5606578155968</text:p>
              </table:table-cell>
              <table:table-cell office:value-type="float" office:value="16.6263345410114">
                <text:p>16.6263345410114</text:p>
              </table:table-cell>
              <table:table-cell office:value-type="float" office:value="16.8144837953583">
                <text:p>16.8144837953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16.7983526985352">
                <text:p>16.7983526985352</text:p>
              </table:table-cell>
              <table:table-cell office:value-type="float" office:value="16.7439926044496">
                <text:p>16.7439926044496</text:p>
              </table:table-cell>
              <table:table-cell office:value-type="float" office:value="16.6899149713552">
                <text:p>16.6899149713552</text:p>
              </table:table-cell>
              <table:table-cell office:value-type="float" office:value="16.6389714522725">
                <text:p>16.6389714522725</text:p>
              </table:table-cell>
              <table:table-cell office:value-type="float" office:value="16.5961331563795">
                <text:p>16.5961331563795</text:p>
              </table:table-cell>
              <table:table-cell office:value-type="float" office:value="16.5700899565539">
                <text:p>16.5700899565539</text:p>
              </table:table-cell>
              <table:table-cell office:value-type="float" office:value="16.5762428729208">
                <text:p>16.5762428729208</text:p>
              </table:table-cell>
              <table:table-cell office:value-type="float" office:value="16.6428949017211">
                <text:p>16.6428949017211</text:p>
              </table:table-cell>
              <table:table-cell office:value-type="float" office:value="16.8277261667926">
                <text:p>16.8277261667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16.8012858318027">
                <text:p>16.8012858318027</text:p>
              </table:table-cell>
              <table:table-cell office:value-type="float" office:value="16.748366285761">
                <text:p>16.748366285761</text:p>
              </table:table-cell>
              <table:table-cell office:value-type="float" office:value="16.6960348031524">
                <text:p>16.6960348031524</text:p>
              </table:table-cell>
              <table:table-cell office:value-type="float" office:value="16.6471768349057">
                <text:p>16.6471768349057</text:p>
              </table:table-cell>
              <table:table-cell office:value-type="float" office:value="16.6067453149743">
                <text:p>16.6067453149743</text:p>
              </table:table-cell>
              <table:table-cell office:value-type="float" office:value="16.5832713734511">
                <text:p>16.5832713734511</text:p>
              </table:table-cell>
              <table:table-cell office:value-type="float" office:value="16.5916684926949">
                <text:p>16.5916684926949</text:p>
              </table:table-cell>
              <table:table-cell office:value-type="float" office:value="16.6590562983136">
                <text:p>16.6590562983136</text:p>
              </table:table-cell>
              <table:table-cell office:value-type="float" office:value="16.8405035134227">
                <text:p>16.8405035134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16.8045778178477">
                <text:p>16.8045778178477</text:p>
              </table:table-cell>
              <table:table-cell office:value-type="float" office:value="16.7530873107287">
                <text:p>16.7530873107287</text:p>
              </table:table-cell>
              <table:table-cell office:value-type="float" office:value="16.7024739191808">
                <text:p>16.7024739191808</text:p>
              </table:table-cell>
              <table:table-cell office:value-type="float" office:value="16.6556465621833">
                <text:p>16.6556465621833</text:p>
              </table:table-cell>
              <table:table-cell office:value-type="float" office:value="16.6175258444868">
                <text:p>16.6175258444868</text:p>
              </table:table-cell>
              <table:table-cell office:value-type="float" office:value="16.5964695688857">
                <text:p>16.5964695688857</text:p>
              </table:table-cell>
              <table:table-cell office:value-type="float" office:value="16.6069030768075">
                <text:p>16.6069030768075</text:p>
              </table:table-cell>
              <table:table-cell office:value-type="float" office:value="16.6748140352608">
                <text:p>16.6748140352608</text:p>
              </table:table-cell>
              <table:table-cell office:value-type="float" office:value="16.852835086269">
                <text:p>16.852835086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16.8081920633379">
                <text:p>16.8081920633379</text:p>
              </table:table-cell>
              <table:table-cell office:value-type="float" office:value="16.7581161894442">
                <text:p>16.7581161894442</text:p>
              </table:table-cell>
              <table:table-cell office:value-type="float" office:value="16.7091898400116">
                <text:p>16.7091898400116</text:p>
              </table:table-cell>
              <table:table-cell office:value-type="float" office:value="16.664335794402">
                <text:p>16.664335794402</text:p>
              </table:table-cell>
              <table:table-cell office:value-type="float" office:value="16.6284298129172">
                <text:p>16.6284298129172</text:p>
              </table:table-cell>
              <table:table-cell office:value-type="float" office:value="16.6096448217043">
                <text:p>16.6096448217043</text:p>
              </table:table-cell>
              <table:table-cell office:value-type="float" office:value="16.6219213504799">
                <text:p>16.6219213504799</text:p>
              </table:table-cell>
              <table:table-cell office:value-type="float" office:value="16.6901670490098">
                <text:p>16.6901670490098</text:p>
              </table:table-cell>
              <table:table-cell office:value-type="float" office:value="16.8647397030005">
                <text:p>16.8647397030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16.8120952769224">
                <text:p>16.8120952769224</text:p>
              </table:table-cell>
              <table:table-cell office:value-type="float" office:value="16.7634170659459">
                <text:p>16.7634170659459</text:p>
              </table:table-cell>
              <table:table-cell office:value-type="float" office:value="16.7161441851589">
                <text:p>16.7161441851589</text:p>
              </table:table-cell>
              <table:table-cell office:value-type="float" office:value="16.6732044079353">
                <text:p>16.6732044079353</text:p>
              </table:table-cell>
              <table:table-cell office:value-type="float" office:value="16.6394177018141">
                <text:p>16.6394177018141</text:p>
              </table:table-cell>
              <table:table-cell office:value-type="float" office:value="16.6227632745065">
                <text:p>16.6227632745065</text:p>
              </table:table-cell>
              <table:table-cell office:value-type="float" office:value="16.6367033336905">
                <text:p>16.6367033336905</text:p>
              </table:table-cell>
              <table:table-cell office:value-type="float" office:value="16.7051171008382">
                <text:p>16.7051171008382</text:p>
              </table:table-cell>
              <table:table-cell office:value-type="float" office:value="16.8762356039525">
                <text:p>16.8762356039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16.8162571077794">
                <text:p>16.8162571077794</text:p>
              </table:table-cell>
              <table:table-cell office:value-type="float" office:value="16.7689573339141">
                <text:p>16.7689573339141</text:p>
              </table:table-cell>
              <table:table-cell office:value-type="float" office:value="16.723302249111">
                <text:p>16.723302249111</text:p>
              </table:table-cell>
              <table:table-cell office:value-type="float" office:value="16.6822165004486">
                <text:p>16.6822165004486</text:p>
              </table:table-cell>
              <table:table-cell office:value-type="float" office:value="16.6504547941447">
                <text:p>16.6504547941447</text:p>
              </table:table-cell>
              <table:table-cell office:value-type="float" office:value="16.6357961685371">
                <text:p>16.6357961685371</text:p>
              </table:table-cell>
              <table:table-cell office:value-type="float" office:value="16.6512334930931">
                <text:p>16.6512334930931</text:p>
              </table:table-cell>
              <table:table-cell office:value-type="float" office:value="16.7196681485172">
                <text:p>16.7196681485172</text:p>
              </table:table-cell>
              <table:table-cell office:value-type="float" office:value="16.8873403762049">
                <text:p>16.8873403762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16.8206498233668">
                <text:p>16.8206498233668</text:p>
              </table:table-cell>
              <table:table-cell office:value-type="float" office:value="16.7747072936723">
                <text:p>16.7747072936723</text:p>
              </table:table-cell>
              <table:table-cell office:value-type="float" office:value="16.7306326210704">
                <text:p>16.7306326210704</text:p>
              </table:table-cell>
              <table:table-cell office:value-type="float" office:value="16.6913399450555">
                <text:p>16.6913399450555</text:p>
              </table:table-cell>
              <table:table-cell office:value-type="float" office:value="16.6615106243431">
                <text:p>16.6615106243431</text:p>
              </table:table-cell>
              <table:table-cell office:value-type="float" office:value="16.6487191679183">
                <text:p>16.6487191679183</text:p>
              </table:table-cell>
              <table:table-cell office:value-type="float" office:value="16.6655000161926">
                <text:p>16.6655000161926</text:p>
              </table:table-cell>
              <table:table-cell office:value-type="float" office:value="16.7338258308036">
                <text:p>16.7338258308036</text:p>
              </table:table-cell>
              <table:table-cell office:value-type="float" office:value="16.8980708969124">
                <text:p>16.8980708969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16.8252480407821">
                <text:p>16.8252480407821</text:p>
              </table:table-cell>
              <table:table-cell office:value-type="float" office:value="16.7806398628453">
                <text:p>16.7806398628453</text:p>
              </table:table-cell>
              <table:table-cell office:value-type="float" office:value="16.7381068597504">
                <text:p>16.7381068597504</text:p>
              </table:table-cell>
              <table:table-cell office:value-type="float" office:value="16.7005460044005">
                <text:p>16.7005460044005</text:p>
              </table:table-cell>
              <table:table-cell office:value-type="float" office:value="16.6725585008156">
                <text:p>16.6725585008156</text:p>
              </table:table-cell>
              <table:table-cell office:value-type="float" office:value="16.6615117802562">
                <text:p>16.6615117802562</text:p>
              </table:table-cell>
              <table:table-cell office:value-type="float" office:value="16.679494207761">
                <text:p>16.679494207761</text:p>
              </table:table-cell>
              <table:table-cell office:value-type="float" office:value="16.7475970622915">
                <text:p>16.7475970622915</text:p>
              </table:table-cell>
              <table:table-cell office:value-type="float" office:value="16.9084433112162">
                <text:p>16.9084433112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16.8300285012817">
                <text:p>16.8300285012817</text:p>
              </table:table-cell>
              <table:table-cell office:value-type="float" office:value="16.7867303303606">
                <text:p>16.7867303303606</text:p>
              </table:table-cell>
              <table:table-cell office:value-type="float" office:value="16.7456992130507">
                <text:p>16.7456992130507</text:p>
              </table:table-cell>
              <table:table-cell office:value-type="float" office:value="16.7098089944497">
                <text:p>16.7098089944497</text:p>
              </table:table-cell>
              <table:table-cell office:value-type="float" office:value="16.6835750896986">
                <text:p>16.6835750896986</text:p>
              </table:table-cell>
              <table:table-cell office:value-type="float" office:value="16.6741568588588">
                <text:p>16.6741568588588</text:p>
              </table:table-cell>
              <table:table-cell office:value-type="float" office:value="16.6932099872283">
                <text:p>16.6932099872283</text:p>
              </table:table-cell>
              <table:table-cell office:value-type="float" office:value="16.760989715294">
                <text:p>16.760989715294</text:p>
              </table:table-cell>
              <table:table-cell office:value-type="float" office:value="16.918473034531">
                <text:p>16.918473034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16.8349698547552">
                <text:p>16.8349698547552</text:p>
              </table:table-cell>
              <table:table-cell office:value-type="float" office:value="16.7929561229377">
                <text:p>16.7929561229377</text:p>
              </table:table-cell>
              <table:table-cell office:value-type="float" office:value="16.7533863531377">
                <text:p>16.7533863531377</text:p>
              </table:table-cell>
              <table:table-cell office:value-type="float" office:value="16.7191059690093">
                <text:p>16.7191059690093</text:p>
              </table:table-cell>
              <table:table-cell office:value-type="float" office:value="16.6945400299171">
                <text:p>16.6945400299171</text:p>
              </table:table-cell>
              <table:table-cell office:value-type="float" office:value="16.6866401530642">
                <text:p>16.6866401530642</text:p>
              </table:table-cell>
              <table:table-cell office:value-type="float" office:value="16.7066434476726">
                <text:p>16.7066434476726</text:p>
              </table:table-cell>
              <table:table-cell office:value-type="float" office:value="16.7740123474036">
                <text:p>16.7740123474036</text:p>
              </table:table-cell>
              <table:table-cell office:value-type="float" office:value="16.9281747467277">
                <text:p>16.9281747467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16.8400524977784">
                <text:p>16.8400524977784</text:p>
              </table:table-cell>
              <table:table-cell office:value-type="float" office:value="16.7992966234863">
                <text:p>16.7992966234863</text:p>
              </table:table-cell>
              <table:table-cell office:value-type="float" office:value="16.7611471640157">
                <text:p>16.7611471640157</text:p>
              </table:table-cell>
              <table:table-cell office:value-type="float" office:value="16.7284164608455">
                <text:p>16.7284164608455</text:p>
              </table:table-cell>
              <table:table-cell office:value-type="float" office:value="16.705435614455">
                <text:p>16.705435614455</text:p>
              </table:table-cell>
              <table:table-cell office:value-type="float" office:value="16.6989499397036">
                <text:p>16.6989499397036</text:p>
              </table:table-cell>
              <table:table-cell office:value-type="float" office:value="16.7197925069904">
                <text:p>16.7197925069904</text:p>
              </table:table-cell>
              <table:table-cell office:value-type="float" office:value="16.7866740075442">
                <text:p>16.7866740075442</text:p>
              </table:table-cell>
              <table:table-cell office:value-type="float" office:value="16.9375624235969">
                <text:p>16.9375624235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16.845258402937">
                <text:p>16.845258402937</text:p>
              </table:table-cell>
              <table:table-cell office:value-type="float" office:value="16.8057329842125">
                <text:p>16.8057329842125</text:p>
              </table:table-cell>
              <table:table-cell office:value-type="float" office:value="16.768962527277">
                <text:p>16.768962527277</text:p>
              </table:table-cell>
              <table:table-cell office:value-type="float" office:value="16.7377222261755">
                <text:p>16.7377222261755</text:p>
              </table:table-cell>
              <table:table-cell office:value-type="float" office:value="16.7162464836451">
                <text:p>16.7162464836451</text:p>
              </table:table-cell>
              <table:table-cell office:value-type="float" office:value="16.7110766781337">
                <text:p>16.7110766781337</text:p>
              </table:table-cell>
              <table:table-cell office:value-type="float" office:value="16.732656588785">
                <text:p>16.732656588785</text:p>
              </table:table-cell>
              <table:table-cell office:value-type="float" office:value="16.7989840559068">
                <text:p>16.7989840559068</text:p>
              </table:table-cell>
              <table:table-cell office:value-type="float" office:value="16.946649343962">
                <text:p>16.946649343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16.8505709926057">
                <text:p>16.8505709926057</text:p>
              </table:table-cell>
              <table:table-cell office:value-type="float" office:value="16.8122479826664">
                <text:p>16.8122479826664</text:p>
              </table:table-cell>
              <table:table-cell office:value-type="float" office:value="16.7768151514344">
                <text:p>16.7768151514344</text:p>
              </table:table-cell>
              <table:table-cell office:value-type="float" office:value="16.7470070364061">
                <text:p>16.7470070364061</text:p>
              </table:table-cell>
              <table:table-cell office:value-type="float" office:value="16.7269593733855">
                <text:p>16.7269593733855</text:p>
              </table:table-cell>
              <table:table-cell office:value-type="float" office:value="16.723012730592">
                <text:p>16.723012730592</text:p>
              </table:table-cell>
              <table:table-cell office:value-type="float" office:value="16.745236374046">
                <text:p>16.745236374046</text:p>
              </table:table-cell>
              <table:table-cell office:value-type="float" office:value="16.8109520421857">
                <text:p>16.8109520421857</text:p>
              </table:table-cell>
              <table:table-cell office:value-type="float" office:value="16.9554481271956">
                <text:p>16.9554481271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16.8559750124893">
                <text:p>16.8559750124893</text:p>
              </table:table-cell>
              <table:table-cell office:value-type="float" office:value="16.8188258797706">
                <text:p>16.8188258797706</text:p>
              </table:table-cell>
              <table:table-cell office:value-type="float" office:value="16.7846894059623">
                <text:p>16.7846894059623</text:p>
              </table:table-cell>
              <table:table-cell office:value-type="float" office:value="16.7562564789521">
                <text:p>16.7562564789521</text:p>
              </table:table-cell>
              <table:table-cell office:value-type="float" office:value="16.7375628792821">
                <text:p>16.7375628792821</text:p>
              </table:table-cell>
              <table:table-cell office:value-type="float" office:value="16.7347521064331">
                <text:p>16.7347521064331</text:p>
              </table:table-cell>
              <table:table-cell office:value-type="float" office:value="16.7575335790854">
                <text:p>16.7575335790854</text:p>
              </table:table-cell>
              <table:table-cell office:value-type="float" office:value="16.8225875966436">
                <text:p>16.8225875966436</text:p>
              </table:table-cell>
              <table:table-cell office:value-type="float" office:value="16.9639707574456">
                <text:p>16.963970757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16.8614564218445">
                <text:p>16.8614564218445</text:p>
              </table:table-cell>
              <table:table-cell office:value-type="float" office:value="16.825452295076">
                <text:p>16.825452295076</text:p>
              </table:table-cell>
              <table:table-cell office:value-type="float" office:value="16.7925711742923">
                <text:p>16.7925711742923</text:p>
              </table:table-cell>
              <table:table-cell office:value-type="float" office:value="16.7654577806635">
                <text:p>16.7654577806635</text:p>
              </table:table-cell>
              <table:table-cell office:value-type="float" office:value="16.7480472494153">
                <text:p>16.7480472494153</text:p>
              </table:table-cell>
              <table:table-cell office:value-type="float" office:value="16.7462902417389">
                <text:p>16.7462902417389</text:p>
              </table:table-cell>
              <table:table-cell office:value-type="float" office:value="16.7695507704161">
                <text:p>16.7695507704161</text:p>
              </table:table-cell>
              <table:table-cell office:value-type="float" office:value="16.8339003465772">
                <text:p>16.8339003465772</text:p>
              </table:table-cell>
              <table:table-cell office:value-type="float" office:value="16.9722286127074">
                <text:p>16.9722286127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16.8670022955179">
                <text:p>16.8670022955179</text:p>
              </table:table-cell>
              <table:table-cell office:value-type="float" office:value="16.832114094647">
                <text:p>16.832114094647</text:p>
              </table:table-cell>
              <table:table-cell office:value-type="float" office:value="16.8004477212452">
                <text:p>16.8004477212452</text:p>
              </table:table-cell>
              <table:table-cell office:value-type="float" office:value="16.7745996491218">
                <text:p>16.7745996491218</text:p>
              </table:table-cell>
              <table:table-cell office:value-type="float" office:value="16.7584042002356">
                <text:p>16.7584042002356</text:p>
              </table:table-cell>
              <table:table-cell office:value-type="float" office:value="16.7576238074721">
                <text:p>16.7576238074721</text:p>
              </table:table-cell>
              <table:table-cell office:value-type="float" office:value="16.7812912086084">
                <text:p>16.7812912086084</text:p>
              </table:table-cell>
              <table:table-cell office:value-type="float" office:value="16.8448998511162">
                <text:p>16.8448998511162</text:p>
              </table:table-cell>
              <table:table-cell office:value-type="float" office:value="16.9802324948508">
                <text:p>16.980232494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16.8726007362756">
                <text:p>16.8726007362756</text:p>
              </table:table-cell>
              <table:table-cell office:value-type="float" office:value="16.8387992900465">
                <text:p>16.8387992900465</text:p>
              </table:table-cell>
              <table:table-cell office:value-type="float" office:value="16.8083075733011">
                <text:p>16.8083075733011</text:p>
              </table:table-cell>
              <table:table-cell office:value-type="float" office:value="16.7836721299218">
                <text:p>16.7836721299218</text:p>
              </table:table-cell>
              <table:table-cell office:value-type="float" office:value="16.7686267530222">
                <text:p>16.7686267530222</text:p>
              </table:table-cell>
              <table:table-cell office:value-type="float" office:value="16.7687505425275">
                <text:p>16.7687505425275</text:p>
              </table:table-cell>
              <table:table-cell office:value-type="float" office:value="16.7927587167223">
                <text:p>16.7927587167223</text:p>
              </table:table-cell>
              <table:table-cell office:value-type="float" office:value="16.8555955509549">
                <text:p>16.8555955509549</text:p>
              </table:table-cell>
              <table:table-cell office:value-type="float" office:value="16.9879926600158">
                <text:p>16.987992660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16.878240793901">
                <text:p>16.878240793901</text:p>
              </table:table-cell>
              <table:table-cell office:value-type="float" office:value="16.8454969451102">
                <text:p>16.8454969451102</text:p>
              </table:table-cell>
              <table:table-cell office:value-type="float" office:value="16.8161404084364">
                <text:p>16.8161404084364</text:p>
              </table:table-cell>
              <table:table-cell office:value-type="float" office:value="16.7926664764537">
                <text:p>16.7926664764537</text:p>
              </table:table-cell>
              <table:table-cell office:value-type="float" office:value="16.778709086817">
                <text:p>16.778709086817</text:p>
              </table:table-cell>
              <table:table-cell office:value-type="float" office:value="16.7796691066702">
                <text:p>16.7796691066702</text:p>
              </table:table-cell>
              <table:table-cell office:value-type="float" office:value="16.8039575677006">
                <text:p>16.8039575677006</text:p>
              </table:table-cell>
              <table:table-cell office:value-type="float" office:value="16.8659967282617">
                <text:p>16.8659967282617</text:p>
              </table:table-cell>
              <table:table-cell office:value-type="float" office:value="16.9955188467693">
                <text:p>16.9955188467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16.8839123930966">
                <text:p>16.8839123930966</text:p>
              </table:table-cell>
              <table:table-cell office:value-type="float" office:value="16.8521970922339">
                <text:p>16.8521970922339</text:p>
              </table:table-cell>
              <table:table-cell office:value-type="float" office:value="16.8239369569904">
                <text:p>16.8239369569904</text:p>
              </table:table-cell>
              <table:table-cell office:value-type="float" office:value="16.8015750332928">
                <text:p>16.8015750332928</text:p>
              </table:table-cell>
              <table:table-cell office:value-type="float" office:value="16.788646408374">
                <text:p>16.788646408374</text:p>
              </table:table-cell>
              <table:table-cell office:value-type="float" office:value="16.7903789531845">
                <text:p>16.7903789531845</text:p>
              </table:table-cell>
              <table:table-cell office:value-type="float" office:value="16.8148923902509">
                <text:p>16.8148923902509</text:p>
              </table:table-cell>
              <table:table-cell office:value-type="float" office:value="16.8761124773173">
                <text:p>16.8761124773173</text:p>
              </table:table-cell>
              <table:table-cell office:value-type="float" office:value="17.0028203047719">
                <text:p>17.0028203047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16.8896062687804">
                <text:p>16.8896062687804</text:p>
              </table:table-cell>
              <table:table-cell office:value-type="float" office:value="16.8588906567877">
                <text:p>16.8588906567877</text:p>
              </table:table-cell>
              <table:table-cell office:value-type="float" office:value="16.831688912104">
                <text:p>16.831688912104</text:p>
              </table:table-cell>
              <table:table-cell office:value-type="float" office:value="16.8103911314937">
                <text:p>16.8103911314937</text:p>
              </table:table-cell>
              <table:table-cell office:value-type="float" office:value="16.7984348369273">
                <text:p>16.7984348369273</text:p>
              </table:table-cell>
              <table:table-cell office:value-type="float" office:value="16.8008802184089">
                <text:p>16.8008802184089</text:p>
              </table:table-cell>
              <table:table-cell office:value-type="float" office:value="16.8255680901238">
                <text:p>16.8255680901238</text:p>
              </table:table-cell>
              <table:table-cell office:value-type="float" office:value="16.8859516835862">
                <text:p>16.8859516835862</text:p>
              </table:table-cell>
              <table:table-cell office:value-type="float" office:value="17.0099058232424">
                <text:p>17.0099058232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16.8953139001054">
                <text:p>16.8953139001054</text:p>
              </table:table-cell>
              <table:table-cell office:value-type="float" office:value="16.8655693817558">
                <text:p>16.8655693817558</text:p>
              </table:table-cell>
              <table:table-cell office:value-type="float" office:value="16.8393888422082">
                <text:p>16.8393888422082</text:p>
              </table:table-cell>
              <table:table-cell office:value-type="float" office:value="16.8191089882783">
                <text:p>16.8191089882783</text:p>
              </table:table-cell>
              <table:table-cell office:value-type="float" office:value="16.8080712959132">
                <text:p>16.8080712959132</text:p>
              </table:table-cell>
              <table:table-cell office:value-type="float" office:value="16.8111736197191">
                <text:p>16.8111736197191</text:p>
              </table:table-cell>
              <table:table-cell office:value-type="float" office:value="16.8359897780112">
                <text:p>16.8359897780112</text:p>
              </table:table-cell>
              <table:table-cell office:value-type="float" office:value="16.8955230028483">
                <text:p>16.8955230028483</text:p>
              </table:table-cell>
              <table:table-cell office:value-type="float" office:value="17.0167837514959">
                <text:p>17.0167837514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16.9010274612624">
                <text:p>16.9010274612624</text:p>
              </table:table-cell>
              <table:table-cell office:value-type="float" office:value="16.8722257687697">
                <text:p>16.8722257687697</text:p>
              </table:table-cell>
              <table:table-cell office:value-type="float" office:value="16.8470301205174">
                <text:p>16.8470301205174</text:p>
              </table:table-cell>
              <table:table-cell office:value-type="float" office:value="16.827723625261">
                <text:p>16.827723625261</text:p>
              </table:table-cell>
              <table:table-cell office:value-type="float" office:value="16.8175534252377">
                <text:p>16.8175534252377</text:p>
              </table:table-cell>
              <table:table-cell office:value-type="float" office:value="16.8212603752915">
                <text:p>16.8212603752915</text:p>
              </table:table-cell>
              <table:table-cell office:value-type="float" office:value="16.8461627177628">
                <text:p>16.8461627177628</text:p>
              </table:table-cell>
              <table:table-cell office:value-type="float" office:value="16.9048348555786">
                <text:p>16.9048348555786</text:p>
              </table:table-cell>
              <table:table-cell office:value-type="float" office:value="17.0234620295159">
                <text:p>17.0234620295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16.9067397694106">
                <text:p>16.9067397694106</text:p>
              </table:table-cell>
              <table:table-cell office:value-type="float" office:value="16.8788530177376">
                <text:p>16.8788530177376</text:p>
              </table:table-cell>
              <table:table-cell office:value-type="float" office:value="16.8546068547624">
                <text:p>16.8546068547624</text:p>
              </table:table-cell>
              <table:table-cell office:value-type="float" office:value="16.8362307888271">
                <text:p>16.8362307888271</text:p>
              </table:table-cell>
              <table:table-cell office:value-type="float" office:value="16.8268794975395">
                <text:p>16.8268794975395</text:p>
              </table:table-cell>
              <table:table-cell office:value-type="float" office:value="16.8311421285889">
                <text:p>16.8311421285889</text:p>
              </table:table-cell>
              <table:table-cell office:value-type="float" office:value="16.8560922773764">
                <text:p>16.8560922773764</text:p>
              </table:table-cell>
              <table:table-cell office:value-type="float" office:value="16.9138954188088">
                <text:p>16.9138954188088</text:p>
              </table:table-cell>
              <table:table-cell office:value-type="float" office:value="17.0299482100795">
                <text:p>17.0299482100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16.9124442341948">
                <text:p>16.9124442341948</text:p>
              </table:table-cell>
              <table:table-cell office:value-type="float" office:value="16.8854449690319">
                <text:p>16.8854449690319</text:p>
              </table:table-cell>
              <table:table-cell office:value-type="float" office:value="16.8621138207619">
                <text:p>16.8621138207619</text:p>
              </table:table-cell>
              <table:table-cell office:value-type="float" office:value="16.8446268759427">
                <text:p>16.8446268759427</text:p>
              </table:table-cell>
              <table:table-cell office:value-type="float" office:value="16.8360483414123">
                <text:p>16.8360483414123</text:p>
              </table:table-cell>
              <table:table-cell office:value-type="float" office:value="16.8408208803211">
                <text:p>16.8408208803211</text:p>
              </table:table-cell>
              <table:table-cell office:value-type="float" office:value="16.8657838856559">
                <text:p>16.8657838856559</text:p>
              </table:table-cell>
              <table:table-cell office:value-type="float" office:value="16.9227126191257">
                <text:p>16.9227126191257</text:p>
              </table:table-cell>
              <table:table-cell office:value-type="float" office:value="17.0362494772872">
                <text:p>17.0362494772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16.9181348184305">
                <text:p>16.9181348184305</text:p>
              </table:table-cell>
              <table:table-cell office:value-type="float" office:value="16.8919960567468">
                <text:p>16.8919960567468</text:p>
              </table:table-cell>
              <table:table-cell office:value-type="float" office:value="16.869546407622">
                <text:p>16.869546407622</text:p>
              </table:table-cell>
              <table:table-cell office:value-type="float" office:value="16.8529088726619">
                <text:p>16.8529088726619</text:p>
              </table:table-cell>
              <table:table-cell office:value-type="float" office:value="16.8450592784851">
                <text:p>16.8450592784851</text:p>
              </table:table-cell>
              <table:table-cell office:value-type="float" office:value="16.8502989346168">
                <text:p>16.8502989346168</text:p>
              </table:table-cell>
              <table:table-cell office:value-type="float" office:value="16.875243001543">
                <text:p>16.875243001543</text:p>
              </table:table-cell>
              <table:table-cell office:value-type="float" office:value="16.9312941347338">
                <text:p>16.9312941347338</text:p>
              </table:table-cell>
              <table:table-cell office:value-type="float" office:value="17.0423726710159">
                <text:p>17.0423726710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16.9238059970487">
                <text:p>16.9238059970487</text:p>
              </table:table-cell>
              <table:table-cell office:value-type="float" office:value="16.8985012613605">
                <text:p>16.8985012613605</text:p>
              </table:table-cell>
              <table:table-cell office:value-type="float" office:value="16.8769005635891">
                <text:p>16.8769005635891</text:p>
              </table:table-cell>
              <table:table-cell office:value-type="float" office:value="16.8610742946218">
                <text:p>16.8610742946218</text:p>
              </table:table-cell>
              <table:table-cell office:value-type="float" office:value="16.8539120635686">
                <text:p>16.8539120635686</text:p>
              </table:table-cell>
              <table:table-cell office:value-type="float" office:value="16.8595788483576">
                <text:p>16.8595788483576</text:p>
              </table:table-cell>
              <table:table-cell office:value-type="float" office:value="16.8844750848441">
                <text:p>16.8844750848441</text:p>
              </table:table-cell>
              <table:table-cell office:value-type="float" office:value="16.9396473951956">
                <text:p>16.9396473951956</text:p>
              </table:table-cell>
              <table:table-cell office:value-type="float" office:value="17.0483243053355">
                <text:p>17.0483243053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16.9294527197147">
                <text:p>16.9294527197147</text:p>
              </table:table-cell>
              <table:table-cell office:value-type="float" office:value="16.9049560666013">
                <text:p>16.9049560666013</text:p>
              </table:table-cell>
              <table:table-cell office:value-type="float" office:value="16.8841727469194">
                <text:p>16.8841727469194</text:p>
              </table:table-cell>
              <table:table-cell office:value-type="float" office:value="16.8691211335528">
                <text:p>16.8691211335528</text:p>
              </table:table-cell>
              <table:table-cell office:value-type="float" office:value="16.8626068316519">
                <text:p>16.8626068316519</text:p>
              </table:table-cell>
              <table:table-cell office:value-type="float" office:value="16.8686633873618">
                <text:p>16.8686633873618</text:p>
              </table:table-cell>
              <table:table-cell office:value-type="float" office:value="16.8934855722505">
                <text:p>16.8934855722505</text:p>
              </table:table-cell>
              <table:table-cell office:value-type="float" office:value="16.9477795833811">
                <text:p>16.9477795833811</text:p>
              </table:table-cell>
              <table:table-cell office:value-type="float" office:value="17.0541105864159">
                <text:p>17.0541105864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16.9350703798476">
                <text:p>16.9350703798476</text:p>
              </table:table-cell>
              <table:table-cell office:value-type="float" office:value="16.9113564228734">
                <text:p>16.9113564228734</text:p>
              </table:table-cell>
              <table:table-cell office:value-type="float" office:value="16.8913598838405">
                <text:p>16.8913598838405</text:p>
              </table:table-cell>
              <table:table-cell office:value-type="float" office:value="16.8770478116356">
                <text:p>16.8770478116356</text:p>
              </table:table-cell>
              <table:table-cell office:value-type="float" office:value="16.8711440533751">
                <text:p>16.8711440533751</text:p>
              </table:table-cell>
              <table:table-cell office:value-type="float" office:value="16.8775554909466">
                <text:p>16.8775554909466</text:p>
              </table:table-cell>
              <table:table-cell office:value-type="float" office:value="16.9022798603245">
                <text:p>16.9022798603245</text:p>
              </table:table-cell>
              <table:table-cell office:value-type="float" office:value="16.9556976417769">
                <text:p>16.9556976417769</text:p>
              </table:table-cell>
              <table:table-cell office:value-type="float" office:value="17.059737432773">
                <text:p>17.059737432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16.9406547752434">
                <text:p>16.9406547752434</text:p>
              </table:table-cell>
              <table:table-cell office:value-type="float" office:value="16.9176987039807">
                <text:p>16.9176987039807</text:p>
              </table:table-cell>
              <table:table-cell office:value-type="float" office:value="16.8984593212331">
                <text:p>16.8984593212331</text:p>
              </table:table-cell>
              <table:table-cell office:value-type="float" office:value="16.8848531317594">
                <text:p>16.8848531317594</text:p>
              </table:table-cell>
              <table:table-cell office:value-type="float" office:value="16.8795244871012">
                <text:p>16.8795244871012</text:p>
              </table:table-cell>
              <table:table-cell office:value-type="float" office:value="16.8862582328524">
                <text:p>16.8862582328524</text:p>
              </table:table-cell>
              <table:table-cell office:value-type="float" office:value="16.9108632832131">
                <text:p>16.9108632832131</text:p>
              </table:table-cell>
              <table:table-cell office:value-type="float" office:value="16.9634082705856">
                <text:p>16.9634082705856</text:p>
              </table:table-cell>
              <table:table-cell office:value-type="float" office:value="17.0652104842222">
                <text:p>17.0652104842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16.9462020847346">
                <text:p>16.9462020847346</text:p>
              </table:table-cell>
              <table:table-cell office:value-type="float" office:value="16.9239796788934">
                <text:p>16.9239796788934</text:p>
              </table:table-cell>
              <table:table-cell office:value-type="float" office:value="16.9054687940831">
                <text:p>16.9054687940831</text:p>
              </table:table-cell>
              <table:table-cell office:value-type="float" office:value="16.8925362427145">
                <text:p>16.8925362427145</text:p>
              </table:table-cell>
              <table:table-cell office:value-type="float" office:value="16.8877491461609">
                <text:p>16.8877491461609</text:p>
              </table:table-cell>
              <table:table-cell office:value-type="float" office:value="16.8947747971471">
                <text:p>16.8947747971471</text:p>
              </table:table-cell>
              <table:table-cell office:value-type="float" office:value="16.9192411043216">
                <text:p>16.9192411043216</text:p>
              </table:table-cell>
              <table:table-cell office:value-type="float" office:value="16.9709179381952">
                <text:p>16.9709179381952</text:p>
              </table:table-cell>
              <table:table-cell office:value-type="float" office:value="17.0705351227852">
                <text:p>17.0705351227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16.95170884596">
                <text:p>16.95170884596</text:p>
              </table:table-cell>
              <table:table-cell office:value-type="float" office:value="16.9301964851423">
                <text:p>16.9301964851423</text:p>
              </table:table-cell>
              <table:table-cell office:value-type="float" office:value="16.9123863951665">
                <text:p>16.9123863951665</text:p>
              </table:table-cell>
              <table:table-cell office:value-type="float" office:value="16.900096607211">
                <text:p>16.900096607211</text:p>
              </table:table-cell>
              <table:table-cell office:value-type="float" office:value="16.8958192692527">
                <text:p>16.8958192692527</text:p>
              </table:table-cell>
              <table:table-cell office:value-type="float" office:value="16.9031084569685">
                <text:p>16.9031084569685</text:p>
              </table:table-cell>
              <table:table-cell office:value-type="float" office:value="16.9274185095691">
                <text:p>16.9274185095691</text:p>
              </table:table-cell>
              <table:table-cell office:value-type="float" office:value="16.9782328912403">
                <text:p>16.9782328912403</text:p>
              </table:table-cell>
              <table:table-cell office:value-type="float" office:value="17.0757164916396">
                <text:p>17.0757164916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16.9571719184492">
                <text:p>16.9571719184492</text:p>
              </table:table-cell>
              <table:table-cell office:value-type="float" office:value="16.9363465897864">
                <text:p>16.9363465897864</text:p>
              </table:table-cell>
              <table:table-cell office:value-type="float" office:value="16.919210533961">
                <text:p>16.919210533961</text:p>
              </table:table-cell>
              <table:table-cell office:value-type="float" office:value="16.9075339602722">
                <text:p>16.9075339602722</text:p>
              </table:table-cell>
              <table:table-cell office:value-type="float" office:value="16.9037362817269">
                <text:p>16.9037362817269</text:p>
              </table:table-cell>
              <table:table-cell office:value-type="float" office:value="16.9112625437782">
                <text:p>16.9112625437782</text:p>
              </table:table-cell>
              <table:table-cell office:value-type="float" office:value="16.935400589677">
                <text:p>16.935400589677</text:p>
              </table:table-cell>
              <table:table-cell office:value-type="float" office:value="16.9853591512314">
                <text:p>16.9853591512314</text:p>
              </table:table-cell>
              <table:table-cell office:value-type="float" office:value="17.0807594976987">
                <text:p>17.0807594976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16.9625884667745">
                <text:p>16.9625884667745</text:p>
              </table:table-cell>
              <table:table-cell office:value-type="float" office:value="16.9424277688113">
                <text:p>16.9424277688113</text:p>
              </table:table-cell>
              <table:table-cell office:value-type="float" office:value="16.925939913198">
                <text:p>16.925939913198</text:p>
              </table:table-cell>
              <table:table-cell office:value-type="float" office:value="16.9148482849862">
                <text:p>16.9148482849862</text:p>
              </table:table-cell>
              <table:table-cell office:value-type="float" office:value="16.9115017741283">
                <text:p>16.9115017741283</text:p>
              </table:table-cell>
              <table:table-cell office:value-type="float" office:value="16.9192404335856">
                <text:p>16.9192404335856</text:p>
              </table:table-cell>
              <table:table-cell office:value-type="float" office:value="16.9431923387469">
                <text:p>16.9431923387469</text:p>
              </table:table-cell>
              <table:table-cell office:value-type="float" office:value="16.9923025267294">
                <text:p>16.9923025267294</text:p>
              </table:table-cell>
              <table:table-cell office:value-type="float" office:value="17.0856688304496">
                <text:p>17.0856688304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16.9679559399501">
                <text:p>16.9679559399501</text:p>
              </table:table-cell>
              <table:table-cell office:value-type="float" office:value="16.9484380837041">
                <text:p>16.9484380837041</text:p>
              </table:table-cell>
              <table:table-cell office:value-type="float" office:value="16.9325735033522">
                <text:p>16.9325735033522</text:p>
              </table:table-cell>
              <table:table-cell office:value-type="float" office:value="16.9220397867536">
                <text:p>16.9220397867536</text:p>
              </table:table-cell>
              <table:table-cell office:value-type="float" office:value="16.9191174794334">
                <text:p>16.9191174794334</text:p>
              </table:table-cell>
              <table:table-cell office:value-type="float" office:value="16.9270455314837">
                <text:p>16.9270455314837</text:p>
              </table:table-cell>
              <table:table-cell office:value-type="float" office:value="16.9507986500575">
                <text:p>16.9507986500575</text:p>
              </table:table-cell>
              <table:table-cell office:value-type="float" office:value="16.9990686211249">
                <text:p>16.9990686211249</text:p>
              </table:table-cell>
              <table:table-cell office:value-type="float" office:value="17.0904489749368">
                <text:p>17.0904489749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16.9732720476981">
                <text:p>16.9732720476981</text:p>
              </table:table-cell>
              <table:table-cell office:value-type="float" office:value="16.9543758557443">
                <text:p>16.9543758557443</text:p>
              </table:table-cell>
              <table:table-cell office:value-type="float" office:value="16.9391105155389">
                <text:p>16.9391105155389</text:p>
              </table:table-cell>
              <table:table-cell office:value-type="float" office:value="16.9291088664387">
                <text:p>16.9291088664387</text:p>
              </table:table-cell>
              <table:table-cell office:value-type="float" office:value="16.9265852493441">
                <text:p>16.9265852493441</text:p>
              </table:table-cell>
              <table:table-cell office:value-type="float" office:value="16.9346812548745">
                <text:p>16.9346812548745</text:p>
              </table:table-cell>
              <table:table-cell office:value-type="float" office:value="16.9582243095559">
                <text:p>16.9582243095559</text:p>
              </table:table-cell>
              <table:table-cell office:value-type="float" office:value="17.0056628366773">
                <text:p>17.0056628366773</text:p>
              </table:table-cell>
              <table:table-cell office:value-type="float" office:value="17.0951042197152">
                <text:p>17.0951042197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16.9785347432374">
                <text:p>16.9785347432374</text:p>
              </table:table-cell>
              <table:table-cell office:value-type="float" office:value="16.9602396465289">
                <text:p>16.9602396465289</text:p>
              </table:table-cell>
              <table:table-cell office:value-type="float" office:value="16.945550380603">
                <text:p>16.945550380603</text:p>
              </table:table-cell>
              <table:table-cell office:value-type="float" office:value="16.9360560997577">
                <text:p>16.9360560997577</text:p>
              </table:table-cell>
              <table:table-cell office:value-type="float" office:value="16.933907036768">
                <text:p>16.933907036768</text:p>
              </table:table-cell>
              <table:table-cell office:value-type="float" office:value="16.9421510225272">
                <text:p>16.9421510225272</text:p>
              </table:table-cell>
              <table:table-cell office:value-type="float" office:value="16.9654739944508">
                <text:p>16.9654739944508</text:p>
              </table:table-cell>
              <table:table-cell office:value-type="float" office:value="17.0120903827842">
                <text:p>17.0120903827842</text:p>
              </table:table-cell>
              <table:table-cell office:value-type="float" office:value="17.0996386688622">
                <text:p>17.0996386688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16.983742202462">
                <text:p>16.983742202462</text:p>
              </table:table-cell>
              <table:table-cell office:value-type="float" office:value="16.9660282357213">
                <text:p>16.9660282357213</text:p>
              </table:table-cell>
              <table:table-cell office:value-type="float" office:value="16.951892726069">
                <text:p>16.951892726069</text:p>
              </table:table-cell>
              <table:table-cell office:value-type="float" office:value="16.9428822149469">
                <text:p>16.9428822149469</text:p>
              </table:table-cell>
              <table:table-cell office:value-type="float" office:value="16.9410848766694">
                <text:p>16.9410848766694</text:p>
              </table:table-cell>
              <table:table-cell office:value-type="float" office:value="16.9494582416493">
                <text:p>16.9494582416493</text:p>
              </table:table-cell>
              <table:table-cell office:value-type="float" office:value="16.9725522689541">
                <text:p>16.9725522689541</text:p>
              </table:table-cell>
              <table:table-cell office:value-type="float" office:value="17.018356280201">
                <text:p>17.018356280201</text:p>
              </table:table-cell>
              <table:table-cell office:value-type="float" office:value="17.1040562488254">
                <text:p>17.1040562488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16.9888928163999">
                <text:p>16.9888928163999</text:p>
              </table:table-cell>
              <table:table-cell office:value-type="float" office:value="16.9717406109012">
                <text:p>16.9717406109012</text:p>
              </table:table-cell>
              <table:table-cell office:value-type="float" office:value="16.9581373645485">
                <text:p>16.9581373645485</text:p>
              </table:table-cell>
              <table:table-cell office:value-type="float" office:value="16.9495880815399">
                <text:p>16.9495880815399</text:p>
              </table:table-cell>
              <table:table-cell office:value-type="float" office:value="16.9481208777761">
                <text:p>16.9481208777761</text:p>
              </table:table-cell>
              <table:table-cell office:value-type="float" office:value="16.9566063054665">
                <text:p>16.9566063054665</text:p>
              </table:table-cell>
              <table:table-cell office:value-type="float" office:value="16.9794635900561">
                <text:p>16.9794635900561</text:p>
              </table:table-cell>
              <table:table-cell office:value-type="float" office:value="17.0244653749578">
                <text:p>17.0244653749578</text:p>
              </table:table-cell>
              <table:table-cell office:value-type="float" office:value="17.1083607257444">
                <text:p>17.1083607257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16.9939851654917">
                <text:p>16.9939851654917</text:p>
              </table:table-cell>
              <table:table-cell office:value-type="float" office:value="16.9773759417207">
                <text:p>16.9773759417207</text:p>
              </table:table-cell>
              <table:table-cell office:value-type="float" office:value="16.9642842680934">
                <text:p>16.9642842680934</text:p>
              </table:table-cell>
              <table:table-cell office:value-type="float" office:value="16.9561746860623">
                <text:p>16.9561746860623</text:p>
              </table:table-cell>
              <table:table-cell office:value-type="float" office:value="16.9550172015236">
                <text:p>16.9550172015236</text:p>
              </table:table-cell>
              <table:table-cell office:value-type="float" office:value="16.9635985776986">
                <text:p>16.9635985776986</text:p>
              </table:table-cell>
              <table:table-cell office:value-type="float" office:value="16.9862122991792">
                <text:p>16.9862122991792</text:p>
              </table:table-cell>
              <table:table-cell office:value-type="float" office:value="17.0304223365094">
                <text:p>17.0304223365094</text:p>
              </table:table-cell>
              <table:table-cell office:value-type="float" office:value="17.1125557045027">
                <text:p>17.1125557045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16.9990180108719">
                <text:p>16.9990180108719</text:p>
              </table:table-cell>
              <table:table-cell office:value-type="float" office:value="16.9829335693862">
                <text:p>16.9829335693862</text:p>
              </table:table-cell>
              <table:table-cell office:value-type="float" office:value="16.9703335568888">
                <text:p>16.9703335568888</text:p>
              </table:table-cell>
              <table:table-cell office:value-type="float" office:value="16.9626431214921">
                <text:p>16.9626431214921</text:p>
              </table:table-cell>
              <table:table-cell office:value-type="float" office:value="16.9617760544028">
                <text:p>16.9617760544028</text:p>
              </table:table-cell>
              <table:table-cell office:value-type="float" office:value="16.970438390118">
                <text:p>16.970438390118</text:p>
              </table:table-cell>
              <table:table-cell office:value-type="float" office:value="16.9928026266218">
                <text:p>16.9928026266218</text:p>
              </table:table-cell>
              <table:table-cell office:value-type="float" office:value="17.0362316686876">
                <text:p>17.0362316686876</text:p>
              </table:table-cell>
              <table:table-cell office:value-type="float" office:value="17.1166446419047">
                <text:p>17.1166446419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17.0039902769434">
                <text:p>17.0039902769434</text:p>
              </table:table-cell>
              <table:table-cell office:value-type="float" office:value="16.9884129887601">
                <text:p>16.9884129887601</text:p>
              </table:table-cell>
              <table:table-cell office:value-type="float" office:value="16.9762854814521">
                <text:p>16.9762854814521</text:p>
              </table:table-cell>
              <table:table-cell office:value-type="float" office:value="16.9689945707374">
                <text:p>16.9689945707374</text:p>
              </table:table-cell>
              <table:table-cell office:value-type="float" office:value="16.9683996744373">
                <text:p>16.9683996744373</text:p>
              </table:table-cell>
              <table:table-cell office:value-type="float" office:value="16.9771290339284">
                <text:p>16.9771290339284</text:p>
              </table:table-cell>
              <table:table-cell office:value-type="float" office:value="16.9992386890918">
                <text:p>16.9992386890918</text:p>
              </table:table-cell>
              <table:table-cell office:value-type="float" office:value="17.0418977126814">
                <text:p>17.0418977126814</text:p>
              </table:table-cell>
              <table:table-cell office:value-type="float" office:value="17.1206308505093">
                <text:p>17.120630850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17.0089010492373">
                <text:p>17.0089010492373</text:p>
              </table:table-cell>
              <table:table-cell office:value-type="float" office:value="16.9938138441595">
                <text:p>16.9938138441595</text:p>
              </table:table-cell>
              <table:table-cell office:value-type="float" office:value="16.9821404175682">
                <text:p>16.9821404175682</text:p>
              </table:table-cell>
              <table:table-cell office:value-type="float" office:value="16.9752303022636">
                <text:p>16.9752303022636</text:p>
              </table:table-cell>
              <table:table-cell office:value-type="float" office:value="16.9748903294287">
                <text:p>16.9748903294287</text:p>
              </table:table-cell>
              <table:table-cell office:value-type="float" office:value="16.9836737625973">
                <text:p>16.9836737625973</text:p>
              </table:table-cell>
              <table:table-cell office:value-type="float" office:value="17.0055244984548">
                <text:p>17.0055244984548</text:p>
              </table:table-cell>
              <table:table-cell office:value-type="float" office:value="17.0474246613214">
                <text:p>17.0474246613214</text:p>
              </table:table-cell>
              <table:table-cell office:value-type="float" office:value="17.1245175150824">
                <text:p>17.1245175150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17.0137495476555">
                <text:p>17.0137495476555</text:p>
              </table:table-cell>
              <table:table-cell office:value-type="float" office:value="16.9991359037858">
                <text:p>16.9991359037858</text:p>
              </table:table-cell>
              <table:table-cell office:value-type="float" office:value="16.9878988419387">
                <text:p>16.9878988419387</text:p>
              </table:table-cell>
              <table:table-cell office:value-type="float" office:value="16.9813516476445">
                <text:p>16.9813516476445</text:p>
              </table:table-cell>
              <table:table-cell office:value-type="float" office:value="16.9812502975646">
                <text:p>16.9812502975646</text:p>
              </table:table-cell>
              <table:table-cell office:value-type="float" office:value="16.9900757767984">
                <text:p>16.9900757767984</text:p>
              </table:table-cell>
              <table:table-cell office:value-type="float" office:value="17.0116639516662">
                <text:p>17.0116639516662</text:p>
              </table:table-cell>
              <table:table-cell office:value-type="float" office:value="17.0528165528885">
                <text:p>17.0528165528885</text:p>
              </table:table-cell>
              <table:table-cell office:value-type="float" office:value="17.1283076855006">
                <text:p>17.128307685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17.0185351294248">
                <text:p>17.0185351294248</text:p>
              </table:table-cell>
              <table:table-cell office:value-type="float" office:value="17.0043790604576">
                <text:p>17.0043790604576</text:p>
              </table:table-cell>
              <table:table-cell office:value-type="float" office:value="16.993561332005">
                <text:p>16.993561332005</text:p>
              </table:table-cell>
              <table:table-cell office:value-type="float" office:value="16.9873600019956">
                <text:p>16.9873600019956</text:p>
              </table:table-cell>
              <table:table-cell office:value-type="float" office:value="16.9874818702052">
                <text:p>16.9874818702052</text:p>
              </table:table-cell>
              <table:table-cell office:value-type="float" office:value="16.9963382312266">
                <text:p>16.9963382312266</text:p>
              </table:table-cell>
              <table:table-cell office:value-type="float" office:value="17.0176608426783">
                <text:p>17.0176608426783</text:p>
              </table:table-cell>
              <table:table-cell office:value-type="float" office:value="17.0580772877603">
                <text:p>17.0580772877603</text:p>
              </table:table-cell>
              <table:table-cell office:value-type="float" office:value="17.132004295515">
                <text:p>17.132004295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17.0232572703116">
                <text:p>17.0232572703116</text:p>
              </table:table-cell>
              <table:table-cell office:value-type="float" office:value="17.0095433134754">
                <text:p>17.0095433134754</text:p>
              </table:table-cell>
              <table:table-cell office:value-type="float" office:value="16.9991285487354">
                <text:p>16.9991285487354</text:p>
              </table:table-cell>
              <table:table-cell office:value-type="float" office:value="16.9932568084265">
                <text:p>16.9932568084265</text:p>
              </table:table-cell>
              <table:table-cell office:value-type="float" office:value="16.9935873390636">
                <text:p>16.9935873390636</text:p>
              </table:table-cell>
              <table:table-cell office:value-type="float" office:value="17.0024642255846">
                <text:p>17.0024642255846</text:p>
              </table:table-cell>
              <table:table-cell office:value-type="float" office:value="17.0235188577232">
                <text:p>17.0235188577232</text:p>
              </table:table-cell>
              <table:table-cell office:value-type="float" office:value="17.0632106270036">
                <text:p>17.0632106270036</text:p>
              </table:table-cell>
              <table:table-cell office:value-type="float" office:value="17.1356101607676">
                <text:p>17.1356101607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17.0279155622164">
                <text:p>17.0279155622164</text:p>
              </table:table-cell>
              <table:table-cell office:value-type="float" office:value="17.0146287650224">
                <text:p>17.0146287650224</text:p>
              </table:table-cell>
              <table:table-cell office:value-type="float" office:value="17.004601232791">
                <text:p>17.004601232791</text:p>
              </table:table-cell>
              <table:table-cell office:value-type="float" office:value="16.999043555146">
                <text:p>16.999043555146</text:p>
              </table:table-cell>
              <table:table-cell office:value-type="float" office:value="16.9995689955969">
                <text:p>16.9995689955969</text:p>
              </table:table-cell>
              <table:table-cell office:value-type="float" office:value="17.0084568075103">
                <text:p>17.0084568075103</text:p>
              </table:table-cell>
              <table:table-cell office:value-type="float" office:value="17.029241582462">
                <text:p>17.029241582462</text:p>
              </table:table-cell>
              <table:table-cell office:value-type="float" office:value="17.0682202031871">
                <text:p>17.0682202031871</text:p>
              </table:table-cell>
              <table:table-cell office:value-type="float" office:value="17.1391279906579">
                <text:p>17.1391279906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17.0325096958595">
                <text:p>17.0325096958595</text:p>
              </table:table-cell>
              <table:table-cell office:value-type="float" office:value="17.0196356036995">
                <text:p>17.0196356036995</text:p>
              </table:table-cell>
              <table:table-cell office:value-type="float" office:value="17.0099801891289">
                <text:p>17.0099801891289</text:p>
              </table:table-cell>
              <table:table-cell office:value-type="float" office:value="17.0047217617454">
                <text:p>17.0047217617454</text:p>
              </table:table-cell>
              <table:table-cell office:value-type="float" office:value="17.0054291198204">
                <text:p>17.0054291198204</text:p>
              </table:table-cell>
              <table:table-cell office:value-type="float" office:value="17.0143189647375">
                <text:p>17.0143189647375</text:p>
              </table:table-cell>
              <table:table-cell office:value-type="float" office:value="17.0348324977655">
                <text:p>17.0348324977655</text:p>
              </table:table-cell>
              <table:table-cell office:value-type="float" office:value="17.0731095187814">
                <text:p>17.0731095187814</text:p>
              </table:table-cell>
              <table:table-cell office:value-type="float" office:value="17.1425603858797">
                <text:p>17.1425603858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17.0370394581135">
                <text:p>17.0370394581135</text:p>
              </table:table-cell>
              <table:table-cell office:value-type="float" office:value="17.0245641010202">
                <text:p>17.0245641010202</text:p>
              </table:table-cell>
              <table:table-cell office:value-type="float" office:value="17.0152662834942">
                <text:p>17.0152662834942</text:p>
              </table:table-cell>
              <table:table-cell office:value-type="float" office:value="17.0102929766915">
                <text:p>17.0102929766915</text:p>
              </table:table-cell>
              <table:table-cell office:value-type="float" office:value="17.0111699799145">
                <text:p>17.0111699799145</text:p>
              </table:table-cell>
              <table:table-cell office:value-type="float" office:value="17.0200536278022">
                <text:p>17.0200536278022</text:p>
              </table:table-cell>
              <table:table-cell office:value-type="float" office:value="17.0402949859874">
                <text:p>17.0402949859874</text:p>
              </table:table-cell>
              <table:table-cell office:value-type="float" office:value="17.0778819554052">
                <text:p>17.0778819554052</text:p>
              </table:table-cell>
              <table:table-cell office:value-type="float" office:value="17.1459098483142">
                <text:p>17.1459098483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17.0415047277357">
                <text:p>17.0415047277357</text:p>
              </table:table-cell>
              <table:table-cell office:value-type="float" office:value="17.0294146066234">
                <text:p>17.0294146066234</text:p>
              </table:table-cell>
              <table:table-cell office:value-type="float" office:value="17.0204604378298">
                <text:p>17.0204604378298</text:p>
              </table:table-cell>
              <table:table-cell office:value-type="float" office:value="17.0157587738136">
                <text:p>17.0157587738136</text:p>
              </table:table-cell>
              <table:table-cell office:value-type="float" office:value="17.0167938307624">
                <text:p>17.0167938307624</text:p>
              </table:table-cell>
              <table:table-cell office:value-type="float" office:value="17.0256636714787">
                <text:p>17.0256636714787</text:p>
              </table:table-cell>
              <table:table-cell office:value-type="float" office:value="17.0456323356534">
                <text:p>17.0456323356534</text:p>
              </table:table-cell>
              <table:table-cell office:value-type="float" office:value="17.0825407811241">
                <text:p>17.0825407811241</text:p>
              </table:table-cell>
              <table:table-cell office:value-type="float" office:value="17.1491787886606">
                <text:p>17.1491787886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17.0459054599839">
                <text:p>17.0459054599839</text:p>
              </table:table-cell>
              <table:table-cell office:value-type="float" office:value="17.0341875339411">
                <text:p>17.0341875339411</text:p>
              </table:table-cell>
              <table:table-cell office:value-type="float" office:value="17.0255636171354">
                <text:p>17.0255636171354</text:p>
              </table:table-cell>
              <table:table-cell office:value-type="float" office:value="17.0211207407989">
                <text:p>17.0211207407989</text:p>
              </table:table-cell>
              <table:table-cell office:value-type="float" office:value="17.022302904678">
                <text:p>17.022302904678</text:p>
              </table:table-cell>
              <table:table-cell office:value-type="float" office:value="17.0311519082569">
                <text:p>17.0311519082569</text:p>
              </table:table-cell>
              <table:table-cell office:value-type="float" office:value="17.0508477377369">
                <text:p>17.0508477377369</text:p>
              </table:table-cell>
              <table:table-cell office:value-type="float" office:value="17.0870891485561">
                <text:p>17.0870891485561</text:p>
              </table:table-cell>
              <table:table-cell office:value-type="float" office:value="17.1523695234072">
                <text:p>17.1523695234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17.050241686934">
                <text:p>17.050241686934</text:p>
              </table:table-cell>
              <table:table-cell office:value-type="float" office:value="17.0388833596557">
                <text:p>17.0388833596557</text:p>
              </table:table-cell>
              <table:table-cell office:value-type="float" office:value="17.0305768288916">
                <text:p>17.0305768288916</text:p>
              </table:table-cell>
              <table:table-cell office:value-type="float" office:value="17.0263804794747">
                <text:p>17.0263804794747</text:p>
              </table:table-cell>
              <table:table-cell office:value-type="float" office:value="17.0276994134601">
                <text:p>17.0276994134601</text:p>
              </table:table-cell>
              <table:table-cell office:value-type="float" office:value="17.0365210929204">
                <text:p>17.0365210929204</text:p>
              </table:table-cell>
              <table:table-cell office:value-type="float" office:value="17.0559442930675">
                <text:p>17.0559442930675</text:p>
              </table:table-cell>
              <table:table-cell office:value-type="float" office:value="17.0915301046019">
                <text:p>17.0915301046019</text:p>
              </table:table-cell>
              <table:table-cell office:value-type="float" office:value="17.1554842851697">
                <text:p>17.1554842851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17.0545135097396">
                <text:p>17.0545135097396</text:p>
              </table:table-cell>
              <table:table-cell office:value-type="float" office:value="17.0435026162405">
                <text:p>17.0435026162405</text:p>
              </table:table-cell>
              <table:table-cell office:value-type="float" office:value="17.0355011162826">
                <text:p>17.0355011162826</text:p>
              </table:table-cell>
              <table:table-cell office:value-type="float" office:value="17.031539600281">
                <text:p>17.031539600281</text:p>
              </table:table-cell>
              <table:table-cell office:value-type="float" office:value="17.0329855447443">
                <text:p>17.0329855447443</text:p>
              </table:table-cell>
              <table:table-cell office:value-type="float" office:value="17.0417739212813">
                <text:p>17.0417739212813</text:p>
              </table:table-cell>
              <table:table-cell office:value-type="float" office:value="17.0609250135361">
                <text:p>17.0609250135361</text:p>
              </table:table-cell>
              <table:table-cell office:value-type="float" office:value="17.0958665933831">
                <text:p>17.0958665933831</text:p>
              </table:table-cell>
              <table:table-cell office:value-type="float" office:value="17.1585252251792">
                <text:p>17.1585252251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17.0587210911366">
                <text:p>17.0587210911366</text:p>
              </table:table-cell>
              <table:table-cell office:value-type="float" office:value="17.0480458848177">
                <text:p>17.0480458848177</text:p>
              </table:table-cell>
              <table:table-cell office:value-type="float" office:value="17.0403375517742">
                <text:p>17.0403375517742</text:p>
              </table:table-cell>
              <table:table-cell office:value-type="float" office:value="17.0365997170806">
                <text:p>17.0365997170806</text:p>
              </table:table-cell>
              <table:table-cell office:value-type="float" office:value="17.0381634586078">
                <text:p>17.0381634586078</text:p>
              </table:table-cell>
              <table:table-cell office:value-type="float" office:value="17.0469130290194">
                <text:p>17.0469130290194</text:p>
              </table:table-cell>
              <table:table-cell office:value-type="float" office:value="17.065792823206">
                <text:p>17.065792823206</text:p>
              </table:table-cell>
              <table:table-cell office:value-type="float" office:value="17.1001014589005">
                <text:p>17.1001014589005</text:p>
              </table:table-cell>
              <table:table-cell office:value-type="float" office:value="17.1614944154145">
                <text:p>17.161494415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17.0628646505836">
                <text:p>17.0628646505836</text:p>
              </table:table-cell>
              <table:table-cell office:value-type="float" office:value="17.0525137903953">
                <text:p>17.0525137903953</text:p>
              </table:table-cell>
              <table:table-cell office:value-type="float" office:value="17.0450872328911">
                <text:p>17.0450872328911</text:p>
              </table:table-cell>
              <table:table-cell office:value-type="float" office:value="17.0415624440243">
                <text:p>17.0415624440243</text:p>
              </table:table-cell>
              <table:table-cell office:value-type="float" office:value="17.0432352860883">
                <text:p>17.0432352860883</text:p>
              </table:table-cell>
              <table:table-cell office:value-type="float" office:value="17.0519409922788">
                <text:p>17.0519409922788</text:p>
              </table:table-cell>
              <table:table-cell office:value-type="float" office:value="17.0705505610413">
                <text:p>17.0705505610413</text:p>
              </table:table-cell>
              <table:table-cell office:value-type="float" office:value="17.1042374492572">
                <text:p>17.1042374492572</text:p>
              </table:table-cell>
              <table:table-cell office:value-type="float" office:value="17.164393852532">
                <text:p>17.16439385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17.0669444578476">
                <text:p>17.0669444578476</text:p>
              </table:table-cell>
              <table:table-cell office:value-type="float" office:value="17.0569069958375">
                <text:p>17.0569069958375</text:p>
              </table:table-cell>
              <table:table-cell office:value-type="float" office:value="17.0497512769014">
                <text:p>17.0497512769014</text:p>
              </table:table-cell>
              <table:table-cell office:value-type="float" office:value="17.0464293913891">
                <text:p>17.0464293913891</text:p>
              </table:table-cell>
              <table:table-cell office:value-type="float" office:value="17.0482031266388">
                <text:p>17.0482031266388</text:p>
              </table:table-cell>
              <table:table-cell office:value-type="float" office:value="17.0568603270769">
                <text:p>17.0568603270769</text:p>
              </table:table-cell>
              <table:table-cell office:value-type="float" office:value="17.0752009822505">
                <text:p>17.0752009822505</text:p>
              </table:table-cell>
              <table:table-cell office:value-type="float" office:value="17.1082772192619">
                <text:p>17.1082772192619</text:p>
              </table:table-cell>
              <table:table-cell office:value-type="float" office:value="17.1672254599083">
                <text:p>17.1672254599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17.0709608349818">
                <text:p>17.0709608349818</text:p>
              </table:table-cell>
              <table:table-cell office:value-type="float" office:value="17.0612262031568">
                <text:p>17.0612262031568</text:p>
              </table:table-cell>
              <table:table-cell office:value-type="float" office:value="17.0543308221215">
                <text:p>17.0543308221215</text:p>
              </table:table-cell>
              <table:table-cell office:value-type="float" office:value="17.0512021675756">
                <text:p>17.0512021675756</text:p>
              </table:table-cell>
              <table:table-cell office:value-type="float" office:value="17.0530690514489">
                <text:p>17.0530690514489</text:p>
              </table:table-cell>
              <table:table-cell office:value-type="float" office:value="17.0616734944098">
                <text:p>17.0616734944098</text:p>
              </table:table-cell>
              <table:table-cell office:value-type="float" office:value="17.0797467653076">
                <text:p>17.0797467653076</text:p>
              </table:table-cell>
              <table:table-cell office:value-type="float" office:value="17.1122233389669">
                <text:p>17.1122233389669</text:p>
              </table:table-cell>
              <table:table-cell office:value-type="float" office:value="17.169991096605">
                <text:p>17.169991096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17.0749141451951">
                <text:p>17.0749141451951</text:p>
              </table:table-cell>
              <table:table-cell office:value-type="float" office:value="17.0654721435354">
                <text:p>17.0654721435354</text:p>
              </table:table-cell>
              <table:table-cell office:value-type="float" office:value="17.0588270191105">
                <text:p>17.0588270191105</text:p>
              </table:table-cell>
              <table:table-cell office:value-type="float" office:value="17.0558823716652">
                <text:p>17.0558823716652</text:p>
              </table:table-cell>
              <table:table-cell office:value-type="float" office:value="17.0578350975974">
                <text:p>17.0578350975974</text:p>
              </table:table-cell>
              <table:table-cell office:value-type="float" office:value="17.0663828961377">
                <text:p>17.0663828961377</text:p>
              </table:table-cell>
              <table:table-cell office:value-type="float" office:value="17.0841905093913">
                <text:p>17.0841905093913</text:p>
              </table:table-cell>
              <table:table-cell office:value-type="float" office:value="17.1160782918659">
                <text:p>17.1160782918659</text:p>
              </table:table-cell>
              <table:table-cell office:value-type="float" office:value="17.1726925543004">
                <text:p>17.1726925543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17.0788047943203">
                <text:p>17.0788047943203</text:p>
              </table:table-cell>
              <table:table-cell office:value-type="float" office:value="17.0696455782919">
                <text:p>17.0696455782919</text:p>
              </table:table-cell>
              <table:table-cell office:value-type="float" office:value="17.0632410317386">
                <text:p>17.0632410317386</text:p>
              </table:table-cell>
              <table:table-cell office:value-type="float" office:value="17.0604715951647">
                <text:p>17.0604715951647</text:p>
              </table:table-cell>
              <table:table-cell office:value-type="float" office:value="17.0625032709948">
                <text:p>17.0625032709948</text:p>
              </table:table-cell>
              <table:table-cell office:value-type="float" office:value="17.0709908794874">
                <text:p>17.0709908794874</text:p>
              </table:table-cell>
              <table:table-cell office:value-type="float" office:value="17.0885347405163">
                <text:p>17.0885347405163</text:p>
              </table:table-cell>
              <table:table-cell office:value-type="float" office:value="17.1198444822677">
                <text:p>17.1198444822677</text:p>
              </table:table-cell>
              <table:table-cell office:value-type="float" office:value="17.1753315649242">
                <text:p>17.1753315649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17.0826332169667">
                <text:p>17.0826332169667</text:p>
              </table:table-cell>
              <table:table-cell office:value-type="float" office:value="17.0737472866964">
                <text:p>17.0737472866964</text:p>
              </table:table-cell>
              <table:table-cell office:value-type="float" office:value="17.0675740264744">
                <text:p>17.0675740264744</text:p>
              </table:table-cell>
              <table:table-cell office:value-type="float" office:value="17.0649714127745">
                <text:p>17.0649714127745</text:p>
              </table:table-cell>
              <table:table-cell office:value-type="float" office:value="17.0670755386998">
                <text:p>17.0670755386998</text:p>
              </table:table-cell>
              <table:table-cell office:value-type="float" office:value="17.0754997309103">
                <text:p>17.0754997309103</text:p>
              </table:table-cell>
              <table:table-cell office:value-type="float" office:value="17.0927819066483">
                <text:p>17.0927819066483</text:p>
              </table:table-cell>
              <table:table-cell office:value-type="float" office:value="17.1235242308053">
                <text:p>17.1235242308053</text:p>
              </table:table-cell>
              <table:table-cell office:value-type="float" office:value="17.1779097944313">
                <text:p>17.1779097944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17.0863998868304">
                <text:p>17.0863998868304</text:p>
              </table:table-cell>
              <table:table-cell office:value-type="float" office:value="17.077778074648">
                <text:p>17.077778074648</text:p>
              </table:table-cell>
              <table:table-cell office:value-type="float" office:value="17.0718271804044">
                <text:p>17.0718271804044</text:p>
              </table:table-cell>
              <table:table-cell office:value-type="float" office:value="17.0693833905595">
                <text:p>17.0693833905595</text:p>
              </table:table-cell>
              <table:table-cell office:value-type="float" office:value="17.0715538379186">
                <text:p>17.0715538379186</text:p>
              </table:table-cell>
              <table:table-cell office:value-type="float" office:value="17.0799116863937">
                <text:p>17.0799116863937</text:p>
              </table:table-cell>
              <table:table-cell office:value-type="float" office:value="17.0969343895518">
                <text:p>17.0969343895518</text:p>
              </table:table-cell>
              <table:table-cell office:value-type="float" office:value="17.1271197877473">
                <text:p>17.1271197877473</text:p>
              </table:table-cell>
              <table:table-cell office:value-type="float" office:value="17.1804288574311">
                <text:p>17.1804288574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17.0901053046131">
                <text:p>17.0901053046131</text:p>
              </table:table-cell>
              <table:table-cell office:value-type="float" office:value="17.0817387640986">
                <text:p>17.0817387640986</text:p>
              </table:table-cell>
              <table:table-cell office:value-type="float" office:value="17.0760016720001">
                <text:p>17.0760016720001</text:p>
              </table:table-cell>
              <table:table-cell office:value-type="float" office:value="17.0737090780558">
                <text:p>17.0737090780558</text:p>
              </table:table-cell>
              <table:table-cell office:value-type="float" office:value="17.0759400694926">
                <text:p>17.0759400694926</text:p>
              </table:table-cell>
              <table:table-cell office:value-type="float" office:value="17.0842289262961">
                <text:p>17.0842289262961</text:p>
              </table:table-cell>
              <table:table-cell office:value-type="float" office:value="17.1009945006949">
                <text:p>17.1009945006949</text:p>
              </table:table-cell>
              <table:table-cell office:value-type="float" office:value="17.1306333291938">
                <text:p>17.1306333291938</text:p>
              </table:table-cell>
              <table:table-cell office:value-type="float" office:value="17.1828903117998">
                <text:p>17.1828903117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17.0937499965663">
                <text:p>17.0937499965663</text:p>
              </table:table-cell>
              <table:table-cell office:value-type="float" office:value="17.0856301916769">
                <text:p>17.0856301916769</text:p>
              </table:table-cell>
              <table:table-cell office:value-type="float" office:value="17.0800986801508">
                <text:p>17.0800986801508</text:p>
              </table:table-cell>
              <table:table-cell office:value-type="float" office:value="17.0779500080492">
                <text:p>17.0779500080492</text:p>
              </table:table-cell>
              <table:table-cell office:value-type="float" office:value="17.0802360987142">
                <text:p>17.0802360987142</text:p>
              </table:table-cell>
              <table:table-cell office:value-type="float" office:value="17.0884535773698">
                <text:p>17.0884535773698</text:p>
              </table:table-cell>
              <table:table-cell office:value-type="float" office:value="17.1049644844177">
                <text:p>17.1049644844177</text:p>
              </table:table-cell>
              <table:table-cell office:value-type="float" office:value="17.1340669609672">
                <text:p>17.1340669609672</text:p>
              </table:table-cell>
              <table:table-cell office:value-type="float" office:value="17.1852956623155">
                <text:p>17.1852956623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17.0973345130376">
                <text:p>17.0973345130376</text:p>
              </table:table-cell>
              <table:table-cell office:value-type="float" office:value="17.0894532073381">
                <text:p>17.0894532073381</text:p>
              </table:table-cell>
              <table:table-cell office:value-type="float" office:value="17.0841193832266">
                <text:p>17.0841193832266</text:p>
              </table:table-cell>
              <table:table-cell office:value-type="float" office:value="17.0821076963561">
                <text:p>17.0821076963561</text:p>
              </table:table-cell>
              <table:table-cell office:value-type="float" office:value="17.0844437560893">
                <text:p>17.0844437560893</text:p>
              </table:table-cell>
              <table:table-cell office:value-type="float" office:value="17.0925877146508">
                <text:p>17.0925877146508</text:p>
              </table:table-cell>
              <table:table-cell office:value-type="float" office:value="17.1088465208803">
                <text:p>17.1088465208803</text:p>
              </table:table-cell>
              <table:table-cell office:value-type="float" office:value="17.1374227222096">
                <text:p>17.1374227222096</text:p>
              </table:table-cell>
              <table:table-cell office:value-type="float" office:value="17.1876463639796">
                <text:p>17.187646363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17.1008594275034">
                <text:p>17.1008594275034</text:p>
              </table:table-cell>
              <table:table-cell office:value-type="float" office:value="17.0932086734561">
                <text:p>17.0932086734561</text:p>
              </table:table-cell>
              <table:table-cell office:value-type="float" office:value="17.0880649585375">
                <text:p>17.0880649585375</text:p>
              </table:table-cell>
              <table:table-cell office:value-type="float" office:value="17.0861836419487">
                <text:p>17.0861836419487</text:p>
              </table:table-cell>
              <table:table-cell office:value-type="float" office:value="17.0885648383785">
                <text:p>17.0885648383785</text:p>
              </table:table-cell>
              <table:table-cell office:value-type="float" office:value="17.0966333635512">
                <text:p>17.0966333635512</text:p>
              </table:table-cell>
              <table:table-cell office:value-type="float" office:value="17.1126427291388">
                <text:p>17.1126427291388</text:p>
              </table:table-cell>
              <table:table-cell office:value-type="float" office:value="17.1407025890662">
                <text:p>17.1407025890662</text:p>
              </table:table-cell>
              <table:table-cell office:value-type="float" office:value="17.189943825472">
                <text:p>17.189943825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17.1043253268538">
                <text:p>17.1043253268538</text:p>
              </table:table-cell>
              <table:table-cell office:value-type="float" office:value="17.0968974564565">
                <text:p>17.0968974564565</text:p>
              </table:table-cell>
              <table:table-cell office:value-type="float" office:value="17.0919365751508">
                <text:p>17.0919365751508</text:p>
              </table:table-cell>
              <table:table-cell office:value-type="float" office:value="17.0901793209139">
                <text:p>17.0901793209139</text:p>
              </table:table-cell>
              <table:table-cell office:value-type="float" office:value="17.092601103681">
                <text:p>17.092601103681</text:p>
              </table:table-cell>
              <table:table-cell office:value-type="float" office:value="17.1005924959864">
                <text:p>17.1005924959864</text:p>
              </table:table-cell>
              <table:table-cell office:value-type="float" office:value="17.116355164044">
                <text:p>17.116355164044</text:p>
              </table:table-cell>
              <table:table-cell office:value-type="float" office:value="17.1439084716953">
                <text:p>17.1439084716953</text:p>
              </table:table-cell>
              <table:table-cell office:value-type="float" office:value="17.1921894047429">
                <text:p>17.1921894047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17.1077328177045">
                <text:p>17.1077328177045</text:p>
              </table:table-cell>
              <table:table-cell office:value-type="float" office:value="17.1005204321986">
                <text:p>17.1005204321986</text:p>
              </table:table-cell>
              <table:table-cell office:value-type="float" office:value="17.0957353989758">
                <text:p>17.0957353989758</text:p>
              </table:table-cell>
              <table:table-cell office:value-type="float" office:value="17.0940961917498">
                <text:p>17.0940961917498</text:p>
              </table:table-cell>
              <table:table-cell office:value-type="float" office:value="17.0965542773439">
                <text:p>17.0965542773439</text:p>
              </table:table-cell>
              <table:table-cell office:value-type="float" office:value="17.1044670371576">
                <text:p>17.1044670371576</text:p>
              </table:table-cell>
              <table:table-cell office:value-type="float" office:value="17.1199858239787">
                <text:p>17.1199858239787</text:p>
              </table:table-cell>
              <table:table-cell office:value-type="float" office:value="17.1470422228543">
                <text:p>17.1470422228543</text:p>
              </table:table-cell>
              <table:table-cell office:value-type="float" office:value="17.1943844182977">
                <text:p>17.1943844182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17.1110825207627">
                <text:p>17.1110825207627</text:p>
              </table:table-cell>
              <table:table-cell office:value-type="float" office:value="17.1040784811451">
                <text:p>17.1040784811451</text:p>
              </table:table-cell>
              <table:table-cell office:value-type="float" office:value="17.0994625887386">
                <text:p>17.0994625887386</text:p>
              </table:table-cell>
              <table:table-cell office:value-type="float" office:value="17.0979356922049">
                <text:p>17.0979356922049</text:p>
              </table:table-cell>
              <table:table-cell office:value-type="float" office:value="17.1004260497192">
                <text:p>17.1004260497192</text:p>
              </table:table-cell>
              <table:table-cell office:value-type="float" office:value="17.1082588642024">
                <text:p>17.1082588642024</text:p>
              </table:table-cell>
              <table:table-cell office:value-type="float" office:value="17.1235366502115">
                <text:p>17.1235366502115</text:p>
              </table:table-cell>
              <table:table-cell office:value-type="float" office:value="17.1501056374599">
                <text:p>17.1501056374599</text:p>
              </table:table-cell>
              <table:table-cell office:value-type="float" office:value="17.1965301398551">
                <text:p>17.1965301398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17.114375069925">
                <text:p>17.114375069925</text:p>
              </table:table-cell>
              <table:table-cell office:value-type="float" office:value="17.107572487602">
                <text:p>17.107572487602</text:p>
              </table:table-cell>
              <table:table-cell office:value-type="float" office:value="17.1031192955899">
                <text:p>17.1031192955899</text:p>
              </table:table-cell>
              <table:table-cell office:value-type="float" office:value="17.1016992394619">
                <text:p>17.1016992394619</text:p>
              </table:table-cell>
              <table:table-cell office:value-type="float" office:value="17.1042180770859">
                <text:p>17.1042180770859</text:p>
              </table:table-cell>
              <table:table-cell office:value-type="float" office:value="17.1119698079242">
                <text:p>17.1119698079242</text:p>
              </table:table-cell>
              <table:table-cell office:value-type="float" office:value="17.1270095293443">
                <text:p>17.1270095293443</text:p>
              </table:table-cell>
              <table:table-cell office:value-type="float" office:value="17.1531004554307">
                <text:p>17.1531004554307</text:p>
              </table:table-cell>
              <table:table-cell office:value-type="float" office:value="17.1986278029043">
                <text:p>17.1986278029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17.1176111082105">
                <text:p>17.1176111082105</text:p>
              </table:table-cell>
              <table:table-cell office:value-type="float" office:value="17.1110033362788">
                <text:p>17.1110033362788</text:p>
              </table:table-cell>
              <table:table-cell office:value-type="float" office:value="17.1067066603299">
                <text:p>17.1067066603299</text:p>
              </table:table-cell>
              <table:table-cell office:value-type="float" office:value="17.1053882281025">
                <text:p>17.1053882281025</text:p>
              </table:table-cell>
              <table:table-cell office:value-type="float" office:value="17.1079319804115">
                <text:p>17.1079319804115</text:p>
              </table:table-cell>
              <table:table-cell office:value-type="float" office:value="17.1156016523344">
                <text:p>17.1156016523344</text:p>
              </table:table-cell>
              <table:table-cell office:value-type="float" office:value="17.1304062934698">
                <text:p>17.1304062934698</text:p>
              </table:table-cell>
              <table:table-cell office:value-type="float" office:value="17.1560283620373">
                <text:p>17.1560283620373</text:p>
              </table:table-cell>
              <table:table-cell office:value-type="float" office:value="17.2006786003256">
                <text:p>17.2006786003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17.1207912852648">
                <text:p>17.1207912852648</text:p>
              </table:table-cell>
              <table:table-cell office:value-type="float" office:value="17.1143719102097">
                <text:p>17.1143719102097</text:p>
              </table:table-cell>
              <table:table-cell office:value-type="float" office:value="17.1102258118501">
                <text:p>17.1102258118501</text:p>
              </table:table-cell>
              <table:table-cell office:value-type="float" office:value="17.1090040291815">
                <text:p>17.1090040291815</text:p>
              </table:table-cell>
              <table:table-cell office:value-type="float" office:value="17.1115693451423">
                <text:p>17.1115693451423</text:p>
              </table:table-cell>
              <table:table-cell office:value-type="float" office:value="17.1191561351643">
                <text:p>17.1191561351643</text:p>
              </table:table-cell>
              <table:table-cell office:value-type="float" office:value="17.1337287212727">
                <text:p>17.1337287212727</text:p>
              </table:table-cell>
              <table:table-cell office:value-type="float" office:value="17.1588909892349">
                <text:p>17.1588909892349</text:p>
              </table:table-cell>
              <table:table-cell office:value-type="float" office:value="17.2026836851929">
                <text:p>17.2026836851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17.12391626475">
                <text:p>17.12391626475</text:p>
              </table:table-cell>
              <table:table-cell office:value-type="float" office:value="17.117679097093">
                <text:p>17.117679097093</text:p>
              </table:table-cell>
              <table:table-cell office:value-type="float" office:value="17.1136778730326">
                <text:p>17.1136778730326</text:p>
              </table:table-cell>
              <table:table-cell office:value-type="float" office:value="17.1125479961489">
                <text:p>17.1125479961489</text:p>
              </table:table-cell>
              <table:table-cell office:value-type="float" office:value="17.1151317274981">
                <text:p>17.1151317274981</text:p>
              </table:table-cell>
              <table:table-cell office:value-type="float" office:value="17.1226349547582">
                <text:p>17.1226349547582</text:p>
              </table:table-cell>
              <table:table-cell office:value-type="float" office:value="17.1369785456201">
                <text:p>17.1369785456201</text:p>
              </table:table-cell>
              <table:table-cell office:value-type="float" office:value="17.161689923951">
                <text:p>17.161689923951</text:p>
              </table:table-cell>
              <table:table-cell office:value-type="float" office:value="17.204644179899">
                <text:p>17.204644179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17.1269867099492">
                <text:p>17.1269867099492</text:p>
              </table:table-cell>
              <table:table-cell office:value-type="float" office:value="17.1209257771063">
                <text:p>17.1209257771063</text:p>
              </table:table-cell>
              <table:table-cell office:value-type="float" office:value="17.1170639502185">
                <text:p>17.1170639502185</text:p>
              </table:table-cell>
              <table:table-cell office:value-type="float" office:value="17.1160214556143">
                <text:p>17.1160214556143</text:p>
              </table:table-cell>
              <table:table-cell office:value-type="float" office:value="17.1186206462519">
                <text:p>17.1186206462519</text:p>
              </table:table-cell>
              <table:table-cell office:value-type="float" office:value="17.1260397625828">
                <text:p>17.1260397625828</text:p>
              </table:table-cell>
              <table:table-cell office:value-type="float" office:value="17.1401574463852">
                <text:p>17.1401574463852</text:p>
              </table:table-cell>
              <table:table-cell office:value-type="float" office:value="17.164426700473">
                <text:p>17.164426700473</text:p>
              </table:table-cell>
              <table:table-cell office:value-type="float" office:value="17.2065611663562">
                <text:p>17.20656116635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17.1300032910065">
                <text:p>17.1300032910065</text:p>
              </table:table-cell>
              <table:table-cell office:value-type="float" office:value="17.1241128291446">
                <text:p>17.1241128291446</text:p>
              </table:table-cell>
              <table:table-cell office:value-type="float" office:value="17.1203851390153">
                <text:p>17.1203851390153</text:p>
              </table:table-cell>
              <table:table-cell office:value-type="float" office:value="17.1194257131517">
                <text:p>17.1194257131517</text:p>
              </table:table-cell>
              <table:table-cell office:value-type="float" office:value="17.1220375888511">
                <text:p>17.1220375888511</text:p>
              </table:table-cell>
              <table:table-cell office:value-type="float" office:value="17.1293721698674">
                <text:p>17.1293721698674</text:p>
              </table:table-cell>
              <table:table-cell office:value-type="float" office:value="17.1432670577009">
                <text:p>17.1432670577009</text:p>
              </table:table-cell>
              <table:table-cell office:value-type="float" office:value="17.1671028083281">
                <text:p>17.1671028083281</text:p>
              </table:table-cell>
              <table:table-cell office:value-type="float" office:value="17.2084356946776">
                <text:p>17.2084356946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17.1329666839657">
                <text:p>17.1329666839657</text:p>
              </table:table-cell>
              <table:table-cell office:value-type="float" office:value="17.1272411300758">
                <text:p>17.1272411300758</text:p>
              </table:table-cell>
              <table:table-cell office:value-type="float" office:value="17.1236425238985">
                <text:p>17.1236425238985</text:p>
              </table:table-cell>
              <table:table-cell office:value-type="float" office:value="17.1227620533607">
                <text:p>17.1227620533607</text:p>
              </table:table-cell>
              <table:table-cell office:value-type="float" office:value="17.1253840120156">
                <text:p>17.1253840120156</text:p>
              </table:table-cell>
              <table:table-cell office:value-type="float" office:value="17.1326337487492">
                <text:p>17.1326337487492</text:p>
              </table:table-cell>
              <table:table-cell office:value-type="float" office:value="17.1463089695513">
                <text:p>17.1463089695513</text:p>
              </table:table-cell>
              <table:table-cell office:value-type="float" office:value="17.1697196940639">
                <text:p>17.1697196940639</text:p>
              </table:table-cell>
              <table:table-cell office:value-type="float" office:value="17.2102687846321">
                <text:p>17.2102687846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17.1358775621087">
                <text:p>17.1358775621087</text:p>
              </table:table-cell>
              <table:table-cell office:value-type="float" office:value="17.1303115474863">
                <text:p>17.1303115474863</text:p>
              </table:table-cell>
              <table:table-cell office:value-type="float" office:value="17.1268371720615">
                <text:p>17.1268371720615</text:p>
              </table:table-cell>
              <table:table-cell office:value-type="float" office:value="17.1260317346308">
                <text:p>17.1260317346308</text:p>
              </table:table-cell>
              <table:table-cell office:value-type="float" office:value="17.1286613372617">
                <text:p>17.1286613372617</text:p>
              </table:table-cell>
              <table:table-cell office:value-type="float" office:value="17.1358260283768">
                <text:p>17.1358260283768</text:p>
              </table:table-cell>
              <table:table-cell office:value-type="float" office:value="17.1492847241718">
                <text:p>17.1492847241718</text:p>
              </table:table-cell>
              <table:table-cell office:value-type="float" office:value="17.1722787574148">
                <text:p>17.1722787574148</text:p>
              </table:table-cell>
              <table:table-cell office:value-type="float" office:value="17.21206142038">
                <text:p>17.21206142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17.1387366060368">
                <text:p>17.1387366060368</text:p>
              </table:table-cell>
              <table:table-cell office:value-type="float" office:value="17.1333249483204">
                <text:p>17.1333249483204</text:p>
              </table:table-cell>
              <table:table-cell office:value-type="float" office:value="17.1299701413092">
                <text:p>17.1299701413092</text:p>
              </table:table-cell>
              <table:table-cell office:value-type="float" office:value="17.1292359967957">
                <text:p>17.1292359967957</text:p>
              </table:table-cell>
              <table:table-cell office:value-type="float" office:value="17.1318709586896">
                <text:p>17.1318709586896</text:p>
              </table:table-cell>
              <table:table-cell office:value-type="float" office:value="17.1389505030859">
                <text:p>17.1389505030859</text:p>
              </table:table-cell>
              <table:table-cell office:value-type="float" office:value="17.1521958247765">
                <text:p>17.1521958247765</text:p>
              </table:table-cell>
              <table:table-cell office:value-type="float" office:value="17.1747813607356">
                <text:p>17.1747813607356</text:p>
              </table:table-cell>
              <table:table-cell office:value-type="float" office:value="17.2138145611323">
                <text:p>17.2138145611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17.1415444945528">
                <text:p>17.1415444945528</text:p>
              </table:table-cell>
              <table:table-cell office:value-type="float" office:value="17.1362821912513">
                <text:p>17.1362821912513</text:p>
              </table:table-cell>
              <table:table-cell office:value-type="float" office:value="17.1330424735685">
                <text:p>17.1330424735685</text:p>
              </table:table-cell>
              <table:table-cell office:value-type="float" office:value="17.1323760555531">
                <text:p>17.1323760555531</text:p>
              </table:table-cell>
              <table:table-cell office:value-type="float" office:value="17.1350142381273">
                <text:p>17.1350142381273</text:p>
              </table:table-cell>
              <table:table-cell office:value-type="float" office:value="17.1420086280661">
                <text:p>17.1420086280661</text:p>
              </table:table-cell>
              <table:table-cell office:value-type="float" office:value="17.1550437314543">
                <text:p>17.1550437314543</text:p>
              </table:table-cell>
              <table:table-cell office:value-type="float" office:value="17.1772288245976">
                <text:p>17.1772288245976</text:p>
              </table:table-cell>
              <table:table-cell office:value-type="float" office:value="17.2155291352482">
                <text:p>17.2155291352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17.1443019037263">
                <text:p>17.1443019037263</text:p>
              </table:table-cell>
              <table:table-cell office:value-type="float" office:value="17.1391841260023">
                <text:p>17.1391841260023</text:p>
              </table:table-cell>
              <table:table-cell office:value-type="float" office:value="17.1360551945426">
                <text:p>17.1360551945426</text:p>
              </table:table-cell>
              <table:table-cell office:value-type="float" office:value="17.1354531025231">
                <text:p>17.1354531025231</text:p>
              </table:table-cell>
              <table:table-cell office:value-type="float" office:value="17.1380925056305">
                <text:p>17.1380925056305</text:p>
              </table:table-cell>
              <table:table-cell office:value-type="float" office:value="17.1450018202882">
                <text:p>17.1450018202882</text:p>
              </table:table-cell>
              <table:table-cell office:value-type="float" office:value="17.1578298624229">
                <text:p>17.1578298624229</text:p>
              </table:table-cell>
              <table:table-cell office:value-type="float" office:value="17.1796224291434">
                <text:p>17.1796224291434</text:p>
              </table:table-cell>
              <table:table-cell office:value-type="float" office:value="17.2172060412406">
                <text:p>17.2172060412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17.1470095111153">
                <text:p>17.1470095111153</text:p>
              </table:table-cell>
              <table:table-cell office:value-type="float" office:value="17.1420315970223">
                <text:p>17.1420315970223</text:p>
              </table:table-cell>
              <table:table-cell office:value-type="float" office:value="17.1390093171942">
                <text:p>17.1390093171942</text:p>
              </table:table-cell>
              <table:table-cell office:value-type="float" office:value="17.1384683087948">
                <text:p>17.1384683087948</text:p>
              </table:table-cell>
              <table:table-cell office:value-type="float" office:value="17.1411070632783">
                <text:p>17.1411070632783</text:p>
              </table:table-cell>
              <table:table-cell office:value-type="float" office:value="17.1479314626532">
                <text:p>17.1479314626532</text:p>
              </table:table-cell>
              <table:table-cell office:value-type="float" office:value="17.1605555985593">
                <text:p>17.1605555985593</text:p>
              </table:table-cell>
              <table:table-cell office:value-type="float" office:value="17.1819634189679">
                <text:p>17.1819634189679</text:p>
              </table:table-cell>
              <table:table-cell office:value-type="float" office:value="17.2188461530609">
                <text:p>17.2188461530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17.1496679887708">
                <text:p>17.1496679887708</text:p>
              </table:table-cell>
              <table:table-cell office:value-type="float" office:value="17.1448254376904">
                <text:p>17.1448254376904</text:p>
              </table:table-cell>
              <table:table-cell office:value-type="float" office:value="17.1419058368778">
                <text:p>17.1419058368778</text:p>
              </table:table-cell>
              <table:table-cell office:value-type="float" office:value="17.1414228208084">
                <text:p>17.1414228208084</text:p>
              </table:table-cell>
              <table:table-cell office:value-type="float" office:value="17.1440591816518">
                <text:p>17.1440591816518</text:p>
              </table:table-cell>
              <table:table-cell office:value-type="float" office:value="17.1507989009024">
                <text:p>17.1507989009024</text:p>
              </table:table-cell>
              <table:table-cell office:value-type="float" office:value="17.1632222804976">
                <text:p>17.1632222804976</text:p>
              </table:table-cell>
              <table:table-cell office:value-type="float" office:value="17.1842529999706">
                <text:p>17.1842529999706</text:p>
              </table:table-cell>
              <table:table-cell office:value-type="float" office:value="17.2204503157293">
                <text:p>17.2204503157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17.1522780128098">
                <text:p>17.1522780128098</text:p>
              </table:table-cell>
              <table:table-cell office:value-type="float" office:value="17.1475664784968">
                <text:p>17.1475664784968</text:p>
              </table:table-cell>
              <table:table-cell office:value-type="float" office:value="17.144745738765">
                <text:p>17.144745738765</text:p>
              </table:table-cell>
              <table:table-cell office:value-type="float" office:value="17.1443177674757">
                <text:p>17.1443177674757</text:p>
              </table:table-cell>
              <table:table-cell office:value-type="float" office:value="17.146950106983">
                <text:p>17.146950106983</text:p>
              </table:table-cell>
              <table:table-cell office:value-type="float" office:value="17.1536054510204">
                <text:p>17.1536054510204</text:p>
              </table:table-cell>
              <table:table-cell office:value-type="float" office:value="17.1658312164485">
                <text:p>17.1658312164485</text:p>
              </table:table-cell>
              <table:table-cell office:value-type="float" office:value="17.1864923477775">
                <text:p>17.1864923477775</text:p>
              </table:table-cell>
              <table:table-cell office:value-type="float" office:value="17.2220193549552">
                <text:p>17.2220193549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17.1548402495747">
                <text:p>17.1548402495747</text:p>
              </table:table-cell>
              <table:table-cell office:value-type="float" office:value="17.150255535493">
                <text:p>17.150255535493</text:p>
              </table:table-cell>
              <table:table-cell office:value-type="float" office:value="17.1475299879128">
                <text:p>17.1475299879128</text:p>
              </table:table-cell>
              <table:table-cell office:value-type="float" office:value="17.1471542514069">
                <text:p>17.1471542514069</text:p>
              </table:table-cell>
              <table:table-cell office:value-type="float" office:value="17.1497810531716">
                <text:p>17.1497810531716</text:p>
              </table:table-cell>
              <table:table-cell office:value-type="float" office:value="17.1563523917069">
                <text:p>17.1563523917069</text:p>
              </table:table-cell>
              <table:table-cell office:value-type="float" office:value="17.1683836747146">
                <text:p>17.1683836747146</text:p>
              </table:table-cell>
              <table:table-cell office:value-type="float" office:value="17.188682599625">
                <text:p>17.188682599625</text:p>
              </table:table-cell>
              <table:table-cell office:value-type="float" office:value="17.2235540667891">
                <text:p>17.22355406678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17.157355365233">
                <text:p>17.157355365233</text:p>
              </table:table-cell>
              <table:table-cell office:value-type="float" office:value="17.1528934184942">
                <text:p>17.1528934184942</text:p>
              </table:table-cell>
              <table:table-cell office:value-type="float" office:value="17.1502595366941">
                <text:p>17.1502595366941</text:p>
              </table:table-cell>
              <table:table-cell office:value-type="float" office:value="17.1499333560079">
                <text:p>17.1499333560079</text:p>
              </table:table-cell>
              <table:table-cell office:value-type="float" office:value="17.1525532088724">
                <text:p>17.1525532088724</text:p>
              </table:table-cell>
              <table:table-cell office:value-type="float" office:value="17.1590409716759">
                <text:p>17.1590409716759</text:p>
              </table:table-cell>
              <table:table-cell office:value-type="float" office:value="17.1708808913687">
                <text:p>17.1708808913687</text:p>
              </table:table-cell>
              <table:table-cell office:value-type="float" office:value="17.1908248626181">
                <text:p>17.1908248626181</text:p>
              </table:table-cell>
              <table:table-cell office:value-type="float" office:value="17.225055227089">
                <text:p>17.225055227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17.1598240176078">
                <text:p>17.1598240176078</text:p>
              </table:table-cell>
              <table:table-cell office:value-type="float" office:value="17.1554809243238">
                <text:p>17.1554809243238</text:p>
              </table:table-cell>
              <table:table-cell office:value-type="float" office:value="17.1529353190797">
                <text:p>17.1529353190797</text:p>
              </table:table-cell>
              <table:table-cell office:value-type="float" office:value="17.1526561405448">
                <text:p>17.1526561405448</text:p>
              </table:table-cell>
              <table:table-cell office:value-type="float" office:value="17.1552677331311">
                <text:p>17.1552677331311</text:p>
              </table:table-cell>
              <table:table-cell office:value-type="float" office:value="17.1616724056573">
                <text:p>17.1616724056573</text:p>
              </table:table-cell>
              <table:table-cell office:value-type="float" office:value="17.1733240663495">
                <text:p>17.1733240663495</text:p>
              </table:table-cell>
              <table:table-cell office:value-type="float" office:value="17.1929202094651">
                <text:p>17.1929202094651</text:p>
              </table:table-cell>
              <table:table-cell office:value-type="float" office:value="17.226523585846">
                <text:p>17.226523585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17.1622468667503">
                <text:p>17.1622468667503</text:p>
              </table:table-cell>
              <table:table-cell office:value-type="float" office:value="17.1580188458084">
                <text:p>17.1580188458084</text:p>
              </table:table-cell>
              <table:table-cell office:value-type="float" office:value="17.1555582587322">
                <text:p>17.1555582587322</text:p>
              </table:table-cell>
              <table:table-cell office:value-type="float" office:value="17.1553236478071">
                <text:p>17.1553236478071</text:p>
              </table:table-cell>
              <table:table-cell office:value-type="float" office:value="17.1579257629646">
                <text:p>17.1579257629646</text:p>
              </table:table-cell>
              <table:table-cell office:value-type="float" office:value="17.1642478821385">
                <text:p>17.1642478821385</text:p>
              </table:table-cell>
              <table:table-cell office:value-type="float" office:value="17.1757143715631">
                <text:p>17.1757143715631</text:p>
              </table:table-cell>
              <table:table-cell office:value-type="float" office:value="17.1949696871961">
                <text:p>17.1949696871961</text:p>
              </table:table-cell>
              <table:table-cell office:value-type="float" office:value="17.2279598772845">
                <text:p>17.2279598772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17.1646245590591">
                <text:p>17.1646245590591</text:p>
              </table:table-cell>
              <table:table-cell office:value-type="float" office:value="17.1605079585636">
                <text:p>17.1605079585636</text:p>
              </table:table-cell>
              <table:table-cell office:value-type="float" office:value="17.1581292576265">
                <text:p>17.1581292576265</text:p>
              </table:table-cell>
              <table:table-cell office:value-type="float" office:value="17.1579368939925">
                <text:p>17.1579368939925</text:p>
              </table:table-cell>
              <table:table-cell office:value-type="float" office:value="17.1605284040562">
                <text:p>17.1605284040562</text:p>
              </table:table-cell>
              <table:table-cell office:value-type="float" office:value="17.1667685544717">
                <text:p>17.1667685544717</text:p>
              </table:table-cell>
              <table:table-cell office:value-type="float" office:value="17.1780529419387">
                <text:p>17.1780529419387</text:p>
              </table:table-cell>
              <table:table-cell office:value-type="float" office:value="17.1969743074285">
                <text:p>17.1969743074285</text:p>
              </table:table-cell>
              <table:table-cell office:value-type="float" office:value="17.2293648075568">
                <text:p>17.2293648075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17.1669577425611">
                <text:p>17.1669577425611</text:p>
              </table:table-cell>
              <table:table-cell office:value-type="float" office:value="17.1629490339291">
                <text:p>17.1629490339291</text:p>
              </table:table-cell>
              <table:table-cell office:value-type="float" office:value="17.1606492075762">
                <text:p>17.1606492075762</text:p>
              </table:table-cell>
              <table:table-cell office:value-type="float" office:value="17.1604968794718">
                <text:p>17.1604968794718</text:p>
              </table:table-cell>
              <table:table-cell office:value-type="float" office:value="17.1630767412436">
                <text:p>17.1630767412436</text:p>
              </table:table-cell>
              <table:table-cell office:value-type="float" office:value="17.1692355514431">
                <text:p>17.1692355514431</text:p>
              </table:table-cell>
              <table:table-cell office:value-type="float" office:value="17.1803408863998">
                <text:p>17.1803408863998</text:p>
              </table:table-cell>
              <table:table-cell office:value-type="float" office:value="17.1989350581892">
                <text:p>17.1989350581892</text:p>
              </table:table-cell>
              <table:table-cell office:value-type="float" office:value="17.2307390686675">
                <text:p>17.2307390686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17.1692470529747">
                <text:p>17.1692470529747</text:p>
              </table:table-cell>
              <table:table-cell office:value-type="float" office:value="17.1653428274027">
                <text:p>17.1653428274027</text:p>
              </table:table-cell>
              <table:table-cell office:value-type="float" office:value="17.1631189803008">
                <text:p>17.1631189803008</text:p>
              </table:table-cell>
              <table:table-cell office:value-type="float" office:value="17.1630045799826">
                <text:p>17.1630045799826</text:p>
              </table:table-cell>
              <table:table-cell office:value-type="float" office:value="17.1655718304343">
                <text:p>17.1655718304343</text:p>
              </table:table-cell>
              <table:table-cell office:value-type="float" office:value="17.1716499695538">
                <text:p>17.1716499695538</text:p>
              </table:table-cell>
              <table:table-cell office:value-type="float" office:value="17.1825792800976">
                <text:p>17.1825792800976</text:p>
              </table:table-cell>
              <table:table-cell office:value-type="float" office:value="17.2008528954418">
                <text:p>17.2008528954418</text:p>
              </table:table-cell>
              <table:table-cell office:value-type="float" office:value="17.2320833277092">
                <text:p>17.2320833277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17.1714931248095">
                <text:p>17.1714931248095</text:p>
              </table:table-cell>
              <table:table-cell office:value-type="float" office:value="17.1676900880514">
                <text:p>17.1676900880514</text:p>
              </table:table-cell>
              <table:table-cell office:value-type="float" office:value="17.1655394358412">
                <text:p>17.1655394358412</text:p>
              </table:table-cell>
              <table:table-cell office:value-type="float" office:value="17.1654609545279">
                <text:p>17.1654609545279</text:p>
              </table:table-cell>
              <table:table-cell office:value-type="float" office:value="17.1680147063421">
                <text:p>17.1680147063421</text:p>
              </table:table-cell>
              <table:table-cell office:value-type="float" office:value="17.1740128808499">
                <text:p>17.1740128808499</text:p>
              </table:table-cell>
              <table:table-cell office:value-type="float" office:value="17.1847691725545">
                <text:p>17.1847691725545</text:p>
              </table:table-cell>
              <table:table-cell office:value-type="float" office:value="17.2027287518495">
                <text:p>17.2027287518495</text:p>
              </table:table-cell>
              <table:table-cell office:value-type="float" office:value="17.2333982371214">
                <text:p>17.2333982371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17.1736965843963">
                <text:p>17.1736965843963</text:p>
              </table:table-cell>
              <table:table-cell office:value-type="float" office:value="17.1699915527869">
                <text:p>17.1699915527869</text:p>
              </table:table-cell>
              <table:table-cell office:value-type="float" office:value="17.1679114177319">
                <text:p>17.1679114177319</text:p>
              </table:table-cell>
              <table:table-cell office:value-type="float" office:value="17.1678669412039">
                <text:p>17.1678669412039</text:p>
              </table:table-cell>
              <table:table-cell office:value-type="float" office:value="17.1704063787717">
                <text:p>17.1704063787717</text:p>
              </table:table-cell>
              <table:table-cell office:value-type="float" office:value="17.1763253294762">
                <text:p>17.1763253294762</text:p>
              </table:table-cell>
              <table:table-cell office:value-type="float" office:value="17.1869115842525">
                <text:p>17.1869115842525</text:p>
              </table:table-cell>
              <table:table-cell office:value-type="float" office:value="17.2045635330136">
                <text:p>17.2045635330136</text:p>
              </table:table-cell>
              <table:table-cell office:value-type="float" office:value="17.2346844296896">
                <text:p>17.2346844296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17.1758580487751">
                <text:p>17.1758580487751</text:p>
              </table:table-cell>
              <table:table-cell office:value-type="float" office:value="17.1722479455569">
                <text:p>17.1722479455569</text:p>
              </table:table-cell>
              <table:table-cell office:value-type="float" office:value="17.1702357524753">
                <text:p>17.1702357524753</text:p>
              </table:table-cell>
              <table:table-cell office:value-type="float" office:value="17.1702234569425">
                <text:p>17.1702234569425</text:p>
              </table:table-cell>
              <table:table-cell office:value-type="float" office:value="17.1727478326056">
                <text:p>17.1727478326056</text:p>
              </table:table-cell>
              <table:table-cell office:value-type="float" office:value="17.1785883318605">
                <text:p>17.1785883318605</text:p>
              </table:table-cell>
              <table:table-cell office:value-type="float" office:value="17.1890075069285">
                <text:p>17.1890075069285</text:p>
              </table:table-cell>
              <table:table-cell office:value-type="float" office:value="17.2063581177237">
                <text:p>17.2063581177237</text:p>
              </table:table-cell>
              <table:table-cell office:value-type="float" office:value="17.2359425184393">
                <text:p>17.2359425184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17.1779781312577">
                <text:p>17.1779781312577</text:p>
              </table:table-cell>
              <table:table-cell office:value-type="float" office:value="17.1744599820987">
                <text:p>17.1744599820987</text:p>
              </table:table-cell>
              <table:table-cell office:value-type="float" office:value="17.1725132538551">
                <text:p>17.1725132538551</text:p>
              </table:table-cell>
              <table:table-cell office:value-type="float" office:value="17.1725314016379">
                <text:p>17.1725314016379</text:p>
              </table:table-cell>
              <table:table-cell office:value-type="float" office:value="17.1750400319238">
                <text:p>17.1750400319238</text:p>
              </table:table-cell>
              <table:table-cell office:value-type="float" office:value="17.1808028809475">
                <text:p>17.1808028809475</text:p>
              </table:table-cell>
              <table:table-cell office:value-type="float" office:value="17.1910579080089">
                <text:p>17.1910579080089</text:p>
              </table:table-cell>
              <table:table-cell office:value-type="float" office:value="17.2081133627032">
                <text:p>17.2081133627032</text:p>
              </table:table-cell>
              <table:table-cell office:value-type="float" office:value="17.2371731020612">
                <text:p>17.2371731020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17.1800574356108">
                <text:p>17.1800574356108</text:p>
              </table:table-cell>
              <table:table-cell office:value-type="float" office:value="17.1766283651946">
                <text:p>17.1766283651946</text:p>
              </table:table-cell>
              <table:table-cell office:value-type="float" office:value="17.1747447189621">
                <text:p>17.1747447189621</text:p>
              </table:table-cell>
              <table:table-cell office:value-type="float" office:value="17.1747916547342">
                <text:p>17.1747916547342</text:p>
              </table:table-cell>
              <table:table-cell office:value-type="float" office:value="17.177283916982">
                <text:p>17.177283916982</text:p>
              </table:table-cell>
              <table:table-cell office:value-type="float" office:value="17.1829699434029">
                <text:p>17.1829699434029</text:p>
              </table:table-cell>
              <table:table-cell office:value-type="float" office:value="17.1930637278376">
                <text:p>17.1930637278376</text:p>
              </table:table-cell>
              <table:table-cell office:value-type="float" office:value="17.2098300995311">
                <text:p>17.2098300995311</text:p>
              </table:table-cell>
              <table:table-cell office:value-type="float" office:value="17.2383767607635">
                <text:p>17.2383767607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17.1820965572368">
                <text:p>17.1820965572368</text:p>
              </table:table-cell>
              <table:table-cell office:value-type="float" office:value="17.1787537857694">
                <text:p>17.1787537857694</text:p>
              </table:table-cell>
              <table:table-cell office:value-type="float" office:value="17.1769309293139">
                <text:p>17.1769309293139</text:p>
              </table:table-cell>
              <table:table-cell office:value-type="float" office:value="17.177005076437">
                <text:p>17.177005076437</text:p>
              </table:table-cell>
              <table:table-cell office:value-type="float" office:value="17.1794804055552">
                <text:p>17.1794804055552</text:p>
              </table:table-cell>
              <table:table-cell office:value-type="float" office:value="17.1850904610994">
                <text:p>17.1850904610994</text:p>
              </table:table-cell>
              <table:table-cell office:value-type="float" office:value="17.1950258812806">
                <text:p>17.1950258812806</text:p>
              </table:table-cell>
              <table:table-cell office:value-type="float" office:value="17.2115091363115">
                <text:p>17.2115091363115</text:p>
              </table:table-cell>
              <table:table-cell office:value-type="float" office:value="17.2395540579493">
                <text:p>17.239554057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17.1840960882282">
                <text:p>17.1840960882282</text:p>
              </table:table-cell>
              <table:table-cell office:value-type="float" office:value="17.1808369272021">
                <text:p>17.1808369272021</text:p>
              </table:table-cell>
              <table:table-cell office:value-type="float" office:value="17.1790726547559">
                <text:p>17.1790726547559</text:p>
              </table:table-cell>
              <table:table-cell office:value-type="float" office:value="17.1791725114307">
                <text:p>17.1791725114307</text:p>
              </table:table-cell>
              <table:table-cell office:value-type="float" office:value="17.1816303966346">
                <text:p>17.1816303966346</text:p>
              </table:table-cell>
              <table:table-cell office:value-type="float" office:value="17.1871653549004">
                <text:p>17.1871653549004</text:p>
              </table:table-cell>
              <table:table-cell office:value-type="float" office:value="17.1969452616786">
                <text:p>17.1969452616786</text:p>
              </table:table-cell>
              <table:table-cell office:value-type="float" office:value="17.2131512619012">
                <text:p>17.2131512619012</text:p>
              </table:table-cell>
              <table:table-cell office:value-type="float" office:value="17.2407055450695">
                <text:p>17.24070554506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17.1860566071949">
                <text:p>17.1860566071949</text:p>
              </table:table-cell>
              <table:table-cell office:value-type="float" office:value="17.1828784569653">
                <text:p>17.1828784569653</text:p>
              </table:table-cell>
              <table:table-cell office:value-type="float" office:value="17.1811706463403">
                <text:p>17.1811706463403</text:p>
              </table:table-cell>
              <table:table-cell office:value-type="float" office:value="17.1812947826008">
                <text:p>17.1812947826008</text:p>
              </table:table-cell>
              <table:table-cell office:value-type="float" office:value="17.183734764677">
                <text:p>17.183734764677</text:p>
              </table:table-cell>
              <table:table-cell office:value-type="float" office:value="17.1891955191615">
                <text:p>17.1891955191615</text:p>
              </table:table-cell>
              <table:table-cell office:value-type="float" office:value="17.1988227352851">
                <text:p>17.1988227352851</text:p>
              </table:table-cell>
              <table:table-cell office:value-type="float" office:value="17.2147572397895">
                <text:p>17.2147572397895</text:p>
              </table:table-cell>
              <table:table-cell office:value-type="float" office:value="17.2418317537473">
                <text:p>17.2418317537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17.1879786886055">
                <text:p>17.1879786886055</text:p>
              </table:table-cell>
              <table:table-cell office:value-type="float" office:value="17.1848790345008">
                <text:p>17.1848790345008</text:p>
              </table:table-cell>
              <table:table-cell office:value-type="float" office:value="17.1832256433176">
                <text:p>17.1832256433176</text:p>
              </table:table-cell>
              <table:table-cell office:value-type="float" office:value="17.1833726975389">
                <text:p>17.1833726975389</text:p>
              </table:table-cell>
              <table:table-cell office:value-type="float" office:value="17.1857943659166">
                <text:p>17.1857943659166</text:p>
              </table:table-cell>
              <table:table-cell office:value-type="float" office:value="17.1911818280642">
                <text:p>17.1911818280642</text:p>
              </table:table-cell>
              <table:table-cell office:value-type="float" office:value="17.2006591478187">
                <text:p>17.2006591478187</text:p>
              </table:table-cell>
              <table:table-cell office:value-type="float" office:value="17.2163278151524">
                <text:p>17.2163278151524</text:p>
              </table:table-cell>
              <table:table-cell office:value-type="float" office:value="17.2429332041351">
                <text:p>17.2429332041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17.1898628965185">
                <text:p>17.1898628965185</text:p>
              </table:table-cell>
              <table:table-cell office:value-type="float" office:value="17.1868393061097">
                <text:p>17.1868393061097</text:p>
              </table:table-cell>
              <table:table-cell office:value-type="float" office:value="17.1852383688371">
                <text:p>17.1852383688371</text:p>
              </table:table-cell>
              <table:table-cell office:value-type="float" office:value="17.1854070448108">
                <text:p>17.1854070448108</text:p>
              </table:table-cell>
              <table:table-cell office:value-type="float" office:value="17.1878100350039">
                <text:p>17.1878100350039</text:p>
              </table:table-cell>
              <table:table-cell office:value-type="float" office:value="17.1931251324479">
                <text:p>17.1931251324479</text:p>
              </table:table-cell>
              <table:table-cell office:value-type="float" office:value="17.2024553212772">
                <text:p>17.2024553212772</text:p>
              </table:table-cell>
              <table:table-cell office:value-type="float" office:value="17.217863711314">
                <text:p>17.217863711314</text:p>
              </table:table-cell>
              <table:table-cell office:value-type="float" office:value="17.2440104002332">
                <text:p>17.244010400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17.1917097887348">
                <text:p>17.1917097887348</text:p>
              </table:table-cell>
              <table:table-cell office:value-type="float" office:value="17.1887599085005">
                <text:p>17.1887599085005</text:p>
              </table:table-cell>
              <table:table-cell office:value-type="float" office:value="17.187209533161">
                <text:p>17.187209533161</text:p>
              </table:table-cell>
              <table:table-cell office:value-type="float" office:value="17.1873985970209">
                <text:p>17.1873985970209</text:p>
              </table:table-cell>
              <table:table-cell office:value-type="float" office:value="17.1897825880508">
                <text:p>17.1897825880508</text:p>
              </table:table-cell>
              <table:table-cell office:value-type="float" office:value="17.1950262629208">
                <text:p>17.1950262629208</text:p>
              </table:table-cell>
              <table:table-cell office:value-type="float" office:value="17.2042120571778">
                <text:p>17.2042120571778</text:p>
              </table:table-cell>
              <table:table-cell office:value-type="float" office:value="17.2193656332028">
                <text:p>17.2193656332028</text:p>
              </table:table-cell>
              <table:table-cell office:value-type="float" office:value="17.2450638338489">
                <text:p>17.2450638338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17.1935199134847">
                <text:p>17.1935199134847</text:p>
              </table:table-cell>
              <table:table-cell office:value-type="float" office:value="17.1906414661371">
                <text:p>17.1906414661371</text:p>
              </table:table-cell>
              <table:table-cell office:value-type="float" office:value="17.1891398314963">
                <text:p>17.1891398314963</text:p>
              </table:table-cell>
              <table:table-cell office:value-type="float" office:value="17.189348109001">
                <text:p>17.189348109001</text:p>
              </table:table-cell>
              <table:table-cell office:value-type="float" office:value="17.1917128210691">
                <text:p>17.1917128210691</text:p>
              </table:table-cell>
              <table:table-cell office:value-type="float" office:value="17.1968860284438">
                <text:p>17.1968860284438</text:p>
              </table:table-cell>
              <table:table-cell office:value-type="float" office:value="17.2059301351571">
                <text:p>17.2059301351571</text:p>
              </table:table-cell>
              <table:table-cell office:value-type="float" office:value="17.2208342657547">
                <text:p>17.2208342657547</text:p>
              </table:table-cell>
              <table:table-cell office:value-type="float" office:value="17.2460939823232">
                <text:p>17.2460939823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17.1952938111241">
                <text:p>17.1952938111241</text:p>
              </table:table-cell>
              <table:table-cell office:value-type="float" office:value="17.1924845927425">
                <text:p>17.1924845927425</text:p>
              </table:table-cell>
              <table:table-cell office:value-type="float" office:value="17.1910299454246">
                <text:p>17.1910299454246</text:p>
              </table:table-cell>
              <table:table-cell office:value-type="float" office:value="17.1912563192468">
                <text:p>17.1912563192468</text:p>
              </table:table-cell>
              <table:table-cell office:value-type="float" office:value="17.1936015114646">
                <text:p>17.1936015114646</text:p>
              </table:table-cell>
              <table:table-cell office:value-type="float" office:value="17.1987052179067">
                <text:p>17.1987052179067</text:p>
              </table:table-cell>
              <table:table-cell office:value-type="float" office:value="17.2076103146297">
                <text:p>17.2076103146297</text:p>
              </table:table-cell>
              <table:table-cell office:value-type="float" office:value="17.222270275649">
                <text:p>17.222270275649</text:p>
              </table:table-cell>
              <table:table-cell office:value-type="float" office:value="17.2471013103897">
                <text:p>17.24710131038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17.1970320120931">
                <text:p>17.1970320120931</text:p>
              </table:table-cell>
              <table:table-cell office:value-type="float" office:value="17.1942898897036">
                <text:p>17.1942898897036</text:p>
              </table:table-cell>
              <table:table-cell office:value-type="float" office:value="17.1928805416463">
                <text:p>17.1928805416463</text:p>
              </table:table-cell>
              <table:table-cell office:value-type="float" office:value="17.1931239489228">
                <text:p>17.1931239489228</text:p>
              </table:table-cell>
              <table:table-cell office:value-type="float" office:value="17.1954494172343">
                <text:p>17.1954494172343</text:p>
              </table:table-cell>
              <table:table-cell office:value-type="float" office:value="17.2004845994446">
                <text:p>17.2004845994446</text:p>
              </table:table-cell>
              <table:table-cell office:value-type="float" office:value="17.2092533341302">
                <text:p>17.2092533341302</text:p>
              </table:table-cell>
              <table:table-cell office:value-type="float" office:value="17.223674310519">
                <text:p>17.223674310519</text:p>
              </table:table-cell>
              <table:table-cell office:value-type="float" office:value="17.2480862689121">
                <text:p>17.2480862689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17.1987350424151">
                <text:p>17.1987350424151</text:p>
              </table:table-cell>
              <table:table-cell office:value-type="float" office:value="17.1960579507105">
                <text:p>17.1960579507105</text:p>
              </table:table-cell>
              <table:table-cell office:value-type="float" office:value="17.1946922761092">
                <text:p>17.1946922761092</text:p>
              </table:table-cell>
              <table:table-cell office:value-type="float" office:value="17.1949517057201">
                <text:p>17.1949517057201</text:p>
              </table:table-cell>
              <table:table-cell office:value-type="float" office:value="17.1972572807244">
                <text:p>17.1972572807244</text:p>
              </table:table-cell>
              <table:table-cell office:value-type="float" office:value="17.2022249242197">
                <text:p>17.2022249242197</text:p>
              </table:table-cell>
              <table:table-cell office:value-type="float" office:value="17.2108599152243">
                <text:p>17.2108599152243</text:p>
              </table:table-cell>
              <table:table-cell office:value-type="float" office:value="17.2250470031492">
                <text:p>17.2250470031492</text:p>
              </table:table-cell>
              <table:table-cell office:value-type="float" office:value="17.2490492998286">
                <text:p>17.2490492998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17.2004034155889">
                <text:p>17.2004034155889</text:p>
              </table:table-cell>
              <table:table-cell office:value-type="float" office:value="17.197789355141">
                <text:p>17.197789355141</text:p>
              </table:table-cell>
              <table:table-cell office:value-type="float" office:value="17.1964657884054">
                <text:p>17.1964657884054</text:p>
              </table:table-cell>
              <table:table-cell office:value-type="float" office:value="17.1967402789282">
                <text:p>17.1967402789282</text:p>
              </table:table-cell>
              <table:table-cell office:value-type="float" office:value="17.1990258241138">
                <text:p>17.1990258241138</text:p>
              </table:table-cell>
              <table:table-cell office:value-type="float" office:value="17.203926922087">
                <text:p>17.203926922087</text:p>
              </table:table-cell>
              <table:table-cell office:value-type="float" office:value="17.2124307581031">
                <text:p>17.2124307581031</text:p>
              </table:table-cell>
              <table:table-cell office:value-type="float" office:value="17.226388966599">
                <text:p>17.226388966599</text:p>
              </table:table-cell>
              <table:table-cell office:value-type="float" office:value="17.2499908298301">
                <text:p>17.2499908298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17.2020376383797">
                <text:p>17.2020376383797</text:p>
              </table:table-cell>
              <table:table-cell office:value-type="float" office:value="17.1994846729388">
                <text:p>17.1994846729388</text:p>
              </table:table-cell>
              <table:table-cell office:value-type="float" office:value="17.1982017060998">
                <text:p>17.1982017060998</text:p>
              </table:table-cell>
              <table:table-cell office:value-type="float" office:value="17.1984903434632">
                <text:p>17.1984903434632</text:p>
              </table:table-cell>
              <table:table-cell office:value-type="float" office:value="17.200755753321">
                <text:p>17.200755753321</text:p>
              </table:table-cell>
              <table:table-cell office:value-type="float" office:value="17.2055913055117">
                <text:p>17.2055913055117</text:p>
              </table:table-cell>
              <table:table-cell office:value-type="float" office:value="17.213966545627">
                <text:p>17.213966545627</text:p>
              </table:table-cell>
              <table:table-cell office:value-type="float" office:value="17.2277007985458">
                <text:p>17.2277007985458</text:p>
              </table:table-cell>
              <table:table-cell office:value-type="float" office:value="17.2509112755026">
                <text:p>17.2509112755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17.2036382079909">
                <text:p>17.2036382079909</text:p>
              </table:table-cell>
              <table:table-cell office:value-type="float" office:value="17.2011444623623">
                <text:p>17.2011444623623</text:p>
              </table:table-cell>
              <table:table-cell office:value-type="float" office:value="17.1999006428938">
                <text:p>17.1999006428938</text:p>
              </table:table-cell>
              <table:table-cell office:value-type="float" office:value="17.2002025583301">
                <text:p>17.2002025583301</text:p>
              </table:table-cell>
              <table:table-cell office:value-type="float" office:value="17.2024477566686">
                <text:p>17.2024477566686</text:p>
              </table:table-cell>
              <table:table-cell office:value-type="float" office:value="17.207218768343">
                <text:p>17.207218768343</text:p>
              </table:table-cell>
              <table:table-cell office:value-type="float" office:value="17.2154679420981">
                <text:p>17.2154679420981</text:p>
              </table:table-cell>
              <table:table-cell office:value-type="float" office:value="17.2289830798772">
                <text:p>17.2289830798772</text:p>
              </table:table-cell>
              <table:table-cell office:value-type="float" office:value="17.2518110413302">
                <text:p>17.251811041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17.2052056137309">
                <text:p>17.2052056137309</text:p>
              </table:table-cell>
              <table:table-cell office:value-type="float" office:value="17.2027692714453">
                <text:p>17.2027692714453</text:p>
              </table:table-cell>
              <table:table-cell office:value-type="float" office:value="17.2015631999906">
                <text:p>17.2015631999906</text:p>
              </table:table-cell>
              <table:table-cell office:value-type="float" office:value="17.2018775679658">
                <text:p>17.2018775679658</text:p>
              </table:table-cell>
              <table:table-cell office:value-type="float" office:value="17.2041025062515">
                <text:p>17.2041025062515</text:p>
              </table:table-cell>
              <table:table-cell office:value-type="float" office:value="17.2088099872333">
                <text:p>17.2088099872333</text:p>
              </table:table-cell>
              <table:table-cell office:value-type="float" office:value="17.2169355947387">
                <text:p>17.2169355947387</text:p>
              </table:table-cell>
              <table:table-cell office:value-type="float" office:value="17.230236376239">
                <text:p>17.230236376239</text:p>
              </table:table-cell>
              <table:table-cell office:value-type="float" office:value="17.252690521386">
                <text:p>17.252690521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17.2067403369917">
                <text:p>17.2067403369917</text:p>
              </table:table-cell>
              <table:table-cell office:value-type="float" office:value="17.2043596380597">
                <text:p>17.2043596380597</text:p>
              </table:table-cell>
              <table:table-cell office:value-type="float" office:value="17.2031899662486">
                <text:p>17.2031899662486</text:p>
              </table:table-cell>
              <table:table-cell office:value-type="float" office:value="17.2035160024852">
                <text:p>17.2035160024852</text:p>
              </table:table-cell>
              <table:table-cell office:value-type="float" office:value="17.2057206582692">
                <text:p>17.2057206582692</text:p>
              </table:table-cell>
              <table:table-cell office:value-type="float" office:value="17.210365622037">
                <text:p>17.210365622037</text:p>
              </table:table-cell>
              <table:table-cell office:value-type="float" office:value="17.2183701341238">
                <text:p>17.2183701341238</text:p>
              </table:table-cell>
              <table:table-cell office:value-type="float" office:value="17.2314612384424">
                <text:p>17.2314612384424</text:p>
              </table:table-cell>
              <table:table-cell office:value-type="float" office:value="17.2535500996121">
                <text:p>17.2535500996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17.2082428500929">
                <text:p>17.2082428500929</text:p>
              </table:table-cell>
              <table:table-cell office:value-type="float" office:value="17.2059160890434">
                <text:p>17.2059160890434</text:p>
              </table:table-cell>
              <table:table-cell office:value-type="float" office:value="17.204781517529">
                <text:p>17.204781517529</text:p>
              </table:table-cell>
              <table:table-cell office:value-type="float" office:value="17.2051184771988">
                <text:p>17.2051184771988</text:p>
              </table:table-cell>
              <table:table-cell office:value-type="float" office:value="17.2073028526682">
                <text:p>17.2073028526682</text:p>
              </table:table-cell>
              <table:table-cell office:value-type="float" office:value="17.2118863155314">
                <text:p>17.2118863155314</text:p>
              </table:table-cell>
              <table:table-cell office:value-type="float" office:value="17.219772173915">
                <text:p>17.219772173915</text:p>
              </table:table-cell>
              <table:table-cell office:value-type="float" office:value="17.2326582021079">
                <text:p>17.2326582021079</text:p>
              </table:table-cell>
              <table:table-cell office:value-type="float" office:value="17.2543901491516">
                <text:p>17.2543901491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17.209713614914">
                <text:p>17.209713614914</text:p>
              </table:table-cell>
              <table:table-cell office:value-type="float" office:value="17.2074391391563">
                <text:p>17.2074391391563</text:p>
              </table:table-cell>
              <table:table-cell office:value-type="float" office:value="17.2063384158935">
                <text:p>17.2063384158935</text:p>
              </table:table-cell>
              <table:table-cell office:value-type="float" office:value="17.2066855919945">
                <text:p>17.2066855919945</text:p>
              </table:table-cell>
              <table:table-cell office:value-type="float" office:value="17.2088497126558">
                <text:p>17.2088497126558</text:p>
              </table:table-cell>
              <table:table-cell office:value-type="float" office:value="17.2133726930073">
                <text:p>17.2133726930073</text:p>
              </table:table-cell>
              <table:table-cell office:value-type="float" office:value="17.2211423104596">
                <text:p>17.2211423104596</text:p>
              </table:table-cell>
              <table:table-cell office:value-type="float" office:value="17.2338277871613">
                <text:p>17.2338277871613</text:p>
              </table:table-cell>
              <table:table-cell office:value-type="float" office:value="17.2552110314968">
                <text:p>17.2552110314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17.2111530881026">
                <text:p>17.2111530881026</text:p>
              </table:table-cell>
              <table:table-cell office:value-type="float" office:value="17.2089292954398">
                <text:p>17.2089292954398</text:p>
              </table:table-cell>
              <table:table-cell office:value-type="float" office:value="17.2078612134462">
                <text:p>17.2078612134462</text:p>
              </table:table-cell>
              <table:table-cell office:value-type="float" office:value="17.2082179348849">
                <text:p>17.2082179348849</text:p>
              </table:table-cell>
              <table:table-cell office:value-type="float" office:value="17.2103618481171">
                <text:p>17.2103618481171</text:p>
              </table:table-cell>
              <table:table-cell office:value-type="float" office:value="17.2148253656759">
                <text:p>17.2148253656759</text:p>
              </table:table-cell>
              <table:table-cell office:value-type="float" office:value="17.2224811262982">
                <text:p>17.2224811262982</text:p>
              </table:table-cell>
              <table:table-cell office:value-type="float" office:value="17.2349705016094">
                <text:p>17.2349705016094</text:p>
              </table:table-cell>
              <table:table-cell office:value-type="float" office:value="17.2560131010114">
                <text:p>17.2560131010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17.2125617166719">
                <text:p>17.2125617166719</text:p>
              </table:table-cell>
              <table:table-cell office:value-type="float" office:value="17.2103870536692">
                <text:p>17.2103870536692</text:p>
              </table:table-cell>
              <table:table-cell office:value-type="float" office:value="17.2093504493691">
                <text:p>17.2093504493691</text:p>
              </table:table-cell>
              <table:table-cell office:value-type="float" office:value="17.2097160794375">
                <text:p>17.2097160794375</text:p>
              </table:table-cell>
              <table:table-cell office:value-type="float" office:value="17.2118398532861">
                <text:p>17.2118398532861</text:p>
              </table:table-cell>
              <table:table-cell office:value-type="float" office:value="17.2162449284494">
                <text:p>17.2162449284494</text:p>
              </table:table-cell>
              <table:table-cell office:value-type="float" office:value="17.2237891879049">
                <text:p>17.2237891879049</text:p>
              </table:table-cell>
              <table:table-cell office:value-type="float" office:value="17.2360868390058">
                <text:p>17.2360868390058</text:p>
              </table:table-cell>
              <table:table-cell office:value-type="float" office:value="17.2567967015552">
                <text:p>17.2567967015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17.2139399399989">
                <text:p>17.2139399399989</text:p>
              </table:table-cell>
              <table:table-cell office:value-type="float" office:value="17.2118129000692">
                <text:p>17.2118129000692</text:p>
              </table:table-cell>
              <table:table-cell office:value-type="float" office:value="17.2108066514839">
                <text:p>17.2108066514839</text:p>
              </table:table-cell>
              <table:table-cell office:value-type="float" office:value="17.2111805862652">
                <text:p>17.2111805862652</text:p>
              </table:table-cell>
              <table:table-cell office:value-type="float" office:value="17.2132843082256">
                <text:p>17.2132843082256</text:p>
              </table:table-cell>
              <table:table-cell office:value-type="float" office:value="17.217631961445">
                <text:p>17.217631961445</text:p>
              </table:table-cell>
              <table:table-cell office:value-type="float" office:value="17.2250670472417">
                <text:p>17.2250670472417</text:p>
              </table:table-cell>
              <table:table-cell office:value-type="float" office:value="17.2371772800919">
                <text:p>17.2371772800919</text:p>
              </table:table-cell>
              <table:table-cell office:value-type="float" office:value="17.257562168346">
                <text:p>17.2575621683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17.2152881872078">
                <text:p>17.2152881872078</text:p>
              </table:table-cell>
              <table:table-cell office:value-type="float" office:value="17.2132073092376">
                <text:p>17.2132073092376</text:p>
              </table:table-cell>
              <table:table-cell office:value-type="float" office:value="17.212230334552">
                <text:p>17.212230334552</text:p>
              </table:table-cell>
              <table:table-cell office:value-type="float" office:value="17.2126120015893">
                <text:p>17.2126120015893</text:p>
              </table:table-cell>
              <table:table-cell office:value-type="float" office:value="17.2146957775568">
                <text:p>17.2146957775568</text:p>
              </table:table-cell>
              <table:table-cell office:value-type="float" office:value="17.2189870287962">
                <text:p>17.2189870287962</text:p>
              </table:table-cell>
              <table:table-cell office:value-type="float" office:value="17.2263152405515">
                <text:p>17.2263152405515</text:p>
              </table:table-cell>
              <table:table-cell office:value-type="float" office:value="17.2382422914145">
                <text:p>17.2382422914145</text:p>
              </table:table-cell>
              <table:table-cell office:value-type="float" office:value="17.2583098260316">
                <text:p>17.2583098260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17.2166068799503">
                <text:p>17.2166068799503</text:p>
              </table:table-cell>
              <table:table-cell office:value-type="float" office:value="17.2145707464972">
                <text:p>17.2145707464972</text:p>
              </table:table-cell>
              <table:table-cell office:value-type="float" office:value="17.2136220023747">
                <text:p>17.2136220023747</text:p>
              </table:table-cell>
              <table:table-cell office:value-type="float" office:value="17.2140108592052">
                <text:p>17.2140108592052</text:p>
              </table:table-cell>
              <table:table-cell office:value-type="float" office:value="17.2160748123757">
                <text:p>17.2160748123757</text:p>
              </table:table-cell>
              <table:table-cell office:value-type="float" office:value="17.2203106805782">
                <text:p>17.2203106805782</text:p>
              </table:table-cell>
              <table:table-cell office:value-type="float" office:value="17.2275342903409">
                <text:p>17.2275342903409</text:p>
              </table:table-cell>
              <table:table-cell office:value-type="float" office:value="17.23928232744">
                <text:p>17.23928232744</text:p>
              </table:table-cell>
              <table:table-cell office:value-type="float" office:value="17.2590399911634">
                <text:p>17.25903999116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17.2178964316943">
                <text:p>17.2178964316943</text:p>
              </table:table-cell>
              <table:table-cell office:value-type="float" office:value="17.2159036673785">
                <text:p>17.2159036673785</text:p>
              </table:table-cell>
              <table:table-cell office:value-type="float" office:value="17.2149821474266">
                <text:p>17.2149821474266</text:p>
              </table:table-cell>
              <table:table-cell office:value-type="float" office:value="17.215377680234">
                <text:p>17.215377680234</text:p>
              </table:table-cell>
              <table:table-cell office:value-type="float" office:value="17.2174219500905">
                <text:p>17.2174219500905</text:p>
              </table:table-cell>
              <table:table-cell office:value-type="float" office:value="17.2216034526959">
                <text:p>17.2216034526959</text:p>
              </table:table-cell>
              <table:table-cell office:value-type="float" office:value="17.2287247052749">
                <text:p>17.2287247052749</text:p>
              </table:table-cell>
              <table:table-cell office:value-type="float" office:value="17.2402978303814">
                <text:p>17.2402978303814</text:p>
              </table:table-cell>
              <table:table-cell office:value-type="float" office:value="17.2597529718022">
                <text:p>17.2597529718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17.2191572474678">
                <text:p>17.2191572474678</text:p>
              </table:table-cell>
              <table:table-cell office:value-type="float" office:value="17.2172065174757">
                <text:p>17.2172065174757</text:p>
              </table:table-cell>
              <table:table-cell office:value-type="float" office:value="17.2163112508077">
                <text:p>17.2163112508077</text:p>
              </table:table-cell>
              <table:table-cell office:value-type="float" office:value="17.2167129731552">
                <text:p>17.2167129731552</text:p>
              </table:table-cell>
              <table:table-cell office:value-type="float" office:value="17.2187377145194">
                <text:p>17.2187377145194</text:p>
              </table:table-cell>
              <table:table-cell office:value-type="float" office:value="17.2228658670261">
                <text:p>17.2228658670261</text:p>
              </table:table-cell>
              <table:table-cell office:value-type="float" office:value="17.2298869803291">
                <text:p>17.2298869803291</text:p>
              </table:table-cell>
              <table:table-cell office:value-type="float" office:value="17.2412892303101">
                <text:p>17.2412892303101</text:p>
              </table:table-cell>
              <table:table-cell office:value-type="float" office:value="17.2604490674869">
                <text:p>17.2604490674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17.2203897252819">
                <text:p>17.2203897252819</text:p>
              </table:table-cell>
              <table:table-cell office:value-type="float" office:value="17.2184797336756">
                <text:p>17.2184797336756</text:p>
              </table:table-cell>
              <table:table-cell office:value-type="float" office:value="17.2176097833674">
                <text:p>17.2176097833674</text:p>
              </table:table-cell>
              <table:table-cell office:value-type="float" office:value="17.2180172348878">
                <text:p>17.2180172348878</text:p>
              </table:table-cell>
              <table:table-cell office:value-type="float" office:value="17.2200226169673">
                <text:p>17.2200226169673</text:p>
              </table:table-cell>
              <table:table-cell office:value-type="float" office:value="17.2240984325114">
                <text:p>17.2240984325114</text:p>
              </table:table-cell>
              <table:table-cell office:value-type="float" office:value="17.2310215979178">
                <text:p>17.2310215979178</text:p>
              </table:table-cell>
              <table:table-cell office:value-type="float" office:value="17.2422569463384">
                <text:p>17.2422569463384</text:p>
              </table:table-cell>
              <table:table-cell office:value-type="float" office:value="17.2611285705614">
                <text:p>17.26112857056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17.2215942527324">
                <text:p>17.2215942527324</text:p>
              </table:table-cell>
              <table:table-cell office:value-type="float" office:value="17.2197237414388">
                <text:p>17.2197237414388</text:p>
              </table:table-cell>
              <table:table-cell office:value-type="float" office:value="17.2188782034493">
                <text:p>17.2188782034493</text:p>
              </table:table-cell>
              <table:table-cell office:value-type="float" office:value="17.2192909488421">
                <text:p>17.2192909488421</text:p>
              </table:table-cell>
              <table:table-cell office:value-type="float" office:value="17.2212771544642">
                <text:p>17.2212771544642</text:p>
              </table:table-cell>
              <table:table-cell office:value-type="float" office:value="17.2253016434811">
                <text:p>17.2253016434811</text:p>
              </table:table-cell>
              <table:table-cell office:value-type="float" office:value="17.2321290261781">
                <text:p>17.2321290261781</text:p>
              </table:table-cell>
              <table:table-cell office:value-type="float" office:value="17.243201384682">
                <text:p>17.243201384682</text:p>
              </table:table-cell>
              <table:table-cell office:value-type="float" office:value="17.2617917635652">
                <text:p>17.2617917635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17.2227712115601">
                <text:p>17.2227712115601</text:p>
              </table:table-cell>
              <table:table-cell office:value-type="float" office:value="17.2209389585907">
                <text:p>17.2209389585907</text:p>
              </table:table-cell>
              <table:table-cell office:value-type="float" office:value="17.220116960202">
                <text:p>17.220116960202</text:p>
              </table:table-cell>
              <table:table-cell office:value-type="float" office:value="17.2205345879511">
                <text:p>17.2205345879511</text:p>
              </table:table-cell>
              <table:table-cell office:value-type="float" office:value="17.2225018126601">
                <text:p>17.2225018126601</text:p>
              </table:table-cell>
              <table:table-cell office:value-type="float" office:value="17.2264759825181">
                <text:p>17.2264759825181</text:p>
              </table:table-cell>
              <table:table-cell office:value-type="float" office:value="17.2332097219123">
                <text:p>17.2332097219123</text:p>
              </table:table-cell>
              <table:table-cell office:value-type="float" office:value="17.2441229418387">
                <text:p>17.2441229418387</text:p>
              </table:table-cell>
              <table:table-cell office:value-type="float" office:value="17.2624389230944">
                <text:p>17.262438923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17.2239209735392">
                <text:p>17.2239209735392</text:p>
              </table:table-cell>
              <table:table-cell office:value-type="float" office:value="17.2221257920193">
                <text:p>17.2221257920193</text:p>
              </table:table-cell>
              <table:table-cell office:value-type="float" office:value="17.2213264908219">
                <text:p>17.2213264908219</text:p>
              </table:table-cell>
              <table:table-cell office:value-type="float" office:value="17.2217486122696">
                <text:p>17.2217486122696</text:p>
              </table:table-cell>
              <table:table-cell office:value-type="float" office:value="17.223697063637">
                <text:p>17.223697063637</text:p>
              </table:table-cell>
              <table:table-cell office:value-type="float" office:value="17.2276219183577">
                <text:p>17.2276219183577</text:p>
              </table:table-cell>
              <table:table-cell office:value-type="float" office:value="17.234264128438">
                <text:p>17.234264128438</text:p>
              </table:table-cell>
              <table:table-cell office:value-type="float" office:value="17.2450220021751">
                <text:p>17.2450220021751</text:p>
              </table:table-cell>
              <table:table-cell office:value-type="float" office:value="17.2630703165993">
                <text:p>17.2630703165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17.2250439050133">
                <text:p>17.2250439050133</text:p>
              </table:table-cell>
              <table:table-cell office:value-type="float" office:value="17.2232846414368">
                <text:p>17.2232846414368</text:p>
              </table:table-cell>
              <table:table-cell office:value-type="float" office:value="17.2225072238305">
                <text:p>17.2225072238305</text:p>
              </table:table-cell>
              <table:table-cell office:value-type="float" office:value="17.2229334719671">
                <text:p>17.2229334719671</text:p>
              </table:table-cell>
              <table:table-cell office:value-type="float" office:value="17.2248633687593">
                <text:p>17.2248633687593</text:p>
              </table:table-cell>
              <table:table-cell office:value-type="float" office:value="17.2287399087066">
                <text:p>17.2287399087066</text:p>
              </table:table-cell>
              <table:table-cell office:value-type="float" office:value="17.2352926784808">
                <text:p>17.2352926784808</text:p>
              </table:table-cell>
              <table:table-cell office:value-type="float" office:value="17.2458989410551">
                <text:p>17.2458989410551</text:p>
              </table:table-cell>
              <table:table-cell office:value-type="float" office:value="17.2636862061999">
                <text:p>17.2636862061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17.2261403610544">
                <text:p>17.2261403610544</text:p>
              </table:table-cell>
              <table:table-cell office:value-type="float" office:value="17.2244158946687">
                <text:p>17.2244158946687</text:p>
              </table:table-cell>
              <table:table-cell office:value-type="float" office:value="17.223659575113">
                <text:p>17.223659575113</text:p>
              </table:table-cell>
              <table:table-cell office:value-type="float" office:value="17.2240896038499">
                <text:p>17.2240896038499</text:p>
              </table:table-cell>
              <table:table-cell office:value-type="float" office:value="17.2260011754768">
                <text:p>17.2260011754768</text:p>
              </table:table-cell>
              <table:table-cell office:value-type="float" office:value="17.2298303971546">
                <text:p>17.2298303971546</text:p>
              </table:table-cell>
              <table:table-cell office:value-type="float" office:value="17.2362957910093">
                <text:p>17.2362957910093</text:p>
              </table:table-cell>
              <table:table-cell office:value-type="float" office:value="17.2467541213126">
                <text:p>17.2467541213126</text:p>
              </table:table-cell>
              <table:table-cell office:value-type="float" office:value="17.2642868440731">
                <text:p>17.2642868440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17.2272106900611">
                <text:p>17.2272106900611</text:p>
              </table:table-cell>
              <table:table-cell office:value-type="float" office:value="17.2255199314617">
                <text:p>17.2255199314617</text:p>
              </table:table-cell>
              <table:table-cell office:value-type="float" office:value="17.2247839512313">
                <text:p>17.2247839512313</text:p>
              </table:table-cell>
              <table:table-cell office:value-type="float" office:value="17.2252174343796">
                <text:p>17.2252174343796</text:p>
              </table:table-cell>
              <table:table-cell office:value-type="float" office:value="17.2271109201951">
                <text:p>17.2271109201951</text:p>
              </table:table-cell>
              <table:table-cell office:value-type="float" office:value="17.2308938160084">
                <text:p>17.2308938160084</text:p>
              </table:table-cell>
              <table:table-cell office:value-type="float" office:value="17.2372738741422">
                <text:p>17.2372738741422</text:p>
              </table:table-cell>
              <table:table-cell office:value-type="float" office:value="17.2475878963979">
                <text:p>17.2475878963979</text:p>
              </table:table-cell>
              <table:table-cell office:value-type="float" office:value="17.2648724763029">
                <text:p>17.26487247630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17.2282552348316">
                <text:p>17.2282552348316</text:p>
              </table:table-cell>
              <table:table-cell office:value-type="float" office:value="17.2265971244073">
                <text:p>17.2265971244073</text:p>
              </table:table-cell>
              <table:table-cell office:value-type="float" office:value="17.2258807502664">
                <text:p>17.2258807502664</text:p>
              </table:table-cell>
              <table:table-cell office:value-type="float" office:value="17.2263173804794">
                <text:p>17.2263173804794</text:p>
              </table:table-cell>
              <table:table-cell office:value-type="float" office:value="17.2281930290744">
                <text:p>17.2281930290744</text:p>
              </table:table-cell>
              <table:table-cell office:value-type="float" office:value="17.2319305871007">
                <text:p>17.2319305871007</text:p>
              </table:table-cell>
              <table:table-cell office:value-type="float" office:value="17.2382273259779">
                <text:p>17.2382273259779</text:p>
              </table:table-cell>
              <table:table-cell office:value-type="float" office:value="17.2484006112456">
                <text:p>17.2484006112456</text:p>
              </table:table-cell>
              <table:table-cell office:value-type="float" office:value="17.2654433438563">
                <text:p>17.2654433438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17.2292743271628">
                <text:p>17.2292743271628</text:p>
              </table:table-cell>
              <table:table-cell office:value-type="float" office:value="17.2276478345932">
                <text:p>17.2276478345932</text:p>
              </table:table-cell>
              <table:table-cell office:value-type="float" office:value="17.2269503581663">
                <text:p>17.2269503581663</text:p>
              </table:table-cell>
              <table:table-cell office:value-type="float" office:value="17.2273898463307">
                <text:p>17.2273898463307</text:p>
              </table:table-cell>
              <table:table-cell office:value-type="float" office:value="17.2292479150848">
                <text:p>17.2292479150848</text:p>
              </table:table-cell>
              <table:table-cell office:value-type="float" office:value="17.2329411189447">
                <text:p>17.2329411189447</text:p>
              </table:table-cell>
              <table:table-cell office:value-type="float" office:value="17.239156531678">
                <text:p>17.239156531678</text:p>
              </table:table-cell>
              <table:table-cell office:value-type="float" office:value="17.2491925990198">
                <text:p>17.2491925990198</text:p>
              </table:table-cell>
              <table:table-cell office:value-type="float" office:value="17.2659996783168">
                <text:p>17.2659996783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17.2302682941682">
                <text:p>17.2302682941682</text:p>
              </table:table-cell>
              <table:table-cell office:value-type="float" office:value="17.2286724167992">
                <text:p>17.2286724167992</text:p>
              </table:table-cell>
              <table:table-cell office:value-type="float" office:value="17.2279931532292">
                <text:p>17.2279931532292</text:p>
              </table:table-cell>
              <table:table-cell office:value-type="float" office:value="17.2284352274239">
                <text:p>17.2284352274239</text:p>
              </table:table-cell>
              <table:table-cell office:value-type="float" office:value="17.2302759818307">
                <text:p>17.2302759818307</text:p>
              </table:table-cell>
              <table:table-cell office:value-type="float" office:value="17.2339258104927">
                <text:p>17.2339258104927</text:p>
              </table:table-cell>
              <table:table-cell office:value-type="float" office:value="17.2400618673198">
                <text:p>17.2400618673198</text:p>
              </table:table-cell>
              <table:table-cell office:value-type="float" office:value="17.2499641853092">
                <text:p>17.2499641853092</text:p>
              </table:table-cell>
              <table:table-cell office:value-type="float" office:value="17.2665417070964">
                <text:p>17.2665417070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17.2312374520673">
                <text:p>17.2312374520673</text:p>
              </table:table-cell>
              <table:table-cell office:value-type="float" office:value="17.2296712144896">
                <text:p>17.2296712144896</text:p>
              </table:table-cell>
              <table:table-cell office:value-type="float" office:value="17.2290095018897">
                <text:p>17.2290095018897</text:p>
              </table:table-cell>
              <table:table-cell office:value-type="float" office:value="17.229453906852">
                <text:p>17.229453906852</text:p>
              </table:table-cell>
              <table:table-cell office:value-type="float" office:value="17.2312776201347">
                <text:p>17.2312776201347</text:p>
              </table:table-cell>
              <table:table-cell office:value-type="float" office:value="17.2348850478285">
                <text:p>17.2348850478285</text:p>
              </table:table-cell>
              <table:table-cell office:value-type="float" office:value="17.2409436965045">
                <text:p>17.2409436965045</text:p>
              </table:table-cell>
              <table:table-cell office:value-type="float" office:value="17.2507156843506">
                <text:p>17.2507156843506</text:p>
              </table:table-cell>
              <table:table-cell office:value-type="float" office:value="17.2670696485081">
                <text:p>17.2670696485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17.2321821129311">
                <text:p>17.2321821129311</text:p>
              </table:table-cell>
              <table:table-cell office:value-type="float" office:value="17.2306445653494">
                <text:p>17.2306445653494</text:p>
              </table:table-cell>
              <table:table-cell office:value-type="float" office:value="17.2299997634833">
                <text:p>17.2299997634833</text:p>
              </table:table-cell>
              <table:table-cell office:value-type="float" office:value="17.2304462596052">
                <text:p>17.2304462596052</text:p>
              </table:table-cell>
              <table:table-cell office:value-type="float" office:value="17.2322532120831">
                <text:p>17.2322532120831</text:p>
              </table:table-cell>
              <table:table-cell office:value-type="float" office:value="17.2358192081387">
                <text:p>17.2358192081387</text:p>
              </table:table-cell>
              <table:table-cell office:value-type="float" office:value="17.2418023744276">
                <text:p>17.2418023744276</text:p>
              </table:table-cell>
              <table:table-cell office:value-type="float" office:value="17.251447403468">
                <text:p>17.251447403468</text:p>
              </table:table-cell>
              <table:table-cell office:value-type="float" office:value="17.2675837173042">
                <text:p>17.2675837173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17.2331025803054">
                <text:p>17.2331025803054</text:p>
              </table:table-cell>
              <table:table-cell office:value-type="float" office:value="17.2315927977668">
                <text:p>17.2315927977668</text:p>
              </table:table-cell>
              <table:table-cell office:value-type="float" office:value="17.2309642872991">
                <text:p>17.2309642872991</text:p>
              </table:table-cell>
              <table:table-cell office:value-type="float" office:value="17.2314126499908">
                <text:p>17.2314126499908</text:p>
              </table:table-cell>
              <table:table-cell office:value-type="float" office:value="17.2332031286573">
                <text:p>17.2332031286573</text:p>
              </table:table-cell>
              <table:table-cell office:value-type="float" office:value="17.2367286574241">
                <text:p>17.2367286574241</text:p>
              </table:table-cell>
              <table:table-cell office:value-type="float" office:value="17.2426382455308">
                <text:p>17.2426382455308</text:p>
              </table:table-cell>
              <table:table-cell office:value-type="float" office:value="17.2521596404471">
                <text:p>17.2521596404471</text:p>
              </table:table-cell>
              <table:table-cell office:value-type="float" office:value="17.2680841212225">
                <text:p>17.268084121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17.2339991471143">
                <text:p>17.2339991471143</text:p>
              </table:table-cell>
              <table:table-cell office:value-type="float" office:value="17.2325162291795">
                <text:p>17.2325162291795</text:p>
              </table:table-cell>
              <table:table-cell office:value-type="float" office:value="17.2319034112235">
                <text:p>17.2319034112235</text:p>
              </table:table-cell>
              <table:table-cell office:value-type="float" office:value="17.2323534304725">
                <text:p>17.2323534304725</text:p>
              </table:table-cell>
              <table:table-cell office:value-type="float" office:value="17.2341277286904">
                <text:p>17.2341277286904</text:p>
              </table:table-cell>
              <table:table-cell office:value-type="float" office:value="17.2376137495055">
                <text:p>17.2376137495055</text:p>
              </table:table-cell>
              <table:table-cell office:value-type="float" office:value="17.2434516424806">
                <text:p>17.2434516424806</text:p>
              </table:table-cell>
              <table:table-cell office:value-type="float" office:value="17.2528526823678">
                <text:p>17.2528526823678</text:p>
              </table:table-cell>
              <table:table-cell office:value-type="float" office:value="17.2685710593802">
                <text:p>17.26857105938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17.2348721052034">
                <text:p>17.2348721052034</text:p>
              </table:table-cell>
              <table:table-cell office:value-type="float" office:value="17.2334151738652">
                <text:p>17.2334151738652</text:p>
              </table:table-cell>
              <table:table-cell office:value-type="float" office:value="17.2328174684077">
                <text:p>17.2328174684077</text:p>
              </table:table-cell>
              <table:table-cell office:value-type="float" office:value="17.2332689476463">
                <text:p>17.2332689476463</text:p>
              </table:table-cell>
              <table:table-cell office:value-type="float" office:value="17.2350273644707">
                <text:p>17.2350273644707</text:p>
              </table:table-cell>
              <table:table-cell office:value-type="float" office:value="17.2384748315064">
                <text:p>17.2384748315064</text:p>
              </table:table-cell>
              <table:table-cell office:value-type="float" office:value="17.2442428917879">
                <text:p>17.2442428917879</text:p>
              </table:table-cell>
              <table:table-cell office:value-type="float" office:value="17.2535268117605">
                <text:p>17.2535268117605</text:p>
              </table:table-cell>
              <table:table-cell office:value-type="float" office:value="17.269044730036">
                <text:p>17.269044730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17.2357217318692">
                <text:p>17.2357217318692</text:p>
              </table:table-cell>
              <table:table-cell office:value-type="float" office:value="17.2342899320487">
                <text:p>17.2342899320487</text:p>
              </table:table-cell>
              <table:table-cell office:value-type="float" office:value="17.2337067780544">
                <text:p>17.2337067780544</text:p>
              </table:table-cell>
              <table:table-cell office:value-type="float" office:value="17.2341595340863">
                <text:p>17.2341595340863</text:p>
              </table:table-cell>
              <table:table-cell office:value-type="float" office:value="17.2359023741776">
                <text:p>17.2359023741776</text:p>
              </table:table-cell>
              <table:table-cell office:value-type="float" office:value="17.2393122365002">
                <text:p>17.2393122365002</text:p>
              </table:table-cell>
              <table:table-cell office:value-type="float" office:value="17.2450123062657">
                <text:p>17.2450123062657</text:p>
              </table:table-cell>
              <table:table-cell office:value-type="float" office:value="17.2541822982527">
                <text:p>17.2541822982527</text:p>
              </table:table-cell>
              <table:table-cell office:value-type="float" office:value="17.2695053198115">
                <text:p>17.2695053198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17.2365483021115">
                <text:p>17.2365483021115</text:p>
              </table:table-cell>
              <table:table-cell office:value-type="float" office:value="17.2351407998864">
                <text:p>17.2351407998864</text:p>
              </table:table-cell>
              <table:table-cell office:value-type="float" office:value="17.2345716539431">
                <text:p>17.2345716539431</text:p>
              </table:table-cell>
              <table:table-cell office:value-type="float" office:value="17.2350255159667">
                <text:p>17.2350255159667</text:p>
              </table:table-cell>
              <table:table-cell office:value-type="float" office:value="17.2367530890155">
                <text:p>17.2367530890155</text:p>
              </table:table-cell>
              <table:table-cell office:value-type="float" office:value="17.2401262904811">
                <text:p>17.2401262904811</text:p>
              </table:table-cell>
              <table:table-cell office:value-type="float" office:value="17.2457601921752">
                <text:p>17.2457601921752</text:p>
              </table:table-cell>
              <table:table-cell office:value-type="float" office:value="17.2548194064119">
                <text:p>17.2548194064119</text:p>
              </table:table-cell>
              <table:table-cell office:value-type="float" office:value="17.2699530136218">
                <text:p>17.2699530136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17.237352084652">
                <text:p>17.237352084652</text:p>
              </table:table-cell>
              <table:table-cell office:value-type="float" office:value="17.2359680662701">
                <text:p>17.2359680662701</text:p>
              </table:table-cell>
              <table:table-cell office:value-type="float" office:value="17.2354124017536">
                <text:p>17.2354124017536</text:p>
              </table:table-cell>
              <table:table-cell office:value-type="float" office:value="17.2358672107187">
                <text:p>17.2358672107187</text:p>
              </table:table-cell>
              <table:table-cell office:value-type="float" office:value="17.2375798310594">
                <text:p>17.2375798310594</text:p>
              </table:table-cell>
              <table:table-cell office:value-type="float" office:value="17.2409173102828">
                <text:p>17.2409173102828</text:p>
              </table:table-cell>
              <table:table-cell office:value-type="float" office:value="17.2464868470873">
                <text:p>17.2464868470873</text:p>
              </table:table-cell>
              <table:table-cell office:value-type="float" office:value="17.2554383933538">
                <text:p>17.2554383933538</text:p>
              </table:table-cell>
              <table:table-cell office:value-type="float" office:value="17.2703879915278">
                <text:p>17.2703879915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17.2381333366073">
                <text:p>17.2381333366073</text:p>
              </table:table-cell>
              <table:table-cell office:value-type="float" office:value="17.2367720085513">
                <text:p>17.2367720085513</text:p>
              </table:table-cell>
              <table:table-cell office:value-type="float" office:value="17.236229315479">
                <text:p>17.236229315479</text:p>
              </table:table-cell>
              <table:table-cell office:value-type="float" office:value="17.2366849238811">
                <text:p>17.2366849238811</text:p>
              </table:table-cell>
              <table:table-cell office:value-type="float" office:value="17.2383829103547">
                <text:p>17.2383829103547</text:p>
              </table:table-cell>
              <table:table-cell office:value-type="float" office:value="17.2416856007686">
                <text:p>17.2416856007686</text:p>
              </table:table-cell>
              <table:table-cell office:value-type="float" office:value="17.2471925569997">
                <text:p>17.2471925569997</text:p>
              </table:table-cell>
              <table:table-cell office:value-type="float" office:value="17.2560395055249">
                <text:p>17.2560395055249</text:p>
              </table:table-cell>
              <table:table-cell office:value-type="float" office:value="17.2708104245175">
                <text:p>17.27081042451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17.2388923088793">
                <text:p>17.2388923088793</text:p>
              </table:table-cell>
              <table:table-cell office:value-type="float" office:value="17.2375528969474">
                <text:p>17.2375528969474</text:p>
              </table:table-cell>
              <table:table-cell office:value-type="float" office:value="17.2370226812039">
                <text:p>17.2370226812039</text:p>
              </table:table-cell>
              <table:table-cell office:value-type="float" office:value="17.2374789524947">
                <text:p>17.2374789524947</text:p>
              </table:table-cell>
              <table:table-cell office:value-type="float" office:value="17.2391626281058">
                <text:p>17.2391626281058</text:p>
              </table:table-cell>
              <table:table-cell office:value-type="float" office:value="17.2424314579554">
                <text:p>17.2424314579554</text:p>
              </table:table-cell>
              <table:table-cell office:value-type="float" office:value="17.2478775995355">
                <text:p>17.2478775995355</text:p>
              </table:table-cell>
              <table:table-cell office:value-type="float" office:value="17.2566229821981">
                <text:p>17.2566229821981</text:p>
              </table:table-cell>
              <table:table-cell office:value-type="float" office:value="17.2712204788955">
                <text:p>17.2712204788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17.239629250221">
                <text:p>17.239629250221</text:p>
              </table:table-cell>
              <table:table-cell office:value-type="float" office:value="17.2383109978663">
                <text:p>17.2383109978663</text:p>
              </table:table-cell>
              <table:table-cell office:value-type="float" office:value="17.2377927799569">
                <text:p>17.2377927799569</text:p>
              </table:table-cell>
              <table:table-cell office:value-type="float" office:value="17.2382495876662">
                <text:p>17.2382495876662</text:p>
              </table:table-cell>
              <table:table-cell office:value-type="float" office:value="17.2399192790869">
                <text:p>17.2399192790869</text:p>
              </table:table-cell>
              <table:table-cell office:value-type="float" office:value="17.2431551713759">
                <text:p>17.2431551713759</text:p>
              </table:table-cell>
              <table:table-cell office:value-type="float" office:value="17.2485422463639">
                <text:p>17.2485422463639</text:p>
              </table:table-cell>
              <table:table-cell office:value-type="float" office:value="17.2571890581142">
                <text:p>17.2571890581142</text:p>
              </table:table-cell>
              <table:table-cell office:value-type="float" office:value="17.2716183195931">
                <text:p>17.2716183195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17.2403443961385">
                <text:p>17.2403443961385</text:p>
              </table:table-cell>
              <table:table-cell office:value-type="float" office:value="17.239046564957">
                <text:p>17.239046564957</text:p>
              </table:table-cell>
              <table:table-cell office:value-type="float" office:value="17.2385398801613">
                <text:p>17.2385398801613</text:p>
              </table:table-cell>
              <table:table-cell office:value-type="float" office:value="17.2389971079005">
                <text:p>17.2389971079005</text:p>
              </table:table-cell>
              <table:table-cell office:value-type="float" office:value="17.2406531454661">
                <text:p>17.2406531454661</text:p>
              </table:table-cell>
              <table:table-cell office:value-type="float" office:value="17.243857018078">
                <text:p>17.243857018078</text:p>
              </table:table-cell>
              <table:table-cell office:value-type="float" office:value="17.2491867570417">
                <text:p>17.2491867570417</text:p>
              </table:table-cell>
              <table:table-cell office:value-type="float" office:value="17.2577379566498">
                <text:p>17.2577379566498</text:p>
              </table:table-cell>
              <table:table-cell office:value-type="float" office:value="17.2720041013139">
                <text:p>17.2720041013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17.241037978626">
                <text:p>17.241037978626</text:p>
              </table:table-cell>
              <table:table-cell office:value-type="float" office:value="17.2397598470229">
                <text:p>17.2397598470229</text:p>
              </table:table-cell>
              <table:table-cell office:value-type="float" office:value="17.2392642443754">
                <text:p>17.2392642443754</text:p>
              </table:table-cell>
              <table:table-cell office:value-type="float" office:value="17.239721785115">
                <text:p>17.239721785115</text:p>
              </table:table-cell>
              <table:table-cell office:value-type="float" office:value="17.2413645024244">
                <text:p>17.2413645024244</text:p>
              </table:table-cell>
              <table:table-cell office:value-type="float" office:value="17.2445372681112">
                <text:p>17.2445372681112</text:p>
              </table:table-cell>
              <table:table-cell office:value-type="float" office:value="17.2498113846371">
                <text:p>17.2498113846371</text:p>
              </table:table-cell>
              <table:table-cell office:value-type="float" office:value="17.258269895997">
                <text:p>17.258269895997</text:p>
              </table:table-cell>
              <table:table-cell office:value-type="float" office:value="17.27237797639">
                <text:p>17.27237797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17.2417102247707">
                <text:p>17.2417102247707</text:p>
              </table:table-cell>
              <table:table-cell office:value-type="float" office:value="17.2404510869215">
                <text:p>17.2404510869215</text:p>
              </table:table-cell>
              <table:table-cell office:value-type="float" office:value="17.239966128391">
                <text:p>17.239966128391</text:p>
              </table:table-cell>
              <table:table-cell office:value-type="float" office:value="17.2404238838677">
                <text:p>17.2404238838677</text:p>
              </table:table-cell>
              <table:table-cell office:value-type="float" office:value="17.2420536174601">
                <text:p>17.2420536174601</text:p>
              </table:table-cell>
              <table:table-cell office:value-type="float" office:value="17.2451961838615">
                <text:p>17.2451961838615</text:p>
              </table:table-cell>
              <table:table-cell office:value-type="float" office:value="17.2504163750434">
                <text:p>17.2504163750434</text:p>
              </table:table-cell>
              <table:table-cell office:value-type="float" office:value="17.2587850883774">
                <text:p>17.2587850883774</text:p>
              </table:table-cell>
              <table:table-cell office:value-type="float" office:value="17.2727400937013">
                <text:p>17.2727400937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17.2423613495519">
                <text:p>17.2423613495519</text:p>
              </table:table-cell>
              <table:table-cell office:value-type="float" office:value="17.2411205157761">
                <text:p>17.2411205157761</text:p>
              </table:table-cell>
              <table:table-cell office:value-type="float" office:value="17.240645776366">
                <text:p>17.240645776366</text:p>
              </table:table-cell>
              <table:table-cell office:value-type="float" office:value="17.2411036570716">
                <text:p>17.2411036570716</text:p>
              </table:table-cell>
              <table:table-cell office:value-type="float" office:value="17.2427207464295">
                <text:p>17.2427207464295</text:p>
              </table:table-cell>
              <table:table-cell office:value-type="float" office:value="17.2458340162087">
                <text:p>17.2458340162087</text:p>
              </table:table-cell>
              <table:table-cell office:value-type="float" office:value="17.2510019630347">
                <text:p>17.2510019630347</text:p>
              </table:table-cell>
              <table:table-cell office:value-type="float" office:value="17.2592837356538">
                <text:p>17.2592837356538</text:p>
              </table:table-cell>
              <table:table-cell office:value-type="float" office:value="17.2730905929533">
                <text:p>17.2730905929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17.2429915647824">
                <text:p>17.2429915647824</text:p>
              </table:table-cell>
              <table:table-cell office:value-type="float" office:value="17.2417683602332">
                <text:p>17.2417683602332</text:p>
              </table:table-cell>
              <table:table-cell office:value-type="float" office:value="17.2413034269982">
                <text:p>17.2413034269982</text:p>
              </table:table-cell>
              <table:table-cell office:value-type="float" office:value="17.241761351497">
                <text:p>17.241761351497</text:p>
              </table:table-cell>
              <table:table-cell office:value-type="float" office:value="17.2433661386819">
                <text:p>17.2433661386819</text:p>
              </table:table-cell>
              <table:table-cell office:value-type="float" office:value="17.2464510095381">
                <text:p>17.2464510095381</text:p>
              </table:table-cell>
              <table:table-cell office:value-type="float" office:value="17.2515683774019">
                <text:p>17.2515683774019</text:p>
              </table:table-cell>
              <table:table-cell office:value-type="float" office:value="17.2597660349784">
                <text:p>17.2597660349784</text:p>
              </table:table-cell>
              <table:table-cell office:value-type="float" office:value="17.2734296118741">
                <text:p>17.2734296118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17.2436010757507">
                <text:p>17.2436010757507</text:p>
              </table:table-cell>
              <table:table-cell office:value-type="float" office:value="17.2423948397759">
                <text:p>17.2423948397759</text:p>
              </table:table-cell>
              <table:table-cell office:value-type="float" office:value="17.2419393112801">
                <text:p>17.2419393112801</text:p>
              </table:table-cell>
              <table:table-cell office:value-type="float" office:value="17.2423972058062">
                <text:p>17.2423972058062</text:p>
              </table:table-cell>
              <table:table-cell office:value-type="float" office:value="17.2439900352543">
                <text:p>17.2439900352543</text:p>
              </table:table-cell>
              <table:table-cell office:value-type="float" office:value="17.2470473999932">
                <text:p>17.2470473999932</text:p>
              </table:table-cell>
              <table:table-cell office:value-type="float" office:value="17.2521158391571">
                <text:p>17.2521158391571</text:p>
              </table:table-cell>
              <table:table-cell office:value-type="float" office:value="17.2602321767825">
                <text:p>17.2602321767825</text:p>
              </table:table-cell>
              <table:table-cell office:value-type="float" office:value="17.2737572835611">
                <text:p>17.2737572835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17.2441900818405">
                <text:p>17.2441900818405</text:p>
              </table:table-cell>
              <table:table-cell office:value-type="float" office:value="17.2430001672522">
                <text:p>17.2430001672522</text:p>
              </table:table-cell>
              <table:table-cell office:value-type="float" office:value="17.2425536529729">
                <text:p>17.2425536529729</text:p>
              </table:table-cell>
              <table:table-cell office:value-type="float" office:value="17.2430114509995">
                <text:p>17.2430114509995</text:p>
              </table:table-cell>
              <table:table-cell office:value-type="float" office:value="17.2445926693045">
                <text:p>17.2445926693045</text:p>
              </table:table-cell>
              <table:table-cell office:value-type="float" office:value="17.2476234159081">
                <text:p>17.2476234159081</text:p>
              </table:table-cell>
              <table:table-cell office:value-type="float" office:value="17.2526445619736">
                <text:p>17.2526445619736</text:p>
              </table:table-cell>
              <table:table-cell office:value-type="float" office:value="17.2606823452369">
                <text:p>17.2606823452369</text:p>
              </table:table-cell>
              <table:table-cell office:value-type="float" office:value="17.2740737370099">
                <text:p>17.2740737370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17.2447587707041">
                <text:p>17.2447587707041</text:p>
              </table:table-cell>
              <table:table-cell office:value-type="float" office:value="17.2435845442011">
                <text:p>17.2435845442011</text:p>
              </table:table-cell>
              <table:table-cell office:value-type="float" office:value="17.2431466646849">
                <text:p>17.2431466646849</text:p>
              </table:table-cell>
              <table:table-cell office:value-type="float" office:value="17.2436043069682">
                <text:p>17.2436043069682</text:p>
              </table:table-cell>
              <table:table-cell office:value-type="float" office:value="17.2451742629309">
                <text:p>17.2451742629309</text:p>
              </table:table-cell>
              <table:table-cell office:value-type="float" office:value="17.2481792747223">
                <text:p>17.2481792747223</text:p>
              </table:table-cell>
              <table:table-cell office:value-type="float" office:value="17.253154749017">
                <text:p>17.253154749017</text:p>
              </table:table-cell>
              <table:table-cell office:value-type="float" office:value="17.261116714721">
                <text:p>17.261116714721</text:p>
              </table:table-cell>
              <table:table-cell office:value-type="float" office:value="17.2743790924934">
                <text:p>17.2743790924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17.2453073296579">
                <text:p>17.2453073296579</text:p>
              </table:table-cell>
              <table:table-cell office:value-type="float" office:value="17.2441481700733">
                <text:p>17.2441481700733</text:p>
              </table:table-cell>
              <table:table-cell office:value-type="float" office:value="17.2437185556898">
                <text:p>17.2437185556898</text:p>
              </table:table-cell>
              <table:table-cell office:value-type="float" office:value="17.2441759894408">
                <text:p>17.2441759894408</text:p>
              </table:table-cell>
              <table:table-cell office:value-type="float" office:value="17.2457350336395">
                <text:p>17.2457350336395</text:p>
              </table:table-cell>
              <table:table-cell office:value-type="float" office:value="17.2487151892843">
                <text:p>17.2487151892843</text:p>
              </table:table-cell>
              <table:table-cell office:value-type="float" office:value="17.2536465994076">
                <text:p>17.2536465994076</text:p>
              </table:table-cell>
              <table:table-cell office:value-type="float" office:value="17.261535456948">
                <text:p>17.261535456948</text:p>
              </table:table-cell>
              <table:table-cell office:value-type="float" office:value="17.2746734706945">
                <text:p>17.2746734706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17.24583593813">
                <text:p>17.24583593813</text:p>
              </table:table-cell>
              <table:table-cell office:value-type="float" office:value="17.244691236161">
                <text:p>17.244691236161</text:p>
              </table:table-cell>
              <table:table-cell office:value-type="float" office:value="17.2442695268211">
                <text:p>17.2442695268211</text:p>
              </table:table-cell>
              <table:table-cell office:value-type="float" office:value="17.2447267054841">
                <text:p>17.2447267054841</text:p>
              </table:table-cell>
              <table:table-cell office:value-type="float" office:value="17.246275190184">
                <text:p>17.246275190184</text:p>
              </table:table-cell>
              <table:table-cell office:value-type="float" office:value="17.249231363811">
                <text:p>17.249231363811</text:p>
              </table:table-cell>
              <table:table-cell office:value-type="float" office:value="17.2541203040723">
                <text:p>17.2541203040723</text:p>
              </table:table-cell>
              <table:table-cell office:value-type="float" office:value="17.2619387363534">
                <text:p>17.2619387363534</text:p>
              </table:table-cell>
              <table:table-cell office:value-type="float" office:value="17.2749569866999">
                <text:p>17.2749569866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17.2463447653525">
                <text:p>17.2463447653525</text:p>
              </table:table-cell>
              <table:table-cell office:value-type="float" office:value="17.2452139237644">
                <text:p>17.2452139237644</text:p>
              </table:table-cell>
              <table:table-cell office:value-type="float" office:value="17.2447997689499">
                <text:p>17.2447997689499</text:p>
              </table:table-cell>
              <table:table-cell office:value-type="float" office:value="17.2452566521795">
                <text:p>17.2452566521795</text:p>
              </table:table-cell>
              <table:table-cell office:value-type="float" office:value="17.2467949313552">
                <text:p>17.2467949313552</text:p>
              </table:table-cell>
              <table:table-cell office:value-type="float" office:value="17.2497279927196">
                <text:p>17.2497279927196</text:p>
              </table:table-cell>
              <table:table-cell office:value-type="float" office:value="17.2545760445426">
                <text:p>17.2545760445426</text:p>
              </table:table-cell>
              <table:table-cell office:value-type="float" office:value="17.2623267087402">
                <text:p>17.2623267087402</text:p>
              </table:table-cell>
              <table:table-cell office:value-type="float" office:value="17.2752297481898">
                <text:p>17.2752297481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17.2468339796478">
                <text:p>17.2468339796478</text:p>
              </table:table-cell>
              <table:table-cell office:value-type="float" office:value="17.2457164116991">
                <text:p>17.2457164116991</text:p>
              </table:table-cell>
              <table:table-cell office:value-type="float" office:value="17.2453094693458">
                <text:p>17.2453094693458</text:p>
              </table:table-cell>
              <table:table-cell office:value-type="float" office:value="17.2457660222718">
                <text:p>17.2457660222718</text:p>
              </table:table-cell>
              <table:table-cell office:value-type="float" office:value="17.2472944512375">
                <text:p>17.2472944512375</text:p>
              </table:table-cell>
              <table:table-cell office:value-type="float" office:value="17.2502052657492">
                <text:p>17.2502052657492</text:p>
              </table:table-cell>
              <table:table-cell office:value-type="float" office:value="17.2550139982046">
                <text:p>17.2550139982046</text:p>
              </table:table-cell>
              <table:table-cell office:value-type="float" office:value="17.2626995270703">
                <text:p>17.2626995270703</text:p>
              </table:table-cell>
              <table:table-cell office:value-type="float" office:value="17.2754918628686">
                <text:p>17.2754918628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17.247303739249">
                <text:p>17.247303739249</text:p>
              </table:table-cell>
              <table:table-cell office:value-type="float" office:value="17.2461988689205">
                <text:p>17.2461988689205</text:p>
              </table:table-cell>
              <table:table-cell office:value-type="float" office:value="17.2457988054725">
                <text:p>17.2457988054725</text:p>
              </table:table-cell>
              <table:table-cell office:value-type="float" office:value="17.2462549986994">
                <text:p>17.2462549986994</text:p>
              </table:table-cell>
              <table:table-cell office:value-type="float" office:value="17.24777393415">
                <text:p>17.24777393415</text:p>
              </table:table-cell>
              <table:table-cell office:value-type="float" office:value="17.2506633630467">
                <text:p>17.2506633630467</text:p>
              </table:table-cell>
              <table:table-cell office:value-type="float" office:value="17.2554343332548">
                <text:p>17.2554343332548</text:p>
              </table:table-cell>
              <table:table-cell office:value-type="float" office:value="17.2630573358587">
                <text:p>17.2630573358587</text:p>
              </table:table-cell>
              <table:table-cell office:value-type="float" office:value="17.2757434311686">
                <text:p>17.275743431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17.2477541967181">
                <text:p>17.2477541967181</text:p>
              </table:table-cell>
              <table:table-cell office:value-type="float" office:value="17.2466614581052">
                <text:p>17.2466614581052</text:p>
              </table:table-cell>
              <table:table-cell office:value-type="float" office:value="17.246267948033">
                <text:p>17.246267948033</text:p>
              </table:table-cell>
              <table:table-cell office:value-type="float" office:value="17.2467237573082">
                <text:p>17.2467237573082</text:p>
              </table:table-cell>
              <table:table-cell office:value-type="float" office:value="17.2482335571777">
                <text:p>17.2482335571777</text:p>
              </table:table-cell>
              <table:table-cell office:value-type="float" office:value="17.2511024576371">
                <text:p>17.2511024576371</text:p>
              </table:table-cell>
              <table:table-cell office:value-type="float" office:value="17.2558372112299">
                <text:p>17.2558372112299</text:p>
              </table:table-cell>
              <table:table-cell office:value-type="float" office:value="17.263400273955">
                <text:p>17.263400273955</text:p>
              </table:table-cell>
              <table:table-cell office:value-type="float" office:value="17.2759845497949">
                <text:p>17.27598454979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17.2481854977584">
                <text:p>17.2481854977584</text:p>
              </table:table-cell>
              <table:table-cell office:value-type="float" office:value="17.2471043347159">
                <text:p>17.2471043347159</text:p>
              </table:table-cell>
              <table:table-cell office:value-type="float" office:value="17.2467170602003">
                <text:p>17.2467170602003</text:p>
              </table:table-cell>
              <table:table-cell office:value-type="float" office:value="17.2471724661889">
                <text:p>17.2471724661889</text:p>
              </table:table-cell>
              <table:table-cell office:value-type="float" office:value="17.2486734895716">
                <text:p>17.2486734895716</text:p>
              </table:table-cell>
              <table:table-cell office:value-type="float" office:value="17.2515227148457">
                <text:p>17.2515227148457</text:p>
              </table:table-cell>
              <table:table-cell office:value-type="float" office:value="17.256222786412">
                <text:p>17.256222786412</text:p>
              </table:table-cell>
              <table:table-cell office:value-type="float" office:value="17.2637284738646">
                <text:p>17.2637284738646</text:p>
              </table:table-cell>
              <table:table-cell office:value-type="float" office:value="17.2762153108009">
                <text:p>17.2762153108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17.2485977856922">
                <text:p>17.2485977856922</text:p>
              </table:table-cell>
              <table:table-cell office:value-type="float" office:value="17.2475276506232">
                <text:p>17.2475276506232</text:p>
              </table:table-cell>
              <table:table-cell office:value-type="float" office:value="17.2471463006901">
                <text:p>17.2471463006901</text:p>
              </table:table-cell>
              <table:table-cell office:value-type="float" office:value="17.2476012884092">
                <text:p>17.2476012884092</text:p>
              </table:table-cell>
              <table:table-cell office:value-type="float" office:value="17.249093895294">
                <text:p>17.249093895294</text:p>
              </table:table-cell>
              <table:table-cell office:value-type="float" office:value="17.2519242947806">
                <text:p>17.2519242947806</text:p>
              </table:table-cell>
              <table:table-cell office:value-type="float" office:value="17.2565912083711">
                <text:p>17.2565912083711</text:p>
              </table:table-cell>
              <table:table-cell office:value-type="float" office:value="17.2640420645488">
                <text:p>17.2640420645488</text:p>
              </table:table-cell>
              <table:table-cell office:value-type="float" office:value="17.2764358051701">
                <text:p>17.27643580517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17.2489911934892">
                <text:p>17.2489911934892</text:p>
              </table:table-cell>
              <table:table-cell office:value-type="float" office:value="17.2479315477087">
                <text:p>17.2479315477087</text:p>
              </table:table-cell>
              <table:table-cell office:value-type="float" office:value="17.2475558183857">
                <text:p>17.2475558183857</text:p>
              </table:table-cell>
              <table:table-cell office:value-type="float" office:value="17.2480103772803">
                <text:p>17.2480103772803</text:p>
              </table:table-cell>
              <table:table-cell office:value-type="float" office:value="17.2494949286425">
                <text:p>17.2494949286425</text:p>
              </table:table-cell>
              <table:table-cell office:value-type="float" office:value="17.2523073480822">
                <text:p>17.2523073480822</text:p>
              </table:table-cell>
              <table:table-cell office:value-type="float" office:value="17.2569426176019">
                <text:p>17.2569426176019</text:p>
              </table:table-cell>
              <table:table-cell office:value-type="float" office:value="17.2643411665726">
                <text:p>17.2643411665726</text:p>
              </table:table-cell>
              <table:table-cell office:value-type="float" office:value="17.2766461164894">
                <text:p>17.2766461164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17.2493658493335">
                <text:p>17.2493658493335</text:p>
              </table:table-cell>
              <table:table-cell office:value-type="float" office:value="17.2483161623633">
                <text:p>17.2483161623633</text:p>
              </table:table-cell>
              <table:table-cell office:value-type="float" office:value="17.247945756148">
                <text:p>17.247945756148</text:p>
              </table:table-cell>
              <table:table-cell office:value-type="float" office:value="17.2483998797401">
                <text:p>17.2483998797401</text:p>
              </table:table-cell>
              <table:table-cell office:value-type="float" office:value="17.2498767373978">
                <text:p>17.2498767373978</text:p>
              </table:table-cell>
              <table:table-cell office:value-type="float" office:value="17.2526720189913">
                <text:p>17.2526720189913</text:p>
              </table:table-cell>
              <table:table-cell office:value-type="float" office:value="17.2572771486674">
                <text:p>17.2572771486674</text:p>
              </table:table-cell>
              <table:table-cell office:value-type="float" office:value="17.2646258955709">
                <text:p>17.2646258955709</text:p>
              </table:table-cell>
              <table:table-cell office:value-type="float" office:value="17.2768463253974">
                <text:p>17.2768463253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17.2497218751594">
                <text:p>17.2497218751594</text:p>
              </table:table-cell>
              <table:table-cell office:value-type="float" office:value="17.248681624326">
                <text:p>17.248681624326</text:p>
              </table:table-cell>
              <table:table-cell office:value-type="float" office:value="17.2483162498538">
                <text:p>17.2483162498538</text:p>
              </table:table-cell>
              <table:table-cell office:value-type="float" office:value="17.248769935517">
                <text:p>17.248769935517</text:p>
              </table:table-cell>
              <table:table-cell office:value-type="float" office:value="17.2502394620604">
                <text:p>17.2502394620604</text:p>
              </table:table-cell>
              <table:table-cell office:value-type="float" office:value="17.253018444611">
                <text:p>17.253018444611</text:p>
              </table:table-cell>
              <table:table-cell office:value-type="float" office:value="17.2575949294399">
                <text:p>17.2575949294399</text:p>
              </table:table-cell>
              <table:table-cell office:value-type="float" office:value="17.264896361392">
                <text:p>17.264896361392</text:p>
              </table:table-cell>
              <table:table-cell office:value-type="float" office:value="17.2770365084353">
                <text:p>17.2770365084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17.2500593886599">
                <text:p>17.2500593886599</text:p>
              </table:table-cell>
              <table:table-cell office:value-type="float" office:value="17.2490280583141">
                <text:p>17.2490280583141</text:p>
              </table:table-cell>
              <table:table-cell office:value-type="float" office:value="17.2486674297839">
                <text:p>17.2486674297839</text:p>
              </table:table-cell>
              <table:table-cell office:value-type="float" office:value="17.2491206783704">
                <text:p>17.2491206783704</text:p>
              </table:table-cell>
              <table:table-cell office:value-type="float" office:value="17.2505832370099">
                <text:p>17.2505832370099</text:p>
              </table:table-cell>
              <table:table-cell office:value-type="float" office:value="17.2533467560392">
                <text:p>17.2533467560392</text:p>
              </table:table-cell>
              <table:table-cell office:value-type="float" office:value="17.2578960822588">
                <text:p>17.2578960822588</text:p>
              </table:table-cell>
              <table:table-cell office:value-type="float" office:value="17.265152669366">
                <text:p>17.265152669366</text:p>
              </table:table-cell>
              <table:table-cell office:value-type="float" office:value="17.2772167396571">
                <text:p>17.2772167396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17.2503784997481">
                <text:p>17.2503784997481</text:p>
              </table:table-cell>
              <table:table-cell office:value-type="float" office:value="17.2493555811932">
                <text:p>17.2493555811932</text:p>
              </table:table-cell>
              <table:table-cell office:value-type="float" office:value="17.2489994182543">
                <text:p>17.2489994182543</text:p>
              </table:table-cell>
              <table:table-cell office:value-type="float" office:value="17.2494522340113">
                <text:p>17.2494522340113</text:p>
              </table:table-cell>
              <table:table-cell office:value-type="float" office:value="17.2509081885881">
                <text:p>17.2509081885881</text:p>
              </table:table-cell>
              <table:table-cell office:value-type="float" office:value="17.2536570765097">
                <text:p>17.2536570765097</text:p>
              </table:table-cell>
              <table:table-cell office:value-type="float" office:value="17.2581807220215">
                <text:p>17.2581807220215</text:p>
              </table:table-cell>
              <table:table-cell office:value-type="float" office:value="17.2653949181744">
                <text:p>17.2653949181744</text:p>
              </table:table-cell>
              <table:table-cell office:value-type="float" office:value="17.2773870878305">
                <text:p>17.2773870878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17.2506793106814">
                <text:p>17.2506793106814</text:p>
              </table:table-cell>
              <table:table-cell office:value-type="float" office:value="17.2496643020929">
                <text:p>17.2496643020929</text:p>
              </table:table-cell>
              <table:table-cell office:value-type="float" office:value="17.2493123297287">
                <text:p>17.2493123297287</text:p>
              </table:table-cell>
              <table:table-cell office:value-type="float" office:value="17.2497647202158">
                <text:p>17.2497647202158</text:p>
              </table:table-cell>
              <table:table-cell office:value-type="float" office:value="17.2512144352135">
                <text:p>17.2512144352135</text:p>
              </table:table-cell>
              <table:table-cell office:value-type="float" office:value="17.2539495215082">
                <text:p>17.2539495215082</text:p>
              </table:table-cell>
              <table:table-cell office:value-type="float" office:value="17.2584489562993">
                <text:p>17.2584489562993</text:p>
              </table:table-cell>
              <table:table-cell office:value-type="float" office:value="17.265623199964">
                <text:p>17.265623199964</text:p>
              </table:table-cell>
              <table:table-cell office:value-type="float" office:value="17.2775476165506">
                <text:p>17.27754761655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17.2509619224423">
                <text:p>17.2509619224423</text:p>
              </table:table-cell>
              <table:table-cell office:value-type="float" office:value="17.2499543275474">
                <text:p>17.2499543275474</text:p>
              </table:table-cell>
              <table:table-cell office:value-type="float" office:value="17.2496062751595">
                <text:p>17.2496062751595</text:p>
              </table:table-cell>
              <table:table-cell office:value-type="float" office:value="17.2500582506674">
                <text:p>17.2500582506674</text:p>
              </table:table-cell>
              <table:table-cell office:value-type="float" office:value="17.2515020909499">
                <text:p>17.2515020909499</text:p>
              </table:table-cell>
              <table:table-cell office:value-type="float" office:value="17.254224202245">
                <text:p>17.254224202245</text:p>
              </table:table-cell>
              <table:table-cell office:value-type="float" office:value="17.2587008888979">
                <text:p>17.2587008888979</text:p>
              </table:table-cell>
              <table:table-cell office:value-type="float" office:value="17.2658376042831">
                <text:p>17.2658376042831</text:p>
              </table:table-cell>
              <table:table-cell office:value-type="float" office:value="17.2776983893192">
                <text:p>17.2776983893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17.2512264256851">
                <text:p>17.2512264256851</text:p>
              </table:table-cell>
              <table:table-cell office:value-type="float" office:value="17.2502257542332">
                <text:p>17.2502257542332</text:p>
              </table:table-cell>
              <table:table-cell office:value-type="float" office:value="17.249881355886">
                <text:p>17.249881355886</text:p>
              </table:table-cell>
              <table:table-cell office:value-type="float" office:value="17.2503329295827">
                <text:p>17.2503329295827</text:p>
              </table:table-cell>
              <table:table-cell office:value-type="float" office:value="17.2517712605359">
                <text:p>17.2517712605359</text:p>
              </table:table-cell>
              <table:table-cell office:value-type="float" office:value="17.2544812208272">
                <text:p>17.2544812208272</text:p>
              </table:table-cell>
              <table:table-cell office:value-type="float" office:value="17.2589366149016">
                <text:p>17.2589366149016</text:p>
              </table:table-cell>
              <table:table-cell office:value-type="float" office:value="17.266038212574">
                <text:p>17.266038212574</text:p>
              </table:table-cell>
              <table:table-cell office:value-type="float" office:value="17.2778394623648">
                <text:p>17.27783946236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17.2514729077268">
                <text:p>17.2514729077268</text:p>
              </table:table-cell>
              <table:table-cell office:value-type="float" office:value="17.2504786745983">
                <text:p>17.2504786745983</text:p>
              </table:table-cell>
              <table:table-cell office:value-type="float" office:value="17.2501376683853">
                <text:p>17.2501376683853</text:p>
              </table:table-cell>
              <table:table-cell office:value-type="float" office:value="17.2505888559147">
                <text:p>17.2505888559147</text:p>
              </table:table-cell>
              <table:table-cell office:value-type="float" office:value="17.2520220432854">
                <text:p>17.2520220432854</text:p>
              </table:table-cell>
              <table:table-cell office:value-type="float" office:value="17.2547206740539">
                <text:p>17.2547206740539</text:p>
              </table:table-cell>
              <table:table-cell office:value-type="float" office:value="17.2591562245652">
                <text:p>17.2591562245652</text:p>
              </table:table-cell>
              <table:table-cell office:value-type="float" office:value="17.266225102477">
                <text:p>17.266225102477</text:p>
              </table:table-cell>
              <table:table-cell office:value-type="float" office:value="17.2779708902048">
                <text:p>17.2779708902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17.2517014490127">
                <text:p>17.2517014490127</text:p>
              </table:table-cell>
              <table:table-cell office:value-type="float" office:value="17.2507131740339">
                <text:p>17.2507131740339</text:p>
              </table:table-cell>
              <table:table-cell office:value-type="float" office:value="17.250375301902">
                <text:p>17.250375301902</text:p>
              </table:table-cell>
              <table:table-cell office:value-type="float" office:value="17.2508261212707">
                <text:p>17.2508261212707</text:p>
              </table:table-cell>
              <table:table-cell office:value-type="float" office:value="17.252254531167">
                <text:p>17.252254531167</text:p>
              </table:table-cell>
              <table:table-cell office:value-type="float" office:value="17.2549426515529">
                <text:p>17.2549426515529</text:p>
              </table:table-cell>
              <table:table-cell office:value-type="float" office:value="17.2593598013994">
                <text:p>17.2593598013994</text:p>
              </table:table-cell>
              <table:table-cell office:value-type="float" office:value="17.2663983456971">
                <text:p>17.2663983456971</text:p>
              </table:table-cell>
              <table:table-cell office:value-type="float" office:value="17.2780927228489">
                <text:p>17.27809272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17.2519121240508">
                <text:p>17.2519121240508</text:p>
              </table:table-cell>
              <table:table-cell office:value-type="float" office:value="17.2509293316355">
                <text:p>17.2509293316355</text:p>
              </table:table-cell>
              <table:table-cell office:value-type="float" office:value="17.2505943390993">
                <text:p>17.2505943390993</text:p>
              </table:table-cell>
              <table:table-cell office:value-type="float" office:value="17.2510448104953">
                <text:p>17.2510448104953</text:p>
              </table:table-cell>
              <table:table-cell office:value-type="float" office:value="17.2524688093503">
                <text:p>17.2524688093503</text:p>
              </table:table-cell>
              <table:table-cell office:value-type="float" office:value="17.2551472363139">
                <text:p>17.2551472363139</text:p>
              </table:table-cell>
              <table:table-cell office:value-type="float" office:value="17.2595474227166">
                <text:p>17.2595474227166</text:p>
              </table:table-cell>
              <table:table-cell office:value-type="float" office:value="17.2665580085994">
                <text:p>17.2665580085994</text:p>
              </table:table-cell>
              <table:table-cell office:value-type="float" office:value="17.2782050065487">
                <text:p>17.2782050065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17.2521050020079">
                <text:p>17.2521050020079</text:p>
              </table:table-cell>
              <table:table-cell office:value-type="float" office:value="17.251127220691">
                <text:p>17.251127220691</text:p>
              </table:table-cell>
              <table:table-cell office:value-type="float" office:value="17.2507948564791">
                <text:p>17.2507948564791</text:p>
              </table:table-cell>
              <table:table-cell office:value-type="float" office:value="17.2512450020499">
                <text:p>17.2512450020499</text:p>
              </table:table-cell>
              <table:table-cell office:value-type="float" office:value="17.2526649565629">
                <text:p>17.2526649565629</text:p>
              </table:table-cell>
              <table:table-cell office:value-type="float" office:value="17.2553345050391">
                <text:p>17.2553345050391</text:p>
              </table:table-cell>
              <table:table-cell office:value-type="float" office:value="17.2597191599882">
                <text:p>17.2597191599882</text:p>
              </table:table-cell>
              <table:table-cell office:value-type="float" office:value="17.2667041525963">
                <text:p>17.2667041525963</text:p>
              </table:table-cell>
              <table:table-cell office:value-type="float" office:value="17.2783077842795">
                <text:p>17.2783077842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17.2522801437128">
                <text:p>17.2522801437128</text:p>
              </table:table-cell>
              <table:table-cell office:value-type="float" office:value="17.2513069062836">
                <text:p>17.2513069062836</text:p>
              </table:table-cell>
              <table:table-cell office:value-type="float" office:value="17.2509769223737">
                <text:p>17.2509769223737</text:p>
              </table:table-cell>
              <table:table-cell office:value-type="float" office:value="17.2514267662487">
                <text:p>17.2514267662487</text:p>
              </table:table-cell>
              <table:table-cell office:value-type="float" office:value="17.2528430434633">
                <text:p>17.2528430434633</text:p>
              </table:table-cell>
              <table:table-cell office:value-type="float" office:value="17.2555045265643">
                <text:p>17.2555045265643</text:p>
              </table:table-cell>
              <table:table-cell office:value-type="float" office:value="17.259875077223">
                <text:p>17.259875077223</text:p>
              </table:table-cell>
              <table:table-cell office:value-type="float" office:value="17.2668368323398">
                <text:p>17.2668368323398</text:p>
              </table:table-cell>
              <table:table-cell office:value-type="float" office:value="17.278401093369">
                <text:p>17.2784010933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17.2524376101374">
                <text:p>17.2524376101374</text:p>
              </table:table-cell>
              <table:table-cell office:value-type="float" office:value="17.2514684521085">
                <text:p>17.2514684521085</text:p>
              </table:table-cell>
              <table:table-cell office:value-type="float" office:value="17.2511406026877">
                <text:p>17.2511406026877</text:p>
              </table:table-cell>
              <table:table-cell office:value-type="float" office:value="17.2515901703292">
                <text:p>17.2515901703292</text:p>
              </table:table-cell>
              <table:table-cell office:value-type="float" office:value="17.2530031373405">
                <text:p>17.2530031373405</text:p>
              </table:table-cell>
              <table:table-cell office:value-type="float" office:value="17.2556573664276">
                <text:p>17.2556573664276</text:p>
              </table:table-cell>
              <table:table-cell office:value-type="float" office:value="17.2600152356532">
                <text:p>17.2600152356532</text:p>
              </table:table-cell>
              <table:table-cell office:value-type="float" office:value="17.266956100914">
                <text:p>17.266956100914</text:p>
              </table:table-cell>
              <table:table-cell office:value-type="float" office:value="17.2784849722316">
                <text:p>17.2784849722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17.2525774508062">
                <text:p>17.2525774508062</text:p>
              </table:table-cell>
              <table:table-cell office:value-type="float" office:value="17.2516119111756">
                <text:p>17.2516119111756</text:p>
              </table:table-cell>
              <table:table-cell office:value-type="float" office:value="17.2512859530855">
                <text:p>17.2512859530855</text:p>
              </table:table-cell>
              <table:table-cell office:value-type="float" office:value="17.2517352715689">
                <text:p>17.2517352715689</text:p>
              </table:table-cell>
              <table:table-cell office:value-type="float" office:value="17.2531452957448">
                <text:p>17.2531452957448</text:p>
              </table:table-cell>
              <table:table-cell office:value-type="float" office:value="17.2557930806831">
                <text:p>17.2557930806831</text:p>
              </table:table-cell>
              <table:table-cell office:value-type="float" office:value="17.2601396873856">
                <text:p>17.2601396873856</text:p>
              </table:table-cell>
              <table:table-cell office:value-type="float" office:value="17.2670620027826">
                <text:p>17.2670620027826</text:p>
              </table:table-cell>
              <table:table-cell office:value-type="float" office:value="17.278559451181">
                <text:p>17.278559451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17.252699711368">
                <text:p>17.252699711368</text:p>
              </table:table-cell>
              <table:table-cell office:value-type="float" office:value="17.2517373318945">
                <text:p>17.2517373318945</text:p>
              </table:table-cell>
              <table:table-cell office:value-type="float" office:value="17.2514130241149">
                <text:p>17.2514130241149</text:p>
              </table:table-cell>
              <table:table-cell office:value-type="float" office:value="17.2518621218093">
                <text:p>17.2518621218093</text:p>
              </table:table-cell>
              <table:table-cell office:value-type="float" office:value="17.2532695706818">
                <text:p>17.2532695706818</text:p>
              </table:table-cell>
              <table:table-cell office:value-type="float" office:value="17.2559117199777">
                <text:p>17.2559117199777</text:p>
              </table:table-cell>
              <table:table-cell office:value-type="float" office:value="17.260248479583">
                <text:p>17.260248479583</text:p>
              </table:table-cell>
              <table:table-cell office:value-type="float" office:value="17.267154578423">
                <text:p>17.267154578423</text:p>
              </table:table-cell>
              <table:table-cell office:value-type="float" office:value="17.2786245584404">
                <text:p>17.2786245584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17.2528044318658">
                <text:p>17.2528044318658</text:p>
              </table:table-cell>
              <table:table-cell office:value-type="float" office:value="17.2518447566913">
                <text:p>17.2518447566913</text:p>
              </table:table-cell>
              <table:table-cell office:value-type="float" office:value="17.25152186005">
                <text:p>17.25152186005</text:p>
              </table:table-cell>
              <table:table-cell office:value-type="float" office:value="17.2519707664405">
                <text:p>17.2519707664405</text:p>
              </table:table-cell>
              <table:table-cell office:value-type="float" office:value="17.2533760076747">
                <text:p>17.2533760076747</text:p>
              </table:table-cell>
              <table:table-cell office:value-type="float" office:value="17.2560133286414">
                <text:p>17.2560133286414</text:p>
              </table:table-cell>
              <table:table-cell office:value-type="float" office:value="17.2603416535303">
                <text:p>17.2603416535303</text:p>
              </table:table-cell>
              <table:table-cell office:value-type="float" office:value="17.2672338632842">
                <text:p>17.2672338632842</text:p>
              </table:table-cell>
              <table:table-cell office:value-type="float" office:value="17.2786803187749">
                <text:p>17.27868031877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17.2528916471979">
                <text:p>17.2528916471979</text:p>
              </table:table-cell>
              <table:table-cell office:value-type="float" office:value="17.2519342223838">
                <text:p>17.2519342223838</text:p>
              </table:table-cell>
              <table:table-cell office:value-type="float" office:value="17.2516124992112">
                <text:p>17.2516124992112</text:p>
              </table:table-cell>
              <table:table-cell office:value-type="float" office:value="17.2520612446875">
                <text:p>17.2520612446875</text:p>
              </table:table-cell>
              <table:table-cell office:value-type="float" office:value="17.2534646460333">
                <text:p>17.2534646460333</text:p>
              </table:table-cell>
              <table:table-cell office:value-type="float" office:value="17.2560979449507">
                <text:p>17.2560979449507</text:p>
              </table:table-cell>
              <table:table-cell office:value-type="float" office:value="17.2604192449025">
                <text:p>17.2604192449025</text:p>
              </table:table-cell>
              <table:table-cell office:value-type="float" office:value="17.26729988808">
                <text:p>17.26729988808</text:p>
              </table:table-cell>
              <table:table-cell office:value-type="float" office:value="17.278726753861">
                <text:p>17.2787267538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17.252961385091">
                <text:p>17.252961385091</text:p>
              </table:table-cell>
              <table:table-cell office:value-type="float" office:value="17.2520057585595">
                <text:p>17.2520057585595</text:p>
              </table:table-cell>
              <table:table-cell office:value-type="float" office:value="17.2516849726063">
                <text:p>17.2516849726063</text:p>
              </table:table-cell>
              <table:table-cell office:value-type="float" office:value="17.2521335884156">
                <text:p>17.2521335884156</text:p>
              </table:table-cell>
              <table:table-cell office:value-type="float" office:value="17.2535355177505">
                <text:p>17.2535355177505</text:p>
              </table:table-cell>
              <table:table-cell office:value-type="float" office:value="17.2561656000572">
                <text:p>17.2561656000572</text:p>
              </table:table-cell>
              <table:table-cell office:value-type="float" office:value="17.2604812826655">
                <text:p>17.2604812826655</text:p>
              </table:table-cell>
              <table:table-cell office:value-type="float" office:value="17.2673526775641">
                <text:p>17.2673526775641</text:p>
              </table:table-cell>
              <table:table-cell office:value-type="float" office:value="17.2787638806834">
                <text:p>17.2787638806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17.2530136679156">
                <text:p>17.2530136679156</text:p>
              </table:table-cell>
              <table:table-cell office:value-type="float" office:value="17.2520593890356">
                <text:p>17.2520593890356</text:p>
              </table:table-cell>
              <table:table-cell office:value-type="float" office:value="17.2517393051606">
                <text:p>17.2517393051606</text:p>
              </table:table-cell>
              <table:table-cell office:value-type="float" office:value="17.252187823219">
                <text:p>17.252187823219</text:p>
              </table:table-cell>
              <table:table-cell office:value-type="float" office:value="17.2535886485122">
                <text:p>17.2535886485122</text:p>
              </table:table-cell>
              <table:table-cell office:value-type="float" office:value="17.2562163189698">
                <text:p>17.2562163189698</text:p>
              </table:table-cell>
              <table:table-cell office:value-type="float" office:value="17.2605277900829">
                <text:p>17.2605277900829</text:p>
              </table:table-cell>
              <table:table-cell office:value-type="float" office:value="17.2673922516445">
                <text:p>17.2673922516445</text:p>
              </table:table-cell>
              <table:table-cell office:value-type="float" office:value="17.2787917129762">
                <text:p>17.2787917129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17.2530485152589">
                <text:p>17.2530485152589</text:p>
              </table:table-cell>
              <table:table-cell office:value-type="float" office:value="17.2520951339268">
                <text:p>17.2520951339268</text:p>
              </table:table-cell>
              <table:table-cell office:value-type="float" office:value="17.2517755174591">
                <text:p>17.2517755174591</text:p>
              </table:table-cell>
              <table:table-cell office:value-type="float" office:value="17.2522239699575">
                <text:p>17.2522239699575</text:p>
              </table:table-cell>
              <table:table-cell office:value-type="float" office:value="17.2536240591217">
                <text:p>17.2536240591217</text:p>
              </table:table-cell>
              <table:table-cell office:value-type="float" office:value="17.2562501219397">
                <text:p>17.2562501219397</text:p>
              </table:table-cell>
              <table:table-cell office:value-type="float" office:value="17.2605587861366">
                <text:p>17.2605587861366</text:p>
              </table:table-cell>
              <table:table-cell office:value-type="float" office:value="17.2674186269575">
                <text:p>17.2674186269575</text:p>
              </table:table-cell>
              <table:table-cell office:value-type="float" office:value="17.278810263265">
                <text:p>17.278810263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17.2530659365354">
                <text:p>17.2530659365354</text:p>
              </table:table-cell>
              <table:table-cell office:value-type="float" office:value="17.252113003718">
                <text:p>17.252113003718</text:p>
              </table:table-cell>
              <table:table-cell office:value-type="float" office:value="17.2517936207648">
                <text:p>17.2517936207648</text:p>
              </table:table-cell>
              <table:table-cell office:value-type="float" office:value="17.2522420403682">
                <text:p>17.2522420403682</text:p>
              </table:table-cell>
              <table:table-cell office:value-type="float" office:value="17.253641761439">
                <text:p>17.253641761439</text:p>
              </table:table-cell>
              <table:table-cell office:value-type="float" office:value="17.2562670205158">
                <text:p>17.2562670205158</text:p>
              </table:table-cell>
              <table:table-cell office:value-type="float" office:value="17.2605742814782">
                <text:p>17.2605742814782</text:p>
              </table:table-cell>
              <table:table-cell office:value-type="float" office:value="17.2674318123718">
                <text:p>17.2674318123718</text:p>
              </table:table-cell>
              <table:table-cell office:value-type="float" office:value="17.2788195370113">
                <text:p>17.2788195370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'Teglafal-vizsgalat'.B8:'Teglafal-vizsgalat'.B16 'Teglafal-vizsgalat'.D8:'Teglafal-vizsgalat'.D16" svg:x="0.77cm" svg:y="0.855cm" svg:width="11.738cm" svg:height="7.545cm">
          <chartooo:coordinate-region svg:x="1.682cm" svg:y="1.054cm" svg:width="10.40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glafal-vizsgalat'.D8:'Teglafal-vizsgalat'.D16" chart:class="chart:scatter">
            <chart:domain table:cell-range-address="'Teglafal-vizsgalat'.B8:'Teglafal-vizsgalat'.B1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4">
                <text:p>0.234</text:p>
                <draw:g>
                  <svg:desc>'Teglafal-vizsgalat'.B8:'Teglafal-vizsgalat'.B16</svg:desc>
                </draw:g>
              </table:table-cell>
              <table:table-cell office:value-type="float" office:value="6.891">
                <text:p>6.891</text:p>
                <draw:g>
                  <svg:desc>'Teglafal-vizsgalat'.D8:'Teglafal-vizsgalat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5">
                <text:p>0.235</text:p>
              </table:table-cell>
              <table:table-cell office:value-type="float" office:value="6.846">
                <text:p>6.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6.806">
                <text:p>6.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9">
                <text:p>0.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14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'Belsofalsarok-szigeteles'.H79:'Belsofalsarok-szigeteles'.H86" chart:data-source-has-labels="both" svg:x="0.245cm" svg:y="0.605cm" svg:width="15.473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21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Belsofalsarok-szigeteles'.H79:'Belsofalsarok-szigeteles'.H86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6.5359906989211">
                <text:p>16.5359906989211</text:p>
                <draw:g>
                  <svg:desc>'Belsofalsarok-szigeteles'.H79:'Belsofalsarok-szigeteles'.H86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472456877112031">
                <text:p>0.472456877112031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16.5854751609104">
                <text:p>16.5854751609104</text:p>
              </table:table-cell>
              <table:table-cell office:value-type="float" office:value="0.11">
                <text:p>0.11</text:p>
              </table:table-cell>
              <table:table-cell office:value-type="float" office:value="0.150777046917367">
                <text:p>0.150777046917367</text:p>
              </table:table-cell>
            </table:table-row>
            <table:table-row>
              <table:table-cell office:value-type="string"/>
              <table:table-cell office:value-type="float" office:value="16.6280435403936">
                <text:p>16.6280435403936</text:p>
              </table:table-cell>
              <table:table-cell office:value-type="float" office:value="0.15">
                <text:p>0.15</text:p>
              </table:table-cell>
              <table:table-cell office:value-type="float" office:value="0.110853623602624">
                <text:p>0.110853623602624</text:p>
              </table:table-cell>
            </table:table-row>
            <table:table-row>
              <table:table-cell office:value-type="string"/>
              <table:table-cell office:value-type="float" office:value="16.6657670278004">
                <text:p>16.6657670278004</text:p>
              </table:table-cell>
              <table:table-cell office:value-type="float" office:value="0.16">
                <text:p>0.16</text:p>
              </table:table-cell>
              <table:table-cell office:value-type="float" office:value="0.104161043923752">
                <text:p>0.104161043923752</text:p>
              </table:table-cell>
            </table:table-row>
            <table:table-row>
              <table:table-cell office:value-type="string"/>
              <table:table-cell office:value-type="float" office:value="16.6999726903152">
                <text:p>16.6999726903152</text:p>
              </table:table-cell>
              <table:table-cell office:value-type="float" office:value="0.17">
                <text:p>0.17</text:p>
              </table:table-cell>
              <table:table-cell office:value-type="float" office:value="0.0982351334724423">
                <text:p>0.0982351334724423</text:p>
              </table:table-cell>
            </table:table-row>
            <table:table-row>
              <table:table-cell office:value-type="string"/>
              <table:table-cell office:value-type="float" office:value="16.7315275853186">
                <text:p>16.7315275853186</text:p>
              </table:table-cell>
              <table:table-cell office:value-type="float" office:value="0.17">
                <text:p>0.17</text:p>
              </table:table-cell>
              <table:table-cell office:value-type="float" office:value="0.0984207505018741">
                <text:p>0.0984207505018741</text:p>
              </table:table-cell>
            </table:table-row>
            <table:table-row>
              <table:table-cell office:value-type="string"/>
              <table:table-cell office:value-type="float" office:value="16.7610104424915">
                <text:p>16.7610104424915</text:p>
              </table:table-cell>
              <table:table-cell office:value-type="float" office:value="0.17">
                <text:p>0.17</text:p>
              </table:table-cell>
              <table:table-cell office:value-type="float" office:value="0.0985941790734794">
                <text:p>0.0985941790734794</text:p>
              </table:table-cell>
            </table:table-row>
            <table:table-row>
              <table:table-cell office:value-type="string"/>
              <table:table-cell office:value-type="float" office:value="16.7888168915958">
                <text:p>16.7888168915958</text:p>
              </table:table-cell>
              <table:table-cell office:value-type="float" office:value="0.17">
                <text:p>0.17</text:p>
              </table:table-cell>
              <table:table-cell office:value-type="float" office:value="0.0987577464211518">
                <text:p>0.0987577464211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3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5cm" xlink:href=".." xlink:type="simple" chart:class="chart:scatter" chart:style-name="ch1">
        <chart:title svg:x="2.93cm" svg:y="0.236cm" chart:style-name="ch2">
          <text:p>Hőeloszlás belső falon 10 cm vastag hőszigetelés esetén</text:p>
        </chart:title>
        <chart:legend svg:x="11.065cm" svg:y="4.985cm" style:legend-expansion="custom" chartooo:width="3.573cm" chartooo:height="2.353cm" style:legend-expansion-aspect-ratio="1.51848703782405" chart:style-name="ch3"/>
        <chart:plot-area chart:style-name="ch4" table:cell-range-address="'Belsofalsarok-szigeteles'.Q72:'Belsofalsarok-szigeteles'.Q371 'Belsofalsarok-szigeteles'.A71:'Belsofalsarok-szigeteles'.A371 'Belsofalsarok-szigeteles'.B72:'Belsofalsarok-szigeteles'.B371 'Belsofalsarok-szigeteles'.D70:'Belsofalsarok-szigeteles'.D70 'Belsofalsarok-szigeteles'.E72:'Belsofalsarok-szigeteles'.E371 'Belsofalsarok-szigeteles'.G70:'Belsofalsarok-szigeteles'.G70 'Belsofalsarok-szigeteles'.S70:'Belsofalsarok-szigeteles'.S70 'Belsofalsarok-szigeteles'.T72:'Belsofalsarok-szigeteles'.T371" chart:data-source-has-labels="both" svg:x="0.413cm" svg:y="0.924cm" svg:width="15.105cm" svg:height="7.384cm">
          <chartooo:coordinate-region svg:x="1.034cm" svg:y="1.124cm" svg:width="14.39cm" svg:height="6.538cm"/>
          <chart:axis chart:dimension="x" chart:name="primary-x" chart:style-name="ch5" chartooo:axis-type="auto">
            <chart:categories table:cell-range-address="'Belsofalsarok-szigeteles'.Q72:'Belsofalsarok-szigeteles'.Q371"/>
            <chart:grid chart:style-name="ch6" chart:class="major"/>
          </chart:axis>
          <chart:axis chart:dimension="y" chart:name="primary-y" chart:style-name="ch7">
            <chart:title svg:x="0.132cm" svg:y="0.16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B72:'Belsofalsarok-szigeteles'.B371" chart:label-cell-address="'Belsofalsarok-szigeteles'.A71:'Belsofalsarok-szigeteles'.A71" chart:class="chart:scatter">
            <chart:domain table:cell-range-address="'Belsofalsarok-szigeteles'.A72:'Belsofalsarok-szigeteles'.A371"/>
            <chart:data-point chart:repeated="300"/>
          </chart:series>
          <chart:series chart:style-name="ch10" chart:values-cell-range-address="'Belsofalsarok-szigeteles'.E72:'Belsofalsarok-szigeteles'.E371" chart:label-cell-address="'Belsofalsarok-szigeteles'.D70:'Belsofalsarok-szigeteles'.D70" chart:class="chart:scatter">
            <chart:domain table:cell-range-address="'Belsofalsarok-szigeteles'.D72:'Belsofalsarok-szigeteles'.D371"/>
            <chart:data-point chart:repeated="300"/>
          </chart:series>
          <chart:series chart:style-name="ch11" chart:values-cell-range-address="'Belsofalsarok-szigeteles'.Q72:'Belsofalsarok-szigeteles'.Q371" chart:label-cell-address="'Belsofalsarok-szigeteles'.G70:'Belsofalsarok-szigeteles'.G70" chart:class="chart:scatter">
            <chart:domain table:cell-range-address="'Belsofalsarok-szigeteles'.G72:'Belsofalsarok-szigeteles'.G371"/>
            <chart:data-point chart:repeated="300"/>
          </chart:series>
          <chart:series chart:style-name="ch12" chart:values-cell-range-address="'Belsofalsarok-szigeteles'.T72:'Belsofalsarok-szigeteles'.T371" chart:label-cell-address="'Belsofalsarok-szigeteles'.S70:'Belsofalsarok-szigeteles'.S70" chart:class="chart:scatter">
            <chart:domain table:cell-range-address="'Belsofalsarok-szigeteles'.S72:'Belsofalsarok-szigeteles'.S371"/>
            <chart:data-point chart:repeated="3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 [cm]</text:p>
                <draw:g>
                  <svg:desc>'Belsofalsarok-szigeteles'.A71:'Belsofalsarok-szigeteles'.A7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=10 [cm]</text:p>
                <draw:g>
                  <svg:desc>'Belsofalsarok-szigeteles'.D70:'Belsofalsarok-szigeteles'.D7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l=20 [cm]</text:p>
                <draw:g>
                  <svg:desc>'Belsofalsarok-szigeteles'.G70:'Belsofalsarok-szigeteles'.G7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l=30 [cm]</text:p>
                <draw:g>
                  <svg:desc>'Belsofalsarok-szigeteles'.S70:'Belsofalsarok-szigeteles'.S70</svg:desc>
                </draw:g>
              </table:table-cell>
            </table:table-row>
          </table:table-header-rows>
          <table:table-rows>
            <table:table-row>
              <table:table-cell office:value-type="float" office:value="17.4445050402631">
                <text:p>20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A72:'Belsofalsarok-szigeteles'.A371</svg:desc>
                </draw:g>
              </table:table-cell>
              <table:table-cell office:value-type="float" office:value="14.3208835041821">
                <text:p>14.3208835041821</text:p>
                <draw:g>
                  <svg:desc>'Belsofalsarok-szigeteles'.B72:'Belsofalsarok-szigeteles'.B371</svg:desc>
                </draw:g>
              </table:table-cell>
              <table:table-cell office:value-type="float" office:value="0.301">
                <text:p>0.301</text:p>
                <draw:g>
                  <svg:desc>'Belsofalsarok-szigeteles'.D72:'Belsofalsarok-szigeteles'.D371</svg:desc>
                </draw:g>
              </table:table-cell>
              <table:table-cell office:value-type="float" office:value="17.6417941325404">
                <text:p>17.6417941325404</text:p>
                <draw:g>
                  <svg:desc>'Belsofalsarok-szigeteles'.E72:'Belsofalsarok-szigeteles'.E371</svg:desc>
                </draw:g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S72:'Belsofalsarok-szigeteles'.S371</svg:desc>
                </draw:g>
              </table:table-cell>
              <table:table-cell office:value-type="float" office:value="17.3616819162414">
                <text:p>17.3616819162414</text:p>
                <draw:g>
                  <svg:desc>'Belsofalsarok-szigeteles'.T72:'Belsofalsarok-szigeteles'.T371</svg:desc>
                </draw:g>
              </table:table-cell>
            </table:table-row>
            <table:table-row>
              <table:table-cell office:value-type="float" office:value="17.7960297520882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4.501266610903">
                <text:p>14.501266610903</text:p>
              </table:table-cell>
              <table:table-cell office:value-type="float" office:value="0.303">
                <text:p>0.303</text:p>
              </table:table-cell>
              <table:table-cell office:value-type="float" office:value="17.9671984675166">
                <text:p>17.9671984675166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0.303">
                <text:p>0.303</text:p>
              </table:table-cell>
              <table:table-cell office:value-type="float" office:value="17.7241299909566">
                <text:p>17.7241299909566</text:p>
              </table:table-cell>
            </table:table-row>
            <table:table-row>
              <table:table-cell office:value-type="float" office:value="18.0241100405753">
                <text:p>20</text:p>
              </table:table-cell>
              <table:table-cell office:value-type="float" office:value="0.305">
                <text:p>0.305</text:p>
              </table:table-cell>
              <table:table-cell office:value-type="float" office:value="14.6540131306534">
                <text:p>14.6540131306534</text:p>
              </table:table-cell>
              <table:table-cell office:value-type="float" office:value="0.305">
                <text:p>0.305</text:p>
              </table:table-cell>
              <table:table-cell office:value-type="float" office:value="18.1787772153414">
                <text:p>18.1787772153414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0.305">
                <text:p>0.305</text:p>
              </table:table-cell>
              <table:table-cell office:value-type="float" office:value="17.9590865455022">
                <text:p>17.9590865455022</text:p>
              </table:table-cell>
            </table:table-row>
            <table:table-row>
              <table:table-cell office:value-type="float" office:value="18.185405164097">
                <text:p>20</text:p>
              </table:table-cell>
              <table:table-cell office:value-type="float" office:value="0.307">
                <text:p>0.307</text:p>
              </table:table-cell>
              <table:table-cell office:value-type="float" office:value="14.7876009956292">
                <text:p>14.7876009956292</text:p>
              </table:table-cell>
              <table:table-cell office:value-type="float" office:value="0.307">
                <text:p>0.307</text:p>
              </table:table-cell>
              <table:table-cell office:value-type="float" office:value="18.3287705696343">
                <text:p>18.3287705696343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0.307">
                <text:p>0.307</text:p>
              </table:table-cell>
              <table:table-cell office:value-type="float" office:value="18.1250657170675">
                <text:p>18.1250657170675</text:p>
              </table:table-cell>
            </table:table-row>
            <table:table-row>
              <table:table-cell office:value-type="float" office:value="18.3064560428545">
                <text:p>20</text:p>
              </table:table-cell>
              <table:table-cell office:value-type="float" office:value="0.309">
                <text:p>0.309</text:p>
              </table:table-cell>
              <table:table-cell office:value-type="float" office:value="14.9067782401858">
                <text:p>14.9067782401858</text:p>
              </table:table-cell>
              <table:table-cell office:value-type="float" office:value="0.309">
                <text:p>0.309</text:p>
              </table:table-cell>
              <table:table-cell office:value-type="float" office:value="18.4416480699918">
                <text:p>18.4416480699918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0.309">
                <text:p>0.309</text:p>
              </table:table-cell>
              <table:table-cell office:value-type="float" office:value="18.2494769824263">
                <text:p>18.2494769824263</text:p>
              </table:table-cell>
            </table:table-row>
            <table:table-row>
              <table:table-cell office:value-type="float" office:value="18.4012263361105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15.0145330701327">
                <text:p>15.0145330701327</text:p>
              </table:table-cell>
              <table:table-cell office:value-type="float" office:value="0.311">
                <text:p>0.311</text:p>
              </table:table-cell>
              <table:table-cell office:value-type="float" office:value="18.5302821338943">
                <text:p>18.5302821338943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0.311">
                <text:p>0.311</text:p>
              </table:table-cell>
              <table:table-cell office:value-type="float" office:value="18.3467407179955">
                <text:p>18.3467407179955</text:p>
              </table:table-cell>
            </table:table-row>
            <table:table-row>
              <table:table-cell office:value-type="float" office:value="18.4777769698563">
                <text:p>20</text:p>
              </table:table-cell>
              <table:table-cell office:value-type="float" office:value="0.313">
                <text:p>0.313</text:p>
              </table:table-cell>
              <table:table-cell office:value-type="float" office:value="15.1129101397381">
                <text:p>15.1129101397381</text:p>
              </table:table-cell>
              <table:table-cell office:value-type="float" office:value="0.313">
                <text:p>0.313</text:p>
              </table:table-cell>
              <table:table-cell office:value-type="float" office:value="18.6021021857408">
                <text:p>18.6021021857408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0.313">
                <text:p>0.313</text:p>
              </table:table-cell>
              <table:table-cell office:value-type="float" office:value="18.4251813105491">
                <text:p>18.4251813105491</text:p>
              </table:table-cell>
            </table:table-row>
            <table:table-row>
              <table:table-cell office:value-type="float" office:value="18.5411100749941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15.2033942151296">
                <text:p>15.2033942151296</text:p>
              </table:table-cell>
              <table:table-cell office:value-type="float" office:value="0.315">
                <text:p>0.315</text:p>
              </table:table-cell>
              <table:table-cell office:value-type="float" office:value="18.6617168232975">
                <text:p>18.6617168232975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0.315">
                <text:p>0.315</text:p>
              </table:table-cell>
              <table:table-cell office:value-type="float" office:value="18.4899642243">
                <text:p>18.4899642243</text:p>
              </table:table-cell>
            </table:table-row>
            <table:table-row>
              <table:table-cell office:value-type="float" office:value="18.5945096605517">
                <text:p>20</text:p>
              </table:table-cell>
              <table:table-cell office:value-type="float" office:value="0.317">
                <text:p>0.317</text:p>
              </table:table-cell>
              <table:table-cell office:value-type="float" office:value="15.2871111485335">
                <text:p>15.2871111485335</text:p>
              </table:table-cell>
              <table:table-cell office:value-type="float" office:value="0.317">
                <text:p>0.317</text:p>
              </table:table-cell>
              <table:table-cell office:value-type="float" office:value="18.7121499083977">
                <text:p>18.7121499083977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0.317">
                <text:p>0.317</text:p>
              </table:table-cell>
              <table:table-cell office:value-type="float" office:value="18.5444805720392">
                <text:p>18.5444805720392</text:p>
              </table:table-cell>
            </table:table-row>
            <table:table-row>
              <table:table-cell office:value-type="float" office:value="18.6402302041675">
                <text:p>20</text:p>
              </table:table-cell>
              <table:table-cell office:value-type="float" office:value="0.319">
                <text:p>0.319</text:p>
              </table:table-cell>
              <table:table-cell office:value-type="float" office:value="15.3649427660056">
                <text:p>15.3649427660056</text:p>
              </table:table-cell>
              <table:table-cell office:value-type="float" office:value="0.319">
                <text:p>0.319</text:p>
              </table:table-cell>
              <table:table-cell office:value-type="float" office:value="18.755475402827">
                <text:p>18.755475402827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0.319">
                <text:p>0.319</text:p>
              </table:table-cell>
              <table:table-cell office:value-type="float" office:value="18.5910582499993">
                <text:p>18.5910582499993</text:p>
              </table:table-cell>
            </table:table-row>
            <table:table-row>
              <table:table-cell office:value-type="float" office:value="18.6798762889699">
                <text:p>20</text:p>
              </table:table-cell>
              <table:table-cell office:value-type="float" office:value="0.321">
                <text:p>0.321</text:p>
              </table:table-cell>
              <table:table-cell office:value-type="float" office:value="15.4375973020522">
                <text:p>15.4375973020522</text:p>
              </table:table-cell>
              <table:table-cell office:value-type="float" office:value="0.321">
                <text:p>0.321</text:p>
              </table:table-cell>
              <table:table-cell office:value-type="float" office:value="18.7931673269327">
                <text:p>18.7931673269327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0.321">
                <text:p>0.321</text:p>
              </table:table-cell>
              <table:table-cell office:value-type="float" office:value="18.6313540024352">
                <text:p>18.6313540024352</text:p>
              </table:table-cell>
            </table:table-row>
            <table:table-row>
              <table:table-cell office:value-type="float" office:value="18.7146244391755">
                <text:p>20</text:p>
              </table:table-cell>
              <table:table-cell office:value-type="float" office:value="0.323">
                <text:p>0.323</text:p>
              </table:table-cell>
              <table:table-cell office:value-type="float" office:value="15.5056550493605">
                <text:p>15.5056550493605</text:p>
              </table:table-cell>
              <table:table-cell office:value-type="float" office:value="0.323">
                <text:p>0.323</text:p>
              </table:table-cell>
              <table:table-cell office:value-type="float" office:value="18.8263042074697">
                <text:p>18.8263042074697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0.323">
                <text:p>0.323</text:p>
              </table:table-cell>
              <table:table-cell office:value-type="float" office:value="18.6665825180962">
                <text:p>18.6665825180962</text:p>
              </table:table-cell>
            </table:table-row>
            <table:table-row>
              <table:table-cell office:value-type="float" office:value="18.7453591156912">
                <text:p>20</text:p>
              </table:table-cell>
              <table:table-cell office:value-type="float" office:value="0.325">
                <text:p>0.325</text:p>
              </table:table-cell>
              <table:table-cell office:value-type="float" office:value="15.5695992612445">
                <text:p>15.5695992612445</text:p>
              </table:table-cell>
              <table:table-cell office:value-type="float" office:value="0.325">
                <text:p>0.325</text:p>
              </table:table-cell>
              <table:table-cell office:value-type="float" office:value="18.8556943630458">
                <text:p>18.8556943630458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0.325">
                <text:p>0.325</text:p>
              </table:table-cell>
              <table:table-cell office:value-type="float" office:value="18.6976568765232">
                <text:p>18.6976568765232</text:p>
              </table:table-cell>
            </table:table-row>
            <table:table-row>
              <table:table-cell office:value-type="float" office:value="18.7727595009745">
                <text:p>20</text:p>
              </table:table-cell>
              <table:table-cell office:value-type="float" office:value="0.327">
                <text:p>0.327</text:p>
              </table:table-cell>
              <table:table-cell office:value-type="float" office:value="15.6298378620294">
                <text:p>15.6298378620294</text:p>
              </table:table-cell>
              <table:table-cell office:value-type="float" office:value="0.327">
                <text:p>0.327</text:p>
              </table:table-cell>
              <table:table-cell office:value-type="float" office:value="18.881955798506">
                <text:p>18.881955798506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0.327">
                <text:p>0.327</text:p>
              </table:table-cell>
              <table:table-cell office:value-type="float" office:value="18.7252781726214">
                <text:p>18.7252781726214</text:p>
              </table:table-cell>
            </table:table-row>
            <table:table-row>
              <table:table-cell office:value-type="float" office:value="18.7973567836505">
                <text:p>20</text:p>
              </table:table-cell>
              <table:table-cell office:value-type="float" office:value="0.329">
                <text:p>0.329</text:p>
              </table:table-cell>
              <table:table-cell office:value-type="float" office:value="15.68671912115">
                <text:p>15.68671912115</text:p>
              </table:table-cell>
              <table:table-cell office:value-type="float" office:value="0.329">
                <text:p>0.329</text:p>
              </table:table-cell>
              <table:table-cell office:value-type="float" office:value="18.9055688782748">
                <text:p>18.9055688782748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0.329">
                <text:p>0.329</text:p>
              </table:table-cell>
              <table:table-cell office:value-type="float" office:value="18.7499946756166">
                <text:p>18.7499946756166</text:p>
              </table:table-cell>
            </table:table-row>
            <table:table-row>
              <table:table-cell office:value-type="float" office:value="18.819573095539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15.740543311706">
                <text:p>15.740543311706</text:p>
              </table:table-cell>
              <table:table-cell office:value-type="float" office:value="0.331">
                <text:p>0.331</text:p>
              </table:table-cell>
              <table:table-cell office:value-type="float" office:value="18.926912058918">
                <text:p>18.926912058918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0.331">
                <text:p>0.331</text:p>
              </table:table-cell>
              <table:table-cell office:value-type="float" office:value="18.7722420397811">
                <text:p>18.7722420397811</text:p>
              </table:table-cell>
            </table:table-row>
            <table:table-row>
              <table:table-cell office:value-type="float" office:value="18.8397486446231">
                <text:p>20</text:p>
              </table:table-cell>
              <table:table-cell office:value-type="float" office:value="0.333">
                <text:p>0.333</text:p>
              </table:table-cell>
              <table:table-cell office:value-type="float" office:value="15.7915715223139">
                <text:p>15.7915715223139</text:p>
              </table:table-cell>
              <table:table-cell office:value-type="float" office:value="0.333">
                <text:p>0.333</text:p>
              </table:table-cell>
              <table:table-cell office:value-type="float" office:value="18.9462867086782">
                <text:p>18.9462867086782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0.333">
                <text:p>0.333</text:p>
              </table:table-cell>
              <table:table-cell office:value-type="float" office:value="18.7923713250422">
                <text:p>18.7923713250422</text:p>
              </table:table-cell>
            </table:table-row>
            <table:table-row>
              <table:table-cell office:value-type="float" office:value="18.8581610483405">
                <text:p>20</text:p>
              </table:table-cell>
              <table:table-cell office:value-type="float" office:value="0.335">
                <text:p>0.335</text:p>
              </table:table-cell>
              <table:table-cell office:value-type="float" office:value="15.8400324662307">
                <text:p>15.8400324662307</text:p>
              </table:table-cell>
              <table:table-cell office:value-type="float" office:value="0.335">
                <text:p>0.335</text:p>
              </table:table-cell>
              <table:table-cell office:value-type="float" office:value="18.9639347008084">
                <text:p>18.9639347008084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0.335">
                <text:p>0.335</text:p>
              </table:table-cell>
              <table:table-cell office:value-type="float" office:value="18.8106689627415">
                <text:p>18.8106689627415</text:p>
              </table:table-cell>
            </table:table-row>
            <table:table-row>
              <table:table-cell office:value-type="float" office:value="18.8750393787494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15.8861278125452">
                <text:p>15.8861278125452</text:p>
              </table:table-cell>
              <table:table-cell office:value-type="float" office:value="0.337">
                <text:p>0.337</text:p>
              </table:table-cell>
              <table:table-cell office:value-type="float" office:value="18.9800510890028">
                <text:p>18.9800510890028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0.337">
                <text:p>0.337</text:p>
              </table:table-cell>
              <table:table-cell office:value-type="float" office:value="18.8273712603786">
                <text:p>18.8273712603786</text:p>
              </table:table-cell>
            </table:table-row>
            <table:table-row>
              <table:table-cell office:value-type="float" office:value="18.8905745451965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5.9300364291185">
                <text:p>15.9300364291185</text:p>
              </table:table-cell>
              <table:table-cell office:value-type="float" office:value="0.339">
                <text:p>0.339</text:p>
              </table:table-cell>
              <table:table-cell office:value-type="float" office:value="18.994793354817">
                <text:p>18.994793354817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0.339">
                <text:p>0.339</text:p>
              </table:table-cell>
              <table:table-cell office:value-type="float" office:value="18.8426751241493">
                <text:p>18.8426751241493</text:p>
              </table:table-cell>
            </table:table-row>
            <table:table-row>
              <table:table-cell office:value-type="float" office:value="18.9049270884093">
                <text:p>20</text:p>
              </table:table-cell>
              <table:table-cell office:value-type="float" office:value="0.341">
                <text:p>0.341</text:p>
              </table:table-cell>
              <table:table-cell office:value-type="float" office:value="15.9719177866967">
                <text:p>15.9719177866967</text:p>
              </table:table-cell>
              <table:table-cell office:value-type="float" office:value="0.341">
                <text:p>0.341</text:p>
              </table:table-cell>
              <table:table-cell office:value-type="float" office:value="19.0082882057403">
                <text:p>19.0082882057403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0.341">
                <text:p>0.341</text:p>
              </table:table-cell>
              <table:table-cell office:value-type="float" office:value="18.8567461083852">
                <text:p>18.8567461083852</text:p>
              </table:table-cell>
            </table:table-row>
            <table:table-row>
              <table:table-cell office:value-type="float" office:value="18.9182331187577">
                <text:p>20</text:p>
              </table:table-cell>
              <table:table-cell office:value-type="float" office:value="0.343">
                <text:p>0.343</text:p>
              </table:table-cell>
              <table:table-cell office:value-type="float" office:value="16.0119147524834">
                <text:p>16.0119147524834</text:p>
              </table:table-cell>
              <table:table-cell office:value-type="float" office:value="0.343">
                <text:p>0.343</text:p>
              </table:table-cell>
              <table:table-cell office:value-type="float" office:value="19.0206365855016">
                <text:p>19.0206365855016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0.343">
                <text:p>0.343</text:p>
              </table:table-cell>
              <table:table-cell office:value-type="float" office:value="18.8697245485041">
                <text:p>18.8697245485041</text:p>
              </table:table-cell>
            </table:table-row>
            <table:table-row>
              <table:table-cell office:value-type="float" office:value="18.9306088919046">
                <text:p>20</text:p>
              </table:table-cell>
              <table:table-cell office:value-type="float" office:value="0.345">
                <text:p>0.345</text:p>
              </table:table-cell>
              <table:table-cell office:value-type="float" office:value="16.050155863184">
                <text:p>16.050155863184</text:p>
              </table:table-cell>
              <table:table-cell office:value-type="float" office:value="0.345">
                <text:p>0.345</text:p>
              </table:table-cell>
              <table:table-cell office:value-type="float" office:value="19.0319173322879">
                <text:p>19.0319173322879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0.345">
                <text:p>0.345</text:p>
              </table:table-cell>
              <table:table-cell office:value-type="float" office:value="18.8817302870282">
                <text:p>18.8817302870282</text:p>
              </table:table-cell>
            </table:table-row>
            <table:table-row>
              <table:table-cell office:value-type="float" office:value="18.9421543785961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16.0867572106176">
                <text:p>16.0867572106176</text:p>
              </table:table-cell>
              <table:table-cell office:value-type="float" office:value="0.347">
                <text:p>0.347</text:p>
              </table:table-cell>
              <table:table-cell office:value-type="float" office:value="19.0421897904359">
                <text:p>19.0421897904359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0.347">
                <text:p>0.347</text:p>
              </table:table-cell>
              <table:table-cell office:value-type="float" office:value="18.8928663609796">
                <text:p>18.8928663609796</text:p>
              </table:table-cell>
            </table:table-row>
            <table:table-row>
              <table:table-cell office:value-type="float" office:value="18.9529560834445">
                <text:p>20</text:p>
              </table:table-cell>
              <table:table-cell office:value-type="float" office:value="0.349">
                <text:p>0.349</text:p>
              </table:table-cell>
              <table:table-cell office:value-type="float" office:value="16.1218240416584">
                <text:p>16.1218240416584</text:p>
              </table:table-cell>
              <table:table-cell office:value-type="float" office:value="0.349">
                <text:p>0.349</text:p>
              </table:table-cell>
              <table:table-cell office:value-type="float" office:value="19.0514955801661">
                <text:p>19.0514955801661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0.349">
                <text:p>0.349</text:p>
              </table:table-cell>
              <table:table-cell office:value-type="float" office:value="18.9032219137944">
                <text:p>18.9032219137944</text:p>
              </table:table-cell>
            </table:table-row>
            <table:table-row>
              <table:table-cell office:value-type="float" office:value="18.9630892840335">
                <text:p>20</text:p>
              </table:table-cell>
              <table:table-cell office:value-type="float" office:value="0.351">
                <text:p>0.351</text:p>
              </table:table-cell>
              <table:table-cell office:value-type="float" office:value="16.1554520767019">
                <text:p>16.1554520767019</text:p>
              </table:table-cell>
              <table:table-cell office:value-type="float" office:value="0.351">
                <text:p>0.351</text:p>
              </table:table-cell>
              <table:table-cell office:value-type="float" office:value="19.0598596422561">
                <text:p>19.0598596422561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0.351">
                <text:p>0.351</text:p>
              </table:table-cell>
              <table:table-cell office:value-type="float" office:value="18.9128745088953">
                <text:p>18.9128745088953</text:p>
              </table:table-cell>
            </table:table-row>
            <table:table-row>
              <table:table-cell office:value-type="float" office:value="18.9726198332282">
                <text:p>20</text:p>
              </table:table-cell>
              <table:table-cell office:value-type="float" office:value="0.353">
                <text:p>0.353</text:p>
              </table:table-cell>
              <table:table-cell office:value-type="float" office:value="16.1877286466572">
                <text:p>16.1877286466572</text:p>
              </table:table-cell>
              <table:table-cell office:value-type="float" office:value="0.353">
                <text:p>0.353</text:p>
              </table:table-cell>
              <table:table-cell office:value-type="float" office:value="19.0672906371099">
                <text:p>19.0672906371099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0.353">
                <text:p>0.353</text:p>
              </table:table-cell>
              <table:table-cell office:value-type="float" office:value="18.9218919923035">
                <text:p>18.9218919923035</text:p>
              </table:table-cell>
            </table:table-row>
            <table:table-row>
              <table:table-cell office:value-type="float" office:value="18.9816056161754">
                <text:p>20</text:p>
              </table:table-cell>
              <table:table-cell office:value-type="float" office:value="0.355">
                <text:p>0.355</text:p>
              </table:table-cell>
              <table:table-cell office:value-type="float" office:value="16.2187336475585">
                <text:p>16.2187336475585</text:p>
              </table:table-cell>
              <table:table-cell office:value-type="float" office:value="0.355">
                <text:p>0.355</text:p>
              </table:table-cell>
              <table:table-cell office:value-type="float" office:value="19.0737807111718">
                <text:p>19.073780711171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0.355">
                <text:p>0.355</text:p>
              </table:table-cell>
              <table:table-cell office:value-type="float" office:value="18.9303339989155">
                <text:p>18.9303339989155</text:p>
              </table:table-cell>
            </table:table-row>
            <table:table-row>
              <table:table-cell office:value-type="float" office:value="18.9900977415594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16.2485403724463">
                <text:p>16.2485403724463</text:p>
              </table:table-cell>
              <table:table-cell office:value-type="float" office:value="0.357">
                <text:p>0.357</text:p>
              </table:table-cell>
              <table:table-cell office:value-type="float" office:value="19.079304609214">
                <text:p>19.079304609214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0.357">
                <text:p>0.357</text:p>
              </table:table-cell>
              <table:table-cell office:value-type="float" office:value="18.9382531845408">
                <text:p>18.9382531845408</text:p>
              </table:table-cell>
            </table:table-row>
            <table:table-row>
              <table:table-cell office:value-type="float" office:value="18.998141519828">
                <text:p>20</text:p>
              </table:table-cell>
              <table:table-cell office:value-type="float" office:value="0.359">
                <text:p>0.359</text:p>
              </table:table-cell>
              <table:table-cell office:value-type="float" office:value="16.2772162216513">
                <text:p>16.2772162216513</text:p>
              </table:table-cell>
              <table:table-cell office:value-type="float" office:value="0.359">
                <text:p>0.359</text:p>
              </table:table-cell>
              <table:table-cell office:value-type="float" office:value="19.0838180509413">
                <text:p>19.0838180509413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0.359">
                <text:p>0.359</text:p>
              </table:table-cell>
              <table:table-cell office:value-type="float" office:value="18.9456962382164">
                <text:p>18.9456962382164</text:p>
              </table:table-cell>
            </table:table-row>
            <table:table-row>
              <table:table-cell office:value-type="float" office:value="19.0057772738291">
                <text:p>20</text:p>
              </table:table-cell>
              <table:table-cell office:value-type="float" office:value="0.361">
                <text:p>0.361</text:p>
              </table:table-cell>
              <table:table-cell office:value-type="float" office:value="16.3048233249262">
                <text:p>16.3048233249262</text:p>
              </table:table-cell>
              <table:table-cell office:value-type="float" office:value="0.361">
                <text:p>0.361</text:p>
              </table:table-cell>
              <table:table-cell office:value-type="float" office:value="19.0872552350327">
                <text:p>19.0872552350327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0.361">
                <text:p>0.361</text:p>
              </table:table-cell>
              <table:table-cell office:value-type="float" office:value="18.9527047217183">
                <text:p>18.9527047217183</text:p>
              </table:table-cell>
            </table:table-row>
            <table:table-row>
              <table:table-cell office:value-type="float" office:value="19.0130410105133">
                <text:p>20</text:p>
              </table:table-cell>
              <table:table-cell office:value-type="float" office:value="0.363">
                <text:p>0.363</text:p>
              </table:table-cell>
              <table:table-cell office:value-type="float" office:value="16.3314190691161">
                <text:p>16.3314190691161</text:p>
              </table:table-cell>
              <table:table-cell office:value-type="float" office:value="0.363">
                <text:p>0.363</text:p>
              </table:table-cell>
              <table:table-cell office:value-type="float" office:value="19.0895252464308">
                <text:p>19.0895252464308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0.363">
                <text:p>0.363</text:p>
              </table:table-cell>
              <table:table-cell office:value-type="float" office:value="18.95931576594">
                <text:p>18.95931576594</text:p>
              </table:table-cell>
            </table:table-row>
            <table:table-row>
              <table:table-cell office:value-type="float" office:value="19.0199649878485">
                <text:p>20</text:p>
              </table:table-cell>
              <table:table-cell office:value-type="float" office:value="0.365">
                <text:p>0.365</text:p>
              </table:table-cell>
              <table:table-cell office:value-type="float" office:value="16.3570565827662">
                <text:p>16.3570565827662</text:p>
              </table:table-cell>
              <table:table-cell office:value-type="float" office:value="0.365">
                <text:p>0.365</text:p>
              </table:table-cell>
              <table:table-cell office:value-type="float" office:value="19.0905070449085">
                <text:p>19.0905070449085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0.365">
                <text:p>0.365</text:p>
              </table:table-cell>
              <table:table-cell office:value-type="float" office:value="18.9655626593488">
                <text:p>18.9655626593488</text:p>
              </table:table-cell>
            </table:table-row>
            <table:table-row>
              <table:table-cell office:value-type="float" office:value="19.0265781860678">
                <text:p>20</text:p>
              </table:table-cell>
              <table:table-cell office:value-type="float" office:value="0.367">
                <text:p>0.367</text:p>
              </table:table-cell>
              <table:table-cell office:value-type="float" office:value="16.3817851300913">
                <text:p>16.3817851300913</text:p>
              </table:table-cell>
              <table:table-cell office:value-type="float" office:value="0.367">
                <text:p>0.367</text:p>
              </table:table-cell>
              <table:table-cell office:value-type="float" office:value="19.0900425317991">
                <text:p>19.0900425317991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0.367">
                <text:p>0.367</text:p>
              </table:table-cell>
              <table:table-cell office:value-type="float" office:value="18.9714753380809">
                <text:p>18.9714753380809</text:p>
              </table:table-cell>
            </table:table-row>
            <table:table-row>
              <table:table-cell office:value-type="float" office:value="19.032906710451">
                <text:p>20</text:p>
              </table:table-cell>
              <table:table-cell office:value-type="float" office:value="0.369">
                <text:p>0.369</text:p>
              </table:table-cell>
              <table:table-cell office:value-type="float" office:value="16.4056504832054">
                <text:p>16.4056504832054</text:p>
              </table:table-cell>
              <table:table-cell office:value-type="float" office:value="0.369">
                <text:p>0.369</text:p>
              </table:table-cell>
              <table:table-cell office:value-type="float" office:value="19.0879269743448">
                <text:p>19.0879269743448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0.369">
                <text:p>0.369</text:p>
              </table:table-cell>
              <table:table-cell office:value-type="float" office:value="18.9770808057039">
                <text:p>18.9770808057039</text:p>
              </table:table-cell>
            </table:table-row>
            <table:table-row>
              <table:table-cell office:value-type="float" office:value="19.03897413322">
                <text:p>20</text:p>
              </table:table-cell>
              <table:table-cell office:value-type="float" office:value="0.371">
                <text:p>0.371</text:p>
              </table:table-cell>
              <table:table-cell office:value-type="float" office:value="16.4286952509962">
                <text:p>16.4286952509962</text:p>
              </table:table-cell>
              <table:table-cell office:value-type="float" office:value="0.371">
                <text:p>0.371</text:p>
              </table:table-cell>
              <table:table-cell office:value-type="float" office:value="19.0838956795017">
                <text:p>19.0838956795017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0.371">
                <text:p>0.371</text:p>
              </table:table-cell>
              <table:table-cell office:value-type="float" office:value="18.9824034905824">
                <text:p>18.9824034905824</text:p>
              </table:table-cell>
            </table:table-row>
            <table:table-row>
              <table:table-cell office:value-type="float" office:value="19.0448017808173">
                <text:p>20</text:p>
              </table:table-cell>
              <table:table-cell office:value-type="float" office:value="0.373">
                <text:p>0.373</text:p>
              </table:table-cell>
              <table:table-cell office:value-type="float" office:value="16.4509591469976">
                <text:p>16.4509591469976</text:p>
              </table:table-cell>
              <table:table-cell office:value-type="float" office:value="0.373">
                <text:p>0.373</text:p>
              </table:table-cell>
              <table:table-cell office:value-type="float" office:value="19.0776052238953">
                <text:p>19.0776052238953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0.373">
                <text:p>0.373</text:p>
              </table:table-cell>
              <table:table-cell office:value-type="float" office:value="18.9874655473747">
                <text:p>18.9874655473747</text:p>
              </table:table-cell>
            </table:table-row>
            <table:table-row>
              <table:table-cell office:value-type="float" office:value="19.0504089831881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16.4724792500542">
                <text:p>16.4724792500542</text:p>
              </table:table-cell>
              <table:table-cell office:value-type="float" office:value="0.375">
                <text:p>0.375</text:p>
              </table:table-cell>
              <table:table-cell office:value-type="float" office:value="19.0686066079785">
                <text:p>19.0686066079785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0.375">
                <text:p>0.375</text:p>
              </table:table-cell>
              <table:table-cell office:value-type="float" office:value="18.9922871198439">
                <text:p>18.9922871198439</text:p>
              </table:table-cell>
            </table:table-row>
            <table:table-row>
              <table:table-cell office:value-type="float" office:value="19.0558132880364">
                <text:p>20</text:p>
              </table:table-cell>
              <table:table-cell office:value-type="float" office:value="0.377">
                <text:p>0.377</text:p>
              </table:table-cell>
              <table:table-cell office:value-type="float" office:value="16.4932902382983">
                <text:p>16.4932902382983</text:p>
              </table:table-cell>
              <table:table-cell office:value-type="float" office:value="0.377">
                <text:p>0.377</text:p>
              </table:table-cell>
              <table:table-cell office:value-type="float" office:value="19.0563060967299">
                <text:p>19.056306096729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0.377">
                <text:p>0.377</text:p>
              </table:table-cell>
              <table:table-cell office:value-type="float" office:value="18.9968865681502">
                <text:p>18.9968865681502</text:p>
              </table:table-cell>
            </table:table-row>
            <table:table-row>
              <table:table-cell office:value-type="float" office:value="19.0610306408703">
                <text:p>20</text:p>
              </table:table-cell>
              <table:table-cell office:value-type="float" office:value="0.379">
                <text:p>0.379</text:p>
              </table:table-cell>
              <table:table-cell office:value-type="float" office:value="16.513424575803">
                <text:p>16.513424575803</text:p>
              </table:table-cell>
              <table:table-cell office:value-type="float" office:value="0.379">
                <text:p>0.379</text:p>
              </table:table-cell>
              <table:table-cell office:value-type="float" office:value="19.0399067554562">
                <text:p>19.0399067554562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0.379">
                <text:p>0.379</text:p>
              </table:table-cell>
              <table:table-cell office:value-type="float" office:value="19.0012806615343">
                <text:p>19.0012806615343</text:p>
              </table:table-cell>
            </table:table-row>
            <table:table-row>
              <table:table-cell office:value-type="float" office:value="19.0660755443788">
                <text:p>20</text:p>
              </table:table-cell>
              <table:table-cell office:value-type="float" office:value="0.381">
                <text:p>0.381</text:p>
              </table:table-cell>
              <table:table-cell office:value-type="float" office:value="16.5329127053978">
                <text:p>16.5329127053978</text:p>
              </table:table-cell>
              <table:table-cell office:value-type="float" office:value="0.381">
                <text:p>0.381</text:p>
              </table:table-cell>
              <table:table-cell office:value-type="float" office:value="19.0183187739172">
                <text:p>19.0183187739172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0.381">
                <text:p>0.381</text:p>
              </table:table-cell>
              <table:table-cell office:value-type="float" office:value="19.0054847504538">
                <text:p>19.0054847504538</text:p>
              </table:table-cell>
            </table:table-row>
            <table:table-row>
              <table:table-cell office:value-type="float" office:value="19.0709611929075">
                <text:p>20</text:p>
              </table:table-cell>
              <table:table-cell office:value-type="float" office:value="0.383">
                <text:p>0.383</text:p>
              </table:table-cell>
              <table:table-cell office:value-type="float" office:value="16.5517832065317">
                <text:p>16.5517832065317</text:p>
              </table:table-cell>
              <table:table-cell office:value-type="float" office:value="0.383">
                <text:p>0.383</text:p>
              </table:table-cell>
              <table:table-cell office:value-type="float" office:value="18.9900174438619">
                <text:p>18.9900174438619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0.383">
                <text:p>0.383</text:p>
              </table:table-cell>
              <table:table-cell office:value-type="float" office:value="19.009512913906">
                <text:p>19.009512913906</text:p>
              </table:table-cell>
            </table:table-row>
            <table:table-row>
              <table:table-cell office:value-type="float" office:value="19.0756995882222">
                <text:p>20</text:p>
              </table:table-cell>
              <table:table-cell office:value-type="float" office:value="0.385">
                <text:p>0.385</text:p>
              </table:table-cell>
              <table:table-cell office:value-type="float" office:value="16.5700629381747">
                <text:p>16.5700629381747</text:p>
              </table:table-cell>
              <table:table-cell office:value-type="float" office:value="0.385">
                <text:p>0.385</text:p>
              </table:table-cell>
              <table:table-cell office:value-type="float" office:value="18.9528096324068">
                <text:p>18.9528096324068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0.385">
                <text:p>0.385</text:p>
              </table:table-cell>
              <table:table-cell office:value-type="float" office:value="19.0133780884275">
                <text:p>19.0133780884275</text:p>
              </table:table-cell>
            </table:table-row>
            <table:table-row>
              <table:table-cell office:value-type="float" office:value="19.080301642124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16.5877771835341">
                <text:p>16.5877771835341</text:p>
              </table:table-cell>
              <table:table-cell office:value-type="float" office:value="0.387">
                <text:p>0.387</text:p>
              </table:table-cell>
              <table:table-cell office:value-type="float" office:value="18.9034322756381">
                <text:p>18.9034322756381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0.387">
                <text:p>0.387</text:p>
              </table:table-cell>
              <table:table-cell office:value-type="float" office:value="19.0170921846645">
                <text:p>19.0170921846645</text:p>
              </table:table-cell>
            </table:table-row>
            <table:table-row>
              <table:table-cell office:value-type="float" office:value="19.0847772601013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16.6049497589083">
                <text:p>16.6049497589083</text:p>
              </table:table-cell>
              <table:table-cell office:value-type="float" office:value="0.389">
                <text:p>0.389</text:p>
              </table:table-cell>
              <table:table-cell office:value-type="float" office:value="18.8368241131465">
                <text:p>18.836824113146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0.389">
                <text:p>0.389</text:p>
              </table:table-cell>
              <table:table-cell office:value-type="float" office:value="19.0206661856099">
                <text:p>19.0206661856099</text:p>
              </table:table-cell>
            </table:table-row>
            <table:table-row>
              <table:table-cell office:value-type="float" office:value="19.0891354159781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16.6216031291945">
                <text:p>16.6216031291945</text:p>
              </table:table-cell>
              <table:table-cell office:value-type="float" office:value="0.391">
                <text:p>0.391</text:p>
              </table:table-cell>
              <table:table-cell office:value-type="float" office:value="18.744716755142">
                <text:p>18.744716755142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0.391">
                <text:p>0.391</text:p>
              </table:table-cell>
              <table:table-cell office:value-type="float" office:value="19.0241102369932">
                <text:p>19.0241102369932</text:p>
              </table:table-cell>
            </table:table-row>
            <table:table-row>
              <table:table-cell office:value-type="float" office:value="19.0933842117401">
                <text:p>20</text:p>
              </table:table-cell>
              <table:table-cell office:value-type="float" office:value="0.393">
                <text:p>0.393</text:p>
              </table:table-cell>
              <table:table-cell office:value-type="float" office:value="16.6377584991302">
                <text:p>16.6377584991302</text:p>
              </table:table-cell>
              <table:table-cell office:value-type="float" office:value="0.393">
                <text:p>0.393</text:p>
              </table:table-cell>
              <table:table-cell office:value-type="float" office:value="18.6126890180151">
                <text:p>18.6126890180151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0.393">
                <text:p>0.393</text:p>
              </table:table-cell>
              <table:table-cell office:value-type="float" office:value="19.0274337239511">
                <text:p>19.0274337239511</text:p>
              </table:table-cell>
            </table:table-row>
            <table:table-row>
              <table:table-cell office:value-type="float" office:value="19.0975309309124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16.6534359105948">
                <text:p>16.6534359105948</text:p>
              </table:table-cell>
              <table:table-cell office:value-type="float" office:value="0.395">
                <text:p>0.395</text:p>
              </table:table-cell>
              <table:table-cell office:value-type="float" office:value="18.41341735625">
                <text:p>18.41341735625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0.395">
                <text:p>0.395</text:p>
              </table:table-cell>
              <table:table-cell office:value-type="float" office:value="19.0306453428929">
                <text:p>19.0306453428929</text:p>
              </table:table-cell>
            </table:table-row>
            <table:table-row>
              <table:table-cell office:value-type="float" office:value="19.10158207988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16.668654321555">
                <text:p>16.668654321555</text:p>
              </table:table-cell>
              <table:table-cell office:value-type="float" office:value="0.397">
                <text:p>0.397</text:p>
              </table:table-cell>
              <table:table-cell office:value-type="float" office:value="18.0895130461456">
                <text:p>18.0895130461456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0.397">
                <text:p>0.397</text:p>
              </table:table-cell>
              <table:table-cell office:value-type="float" office:value="19.0337531629527">
                <text:p>19.0337531629527</text:p>
              </table:table-cell>
            </table:table-row>
            <table:table-row>
              <table:table-cell office:value-type="float" office:value="19.1055434220088">
                <text:p>20</text:p>
              </table:table-cell>
              <table:table-cell office:value-type="float" office:value="0.399">
                <text:p>0.399</text:p>
              </table:table-cell>
              <table:table-cell office:value-type="float" office:value="16.683431683781">
                <text:p>16.683431683781</text:p>
              </table:table-cell>
              <table:table-cell office:value-type="float" office:value="0.399">
                <text:p>0.399</text:p>
              </table:table-cell>
              <table:table-cell office:value-type="float" office:value="17.504745707481">
                <text:p>17.504745707481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0.399">
                <text:p>0.399</text:p>
              </table:table-cell>
              <table:table-cell office:value-type="float" office:value="19.0367646823561">
                <text:p>19.0367646823561</text:p>
              </table:table-cell>
            </table:table-row>
            <table:table-row>
              <table:table-cell office:value-type="float" office:value="19.1094200014178">
                <text:p>20</text:p>
              </table:table-cell>
              <table:table-cell office:value-type="float" office:value="0.401">
                <text:p>0.401</text:p>
              </table:table-cell>
              <table:table-cell office:value-type="float" office:value="16.6977850056045">
                <text:p>16.6977850056045</text:p>
              </table:table-cell>
              <table:table-cell office:value-type="float" office:value="0.401">
                <text:p>0.401</text:p>
              </table:table-cell>
              <table:table-cell office:value-type="float" office:value="17.2187592589641">
                <text:p>17.218759258964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0.401">
                <text:p>0.401</text:p>
              </table:table-cell>
              <table:table-cell office:value-type="float" office:value="19.0396868767211">
                <text:p>19.0396868767211</text:p>
              </table:table-cell>
            </table:table-row>
            <table:table-row>
              <table:table-cell office:value-type="float" office:value="19.1132161622459">
                <text:p>20</text:p>
              </table:table-cell>
              <table:table-cell office:value-type="float" office:value="0.403">
                <text:p>0.403</text:p>
              </table:table-cell>
              <table:table-cell office:value-type="float" office:value="16.711730422752">
                <text:p>16.711730422752</text:p>
              </table:table-cell>
              <table:table-cell office:value-type="float" office:value="0.403">
                <text:p>0.403</text:p>
              </table:table-cell>
              <table:table-cell office:value-type="float" office:value="17.1205107315287">
                <text:p>17.1205107315287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0.403">
                <text:p>0.403</text:p>
              </table:table-cell>
              <table:table-cell office:value-type="float" office:value="19.0425262457665">
                <text:p>19.0425262457665</text:p>
              </table:table-cell>
            </table:table-row>
            <table:table-row>
              <table:table-cell office:value-type="float" office:value="19.1169355569315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16.7252832505044">
                <text:p>16.7252832505044</text:p>
              </table:table-cell>
              <table:table-cell office:value-type="float" office:value="0.405">
                <text:p>0.405</text:p>
              </table:table-cell>
              <table:table-cell office:value-type="float" office:value="17.0529461734919">
                <text:p>17.0529461734919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0.405">
                <text:p>0.405</text:p>
              </table:table-cell>
              <table:table-cell office:value-type="float" office:value="19.0452888520577">
                <text:p>19.0452888520577</text:p>
              </table:table-cell>
            </table:table-row>
            <table:table-row>
              <table:table-cell office:value-type="float" office:value="19.1205811483837">
                <text:p>20</text:p>
              </table:table-cell>
              <table:table-cell office:value-type="float" office:value="0.407">
                <text:p>0.407</text:p>
              </table:table-cell>
              <table:table-cell office:value-type="float" office:value="16.7384580374321">
                <text:p>16.7384580374321</text:p>
              </table:table-cell>
              <table:table-cell office:value-type="float" office:value="0.407">
                <text:p>0.407</text:p>
              </table:table-cell>
              <table:table-cell office:value-type="float" office:value="17.0027614772941">
                <text:p>17.0027614772941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0.407">
                <text:p>0.407</text:p>
              </table:table-cell>
              <table:table-cell office:value-type="float" office:value="19.0479803573882">
                <text:p>19.0479803573882</text:p>
              </table:table-cell>
            </table:table-row>
            <table:table-row>
              <table:table-cell office:value-type="float" office:value="19.1241552046288">
                <text:p>20</text:p>
              </table:table-cell>
              <table:table-cell office:value-type="float" office:value="0.409">
                <text:p>0.409</text:p>
              </table:table-cell>
              <table:table-cell office:value-type="float" office:value="16.7512686163421">
                <text:p>16.7512686163421</text:p>
              </table:table-cell>
              <table:table-cell office:value-type="float" office:value="0.409">
                <text:p>0.409</text:p>
              </table:table-cell>
              <table:table-cell office:value-type="float" office:value="16.9637116498678">
                <text:p>16.9637116498678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0.409">
                <text:p>0.409</text:p>
              </table:table-cell>
              <table:table-cell office:value-type="float" office:value="19.050606055882">
                <text:p>19.050606055882</text:p>
              </table:table-cell>
            </table:table-row>
            <table:table-row>
              <table:table-cell office:value-type="float" office:value="19.1276592855134">
                <text:p>20</text:p>
              </table:table-cell>
              <table:table-cell office:value-type="float" office:value="0.411">
                <text:p>0.411</text:p>
              </table:table-cell>
              <table:table-cell office:value-type="float" office:value="16.7637281516326">
                <text:p>16.7637281516326</text:p>
              </table:table-cell>
              <table:table-cell office:value-type="float" office:value="0.411">
                <text:p>0.411</text:p>
              </table:table-cell>
              <table:table-cell office:value-type="float" office:value="16.9324409381159">
                <text:p>16.9324409381159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0.411">
                <text:p>0.411</text:p>
              </table:table-cell>
              <table:table-cell office:value-type="float" office:value="19.0531709040476">
                <text:p>19.0531709040476</text:p>
              </table:table-cell>
            </table:table-row>
            <table:table-row>
              <table:table-cell office:value-type="float" office:value="19.131094217788">
                <text:p>20</text:p>
              </table:table-cell>
              <table:table-cell office:value-type="float" office:value="0.413">
                <text:p>0.413</text:p>
              </table:table-cell>
              <table:table-cell office:value-type="float" office:value="16.7758491676195">
                <text:p>16.7758491676195</text:p>
              </table:table-cell>
              <table:table-cell office:value-type="float" office:value="0.413">
                <text:p>0.413</text:p>
              </table:table-cell>
              <table:table-cell office:value-type="float" office:value="16.9069425056836">
                <text:p>16.9069425056836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0.413">
                <text:p>0.413</text:p>
              </table:table-cell>
              <table:table-cell office:value-type="float" office:value="19.0556795446918">
                <text:p>19.0556795446918</text:p>
              </table:table-cell>
            </table:table-row>
            <table:table-row>
              <table:table-cell office:value-type="float" office:value="19.1344600684468">
                <text:p>20</text:p>
              </table:table-cell>
              <table:table-cell office:value-type="float" office:value="0.415">
                <text:p>0.415</text:p>
              </table:table-cell>
              <table:table-cell office:value-type="float" office:value="16.7876436099778">
                <text:p>16.7876436099778</text:p>
              </table:table-cell>
              <table:table-cell office:value-type="float" office:value="0.415">
                <text:p>0.415</text:p>
              </table:table-cell>
              <table:table-cell office:value-type="float" office:value="16.8859149712402">
                <text:p>16.8859149712402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0.415">
                <text:p>0.415</text:p>
              </table:table-cell>
              <table:table-cell office:value-type="float" office:value="19.0581363360256">
                <text:p>19.0581363360256</text:p>
              </table:table-cell>
            </table:table-row>
            <table:table-row>
              <table:table-cell office:value-type="float" office:value="19.1377560991394">
                <text:p>20</text:p>
              </table:table-cell>
              <table:table-cell office:value-type="float" office:value="0.417">
                <text:p>0.417</text:p>
              </table:table-cell>
              <table:table-cell office:value-type="float" office:value="16.7991228583212">
                <text:p>16.7991228583212</text:p>
              </table:table-cell>
              <table:table-cell office:value-type="float" office:value="0.417">
                <text:p>0.417</text:p>
              </table:table-cell>
              <table:table-cell office:value-type="float" office:value="16.8684614016338">
                <text:p>16.8684614016338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0.417">
                <text:p>0.417</text:p>
              </table:table-cell>
              <table:table-cell office:value-type="float" office:value="19.0605453689456">
                <text:p>19.0605453689456</text:p>
              </table:table-cell>
            </table:table-row>
            <table:table-row>
              <table:table-cell office:value-type="float" office:value="19.1409807180147">
                <text:p>20</text:p>
              </table:table-cell>
              <table:table-cell office:value-type="float" office:value="0.419">
                <text:p>0.419</text:p>
              </table:table-cell>
              <table:table-cell office:value-type="float" office:value="16.8102977791661">
                <text:p>16.8102977791661</text:p>
              </table:table-cell>
              <table:table-cell office:value-type="float" office:value="0.419">
                <text:p>0.419</text:p>
              </table:table-cell>
              <table:table-cell office:value-type="float" office:value="16.8539341917469">
                <text:p>16.8539341917469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0.419">
                <text:p>0.419</text:p>
              </table:table-cell>
              <table:table-cell office:value-type="float" office:value="19.0629104910438">
                <text:p>19.0629104910438</text:p>
              </table:table-cell>
            </table:table-row>
            <table:table-row>
              <table:table-cell office:value-type="float" office:value="19.1441314112126">
                <text:p>20</text:p>
              </table:table-cell>
              <table:table-cell office:value-type="float" office:value="0.421">
                <text:p>0.421</text:p>
              </table:table-cell>
              <table:table-cell office:value-type="float" office:value="16.8211787336969">
                <text:p>16.8211787336969</text:p>
              </table:table-cell>
              <table:table-cell office:value-type="float" office:value="0.421">
                <text:p>0.421</text:p>
              </table:table-cell>
              <table:table-cell office:value-type="float" office:value="16.8418484212166">
                <text:p>16.8418484212166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0.421">
                <text:p>0.421</text:p>
              </table:table-cell>
              <table:table-cell office:value-type="float" office:value="19.0652353201249">
                <text:p>19.0652353201249</text:p>
              </table:table-cell>
            </table:table-row>
            <table:table-row>
              <table:table-cell office:value-type="float" office:value="19.1472046703285">
                <text:p>20</text:p>
              </table:table-cell>
              <table:table-cell office:value-type="float" office:value="0.423">
                <text:p>0.423</text:p>
              </table:table-cell>
              <table:table-cell office:value-type="float" office:value="16.8317756314491">
                <text:p>16.8317756314491</text:p>
              </table:table-cell>
              <table:table-cell office:value-type="float" office:value="0.423">
                <text:p>0.423</text:p>
              </table:table-cell>
              <table:table-cell office:value-type="float" office:value="16.8318302634469">
                <text:p>16.8318302634469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0.423">
                <text:p>0.423</text:p>
              </table:table-cell>
              <table:table-cell office:value-type="float" office:value="19.0675232663358">
                <text:p>19.0675232663358</text:p>
              </table:table-cell>
            </table:table-row>
            <table:table-row>
              <table:table-cell office:value-type="float" office:value="19.1501958954416">
                <text:p>20</text:p>
              </table:table-cell>
              <table:table-cell office:value-type="float" office:value="0.425">
                <text:p>0.425</text:p>
              </table:table-cell>
              <table:table-cell office:value-type="float" office:value="16.8420979406797">
                <text:p>16.8420979406797</text:p>
              </table:table-cell>
              <table:table-cell office:value-type="float" office:value="0.425">
                <text:p>0.425</text:p>
              </table:table-cell>
              <table:table-cell office:value-type="float" office:value="16.8235845571766">
                <text:p>16.8235845571766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0.425">
                <text:p>0.425</text:p>
              </table:table-cell>
              <table:table-cell office:value-type="float" office:value="19.0697775435747">
                <text:p>19.0697775435747</text:p>
              </table:table-cell>
            </table:table-row>
            <table:table-row>
              <table:table-cell office:value-type="float" office:value="19.1530992836511">
                <text:p>20</text:p>
              </table:table-cell>
              <table:table-cell office:value-type="float" office:value="0.427">
                <text:p>0.427</text:p>
              </table:table-cell>
              <table:table-cell office:value-type="float" office:value="16.852154711259">
                <text:p>16.852154711259</text:p>
              </table:table-cell>
              <table:table-cell office:value-type="float" office:value="0.427">
                <text:p>0.427</text:p>
              </table:table-cell>
              <table:table-cell office:value-type="float" office:value="16.8168735503991">
                <text:p>16.8168735503991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0.427">
                <text:p>0.427</text:p>
              </table:table-cell>
              <table:table-cell office:value-type="float" office:value="19.072001183387">
                <text:p>19.072001183387</text:p>
              </table:table-cell>
            </table:table-row>
            <table:table-row>
              <table:table-cell office:value-type="float" office:value="19.1559076992126">
                <text:p>20</text:p>
              </table:table-cell>
              <table:table-cell office:value-type="float" office:value="0.429">
                <text:p>0.429</text:p>
              </table:table-cell>
              <table:table-cell office:value-type="float" office:value="16.8619546131541">
                <text:p>16.8619546131541</text:p>
              </table:table-cell>
              <table:table-cell office:value-type="float" office:value="0.429">
                <text:p>0.429</text:p>
              </table:table-cell>
              <table:table-cell office:value-type="float" office:value="16.8115024707285">
                <text:p>16.811502470728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0.429">
                <text:p>0.429</text:p>
              </table:table-cell>
              <table:table-cell office:value-type="float" office:value="19.0741970505077">
                <text:p>19.0741970505077</text:p>
              </table:table-cell>
            </table:table-row>
            <table:table-row>
              <table:table-cell office:value-type="float" office:value="19.1586125121611">
                <text:p>20</text:p>
              </table:table-cell>
              <table:table-cell office:value-type="float" office:value="0.431">
                <text:p>0.431</text:p>
              </table:table-cell>
              <table:table-cell office:value-type="float" office:value="16.871505936973">
                <text:p>16.871505936973</text:p>
              </table:table-cell>
              <table:table-cell office:value-type="float" office:value="0.431">
                <text:p>0.431</text:p>
              </table:table-cell>
              <table:table-cell office:value-type="float" office:value="16.8073093935991">
                <text:p>16.8073093935991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0.431">
                <text:p>0.431</text:p>
              </table:table-cell>
              <table:table-cell office:value-type="float" office:value="19.0763678501732">
                <text:p>19.0763678501732</text:p>
              </table:table-cell>
            </table:table-row>
            <table:table-row>
              <table:table-cell office:value-type="float" office:value="19.1612034149984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16.8808166320482">
                <text:p>16.8808166320482</text:p>
              </table:table-cell>
              <table:table-cell office:value-type="float" office:value="0.433">
                <text:p>0.433</text:p>
              </table:table-cell>
              <table:table-cell office:value-type="float" office:value="16.8041579939921">
                <text:p>16.8041579939921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0.433">
                <text:p>0.433</text:p>
              </table:table-cell>
              <table:table-cell office:value-type="float" office:value="19.078516142263">
                <text:p>19.078516142263</text:p>
              </table:table-cell>
            </table:table-row>
            <table:table-row>
              <table:table-cell office:value-type="float" office:value="19.1636681997093">
                <text:p>20</text:p>
              </table:table-cell>
              <table:table-cell office:value-type="float" office:value="0.435">
                <text:p>0.435</text:p>
              </table:table-cell>
              <table:table-cell office:value-type="float" office:value="16.8898943180948">
                <text:p>16.8898943180948</text:p>
              </table:table-cell>
              <table:table-cell office:value-type="float" office:value="0.435">
                <text:p>0.435</text:p>
              </table:table-cell>
              <table:table-cell office:value-type="float" office:value="16.8019322070929">
                <text:p>16.8019322070929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0.435">
                <text:p>0.435</text:p>
              </table:table-cell>
              <table:table-cell office:value-type="float" office:value="19.080644349571">
                <text:p>19.080644349571</text:p>
              </table:table-cell>
            </table:table-row>
            <table:table-row>
              <table:table-cell office:value-type="float" office:value="19.1659924931665">
                <text:p>20</text:p>
              </table:table-cell>
              <table:table-cell office:value-type="float" office:value="0.437">
                <text:p>0.437</text:p>
              </table:table-cell>
              <table:table-cell office:value-type="float" office:value="16.8987462985451">
                <text:p>16.8987462985451</text:p>
              </table:table-cell>
              <table:table-cell office:value-type="float" office:value="0.437">
                <text:p>0.437</text:p>
              </table:table-cell>
              <table:table-cell office:value-type="float" office:value="16.8005322339787">
                <text:p>16.8005322339787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0.437">
                <text:p>0.437</text:p>
              </table:table-cell>
              <table:table-cell office:value-type="float" office:value="19.082754765694">
                <text:p>19.082754765694</text:p>
              </table:table-cell>
            </table:table-row>
            <table:table-row>
              <table:table-cell office:value-type="float" office:value="19.1681594426596">
                <text:p>20</text:p>
              </table:table-cell>
              <table:table-cell office:value-type="float" office:value="0.439">
                <text:p>0.439</text:p>
              </table:table-cell>
              <table:table-cell office:value-type="float" office:value="16.9073795796542">
                <text:p>16.9073795796542</text:p>
              </table:table-cell>
              <table:table-cell office:value-type="float" office:value="0.439">
                <text:p>0.439</text:p>
              </table:table-cell>
              <table:table-cell office:value-type="float" office:value="16.7998715079767">
                <text:p>16.7998715079767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0.439">
                <text:p>0.439</text:p>
              </table:table-cell>
              <table:table-cell office:value-type="float" office:value="19.084849563219">
                <text:p>19.084849563219</text:p>
              </table:table-cell>
            </table:table-row>
            <table:table-row>
              <table:table-cell office:value-type="float" office:value="19.1701493394057">
                <text:p>20</text:p>
              </table:table-cell>
              <table:table-cell office:value-type="float" office:value="0.441">
                <text:p>0.441</text:p>
              </table:table-cell>
              <table:table-cell office:value-type="float" office:value="16.9158008857904">
                <text:p>16.9158008857904</text:p>
              </table:table-cell>
              <table:table-cell office:value-type="float" office:value="0.441">
                <text:p>0.441</text:p>
              </table:table-cell>
              <table:table-cell office:value-type="float" office:value="16.7998743504469">
                <text:p>16.7998743504469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0.441">
                <text:p>0.441</text:p>
              </table:table-cell>
              <table:table-cell office:value-type="float" office:value="19.0869308012157">
                <text:p>19.0869308012157</text:p>
              </table:table-cell>
            </table:table-row>
            <table:table-row>
              <table:table-cell office:value-type="float" office:value="19.1719391668357">
                <text:p>20</text:p>
              </table:table-cell>
              <table:table-cell office:value-type="float" office:value="0.443">
                <text:p>0.443</text:p>
              </table:table-cell>
              <table:table-cell office:value-type="float" office:value="16.9240166813173">
                <text:p>16.9240166813173</text:p>
              </table:table-cell>
              <table:table-cell office:value-type="float" office:value="0.443">
                <text:p>0.443</text:p>
              </table:table-cell>
              <table:table-cell office:value-type="float" office:value="16.800474143755">
                <text:p>16.800474143755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0.443">
                <text:p>0.443</text:p>
              </table:table-cell>
              <table:table-cell office:value-type="float" office:value="19.0890004330701">
                <text:p>19.0890004330701</text:p>
              </table:table-cell>
            </table:table-row>
            <table:table-row>
              <table:table-cell office:value-type="float" office:value="19.1735020512159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16.9320331719128">
                <text:p>16.9320331719128</text:p>
              </table:table-cell>
              <table:table-cell office:value-type="float" office:value="0.445">
                <text:p>0.445</text:p>
              </table:table-cell>
              <table:table-cell office:value-type="float" office:value="16.8016118683368">
                <text:p>16.8016118683368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0.445">
                <text:p>0.445</text:p>
              </table:table-cell>
              <table:table-cell office:value-type="float" office:value="19.0910603100957">
                <text:p>19.0910603100957</text:p>
              </table:table-cell>
            </table:table-row>
            <table:table-row>
              <table:table-cell office:value-type="float" office:value="19.1748065971091">
                <text:p>20</text:p>
              </table:table-cell>
              <table:table-cell office:value-type="float" office:value="0.447">
                <text:p>0.447</text:p>
              </table:table-cell>
              <table:table-cell office:value-type="float" office:value="16.9398563204369">
                <text:p>16.9398563204369</text:p>
              </table:table-cell>
              <table:table-cell office:value-type="float" office:value="0.447">
                <text:p>0.447</text:p>
              </table:table-cell>
              <table:table-cell office:value-type="float" office:value="16.8032349437986">
                <text:p>16.8032349437986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0.447">
                <text:p>0.447</text:p>
              </table:table-cell>
              <table:table-cell office:value-type="float" office:value="19.093112187045">
                <text:p>19.093112187045</text:p>
              </table:table-cell>
            </table:table-row>
            <table:table-row>
              <table:table-cell office:value-type="float" office:value="19.1758160765648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6.9474918671684">
                <text:p>16.9474918671684</text:p>
              </table:table-cell>
              <table:table-cell office:value-type="float" office:value="0.449">
                <text:p>0.449</text:p>
              </table:table-cell>
              <table:table-cell office:value-type="float" office:value="16.8052962977854">
                <text:p>16.8052962977854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0.449">
                <text:p>0.449</text:p>
              </table:table-cell>
              <table:table-cell office:value-type="float" office:value="19.0951577285341">
                <text:p>19.0951577285341</text:p>
              </table:table-cell>
            </table:table-row>
            <table:table-row>
              <table:table-cell office:value-type="float" office:value="19.1764874272216">
                <text:p>20</text:p>
              </table:table-cell>
              <table:table-cell office:value-type="float" office:value="0.451">
                <text:p>0.451</text:p>
              </table:table-cell>
              <table:table-cell office:value-type="float" office:value="16.9549453288424">
                <text:p>16.9549453288424</text:p>
              </table:table-cell>
              <table:table-cell office:value-type="float" office:value="0.451">
                <text:p>0.451</text:p>
              </table:table-cell>
              <table:table-cell office:value-type="float" office:value="16.8077535890825">
                <text:p>16.8077535890825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0.451">
                <text:p>0.451</text:p>
              </table:table-cell>
              <table:table-cell office:value-type="float" office:value="19.0971985107882">
                <text:p>19.0971985107882</text:p>
              </table:table-cell>
            </table:table-row>
            <table:table-row>
              <table:table-cell office:value-type="float" office:value="19.1767700149984">
                <text:p>20</text:p>
              </table:table-cell>
              <table:table-cell office:value-type="float" office:value="0.453">
                <text:p>0.453</text:p>
              </table:table-cell>
              <table:table-cell office:value-type="float" office:value="16.9622220182902">
                <text:p>16.9622220182902</text:p>
              </table:table-cell>
              <table:table-cell office:value-type="float" office:value="0.453">
                <text:p>0.453</text:p>
              </table:table-cell>
              <table:table-cell office:value-type="float" office:value="16.8105685863256">
                <text:p>16.8105685863256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0.453">
                <text:p>0.453</text:p>
              </table:table-cell>
              <table:table-cell office:value-type="float" office:value="19.0992360268825">
                <text:p>19.0992360268825</text:p>
              </table:table-cell>
            </table:table-row>
            <table:table-row>
              <table:table-cell office:value-type="float" office:value="19.1766040841863">
                <text:p>20</text:p>
              </table:table-cell>
              <table:table-cell office:value-type="float" office:value="0.455">
                <text:p>0.455</text:p>
              </table:table-cell>
              <table:table-cell office:value-type="float" office:value="16.9693270444717">
                <text:p>16.9693270444717</text:p>
              </table:table-cell>
              <table:table-cell office:value-type="float" office:value="0.455">
                <text:p>0.455</text:p>
              </table:table-cell>
              <table:table-cell office:value-type="float" office:value="16.8137066367323">
                <text:p>16.8137066367323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0.455">
                <text:p>0.455</text:p>
              </table:table-cell>
              <table:table-cell office:value-type="float" office:value="19.1012716873701">
                <text:p>19.1012716873701</text:p>
              </table:table-cell>
            </table:table-row>
            <table:table-row>
              <table:table-cell office:value-type="float" office:value="19.1759188116857">
                <text:p>20</text:p>
              </table:table-cell>
              <table:table-cell office:value-type="float" office:value="0.457">
                <text:p>0.457</text:p>
              </table:table-cell>
              <table:table-cell office:value-type="float" office:value="16.9762653398682">
                <text:p>16.9762653398682</text:p>
              </table:table-cell>
              <table:table-cell office:value-type="float" office:value="0.457">
                <text:p>0.457</text:p>
              </table:table-cell>
              <table:table-cell office:value-type="float" office:value="16.817136246963">
                <text:p>16.817136246963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0.457">
                <text:p>0.457</text:p>
              </table:table-cell>
              <table:table-cell office:value-type="float" office:value="19.1033068269953">
                <text:p>19.1033068269953</text:p>
              </table:table-cell>
            </table:table-row>
            <table:table-row>
              <table:table-cell office:value-type="float" office:value="19.174629822339">
                <text:p>20</text:p>
              </table:table-cell>
              <table:table-cell office:value-type="float" office:value="0.459">
                <text:p>0.459</text:p>
              </table:table-cell>
              <table:table-cell office:value-type="float" office:value="16.9830416461882">
                <text:p>16.9830416461882</text:p>
              </table:table-cell>
              <table:table-cell office:value-type="float" office:value="0.459">
                <text:p>0.459</text:p>
              </table:table-cell>
              <table:table-cell office:value-type="float" office:value="16.8208286946398">
                <text:p>16.8208286946398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0.459">
                <text:p>0.459</text:p>
              </table:table-cell>
              <table:table-cell office:value-type="float" office:value="19.1053427012199">
                <text:p>19.1053427012199</text:p>
              </table:table-cell>
            </table:table-row>
            <table:table-row>
              <table:table-cell office:value-type="float" office:value="19.1726360071597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16.9896605356992">
                <text:p>16.9896605356992</text:p>
              </table:table-cell>
              <table:table-cell office:value-type="float" office:value="0.461">
                <text:p>0.461</text:p>
              </table:table-cell>
              <table:table-cell office:value-type="float" office:value="16.8247577298332">
                <text:p>16.8247577298332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0.461">
                <text:p>0.461</text:p>
              </table:table-cell>
              <table:table-cell office:value-type="float" office:value="19.1073804906417">
                <text:p>19.1073804906417</text:p>
              </table:table-cell>
            </table:table-row>
            <table:table-row>
              <table:table-cell office:value-type="float" office:value="19.1698153890747">
                <text:p>20</text:p>
              </table:table-cell>
              <table:table-cell office:value-type="float" office:value="0.463">
                <text:p>0.463</text:p>
              </table:table-cell>
              <table:table-cell office:value-type="float" office:value="16.996126424447">
                <text:p>16.996126424447</text:p>
              </table:table-cell>
              <table:table-cell office:value-type="float" office:value="0.463">
                <text:p>0.463</text:p>
              </table:table-cell>
              <table:table-cell office:value-type="float" office:value="16.8288993152986">
                <text:p>16.8288993152986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0.463">
                <text:p>0.463</text:p>
              </table:table-cell>
              <table:table-cell office:value-type="float" office:value="19.1094213028052">
                <text:p>19.1094213028052</text:p>
              </table:table-cell>
            </table:table-row>
            <table:table-row>
              <table:table-cell office:value-type="float" office:value="19.166019685824">
                <text:p>20</text:p>
              </table:table-cell>
              <table:table-cell office:value-type="float" office:value="0.465">
                <text:p>0.465</text:p>
              </table:table-cell>
              <table:table-cell office:value-type="float" office:value="17.0024435620942">
                <text:p>17.0024435620942</text:p>
              </table:table-cell>
              <table:table-cell office:value-type="float" office:value="0.465">
                <text:p>0.465</text:p>
              </table:table-cell>
              <table:table-cell office:value-type="float" office:value="16.8332313825896">
                <text:p>16.8332313825896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0.465">
                <text:p>0.465</text:p>
              </table:table-cell>
              <table:table-cell office:value-type="float" office:value="19.1114661687332">
                <text:p>19.1114661687332</text:p>
              </table:table-cell>
            </table:table-row>
            <table:table-row>
              <table:table-cell office:value-type="float" office:value="19.1610670814705">
                <text:p>20</text:p>
              </table:table-cell>
              <table:table-cell office:value-type="float" office:value="0.467">
                <text:p>0.467</text:p>
              </table:table-cell>
              <table:table-cell office:value-type="float" office:value="17.0086160559597">
                <text:p>17.0086160559597</text:p>
              </table:table-cell>
              <table:table-cell office:value-type="float" office:value="0.467">
                <text:p>0.467</text:p>
              </table:table-cell>
              <table:table-cell office:value-type="float" office:value="16.8377336520285">
                <text:p>16.8377336520285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0.467">
                <text:p>0.467</text:p>
              </table:table-cell>
              <table:table-cell office:value-type="float" office:value="19.1135160461493">
                <text:p>19.1135160461493</text:p>
              </table:table-cell>
            </table:table-row>
            <table:table-row>
              <table:table-cell office:value-type="float" office:value="19.1547324619881">
                <text:p>20</text:p>
              </table:table-cell>
              <table:table-cell office:value-type="float" office:value="0.469">
                <text:p>0.469</text:p>
              </table:table-cell>
              <table:table-cell office:value-type="float" office:value="17.0146478703856">
                <text:p>17.0146478703856</text:p>
              </table:table-cell>
              <table:table-cell office:value-type="float" office:value="0.469">
                <text:p>0.469</text:p>
              </table:table-cell>
              <table:table-cell office:value-type="float" office:value="16.842387455539">
                <text:p>16.842387455539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0.469">
                <text:p>0.469</text:p>
              </table:table-cell>
              <table:table-cell office:value-type="float" office:value="19.1155718172509">
                <text:p>19.1155718172509</text:p>
              </table:table-cell>
            </table:table-row>
            <table:table-row>
              <table:table-cell office:value-type="float" office:value="19.1467340279581">
                <text:p>20</text:p>
              </table:table-cell>
              <table:table-cell office:value-type="float" office:value="0.471">
                <text:p>0.471</text:p>
              </table:table-cell>
              <table:table-cell office:value-type="float" office:value="17.0205428345964">
                <text:p>17.0205428345964</text:p>
              </table:table-cell>
              <table:table-cell office:value-type="float" office:value="0.471">
                <text:p>0.471</text:p>
              </table:table-cell>
              <table:table-cell office:value-type="float" office:value="16.8471755894599">
                <text:p>16.8471755894599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0.471">
                <text:p>0.471</text:p>
              </table:table-cell>
              <table:table-cell office:value-type="float" office:value="19.1176342872569">
                <text:p>19.1176342872569</text:p>
              </table:table-cell>
            </table:table-row>
            <table:table-row>
              <table:table-cell office:value-type="float" office:value="19.1367146148612">
                <text:p>20</text:p>
              </table:table-cell>
              <table:table-cell office:value-type="float" office:value="0.473">
                <text:p>0.473</text:p>
              </table:table-cell>
              <table:table-cell office:value-type="float" office:value="17.0263046376204">
                <text:p>17.0263046376204</text:p>
              </table:table-cell>
              <table:table-cell office:value-type="float" office:value="0.473">
                <text:p>0.473</text:p>
              </table:table-cell>
              <table:table-cell office:value-type="float" office:value="16.8520821734527">
                <text:p>16.852082173452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0.473">
                <text:p>0.473</text:p>
              </table:table-cell>
              <table:table-cell office:value-type="float" office:value="19.1197041797223">
                <text:p>19.1197041797223</text:p>
              </table:table-cell>
            </table:table-row>
            <table:table-row>
              <table:table-cell office:value-type="float" office:value="19.1242151340109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7.0319368548046">
                <text:p>17.0319368548046</text:p>
              </table:table-cell>
              <table:table-cell office:value-type="float" office:value="0.475">
                <text:p>0.475</text:p>
              </table:table-cell>
              <table:table-cell office:value-type="float" office:value="16.8570925552985">
                <text:p>16.8570925552985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0.475">
                <text:p>0.475</text:p>
              </table:table-cell>
              <table:table-cell office:value-type="float" office:value="19.1217821384892">
                <text:p>19.1217821384892</text:p>
              </table:table-cell>
            </table:table-row>
            <table:table-row>
              <table:table-cell office:value-type="float" office:value="19.1086359598751">
                <text:p>20</text:p>
              </table:table-cell>
              <table:table-cell office:value-type="float" office:value="0.477">
                <text:p>0.477</text:p>
              </table:table-cell>
              <table:table-cell office:value-type="float" office:value="17.0374429371319">
                <text:p>17.0374429371319</text:p>
              </table:table-cell>
              <table:table-cell office:value-type="float" office:value="0.477">
                <text:p>0.477</text:p>
              </table:table-cell>
              <table:table-cell office:value-type="float" office:value="16.8621931934106">
                <text:p>16.8621931934106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0.477">
                <text:p>0.477</text:p>
              </table:table-cell>
              <table:table-cell office:value-type="float" office:value="19.1238687201459">
                <text:p>19.1238687201459</text:p>
              </table:table-cell>
            </table:table-row>
            <table:table-row>
              <table:table-cell office:value-type="float" office:value="19.0891794239804">
                <text:p>20</text:p>
              </table:table-cell>
              <table:table-cell office:value-type="float" office:value="0.479">
                <text:p>0.479</text:p>
              </table:table-cell>
              <table:table-cell office:value-type="float" office:value="17.042826224376">
                <text:p>17.042826224376</text:p>
              </table:table-cell>
              <table:table-cell office:value-type="float" office:value="0.479">
                <text:p>0.479</text:p>
              </table:table-cell>
              <table:table-cell office:value-type="float" office:value="16.8673715735716">
                <text:p>16.8673715735716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0.479">
                <text:p>0.479</text:p>
              </table:table-cell>
              <table:table-cell office:value-type="float" office:value="19.1259643914775">
                <text:p>19.1259643914775</text:p>
              </table:table-cell>
            </table:table-row>
            <table:table-row>
              <table:table-cell office:value-type="float" office:value="19.0647617151997">
                <text:p>20</text:p>
              </table:table-cell>
              <table:table-cell office:value-type="float" office:value="0.481">
                <text:p>0.481</text:p>
              </table:table-cell>
              <table:table-cell office:value-type="float" office:value="17.04808993713">
                <text:p>17.04808993713</text:p>
              </table:table-cell>
              <table:table-cell office:value-type="float" office:value="0.481">
                <text:p>0.481</text:p>
              </table:table-cell>
              <table:table-cell office:value-type="float" office:value="16.8726161151281">
                <text:p>16.872616115128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0.481">
                <text:p>0.481</text:p>
              </table:table-cell>
              <table:table-cell office:value-type="float" office:value="19.1280695210701">
                <text:p>19.1280695210701</text:p>
              </table:table-cell>
            </table:table-row>
            <table:table-row>
              <table:table-cell office:value-type="float" office:value="19.0338734839929">
                <text:p>20</text:p>
              </table:table-cell>
              <table:table-cell office:value-type="float" office:value="0.483">
                <text:p>0.483</text:p>
              </table:table-cell>
              <table:table-cell office:value-type="float" office:value="17.0532372011006">
                <text:p>17.0532372011006</text:p>
              </table:table-cell>
              <table:table-cell office:value-type="float" office:value="0.483">
                <text:p>0.483</text:p>
              </table:table-cell>
              <table:table-cell office:value-type="float" office:value="16.8779161167724">
                <text:p>16.8779161167724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0.483">
                <text:p>0.483</text:p>
              </table:table-cell>
              <table:table-cell office:value-type="float" office:value="19.1301843774387">
                <text:p>19.1301843774387</text:p>
              </table:table-cell>
            </table:table-row>
            <table:table-row>
              <table:table-cell office:value-type="float" office:value="18.9943507367885">
                <text:p>20</text:p>
              </table:table-cell>
              <table:table-cell office:value-type="float" office:value="0.485">
                <text:p>0.485</text:p>
              </table:table-cell>
              <table:table-cell office:value-type="float" office:value="17.0582710387198">
                <text:p>17.0582710387198</text:p>
              </table:table-cell>
              <table:table-cell office:value-type="float" office:value="0.485">
                <text:p>0.485</text:p>
              </table:table-cell>
              <table:table-cell office:value-type="float" office:value="16.883261678177">
                <text:p>16.883261678177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0.485">
                <text:p>0.485</text:p>
              </table:table-cell>
              <table:table-cell office:value-type="float" office:value="19.1323091184382">
                <text:p>19.1323091184382</text:p>
              </table:table-cell>
            </table:table-row>
            <table:table-row>
              <table:table-cell office:value-type="float" office:value="18.942981049482">
                <text:p>20</text:p>
              </table:table-cell>
              <table:table-cell office:value-type="float" office:value="0.487">
                <text:p>0.487</text:p>
              </table:table-cell>
              <table:table-cell office:value-type="float" office:value="17.0631943691914">
                <text:p>17.0631943691914</text:p>
              </table:table-cell>
              <table:table-cell office:value-type="float" office:value="0.487">
                <text:p>0.487</text:p>
              </table:table-cell>
              <table:table-cell office:value-type="float" office:value="16.8886436361293">
                <text:p>16.8886436361293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0.487">
                <text:p>0.487</text:p>
              </table:table-cell>
              <table:table-cell office:value-type="float" office:value="19.1344437819671">
                <text:p>19.1344437819671</text:p>
              </table:table-cell>
            </table:table-row>
            <table:table-row>
              <table:table-cell office:value-type="float" office:value="18.8747894499077">
                <text:p>20</text:p>
              </table:table-cell>
              <table:table-cell office:value-type="float" office:value="0.489">
                <text:p>0.489</text:p>
              </table:table-cell>
              <table:table-cell office:value-type="float" office:value="17.0680100243382">
                <text:p>17.0680100243382</text:p>
              </table:table-cell>
              <table:table-cell office:value-type="float" office:value="0.489">
                <text:p>0.489</text:p>
              </table:table-cell>
              <table:table-cell office:value-type="float" office:value="16.8940535216417">
                <text:p>16.8940535216417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0.489">
                <text:p>0.489</text:p>
              </table:table-cell>
              <table:table-cell office:value-type="float" office:value="19.1365882782816">
                <text:p>19.1365882782816</text:p>
              </table:table-cell>
            </table:table-row>
            <table:table-row>
              <table:table-cell office:value-type="float" office:value="18.7816570056731">
                <text:p>20</text:p>
              </table:table-cell>
              <table:table-cell office:value-type="float" office:value="0.491">
                <text:p>0.491</text:p>
              </table:table-cell>
              <table:table-cell office:value-type="float" office:value="17.0727207470321">
                <text:p>17.0727207470321</text:p>
              </table:table-cell>
              <table:table-cell office:value-type="float" office:value="0.491">
                <text:p>0.491</text:p>
              </table:table-cell>
              <table:table-cell office:value-type="float" office:value="16.899483505172">
                <text:p>16.899483505172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0.491">
                <text:p>0.491</text:p>
              </table:table-cell>
              <table:table-cell office:value-type="float" office:value="19.1387423776331">
                <text:p>19.1387423776331</text:p>
              </table:table-cell>
            </table:table-row>
            <table:table-row>
              <table:table-cell office:value-type="float" office:value="18.6494329373636">
                <text:p>20</text:p>
              </table:table-cell>
              <table:table-cell office:value-type="float" office:value="0.493">
                <text:p>0.493</text:p>
              </table:table-cell>
              <table:table-cell office:value-type="float" office:value="17.0773291950181">
                <text:p>17.0773291950181</text:p>
              </table:table-cell>
              <table:table-cell office:value-type="float" office:value="0.493">
                <text:p>0.493</text:p>
              </table:table-cell>
              <table:table-cell office:value-type="float" office:value="16.9049263514655">
                <text:p>16.9049263514655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0.493">
                <text:p>0.493</text:p>
              </table:table-cell>
              <table:table-cell office:value-type="float" office:value="19.1409056969229">
                <text:p>19.1409056969229</text:p>
              </table:table-cell>
            </table:table-row>
            <table:table-row>
              <table:table-cell office:value-type="float" office:value="18.4513178110768">
                <text:p>20</text:p>
              </table:table-cell>
              <table:table-cell office:value-type="float" office:value="0.495">
                <text:p>0.495</text:p>
              </table:table-cell>
              <table:table-cell office:value-type="float" office:value="17.0818379392874">
                <text:p>17.0818379392874</text:p>
              </table:table-cell>
              <table:table-cell office:value-type="float" office:value="0.495">
                <text:p>0.495</text:p>
              </table:table-cell>
              <table:table-cell office:value-type="float" office:value="16.910375372997">
                <text:p>16.910375372997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0.495">
                <text:p>0.495</text:p>
              </table:table-cell>
              <table:table-cell office:value-type="float" office:value="19.1430776837875">
                <text:p>19.1430776837875</text:p>
              </table:table-cell>
            </table:table-row>
            <table:table-row>
              <table:table-cell office:value-type="float" office:value="18.1310390544697">
                <text:p>20</text:p>
              </table:table-cell>
              <table:table-cell office:value-type="float" office:value="0.497">
                <text:p>0.497</text:p>
              </table:table-cell>
              <table:table-cell office:value-type="float" office:value="17.086249472192">
                <text:p>17.086249472192</text:p>
              </table:table-cell>
              <table:table-cell office:value-type="float" office:value="0.497">
                <text:p>0.497</text:p>
              </table:table-cell>
              <table:table-cell office:value-type="float" office:value="16.9158243964109">
                <text:p>16.915824396410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0.497">
                <text:p>0.497</text:p>
              </table:table-cell>
              <table:table-cell office:value-type="float" office:value="19.1452576004229">
                <text:p>19.1452576004229</text:p>
              </table:table-cell>
            </table:table-row>
            <table:table-row>
              <table:table-cell office:value-type="float" office:value="17.5550376006877">
                <text:p>20</text:p>
              </table:table-cell>
              <table:table-cell office:value-type="float" office:value="0.499">
                <text:p>0.499</text:p>
              </table:table-cell>
              <table:table-cell office:value-type="float" office:value="17.0905662109028">
                <text:p>17.0905662109028</text:p>
              </table:table-cell>
              <table:table-cell office:value-type="float" office:value="0.499">
                <text:p>0.499</text:p>
              </table:table-cell>
              <table:table-cell office:value-type="float" office:value="16.9212677275863">
                <text:p>16.9212677275863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0.499">
                <text:p>0.499</text:p>
              </table:table-cell>
              <table:table-cell office:value-type="float" office:value="19.1474445044838">
                <text:p>19.1474445044838</text:p>
              </table:table-cell>
            </table:table-row>
            <table:table-row>
              <table:table-cell office:value-type="float" office:value="17.2740374836713">
                <text:p>20</text:p>
              </table:table-cell>
              <table:table-cell office:value-type="float" office:value="0.501">
                <text:p>0.501</text:p>
              </table:table-cell>
              <table:table-cell office:value-type="float" office:value="17.0947905008158">
                <text:p>17.0947905008158</text:p>
              </table:table-cell>
              <table:table-cell office:value-type="float" office:value="0.501">
                <text:p>0.501</text:p>
              </table:table-cell>
              <table:table-cell office:value-type="float" office:value="16.9267001194892">
                <text:p>16.9267001194892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0.501">
                <text:p>0.501</text:p>
              </table:table-cell>
              <table:table-cell office:value-type="float" office:value="19.1496372272332">
                <text:p>19.1496372272332</text:p>
              </table:table-cell>
            </table:table-row>
            <table:table-row>
              <table:table-cell office:value-type="float" office:value="17.1772043679573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17.0989246156005">
                <text:p>17.0989246156005</text:p>
              </table:table-cell>
              <table:table-cell office:value-type="float" office:value="0.503">
                <text:p>0.503</text:p>
              </table:table-cell>
              <table:table-cell office:value-type="float" office:value="16.9321167392999">
                <text:p>16.9321167392999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0.503">
                <text:p>0.503</text:p>
              </table:table-cell>
              <table:table-cell office:value-type="float" office:value="19.151834347811">
                <text:p>19.151834347811</text:p>
              </table:table-cell>
            </table:table-row>
            <table:table-row>
              <table:table-cell office:value-type="float" office:value="17.1103580807013">
                <text:p>20</text:p>
              </table:table-cell>
              <table:table-cell office:value-type="float" office:value="0.505">
                <text:p>0.505</text:p>
              </table:table-cell>
              <table:table-cell office:value-type="float" office:value="17.1029707593124">
                <text:p>17.1029707593124</text:p>
              </table:table-cell>
              <table:table-cell office:value-type="float" office:value="0.505">
                <text:p>0.505</text:p>
              </table:table-cell>
              <table:table-cell office:value-type="float" office:value="16.9375131398847">
                <text:p>16.9375131398847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0.505">
                <text:p>0.505</text:p>
              </table:table-cell>
              <table:table-cell office:value-type="float" office:value="19.1540341647245">
                <text:p>19.1540341647245</text:p>
              </table:table-cell>
            </table:table-row>
            <table:table-row>
              <table:table-cell office:value-type="float" office:value="17.0604888328089">
                <text:p>20</text:p>
              </table:table-cell>
              <table:table-cell office:value-type="float" office:value="0.507">
                <text:p>0.507</text:p>
              </table:table-cell>
              <table:table-cell office:value-type="float" office:value="17.1069310738297">
                <text:p>17.1069310738297</text:p>
              </table:table-cell>
              <table:table-cell office:value-type="float" office:value="0.507">
                <text:p>0.507</text:p>
              </table:table-cell>
              <table:table-cell office:value-type="float" office:value="16.9428852386257">
                <text:p>16.9428852386257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0.507">
                <text:p>0.507</text:p>
              </table:table-cell>
              <table:table-cell office:value-type="float" office:value="19.1562346650303">
                <text:p>19.1562346650303</text:p>
              </table:table-cell>
            </table:table-row>
            <table:table-row>
              <table:table-cell office:value-type="float" office:value="17.02149427265">
                <text:p>20</text:p>
              </table:table-cell>
              <table:table-cell office:value-type="float" office:value="0.509">
                <text:p>0.509</text:p>
              </table:table-cell>
              <table:table-cell office:value-type="float" office:value="17.1108076342892">
                <text:p>17.1108076342892</text:p>
              </table:table-cell>
              <table:table-cell office:value-type="float" office:value="0.509">
                <text:p>0.509</text:p>
              </table:table-cell>
              <table:table-cell office:value-type="float" office:value="16.9482292864053">
                <text:p>16.9482292864053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0.509">
                <text:p>0.509</text:p>
              </table:table-cell>
              <table:table-cell office:value-type="float" office:value="19.1584334857731">
                <text:p>19.1584334857731</text:p>
              </table:table-cell>
            </table:table-row>
            <table:table-row>
              <table:table-cell office:value-type="float" office:value="16.9900978111395">
                <text:p>20</text:p>
              </table:table-cell>
              <table:table-cell office:value-type="float" office:value="0.511">
                <text:p>0.511</text:p>
              </table:table-cell>
              <table:table-cell office:value-type="float" office:value="17.1146024573739">
                <text:p>17.1146024573739</text:p>
              </table:table-cell>
              <table:table-cell office:value-type="float" office:value="0.511">
                <text:p>0.511</text:p>
              </table:table-cell>
              <table:table-cell office:value-type="float" office:value="16.9535418510006">
                <text:p>16.95354185100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0.511">
                <text:p>0.511</text:p>
              </table:table-cell>
              <table:table-cell office:value-type="float" office:value="19.1606278741343">
                <text:p>19.1606278741343</text:p>
              </table:table-cell>
            </table:table-row>
            <table:table-row>
              <table:table-cell office:value-type="float" office:value="16.964341363717">
                <text:p>20</text:p>
              </table:table-cell>
              <table:table-cell office:value-type="float" office:value="0.513">
                <text:p>0.513</text:p>
              </table:table-cell>
              <table:table-cell office:value-type="float" office:value="17.1183175001775">
                <text:p>17.1183175001775</text:p>
              </table:table-cell>
              <table:table-cell office:value-type="float" office:value="0.513">
                <text:p>0.513</text:p>
              </table:table-cell>
              <table:table-cell office:value-type="float" office:value="16.9588197928503">
                <text:p>16.9588197928503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0.513">
                <text:p>0.513</text:p>
              </table:table-cell>
              <table:table-cell office:value-type="float" office:value="19.162814639051">
                <text:p>19.162814639051</text:p>
              </table:table-cell>
            </table:table-row>
            <table:table-row>
              <table:table-cell office:value-type="float" office:value="16.9429559334293">
                <text:p>20</text:p>
              </table:table-cell>
              <table:table-cell office:value-type="float" office:value="0.515">
                <text:p>0.515</text:p>
              </table:table-cell>
              <table:table-cell office:value-type="float" office:value="17.1219546651236">
                <text:p>17.1219546651236</text:p>
              </table:table-cell>
              <table:table-cell office:value-type="float" office:value="0.515">
                <text:p>0.515</text:p>
              </table:table-cell>
              <table:table-cell office:value-type="float" office:value="16.9640602482925">
                <text:p>16.9640602482925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0.515">
                <text:p>0.515</text:p>
              </table:table-cell>
              <table:table-cell office:value-type="float" office:value="19.1649900980433">
                <text:p>19.1649900980433</text:p>
              </table:table-cell>
            </table:table-row>
            <table:table-row>
              <table:table-cell office:value-type="float" office:value="16.9250673346269">
                <text:p>20</text:p>
              </table:table-cell>
              <table:table-cell office:value-type="float" office:value="0.517">
                <text:p>0.517</text:p>
              </table:table-cell>
              <table:table-cell office:value-type="float" office:value="17.1255157989572">
                <text:p>17.1255157989572</text:p>
              </table:table-cell>
              <table:table-cell office:value-type="float" office:value="0.517">
                <text:p>0.517</text:p>
              </table:table-cell>
              <table:table-cell office:value-type="float" office:value="16.9692606083511">
                <text:p>16.9692606083511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0.517">
                <text:p>0.517</text:p>
              </table:table-cell>
              <table:table-cell office:value-type="float" office:value="19.1671500146577">
                <text:p>19.1671500146577</text:p>
              </table:table-cell>
            </table:table-row>
            <table:table-row>
              <table:table-cell office:value-type="float" office:value="16.9100445924855">
                <text:p>20</text:p>
              </table:table-cell>
              <table:table-cell office:value-type="float" office:value="0.519">
                <text:p>0.519</text:p>
              </table:table-cell>
              <table:table-cell office:value-type="float" office:value="17.1290026921648">
                <text:p>17.1290026921648</text:p>
              </table:table-cell>
              <table:table-cell office:value-type="float" office:value="0.519">
                <text:p>0.519</text:p>
              </table:table-cell>
              <table:table-cell office:value-type="float" office:value="16.974418499221">
                <text:p>16.974418499221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0.519">
                <text:p>0.519</text:p>
              </table:table-cell>
              <table:table-cell office:value-type="float" office:value="19.1692895272782">
                <text:p>19.1692895272782</text:p>
              </table:table-cell>
            </table:table-row>
            <table:table-row>
              <table:table-cell office:value-type="float" office:value="16.8974153495121">
                <text:p>20</text:p>
              </table:table-cell>
              <table:table-cell office:value-type="float" office:value="0.521">
                <text:p>0.521</text:p>
              </table:table-cell>
              <table:table-cell office:value-type="float" office:value="17.1324170904484">
                <text:p>17.1324170904484</text:p>
              </table:table-cell>
              <table:table-cell office:value-type="float" office:value="0.521">
                <text:p>0.521</text:p>
              </table:table-cell>
              <table:table-cell office:value-type="float" office:value="16.9795317758782">
                <text:p>16.9795317758782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0.521">
                <text:p>0.521</text:p>
              </table:table-cell>
              <table:table-cell office:value-type="float" office:value="19.1714030703999">
                <text:p>19.1714030703999</text:p>
              </table:table-cell>
            </table:table-row>
            <table:table-row>
              <table:table-cell office:value-type="float" office:value="16.8868154819388">
                <text:p>20</text:p>
              </table:table-cell>
              <table:table-cell office:value-type="float" office:value="0.523">
                <text:p>0.523</text:p>
              </table:table-cell>
              <table:table-cell office:value-type="float" office:value="17.135760691852">
                <text:p>17.135760691852</text:p>
              </table:table-cell>
              <table:table-cell office:value-type="float" office:value="0.523">
                <text:p>0.523</text:p>
              </table:table-cell>
              <table:table-cell office:value-type="float" office:value="16.9845985026245">
                <text:p>16.9845985026245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0.523">
                <text:p>0.523</text:p>
              </table:table-cell>
              <table:table-cell office:value-type="float" office:value="19.173484280494">
                <text:p>19.173484280494</text:p>
              </table:table-cell>
            </table:table-row>
            <table:table-row>
              <table:table-cell office:value-type="float" office:value="16.8779574706463">
                <text:p>20</text:p>
              </table:table-cell>
              <table:table-cell office:value-type="float" office:value="0.525">
                <text:p>0.525</text:p>
              </table:table-cell>
              <table:table-cell office:value-type="float" office:value="17.1390351412898">
                <text:p>17.1390351412898</text:p>
              </table:table-cell>
              <table:table-cell office:value-type="float" office:value="0.525">
                <text:p>0.525</text:p>
              </table:table-cell>
              <table:table-cell office:value-type="float" office:value="16.9896169320636">
                <text:p>16.9896169320636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0.525">
                <text:p>0.525</text:p>
              </table:table-cell>
              <table:table-cell office:value-type="float" office:value="19.1755258869133">
                <text:p>19.1755258869133</text:p>
              </table:table-cell>
            </table:table-row>
            <table:table-row>
              <table:table-cell office:value-type="float" office:value="16.8706096819408">
                <text:p>20</text:p>
              </table:table-cell>
              <table:table-cell office:value-type="float" office:value="0.527">
                <text:p>0.527</text:p>
              </table:table-cell>
              <table:table-cell office:value-type="float" office:value="17.1422420368107">
                <text:p>17.1422420368107</text:p>
              </table:table-cell>
              <table:table-cell office:value-type="float" office:value="0.527">
                <text:p>0.527</text:p>
              </table:table-cell>
              <table:table-cell office:value-type="float" office:value="16.9945854966636">
                <text:p>16.9945854966636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0.527">
                <text:p>0.527</text:p>
              </table:table-cell>
              <table:table-cell office:value-type="float" office:value="19.1775195887388">
                <text:p>19.1775195887388</text:p>
              </table:table-cell>
            </table:table-row>
            <table:table-row>
              <table:table-cell office:value-type="float" office:value="16.8645823017414">
                <text:p>20</text:p>
              </table:table-cell>
              <table:table-cell office:value-type="float" office:value="0.529">
                <text:p>0.529</text:p>
              </table:table-cell>
              <table:table-cell office:value-type="float" office:value="17.145382940745">
                <text:p>17.145382940745</text:p>
              </table:table-cell>
              <table:table-cell office:value-type="float" office:value="0.529">
                <text:p>0.529</text:p>
              </table:table-cell>
              <table:table-cell office:value-type="float" office:value="16.9995028060932">
                <text:p>16.9995028060932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0.529">
                <text:p>0.529</text:p>
              </table:table-cell>
              <table:table-cell office:value-type="float" office:value="19.1794559130139">
                <text:p>19.1794559130139</text:p>
              </table:table-cell>
            </table:table-row>
            <table:table-row>
              <table:table-cell office:value-type="float" office:value="16.8597174701399">
                <text:p>20</text:p>
              </table:table-cell>
              <table:table-cell office:value-type="float" office:value="0.531">
                <text:p>0.531</text:p>
              </table:table-cell>
              <table:table-cell office:value-type="float" office:value="17.1484593644572">
                <text:p>17.1484593644572</text:p>
              </table:table-cell>
              <table:table-cell office:value-type="float" office:value="0.531">
                <text:p>0.531</text:p>
              </table:table-cell>
              <table:table-cell office:value-type="float" office:value="17.0043676191853">
                <text:p>17.0043676191853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0.531">
                <text:p>0.531</text:p>
              </table:table-cell>
              <table:table-cell office:value-type="float" office:value="19.1813240433117">
                <text:p>19.1813240433117</text:p>
              </table:table-cell>
            </table:table-row>
            <table:table-row>
              <table:table-cell office:value-type="float" office:value="16.8558822252242">
                <text:p>20</text:p>
              </table:table-cell>
              <table:table-cell office:value-type="float" office:value="0.533">
                <text:p>0.533</text:p>
              </table:table-cell>
              <table:table-cell office:value-type="float" office:value="17.1514727864914">
                <text:p>17.1514727864914</text:p>
              </table:table-cell>
              <table:table-cell office:value-type="float" office:value="0.533">
                <text:p>0.533</text:p>
              </table:table-cell>
              <table:table-cell office:value-type="float" office:value="17.0091788498514">
                <text:p>17.0091788498514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0.533">
                <text:p>0.533</text:p>
              </table:table-cell>
              <table:table-cell office:value-type="float" office:value="19.1831116273905">
                <text:p>19.1831116273905</text:p>
              </table:table-cell>
            </table:table-row>
            <table:table-row>
              <table:table-cell office:value-type="float" office:value="16.8529632959183">
                <text:p>20</text:p>
              </table:table-cell>
              <table:table-cell office:value-type="float" office:value="0.535">
                <text:p>0.535</text:p>
              </table:table-cell>
              <table:table-cell office:value-type="float" office:value="17.1544246346279">
                <text:p>17.1544246346279</text:p>
              </table:table-cell>
              <table:table-cell office:value-type="float" office:value="0.535">
                <text:p>0.535</text:p>
              </table:table-cell>
              <table:table-cell office:value-type="float" office:value="17.013935537852">
                <text:p>17.013935537852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0.535">
                <text:p>0.535</text:p>
              </table:table-cell>
              <table:table-cell office:value-type="float" office:value="19.1848045428643">
                <text:p>19.1848045428643</text:p>
              </table:table-cell>
            </table:table-row>
            <table:table-row>
              <table:table-cell office:value-type="float" office:value="16.8508632408243">
                <text:p>20</text:p>
              </table:table-cell>
              <table:table-cell office:value-type="float" office:value="0.537">
                <text:p>0.537</text:p>
              </table:table-cell>
              <table:table-cell office:value-type="float" office:value="17.157316308793">
                <text:p>17.157316308793</text:p>
              </table:table-cell>
              <table:table-cell office:value-type="float" office:value="0.537">
                <text:p>0.537</text:p>
              </table:table-cell>
              <table:table-cell office:value-type="float" office:value="17.0186368608992">
                <text:p>17.0186368608992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0.537">
                <text:p>0.537</text:p>
              </table:table-cell>
              <table:table-cell office:value-type="float" office:value="19.1863866311562">
                <text:p>19.1863866311562</text:p>
              </table:table-cell>
            </table:table-row>
            <table:table-row>
              <table:table-cell office:value-type="float" office:value="16.849497480305">
                <text:p>20</text:p>
              </table:table-cell>
              <table:table-cell office:value-type="float" office:value="0.539">
                <text:p>0.539</text:p>
              </table:table-cell>
              <table:table-cell office:value-type="float" office:value="17.1601491649492">
                <text:p>17.1601491649492</text:p>
              </table:table-cell>
              <table:table-cell office:value-type="float" office:value="0.539">
                <text:p>0.539</text:p>
              </table:table-cell>
              <table:table-cell office:value-type="float" office:value="17.0232821085642">
                <text:p>17.0232821085642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0.539">
                <text:p>0.539</text:p>
              </table:table-cell>
              <table:table-cell office:value-type="float" office:value="19.1878393726365">
                <text:p>19.1878393726365</text:p>
              </table:table-cell>
            </table:table-row>
            <table:table-row>
              <table:table-cell office:value-type="float" office:value="16.8487920251941">
                <text:p>20</text:p>
              </table:table-cell>
              <table:table-cell office:value-type="float" office:value="0.541">
                <text:p>0.541</text:p>
              </table:table-cell>
              <table:table-cell office:value-type="float" office:value="17.1629245238732">
                <text:p>17.1629245238732</text:p>
              </table:table-cell>
              <table:table-cell office:value-type="float" office:value="0.541">
                <text:p>0.541</text:p>
              </table:table-cell>
              <table:table-cell office:value-type="float" office:value="17.027870681563">
                <text:p>17.027870681563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0.541">
                <text:p>0.541</text:p>
              </table:table-cell>
              <table:table-cell office:value-type="float" office:value="19.1891415061867">
                <text:p>19.1891415061867</text:p>
              </table:table-cell>
            </table:table-row>
            <table:table-row>
              <table:table-cell office:value-type="float" office:value="16.8486816977466">
                <text:p>20</text:p>
              </table:table-cell>
              <table:table-cell office:value-type="float" office:value="0.543">
                <text:p>0.543</text:p>
              </table:table-cell>
              <table:table-cell office:value-type="float" office:value="17.1656436753219">
                <text:p>17.1656436753219</text:p>
              </table:table-cell>
              <table:table-cell office:value-type="float" office:value="0.543">
                <text:p>0.543</text:p>
              </table:table-cell>
              <table:table-cell office:value-type="float" office:value="17.0324020870334">
                <text:p>17.0324020870334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0.543">
                <text:p>0.543</text:p>
              </table:table-cell>
              <table:table-cell office:value-type="float" office:value="19.1902685723973">
                <text:p>19.1902685723973</text:p>
              </table:table-cell>
            </table:table-row>
            <table:table-row>
              <table:table-cell office:value-type="float" office:value="16.8491087126454">
                <text:p>20</text:p>
              </table:table-cell>
              <table:table-cell office:value-type="float" office:value="0.545">
                <text:p>0.545</text:p>
              </table:table-cell>
              <table:table-cell office:value-type="float" office:value="17.1683078699782">
                <text:p>17.1683078699782</text:p>
              </table:table-cell>
              <table:table-cell office:value-type="float" office:value="0.545">
                <text:p>0.545</text:p>
              </table:table-cell>
              <table:table-cell office:value-type="float" office:value="17.0368759221353">
                <text:p>17.036875922135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0.545">
                <text:p>0.545</text:p>
              </table:table-cell>
              <table:table-cell office:value-type="float" office:value="19.1911923614701">
                <text:p>19.1911923614701</text:p>
              </table:table-cell>
            </table:table-row>
            <table:table-row>
              <table:table-cell office:value-type="float" office:value="16.850021557932">
                <text:p>20</text:p>
              </table:table-cell>
              <table:table-cell office:value-type="float" office:value="0.547">
                <text:p>0.547</text:p>
              </table:table-cell>
              <table:table-cell office:value-type="float" office:value="17.1709183304195">
                <text:p>17.1709183304195</text:p>
              </table:table-cell>
              <table:table-cell office:value-type="float" office:value="0.547">
                <text:p>0.547</text:p>
              </table:table-cell>
              <table:table-cell office:value-type="float" office:value="17.0412918771441">
                <text:p>17.0412918771441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0.547">
                <text:p>0.547</text:p>
              </table:table-cell>
              <table:table-cell office:value-type="float" office:value="19.1918802480348">
                <text:p>19.1918802480348</text:p>
              </table:table-cell>
            </table:table-row>
            <table:table-row>
              <table:table-cell office:value-type="float" office:value="16.8513740760681">
                <text:p>20</text:p>
              </table:table-cell>
              <table:table-cell office:value-type="float" office:value="0.549">
                <text:p>0.549</text:p>
              </table:table-cell>
              <table:table-cell office:value-type="float" office:value="17.1734762446166">
                <text:p>17.1734762446166</text:p>
              </table:table-cell>
              <table:table-cell office:value-type="float" office:value="0.549">
                <text:p>0.549</text:p>
              </table:table-cell>
              <table:table-cell office:value-type="float" office:value="17.0456497215629">
                <text:p>17.0456497215629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0.549">
                <text:p>0.549</text:p>
              </table:table-cell>
              <table:table-cell office:value-type="float" office:value="19.1922943763112">
                <text:p>19.1922943763112</text:p>
              </table:table-cell>
            </table:table-row>
            <table:table-row>
              <table:table-cell office:value-type="float" office:value="16.8531247260626">
                <text:p>20</text:p>
              </table:table-cell>
              <table:table-cell office:value-type="float" office:value="0.551">
                <text:p>0.551</text:p>
              </table:table-cell>
              <table:table-cell office:value-type="float" office:value="17.1759827729541">
                <text:p>17.1759827729541</text:p>
              </table:table-cell>
              <table:table-cell office:value-type="float" office:value="0.551">
                <text:p>0.551</text:p>
              </table:table-cell>
              <table:table-cell office:value-type="float" office:value="17.0499493041903">
                <text:p>17.0499493041903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0.551">
                <text:p>0.551</text:p>
              </table:table-cell>
              <table:table-cell office:value-type="float" office:value="19.1923906624343">
                <text:p>19.1923906624343</text:p>
              </table:table-cell>
            </table:table-row>
            <table:table-row>
              <table:table-cell office:value-type="float" office:value="16.8552359639703">
                <text:p>20</text:p>
              </table:table-cell>
              <table:table-cell office:value-type="float" office:value="0.553">
                <text:p>0.553</text:p>
              </table:table-cell>
              <table:table-cell office:value-type="float" office:value="17.1784390408938">
                <text:p>17.1784390408938</text:p>
              </table:table-cell>
              <table:table-cell office:value-type="float" office:value="0.553">
                <text:p>0.553</text:p>
              </table:table-cell>
              <table:table-cell office:value-type="float" office:value="17.0541905392305">
                <text:p>17.0541905392305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0.553">
                <text:p>0.553</text:p>
              </table:table-cell>
              <table:table-cell office:value-type="float" office:value="19.1921175560996">
                <text:p>19.1921175560996</text:p>
              </table:table-cell>
            </table:table-row>
            <table:table-row>
              <table:table-cell office:value-type="float" office:value="16.8576737460251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17.180846150615">
                <text:p>17.180846150615</text:p>
              </table:table-cell>
              <table:table-cell office:value-type="float" office:value="0.555">
                <text:p>0.555</text:p>
              </table:table-cell>
              <table:table-cell office:value-type="float" office:value="17.0583734117963">
                <text:p>17.0583734117963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0.555">
                <text:p>0.555</text:p>
              </table:table-cell>
              <table:table-cell office:value-type="float" office:value="19.1914144994614">
                <text:p>19.1914144994614</text:p>
              </table:table-cell>
            </table:table-row>
            <table:table-row>
              <table:table-cell office:value-type="float" office:value="16.8604070949568">
                <text:p>20</text:p>
              </table:table-cell>
              <table:table-cell office:value-type="float" office:value="0.557">
                <text:p>0.557</text:p>
              </table:table-cell>
              <table:table-cell office:value-type="float" office:value="17.183205171365">
                <text:p>17.183205171365</text:p>
              </table:table-cell>
              <table:table-cell office:value-type="float" office:value="0.557">
                <text:p>0.557</text:p>
              </table:table-cell>
              <table:table-cell office:value-type="float" office:value="17.0624979624502">
                <text:p>17.0624979624502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0.557">
                <text:p>0.557</text:p>
              </table:table-cell>
              <table:table-cell office:value-type="float" office:value="19.1902099825196">
                <text:p>19.1902099825196</text:p>
              </table:table-cell>
            </table:table-row>
            <table:table-row>
              <table:table-cell office:value-type="float" office:value="16.8634077532938">
                <text:p>20</text:p>
              </table:table-cell>
              <table:table-cell office:value-type="float" office:value="0.559">
                <text:p>0.559</text:p>
              </table:table-cell>
              <table:table-cell office:value-type="float" office:value="17.1855171505235">
                <text:p>17.1855171505235</text:p>
              </table:table-cell>
              <table:table-cell office:value-type="float" office:value="0.559">
                <text:p>0.559</text:p>
              </table:table-cell>
              <table:table-cell office:value-type="float" office:value="17.0665642928481">
                <text:p>17.0665642928481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0.559">
                <text:p>0.559</text:p>
              </table:table-cell>
              <table:table-cell office:value-type="float" office:value="19.1884190758534">
                <text:p>19.1884190758534</text:p>
              </table:table-cell>
            </table:table-row>
            <table:table-row>
              <table:table-cell office:value-type="float" office:value="16.8666498730316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7.1877831057347">
                <text:p>17.1877831057347</text:p>
              </table:table-cell>
              <table:table-cell office:value-type="float" office:value="0.561">
                <text:p>0.561</text:p>
              </table:table-cell>
              <table:table-cell office:value-type="float" office:value="17.0705725527225">
                <text:p>17.0705725527225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0.561">
                <text:p>0.561</text:p>
              </table:table-cell>
              <table:table-cell office:value-type="float" office:value="19.1859402592503">
                <text:p>19.1859402592503</text:p>
              </table:table-cell>
            </table:table-row>
            <table:table-row>
              <table:table-cell office:value-type="float" office:value="16.8701097595012">
                <text:p>20</text:p>
              </table:table-cell>
              <table:table-cell office:value-type="float" office:value="0.563">
                <text:p>0.563</text:p>
              </table:table-cell>
              <table:table-cell office:value-type="float" office:value="17.190004027229">
                <text:p>17.190004027229</text:p>
              </table:table-cell>
              <table:table-cell office:value-type="float" office:value="0.563">
                <text:p>0.563</text:p>
              </table:table-cell>
              <table:table-cell office:value-type="float" office:value="17.0745229373797">
                <text:p>17.0745229373797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0.563">
                <text:p>0.563</text:p>
              </table:table-cell>
              <table:table-cell office:value-type="float" office:value="19.1826513069536">
                <text:p>19.1826513069536</text:p>
              </table:table-cell>
            </table:table-row>
            <table:table-row>
              <table:table-cell office:value-type="float" office:value="16.8737656588229">
                <text:p>20</text:p>
              </table:table-cell>
              <table:table-cell office:value-type="float" office:value="0.565">
                <text:p>0.565</text:p>
              </table:table-cell>
              <table:table-cell office:value-type="float" office:value="17.1921808874456">
                <text:p>17.1921808874456</text:p>
              </table:table-cell>
              <table:table-cell office:value-type="float" office:value="0.565">
                <text:p>0.565</text:p>
              </table:table-cell>
              <table:table-cell office:value-type="float" office:value="17.0784156928337">
                <text:p>17.0784156928337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0.565">
                <text:p>0.565</text:p>
              </table:table-cell>
              <table:table-cell office:value-type="float" office:value="19.1784038848093">
                <text:p>19.1784038848093</text:p>
              </table:table-cell>
            </table:table-row>
            <table:table-row>
              <table:table-cell office:value-type="float" office:value="16.8775975520264">
                <text:p>20</text:p>
              </table:table-cell>
              <table:table-cell office:value-type="float" office:value="0.567">
                <text:p>0.567</text:p>
              </table:table-cell>
              <table:table-cell office:value-type="float" office:value="17.1943146262166">
                <text:p>17.1943146262166</text:p>
              </table:table-cell>
              <table:table-cell office:value-type="float" office:value="0.567">
                <text:p>0.567</text:p>
              </table:table-cell>
              <table:table-cell office:value-type="float" office:value="17.0822510966415">
                <text:p>17.0822510966415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0.567">
                <text:p>0.567</text:p>
              </table:table-cell>
              <table:table-cell office:value-type="float" office:value="19.1730163536181">
                <text:p>19.1730163536181</text:p>
              </table:table-cell>
            </table:table-row>
            <table:table-row>
              <table:table-cell office:value-type="float" office:value="16.8815870063146">
                <text:p>20</text:p>
              </table:table-cell>
              <table:table-cell office:value-type="float" office:value="0.569">
                <text:p>0.569</text:p>
              </table:table-cell>
              <table:table-cell office:value-type="float" office:value="17.1964061692276">
                <text:p>17.1964061692276</text:p>
              </table:table-cell>
              <table:table-cell office:value-type="float" office:value="0.569">
                <text:p>0.569</text:p>
              </table:table-cell>
              <table:table-cell office:value-type="float" office:value="17.0860294724463">
                <text:p>17.0860294724463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0.569">
                <text:p>0.569</text:p>
              </table:table-cell>
              <table:table-cell office:value-type="float" office:value="19.1662640641444">
                <text:p>19.1662640641444</text:p>
              </table:table-cell>
            </table:table-row>
            <table:table-row>
              <table:table-cell office:value-type="float" office:value="16.885717012986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17.1984564108589">
                <text:p>17.1984564108589</text:p>
              </table:table-cell>
              <table:table-cell office:value-type="float" office:value="0.571">
                <text:p>0.571</text:p>
              </table:table-cell>
              <table:table-cell office:value-type="float" office:value="17.0897511689315">
                <text:p>17.0897511689315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0.571">
                <text:p>0.571</text:p>
              </table:table-cell>
              <table:table-cell office:value-type="float" office:value="19.157866040638">
                <text:p>19.157866040638</text:p>
              </table:table-cell>
            </table:table-row>
            <table:table-row>
              <table:table-cell office:value-type="float" office:value="16.8899718732119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17.2004662283478">
                <text:p>17.2004662283478</text:p>
              </table:table-cell>
              <table:table-cell office:value-type="float" office:value="0.573">
                <text:p>0.573</text:p>
              </table:table-cell>
              <table:table-cell office:value-type="float" office:value="17.0934165705126">
                <text:p>17.0934165705126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0.573">
                <text:p>0.573</text:p>
              </table:table-cell>
              <table:table-cell office:value-type="float" office:value="19.1474664131011">
                <text:p>19.1474664131011</text:p>
              </table:table-cell>
            </table:table-row>
            <table:table-row>
              <table:table-cell office:value-type="float" office:value="16.8943370809982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17.2024364775686">
                <text:p>17.2024364775686</text:p>
              </table:table-cell>
              <table:table-cell office:value-type="float" office:value="0.575">
                <text:p>0.575</text:p>
              </table:table-cell>
              <table:table-cell office:value-type="float" office:value="17.0970260897423">
                <text:p>17.0970260897423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0.575">
                <text:p>0.575</text:p>
              </table:table-cell>
              <table:table-cell office:value-type="float" office:value="19.1346080050155">
                <text:p>19.1346080050155</text:p>
              </table:table-cell>
            </table:table-row>
            <table:table-row>
              <table:table-cell office:value-type="float" office:value="16.898799222961">
                <text:p>20</text:p>
              </table:table-cell>
              <table:table-cell office:value-type="float" office:value="0.577">
                <text:p>0.577</text:p>
              </table:table-cell>
              <table:table-cell office:value-type="float" office:value="17.2043679931088">
                <text:p>17.2043679931088</text:p>
              </table:table-cell>
              <table:table-cell office:value-type="float" office:value="0.577">
                <text:p>0.577</text:p>
              </table:table-cell>
              <table:table-cell office:value-type="float" office:value="17.1005801642336">
                <text:p>17.1005801642336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0.577">
                <text:p>0.577</text:p>
              </table:table-cell>
              <table:table-cell office:value-type="float" office:value="19.1186939476288">
                <text:p>19.1186939476288</text:p>
              </table:table-cell>
            </table:table-row>
            <table:table-row>
              <table:table-cell office:value-type="float" office:value="16.9033458896206">
                <text:p>20</text:p>
              </table:table-cell>
              <table:table-cell office:value-type="float" office:value="0.579">
                <text:p>0.579</text:p>
              </table:table-cell>
              <table:table-cell office:value-type="float" office:value="17.2062615890571">
                <text:p>17.2062615890571</text:p>
              </table:table-cell>
              <table:table-cell office:value-type="float" office:value="0.579">
                <text:p>0.579</text:p>
              </table:table-cell>
              <table:table-cell office:value-type="float" office:value="17.1040792544858">
                <text:p>17.1040792544858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0.579">
                <text:p>0.579</text:p>
              </table:table-cell>
              <table:table-cell office:value-type="float" office:value="19.0989305063508">
                <text:p>19.0989305063508</text:p>
              </table:table-cell>
            </table:table-row>
            <table:table-row>
              <table:table-cell office:value-type="float" office:value="16.9079655966781">
                <text:p>20</text:p>
              </table:table-cell>
              <table:table-cell office:value-type="float" office:value="0.581">
                <text:p>0.581</text:p>
              </table:table-cell>
              <table:table-cell office:value-type="float" office:value="17.2081180604963">
                <text:p>17.2081180604963</text:p>
              </table:table-cell>
              <table:table-cell office:value-type="float" office:value="0.581">
                <text:p>0.581</text:p>
              </table:table-cell>
              <table:table-cell office:value-type="float" office:value="17.1075238425991">
                <text:p>17.107523842599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0.581">
                <text:p>0.581</text:p>
              </table:table-cell>
              <table:table-cell office:value-type="float" office:value="19.0742394993199">
                <text:p>19.0742394993199</text:p>
              </table:table-cell>
            </table:table-row>
            <table:table-row>
              <table:table-cell office:value-type="float" office:value="16.9126477124091">
                <text:p>20</text:p>
              </table:table-cell>
              <table:table-cell office:value-type="float" office:value="0.583">
                <text:p>0.583</text:p>
              </table:table-cell>
              <table:table-cell office:value-type="float" office:value="17.2099381830266">
                <text:p>17.2099381830266</text:p>
              </table:table-cell>
              <table:table-cell office:value-type="float" office:value="0.583">
                <text:p>0.583</text:p>
              </table:table-cell>
              <table:table-cell office:value-type="float" office:value="17.1109144291656">
                <text:p>17.1109144291656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0.583">
                <text:p>0.583</text:p>
              </table:table-cell>
              <table:table-cell office:value-type="float" office:value="19.0431197131029">
                <text:p>19.0431197131029</text:p>
              </table:table-cell>
            </table:table-row>
            <table:table-row>
              <table:table-cell office:value-type="float" office:value="16.9173823936624">
                <text:p>20</text:p>
              </table:table-cell>
              <table:table-cell office:value-type="float" office:value="0.585">
                <text:p>0.585</text:p>
              </table:table-cell>
              <table:table-cell office:value-type="float" office:value="17.2117227139837">
                <text:p>17.2117227139837</text:p>
              </table:table-cell>
              <table:table-cell office:value-type="float" office:value="0.585">
                <text:p>0.585</text:p>
              </table:table-cell>
              <table:table-cell office:value-type="float" office:value="17.1142515320269">
                <text:p>17.1142515320269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0.585">
                <text:p>0.585</text:p>
              </table:table-cell>
              <table:table-cell office:value-type="float" office:value="19.0034191470707">
                <text:p>19.0034191470707</text:p>
              </table:table-cell>
            </table:table-row>
            <table:table-row>
              <table:table-cell office:value-type="float" office:value="16.9221605289876">
                <text:p>20</text:p>
              </table:table-cell>
              <table:table-cell office:value-type="float" office:value="0.587">
                <text:p>0.587</text:p>
              </table:table-cell>
              <table:table-cell office:value-type="float" office:value="17.2134723947455">
                <text:p>17.2134723947455</text:p>
              </table:table-cell>
              <table:table-cell office:value-type="float" office:value="0.587">
                <text:p>0.587</text:p>
              </table:table-cell>
              <table:table-cell office:value-type="float" office:value="17.1175356862799">
                <text:p>17.1175356862799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0.587">
                <text:p>0.587</text:p>
              </table:table-cell>
              <table:table-cell office:value-type="float" office:value="18.9519435478579">
                <text:p>18.9519435478579</text:p>
              </table:table-cell>
            </table:table-row>
            <table:table-row>
              <table:table-cell office:value-type="float" office:value="16.9269736789739">
                <text:p>20</text:p>
              </table:table-cell>
              <table:table-cell office:value-type="float" office:value="0.589">
                <text:p>0.589</text:p>
              </table:table-cell>
              <table:table-cell office:value-type="float" office:value="17.2151879446924">
                <text:p>17.2151879446924</text:p>
              </table:table-cell>
              <table:table-cell office:value-type="float" office:value="0.589">
                <text:p>0.589</text:p>
              </table:table-cell>
              <table:table-cell office:value-type="float" office:value="17.1207674359794">
                <text:p>17.1207674359794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0.589">
                <text:p>0.589</text:p>
              </table:table-cell>
              <table:table-cell office:value-type="float" office:value="18.8837465020738">
                <text:p>18.8837465020738</text:p>
              </table:table-cell>
            </table:table-row>
            <table:table-row>
              <table:table-cell office:value-type="float" office:value="16.9318140347794">
                <text:p>20</text:p>
              </table:table-cell>
              <table:table-cell office:value-type="float" office:value="0.591">
                <text:p>0.591</text:p>
              </table:table-cell>
              <table:table-cell office:value-type="float" office:value="17.2168700690783">
                <text:p>17.2168700690783</text:p>
              </table:table-cell>
              <table:table-cell office:value-type="float" office:value="0.591">
                <text:p>0.591</text:p>
              </table:table-cell>
              <table:table-cell office:value-type="float" office:value="17.1239473400358">
                <text:p>17.1239473400358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0.591">
                <text:p>0.591</text:p>
              </table:table-cell>
              <table:table-cell office:value-type="float" office:value="18.7907561952405">
                <text:p>18.7907561952405</text:p>
              </table:table-cell>
            </table:table-row>
            <table:table-row>
              <table:table-cell office:value-type="float" office:value="16.9366743722403">
                <text:p>20</text:p>
              </table:table-cell>
              <table:table-cell office:value-type="float" office:value="0.593">
                <text:p>0.593</text:p>
              </table:table-cell>
              <table:table-cell office:value-type="float" office:value="17.2185194580791">
                <text:p>17.2185194580791</text:p>
              </table:table-cell>
              <table:table-cell office:value-type="float" office:value="0.593">
                <text:p>0.593</text:p>
              </table:table-cell>
              <table:table-cell office:value-type="float" office:value="17.1270759693193">
                <text:p>17.1270759693193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0.593">
                <text:p>0.593</text:p>
              </table:table-cell>
              <table:table-cell office:value-type="float" office:value="18.65890463043">
                <text:p>18.65890463043</text:p>
              </table:table-cell>
            </table:table-row>
            <table:table-row>
              <table:table-cell office:value-type="float" office:value="16.9415480067483">
                <text:p>20</text:p>
              </table:table-cell>
              <table:table-cell office:value-type="float" office:value="0.595">
                <text:p>0.595</text:p>
              </table:table-cell>
              <table:table-cell office:value-type="float" office:value="17.2201367828534">
                <text:p>17.2201367828534</text:p>
              </table:table-cell>
              <table:table-cell office:value-type="float" office:value="0.595">
                <text:p>0.595</text:p>
              </table:table-cell>
              <table:table-cell office:value-type="float" office:value="17.1301539008463">
                <text:p>17.1301539008463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0.595">
                <text:p>0.595</text:p>
              </table:table-cell>
              <table:table-cell office:value-type="float" office:value="18.4615500689664">
                <text:p>18.4615500689664</text:p>
              </table:table-cell>
            </table:table-row>
            <table:table-row>
              <table:table-cell office:value-type="float" office:value="16.9464287601056">
                <text:p>20</text:p>
              </table:table-cell>
              <table:table-cell office:value-type="float" office:value="0.597">
                <text:p>0.597</text:p>
              </table:table-cell>
              <table:table-cell office:value-type="float" office:value="17.221722700544">
                <text:p>17.221722700544</text:p>
              </table:table-cell>
              <table:table-cell office:value-type="float" office:value="0.597">
                <text:p>0.597</text:p>
              </table:table-cell>
              <table:table-cell office:value-type="float" office:value="17.1331817211273">
                <text:p>17.1331817211273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0.597">
                <text:p>0.597</text:p>
              </table:table-cell>
              <table:table-cell office:value-type="float" office:value="18.1427524721947">
                <text:p>18.1427524721947</text:p>
              </table:table-cell>
            </table:table-row>
            <table:table-row>
              <table:table-cell office:value-type="float" office:value="16.9513109244524">
                <text:p>20</text:p>
              </table:table-cell>
              <table:table-cell office:value-type="float" office:value="0.599">
                <text:p>0.599</text:p>
              </table:table-cell>
              <table:table-cell office:value-type="float" office:value="17.2232778532369">
                <text:p>17.2232778532369</text:p>
              </table:table-cell>
              <table:table-cell office:value-type="float" office:value="0.599">
                <text:p>0.599</text:p>
              </table:table-cell>
              <table:table-cell office:value-type="float" office:value="17.1361600234986">
                <text:p>17.1361600234986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0.599">
                <text:p>0.599</text:p>
              </table:table-cell>
              <table:table-cell office:value-type="float" office:value="17.569744413492">
                <text:p>17.569744413492</text:p>
              </table:table-cell>
            </table:table-row>
            <table:table-row>
              <table:table-cell office:value-type="float" office:value="16.956189229604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17.2248028677041">
                <text:p>17.2248028677041</text:p>
              </table:table-cell>
              <table:table-cell office:value-type="float" office:value="0.601">
                <text:p>0.601</text:p>
              </table:table-cell>
              <table:table-cell office:value-type="float" office:value="17.1390894063431">
                <text:p>17.139089406343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0.601">
                <text:p>0.601</text:p>
              </table:table-cell>
              <table:table-cell office:value-type="float" office:value="17.2903110932575">
                <text:p>17.2903110932575</text:p>
              </table:table-cell>
            </table:table-row>
            <table:table-row>
              <table:table-cell office:value-type="float" office:value="16.9610588170485">
                <text:p>20</text:p>
              </table:table-cell>
              <table:table-cell office:value-type="float" office:value="0.603">
                <text:p>0.603</text:p>
              </table:table-cell>
              <table:table-cell office:value-type="float" office:value="17.2262983595271">
                <text:p>17.2262983595271</text:p>
              </table:table-cell>
              <table:table-cell office:value-type="float" office:value="0.603">
                <text:p>0.603</text:p>
              </table:table-cell>
              <table:table-cell office:value-type="float" office:value="17.141970475845">
                <text:p>17.141970475845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0.603">
                <text:p>0.603</text:p>
              </table:table-cell>
              <table:table-cell office:value-type="float" office:value="17.1939620768031">
                <text:p>17.1939620768031</text:p>
              </table:table-cell>
            </table:table-row>
            <table:table-row>
              <table:table-cell office:value-type="float" office:value="16.9659152033817">
                <text:p>20</text:p>
              </table:table-cell>
              <table:table-cell office:value-type="float" office:value="0.605">
                <text:p>0.605</text:p>
              </table:table-cell>
              <table:table-cell office:value-type="float" office:value="17.2277649241394">
                <text:p>17.2277649241394</text:p>
              </table:table-cell>
              <table:table-cell office:value-type="float" office:value="0.605">
                <text:p>0.605</text:p>
              </table:table-cell>
              <table:table-cell office:value-type="float" office:value="17.1448038355565">
                <text:p>17.1448038355565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0.605">
                <text:p>0.605</text:p>
              </table:table-cell>
              <table:table-cell office:value-type="float" office:value="17.1273982005401">
                <text:p>17.1273982005401</text:p>
              </table:table-cell>
            </table:table-row>
            <table:table-row>
              <table:table-cell office:value-type="float" office:value="16.97075426175">
                <text:p>20</text:p>
              </table:table-cell>
              <table:table-cell office:value-type="float" office:value="0.607">
                <text:p>0.607</text:p>
              </table:table-cell>
              <table:table-cell office:value-type="float" office:value="17.2292031443374">
                <text:p>17.2292031443374</text:p>
              </table:table-cell>
              <table:table-cell office:value-type="float" office:value="0.607">
                <text:p>0.607</text:p>
              </table:table-cell>
              <table:table-cell office:value-type="float" office:value="17.1475900927503">
                <text:p>17.1475900927503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0.607">
                <text:p>0.607</text:p>
              </table:table-cell>
              <table:table-cell office:value-type="float" office:value="17.0776920957062">
                <text:p>17.0776920957062</text:p>
              </table:table-cell>
            </table:table-row>
            <table:table-row>
              <table:table-cell office:value-type="float" office:value="16.9755722039683">
                <text:p>20</text:p>
              </table:table-cell>
              <table:table-cell office:value-type="float" office:value="0.609">
                <text:p>0.609</text:p>
              </table:table-cell>
              <table:table-cell office:value-type="float" office:value="17.230613596634">
                <text:p>17.230613596634</text:p>
              </table:table-cell>
              <table:table-cell office:value-type="float" office:value="0.609">
                <text:p>0.609</text:p>
              </table:table-cell>
              <table:table-cell office:value-type="float" office:value="17.1503298636894">
                <text:p>17.1503298636894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0.609">
                <text:p>0.609</text:p>
              </table:table-cell>
              <table:table-cell office:value-type="float" office:value="17.0387808702248">
                <text:p>17.0387808702248</text:p>
              </table:table-cell>
            </table:table-row>
            <table:table-row>
              <table:table-cell office:value-type="float" office:value="16.9803655448222">
                <text:p>20</text:p>
              </table:table-cell>
              <table:table-cell office:value-type="float" office:value="0.611">
                <text:p>0.611</text:p>
              </table:table-cell>
              <table:table-cell office:value-type="float" office:value="17.2319968376068">
                <text:p>17.2319968376068</text:p>
              </table:table-cell>
              <table:table-cell office:value-type="float" office:value="0.611">
                <text:p>0.611</text:p>
              </table:table-cell>
              <table:table-cell office:value-type="float" office:value="17.153023758643">
                <text:p>17.153023758643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0.611">
                <text:p>0.611</text:p>
              </table:table-cell>
              <table:table-cell office:value-type="float" office:value="17.0074096010793">
                <text:p>17.0074096010793</text:p>
              </table:table-cell>
            </table:table-row>
            <table:table-row>
              <table:table-cell office:value-type="float" office:value="16.9851310892666">
                <text:p>20</text:p>
              </table:table-cell>
              <table:table-cell office:value-type="float" office:value="0.613">
                <text:p>0.613</text:p>
              </table:table-cell>
              <table:table-cell office:value-type="float" office:value="17.233353412216">
                <text:p>17.233353412216</text:p>
              </table:table-cell>
              <table:table-cell office:value-type="float" office:value="0.613">
                <text:p>0.613</text:p>
              </table:table-cell>
              <table:table-cell office:value-type="float" office:value="17.1556723892815">
                <text:p>17.1556723892815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0.613">
                <text:p>0.613</text:p>
              </table:table-cell>
              <table:table-cell office:value-type="float" office:value="16.9816334573199">
                <text:p>16.9816334573199</text:p>
              </table:table-cell>
            </table:table-row>
            <table:table-row>
              <table:table-cell office:value-type="float" office:value="16.9898659147185">
                <text:p>20</text:p>
              </table:table-cell>
              <table:table-cell office:value-type="float" office:value="0.615">
                <text:p>0.615</text:p>
              </table:table-cell>
              <table:table-cell office:value-type="float" office:value="17.2346838556459">
                <text:p>17.2346838556459</text:p>
              </table:table-cell>
              <table:table-cell office:value-type="float" office:value="0.615">
                <text:p>0.615</text:p>
              </table:table-cell>
              <table:table-cell office:value-type="float" office:value="17.1582763695618">
                <text:p>17.158276369561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0.615">
                <text:p>0.615</text:p>
              </table:table-cell>
              <table:table-cell office:value-type="float" office:value="16.9601922323954">
                <text:p>16.9601922323954</text:p>
              </table:table-cell>
            </table:table-row>
            <table:table-row>
              <table:table-cell office:value-type="float" office:value="16.9945673491567">
                <text:p>20</text:p>
              </table:table-cell>
              <table:table-cell office:value-type="float" office:value="0.617">
                <text:p>0.617</text:p>
              </table:table-cell>
              <table:table-cell office:value-type="float" office:value="17.2359886895149">
                <text:p>17.2359886895149</text:p>
              </table:table-cell>
              <table:table-cell office:value-type="float" office:value="0.617">
                <text:p>0.617</text:p>
              </table:table-cell>
              <table:table-cell office:value-type="float" office:value="17.1608363109455">
                <text:p>17.1608363109455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0.617">
                <text:p>0.617</text:p>
              </table:table-cell>
              <table:table-cell office:value-type="float" office:value="16.9422179333166">
                <text:p>16.9422179333166</text:p>
              </table:table-cell>
            </table:table-row>
            <table:table-row>
              <table:table-cell office:value-type="float" office:value="16.9992329564096">
                <text:p>20</text:p>
              </table:table-cell>
              <table:table-cell office:value-type="float" office:value="0.619">
                <text:p>0.619</text:p>
              </table:table-cell>
              <table:table-cell office:value-type="float" office:value="17.2372684242485">
                <text:p>17.2372684242485</text:p>
              </table:table-cell>
              <table:table-cell office:value-type="float" office:value="0.619">
                <text:p>0.619</text:p>
              </table:table-cell>
              <table:table-cell office:value-type="float" office:value="17.1633528239372">
                <text:p>17.1633528239372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0.619">
                <text:p>0.619</text:p>
              </table:table-cell>
              <table:table-cell office:value-type="float" office:value="16.9270841573151">
                <text:p>16.9270841573151</text:p>
              </table:table-cell>
            </table:table-row>
            <table:table-row>
              <table:table-cell office:value-type="float" office:value="17.0038605167467">
                <text:p>20</text:p>
              </table:table-cell>
              <table:table-cell office:value-type="float" office:value="0.621">
                <text:p>0.621</text:p>
              </table:table-cell>
              <table:table-cell office:value-type="float" office:value="17.2385235554918">
                <text:p>17.2385235554918</text:p>
              </table:table-cell>
              <table:table-cell office:value-type="float" office:value="0.621">
                <text:p>0.621</text:p>
              </table:table-cell>
              <table:table-cell office:value-type="float" office:value="17.1658265136104">
                <text:p>17.1658265136104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0.621">
                <text:p>0.621</text:p>
              </table:table-cell>
              <table:table-cell office:value-type="float" office:value="16.9143220354212">
                <text:p>16.9143220354212</text:p>
              </table:table-cell>
            </table:table-row>
            <table:table-row>
              <table:table-cell office:value-type="float" office:value="17.0084480227293">
                <text:p>20</text:p>
              </table:table-cell>
              <table:table-cell office:value-type="float" office:value="0.623">
                <text:p>0.623</text:p>
              </table:table-cell>
              <table:table-cell office:value-type="float" office:value="17.2397545751536">
                <text:p>17.2397545751536</text:p>
              </table:table-cell>
              <table:table-cell office:value-type="float" office:value="0.623">
                <text:p>0.623</text:p>
              </table:table-cell>
              <table:table-cell office:value-type="float" office:value="17.1682579900831">
                <text:p>17.1682579900831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0.623">
                <text:p>0.623</text:p>
              </table:table-cell>
              <table:table-cell office:value-type="float" office:value="16.9035701946724">
                <text:p>16.9035701946724</text:p>
              </table:table-cell>
            </table:table-row>
            <table:table-row>
              <table:table-cell office:value-type="float" office:value="17.0129936532253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17.2409619590316">
                <text:p>17.2409619590316</text:p>
              </table:table-cell>
              <table:table-cell office:value-type="float" office:value="0.625">
                <text:p>0.625</text:p>
              </table:table-cell>
              <table:table-cell office:value-type="float" office:value="17.17064785519">
                <text:p>17.17064785519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0.625">
                <text:p>0.625</text:p>
              </table:table-cell>
              <table:table-cell office:value-type="float" office:value="16.894543333444">
                <text:p>16.894543333444</text:p>
              </table:table-cell>
            </table:table-row>
            <table:table-row>
              <table:table-cell office:value-type="float" office:value="17.0174957671263">
                <text:p>20</text:p>
              </table:table-cell>
              <table:table-cell office:value-type="float" office:value="0.627">
                <text:p>0.627</text:p>
              </table:table-cell>
              <table:table-cell office:value-type="float" office:value="17.2421461737766">
                <text:p>17.2421461737766</text:p>
              </table:table-cell>
              <table:table-cell office:value-type="float" office:value="0.627">
                <text:p>0.627</text:p>
              </table:table-cell>
              <table:table-cell office:value-type="float" office:value="17.1729967088933">
                <text:p>17.1729967088933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0.627">
                <text:p>0.627</text:p>
              </table:table-cell>
              <table:table-cell office:value-type="float" office:value="16.8870116441178">
                <text:p>16.8870116441178</text:p>
              </table:table-cell>
            </table:table-row>
            <table:table-row>
              <table:table-cell office:value-type="float" office:value="17.0219528864456">
                <text:p>20</text:p>
              </table:table-cell>
              <table:table-cell office:value-type="float" office:value="0.629">
                <text:p>0.629</text:p>
              </table:table-cell>
              <table:table-cell office:value-type="float" office:value="17.2433076720947">
                <text:p>17.2433076720947</text:p>
              </table:table-cell>
              <table:table-cell office:value-type="float" office:value="0.629">
                <text:p>0.629</text:p>
              </table:table-cell>
              <table:table-cell office:value-type="float" office:value="17.1753051437498">
                <text:p>17.1753051437498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0.629">
                <text:p>0.629</text:p>
              </table:table-cell>
              <table:table-cell office:value-type="float" office:value="16.8807868290896">
                <text:p>16.8807868290896</text:p>
              </table:table-cell>
            </table:table-row>
            <table:table-row>
              <table:table-cell office:value-type="float" office:value="17.0263636972242">
                <text:p>20</text:p>
              </table:table-cell>
              <table:table-cell office:value-type="float" office:value="0.631">
                <text:p>0.631</text:p>
              </table:table-cell>
              <table:table-cell office:value-type="float" office:value="17.2444469054689">
                <text:p>17.2444469054689</text:p>
              </table:table-cell>
              <table:table-cell office:value-type="float" office:value="0.631">
                <text:p>0.631</text:p>
              </table:table-cell>
              <table:table-cell office:value-type="float" office:value="17.1775737572875">
                <text:p>17.1775737572875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0.631">
                <text:p>0.631</text:p>
              </table:table-cell>
              <table:table-cell office:value-type="float" office:value="16.8757123308877">
                <text:p>16.8757123308877</text:p>
              </table:table-cell>
            </table:table-row>
            <table:table-row>
              <table:table-cell office:value-type="float" office:value="17.0307270209532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17.245564305826">
                <text:p>17.245564305826</text:p>
              </table:table-cell>
              <table:table-cell office:value-type="float" office:value="0.633">
                <text:p>0.633</text:p>
              </table:table-cell>
              <table:table-cell office:value-type="float" office:value="17.1798031327374">
                <text:p>17.1798031327374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0.633">
                <text:p>0.633</text:p>
              </table:table-cell>
              <table:table-cell office:value-type="float" office:value="16.8716562909072">
                <text:p>16.8716562909072</text:p>
              </table:table-cell>
            </table:table-row>
            <table:table-row>
              <table:table-cell office:value-type="float" office:value="17.0350418209784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17.2466603024862">
                <text:p>17.2466603024862</text:p>
              </table:table-cell>
              <table:table-cell office:value-type="float" office:value="0.635">
                <text:p>0.635</text:p>
              </table:table-cell>
              <table:table-cell office:value-type="float" office:value="17.1819938557981">
                <text:p>17.1819938557981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0.635">
                <text:p>0.635</text:p>
              </table:table-cell>
              <table:table-cell office:value-type="float" office:value="16.8685064132601">
                <text:p>16.8685064132601</text:p>
              </table:table-cell>
            </table:table-row>
            <table:table-row>
              <table:table-cell office:value-type="float" office:value="17.0393071828506">
                <text:p>20</text:p>
              </table:table-cell>
              <table:table-cell office:value-type="float" office:value="0.637">
                <text:p>0.637</text:p>
              </table:table-cell>
              <table:table-cell office:value-type="float" office:value="17.2477353116747">
                <text:p>17.2477353116747</text:p>
              </table:table-cell>
              <table:table-cell office:value-type="float" office:value="0.637">
                <text:p>0.637</text:p>
              </table:table-cell>
              <table:table-cell office:value-type="float" office:value="17.1841465034342">
                <text:p>17.1841465034342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0.637">
                <text:p>0.637</text:p>
              </table:table-cell>
              <table:table-cell office:value-type="float" office:value="16.8661661000265">
                <text:p>16.8661661000265</text:p>
              </table:table-cell>
            </table:table-row>
            <table:table-row>
              <table:table-cell office:value-type="float" office:value="17.0435223139216">
                <text:p>20</text:p>
              </table:table-cell>
              <table:table-cell office:value-type="float" office:value="0.639">
                <text:p>0.639</text:p>
              </table:table-cell>
              <table:table-cell office:value-type="float" office:value="17.2487897452257">
                <text:p>17.2487897452257</text:p>
              </table:table-cell>
              <table:table-cell office:value-type="float" office:value="0.639">
                <text:p>0.639</text:p>
              </table:table-cell>
              <table:table-cell office:value-type="float" office:value="17.1862616522982">
                <text:p>17.1862616522982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0.639">
                <text:p>0.639</text:p>
              </table:table-cell>
              <table:table-cell office:value-type="float" office:value="16.8645515290232">
                <text:p>16.8645515290232</text:p>
              </table:table-cell>
            </table:table-row>
            <table:table-row>
              <table:table-cell office:value-type="float" office:value="17.0476865249634">
                <text:p>20</text:p>
              </table:table-cell>
              <table:table-cell office:value-type="float" office:value="0.641">
                <text:p>0.641</text:p>
              </table:table-cell>
              <table:table-cell office:value-type="float" office:value="17.2498240002236">
                <text:p>17.2498240002236</text:p>
              </table:table-cell>
              <table:table-cell office:value-type="float" office:value="0.641">
                <text:p>0.641</text:p>
              </table:table-cell>
              <table:table-cell office:value-type="float" office:value="17.1883398677095">
                <text:p>17.1883398677095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0.641">
                <text:p>0.641</text:p>
              </table:table-cell>
              <table:table-cell office:value-type="float" office:value="16.8635893808695">
                <text:p>16.8635893808695</text:p>
              </table:table-cell>
            </table:table-row>
            <table:table-row>
              <table:table-cell office:value-type="float" office:value="17.0517992290417">
                <text:p>20</text:p>
              </table:table-cell>
              <table:table-cell office:value-type="float" office:value="0.643">
                <text:p>0.643</text:p>
              </table:table-cell>
              <table:table-cell office:value-type="float" office:value="17.2508384658694">
                <text:p>17.2508384658694</text:p>
              </table:table-cell>
              <table:table-cell office:value-type="float" office:value="0.643">
                <text:p>0.643</text:p>
              </table:table-cell>
              <table:table-cell office:value-type="float" office:value="17.1903817102557">
                <text:p>17.1903817102557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0.643">
                <text:p>0.643</text:p>
              </table:table-cell>
              <table:table-cell office:value-type="float" office:value="16.8632150765684">
                <text:p>16.8632150765684</text:p>
              </table:table-cell>
            </table:table-row>
            <table:table-row>
              <table:table-cell office:value-type="float" office:value="17.0558599383304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17.2518335277385">
                <text:p>17.2518335277385</text:p>
              </table:table-cell>
              <table:table-cell office:value-type="float" office:value="0.645">
                <text:p>0.645</text:p>
              </table:table-cell>
              <table:table-cell office:value-type="float" office:value="17.1923877397659">
                <text:p>17.1923877397659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0.645">
                <text:p>0.645</text:p>
              </table:table-cell>
              <table:table-cell office:value-type="float" office:value="16.8633713814301">
                <text:p>16.8633713814301</text:p>
              </table:table-cell>
            </table:table-row>
            <table:table-row>
              <table:table-cell office:value-type="float" office:value="17.0598682474511">
                <text:p>20</text:p>
              </table:table-cell>
              <table:table-cell office:value-type="float" office:value="0.647">
                <text:p>0.647</text:p>
              </table:table-cell>
              <table:table-cell office:value-type="float" office:value="17.2528095576945">
                <text:p>17.2528095576945</text:p>
              </table:table-cell>
              <table:table-cell office:value-type="float" office:value="0.647">
                <text:p>0.647</text:p>
              </table:table-cell>
              <table:table-cell office:value-type="float" office:value="17.1943585046332">
                <text:p>17.1943585046332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0.647">
                <text:p>0.647</text:p>
              </table:table-cell>
              <table:table-cell office:value-type="float" office:value="16.8640072741575">
                <text:p>16.8640072741575</text:p>
              </table:table-cell>
            </table:table-row>
            <table:table-row>
              <table:table-cell office:value-type="float" office:value="17.0638238354361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17.2537669225449">
                <text:p>17.2537669225449</text:p>
              </table:table-cell>
              <table:table-cell office:value-type="float" office:value="0.649">
                <text:p>0.649</text:p>
              </table:table-cell>
              <table:table-cell office:value-type="float" office:value="17.1962945503298">
                <text:p>17.1962945503298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0.649">
                <text:p>0.649</text:p>
              </table:table-cell>
              <table:table-cell office:value-type="float" office:value="16.8650770502541">
                <text:p>16.8650770502541</text:p>
              </table:table-cell>
            </table:table-row>
            <table:table-row>
              <table:table-cell office:value-type="float" office:value="17.067726457915">
                <text:p>20</text:p>
              </table:table-cell>
              <table:table-cell office:value-type="float" office:value="0.651">
                <text:p>0.651</text:p>
              </table:table-cell>
              <table:table-cell office:value-type="float" office:value="17.2547059822219">
                <text:p>17.2547059822219</text:p>
              </table:table-cell>
              <table:table-cell office:value-type="float" office:value="0.651">
                <text:p>0.651</text:p>
              </table:table-cell>
              <table:table-cell office:value-type="float" office:value="17.1981964172319">
                <text:p>17.1981964172319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0.651">
                <text:p>0.651</text:p>
              </table:table-cell>
              <table:table-cell office:value-type="float" office:value="16.8665395816926">
                <text:p>16.8665395816926</text:p>
              </table:table-cell>
            </table:table-row>
            <table:table-row>
              <table:table-cell office:value-type="float" office:value="17.071575939448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17.2556270877258">
                <text:p>17.2556270877258</text:p>
              </table:table-cell>
              <table:table-cell office:value-type="float" office:value="0.653">
                <text:p>0.653</text:p>
              </table:table-cell>
              <table:table-cell office:value-type="float" office:value="17.2000646382171">
                <text:p>17.2000646382171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0.653">
                <text:p>0.653</text:p>
              </table:table-cell>
              <table:table-cell office:value-type="float" office:value="16.8683577073586">
                <text:p>16.8683577073586</text:p>
              </table:table-cell>
            </table:table-row>
            <table:table-row>
              <table:table-cell office:value-type="float" office:value="17.0753721688927">
                <text:p>20</text:p>
              </table:table-cell>
              <table:table-cell office:value-type="float" office:value="0.655">
                <text:p>0.655</text:p>
              </table:table-cell>
              <table:table-cell office:value-type="float" office:value="17.2565305818334">
                <text:p>17.2565305818334</text:p>
              </table:table-cell>
              <table:table-cell office:value-type="float" office:value="0.655">
                <text:p>0.655</text:p>
              </table:table-cell>
              <table:table-cell office:value-type="float" office:value="17.2018997391108">
                <text:p>17.201899739110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0.655">
                <text:p>0.655</text:p>
              </table:table-cell>
              <table:table-cell office:value-type="float" office:value="16.8704977301197">
                <text:p>16.8704977301197</text:p>
              </table:table-cell>
            </table:table-row>
            <table:table-row>
              <table:table-cell office:value-type="float" office:value="17.0791150927841">
                <text:p>20</text:p>
              </table:table-cell>
              <table:table-cell office:value-type="float" office:value="0.657">
                <text:p>0.657</text:p>
              </table:table-cell>
              <table:table-cell office:value-type="float" office:value="17.2574167974176">
                <text:p>17.2574167974176</text:p>
              </table:table-cell>
              <table:table-cell office:value-type="float" office:value="0.657">
                <text:p>0.657</text:p>
              </table:table-cell>
              <table:table-cell office:value-type="float" office:value="17.203702236701">
                <text:p>17.203702236701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0.657">
                <text:p>0.657</text:p>
              </table:table-cell>
              <table:table-cell office:value-type="float" office:value="16.8729289942762">
                <text:p>16.8729289942762</text:p>
              </table:table-cell>
            </table:table-row>
            <table:table-row>
              <table:table-cell office:value-type="float" office:value="17.0828047187264">
                <text:p>20</text:p>
              </table:table-cell>
              <table:table-cell office:value-type="float" office:value="0.659">
                <text:p>0.659</text:p>
              </table:table-cell>
              <table:table-cell office:value-type="float" office:value="17.2582860657795">
                <text:p>17.2582860657795</text:p>
              </table:table-cell>
              <table:table-cell office:value-type="float" office:value="0.659">
                <text:p>0.659</text:p>
              </table:table-cell>
              <table:table-cell office:value-type="float" office:value="17.2054726470381">
                <text:p>17.2054726470381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0.659">
                <text:p>0.659</text:p>
              </table:table-cell>
              <table:table-cell office:value-type="float" office:value="16.8756235401212">
                <text:p>16.8756235401212</text:p>
              </table:table-cell>
            </table:table-row>
            <table:table-row>
              <table:table-cell office:value-type="float" office:value="17.0864411028976">
                <text:p>20</text:p>
              </table:table-cell>
              <table:table-cell office:value-type="float" office:value="0.661">
                <text:p>0.661</text:p>
              </table:table-cell>
              <table:table-cell office:value-type="float" office:value="17.2591387082922">
                <text:p>17.2591387082922</text:p>
              </table:table-cell>
              <table:table-cell office:value-type="float" office:value="0.661">
                <text:p>0.661</text:p>
              </table:table-cell>
              <table:table-cell office:value-type="float" office:value="17.2072114766429">
                <text:p>17.2072114766429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0.661">
                <text:p>0.661</text:p>
              </table:table-cell>
              <table:table-cell office:value-type="float" office:value="16.8785557952176">
                <text:p>16.8785557952176</text:p>
              </table:table-cell>
            </table:table-row>
            <table:table-row>
              <table:table-cell office:value-type="float" office:value="17.0900243526495">
                <text:p>20</text:p>
              </table:table-cell>
              <table:table-cell office:value-type="float" office:value="0.663">
                <text:p>0.663</text:p>
              </table:table-cell>
              <table:table-cell office:value-type="float" office:value="17.2599750433396">
                <text:p>17.2599750433396</text:p>
              </table:table-cell>
              <table:table-cell office:value-type="float" office:value="0.663">
                <text:p>0.663</text:p>
              </table:table-cell>
              <table:table-cell office:value-type="float" office:value="17.2089192294116">
                <text:p>17.2089192294116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0.663">
                <text:p>0.663</text:p>
              </table:table-cell>
              <table:table-cell office:value-type="float" office:value="16.8817023257064">
                <text:p>16.8817023257064</text:p>
              </table:table-cell>
            </table:table-row>
            <table:table-row>
              <table:table-cell office:value-type="float" office:value="17.093554610518">
                <text:p>20</text:p>
              </table:table-cell>
              <table:table-cell office:value-type="float" office:value="0.665">
                <text:p>0.665</text:p>
              </table:table-cell>
              <table:table-cell office:value-type="float" office:value="17.2607953737992">
                <text:p>17.2607953737992</text:p>
              </table:table-cell>
              <table:table-cell office:value-type="float" office:value="0.665">
                <text:p>0.665</text:p>
              </table:table-cell>
              <table:table-cell office:value-type="float" office:value="17.2105963935717">
                <text:p>17.2105963935717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0.665">
                <text:p>0.665</text:p>
              </table:table-cell>
              <table:table-cell office:value-type="float" office:value="16.8850416035901">
                <text:p>16.8850416035901</text:p>
              </table:table-cell>
            </table:table-row>
            <table:table-row>
              <table:table-cell office:value-type="float" office:value="17.0970320673675">
                <text:p>20</text:p>
              </table:table-cell>
              <table:table-cell office:value-type="float" office:value="0.667">
                <text:p>0.667</text:p>
              </table:table-cell>
              <table:table-cell office:value-type="float" office:value="17.2616000043599">
                <text:p>17.2616000043599</text:p>
              </table:table-cell>
              <table:table-cell office:value-type="float" office:value="0.667">
                <text:p>0.667</text:p>
              </table:table-cell>
              <table:table-cell office:value-type="float" office:value="17.2122434592699">
                <text:p>17.2122434592699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0.667">
                <text:p>0.667</text:p>
              </table:table-cell>
              <table:table-cell office:value-type="float" office:value="16.8885538350828">
                <text:p>16.8885538350828</text:p>
              </table:table-cell>
            </table:table-row>
            <table:table-row>
              <table:table-cell office:value-type="float" office:value="17.1004569483913">
                <text:p>20</text:p>
              </table:table-cell>
              <table:table-cell office:value-type="float" office:value="0.669">
                <text:p>0.669</text:p>
              </table:table-cell>
              <table:table-cell office:value-type="float" office:value="17.2623892305793">
                <text:p>17.2623892305793</text:p>
              </table:table-cell>
              <table:table-cell office:value-type="float" office:value="0.669">
                <text:p>0.669</text:p>
              </table:table-cell>
              <table:table-cell office:value-type="float" office:value="17.2138609071702">
                <text:p>17.2138609071702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0.669">
                <text:p>0.669</text:p>
              </table:table-cell>
              <table:table-cell office:value-type="float" office:value="16.8922207844054">
                <text:p>16.8922207844054</text:p>
              </table:table-cell>
            </table:table-row>
            <table:table-row>
              <table:table-cell office:value-type="float" office:value="17.1038295118893">
                <text:p>20</text:p>
              </table:table-cell>
              <table:table-cell office:value-type="float" office:value="0.671">
                <text:p>0.671</text:p>
              </table:table-cell>
              <table:table-cell office:value-type="float" office:value="17.2631633409158">
                <text:p>17.2631633409158</text:p>
              </table:table-cell>
              <table:table-cell office:value-type="float" office:value="0.671">
                <text:p>0.671</text:p>
              </table:table-cell>
              <table:table-cell office:value-type="float" office:value="17.2154492103779">
                <text:p>17.2154492103779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0.671">
                <text:p>0.671</text:p>
              </table:table-cell>
              <table:table-cell office:value-type="float" office:value="16.8960256319302">
                <text:p>16.8960256319302</text:p>
              </table:table-cell>
            </table:table-row>
            <table:table-row>
              <table:table-cell office:value-type="float" office:value="17.107150048">
                <text:p>20</text:p>
              </table:table-cell>
              <table:table-cell office:value-type="float" office:value="0.673">
                <text:p>0.673</text:p>
              </table:table-cell>
              <table:table-cell office:value-type="float" office:value="17.2639226185086">
                <text:p>17.2639226185086</text:p>
              </table:table-cell>
              <table:table-cell office:value-type="float" office:value="0.673">
                <text:p>0.673</text:p>
              </table:table-cell>
              <table:table-cell office:value-type="float" office:value="17.2170088361186">
                <text:p>17.2170088361186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0.673">
                <text:p>0.673</text:p>
              </table:table-cell>
              <table:table-cell office:value-type="float" office:value="16.8999528495765">
                <text:p>16.8999528495765</text:p>
              </table:table-cell>
            </table:table-row>
            <table:table-row>
              <table:table-cell office:value-type="float" office:value="17.1104188779774">
                <text:p>20</text:p>
              </table:table-cell>
              <table:table-cell office:value-type="float" office:value="0.675">
                <text:p>0.675</text:p>
              </table:table-cell>
              <table:table-cell office:value-type="float" office:value="17.2646673433339">
                <text:p>17.2646673433339</text:p>
              </table:table-cell>
              <table:table-cell office:value-type="float" office:value="0.675">
                <text:p>0.675</text:p>
              </table:table-cell>
              <table:table-cell office:value-type="float" office:value="17.2185402478171">
                <text:p>17.2185402478171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0.675">
                <text:p>0.675</text:p>
              </table:table-cell>
              <table:table-cell office:value-type="float" office:value="16.9039880914041">
                <text:p>16.9039880914041</text:p>
              </table:table-cell>
            </table:table-row>
            <table:table-row>
              <table:table-cell office:value-type="float" office:value="17.113636342767">
                <text:p>20</text:p>
              </table:table-cell>
              <table:table-cell office:value-type="float" office:value="0.677">
                <text:p>0.677</text:p>
              </table:table-cell>
              <table:table-cell office:value-type="float" office:value="17.2653977831068">
                <text:p>17.2653977831068</text:p>
              </table:table-cell>
              <table:table-cell office:value-type="float" office:value="0.677">
                <text:p>0.677</text:p>
              </table:table-cell>
              <table:table-cell office:value-type="float" office:value="17.2200438956142">
                <text:p>17.2200438956142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0.677">
                <text:p>0.677</text:p>
              </table:table-cell>
              <table:table-cell office:value-type="float" office:value="16.9081180850103">
                <text:p>16.9081180850103</text:p>
              </table:table-cell>
            </table:table-row>
            <table:table-row>
              <table:table-cell office:value-type="float" office:value="17.1168028110369">
                <text:p>20</text:p>
              </table:table-cell>
              <table:table-cell office:value-type="float" office:value="0.679">
                <text:p>0.679</text:p>
              </table:table-cell>
              <table:table-cell office:value-type="float" office:value="17.2661142041375">
                <text:p>17.2661142041375</text:p>
              </table:table-cell>
              <table:table-cell office:value-type="float" office:value="0.679">
                <text:p>0.679</text:p>
              </table:table-cell>
              <table:table-cell office:value-type="float" office:value="17.2215202274076">
                <text:p>17.2215202274076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0.679">
                <text:p>0.679</text:p>
              </table:table-cell>
              <table:table-cell office:value-type="float" office:value="16.9123305545356">
                <text:p>16.9123305545356</text:p>
              </table:table-cell>
            </table:table-row>
            <table:table-row>
              <table:table-cell office:value-type="float" office:value="17.1199186726374">
                <text:p>20</text:p>
              </table:table-cell>
              <table:table-cell office:value-type="float" office:value="0.681">
                <text:p>0.681</text:p>
              </table:table-cell>
              <table:table-cell office:value-type="float" office:value="17.2668168669575">
                <text:p>17.2668168669575</text:p>
              </table:table-cell>
              <table:table-cell office:value-type="float" office:value="0.681">
                <text:p>0.681</text:p>
              </table:table-cell>
              <table:table-cell office:value-type="float" office:value="17.2229696842452">
                <text:p>17.2229696842452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0.681">
                <text:p>0.681</text:p>
              </table:table-cell>
              <table:table-cell office:value-type="float" office:value="16.9166141369696">
                <text:p>16.9166141369696</text:p>
              </table:table-cell>
            </table:table-row>
            <table:table-row>
              <table:table-cell office:value-type="float" office:value="17.1229843377798">
                <text:p>20</text:p>
              </table:table-cell>
              <table:table-cell office:value-type="float" office:value="0.683">
                <text:p>0.683</text:p>
              </table:table-cell>
              <table:table-cell office:value-type="float" office:value="17.2675060277104">
                <text:p>17.2675060277104</text:p>
              </table:table-cell>
              <table:table-cell office:value-type="float" office:value="0.683">
                <text:p>0.683</text:p>
              </table:table-cell>
              <table:table-cell office:value-type="float" office:value="17.2243927016542">
                <text:p>17.224392701654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0.683">
                <text:p>0.683</text:p>
              </table:table-cell>
              <table:table-cell office:value-type="float" office:value="16.9209583124427">
                <text:p>16.9209583124427</text:p>
              </table:table-cell>
            </table:table-row>
            <table:table-row>
              <table:table-cell office:value-type="float" office:value="17.1260002323118">
                <text:p>20</text:p>
              </table:table-cell>
              <table:table-cell office:value-type="float" office:value="0.685">
                <text:p>0.685</text:p>
              </table:table-cell>
              <table:table-cell office:value-type="float" office:value="17.2681819353595">
                <text:p>17.2681819353595</text:p>
              </table:table-cell>
              <table:table-cell office:value-type="float" office:value="0.685">
                <text:p>0.685</text:p>
              </table:table-cell>
              <table:table-cell office:value-type="float" office:value="17.2257897066705">
                <text:p>17.2257897066705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0.685">
                <text:p>0.685</text:p>
              </table:table-cell>
              <table:table-cell office:value-type="float" office:value="16.9253533370449">
                <text:p>16.9253533370449</text:p>
              </table:table-cell>
            </table:table-row>
            <table:table-row>
              <table:table-cell office:value-type="float" office:value="17.1289667948687">
                <text:p>20</text:p>
              </table:table-cell>
              <table:table-cell office:value-type="float" office:value="0.687">
                <text:p>0.687</text:p>
              </table:table-cell>
              <table:table-cell office:value-type="float" office:value="17.2688448307019">
                <text:p>17.2688448307019</text:p>
              </table:table-cell>
              <table:table-cell office:value-type="float" office:value="0.687">
                <text:p>0.687</text:p>
              </table:table-cell>
              <table:table-cell office:value-type="float" office:value="17.2271611167326">
                <text:p>17.2271611167326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0.687">
                <text:p>0.687</text:p>
              </table:table-cell>
              <table:table-cell office:value-type="float" office:value="16.9297901835516">
                <text:p>16.9297901835516</text:p>
              </table:table-cell>
            </table:table-row>
            <table:table-row>
              <table:table-cell office:value-type="float" office:value="17.1318844861132">
                <text:p>20</text:p>
              </table:table-cell>
              <table:table-cell office:value-type="float" office:value="0.689">
                <text:p>0.689</text:p>
              </table:table-cell>
              <table:table-cell office:value-type="float" office:value="17.2694949577886">
                <text:p>17.2694949577886</text:p>
              </table:table-cell>
              <table:table-cell office:value-type="float" office:value="0.689">
                <text:p>0.689</text:p>
              </table:table-cell>
              <table:table-cell office:value-type="float" office:value="17.2285073513648">
                <text:p>17.2285073513648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0.689">
                <text:p>0.689</text:p>
              </table:table-cell>
              <table:table-cell office:value-type="float" office:value="16.9342605004099">
                <text:p>16.9342605004099</text:p>
              </table:table-cell>
            </table:table-row>
            <table:table-row>
              <table:table-cell office:value-type="float" office:value="17.1347537712662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17.2701325475475">
                <text:p>17.2701325475475</text:p>
              </table:table-cell>
              <table:table-cell office:value-type="float" office:value="0.691">
                <text:p>0.691</text:p>
              </table:table-cell>
              <table:table-cell office:value-type="float" office:value="17.2298288152326">
                <text:p>17.229828815232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0.691">
                <text:p>0.691</text:p>
              </table:table-cell>
              <table:table-cell office:value-type="float" office:value="16.9387565462661">
                <text:p>16.9387565462661</text:p>
              </table:table-cell>
            </table:table-row>
            <table:table-row>
              <table:table-cell office:value-type="float" office:value="17.137575129104">
                <text:p>20</text:p>
              </table:table-cell>
              <table:table-cell office:value-type="float" office:value="0.693">
                <text:p>0.693</text:p>
              </table:table-cell>
              <table:table-cell office:value-type="float" office:value="17.2707578287236">
                <text:p>17.2707578287236</text:p>
              </table:table-cell>
              <table:table-cell office:value-type="float" office:value="0.693">
                <text:p>0.693</text:p>
              </table:table-cell>
              <table:table-cell office:value-type="float" office:value="17.2311259093429">
                <text:p>17.2311259093429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0.693">
                <text:p>0.693</text:p>
              </table:table-cell>
              <table:table-cell office:value-type="float" office:value="16.943271157193">
                <text:p>16.943271157193</text:p>
              </table:table-cell>
            </table:table-row>
            <table:table-row>
              <table:table-cell office:value-type="float" office:value="17.1403490509077">
                <text:p>20</text:p>
              </table:table-cell>
              <table:table-cell office:value-type="float" office:value="0.695">
                <text:p>0.695</text:p>
              </table:table-cell>
              <table:table-cell office:value-type="float" office:value="17.2713710283086">
                <text:p>17.2713710283086</text:p>
              </table:table-cell>
              <table:table-cell office:value-type="float" office:value="0.695">
                <text:p>0.695</text:p>
              </table:table-cell>
              <table:table-cell office:value-type="float" office:value="17.2323990314276">
                <text:p>17.2323990314276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0.695">
                <text:p>0.695</text:p>
              </table:table-cell>
              <table:table-cell office:value-type="float" office:value="16.9477977065578">
                <text:p>16.9477977065578</text:p>
              </table:table-cell>
            </table:table-row>
            <table:table-row>
              <table:table-cell office:value-type="float" office:value="17.1430760299107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17.2719723620089">
                <text:p>17.2719723620089</text:p>
              </table:table-cell>
              <table:table-cell office:value-type="float" office:value="0.697">
                <text:p>0.697</text:p>
              </table:table-cell>
              <table:table-cell office:value-type="float" office:value="17.2336485660564">
                <text:p>17.2336485660564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0.697">
                <text:p>0.697</text:p>
              </table:table-cell>
              <table:table-cell office:value-type="float" office:value="16.9523300577192">
                <text:p>16.9523300577192</text:p>
              </table:table-cell>
            </table:table-row>
            <table:table-row>
              <table:table-cell office:value-type="float" office:value="17.1457565737727">
                <text:p>20</text:p>
              </table:table-cell>
              <table:table-cell office:value-type="float" office:value="0.699">
                <text:p>0.699</text:p>
              </table:table-cell>
              <table:table-cell office:value-type="float" office:value="17.2725620485164">
                <text:p>17.2725620485164</text:p>
              </table:table-cell>
              <table:table-cell office:value-type="float" office:value="0.699">
                <text:p>0.699</text:p>
              </table:table-cell>
              <table:table-cell office:value-type="float" office:value="17.2348748993014">
                <text:p>17.2348748993014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0.699">
                <text:p>0.699</text:p>
              </table:table-cell>
              <table:table-cell office:value-type="float" office:value="16.9568625445487">
                <text:p>16.9568625445487</text:p>
              </table:table-cell>
            </table:table-row>
            <table:table-row>
              <table:table-cell office:value-type="float" office:value="17.1483911934297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17.27314029918">
                <text:p>17.27314029918</text:p>
              </table:table-cell>
              <table:table-cell office:value-type="float" office:value="0.701">
                <text:p>0.701</text:p>
              </table:table-cell>
              <table:table-cell office:value-type="float" office:value="17.2360784080379">
                <text:p>17.2360784080379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0.701">
                <text:p>0.701</text:p>
              </table:table-cell>
              <table:table-cell office:value-type="float" office:value="16.9613899288303">
                <text:p>16.9613899288303</text:p>
              </table:table-cell>
            </table:table-row>
            <table:table-row>
              <table:table-cell office:value-type="float" office:value="17.150980401976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17.2737073180015">
                <text:p>17.2737073180015</text:p>
              </table:table-cell>
              <table:table-cell office:value-type="float" office:value="0.703">
                <text:p>0.703</text:p>
              </table:table-cell>
              <table:table-cell office:value-type="float" office:value="17.2372594598927">
                <text:p>17.2372594598927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0.703">
                <text:p>0.703</text:p>
              </table:table-cell>
              <table:table-cell office:value-type="float" office:value="16.9659073708361">
                <text:p>16.9659073708361</text:p>
              </table:table-cell>
            </table:table-row>
            <table:table-row>
              <table:table-cell office:value-type="float" office:value="17.1535247199037">
                <text:p>20</text:p>
              </table:table-cell>
              <table:table-cell office:value-type="float" office:value="0.705">
                <text:p>0.705</text:p>
              </table:table-cell>
              <table:table-cell office:value-type="float" office:value="17.2742633081625">
                <text:p>17.2742633081625</text:p>
              </table:table-cell>
              <table:table-cell office:value-type="float" office:value="0.705">
                <text:p>0.705</text:p>
              </table:table-cell>
              <table:table-cell office:value-type="float" office:value="17.2384184199418">
                <text:p>17.2384184199418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0.705">
                <text:p>0.705</text:p>
              </table:table-cell>
              <table:table-cell office:value-type="float" office:value="16.9704104088782">
                <text:p>16.9704104088782</text:p>
              </table:table-cell>
            </table:table-row>
            <table:table-row>
              <table:table-cell office:value-type="float" office:value="17.1560246664857">
                <text:p>20</text:p>
              </table:table-cell>
              <table:table-cell office:value-type="float" office:value="0.707">
                <text:p>0.707</text:p>
              </table:table-cell>
              <table:table-cell office:value-type="float" office:value="17.2748084640866">
                <text:p>17.2748084640866</text:p>
              </table:table-cell>
              <table:table-cell office:value-type="float" office:value="0.707">
                <text:p>0.707</text:p>
              </table:table-cell>
              <table:table-cell office:value-type="float" office:value="17.2395556424781">
                <text:p>17.2395556424781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0.707">
                <text:p>0.707</text:p>
              </table:table-cell>
              <table:table-cell office:value-type="float" office:value="16.9748949256853">
                <text:p>16.9748949256853</text:p>
              </table:table-cell>
            </table:table-row>
            <table:table-row>
              <table:table-cell office:value-type="float" office:value="17.1584807716231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17.2753429847023">
                <text:p>17.2753429847023</text:p>
              </table:table-cell>
              <table:table-cell office:value-type="float" office:value="0.709">
                <text:p>0.709</text:p>
              </table:table-cell>
              <table:table-cell office:value-type="float" office:value="17.2406714846802">
                <text:p>17.2406714846802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0.709">
                <text:p>0.709</text:p>
              </table:table-cell>
              <table:table-cell office:value-type="float" office:value="16.9793571387253">
                <text:p>16.9793571387253</text:p>
              </table:table-cell>
            </table:table-row>
            <table:table-row>
              <table:table-cell office:value-type="float" office:value="17.1608935587275">
                <text:p>20</text:p>
              </table:table-cell>
              <table:table-cell office:value-type="float" office:value="0.711">
                <text:p>0.711</text:p>
              </table:table-cell>
              <table:table-cell office:value-type="float" office:value="17.2758670565343">
                <text:p>17.2758670565343</text:p>
              </table:table-cell>
              <table:table-cell office:value-type="float" office:value="0.711">
                <text:p>0.711</text:p>
              </table:table-cell>
              <table:table-cell office:value-type="float" office:value="17.2417662891163">
                <text:p>17.2417662891163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0.711">
                <text:p>0.711</text:p>
              </table:table-cell>
              <table:table-cell office:value-type="float" office:value="16.9837935606213">
                <text:p>16.9837935606213</text:p>
              </table:table-cell>
            </table:table-row>
            <table:table-row>
              <table:table-cell office:value-type="float" office:value="17.1632635565872">
                <text:p>20</text:p>
              </table:table-cell>
              <table:table-cell office:value-type="float" office:value="0.713">
                <text:p>0.713</text:p>
              </table:table-cell>
              <table:table-cell office:value-type="float" office:value="17.2763808668663">
                <text:p>17.2763808668663</text:p>
              </table:table-cell>
              <table:table-cell office:value-type="float" office:value="0.713">
                <text:p>0.713</text:p>
              </table:table-cell>
              <table:table-cell office:value-type="float" office:value="17.2428403973178">
                <text:p>17.2428403973178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0.713">
                <text:p>0.713</text:p>
              </table:table-cell>
              <table:table-cell office:value-type="float" office:value="16.9882009924937">
                <text:p>16.9882009924937</text:p>
              </table:table-cell>
            </table:table-row>
            <table:table-row>
              <table:table-cell office:value-type="float" office:value="17.1655912892257">
                <text:p>20</text:p>
              </table:table-cell>
              <table:table-cell office:value-type="float" office:value="0.715">
                <text:p>0.715</text:p>
              </table:table-cell>
              <table:table-cell office:value-type="float" office:value="17.2768845939644">
                <text:p>17.2768845939644</text:p>
              </table:table-cell>
              <table:table-cell office:value-type="float" office:value="0.715">
                <text:p>0.715</text:p>
              </table:table-cell>
              <table:table-cell office:value-type="float" office:value="17.2438941396517">
                <text:p>17.2438941396517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0.715">
                <text:p>0.715</text:p>
              </table:table-cell>
              <table:table-cell office:value-type="float" office:value="16.9925764947104">
                <text:p>16.9925764947104</text:p>
              </table:table-cell>
            </table:table-row>
            <table:table-row>
              <table:table-cell office:value-type="float" office:value="17.167877288999">
                <text:p>20</text:p>
              </table:table-cell>
              <table:table-cell office:value-type="float" office:value="0.717">
                <text:p>0.717</text:p>
              </table:table-cell>
              <table:table-cell office:value-type="float" office:value="17.2773784214274">
                <text:p>17.2773784214274</text:p>
              </table:table-cell>
              <table:table-cell office:value-type="float" office:value="0.717">
                <text:p>0.717</text:p>
              </table:table-cell>
              <table:table-cell office:value-type="float" office:value="17.2449278501404">
                <text:p>17.2449278501404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0.717">
                <text:p>0.717</text:p>
              </table:table-cell>
              <table:table-cell office:value-type="float" office:value="16.996917384099">
                <text:p>16.996917384099</text:p>
              </table:table-cell>
            </table:table-row>
            <table:table-row>
              <table:table-cell office:value-type="float" office:value="17.1701220768453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17.2778625183003">
                <text:p>17.2778625183003</text:p>
              </table:table-cell>
              <table:table-cell office:value-type="float" office:value="0.719">
                <text:p>0.719</text:p>
              </table:table-cell>
              <table:table-cell office:value-type="float" office:value="17.2459418458772">
                <text:p>17.2459418458772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0.719">
                <text:p>0.719</text:p>
              </table:table-cell>
              <table:table-cell office:value-type="float" office:value="17.0012211965941">
                <text:p>17.0012211965941</text:p>
              </table:table-cell>
            </table:table-row>
            <table:table-row>
              <table:table-cell office:value-type="float" office:value="17.1723261812329">
                <text:p>20</text:p>
              </table:table-cell>
              <table:table-cell office:value-type="float" office:value="0.721">
                <text:p>0.721</text:p>
              </table:table-cell>
              <table:table-cell office:value-type="float" office:value="17.2783370594268">
                <text:p>17.2783370594268</text:p>
              </table:table-cell>
              <table:table-cell office:value-type="float" office:value="0.721">
                <text:p>0.721</text:p>
              </table:table-cell>
              <table:table-cell office:value-type="float" office:value="17.2469364480658">
                <text:p>17.2469364480658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0.721">
                <text:p>0.721</text:p>
              </table:table-cell>
              <table:table-cell office:value-type="float" office:value="17.0054856929645">
                <text:p>17.0054856929645</text:p>
              </table:table-cell>
            </table:table-row>
            <table:table-row>
              <table:table-cell office:value-type="float" office:value="17.1744901207867">
                <text:p>20</text:p>
              </table:table-cell>
              <table:table-cell office:value-type="float" office:value="0.723">
                <text:p>0.723</text:p>
              </table:table-cell>
              <table:table-cell office:value-type="float" office:value="17.2788022079398">
                <text:p>17.2788022079398</text:p>
              </table:table-cell>
              <table:table-cell office:value-type="float" office:value="0.723">
                <text:p>0.723</text:p>
              </table:table-cell>
              <table:table-cell office:value-type="float" office:value="17.2479119638897">
                <text:p>17.2479119638897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0.723">
                <text:p>0.723</text:p>
              </table:table-cell>
              <table:table-cell office:value-type="float" office:value="17.0097088260438">
                <text:p>17.0097088260438</text:p>
              </table:table-cell>
            </table:table-row>
            <table:table-row>
              <table:table-cell office:value-type="float" office:value="17.176614418055">
                <text:p>20</text:p>
              </table:table-cell>
              <table:table-cell office:value-type="float" office:value="0.725">
                <text:p>0.725</text:p>
              </table:table-cell>
              <table:table-cell office:value-type="float" office:value="17.2792581301442">
                <text:p>17.2792581301442</text:p>
              </table:table-cell>
              <table:table-cell office:value-type="float" office:value="0.725">
                <text:p>0.725</text:p>
              </table:table-cell>
              <table:table-cell office:value-type="float" office:value="17.2488687019066">
                <text:p>17.2488687019066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0.725">
                <text:p>0.725</text:p>
              </table:table-cell>
              <table:table-cell office:value-type="float" office:value="17.0138887426815">
                <text:p>17.0138887426815</text:p>
              </table:table-cell>
            </table:table-row>
            <table:table-row>
              <table:table-cell office:value-type="float" office:value="17.1786995907848">
                <text:p>20</text:p>
              </table:table-cell>
              <table:table-cell office:value-type="float" office:value="0.727">
                <text:p>0.727</text:p>
              </table:table-cell>
              <table:table-cell office:value-type="float" office:value="17.279704986934">
                <text:p>17.279704986934</text:p>
              </table:table-cell>
              <table:table-cell office:value-type="float" office:value="0.727">
                <text:p>0.727</text:p>
              </table:table-cell>
              <table:table-cell office:value-type="float" office:value="17.2498069631573">
                <text:p>17.2498069631573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0.727">
                <text:p>0.727</text:p>
              </table:table-cell>
              <table:table-cell office:value-type="float" office:value="17.0180237620906">
                <text:p>17.0180237620906</text:p>
              </table:table-cell>
            </table:table-row>
            <table:table-row>
              <table:table-cell office:value-type="float" office:value="17.1807461504687">
                <text:p>20</text:p>
              </table:table-cell>
              <table:table-cell office:value-type="float" office:value="0.729">
                <text:p>0.729</text:p>
              </table:table-cell>
              <table:table-cell office:value-type="float" office:value="17.2801429327439">
                <text:p>17.2801429327439</text:p>
              </table:table-cell>
              <table:table-cell office:value-type="float" office:value="0.729">
                <text:p>0.729</text:p>
              </table:table-cell>
              <table:table-cell office:value-type="float" office:value="17.2507270400699">
                <text:p>17.2507270400699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0.729">
                <text:p>0.729</text:p>
              </table:table-cell>
              <table:table-cell office:value-type="float" office:value="17.022112362871">
                <text:p>17.022112362871</text:p>
              </table:table-cell>
            </table:table-row>
            <table:table-row>
              <table:table-cell office:value-type="float" office:value="17.1827546092323">
                <text:p>20</text:p>
              </table:table-cell>
              <table:table-cell office:value-type="float" office:value="0.731">
                <text:p>0.731</text:p>
              </table:table-cell>
              <table:table-cell office:value-type="float" office:value="17.2805721231672">
                <text:p>17.2805721231672</text:p>
              </table:table-cell>
              <table:table-cell office:value-type="float" office:value="0.731">
                <text:p>0.731</text:p>
              </table:table-cell>
              <table:table-cell office:value-type="float" office:value="17.2516292243485">
                <text:p>17.2516292243485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0.731">
                <text:p>0.731</text:p>
              </table:table-cell>
              <table:table-cell office:value-type="float" office:value="17.026153179805">
                <text:p>17.026153179805</text:p>
              </table:table-cell>
            </table:table-row>
            <table:table-row>
              <table:table-cell office:value-type="float" office:value="17.184725472512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17.2809927077262">
                <text:p>17.2809927077262</text:p>
              </table:table-cell>
              <table:table-cell office:value-type="float" office:value="0.733">
                <text:p>0.733</text:p>
              </table:table-cell>
              <table:table-cell office:value-type="float" office:value="17.2525137994798">
                <text:p>17.2525137994798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0.733">
                <text:p>0.733</text:p>
              </table:table-cell>
              <table:table-cell office:value-type="float" office:value="17.030144985896">
                <text:p>17.030144985896</text:p>
              </table:table-cell>
            </table:table-row>
            <table:table-row>
              <table:table-cell office:value-type="float" office:value="17.1866592404575">
                <text:p>20</text:p>
              </table:table-cell>
              <table:table-cell office:value-type="float" office:value="0.735">
                <text:p>0.735</text:p>
              </table:table-cell>
              <table:table-cell office:value-type="float" office:value="17.2814048317079">
                <text:p>17.2814048317079</text:p>
              </table:table-cell>
              <table:table-cell office:value-type="float" office:value="0.735">
                <text:p>0.735</text:p>
              </table:table-cell>
              <table:table-cell office:value-type="float" office:value="17.2533810426326">
                <text:p>17.2533810426326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0.735">
                <text:p>0.735</text:p>
              </table:table-cell>
              <table:table-cell office:value-type="float" office:value="17.0340866845093">
                <text:p>17.0340866845093</text:p>
              </table:table-cell>
            </table:table-row>
            <table:table-row>
              <table:table-cell office:value-type="float" office:value="17.188556414202">
                <text:p>20</text:p>
              </table:table-cell>
              <table:table-cell office:value-type="float" office:value="0.737">
                <text:p>0.737</text:p>
              </table:table-cell>
              <table:table-cell office:value-type="float" office:value="17.2818086430591">
                <text:p>17.2818086430591</text:p>
              </table:table-cell>
              <table:table-cell office:value-type="float" office:value="0.737">
                <text:p>0.737</text:p>
              </table:table-cell>
              <table:table-cell office:value-type="float" office:value="17.2542312318078">
                <text:p>17.2542312318078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0.737">
                <text:p>0.737</text:p>
              </table:table-cell>
              <table:table-cell office:value-type="float" office:value="17.0379773073761">
                <text:p>17.0379773073761</text:p>
              </table:table-cell>
            </table:table-row>
            <table:table-row>
              <table:table-cell office:value-type="float" office:value="17.1904174830526">
                <text:p>20</text:p>
              </table:table-cell>
              <table:table-cell office:value-type="float" office:value="0.739">
                <text:p>0.739</text:p>
              </table:table-cell>
              <table:table-cell office:value-type="float" office:value="17.2822042793379">
                <text:p>17.2822042793379</text:p>
              </table:table-cell>
              <table:table-cell office:value-type="float" office:value="0.739">
                <text:p>0.739</text:p>
              </table:table-cell>
              <table:table-cell office:value-type="float" office:value="17.2550646323101">
                <text:p>17.2550646323101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0.739">
                <text:p>0.739</text:p>
              </table:table-cell>
              <table:table-cell office:value-type="float" office:value="17.0418159924431">
                <text:p>17.0418159924431</text:p>
              </table:table-cell>
            </table:table-row>
            <table:table-row>
              <table:table-cell office:value-type="float" office:value="17.1922429361253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17.2825918801579">
                <text:p>17.2825918801579</text:p>
              </table:table-cell>
              <table:table-cell office:value-type="float" office:value="0.741">
                <text:p>0.741</text:p>
              </table:table-cell>
              <table:table-cell office:value-type="float" office:value="17.2558815096552">
                <text:p>17.2558815096552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0.741">
                <text:p>0.741</text:p>
              </table:table-cell>
              <table:table-cell office:value-type="float" office:value="17.0456019887572">
                <text:p>17.0456019887572</text:p>
              </table:table-cell>
            </table:table-row>
            <table:table-row>
              <table:table-cell office:value-type="float" office:value="17.1940332544151">
                <text:p>20</text:p>
              </table:table-cell>
              <table:table-cell office:value-type="float" office:value="0.743">
                <text:p>0.743</text:p>
              </table:table-cell>
              <table:table-cell office:value-type="float" office:value="17.2829715791841">
                <text:p>17.2829715791841</text:p>
              </table:table-cell>
              <table:table-cell office:value-type="float" office:value="0.743">
                <text:p>0.743</text:p>
              </table:table-cell>
              <table:table-cell office:value-type="float" office:value="17.2566821212712">
                <text:p>17.256682121271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0.743">
                <text:p>0.743</text:p>
              </table:table-cell>
              <table:table-cell office:value-type="float" office:value="17.0493346406036">
                <text:p>17.0493346406036</text:p>
              </table:table-cell>
            </table:table-row>
            <table:table-row>
              <table:table-cell office:value-type="float" office:value="17.1957889159379">
                <text:p>20</text:p>
              </table:table-cell>
              <table:table-cell office:value-type="float" office:value="0.745">
                <text:p>0.745</text:p>
              </table:table-cell>
              <table:table-cell office:value-type="float" office:value="17.2833435097595">
                <text:p>17.2833435097595</text:p>
              </table:table-cell>
              <table:table-cell office:value-type="float" office:value="0.745">
                <text:p>0.745</text:p>
              </table:table-cell>
              <table:table-cell office:value-type="float" office:value="17.2574667223421">
                <text:p>17.2574667223421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0.745">
                <text:p>0.745</text:p>
              </table:table-cell>
              <table:table-cell office:value-type="float" office:value="17.0530133862719">
                <text:p>17.0530133862719</text:p>
              </table:table-cell>
            </table:table-row>
            <table:table-row>
              <table:table-cell office:value-type="float" office:value="17.1975103914984">
                <text:p>20</text:p>
              </table:table-cell>
              <table:table-cell office:value-type="float" office:value="0.747">
                <text:p>0.747</text:p>
              </table:table-cell>
              <table:table-cell office:value-type="float" office:value="17.2837078007174">
                <text:p>17.2837078007174</text:p>
              </table:table-cell>
              <table:table-cell office:value-type="float" office:value="0.747">
                <text:p>0.747</text:p>
              </table:table-cell>
              <table:table-cell office:value-type="float" office:value="17.2582355614673">
                <text:p>17.2582355614673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0.747">
                <text:p>0.747</text:p>
              </table:table-cell>
              <table:table-cell office:value-type="float" office:value="17.0566377470761">
                <text:p>17.0566377470761</text:p>
              </table:table-cell>
            </table:table-row>
            <table:table-row>
              <table:table-cell office:value-type="float" office:value="17.1991981467494">
                <text:p>20</text:p>
              </table:table-cell>
              <table:table-cell office:value-type="float" office:value="0.749">
                <text:p>0.749</text:p>
              </table:table-cell>
              <table:table-cell office:value-type="float" office:value="17.2840645787502">
                <text:p>17.2840645787502</text:p>
              </table:table-cell>
              <table:table-cell office:value-type="float" office:value="0.749">
                <text:p>0.749</text:p>
              </table:table-cell>
              <table:table-cell office:value-type="float" office:value="17.2589888831272">
                <text:p>17.2589888831272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0.749">
                <text:p>0.749</text:p>
              </table:table-cell>
              <table:table-cell office:value-type="float" office:value="17.0602073235917">
                <text:p>17.0602073235917</text:p>
              </table:table-cell>
            </table:table-row>
            <table:table-row>
              <table:table-cell office:value-type="float" office:value="17.2008526395476">
                <text:p>20</text:p>
              </table:table-cell>
              <table:table-cell office:value-type="float" office:value="0.751">
                <text:p>0.751</text:p>
              </table:table-cell>
              <table:table-cell office:value-type="float" office:value="17.2844139658427">
                <text:p>17.2844139658427</text:p>
              </table:table-cell>
              <table:table-cell office:value-type="float" office:value="0.751">
                <text:p>0.751</text:p>
              </table:table-cell>
              <table:table-cell office:value-type="float" office:value="17.2597269250246">
                <text:p>17.259726925024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0.751">
                <text:p>0.751</text:p>
              </table:table-cell>
              <table:table-cell office:value-type="float" office:value="17.0637217871647">
                <text:p>17.0637217871647</text:p>
              </table:table-cell>
            </table:table-row>
            <table:table-row>
              <table:table-cell office:value-type="float" office:value="17.2024743268135">
                <text:p>20</text:p>
              </table:table-cell>
              <table:table-cell office:value-type="float" office:value="0.753">
                <text:p>0.753</text:p>
              </table:table-cell>
              <table:table-cell office:value-type="float" office:value="17.2847560866309">
                <text:p>17.2847560866309</text:p>
              </table:table-cell>
              <table:table-cell office:value-type="float" office:value="0.753">
                <text:p>0.753</text:p>
              </table:table-cell>
              <table:table-cell office:value-type="float" office:value="17.2604499257372">
                <text:p>17.2604499257372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0.753">
                <text:p>0.753</text:p>
              </table:table-cell>
              <table:table-cell office:value-type="float" office:value="17.0671808820628">
                <text:p>17.0671808820628</text:p>
              </table:table-cell>
            </table:table-row>
            <table:table-row>
              <table:table-cell office:value-type="float" office:value="17.2040636542402">
                <text:p>20</text:p>
              </table:table-cell>
              <table:table-cell office:value-type="float" office:value="0.755">
                <text:p>0.755</text:p>
              </table:table-cell>
              <table:table-cell office:value-type="float" office:value="17.2850910578042">
                <text:p>17.2850910578042</text:p>
              </table:table-cell>
              <table:table-cell office:value-type="float" office:value="0.755">
                <text:p>0.755</text:p>
              </table:table-cell>
              <table:table-cell office:value-type="float" office:value="17.2611581137185">
                <text:p>17.2611581137185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0.755">
                <text:p>0.755</text:p>
              </table:table-cell>
              <table:table-cell office:value-type="float" office:value="17.0705844093713">
                <text:p>17.0705844093713</text:p>
              </table:table-cell>
            </table:table-row>
            <table:table-row>
              <table:table-cell office:value-type="float" office:value="17.2056210635193">
                <text:p>20</text:p>
              </table:table-cell>
              <table:table-cell office:value-type="float" office:value="0.757">
                <text:p>0.757</text:p>
              </table:table-cell>
              <table:table-cell office:value-type="float" office:value="17.2854189958172">
                <text:p>17.2854189958172</text:p>
              </table:table-cell>
              <table:table-cell office:value-type="float" office:value="0.757">
                <text:p>0.757</text:p>
              </table:table-cell>
              <table:table-cell office:value-type="float" office:value="17.2618517153173">
                <text:p>17.2618517153173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0.757">
                <text:p>0.757</text:p>
              </table:table-cell>
              <table:table-cell office:value-type="float" office:value="17.0739322301722">
                <text:p>17.0739322301722</text:p>
              </table:table-cell>
            </table:table-row>
            <table:table-row>
              <table:table-cell office:value-type="float" office:value="17.2071469887011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17.2857400132202">
                <text:p>17.2857400132202</text:p>
              </table:table-cell>
              <table:table-cell office:value-type="float" office:value="0.759">
                <text:p>0.759</text:p>
              </table:table-cell>
              <table:table-cell office:value-type="float" office:value="17.2625309509755">
                <text:p>17.2625309509755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0.759">
                <text:p>0.759</text:p>
              </table:table-cell>
              <table:table-cell office:value-type="float" office:value="17.0772242572376">
                <text:p>17.0772242572376</text:p>
              </table:table-cell>
            </table:table-row>
            <table:table-row>
              <table:table-cell office:value-type="float" office:value="17.2086418582282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17.2860542209157">
                <text:p>17.2860542209157</text:p>
              </table:table-cell>
              <table:table-cell office:value-type="float" office:value="0.761">
                <text:p>0.761</text:p>
              </table:table-cell>
              <table:table-cell office:value-type="float" office:value="17.2631960375836">
                <text:p>17.2631960375836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0.761">
                <text:p>0.761</text:p>
              </table:table-cell>
              <table:table-cell office:value-type="float" office:value="17.0804604531367">
                <text:p>17.0804604531367</text:p>
              </table:table-cell>
            </table:table-row>
            <table:table-row>
              <table:table-cell office:value-type="float" office:value="17.2101060948389">
                <text:p>20</text:p>
              </table:table-cell>
              <table:table-cell office:value-type="float" office:value="0.763">
                <text:p>0.763</text:p>
              </table:table-cell>
              <table:table-cell office:value-type="float" office:value="17.2863617281734">
                <text:p>17.2863617281734</text:p>
              </table:table-cell>
              <table:table-cell office:value-type="float" office:value="0.763">
                <text:p>0.763</text:p>
              </table:table-cell>
              <table:table-cell office:value-type="float" office:value="17.2638471885086">
                <text:p>17.2638471885086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0.763">
                <text:p>0.763</text:p>
              </table:table-cell>
              <table:table-cell office:value-type="float" office:value="17.0836408262875">
                <text:p>17.0836408262875</text:p>
              </table:table-cell>
            </table:table-row>
            <table:table-row>
              <table:table-cell office:value-type="float" office:value="17.2115401140346">
                <text:p>20</text:p>
              </table:table-cell>
              <table:table-cell office:value-type="float" office:value="0.765">
                <text:p>0.765</text:p>
              </table:table-cell>
              <table:table-cell office:value-type="float" office:value="17.2866626411294">
                <text:p>17.2866626411294</text:p>
              </table:table-cell>
              <table:table-cell office:value-type="float" office:value="0.765">
                <text:p>0.765</text:p>
              </table:table-cell>
              <table:table-cell office:value-type="float" office:value="17.2644846120445">
                <text:p>17.2644846120445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0.765">
                <text:p>0.765</text:p>
              </table:table-cell>
              <table:table-cell office:value-type="float" office:value="17.0867654256907">
                <text:p>17.0867654256907</text:p>
              </table:table-cell>
            </table:table-row>
            <table:table-row>
              <table:table-cell office:value-type="float" office:value="17.2129443222736">
                <text:p>20</text:p>
              </table:table-cell>
              <table:table-cell office:value-type="float" office:value="0.767">
                <text:p>0.767</text:p>
              </table:table-cell>
              <table:table-cell office:value-type="float" office:value="17.2869570609867">
                <text:p>17.2869570609867</text:p>
              </table:table-cell>
              <table:table-cell office:value-type="float" office:value="0.767">
                <text:p>0.767</text:p>
              </table:table-cell>
              <table:table-cell office:value-type="float" office:value="17.265108509551">
                <text:p>17.265108509551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0.767">
                <text:p>0.767</text:p>
              </table:table-cell>
              <table:table-cell office:value-type="float" office:value="17.0898343355934">
                <text:p>17.0898343355934</text:p>
              </table:table-cell>
            </table:table-row>
            <table:table-row>
              <table:table-cell office:value-type="float" office:value="17.2143191235013">
                <text:p>20</text:p>
              </table:table-cell>
              <table:table-cell office:value-type="float" office:value="0.769">
                <text:p>0.769</text:p>
              </table:table-cell>
              <table:table-cell office:value-type="float" office:value="17.2872450909446">
                <text:p>17.2872450909446</text:p>
              </table:table-cell>
              <table:table-cell office:value-type="float" office:value="0.769">
                <text:p>0.769</text:p>
              </table:table-cell>
              <table:table-cell office:value-type="float" office:value="17.2657190826752">
                <text:p>17.2657190826752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0.769">
                <text:p>0.769</text:p>
              </table:table-cell>
              <table:table-cell office:value-type="float" office:value="17.0928476793752">
                <text:p>17.0928476793752</text:p>
              </table:table-cell>
            </table:table-row>
            <table:table-row>
              <table:table-cell office:value-type="float" office:value="17.2156649135067">
                <text:p>20</text:p>
              </table:table-cell>
              <table:table-cell office:value-type="float" office:value="0.771">
                <text:p>0.771</text:p>
              </table:table-cell>
              <table:table-cell office:value-type="float" office:value="17.2875268303597">
                <text:p>17.2875268303597</text:p>
              </table:table-cell>
              <table:table-cell office:value-type="float" office:value="0.771">
                <text:p>0.771</text:p>
              </table:table-cell>
              <table:table-cell office:value-type="float" office:value="17.2663165272903">
                <text:p>17.2663165272903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0.771">
                <text:p>0.771</text:p>
              </table:table-cell>
              <table:table-cell office:value-type="float" office:value="17.0958056104625">
                <text:p>17.0958056104625</text:p>
              </table:table-cell>
            </table:table-row>
            <table:table-row>
              <table:table-cell office:value-type="float" office:value="17.2169820823861">
                <text:p>20</text:p>
              </table:table-cell>
              <table:table-cell office:value-type="float" office:value="0.773">
                <text:p>0.773</text:p>
              </table:table-cell>
              <table:table-cell office:value-type="float" office:value="17.2878023773978">
                <text:p>17.2878023773978</text:p>
              </table:table-cell>
              <table:table-cell office:value-type="float" office:value="0.773">
                <text:p>0.773</text:p>
              </table:table-cell>
              <table:table-cell office:value-type="float" office:value="17.2669010362671">
                <text:p>17.2669010362671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0.773">
                <text:p>0.773</text:p>
              </table:table-cell>
              <table:table-cell office:value-type="float" office:value="17.0987083121968">
                <text:p>17.0987083121968</text:p>
              </table:table-cell>
            </table:table-row>
            <table:table-row>
              <table:table-cell office:value-type="float" office:value="17.2182710111541">
                <text:p>20</text:p>
              </table:table-cell>
              <table:table-cell office:value-type="float" office:value="0.775">
                <text:p>0.775</text:p>
              </table:table-cell>
              <table:table-cell office:value-type="float" office:value="17.2880718255385">
                <text:p>17.2880718255385</text:p>
              </table:table-cell>
              <table:table-cell office:value-type="float" office:value="0.775">
                <text:p>0.775</text:p>
              </table:table-cell>
              <table:table-cell office:value-type="float" office:value="17.2674727958481">
                <text:p>17.2674727958481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0.775">
                <text:p>0.775</text:p>
              </table:table-cell>
              <table:table-cell office:value-type="float" office:value="17.1015559915471">
                <text:p>17.1015559915471</text:p>
              </table:table-cell>
            </table:table-row>
            <table:table-row>
              <table:table-cell office:value-type="float" office:value="17.2195320752075">
                <text:p>20</text:p>
              </table:table-cell>
              <table:table-cell office:value-type="float" office:value="0.777">
                <text:p>0.777</text:p>
              </table:table-cell>
              <table:table-cell office:value-type="float" office:value="17.288335267261">
                <text:p>17.288335267261</text:p>
              </table:table-cell>
              <table:table-cell office:value-type="float" office:value="0.777">
                <text:p>0.777</text:p>
              </table:table-cell>
              <table:table-cell office:value-type="float" office:value="17.2680319894979">
                <text:p>17.268031989497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0.777">
                <text:p>0.777</text:p>
              </table:table-cell>
              <table:table-cell office:value-type="float" office:value="17.1043488803918">
                <text:p>17.1043488803918</text:p>
              </table:table-cell>
            </table:table-row>
            <table:table-row>
              <table:table-cell office:value-type="float" office:value="17.2207656433578">
                <text:p>20</text:p>
              </table:table-cell>
              <table:table-cell office:value-type="float" office:value="0.779">
                <text:p>0.779</text:p>
              </table:table-cell>
              <table:table-cell office:value-type="float" office:value="17.2885927930761">
                <text:p>17.2885927930761</text:p>
              </table:table-cell>
              <table:table-cell office:value-type="float" office:value="0.779">
                <text:p>0.779</text:p>
              </table:table-cell>
              <table:table-cell office:value-type="float" office:value="17.2685787969082">
                <text:p>17.2685787969082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0.779">
                <text:p>0.779</text:p>
              </table:table-cell>
              <table:table-cell office:value-type="float" office:value="17.1070872321622">
                <text:p>17.1070872321622</text:p>
              </table:table-cell>
            </table:table-row>
            <table:table-row>
              <table:table-cell office:value-type="float" office:value="17.2219720774406">
                <text:p>20</text:p>
              </table:table-cell>
              <table:table-cell office:value-type="float" office:value="0.781">
                <text:p>0.781</text:p>
              </table:table-cell>
              <table:table-cell office:value-type="float" office:value="17.288844491156">
                <text:p>17.288844491156</text:p>
              </table:table-cell>
              <table:table-cell office:value-type="float" office:value="0.781">
                <text:p>0.781</text:p>
              </table:table-cell>
              <table:table-cell office:value-type="float" office:value="17.2691133936266">
                <text:p>17.2691133936266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0.781">
                <text:p>0.781</text:p>
              </table:table-cell>
              <table:table-cell office:value-type="float" office:value="17.1097713192539">
                <text:p>17.1097713192539</text:p>
              </table:table-cell>
            </table:table-row>
            <table:table-row>
              <table:table-cell office:value-type="float" office:value="17.2231517340665">
                <text:p>20</text:p>
              </table:table-cell>
              <table:table-cell office:value-type="float" office:value="0.783">
                <text:p>0.783</text:p>
              </table:table-cell>
              <table:table-cell office:value-type="float" office:value="17.2890904492073">
                <text:p>17.2890904492073</text:p>
              </table:table-cell>
              <table:table-cell office:value-type="float" office:value="0.783">
                <text:p>0.783</text:p>
              </table:table-cell>
              <table:table-cell office:value-type="float" office:value="17.2696359530206">
                <text:p>17.2696359530206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0.783">
                <text:p>0.783</text:p>
              </table:table-cell>
              <table:table-cell office:value-type="float" office:value="17.112401432883">
                <text:p>17.112401432883</text:p>
              </table:table-cell>
            </table:table-row>
            <table:table-row>
              <table:table-cell office:value-type="float" office:value="17.2243049602286">
                <text:p>20</text:p>
              </table:table-cell>
              <table:table-cell office:value-type="float" office:value="0.785">
                <text:p>0.785</text:p>
              </table:table-cell>
              <table:table-cell office:value-type="float" office:value="17.2893307498876">
                <text:p>17.2893307498876</text:p>
              </table:table-cell>
              <table:table-cell office:value-type="float" office:value="0.785">
                <text:p>0.785</text:p>
              </table:table-cell>
              <table:table-cell office:value-type="float" office:value="17.2701466415158">
                <text:p>17.2701466415158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0.785">
                <text:p>0.785</text:p>
              </table:table-cell>
              <table:table-cell office:value-type="float" office:value="17.1149778764367">
                <text:p>17.1149778764367</text:p>
              </table:table-cell>
            </table:table-row>
            <table:table-row>
              <table:table-cell office:value-type="float" office:value="17.2254320990531">
                <text:p>20</text:p>
              </table:table-cell>
              <table:table-cell office:value-type="float" office:value="0.787">
                <text:p>0.787</text:p>
              </table:table-cell>
              <table:table-cell office:value-type="float" office:value="17.2895654768685">
                <text:p>17.2895654768685</text:p>
              </table:table-cell>
              <table:table-cell office:value-type="float" office:value="0.787">
                <text:p>0.787</text:p>
              </table:table-cell>
              <table:table-cell office:value-type="float" office:value="17.2706456249278">
                <text:p>17.2706456249278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0.787">
                <text:p>0.787</text:p>
              </table:table-cell>
              <table:table-cell office:value-type="float" office:value="17.1175009698923">
                <text:p>17.1175009698923</text:p>
              </table:table-cell>
            </table:table-row>
            <table:table-row>
              <table:table-cell office:value-type="float" office:value="17.2265334844979">
                <text:p>20</text:p>
              </table:table-cell>
              <table:table-cell office:value-type="float" office:value="0.789">
                <text:p>0.789</text:p>
              </table:table-cell>
              <table:table-cell office:value-type="float" office:value="17.289794709287">
                <text:p>17.289794709287</text:p>
              </table:table-cell>
              <table:table-cell office:value-type="float" office:value="0.789">
                <text:p>0.789</text:p>
              </table:table-cell>
              <table:table-cell office:value-type="float" office:value="17.2711330626922">
                <text:p>17.2711330626922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0.789">
                <text:p>0.789</text:p>
              </table:table-cell>
              <table:table-cell office:value-type="float" office:value="17.1199710424168">
                <text:p>17.1199710424168</text:p>
              </table:table-cell>
            </table:table-row>
            <table:table-row>
              <table:table-cell office:value-type="float" office:value="17.227609447082">
                <text:p>20</text:p>
              </table:table-cell>
              <table:table-cell office:value-type="float" office:value="0.791">
                <text:p>0.791</text:p>
              </table:table-cell>
              <table:table-cell office:value-type="float" office:value="17.2900185277796">
                <text:p>17.2900185277796</text:p>
              </table:table-cell>
              <table:table-cell office:value-type="float" office:value="0.791">
                <text:p>0.791</text:p>
              </table:table-cell>
              <table:table-cell office:value-type="float" office:value="17.2716091141696">
                <text:p>17.271609114169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0.791">
                <text:p>0.791</text:p>
              </table:table-cell>
              <table:table-cell office:value-type="float" office:value="17.122388436974">
                <text:p>17.122388436974</text:p>
              </table:table-cell>
            </table:table-row>
            <table:table-row>
              <table:table-cell office:value-type="float" office:value="17.2286603063699">
                <text:p>20</text:p>
              </table:table-cell>
              <table:table-cell office:value-type="float" office:value="0.793">
                <text:p>0.793</text:p>
              </table:table-cell>
              <table:table-cell office:value-type="float" office:value="17.2902370065978">
                <text:p>17.2902370065978</text:p>
              </table:table-cell>
              <table:table-cell office:value-type="float" office:value="0.793">
                <text:p>0.793</text:p>
              </table:table-cell>
              <table:table-cell office:value-type="float" office:value="17.2720739304372">
                <text:p>17.2720739304372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0.793">
                <text:p>0.793</text:p>
              </table:table-cell>
              <table:table-cell office:value-type="float" office:value="17.124753500743">
                <text:p>17.124753500743</text:p>
              </table:table-cell>
            </table:table-row>
            <table:table-row>
              <table:table-cell office:value-type="float" office:value="17.2296863767846">
                <text:p>20</text:p>
              </table:table-cell>
              <table:table-cell office:value-type="float" office:value="0.795">
                <text:p>0.795</text:p>
              </table:table-cell>
              <table:table-cell office:value-type="float" office:value="17.2904502197219">
                <text:p>17.2904502197219</text:p>
              </table:table-cell>
              <table:table-cell office:value-type="float" office:value="0.795">
                <text:p>0.795</text:p>
              </table:table-cell>
              <table:table-cell office:value-type="float" office:value="17.2725276606771">
                <text:p>17.2725276606771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0.795">
                <text:p>0.795</text:p>
              </table:table-cell>
              <table:table-cell office:value-type="float" office:value="17.1270665900039">
                <text:p>17.1270665900039</text:p>
              </table:table-cell>
            </table:table-row>
            <table:table-row>
              <table:table-cell office:value-type="float" office:value="17.2306879689306">
                <text:p>20</text:p>
              </table:table-cell>
              <table:table-cell office:value-type="float" office:value="0.797">
                <text:p>0.797</text:p>
              </table:table-cell>
              <table:table-cell office:value-type="float" office:value="17.290658242258">
                <text:p>17.290658242258</text:p>
              </table:table-cell>
              <table:table-cell office:value-type="float" office:value="0.797">
                <text:p>0.797</text:p>
              </table:table-cell>
              <table:table-cell office:value-type="float" office:value="17.2729704536497">
                <text:p>17.2729704536497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0.797">
                <text:p>0.797</text:p>
              </table:table-cell>
              <table:table-cell office:value-type="float" office:value="17.1293280702635">
                <text:p>17.1293280702635</text:p>
              </table:table-cell>
            </table:table-row>
            <table:table-row>
              <table:table-cell office:value-type="float" office:value="17.2316653826301">
                <text:p>20</text:p>
              </table:table-cell>
              <table:table-cell office:value-type="float" office:value="0.799">
                <text:p>0.799</text:p>
              </table:table-cell>
              <table:table-cell office:value-type="float" office:value="17.2908611431198">
                <text:p>17.2908611431198</text:p>
              </table:table-cell>
              <table:table-cell office:value-type="float" office:value="0.799">
                <text:p>0.799</text:p>
              </table:table-cell>
              <table:table-cell office:value-type="float" office:value="17.2734024500703">
                <text:p>17.2734024500703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0.799">
                <text:p>0.799</text:p>
              </table:table-cell>
              <table:table-cell office:value-type="float" office:value="17.1315383075332">
                <text:p>17.1315383075332</text:p>
              </table:table-cell>
            </table:table-row>
            <table:table-row>
              <table:table-cell office:value-type="float" office:value="17.2326189149548">
                <text:p>20</text:p>
              </table:table-cell>
              <table:table-cell office:value-type="float" office:value="0.801">
                <text:p>0.801</text:p>
              </table:table-cell>
              <table:table-cell office:value-type="float" office:value="17.2910589934698">
                <text:p>17.2910589934698</text:p>
              </table:table-cell>
              <table:table-cell office:value-type="float" office:value="0.801">
                <text:p>0.801</text:p>
              </table:table-cell>
              <table:table-cell office:value-type="float" office:value="17.2738237914313">
                <text:p>17.2738237914313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0.801">
                <text:p>0.801</text:p>
              </table:table-cell>
              <table:table-cell office:value-type="float" office:value="17.1336976758442">
                <text:p>17.1336976758442</text:p>
              </table:table-cell>
            </table:table-row>
            <table:table-row>
              <table:table-cell office:value-type="float" office:value="17.2335488522222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7.2912518583005">
                <text:p>17.2912518583005</text:p>
              </table:table-cell>
              <table:table-cell office:value-type="float" office:value="0.803">
                <text:p>0.803</text:p>
              </table:table-cell>
              <table:table-cell office:value-type="float" office:value="17.2742346112292">
                <text:p>17.274234611229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0.803">
                <text:p>0.803</text:p>
              </table:table-cell>
              <table:table-cell office:value-type="float" office:value="17.1358065475539">
                <text:p>17.1358065475539</text:p>
              </table:table-cell>
            </table:table-row>
            <table:table-row>
              <table:table-cell office:value-type="float" office:value="17.2344554785852">
                <text:p>20</text:p>
              </table:table-cell>
              <table:table-cell office:value-type="float" office:value="0.805">
                <text:p>0.805</text:p>
              </table:table-cell>
              <table:table-cell office:value-type="float" office:value="17.2914398054611">
                <text:p>17.2914398054611</text:p>
              </table:table-cell>
              <table:table-cell office:value-type="float" office:value="0.805">
                <text:p>0.805</text:p>
              </table:table-cell>
              <table:table-cell office:value-type="float" office:value="17.2746350443991">
                <text:p>17.2746350443991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0.805">
                <text:p>0.805</text:p>
              </table:table-cell>
              <table:table-cell office:value-type="float" office:value="17.1378653015978">
                <text:p>17.1378653015978</text:p>
              </table:table-cell>
            </table:table-row>
            <table:table-row>
              <table:table-cell office:value-type="float" office:value="17.2353390703783">
                <text:p>20</text:p>
              </table:table-cell>
              <table:table-cell office:value-type="float" office:value="0.807">
                <text:p>0.807</text:p>
              </table:table-cell>
              <table:table-cell office:value-type="float" office:value="17.2916228997036">
                <text:p>17.2916228997036</text:p>
              </table:table-cell>
              <table:table-cell office:value-type="float" office:value="0.807">
                <text:p>0.807</text:p>
              </table:table-cell>
              <table:table-cell office:value-type="float" office:value="17.2750252211136">
                <text:p>17.2750252211136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0.807">
                <text:p>0.807</text:p>
              </table:table-cell>
              <table:table-cell office:value-type="float" office:value="17.1398743164575">
                <text:p>17.1398743164575</text:p>
              </table:table-cell>
            </table:table-row>
            <table:table-row>
              <table:table-cell office:value-type="float" office:value="17.2361998933738">
                <text:p>20</text:p>
              </table:table-cell>
              <table:table-cell office:value-type="float" office:value="0.809">
                <text:p>0.809</text:p>
              </table:table-cell>
              <table:table-cell office:value-type="float" office:value="17.2918011997845">
                <text:p>17.2918011997845</text:p>
              </table:table-cell>
              <table:table-cell office:value-type="float" office:value="0.809">
                <text:p>0.809</text:p>
              </table:table-cell>
              <table:table-cell office:value-type="float" office:value="17.2754052637676">
                <text:p>17.2754052637676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0.809">
                <text:p>0.809</text:p>
              </table:table-cell>
              <table:table-cell office:value-type="float" office:value="17.1418339663309">
                <text:p>17.1418339663309</text:p>
              </table:table-cell>
            </table:table-row>
            <table:table-row>
              <table:table-cell office:value-type="float" office:value="17.2370382149828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17.2919747712907">
                <text:p>17.2919747712907</text:p>
              </table:table-cell>
              <table:table-cell office:value-type="float" office:value="0.811">
                <text:p>0.811</text:p>
              </table:table-cell>
              <table:table-cell office:value-type="float" office:value="17.275775300386">
                <text:p>17.27577530038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0.811">
                <text:p>0.811</text:p>
              </table:table-cell>
              <table:table-cell office:value-type="float" office:value="17.1437446334381">
                <text:p>17.1437446334381</text:p>
              </table:table-cell>
            </table:table-row>
            <table:table-row>
              <table:table-cell office:value-type="float" office:value="17.2378542869171">
                <text:p>20</text:p>
              </table:table-cell>
              <table:table-cell office:value-type="float" office:value="0.813">
                <text:p>0.813</text:p>
              </table:table-cell>
              <table:table-cell office:value-type="float" office:value="17.2921436683816">
                <text:p>17.2921436683816</text:p>
              </table:table-cell>
              <table:table-cell office:value-type="float" office:value="0.813">
                <text:p>0.813</text:p>
              </table:table-cell>
              <table:table-cell office:value-type="float" office:value="17.2761354455664">
                <text:p>17.2761354455664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0.813">
                <text:p>0.813</text:p>
              </table:table-cell>
              <table:table-cell office:value-type="float" office:value="17.1456066885905">
                <text:p>17.1456066885905</text:p>
              </table:table-cell>
            </table:table-row>
            <table:table-row>
              <table:table-cell office:value-type="float" office:value="17.2386483608764">
                <text:p>20</text:p>
              </table:table-cell>
              <table:table-cell office:value-type="float" office:value="0.815">
                <text:p>0.815</text:p>
              </table:table-cell>
              <table:table-cell office:value-type="float" office:value="17.292307950283">
                <text:p>17.292307950283</text:p>
              </table:table-cell>
              <table:table-cell office:value-type="float" office:value="0.815">
                <text:p>0.815</text:p>
              </table:table-cell>
              <table:table-cell office:value-type="float" office:value="17.2764858177201">
                <text:p>17.2764858177201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0.815">
                <text:p>0.815</text:p>
              </table:table-cell>
              <table:table-cell office:value-type="float" office:value="17.1474205073474">
                <text:p>17.1474205073474</text:p>
              </table:table-cell>
            </table:table-row>
            <table:table-row>
              <table:table-cell office:value-type="float" office:value="17.239420683397">
                <text:p>20</text:p>
              </table:table-cell>
              <table:table-cell office:value-type="float" office:value="0.817">
                <text:p>0.817</text:p>
              </table:table-cell>
              <table:table-cell office:value-type="float" office:value="17.2924676758514">
                <text:p>17.2924676758514</text:p>
              </table:table-cell>
              <table:table-cell office:value-type="float" office:value="0.817">
                <text:p>0.817</text:p>
              </table:table-cell>
              <table:table-cell office:value-type="float" office:value="17.2768265334076">
                <text:p>17.2768265334076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0.817">
                <text:p>0.817</text:p>
              </table:table-cell>
              <table:table-cell office:value-type="float" office:value="17.1491864637921">
                <text:p>17.1491864637921</text:p>
              </table:table-cell>
            </table:table-row>
            <table:table-row>
              <table:table-cell office:value-type="float" office:value="17.2401714889573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17.2926228962968">
                <text:p>17.2926228962968</text:p>
              </table:table-cell>
              <table:table-cell office:value-type="float" office:value="0.819">
                <text:p>0.819</text:p>
              </table:table-cell>
              <table:table-cell office:value-type="float" office:value="17.2771576997455">
                <text:p>17.2771576997455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0.819">
                <text:p>0.819</text:p>
              </table:table-cell>
              <table:table-cell office:value-type="float" office:value="17.1509049224855">
                <text:p>17.1509049224855</text:p>
              </table:table-cell>
            </table:table-row>
            <table:table-row>
              <table:table-cell office:value-type="float" office:value="17.2409010068631">
                <text:p>20</text:p>
              </table:table-cell>
              <table:table-cell office:value-type="float" office:value="0.821">
                <text:p>0.821</text:p>
              </table:table-cell>
              <table:table-cell office:value-type="float" office:value="17.2927736624127">
                <text:p>17.2927736624127</text:p>
              </table:table-cell>
              <table:table-cell office:value-type="float" office:value="0.821">
                <text:p>0.821</text:p>
              </table:table-cell>
              <table:table-cell office:value-type="float" office:value="17.277479421972">
                <text:p>17.277479421972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0.821">
                <text:p>0.821</text:p>
              </table:table-cell>
              <table:table-cell office:value-type="float" office:value="17.1525762452766">
                <text:p>17.1525762452766</text:p>
              </table:table-cell>
            </table:table-row>
            <table:table-row>
              <table:table-cell office:value-type="float" office:value="17.2416094664463">
                <text:p>20</text:p>
              </table:table-cell>
              <table:table-cell office:value-type="float" office:value="0.823">
                <text:p>0.823</text:p>
              </table:table-cell>
              <table:table-cell office:value-type="float" office:value="17.2929200300351">
                <text:p>17.2929200300351</text:p>
              </table:table-cell>
              <table:table-cell office:value-type="float" office:value="0.823">
                <text:p>0.823</text:p>
              </table:table-cell>
              <table:table-cell office:value-type="float" office:value="17.277791809166">
                <text:p>17.277791809166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0.823">
                <text:p>0.823</text:p>
              </table:table-cell>
              <table:table-cell office:value-type="float" office:value="17.1542007963332">
                <text:p>17.1542007963332</text:p>
              </table:table-cell>
            </table:table-row>
            <table:table-row>
              <table:table-cell office:value-type="float" office:value="17.2422970827392">
                <text:p>20</text:p>
              </table:table-cell>
              <table:table-cell office:value-type="float" office:value="0.825">
                <text:p>0.825</text:p>
              </table:table-cell>
              <table:table-cell office:value-type="float" office:value="17.2930620449327">
                <text:p>17.2930620449327</text:p>
              </table:table-cell>
              <table:table-cell office:value-type="float" office:value="0.825">
                <text:p>0.825</text:p>
              </table:table-cell>
              <table:table-cell office:value-type="float" office:value="17.2780949584646">
                <text:p>17.2780949584646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0.825">
                <text:p>0.825</text:p>
              </table:table-cell>
              <table:table-cell office:value-type="float" office:value="17.1557789262219">
                <text:p>17.1557789262219</text:p>
              </table:table-cell>
            </table:table-row>
            <table:table-row>
              <table:table-cell office:value-type="float" office:value="17.2429640689685">
                <text:p>20</text:p>
              </table:table-cell>
              <table:table-cell office:value-type="float" office:value="0.827">
                <text:p>0.827</text:p>
              </table:table-cell>
              <table:table-cell office:value-type="float" office:value="17.293199755948">
                <text:p>17.293199755948</text:p>
              </table:table-cell>
              <table:table-cell office:value-type="float" office:value="0.827">
                <text:p>0.827</text:p>
              </table:table-cell>
              <table:table-cell office:value-type="float" office:value="17.2783889688099">
                <text:p>17.2783889688099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0.827">
                <text:p>0.827</text:p>
              </table:table-cell>
              <table:table-cell office:value-type="float" office:value="17.1573109848509">
                <text:p>17.1573109848509</text:p>
              </table:table-cell>
            </table:table-row>
            <table:table-row>
              <table:table-cell office:value-type="float" office:value="17.2436106347277">
                <text:p>20</text:p>
              </table:table-cell>
              <table:table-cell office:value-type="float" office:value="0.829">
                <text:p>0.829</text:p>
              </table:table-cell>
              <table:table-cell office:value-type="float" office:value="17.2933332130525">
                <text:p>17.2933332130525</text:p>
              </table:table-cell>
              <table:table-cell office:value-type="float" office:value="0.829">
                <text:p>0.829</text:p>
              </table:table-cell>
              <table:table-cell office:value-type="float" office:value="17.2786739389293">
                <text:p>17.2786739389293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0.829">
                <text:p>0.829</text:p>
              </table:table-cell>
              <table:table-cell office:value-type="float" office:value="17.1587973190472">
                <text:p>17.1587973190472</text:p>
              </table:table-cell>
            </table:table-row>
            <table:table-row>
              <table:table-cell office:value-type="float" office:value="17.2442369766572">
                <text:p>20</text:p>
              </table:table-cell>
              <table:table-cell office:value-type="float" office:value="0.831">
                <text:p>0.831</text:p>
              </table:table-cell>
              <table:table-cell office:value-type="float" office:value="17.2934624575045">
                <text:p>17.2934624575045</text:p>
              </table:table-cell>
              <table:table-cell office:value-type="float" office:value="0.831">
                <text:p>0.831</text:p>
              </table:table-cell>
              <table:table-cell office:value-type="float" office:value="17.2789499570528">
                <text:p>17.2789499570528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0.831">
                <text:p>0.831</text:p>
              </table:table-cell>
              <table:table-cell office:value-type="float" office:value="17.1602382621191">
                <text:p>17.1602382621191</text:p>
              </table:table-cell>
            </table:table-row>
            <table:table-row>
              <table:table-cell office:value-type="float" office:value="17.2448432899349">
                <text:p>20</text:p>
              </table:table-cell>
              <table:table-cell office:value-type="float" office:value="0.833">
                <text:p>0.833</text:p>
              </table:table-cell>
              <table:table-cell office:value-type="float" office:value="17.2935875339363">
                <text:p>17.2935875339363</text:p>
              </table:table-cell>
              <table:table-cell office:value-type="float" office:value="0.833">
                <text:p>0.833</text:p>
              </table:table-cell>
              <table:table-cell office:value-type="float" office:value="17.2792171135633">
                <text:p>17.2792171135633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0.833">
                <text:p>0.833</text:p>
              </table:table-cell>
              <table:table-cell office:value-type="float" office:value="17.1616341458016">
                <text:p>17.1616341458016</text:p>
              </table:table-cell>
            </table:table-row>
            <table:table-row>
              <table:table-cell office:value-type="float" office:value="17.2454297639167">
                <text:p>20</text:p>
              </table:table-cell>
              <table:table-cell office:value-type="float" office:value="0.835">
                <text:p>0.835</text:p>
              </table:table-cell>
              <table:table-cell office:value-type="float" office:value="17.2937084857392">
                <text:p>17.2937084857392</text:p>
              </table:table-cell>
              <table:table-cell office:value-type="float" office:value="0.835">
                <text:p>0.835</text:p>
              </table:table-cell>
              <table:table-cell office:value-type="float" office:value="17.2794754961818">
                <text:p>17.279475496181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0.835">
                <text:p>0.835</text:p>
              </table:table-cell>
              <table:table-cell office:value-type="float" office:value="17.1629852951995">
                <text:p>17.1629852951995</text:p>
              </table:table-cell>
            </table:table-row>
            <table:table-row>
              <table:table-cell office:value-type="float" office:value="17.2459965829035">
                <text:p>20</text:p>
              </table:table-cell>
              <table:table-cell office:value-type="float" office:value="0.837">
                <text:p>0.837</text:p>
              </table:table-cell>
              <table:table-cell office:value-type="float" office:value="17.2938253558513">
                <text:p>17.2938253558513</text:p>
              </table:table-cell>
              <table:table-cell office:value-type="float" office:value="0.837">
                <text:p>0.837</text:p>
              </table:table-cell>
              <table:table-cell office:value-type="float" office:value="17.2797251908007">
                <text:p>17.2797251908007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0.837">
                <text:p>0.837</text:p>
              </table:table-cell>
              <table:table-cell office:value-type="float" office:value="17.1642920292623">
                <text:p>17.1642920292623</text:p>
              </table:table-cell>
            </table:table-row>
            <table:table-row>
              <table:table-cell office:value-type="float" office:value="17.246543918586">
                <text:p>20</text:p>
              </table:table-cell>
              <table:table-cell office:value-type="float" office:value="0.839">
                <text:p>0.839</text:p>
              </table:table-cell>
              <table:table-cell office:value-type="float" office:value="17.293938178769">
                <text:p>17.293938178769</text:p>
              </table:table-cell>
              <table:table-cell office:value-type="float" office:value="0.839">
                <text:p>0.839</text:p>
              </table:table-cell>
              <table:table-cell office:value-type="float" office:value="17.2799662731358">
                <text:p>17.2799662731358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0.839">
                <text:p>0.839</text:p>
              </table:table-cell>
              <table:table-cell office:value-type="float" office:value="17.1655546523494">
                <text:p>17.1655546523494</text:p>
              </table:table-cell>
            </table:table-row>
            <table:table-row>
              <table:table-cell office:value-type="float" office:value="17.2470719447264">
                <text:p>20</text:p>
              </table:table-cell>
              <table:table-cell office:value-type="float" office:value="0.841">
                <text:p>0.841</text:p>
              </table:table-cell>
              <table:table-cell office:value-type="float" office:value="17.2940469960059">
                <text:p>17.2940469960059</text:p>
              </table:table-cell>
              <table:table-cell office:value-type="float" office:value="0.841">
                <text:p>0.841</text:p>
              </table:table-cell>
              <table:table-cell office:value-type="float" office:value="17.2801988249088">
                <text:p>17.2801988249088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0.841">
                <text:p>0.841</text:p>
              </table:table-cell>
              <table:table-cell office:value-type="float" office:value="17.1667734696863">
                <text:p>17.1667734696863</text:p>
              </table:table-cell>
            </table:table-row>
            <table:table-row>
              <table:table-cell office:value-type="float" office:value="17.2475808273809">
                <text:p>20</text:p>
              </table:table-cell>
              <table:table-cell office:value-type="float" office:value="0.843">
                <text:p>0.843</text:p>
              </table:table-cell>
              <table:table-cell office:value-type="float" office:value="17.2941518457625">
                <text:p>17.2941518457625</text:p>
              </table:table-cell>
              <table:table-cell office:value-type="float" office:value="0.843">
                <text:p>0.843</text:p>
              </table:table-cell>
              <table:table-cell office:value-type="float" office:value="17.2804229230495">
                <text:p>17.2804229230495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0.843">
                <text:p>0.843</text:p>
              </table:table-cell>
              <table:table-cell office:value-type="float" office:value="17.167948776584">
                <text:p>17.167948776584</text:p>
              </table:table-cell>
            </table:table-row>
            <table:table-row>
              <table:table-cell office:value-type="float" office:value="17.2480707218849">
                <text:p>20</text:p>
              </table:table-cell>
              <table:table-cell office:value-type="float" office:value="0.845">
                <text:p>0.845</text:p>
              </table:table-cell>
              <table:table-cell office:value-type="float" office:value="17.2942527597245">
                <text:p>17.2942527597245</text:p>
              </table:table-cell>
              <table:table-cell office:value-type="float" office:value="0.845">
                <text:p>0.845</text:p>
              </table:table-cell>
              <table:table-cell office:value-type="float" office:value="17.2806386363528">
                <text:p>17.2806386363528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0.845">
                <text:p>0.845</text:p>
              </table:table-cell>
              <table:table-cell office:value-type="float" office:value="17.1690808549414">
                <text:p>17.1690808549414</text:p>
              </table:table-cell>
            </table:table-row>
            <table:table-row>
              <table:table-cell office:value-type="float" office:value="17.2485417848274">
                <text:p>20</text:p>
              </table:table-cell>
              <table:table-cell office:value-type="float" office:value="0.847">
                <text:p>0.847</text:p>
              </table:table-cell>
              <table:table-cell office:value-type="float" office:value="17.2943497756716">
                <text:p>17.2943497756716</text:p>
              </table:table-cell>
              <table:table-cell office:value-type="float" office:value="0.847">
                <text:p>0.847</text:p>
              </table:table-cell>
              <table:table-cell office:value-type="float" office:value="17.2808460386826">
                <text:p>17.2808460386826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0.847">
                <text:p>0.847</text:p>
              </table:table-cell>
              <table:table-cell office:value-type="float" office:value="17.1701699858462">
                <text:p>17.1701699858462</text:p>
              </table:table-cell>
            </table:table-row>
            <table:table-row>
              <table:table-cell office:value-type="float" office:value="17.2489941621612">
                <text:p>20</text:p>
              </table:table-cell>
              <table:table-cell office:value-type="float" office:value="0.849">
                <text:p>0.849</text:p>
              </table:table-cell>
              <table:table-cell office:value-type="float" office:value="17.2944429249159">
                <text:p>17.2944429249159</text:p>
              </table:table-cell>
              <table:table-cell office:value-type="float" office:value="0.849">
                <text:p>0.849</text:p>
              </table:table-cell>
              <table:table-cell office:value-type="float" office:value="17.2810451958337">
                <text:p>17.2810451958337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0.849">
                <text:p>0.849</text:p>
              </table:table-cell>
              <table:table-cell office:value-type="float" office:value="17.1712164365874">
                <text:p>17.1712164365874</text:p>
              </table:table-cell>
            </table:table-row>
            <table:table-row>
              <table:table-cell office:value-type="float" office:value="17.2494279948863">
                <text:p>20</text:p>
              </table:table-cell>
              <table:table-cell office:value-type="float" office:value="0.851">
                <text:p>0.851</text:p>
              </table:table-cell>
              <table:table-cell office:value-type="float" office:value="17.2945322382762">
                <text:p>17.2945322382762</text:p>
              </table:table-cell>
              <table:table-cell office:value-type="float" office:value="0.851">
                <text:p>0.851</text:p>
              </table:table-cell>
              <table:table-cell office:value-type="float" office:value="17.2812361717924">
                <text:p>17.2812361717924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0.851">
                <text:p>0.851</text:p>
              </table:table-cell>
              <table:table-cell office:value-type="float" office:value="17.1722204665392">
                <text:p>17.1722204665392</text:p>
              </table:table-cell>
            </table:table-row>
            <table:table-row>
              <table:table-cell office:value-type="float" office:value="17.2498434174911">
                <text:p>20</text:p>
              </table:table-cell>
              <table:table-cell office:value-type="float" office:value="0.853">
                <text:p>0.853</text:p>
              </table:table-cell>
              <table:table-cell office:value-type="float" office:value="17.2946177444136">
                <text:p>17.2946177444136</text:p>
              </table:table-cell>
              <table:table-cell office:value-type="float" office:value="0.853">
                <text:p>0.853</text:p>
              </table:table-cell>
              <table:table-cell office:value-type="float" office:value="17.2814190270018">
                <text:p>17.2814190270018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0.853">
                <text:p>0.853</text:p>
              </table:table-cell>
              <table:table-cell office:value-type="float" office:value="17.1731823252888">
                <text:p>17.1731823252888</text:p>
              </table:table-cell>
            </table:table-row>
            <table:table-row>
              <table:table-cell office:value-type="float" office:value="17.2502405637237">
                <text:p>20</text:p>
              </table:table-cell>
              <table:table-cell office:value-type="float" office:value="0.855">
                <text:p>0.855</text:p>
              </table:table-cell>
              <table:table-cell office:value-type="float" office:value="17.2946994759021">
                <text:p>17.2946994759021</text:p>
              </table:table-cell>
              <table:table-cell office:value-type="float" office:value="0.855">
                <text:p>0.855</text:p>
              </table:table-cell>
              <table:table-cell office:value-type="float" office:value="17.2815938247252">
                <text:p>17.2815938247252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0.855">
                <text:p>0.855</text:p>
              </table:table-cell>
              <table:table-cell office:value-type="float" office:value="17.1741022586389">
                <text:p>17.1741022586389</text:p>
              </table:table-cell>
            </table:table-row>
            <table:table-row>
              <table:table-cell office:value-type="float" office:value="17.2506195562546">
                <text:p>20</text:p>
              </table:table-cell>
              <table:table-cell office:value-type="float" office:value="0.857">
                <text:p>0.857</text:p>
              </table:table-cell>
              <table:table-cell office:value-type="float" office:value="17.294777458302">
                <text:p>17.294777458302</text:p>
              </table:table-cell>
              <table:table-cell office:value-type="float" office:value="0.857">
                <text:p>0.857</text:p>
              </table:table-cell>
              <table:table-cell office:value-type="float" office:value="17.2817606196137">
                <text:p>17.2817606196137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0.857">
                <text:p>0.857</text:p>
              </table:table-cell>
              <table:table-cell office:value-type="float" office:value="17.1749804973495">
                <text:p>17.1749804973495</text:p>
              </table:table-cell>
            </table:table-row>
            <table:table-row>
              <table:table-cell office:value-type="float" office:value="17.2509805138582">
                <text:p>20</text:p>
              </table:table-cell>
              <table:table-cell office:value-type="float" office:value="0.859">
                <text:p>0.859</text:p>
              </table:table-cell>
              <table:table-cell office:value-type="float" office:value="17.2948517177193">
                <text:p>17.2948517177193</text:p>
              </table:table-cell>
              <table:table-cell office:value-type="float" office:value="0.859">
                <text:p>0.859</text:p>
              </table:table-cell>
              <table:table-cell office:value-type="float" office:value="17.281919465627">
                <text:p>17.281919465627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0.859">
                <text:p>0.859</text:p>
              </table:table-cell>
              <table:table-cell office:value-type="float" office:value="17.1758172646787">
                <text:p>17.1758172646787</text:p>
              </table:table-cell>
            </table:table-row>
            <table:table-row>
              <table:table-cell office:value-type="float" office:value="17.2513235494981">
                <text:p>20</text:p>
              </table:table-cell>
              <table:table-cell office:value-type="float" office:value="0.861">
                <text:p>0.861</text:p>
              </table:table-cell>
              <table:table-cell office:value-type="float" office:value="17.2949222787673">
                <text:p>17.2949222787673</text:p>
              </table:table-cell>
              <table:table-cell office:value-type="float" office:value="0.861">
                <text:p>0.861</text:p>
              </table:table-cell>
              <table:table-cell office:value-type="float" office:value="17.282070413906">
                <text:p>17.282070413906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0.861">
                <text:p>0.861</text:p>
              </table:table-cell>
              <table:table-cell office:value-type="float" office:value="17.1766127741803">
                <text:p>17.1766127741803</text:p>
              </table:table-cell>
            </table:table-row>
            <table:table-row>
              <table:table-cell office:value-type="float" office:value="17.2516487729102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17.2949891672757">
                <text:p>17.2949891672757</text:p>
              </table:table-cell>
              <table:table-cell office:value-type="float" office:value="0.863">
                <text:p>0.863</text:p>
              </table:table-cell>
              <table:table-cell office:value-type="float" office:value="17.2822135156167">
                <text:p>17.2822135156167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0.863">
                <text:p>0.863</text:p>
              </table:table-cell>
              <table:table-cell office:value-type="float" office:value="17.1773672323338">
                <text:p>17.1773672323338</text:p>
              </table:table-cell>
            </table:table-row>
            <table:table-row>
              <table:table-cell office:value-type="float" office:value="17.2519562860007">
                <text:p>20</text:p>
              </table:table-cell>
              <table:table-cell office:value-type="float" office:value="0.865">
                <text:p>0.865</text:p>
              </table:table-cell>
              <table:table-cell office:value-type="float" office:value="17.2950524054172">
                <text:p>17.2950524054172</text:p>
              </table:table-cell>
              <table:table-cell office:value-type="float" office:value="0.865">
                <text:p>0.865</text:p>
              </table:table-cell>
              <table:table-cell office:value-type="float" office:value="17.2823488168523">
                <text:p>17.282348816852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0.865">
                <text:p>0.865</text:p>
              </table:table-cell>
              <table:table-cell office:value-type="float" office:value="17.1780808334838">
                <text:p>17.1780808334838</text:p>
              </table:table-cell>
            </table:table-row>
            <table:table-row>
              <table:table-cell office:value-type="float" office:value="17.2522461829873">
                <text:p>20</text:p>
              </table:table-cell>
              <table:table-cell office:value-type="float" office:value="0.867">
                <text:p>0.867</text:p>
              </table:table-cell>
              <table:table-cell office:value-type="float" office:value="17.2951120118397">
                <text:p>17.2951120118397</text:p>
              </table:table-cell>
              <table:table-cell office:value-type="float" office:value="0.867">
                <text:p>0.867</text:p>
              </table:table-cell>
              <table:table-cell office:value-type="float" office:value="17.2824763587762">
                <text:p>17.2824763587762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0.867">
                <text:p>0.867</text:p>
              </table:table-cell>
              <table:table-cell office:value-type="float" office:value="17.1787537598742">
                <text:p>17.1787537598742</text:p>
              </table:table-cell>
            </table:table-row>
            <table:table-row>
              <table:table-cell office:value-type="float" office:value="17.2525185586532">
                <text:p>20</text:p>
              </table:table-cell>
              <table:table-cell office:value-type="float" office:value="0.869">
                <text:p>0.869</text:p>
              </table:table-cell>
              <table:table-cell office:value-type="float" office:value="17.2951680103644">
                <text:p>17.2951680103644</text:p>
              </table:table-cell>
              <table:table-cell office:value-type="float" office:value="0.869">
                <text:p>0.869</text:p>
              </table:table-cell>
              <table:table-cell office:value-type="float" office:value="17.2825961867391">
                <text:p>17.2825961867391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0.869">
                <text:p>0.869</text:p>
              </table:table-cell>
              <table:table-cell office:value-type="float" office:value="17.1793861903827">
                <text:p>17.1793861903827</text:p>
              </table:table-cell>
            </table:table-row>
            <table:table-row>
              <table:table-cell office:value-type="float" office:value="17.2527734965984">
                <text:p>20</text:p>
              </table:table-cell>
              <table:table-cell office:value-type="float" office:value="0.871">
                <text:p>0.871</text:p>
              </table:table-cell>
              <table:table-cell office:value-type="float" office:value="17.2952204175691">
                <text:p>17.2952204175691</text:p>
              </table:table-cell>
              <table:table-cell office:value-type="float" office:value="0.871">
                <text:p>0.871</text:p>
              </table:table-cell>
              <table:table-cell office:value-type="float" office:value="17.2827083372779">
                <text:p>17.2827083372779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0.871">
                <text:p>0.871</text:p>
              </table:table-cell>
              <table:table-cell office:value-type="float" office:value="17.1799782878316">
                <text:p>17.1799782878316</text:p>
              </table:table-cell>
            </table:table-row>
            <table:table-row>
              <table:table-cell office:value-type="float" office:value="17.2530110782858">
                <text:p>20</text:p>
              </table:table-cell>
              <table:table-cell office:value-type="float" office:value="0.873">
                <text:p>0.873</text:p>
              </table:table-cell>
              <table:table-cell office:value-type="float" office:value="17.2952692523238">
                <text:p>17.2952692523238</text:p>
              </table:table-cell>
              <table:table-cell office:value-type="float" office:value="0.873">
                <text:p>0.873</text:p>
              </table:table-cell>
              <table:table-cell office:value-type="float" office:value="17.2828128481089">
                <text:p>17.2828128481089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0.873">
                <text:p>0.873</text:p>
              </table:table-cell>
              <table:table-cell office:value-type="float" office:value="17.180530208588">
                <text:p>17.180530208588</text:p>
              </table:table-cell>
            </table:table-row>
            <table:table-row>
              <table:table-cell office:value-type="float" office:value="17.2532313784464">
                <text:p>20</text:p>
              </table:table-cell>
              <table:table-cell office:value-type="float" office:value="0.875">
                <text:p>0.875</text:p>
              </table:table-cell>
              <table:table-cell office:value-type="float" office:value="17.2953145309273">
                <text:p>17.2953145309273</text:p>
              </table:table-cell>
              <table:table-cell office:value-type="float" office:value="0.875">
                <text:p>0.875</text:p>
              </table:table-cell>
              <table:table-cell office:value-type="float" office:value="17.2829097530375">
                <text:p>17.2829097530375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0.875">
                <text:p>0.875</text:p>
              </table:table-cell>
              <table:table-cell office:value-type="float" office:value="17.1810420975556">
                <text:p>17.1810420975556</text:p>
              </table:table-cell>
            </table:table-row>
            <table:table-row>
              <table:table-cell office:value-type="float" office:value="17.2534344662776">
                <text:p>20</text:p>
              </table:table-cell>
              <table:table-cell office:value-type="float" office:value="0.877">
                <text:p>0.877</text:p>
              </table:table-cell>
              <table:table-cell office:value-type="float" office:value="17.2953562683592">
                <text:p>17.2953562683592</text:p>
              </table:table-cell>
              <table:table-cell office:value-type="float" office:value="0.877">
                <text:p>0.877</text:p>
              </table:table-cell>
              <table:table-cell office:value-type="float" office:value="17.2829990832748">
                <text:p>17.2829990832748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0.877">
                <text:p>0.877</text:p>
              </table:table-cell>
              <table:table-cell office:value-type="float" office:value="17.1815140893817">
                <text:p>17.1815140893817</text:p>
              </table:table-cell>
            </table:table-row>
            <table:table-row>
              <table:table-cell office:value-type="float" office:value="17.2536204062053">
                <text:p>20</text:p>
              </table:table-cell>
              <table:table-cell office:value-type="float" office:value="0.879">
                <text:p>0.879</text:p>
              </table:table-cell>
              <table:table-cell office:value-type="float" office:value="17.2953944790744">
                <text:p>17.2953944790744</text:p>
              </table:table-cell>
              <table:table-cell office:value-type="float" office:value="0.879">
                <text:p>0.879</text:p>
              </table:table-cell>
              <table:table-cell office:value-type="float" office:value="17.2830808682728">
                <text:p>17.2830808682728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0.879">
                <text:p>0.879</text:p>
              </table:table-cell>
              <table:table-cell office:value-type="float" office:value="17.1819463092027">
                <text:p>17.1819463092027</text:p>
              </table:table-cell>
            </table:table-row>
            <table:table-row>
              <table:table-cell office:value-type="float" office:value="17.2537892539843">
                <text:p>20</text:p>
              </table:table-cell>
              <table:table-cell office:value-type="float" office:value="0.881">
                <text:p>0.881</text:p>
              </table:table-cell>
              <table:table-cell office:value-type="float" office:value="17.2954291728735">
                <text:p>17.2954291728735</text:p>
              </table:table-cell>
              <table:table-cell office:value-type="float" office:value="0.881">
                <text:p>0.881</text:p>
              </table:table-cell>
              <table:table-cell office:value-type="float" office:value="17.2831551314024">
                <text:p>17.2831551314024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0.881">
                <text:p>0.881</text:p>
              </table:table-cell>
              <table:table-cell office:value-type="float" office:value="17.1823388684035">
                <text:p>17.1823388684035</text:p>
              </table:table-cell>
            </table:table-row>
            <table:table-row>
              <table:table-cell office:value-type="float" office:value="17.2539410676924">
                <text:p>20</text:p>
              </table:table-cell>
              <table:table-cell office:value-type="float" office:value="0.883">
                <text:p>0.883</text:p>
              </table:table-cell>
              <table:table-cell office:value-type="float" office:value="17.2954603665034">
                <text:p>17.2954603665034</text:p>
              </table:table-cell>
              <table:table-cell office:value-type="float" office:value="0.883">
                <text:p>0.883</text:p>
              </table:table-cell>
              <table:table-cell office:value-type="float" office:value="17.2832219021102">
                <text:p>17.283221902110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0.883">
                <text:p>0.883</text:p>
              </table:table-cell>
              <table:table-cell office:value-type="float" office:value="17.1826918763354">
                <text:p>17.1826918763354</text:p>
              </table:table-cell>
            </table:table-row>
            <table:table-row>
              <table:table-cell office:value-type="float" office:value="17.2540758926842">
                <text:p>20</text:p>
              </table:table-cell>
              <table:table-cell office:value-type="float" office:value="0.885">
                <text:p>0.885</text:p>
              </table:table-cell>
              <table:table-cell office:value-type="float" office:value="17.2954880677589">
                <text:p>17.2954880677589</text:p>
              </table:table-cell>
              <table:table-cell office:value-type="float" office:value="0.885">
                <text:p>0.885</text:p>
              </table:table-cell>
              <table:table-cell office:value-type="float" office:value="17.2832811992652">
                <text:p>17.2832811992652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0.885">
                <text:p>0.885</text:p>
              </table:table-cell>
              <table:table-cell office:value-type="float" office:value="17.1830054241491">
                <text:p>17.1830054241491</text:p>
              </table:table-cell>
            </table:table-row>
            <table:table-row>
              <table:table-cell office:value-type="float" office:value="17.2541937714054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17.2955122858398">
                <text:p>17.2955122858398</text:p>
              </table:table-cell>
              <table:table-cell office:value-type="float" office:value="0.887">
                <text:p>0.887</text:p>
              </table:table-cell>
              <table:table-cell office:value-type="float" office:value="17.2833330420118">
                <text:p>17.2833330420118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0.887">
                <text:p>0.887</text:p>
              </table:table-cell>
              <table:table-cell office:value-type="float" office:value="17.1832795952612">
                <text:p>17.1832795952612</text:p>
              </table:table-cell>
            </table:table-row>
            <table:table-row>
              <table:table-cell office:value-type="float" office:value="17.2542947411421">
                <text:p>20</text:p>
              </table:table-cell>
              <table:table-cell office:value-type="float" office:value="0.889">
                <text:p>0.889</text:p>
              </table:table-cell>
              <table:table-cell office:value-type="float" office:value="17.2955330289653">
                <text:p>17.2955330289653</text:p>
              </table:table-cell>
              <table:table-cell office:value-type="float" office:value="0.889">
                <text:p>0.889</text:p>
              </table:table-cell>
              <table:table-cell office:value-type="float" office:value="17.2833774472741">
                <text:p>17.2833774472741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0.889">
                <text:p>0.889</text:p>
              </table:table-cell>
              <table:table-cell office:value-type="float" office:value="17.183514462903">
                <text:p>17.183514462903</text:p>
              </table:table-cell>
            </table:table-row>
            <table:table-row>
              <table:table-cell office:value-type="float" office:value="17.2543788346124">
                <text:p>20</text:p>
              </table:table-cell>
              <table:table-cell office:value-type="float" office:value="0.891">
                <text:p>0.891</text:p>
              </table:table-cell>
              <table:table-cell office:value-type="float" office:value="17.295550304994">
                <text:p>17.295550304994</text:p>
              </table:table-cell>
              <table:table-cell office:value-type="float" office:value="0.891">
                <text:p>0.891</text:p>
              </table:table-cell>
              <table:table-cell office:value-type="float" office:value="17.2834144304066">
                <text:p>17.283414430406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0.891">
                <text:p>0.891</text:p>
              </table:table-cell>
              <table:table-cell office:value-type="float" office:value="17.1837100907199">
                <text:p>17.1837100907199</text:p>
              </table:table-cell>
            </table:table-row>
            <table:table-row>
              <table:table-cell office:value-type="float" office:value="17.2544460773313">
                <text:p>20</text:p>
              </table:table-cell>
              <table:table-cell office:value-type="float" office:value="0.893">
                <text:p>0.893</text:p>
              </table:table-cell>
              <table:table-cell office:value-type="float" office:value="17.2955641186343">
                <text:p>17.2955641186343</text:p>
              </table:table-cell>
              <table:table-cell office:value-type="float" office:value="0.893">
                <text:p>0.893</text:p>
              </table:table-cell>
              <table:table-cell office:value-type="float" office:value="17.2834440022737">
                <text:p>17.283444002273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0.893">
                <text:p>0.893</text:p>
              </table:table-cell>
              <table:table-cell office:value-type="float" office:value="17.1838665299193">
                <text:p>17.1838665299193</text:p>
              </table:table-cell>
            </table:table-row>
            <table:table-row>
              <table:table-cell office:value-type="float" office:value="17.2544964899607">
                <text:p>20</text:p>
              </table:table-cell>
              <table:table-cell office:value-type="float" office:value="0.895">
                <text:p>0.895</text:p>
              </table:table-cell>
              <table:table-cell office:value-type="float" office:value="17.2955744739229">
                <text:p>17.2955744739229</text:p>
              </table:table-cell>
              <table:table-cell office:value-type="float" office:value="0.895">
                <text:p>0.895</text:p>
              </table:table-cell>
              <table:table-cell office:value-type="float" office:value="17.2834661718475">
                <text:p>17.2834661718475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0.895">
                <text:p>0.895</text:p>
              </table:table-cell>
              <table:table-cell office:value-type="float" office:value="17.1839838217641">
                <text:p>17.1839838217641</text:p>
              </table:table-cell>
            </table:table-row>
            <table:table-row>
              <table:table-cell office:value-type="float" office:value="17.2545300916474">
                <text:p>20</text:p>
              </table:table-cell>
              <table:table-cell office:value-type="float" office:value="0.897">
                <text:p>0.897</text:p>
              </table:table-cell>
              <table:table-cell office:value-type="float" office:value="17.295581377745">
                <text:p>17.295581377745</text:p>
              </table:table-cell>
              <table:table-cell office:value-type="float" office:value="0.897">
                <text:p>0.897</text:p>
              </table:table-cell>
              <table:table-cell office:value-type="float" office:value="17.2834809498992">
                <text:p>17.2834809498992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0.897">
                <text:p>0.897</text:p>
              </table:table-cell>
              <table:table-cell office:value-type="float" office:value="17.1840620011269">
                <text:p>17.1840620011269</text:p>
              </table:table-cell>
            </table:table-row>
            <table:table-row>
              <table:table-cell office:value-type="float" office:value="17.2545468904276">
                <text:p>20</text:p>
              </table:table-cell>
              <table:table-cell office:value-type="float" office:value="0.899">
                <text:p>0.899</text:p>
              </table:table-cell>
              <table:table-cell office:value-type="float" office:value="17.2955848296991">
                <text:p>17.2955848296991</text:p>
              </table:table-cell>
              <table:table-cell office:value-type="float" office:value="0.899">
                <text:p>0.899</text:p>
              </table:table-cell>
              <table:table-cell office:value-type="float" office:value="17.2834883383777">
                <text:p>17.2834883383777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0.899">
                <text:p>0.899</text:p>
              </table:table-cell>
              <table:table-cell office:value-type="float" office:value="17.1841010862008">
                <text:p>17.1841010862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9:'Tégla méretezés'.B39 'Tégla méretezés'.F29:'Tégla méretezés'.F39" svg:x="0.583cm" svg:y="0.853cm" svg:width="14.842cm" svg:height="7.541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F29:'Tégla méretezés'.F39" chart:class="chart:scatter">
            <chart:domain table:cell-range-address="'Tégla méretezés'.B29:'Tégla méretezés'.B3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9:'Tégla méretezés'.B39</svg:desc>
                </draw:g>
              </table:table-cell>
              <table:table-cell office:value-type="float" office:value="0.88576">
                <text:p>0.88576</text:p>
                <draw:g>
                  <svg:desc>'Tégla méretezés'.F29:'Tégla méretezé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2.52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C20" svg:x="0.499cm" svg:y="1.174cm" svg:width="15.052cm" svg:height="7.133cm">
          <chartooo:coordinate-region svg:x="1.12cm" svg:y="1.373cm" svg:width="14.099cm" svg:height="6.287cm"/>
          <chart:axis chart:dimension="x" chart:name="primary-x" chart:style-name="ch5">
            <chart:title svg:x="14.793cm" svg:y="8.39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3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09cm" svg:y="0.003cm" chart:style-name="ch2">
          <text:p>Ablakkeret-Párkány sarok hőmérséklete</text:p>
        </chart:title>
        <chart:legend svg:x="12.398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B20 'Ablakszigeletés-befordulás'.D10:'Ablakszigeletés-befordulás'.D20" svg:x="0.106cm" svg:y="1.533cm" svg:width="15.294cm" svg:height="6.395cm">
          <chartooo:coordinate-region svg:x="1.018cm" svg:y="1.733cm" svg:width="14.05cm" svg:height="5.549cm"/>
          <chart:axis chart:dimension="x" chart:name="primary-x" chart:style-name="ch5">
            <chart:title svg:x="14.556cm" svg:y="8.15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09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877">
                <text:p>14.877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515">
                <text:p>15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11">
                <text:p>15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493">
                <text:p>16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727">
                <text:p>16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255">
                <text:p>17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449">
                <text:p>17.4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8cm" svg:y="0.922cm" svg:width="15.016cm" svg:height="7.476cm">
          <chartooo:coordinate-region svg:x="1.866cm" svg:y="1.121cm" svg:width="13.493cm" svg:height="6.63cm"/>
          <chart:axis chart:dimension="x" chart:name="primary-x" chart:style-name="ch5">
            <chart:title svg:x="7.888cm" svg:y="8.44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cm" svg:y="5.101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5cm" svg:y="0.045cm" chart:style-name="ch2">
          <text:p>Hőveszteség</text:p>
        </chart:title>
        <chart:legend svg:x="9.902cm" svg:y="1.616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58cm" svg:y="0.925cm" svg:width="14.442cm" svg:height="7.459cm">
          <chartooo:coordinate-region svg:x="1.679cm" svg:y="1.125cm" svg:width="13.489cm" svg:height="6.613cm"/>
          <chart:axis chart:dimension="x" chart:name="primary-x" chart:style-name="ch5">
            <chart:title svg:x="15.075cm" svg:y="8.388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3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.1</text:p>
                <text:list>
                  <text:list-item>
                    <text:p>lszigeteles [m]</text:p>
                  </text:list-item>
                  <text:list-item>
                    <text:p>0.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.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.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38">
                <text:p>28.838</text:p>
                <draw:g>
                  <svg:desc>'Belsofalsarok-szigeteles'.C11:'Belsofalsarok-szigeteles'.C21</svg:desc>
                </draw:g>
              </table:table-cell>
              <table:table-cell office:value-type="float" office:value="28.838">
                <text:p>28.838</text:p>
                <draw:g>
                  <svg:desc>'Belsofalsarok-szigeteles'.E11:'Belsofalsarok-szigeteles'.E21</svg:desc>
                </draw:g>
              </table:table-cell>
              <table:table-cell office:value-type="float" office:value="28.838">
                <text:p>28.838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926">
                <text:p>27.9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228">
                <text:p>27.228</text:p>
              </table:table-cell>
              <table:table-cell office:value-type="float" office:value="25.874">
                <text:p>25.87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754">
                <text:p>26.754</text:p>
              </table:table-cell>
              <table:table-cell office:value-type="float" office:value="24.982">
                <text:p>24.982</text:p>
              </table:table-cell>
              <table:table-cell office:value-type="float" office:value="23.358">
                <text:p>23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382">
                <text:p>26.382</text:p>
              </table:table-cell>
              <table:table-cell office:value-type="float" office:value="24.306">
                <text:p>24.306</text:p>
              </table:table-cell>
              <table:table-cell office:value-type="float" office:value="22.372">
                <text:p>22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6.066">
                <text:p>26.066</text:p>
              </table:table-cell>
              <table:table-cell office:value-type="float" office:value="23.76">
                <text:p>23.76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788">
                <text:p>25.788</text:p>
              </table:table-cell>
              <table:table-cell office:value-type="float" office:value="23.298">
                <text:p>23.298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534">
                <text:p>25.534</text:p>
              </table:table-cell>
              <table:table-cell office:value-type="float" office:value="22.898">
                <text:p>22.898</text:p>
              </table:table-cell>
              <table:table-cell office:value-type="float" office:value="20.372">
                <text:p>20.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302">
                <text:p>25.302</text:p>
              </table:table-cell>
              <table:table-cell office:value-type="float" office:value="22.542">
                <text:p>22.542</text:p>
              </table:table-cell>
              <table:table-cell office:value-type="float" office:value="19.886">
                <text:p>19.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086">
                <text:p>25.086</text:p>
              </table:table-cell>
              <table:table-cell office:value-type="float" office:value="22.224">
                <text:p>22.224</text:p>
              </table:table-cell>
              <table:table-cell office:value-type="float" office:value="19.454">
                <text:p>19.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884">
                <text:p>24.884</text:p>
              </table:table-cell>
              <table:table-cell office:value-type="float" office:value="21.934">
                <text:p>21.934</text:p>
              </table:table-cell>
              <table:table-cell office:value-type="float" office:value="18.92">
                <text:p>18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839cm" xlink:href=".." xlink:type="simple" chart:class="chart:scatter" chart:style-name="ch1">
        <chart:title svg:x="5.579cm" svg:y="0.312cm" chart:style-name="ch2">
          <text:p>Belső sarok hőmérséklet</text:p>
        </chart:title>
        <chart:legend svg:x="10.13cm" svg:y="4.373cm" style:legend-expansion="custom" chartooo:width="4.529cm" chartooo:height="1.288cm" style:legend-expansion-aspect-ratio="3.51630434782609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33cm" svg:width="14.695cm" svg:height="7.422cm">
          <chartooo:coordinate-region svg:x="1.241cm" svg:y="1.033cm" svg:width="13.742cm" svg:height="6.575cm"/>
          <chart:axis chart:dimension="x" chart:name="primary-x" chart:style-name="ch5">
            <chart:title svg:x="14.661cm" svg:y="8.25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8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.1</text:p>
                <text:list>
                  <text:list-item>
                    <text:p>lszigeteles [m]</text:p>
                  </text:list-item>
                  <text:list-item>
                    <text:p>0.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.2</text:p>
                <text:list>
                  <text:list-item>
                    <text:p/>
                  </text:list-item>
                  <text:list-item>
                    <text:p>0.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.3</text:p>
                <text:list>
                  <text:list-item>
                    <text:p/>
                  </text:list-item>
                  <text:list-item>
                    <text:p>0.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321">
                <text:p>14.321</text:p>
                <draw:g>
                  <svg:desc>'Belsofalsarok-szigeteles'.D11:'Belsofalsarok-szigeteles'.D21</svg:desc>
                </draw:g>
              </table:table-cell>
              <table:table-cell office:value-type="float" office:value="14.321">
                <text:p>14.321</text:p>
                <draw:g>
                  <svg:desc>'Belsofalsarok-szigeteles'.F11:'Belsofalsarok-szigeteles'.F21</svg:desc>
                </draw:g>
              </table:table-cell>
              <table:table-cell office:value-type="float" office:value="14.321">
                <text:p>14.321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82">
                <text:p>15.282</text:p>
              </table:table-cell>
              <table:table-cell office:value-type="float" office:value="15.058">
                <text:p>15.058</text:p>
              </table:table-cell>
              <table:table-cell office:value-type="float" office:value="14.982">
                <text:p>14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68">
                <text:p>15.968</text:p>
              </table:table-cell>
              <table:table-cell office:value-type="float" office:value="15.658">
                <text:p>15.658</text:p>
              </table:table-cell>
              <table:table-cell office:value-type="float" office:value="15.538">
                <text:p>15.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412">
                <text:p>16.412</text:p>
              </table:table-cell>
              <table:table-cell office:value-type="float" office:value="16.088">
                <text:p>16.088</text:p>
              </table:table-cell>
              <table:table-cell office:value-type="float" office:value="15.955">
                <text:p>15.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727">
                <text:p>16.727</text:p>
              </table:table-cell>
              <table:table-cell office:value-type="float" office:value="16.414">
                <text:p>16.414</text:p>
              </table:table-cell>
              <table:table-cell office:value-type="float" office:value="16.282">
                <text:p>16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965">
                <text:p>16.965</text:p>
              </table:table-cell>
              <table:table-cell office:value-type="float" office:value="16.671">
                <text:p>16.671</text:p>
              </table:table-cell>
              <table:table-cell office:value-type="float" office:value="16.545">
                <text:p>16.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153">
                <text:p>17.153</text:p>
              </table:table-cell>
              <table:table-cell office:value-type="float" office:value="16.88">
                <text:p>16.88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307">
                <text:p>17.307</text:p>
              </table:table-cell>
              <table:table-cell office:value-type="float" office:value="17.054">
                <text:p>17.054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435">
                <text:p>17.435</text:p>
              </table:table-cell>
              <table:table-cell office:value-type="float" office:value="17.203">
                <text:p>17.203</text:p>
              </table:table-cell>
              <table:table-cell office:value-type="float" office:value="17.103">
                <text:p>17.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546">
                <text:p>17.546</text:p>
              </table:table-cell>
              <table:table-cell office:value-type="float" office:value="17.331">
                <text:p>17.331</text:p>
              </table:table-cell>
              <table:table-cell office:value-type="float" office:value="17.241">
                <text:p>17.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642">
                <text:p>17.642</text:p>
              </table:table-cell>
              <table:table-cell office:value-type="float" office:value="17.445">
                <text:p>17.445</text:p>
              </table:table-cell>
              <table:table-cell office:value-type="float" office:value="17.362">
                <text:p>1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